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9in"/>
    </style:style>
    <style:style style:name="co9" style:family="table-column">
      <style:table-column-properties fo:break-before="auto" style:column-width="1.1264in"/>
    </style:style>
    <style:style style:name="co10" style:family="table-column">
      <style:table-column-properties fo:break-before="auto" style:column-width="1.631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66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6600" fo:wrap-option="wrap"/>
    </style:style>
    <style:style style:name="ce15" style:family="table-cell" style:parent-style-name="Default">
      <style:table-cell-properties fo:background-color="#ffff66" fo:border="none"/>
    </style:style>
    <style:style style:name="ce16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ffff00" fo:wrap-option="wrap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ccff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ff6600" fo:border-left="none" fo:border-right="0.06pt solid #000000" fo:border-top="none"/>
      <style:text-properties fo:color="#000000"/>
    </style:style>
    <style:style style:name="ce34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-bottom="none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ackground-color="#ccff00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order-bottom="none" fo:background-color="#ccff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6" style:family="table-cell" style:parent-style-name="Default">
      <style:table-cell-properties fo:background-color="#ff6600"/>
      <style:text-properties fo:font-style="italic" style:font-style-asian="italic" style:font-style-complex="italic"/>
    </style:style>
  </office:automatic-styles>
  <office:body>
    <office:spreadsheet>
      <table:table table:name="nbIterations=2, maxDisparity=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22"/>
        <table:table-column table:style-name="co7" table:default-cell-style-name="ce26"/>
        <table:table-column table:style-name="co7" table:default-cell-style-name="ce28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323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0" office:value-type="float" office:value="0.1" calcext:value-type="float">
            <text:p>0.1</text:p>
          </table:table-cell>
          <table:table-cell table:style-name="ce20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0" office:value-type="string" calcext:value-type="string">
            <text:p>ARM_CortexA15</text:p>
          </table:table-cell>
          <table:table-cell/>
          <table:table-cell table:style-name="ce1"/>
          <table:table-cell table:style-name="ce18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1" office:value-type="string" calcext:value-type="string">
            <text:p>Dynamic average P (W)</text:p>
          </table:table-cell>
          <table:table-cell table:style-name="ce27" office:value-type="string" calcext:value-type="string">
            <text:p>Dynamic E/cycle (J)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01123800371.2" calcext:value-type="float">
            <text:p>101123800371.2</text:p>
          </table:table-cell>
          <table:table-cell table:formula="of:=[.A4]/1000000000000" office:value-type="float" office:value="0.1011238003712" calcext:value-type="float">
            <text:p>0.1011238004</text:p>
          </table:table-cell>
          <table:table-cell table:formula="of:=[.B4]*[.$L$17]" office:value-type="float" office:value="202247600.7424" calcext:value-type="float">
            <text:p>202247600.7424</text:p>
          </table:table-cell>
          <table:table-cell table:style-name="ce7" office:value-type="string" calcext:value-type="string">
            <text:p>Write_PPM</text:p>
          </table:table-cell>
          <table:table-cell table:style-name="ce7"/>
          <table:table-cell table:style-name="ce11" table:formula="of:=[.P33]" office:value-type="float" office:value="0.976055717776069" calcext:value-type="float">
            <text:p>0.976</text:p>
          </table:table-cell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6649618700.8" calcext:value-type="float">
            <text:p>36649618700.8</text:p>
          </table:table-cell>
          <table:table-cell table:formula="of:=[.A5]/1000000000000" office:value-type="float" office:value="0.0366496187008" calcext:value-type="float">
            <text:p>0.0366496187</text:p>
          </table:table-cell>
          <table:table-cell table:formula="of:=[.B5]*[.$L$17]" office:value-type="float" office:value="73299237.4016" calcext:value-type="float">
            <text:p>73299237.4016</text:p>
          </table:table-cell>
          <table:table-cell table:style-name="ce7" office:value-type="string" calcext:value-type="string">
            <text:p>ComputeHorWeights</text:p>
          </table:table-cell>
          <table:table-cell table:style-name="ce7"/>
          <table:table-cell table:style-name="ce11" table:formula="of:=[.P48]" office:value-type="float" office:value="1.31571821476648" calcext:value-type="float">
            <text:p>1.316</text:p>
          </table:table-cell>
          <table:table-cell/>
          <table:table-cell table:style-name="ce2"/>
          <table:table-cell table:style-name="Default" office:value-type="float" office:value="11.266483" calcext:value-type="float">
            <text:p>11.26648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5]*[.$J$2]" office:value-type="float" office:value="3.1" calcext:value-type="float">
            <text:p>3.1</text:p>
          </table:table-cell>
          <table:table-cell table:style-name="Default" table:formula="of:=[.$I$17]*[.K5]" office:value-type="float" office:value="7.55222" calcext:value-type="float">
            <text:p>7.55222</text:p>
          </table:table-cell>
          <table:table-cell table:style-name="Default" table:formula="of:=[.I5]-[.L5]" office:value-type="float" office:value="3.714263" calcext:value-type="float">
            <text:p>3.714263</text:p>
          </table:table-cell>
          <table:table-cell table:style-name="Default" table:formula="of:=[.M5]/[.K5]" office:value-type="float" office:value="1.19814935483871" calcext:value-type="float">
            <text:p>1.1981493548</text:p>
          </table:table-cell>
          <table:table-cell table:formula="of:=[.M5]/([.K5]*[.$L$17])" office:value-type="float" office:value="0.000000000599074677419355" calcext:value-type="float">
            <text:p>5.99074677419355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6649618700.8" calcext:value-type="float">
            <text:p>36649618700.8</text:p>
          </table:table-cell>
          <table:table-cell table:formula="of:=[.A6]/1000000000000" office:value-type="float" office:value="0.0366496187008" calcext:value-type="float">
            <text:p>0.0366496187</text:p>
          </table:table-cell>
          <table:table-cell table:formula="of:=[.B6]*[.$L$17]" office:value-type="float" office:value="73299237.4016" calcext:value-type="float">
            <text:p>73299237.4016</text:p>
          </table:table-cell>
          <table:table-cell table:style-name="ce7" office:value-type="string" calcext:value-type="string">
            <text:p>ComputeVertWeights</text:p>
          </table:table-cell>
          <table:table-cell table:style-name="ce7"/>
          <table:table-cell table:style-name="ce11" table:formula="of:=[.P63]" office:value-type="float" office:value="1.32944151655262" calcext:value-type="float">
            <text:p>1.329</text:p>
          </table:table-cell>
          <table:table-cell/>
          <table:table-cell table:style-name="ce2"/>
          <table:table-cell table:style-name="Default" office:value-type="float" office:value="11.264727" calcext:value-type="float">
            <text:p>11.26472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6]*[.$J$2]" office:value-type="float" office:value="3.1" calcext:value-type="float">
            <text:p>3.1</text:p>
          </table:table-cell>
          <table:table-cell table:style-name="Default" table:formula="of:=[.$I$17]*[.K6]" office:value-type="float" office:value="7.55222" calcext:value-type="float">
            <text:p>7.55222</text:p>
          </table:table-cell>
          <table:table-cell table:style-name="Default" table:formula="of:=[.I6]-[.L6]" office:value-type="float" office:value="3.712507" calcext:value-type="float">
            <text:p>3.712507</text:p>
          </table:table-cell>
          <table:table-cell table:style-name="Default" table:formula="of:=[.M6]/[.K6]" office:value-type="float" office:value="1.19758290322581" calcext:value-type="float">
            <text:p>1.1975829032</text:p>
          </table:table-cell>
          <table:table-cell table:formula="of:=[.M6]/([.K6]*[.$L$17])" office:value-type="float" office:value="0.000000000598791451612903" calcext:value-type="float">
            <text:p>5.98791451612903E-010</text:p>
          </table:table-cell>
          <table:table-cell table:style-name="Default"/>
          <table:table-cell/>
          <table:table-cell office:value-type="string" calcext:value-type="string">
            <text:p>Eliminating the worst outlier</text:p>
          </table:table-cell>
        </table:table-row>
        <table:table-row table:style-name="ro3">
          <table:table-cell table:style-name="ce3" office:value-type="float" office:value="14804037529.6" calcext:value-type="float">
            <text:p>14804037529.6</text:p>
          </table:table-cell>
          <table:table-cell table:formula="of:=[.A7]/1000000000000" office:value-type="float" office:value="0.0148040375296" calcext:value-type="float">
            <text:p>0.0148040375</text:p>
          </table:table-cell>
          <table:table-cell table:formula="of:=[.B7]*[.$L$17]" office:value-type="float" office:value="29608075.0592" calcext:value-type="float">
            <text:p>29608075.0592</text:p>
          </table:table-cell>
          <table:table-cell table:style-name="ce7" office:value-type="string" calcext:value-type="string">
            <text:p>AggregateCost</text:p>
          </table:table-cell>
          <table:table-cell table:style-name="ce7"/>
          <table:table-cell table:style-name="ce11" table:formula="of:=[.P78]" office:value-type="float" office:value="1.04065712345755" calcext:value-type="float">
            <text:p>1.041</text:p>
          </table:table-cell>
          <table:table-cell/>
          <table:table-cell table:style-name="ce2"/>
          <table:table-cell table:style-name="Default" office:value-type="float" office:value="10.915962" calcext:value-type="float">
            <text:p>10.91596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7]*[.$J$2]" office:value-type="float" office:value="3.1" calcext:value-type="float">
            <text:p>3.1</text:p>
          </table:table-cell>
          <table:table-cell table:style-name="Default" table:formula="of:=[.$I$17]*[.K7]" office:value-type="float" office:value="7.55222" calcext:value-type="float">
            <text:p>7.55222</text:p>
          </table:table-cell>
          <table:table-cell table:style-name="Default" table:formula="of:=[.I7]-[.L7]" office:value-type="float" office:value="3.363742" calcext:value-type="float">
            <text:p>3.363742</text:p>
          </table:table-cell>
          <table:table-cell table:style-name="Default" table:formula="of:=[.M7]/[.K7]" office:value-type="float" office:value="1.08507806451613" calcext:value-type="float">
            <text:p>1.0850780645</text:p>
          </table:table-cell>
          <table:table-cell table:formula="of:=[.M7]/([.K7]*[.$L$17])" office:value-type="float" office:value="0.000000000542539032258065" calcext:value-type="float">
            <text:p>5.42539032258065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3202106248" calcext:value-type="float">
            <text:p>3202106248</text:p>
          </table:table-cell>
          <table:table-cell table:formula="of:=[.A8]/1000000000000" office:value-type="float" office:value="0.003202106248" calcext:value-type="float">
            <text:p>0.0032021062</text:p>
          </table:table-cell>
          <table:table-cell table:formula="of:=[.B8]*[.$L$17]" office:value-type="float" office:value="6404212.496" calcext:value-type="float">
            <text:p>6404212.496</text:p>
          </table:table-cell>
          <table:table-cell table:style-name="ce7" office:value-type="string" calcext:value-type="string">
            <text:p>CostConstruction</text:p>
          </table:table-cell>
          <table:table-cell table:style-name="ce7"/>
          <table:table-cell table:style-name="ce11" table:formula="of:=[.P93]" office:value-type="float" office:value="1.3242018965845" calcext:value-type="float">
            <text:p>1.324</text:p>
          </table:table-cell>
          <table:table-cell/>
          <table:table-cell table:style-name="ce2"/>
          <table:table-cell table:style-name="Default" office:value-type="float" office:value="10.796531" calcext:value-type="float">
            <text:p>10.79653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8]*[.$J$2]" office:value-type="float" office:value="3.1" calcext:value-type="float">
            <text:p>3.1</text:p>
          </table:table-cell>
          <table:table-cell table:style-name="Default" table:formula="of:=[.$I$17]*[.K8]" office:value-type="float" office:value="7.55222" calcext:value-type="float">
            <text:p>7.55222</text:p>
          </table:table-cell>
          <table:table-cell table:style-name="Default" table:formula="of:=[.I8]-[.L8]" office:value-type="float" office:value="3.244311" calcext:value-type="float">
            <text:p>3.244311</text:p>
          </table:table-cell>
          <table:table-cell table:style-name="Default" table:formula="of:=[.M8]/[.K8]" office:value-type="float" office:value="1.04655193548387" calcext:value-type="float">
            <text:p>1.0465519355</text:p>
          </table:table-cell>
          <table:table-cell table:formula="of:=[.M8]/([.K8]*[.$L$17])" office:value-type="float" office:value="0.000000000523275967741935" calcext:value-type="float">
            <text:p>5.23275967741935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262706238.4" calcext:value-type="float">
            <text:p>2262706238.4</text:p>
          </table:table-cell>
          <table:table-cell table:formula="of:=[.A9]/1000000000000" office:value-type="float" office:value="0.0022627062384" calcext:value-type="float">
            <text:p>0.0022627062</text:p>
          </table:table-cell>
          <table:table-cell table:formula="of:=[.B9]*[.$L$17]" office:value-type="float" office:value="4525412.4768" calcext:value-type="float">
            <text:p>4525412.4768</text:p>
          </table:table-cell>
          <table:table-cell table:style-name="ce7" office:value-type="string" calcext:value-type="string">
            <text:p>Census_L</text:p>
          </table:table-cell>
          <table:table-cell table:style-name="ce7"/>
          <table:table-cell table:style-name="ce11" table:formula="of:=[.P108]" office:value-type="float" office:value="1.85697292512588" calcext:value-type="float">
            <text:p>1.857</text:p>
          </table:table-cell>
          <table:table-cell/>
          <table:table-cell table:style-name="ce2"/>
          <table:table-cell table:style-name="Default" office:value-type="float" office:value="10.894484" calcext:value-type="float">
            <text:p>10.89448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9]*[.$J$2]" office:value-type="float" office:value="3.1" calcext:value-type="float">
            <text:p>3.1</text:p>
          </table:table-cell>
          <table:table-cell table:style-name="Default" table:formula="of:=[.$I$17]*[.K9]" office:value-type="float" office:value="7.55222" calcext:value-type="float">
            <text:p>7.55222</text:p>
          </table:table-cell>
          <table:table-cell table:style-name="Default" table:formula="of:=[.I9]-[.L9]" office:value-type="float" office:value="3.342264" calcext:value-type="float">
            <text:p>3.342264</text:p>
          </table:table-cell>
          <table:table-cell table:style-name="Default" table:formula="of:=[.M9]/[.K9]" office:value-type="float" office:value="1.07814967741935" calcext:value-type="float">
            <text:p>1.0781496774</text:p>
          </table:table-cell>
          <table:table-cell table:formula="of:=[.M9]/([.K9]*[.$L$17])" office:value-type="float" office:value="0.000000000539074838709677" calcext:value-type="float">
            <text:p>5.3907483870967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262706238.4" calcext:value-type="float">
            <text:p>2262706238.4</text:p>
          </table:table-cell>
          <table:table-cell table:formula="of:=[.A10]/1000000000000" office:value-type="float" office:value="0.0022627062384" calcext:value-type="float">
            <text:p>0.0022627062</text:p>
          </table:table-cell>
          <table:table-cell table:formula="of:=[.B10]*[.$L$17]" office:value-type="float" office:value="4525412.4768" calcext:value-type="float">
            <text:p>4525412.4768</text:p>
          </table:table-cell>
          <table:table-cell table:style-name="ce7" office:value-type="string" calcext:value-type="string">
            <text:p>Census_R</text:p>
          </table:table-cell>
          <table:table-cell table:style-name="ce7"/>
          <table:table-cell table:style-name="ce11" table:formula="of:=[.P108]" office:value-type="float" office:value="1.85697292512588" calcext:value-type="float">
            <text:p>1.857</text:p>
          </table:table-cell>
          <table:table-cell/>
          <table:table-cell table:style-name="ce2"/>
          <table:table-cell table:style-name="Default" office:value-type="float" office:value="11.005562" calcext:value-type="float">
            <text:p>11.00556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10]*[.$J$2]" office:value-type="float" office:value="3.1" calcext:value-type="float">
            <text:p>3.1</text:p>
          </table:table-cell>
          <table:table-cell table:style-name="Default" table:formula="of:=[.$I$17]*[.K10]" office:value-type="float" office:value="7.55222" calcext:value-type="float">
            <text:p>7.55222</text:p>
          </table:table-cell>
          <table:table-cell table:style-name="Default" table:formula="of:=[.I10]-[.L10]" office:value-type="float" office:value="3.453342" calcext:value-type="float">
            <text:p>3.453342</text:p>
          </table:table-cell>
          <table:table-cell table:style-name="Default" table:formula="of:=[.M10]/[.K10]" office:value-type="float" office:value="1.11398129032258" calcext:value-type="float">
            <text:p>1.1139812903</text:p>
          </table:table-cell>
          <table:table-cell table:formula="of:=[.M10]/([.K10]*[.$L$17])" office:value-type="float" office:value="0.00000000055699064516129" calcext:value-type="float">
            <text:p>5.569906451612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24375004.8" calcext:value-type="float">
            <text:p>2424375004.8</text:p>
          </table:table-cell>
          <table:table-cell table:formula="of:=[.A11]/1000000000000" office:value-type="float" office:value="0.0024243750048" calcext:value-type="float">
            <text:p>0.002424375</text:p>
          </table:table-cell>
          <table:table-cell table:formula="of:=[.B11]*[.$L$17]" office:value-type="float" office:value="4848750.0096" calcext:value-type="float">
            <text:p>4848750.0096</text:p>
          </table:table-cell>
          <table:table-cell table:style-name="ce7" office:value-type="string" calcext:value-type="string">
            <text:p>RGB2Gray_L</text:p>
          </table:table-cell>
          <table:table-cell table:style-name="ce7"/>
          <table:table-cell table:style-name="ce11" table:formula="of:=[.P123]" office:value-type="float" office:value="0.86639361634198" calcext:value-type="float">
            <text:p>0.866</text:p>
          </table:table-cell>
          <table:table-cell/>
          <table:table-cell table:style-name="ce2"/>
          <table:table-cell table:style-name="Default" office:value-type="float" office:value="11.027065" calcext:value-type="float">
            <text:p>11.02706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11]*[.$J$2]" office:value-type="float" office:value="3.1" calcext:value-type="float">
            <text:p>3.1</text:p>
          </table:table-cell>
          <table:table-cell table:style-name="Default" table:formula="of:=[.$I$17]*[.K11]" office:value-type="float" office:value="7.55222" calcext:value-type="float">
            <text:p>7.55222</text:p>
          </table:table-cell>
          <table:table-cell table:style-name="Default" table:formula="of:=[.I11]-[.L11]" office:value-type="float" office:value="3.474845" calcext:value-type="float">
            <text:p>3.474845</text:p>
          </table:table-cell>
          <table:table-cell table:style-name="Default" table:formula="of:=[.M11]/[.K11]" office:value-type="float" office:value="1.12091774193548" calcext:value-type="float">
            <text:p>1.1209177419</text:p>
          </table:table-cell>
          <table:table-cell table:formula="of:=[.M11]/([.K11]*[.$L$17])" office:value-type="float" office:value="0.000000000560458870967742" calcext:value-type="float">
            <text:p>5.6045887096774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24375004.8" calcext:value-type="float">
            <text:p>2424375004.8</text:p>
          </table:table-cell>
          <table:table-cell table:formula="of:=[.A12]/1000000000000" office:value-type="float" office:value="0.0024243750048" calcext:value-type="float">
            <text:p>0.002424375</text:p>
          </table:table-cell>
          <table:table-cell table:formula="of:=[.B12]*[.$L$17]" office:value-type="float" office:value="4848750.0096" calcext:value-type="float">
            <text:p>4848750.0096</text:p>
          </table:table-cell>
          <table:table-cell table:style-name="ce7" office:value-type="string" calcext:value-type="string">
            <text:p>RGB2Gray_R</text:p>
          </table:table-cell>
          <table:table-cell table:style-name="ce7"/>
          <table:table-cell table:style-name="ce11" table:formula="of:=[.P123]" office:value-type="float" office:value="0.86639361634198" calcext:value-type="float">
            <text:p>0.866</text:p>
          </table:table-cell>
          <table:table-cell/>
          <table:table-cell table:style-name="ce2"/>
          <table:table-cell table:style-name="Default" office:value-type="float" office:value="10.65667" calcext:value-type="float">
            <text:p>10.6566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12]*[.$J$2]" office:value-type="float" office:value="3.1" calcext:value-type="float">
            <text:p>3.1</text:p>
          </table:table-cell>
          <table:table-cell table:style-name="Default" table:formula="of:=[.$I$17]*[.K12]" office:value-type="float" office:value="7.55222" calcext:value-type="float">
            <text:p>7.55222</text:p>
          </table:table-cell>
          <table:table-cell table:style-name="Default" table:formula="of:=[.I12]-[.L12]" office:value-type="float" office:value="3.10445" calcext:value-type="float">
            <text:p>3.10445</text:p>
          </table:table-cell>
          <table:table-cell table:style-name="Default" table:formula="of:=[.M12]/[.K12]" office:value-type="float" office:value="1.00143548387097" calcext:value-type="float">
            <text:p>1.0014354839</text:p>
          </table:table-cell>
          <table:table-cell table:formula="of:=[.M12]/([.K12]*[.$L$17])" office:value-type="float" office:value="0.000000000500717741935484" calcext:value-type="float">
            <text:p>5.00717741935484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755525002.4" calcext:value-type="float">
            <text:p>755525002.4</text:p>
          </table:table-cell>
          <table:table-cell table:formula="of:=[.A13]/1000000000000" office:value-type="float" office:value="0.0007555250024" calcext:value-type="float">
            <text:p>0.000755525</text:p>
          </table:table-cell>
          <table:table-cell table:formula="of:=[.B13]*[.$L$17]" office:value-type="float" office:value="1511050.0048" calcext:value-type="float">
            <text:p>1511050.0048</text:p>
          </table:table-cell>
          <table:table-cell table:style-name="ce7" office:value-type="string" calcext:value-type="string">
            <text:p>disparitySelect</text:p>
          </table:table-cell>
          <table:table-cell table:style-name="ce7"/>
          <table:table-cell table:style-name="ce11" table:formula="of:=[.P138]" office:value-type="float" office:value="1.649957125378" calcext:value-type="float">
            <text:p>1.650</text:p>
          </table:table-cell>
          <table:table-cell/>
          <table:table-cell table:style-name="ce2"/>
          <table:table-cell table:style-name="Default" office:value-type="float" office:value="10.78291" calcext:value-type="float">
            <text:p>10.7829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formula="of:=[.J13]*[.$J$2]" office:value-type="float" office:value="3.1" calcext:value-type="float">
            <text:p>3.1</text:p>
          </table:table-cell>
          <table:table-cell table:style-name="Default" table:formula="of:=[.$I$17]*[.K13]" office:value-type="float" office:value="7.55222" calcext:value-type="float">
            <text:p>7.55222</text:p>
          </table:table-cell>
          <table:table-cell table:style-name="Default" table:formula="of:=[.I13]-[.L13]" office:value-type="float" office:value="3.23069" calcext:value-type="float">
            <text:p>3.23069</text:p>
          </table:table-cell>
          <table:table-cell table:style-name="Default" table:formula="of:=[.M13]/[.K13]" office:value-type="float" office:value="1.04215806451613" calcext:value-type="float">
            <text:p>1.0421580645</text:p>
          </table:table-cell>
          <table:table-cell table:formula="of:=[.M13]/([.K13]*[.$L$17])" office:value-type="float" office:value="0.000000000521079032258064" calcext:value-type="float">
            <text:p>5.21079032258064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30845000.10667" calcext:value-type="float">
            <text:p>2430845000.10667</text:p>
          </table:table-cell>
          <table:table-cell table:formula="of:=[.A14]/1000000000000" office:value-type="float" office:value="0.00243084500010667" calcext:value-type="float">
            <text:p>0.002430845</text:p>
          </table:table-cell>
          <table:table-cell table:formula="of:=[.B14]*[.$L$17]" office:value-type="float" office:value="4861690.00021334" calcext:value-type="float">
            <text:p>4861690.00021334</text:p>
          </table:table-cell>
          <table:table-cell table:style-name="ce7" office:value-type="string" calcext:value-type="string">
            <text:p>Median_Filter</text:p>
          </table:table-cell>
          <table:table-cell table:style-name="ce7"/>
          <table:table-cell table:style-name="ce11" table:formula="of:=[.P153]" office:value-type="float" office:value="1.50196188058785" calcext:value-type="float">
            <text:p>1.502</text:p>
          </table:table-cell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style-name="ce9"/>
          <table:table-cell/>
        </table:table-row>
        <table:table-row table:style-name="ro3">
          <table:table-cell table:style-name="ce2" office:value-type="float" office:value="731906250" calcext:value-type="float">
            <text:p>731906250</text:p>
          </table:table-cell>
          <table:table-cell table:formula="of:=[.A15]/1000000000000" office:value-type="float" office:value="0.00073190625" calcext:value-type="float">
            <text:p>0.0007319063</text:p>
          </table:table-cell>
          <table:table-cell table:formula="of:=[.B15]*[.$L$17]" office:value-type="float" office:value="1463812.5" calcext:value-type="float">
            <text:p>1463812.5</text:p>
          </table:table-cell>
          <table:table-cell table:style-name="ce7" office:value-type="string" calcext:value-type="string">
            <text:p>Read_PPM1</text:p>
          </table:table-cell>
          <table:table-cell table:style-name="ce7"/>
          <table:table-cell table:style-name="ce11" table:formula="of:=[.P168]" office:value-type="float" office:value="1.03210698850509" calcext:value-type="float">
            <text:p>1.032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10.9567104444444" calcext:value-type="float">
            <text:p>10.9567104444</text:p>
          </table:table-cell>
          <table:table-cell table:style-name="Default" table:formula="of:=AVERAGE([.J5:.J14])" office:value-type="float" office:value="31" calcext:value-type="float">
            <text:p>31</text:p>
          </table:table-cell>
          <table:table-cell table:style-name="Default" table:formula="of:=AVERAGE([.K5:.K14])" office:value-type="float" office:value="3.1" calcext:value-type="float">
            <text:p>3.1</text:p>
          </table:table-cell>
          <table:table-cell table:style-name="Default" table:formula="of:=AVERAGE([.L5:.L14])" office:value-type="float" office:value="7.55222" calcext:value-type="float">
            <text:p>7.55222</text:p>
          </table:table-cell>
          <table:table-cell table:style-name="Default" table:formula="of:=AVERAGE([.M5:.M14])" office:value-type="float" office:value="3.40449044444444" calcext:value-type="float">
            <text:p>3.4044904444</text:p>
          </table:table-cell>
          <table:table-cell table:style-name="ce25" table:formula="of:=AVERAGE([.N5:.N14])" office:value-type="float" office:value="1.09822272401434" calcext:value-type="float">
            <text:p>1.098222724</text:p>
          </table:table-cell>
          <table:table-cell table:style-name="ce29" table:formula="of:=AVERAGE([.O4:.O13])" office:value-type="float" office:value="0.000000000549111362007169" calcext:value-type="float">
            <text:p>5.49111362007169E-010</text:p>
          </table:table-cell>
          <table:table-cell table:style-name="Default"/>
          <table:table-cell office:value-type="string" calcext:value-type="string">
            <text:p>Average for the whole</text:p>
          </table:table-cell>
          <table:table-cell/>
        </table:table-row>
        <table:table-row table:style-name="ro3">
          <table:table-cell table:style-name="ce2" office:value-type="float" office:value="731906250" calcext:value-type="float">
            <text:p>731906250</text:p>
          </table:table-cell>
          <table:table-cell table:formula="of:=[.A16]/1000000000000" office:value-type="float" office:value="0.00073190625" calcext:value-type="float">
            <text:p>0.0007319063</text:p>
          </table:table-cell>
          <table:table-cell table:formula="of:=[.B16]*[.$L$17]" office:value-type="float" office:value="1463812.5" calcext:value-type="float">
            <text:p>1463812.5</text:p>
          </table:table-cell>
          <table:table-cell table:style-name="ce7" office:value-type="string" calcext:value-type="string">
            <text:p>Read_PPM0</text:p>
          </table:table-cell>
          <table:table-cell table:style-name="ce7"/>
          <table:table-cell table:style-name="ce11" table:formula="of:=[.P168]" office:value-type="float" office:value="1.03210698850509" calcext:value-type="float">
            <text:p>1.032</text:p>
          </table:table-cell>
          <table:table-cell/>
          <table:table-cell table:style-name="ce4" office:value-type="string" calcext:value-type="string">
            <text:p>stdev</text:p>
          </table:table-cell>
          <table:table-cell table:style-name="ce19" table:formula="of:=STDEV([.I5:.I13])" office:value-type="float" office:value="0.209042566229411" calcext:value-type="float">
            <text:p>0.2090425662</text:p>
          </table:table-cell>
          <table:table-cell table:style-name="ce19" table:formula="of:=STDEV([.J5:.J13])" office:value-type="float" office:value="0" calcext:value-type="float">
            <text:p>0</text:p>
          </table:table-cell>
          <table:table-cell table:style-name="ce19" table:formula="of:=STDEV([.K5:.K13])" office:value-type="float" office:value="0" calcext:value-type="float">
            <text:p>0</text:p>
          </table:table-cell>
          <table:table-cell table:style-name="ce19" table:formula="of:=STDEV([.L5:.L13])" office:value-type="float" office:value="0" calcext:value-type="float">
            <text:p>0</text:p>
          </table:table-cell>
          <table:table-cell table:style-name="ce19" table:formula="of:=STDEV([.M5:.M13])" office:value-type="float" office:value="0.209042566229411" calcext:value-type="float">
            <text:p>0.2090425662</text:p>
          </table:table-cell>
          <table:table-cell table:style-name="ce19" table:formula="of:=STDEV([.N5:.N13])" office:value-type="float" office:value="0.0674330858804552" calcext:value-type="float">
            <text:p>0.0674330859</text:p>
          </table:table-cell>
          <table:table-cell table:style-name="ce30" table:formula="of:=STDEV([.O4:.O13])" office:value-type="float" office:value="0.0000000000337165429402276" calcext:value-type="float">
            <text:p>3.37165429402276E-011</text:p>
          </table:table-cell>
          <table:table-cell table:style-name="Default"/>
          <table:table-cell office:value-type="string" calcext:value-type="string">
            <text:p>application</text:p>
          </table:table-cell>
          <table:table-cell/>
        </table:table-row>
        <table:table-row table:style-name="ro3">
          <table:table-cell table:style-name="ce2" office:value-type="float" office:value="6700000" calcext:value-type="float">
            <text:p>6700000</text:p>
          </table:table-cell>
          <table:table-cell table:formula="of:=[.A17]/1000000000000" office:value-type="float" office:value="0.0000067" calcext:value-type="float">
            <text:p>0.0000067</text:p>
          </table:table-cell>
          <table:table-cell table:formula="of:=[.B17]*[.$L$17]" office:value-type="float" office:value="13400" calcext:value-type="float">
            <text:p>13400</text:p>
          </table:table-cell>
          <table:table-cell table:style-name="ce7" office:value-type="string" calcext:value-type="string">
            <text:p>Split</text:p>
          </table:table-cell>
          <table:table-cell table:style-name="ce7"/>
          <table:table-cell table:style-name="ce11" table:formula="of:=[.N15]" office:value-type="float" office:value="1.09822272401434" calcext:value-type="float">
            <text:p>1.098</text:p>
          </table:table-cell>
          <table:table-cell/>
          <table:table-cell table:style-name="Default" office:value-type="string" calcext:value-type="string">
            <text:p>Static power</text:p>
          </table:table-cell>
          <table:table-cell table:style-name="ce20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0" office:value-type="float" office:value="2000000000" calcext:value-type="float">
            <text:p>20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15550000" calcext:value-type="float">
            <text:p>15550000</text:p>
          </table:table-cell>
          <table:table-cell table:formula="of:=[.A18]/1000000000000" office:value-type="float" office:value="0.00001555" calcext:value-type="float">
            <text:p>0.00001555</text:p>
          </table:table-cell>
          <table:table-cell table:formula="of:=[.B18]*[.$L$17]" office:value-type="float" office:value="31100" calcext:value-type="float">
            <text:p>31100</text:p>
          </table:table-cell>
          <table:table-cell table:style-name="ce7" office:value-type="string" calcext:value-type="string">
            <text:p>DisparityGen</text:p>
          </table:table-cell>
          <table:table-cell table:style-name="ce7"/>
          <table:table-cell table:style-name="ce11" table:formula="of:=[.N15]" office:value-type="float" office:value="1.09822272401434" calcext:value-type="float">
            <text:p>1.098</text:p>
          </table:table-cell>
          <table:table-cell/>
          <table:table-cell table:style-name="Default" office:value-type="string" calcext:value-type="string">
            <text:p>Repeat appli</text:p>
          </table:table-cell>
          <table:table-cell table:style-name="ce20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6962500" calcext:value-type="float">
            <text:p>6962500</text:p>
          </table:table-cell>
          <table:table-cell table:formula="of:=[.A19]/1000000000000" office:value-type="float" office:value="0.0000069625" calcext:value-type="float">
            <text:p>6.9625E-006</text:p>
          </table:table-cell>
          <table:table-cell table:formula="of:=[.B19]*[.$L$17]" office:value-type="float" office:value="13925" calcext:value-type="float">
            <text:p>13925</text:p>
          </table:table-cell>
          <table:table-cell table:style-name="ce7" office:value-type="string" calcext:value-type="string">
            <text:p>Display_rgb0</text:p>
          </table:table-cell>
          <table:table-cell table:style-name="ce7"/>
          <table:table-cell table:style-name="ce11" table:formula="of:=[.N15]" office:value-type="float" office:value="1.09822272401434" calcext:value-type="float">
            <text:p>1.098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6962500" calcext:value-type="float">
            <text:p>6962500</text:p>
          </table:table-cell>
          <table:table-cell table:formula="of:=[.A20]/1000000000000" office:value-type="float" office:value="0.0000069625" calcext:value-type="float">
            <text:p>6.9625E-006</text:p>
          </table:table-cell>
          <table:table-cell table:formula="of:=[.B20]*[.$L$17]" office:value-type="float" office:value="13925" calcext:value-type="float">
            <text:p>13925</text:p>
          </table:table-cell>
          <table:table-cell table:style-name="ce7" office:value-type="string" calcext:value-type="string">
            <text:p>Display_RGB1</text:p>
          </table:table-cell>
          <table:table-cell table:style-name="ce7"/>
          <table:table-cell table:style-name="ce11" table:formula="of:=[.N15]" office:value-type="float" office:value="1.09822272401434" calcext:value-type="float">
            <text:p>1.098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formula="of:=[.A21]/1000000000000" office:value-type="float" office:value="0" calcext:value-type="float">
            <text:p>0</text:p>
          </table:table-cell>
          <table:table-cell table:formula="of:=[.B21]*[.$L$17]" office:value-type="float" office:value="0" calcext:value-type="float">
            <text:p>0</text:p>
          </table:table-cell>
          <table:table-cell table:style-name="ce8" office:value-type="string" calcext:value-type="string">
            <text:p>OffsetGen</text:p>
          </table:table-cell>
          <table:table-cell table:style-name="ce8"/>
          <table:table-cell table:style-name="ce12" table:formula="of:=[.N15]" office:value-type="float" office:value="1.09822272401434" calcext:value-type="float">
            <text:p>1.098</text:p>
          </table:table-cell>
          <table:table-cell/>
          <table:table-cell table:style-name="ce15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Factor of time for energy quanta (pJ/ps = W)</text:p>
          </table:table-cell>
          <table:table-cell table:number-columns-repeated="3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1.81221" calcext:value-type="float">
            <text:p>181.81221</text:p>
          </table:table-cell>
          <table:table-cell office:value-type="float" office:value="529" calcext:value-type="float">
            <text:p>529</text:p>
          </table:table-cell>
          <table:table-cell table:formula="of:=[.I23]*[.$J$2]" office:value-type="float" office:value="52.9" calcext:value-type="float">
            <text:p>52.9</text:p>
          </table:table-cell>
          <table:table-cell table:formula="of:=[.J23]*[.$I$17]" office:value-type="float" office:value="128.87498" calcext:value-type="float">
            <text:p>128.87498</text:p>
          </table:table-cell>
          <table:table-cell table:formula="of:=[.H23]-[.K23]" office:value-type="float" office:value="52.93723" calcext:value-type="float">
            <text:p>52.93723</text:p>
          </table:table-cell>
          <table:table-cell table:formula="of:=[.L23]-[.$M$15]" office:value-type="float" office:value="49.5327395555555" calcext:value-type="float">
            <text:p>49.5327395556</text:p>
          </table:table-cell>
          <table:table-cell table:formula="of:=[.M23]/([.$L$21]*[.$I$18])" office:value-type="float" office:value="0.0990654791111111" calcext:value-type="float">
            <text:p>0.0990654791</text:p>
          </table:table-cell>
          <table:table-cell table:formula="of:=[.N23]/[.$C$4]" office:value-type="float" office:value="0.000000000489822765498659" calcext:value-type="float">
            <text:p>4.89822765498659E-010</text:p>
          </table:table-cell>
          <table:table-cell table:formula="of:=[.N23]/[.$B$4]" office:value-type="float" office:value="0.979645530997319" calcext:value-type="float">
            <text:p>0.9796455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1.970825" calcext:value-type="float">
            <text:p>181.970825</text:p>
          </table:table-cell>
          <table:table-cell office:value-type="float" office:value="531" calcext:value-type="float">
            <text:p>531</text:p>
          </table:table-cell>
          <table:table-cell table:formula="of:=[.I24]*[.$J$2]" office:value-type="float" office:value="53.1" calcext:value-type="float">
            <text:p>53.1</text:p>
          </table:table-cell>
          <table:table-cell table:formula="of:=[.J24]*[.$I$17]" office:value-type="float" office:value="129.36222" calcext:value-type="float">
            <text:p>129.36222</text:p>
          </table:table-cell>
          <table:table-cell table:formula="of:=[.H24]-[.K24]" office:value-type="float" office:value="52.608605" calcext:value-type="float">
            <text:p>52.608605</text:p>
          </table:table-cell>
          <table:table-cell table:formula="of:=[.L24]-[.$M$15]" office:value-type="float" office:value="49.2041145555555" calcext:value-type="float">
            <text:p>49.2041145556</text:p>
          </table:table-cell>
          <table:table-cell table:formula="of:=[.M24]/([.$L$21]*[.$I$18])" office:value-type="float" office:value="0.0984082291111111" calcext:value-type="float">
            <text:p>0.0984082291</text:p>
          </table:table-cell>
          <table:table-cell table:formula="of:=[.N24]/[.$C$4]" office:value-type="float" office:value="0.000000000486573035971153" calcext:value-type="float">
            <text:p>4.86573035971153E-010</text:p>
          </table:table-cell>
          <table:table-cell table:formula="of:=[.N24]/[.$B$4]" office:value-type="float" office:value="0.973146071942305" calcext:value-type="float">
            <text:p>0.97314607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2.883591" calcext:value-type="float">
            <text:p>182.883591</text:p>
          </table:table-cell>
          <table:table-cell office:value-type="float" office:value="533" calcext:value-type="float">
            <text:p>533</text:p>
          </table:table-cell>
          <table:table-cell table:formula="of:=[.I25]*[.$J$2]" office:value-type="float" office:value="53.3" calcext:value-type="float">
            <text:p>53.3</text:p>
          </table:table-cell>
          <table:table-cell table:formula="of:=[.J25]*[.$I$17]" office:value-type="float" office:value="129.84946" calcext:value-type="float">
            <text:p>129.84946</text:p>
          </table:table-cell>
          <table:table-cell table:formula="of:=[.H25]-[.K25]" office:value-type="float" office:value="53.034131" calcext:value-type="float">
            <text:p>53.034131</text:p>
          </table:table-cell>
          <table:table-cell table:formula="of:=[.L25]-[.$M$15]" office:value-type="float" office:value="49.6296405555556" calcext:value-type="float">
            <text:p>49.6296405556</text:p>
          </table:table-cell>
          <table:table-cell table:formula="of:=[.M25]/([.$L$21]*[.$I$18])" office:value-type="float" office:value="0.0992592811111111" calcext:value-type="float">
            <text:p>0.0992592811</text:p>
          </table:table-cell>
          <table:table-cell table:formula="of:=[.N25]/[.$C$4]" office:value-type="float" office:value="0.000000000490781006779588" calcext:value-type="float">
            <text:p>4.90781006779588E-010</text:p>
          </table:table-cell>
          <table:table-cell table:formula="of:=[.N25]/[.$B$4]" office:value-type="float" office:value="0.981562013559175" calcext:value-type="float">
            <text:p>0.98156201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1.779129" calcext:value-type="float">
            <text:p>181.779129</text:p>
          </table:table-cell>
          <table:table-cell office:value-type="float" office:value="529" calcext:value-type="float">
            <text:p>529</text:p>
          </table:table-cell>
          <table:table-cell table:formula="of:=[.I26]*[.$J$2]" office:value-type="float" office:value="52.9" calcext:value-type="float">
            <text:p>52.9</text:p>
          </table:table-cell>
          <table:table-cell table:formula="of:=[.J26]*[.$I$17]" office:value-type="float" office:value="128.87498" calcext:value-type="float">
            <text:p>128.87498</text:p>
          </table:table-cell>
          <table:table-cell table:formula="of:=[.H26]-[.K26]" office:value-type="float" office:value="52.904149" calcext:value-type="float">
            <text:p>52.904149</text:p>
          </table:table-cell>
          <table:table-cell table:formula="of:=[.L26]-[.$M$15]" office:value-type="float" office:value="49.4996585555556" calcext:value-type="float">
            <text:p>49.4996585556</text:p>
          </table:table-cell>
          <table:table-cell table:formula="of:=[.M26]/([.$L$21]*[.$I$18])" office:value-type="float" office:value="0.0989993171111111" calcext:value-type="float">
            <text:p>0.0989993171</text:p>
          </table:table-cell>
          <table:table-cell table:formula="of:=[.N26]/[.$C$4]" office:value-type="float" office:value="0.000000000489495631828064" calcext:value-type="float">
            <text:p>4.89495631828064E-010</text:p>
          </table:table-cell>
          <table:table-cell table:formula="of:=[.N26]/[.$B$4]" office:value-type="float" office:value="0.978991263656128" calcext:value-type="float">
            <text:p>0.9789912637</text:p>
          </table:table-cell>
          <table:table-cell/>
          <table:table-cell office:value-type="string" calcext:value-type="string">
            <text:p>Eliminating the worst outlier</text:p>
          </table:table-cell>
        </table:table-row>
        <table:table-row table:style-name="ro1">
          <table:table-cell table:number-columns-repeated="7"/>
          <table:table-cell office:value-type="float" office:value="181.447342" calcext:value-type="float">
            <text:p>181.447342</text:p>
          </table:table-cell>
          <table:table-cell office:value-type="float" office:value="529" calcext:value-type="float">
            <text:p>529</text:p>
          </table:table-cell>
          <table:table-cell table:formula="of:=[.I27]*[.$J$2]" office:value-type="float" office:value="52.9" calcext:value-type="float">
            <text:p>52.9</text:p>
          </table:table-cell>
          <table:table-cell table:formula="of:=[.J27]*[.$I$17]" office:value-type="float" office:value="128.87498" calcext:value-type="float">
            <text:p>128.87498</text:p>
          </table:table-cell>
          <table:table-cell table:formula="of:=[.H27]-[.K27]" office:value-type="float" office:value="52.572362" calcext:value-type="float">
            <text:p>52.572362</text:p>
          </table:table-cell>
          <table:table-cell table:formula="of:=[.L27]-[.$M$15]" office:value-type="float" office:value="49.1678715555555" calcext:value-type="float">
            <text:p>49.1678715556</text:p>
          </table:table-cell>
          <table:table-cell table:formula="of:=[.M27]/([.$L$21]*[.$I$18])" office:value-type="float" office:value="0.0983357431111111" calcext:value-type="float">
            <text:p>0.0983357431</text:p>
          </table:table-cell>
          <table:table-cell table:formula="of:=[.N27]/[.$C$4]" office:value-type="float" office:value="0.000000000486214633697237" calcext:value-type="float">
            <text:p>4.86214633697237E-010</text:p>
          </table:table-cell>
          <table:table-cell table:formula="of:=[.N27]/[.$B$4]" office:value-type="float" office:value="0.972429267394474" calcext:value-type="float">
            <text:p>0.97242926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2.152695" calcext:value-type="float">
            <text:p>182.152695</text:p>
          </table:table-cell>
          <table:table-cell office:value-type="float" office:value="532" calcext:value-type="float">
            <text:p>532</text:p>
          </table:table-cell>
          <table:table-cell table:formula="of:=[.I28]*[.$J$2]" office:value-type="float" office:value="53.2" calcext:value-type="float">
            <text:p>53.2</text:p>
          </table:table-cell>
          <table:table-cell table:formula="of:=[.J28]*[.$I$17]" office:value-type="float" office:value="129.60584" calcext:value-type="float">
            <text:p>129.60584</text:p>
          </table:table-cell>
          <table:table-cell table:formula="of:=[.H28]-[.K28]" office:value-type="float" office:value="52.546855" calcext:value-type="float">
            <text:p>52.546855</text:p>
          </table:table-cell>
          <table:table-cell table:formula="of:=[.L28]-[.$M$15]" office:value-type="float" office:value="49.1423645555556" calcext:value-type="float">
            <text:p>49.1423645556</text:p>
          </table:table-cell>
          <table:table-cell table:formula="of:=[.M28]/([.$L$21]*[.$I$18])" office:value-type="float" office:value="0.0982847291111111" calcext:value-type="float">
            <text:p>0.0982847291</text:p>
          </table:table-cell>
          <table:table-cell table:formula="of:=[.N28]/[.$C$4]" office:value-type="float" office:value="0.00000000048596239831935" calcext:value-type="float">
            <text:p>4.8596239831935E-010</text:p>
          </table:table-cell>
          <table:table-cell table:formula="of:=[.N28]/[.$B$4]" office:value-type="float" office:value="0.9719247966387" calcext:value-type="float">
            <text:p>0.97192479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1.972656" calcext:value-type="float">
            <text:p>181.972656</text:p>
          </table:table-cell>
          <table:table-cell office:value-type="float" office:value="530" calcext:value-type="float">
            <text:p>530</text:p>
          </table:table-cell>
          <table:table-cell table:formula="of:=[.I29]*[.$J$2]" office:value-type="float" office:value="53" calcext:value-type="float">
            <text:p>53</text:p>
          </table:table-cell>
          <table:table-cell table:formula="of:=[.J29]*[.$I$17]" office:value-type="float" office:value="129.1186" calcext:value-type="float">
            <text:p>129.1186</text:p>
          </table:table-cell>
          <table:table-cell table:formula="of:=[.H29]-[.K29]" office:value-type="float" office:value="52.854056" calcext:value-type="float">
            <text:p>52.854056</text:p>
          </table:table-cell>
          <table:table-cell table:formula="of:=[.L29]-[.$M$15]" office:value-type="float" office:value="49.4495655555556" calcext:value-type="float">
            <text:p>49.4495655556</text:p>
          </table:table-cell>
          <table:table-cell table:formula="of:=[.M29]/([.$L$21]*[.$I$18])" office:value-type="float" office:value="0.0988991311111112" calcext:value-type="float">
            <text:p>0.0988991311</text:p>
          </table:table-cell>
          <table:table-cell table:formula="of:=[.N29]/[.$C$4]" office:value-type="float" office:value="0.000000000489000268720506" calcext:value-type="float">
            <text:p>4.89000268720506E-010</text:p>
          </table:table-cell>
          <table:table-cell table:formula="of:=[.N29]/[.$B$4]" office:value-type="float" office:value="0.978000537441011" calcext:value-type="float">
            <text:p>0.97800053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0.988754" calcext:value-type="float">
            <text:p>180.988754</text:p>
          </table:table-cell>
          <table:table-cell office:value-type="float" office:value="529" calcext:value-type="float">
            <text:p>529</text:p>
          </table:table-cell>
          <table:table-cell table:formula="of:=[.I30]*[.$J$2]" office:value-type="float" office:value="52.9" calcext:value-type="float">
            <text:p>52.9</text:p>
          </table:table-cell>
          <table:table-cell table:formula="of:=[.J30]*[.$I$17]" office:value-type="float" office:value="128.87498" calcext:value-type="float">
            <text:p>128.87498</text:p>
          </table:table-cell>
          <table:table-cell table:formula="of:=[.H30]-[.K30]" office:value-type="float" office:value="52.113774" calcext:value-type="float">
            <text:p>52.113774</text:p>
          </table:table-cell>
          <table:table-cell table:formula="of:=[.L30]-[.$M$15]" office:value-type="float" office:value="48.7092835555555" calcext:value-type="float">
            <text:p>48.7092835556</text:p>
          </table:table-cell>
          <table:table-cell table:formula="of:=[.M30]/([.$L$21]*[.$I$18])" office:value-type="float" office:value="0.0974185671111111" calcext:value-type="float">
            <text:p>0.0974185671</text:p>
          </table:table-cell>
          <table:table-cell table:formula="of:=[.N30]/[.$C$4]" office:value-type="float" office:value="0.000000000481679717106715" calcext:value-type="float">
            <text:p>4.81679717106715E-010</text:p>
          </table:table-cell>
          <table:table-cell table:formula="of:=[.N30]/[.$B$4]" office:value-type="float" office:value="0.96335943421343" calcext:value-type="float">
            <text:p>0.96335943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2.348938" calcext:value-type="float">
            <text:p>182.348938</text:p>
          </table:table-cell>
          <table:table-cell table:style-name="ce22" office:value-type="float" office:value="530" calcext:value-type="float">
            <text:p>530</text:p>
          </table:table-cell>
          <table:table-cell table:style-name="ce22" table:formula="of:=[.I31]*[.$J$2]" office:value-type="float" office:value="53" calcext:value-type="float">
            <text:p>53</text:p>
          </table:table-cell>
          <table:table-cell table:style-name="ce22" table:formula="of:=[.J31]*[.$I$17]" office:value-type="float" office:value="129.1186" calcext:value-type="float">
            <text:p>129.1186</text:p>
          </table:table-cell>
          <table:table-cell table:formula="of:=[.H31]-[.K31]" office:value-type="float" office:value="53.230338" calcext:value-type="float">
            <text:p>53.230338</text:p>
          </table:table-cell>
          <table:table-cell table:formula="of:=[.L31]-[.$M$15]" office:value-type="float" office:value="49.8258475555556" calcext:value-type="float">
            <text:p>49.8258475556</text:p>
          </table:table-cell>
          <table:table-cell table:formula="of:=[.M31]/([.$L$21]*[.$I$18])" office:value-type="float" office:value="0.0996516951111111" calcext:value-type="float">
            <text:p>0.0996516951</text:p>
          </table:table-cell>
          <table:table-cell table:formula="of:=[.N31]/[.$C$4]" office:value-type="float" office:value="0.00000000049272127207104" calcext:value-type="float">
            <text:p>4.9272127207104E-010</text:p>
          </table:table-cell>
          <table:table-cell table:formula="of:=[.N31]/[.$B$4]" office:value-type="float" office:value="0.98544254414208" calcext:value-type="float">
            <text:p>0.985442544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181.92846" calcext:value-type="float">
            <text:p>181.92846</text:p>
          </table:table-cell>
          <table:table-cell table:style-name="ce22" table:formula="of:=AVERAGE([.I23:.I31])" office:value-type="float" office:value="530.222222222222" calcext:value-type="float">
            <text:p>530.2222222222</text:p>
          </table:table-cell>
          <table:table-cell table:style-name="ce22" table:formula="of:=AVERAGE([.J23:.J31])" office:value-type="float" office:value="53.0222222222222" calcext:value-type="float">
            <text:p>53.0222222222</text:p>
          </table:table-cell>
          <table:table-cell table:style-name="ce22" table:formula="of:=AVERAGE([.K23:.K31])" office:value-type="float" office:value="129.172737777778" calcext:value-type="float">
            <text:p>129.1727377778</text:p>
          </table:table-cell>
          <table:table-cell table:formula="of:=AVERAGE([.L23:.L31])" office:value-type="float" office:value="52.7557222222222" calcext:value-type="float">
            <text:p>52.7557222222</text:p>
          </table:table-cell>
          <table:table-cell table:formula="of:=AVERAGE([.M23:.M31])" office:value-type="float" office:value="49.3512317777778" calcext:value-type="float">
            <text:p>49.3512317778</text:p>
          </table:table-cell>
          <table:table-cell table:style-name="ce22" table:formula="of:=AVERAGE([.N23:.N31])" office:value-type="float" office:value="0.0987024635555555" calcext:value-type="float">
            <text:p>0.0987024636</text:p>
          </table:table-cell>
          <table:table-cell table:style-name="ce32" table:formula="of:=AVERAGE([.O23:.O31])" office:value-type="float" office:value="0.000000000488027858888035" calcext:value-type="float">
            <text:p>4.88027858888035E-010</text:p>
          </table:table-cell>
          <table:table-cell table:style-name="ce38" table:formula="of:=AVERAGE([.P23:.P31])" office:value-type="float" office:value="0.976055717776069" calcext:value-type="float">
            <text:p>0.9760557178</text:p>
          </table:table-cell>
          <table:table-cell table:style-name="ce9" table:formula="of:=[.O33]/[.$O$15]*100" office:value-type="float" office:value="88.8759353119456" calcext:value-type="float">
            <text:p>88.875935311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23:.H31])" office:value-type="float" office:value="0.535425309559139" calcext:value-type="float">
            <text:p>0.5354253096</text:p>
          </table:table-cell>
          <table:table-cell table:style-name="ce23" table:formula="of:=STDEV([.I23:.I31])" office:value-type="float" office:value="1.48136573621926" calcext:value-type="float">
            <text:p>1.4813657362</text:p>
          </table:table-cell>
          <table:table-cell table:style-name="ce23" table:formula="of:=STDEV([.J23:.J31])" office:value-type="float" office:value="0.148136573621926" calcext:value-type="float">
            <text:p>0.1481365736</text:p>
          </table:table-cell>
          <table:table-cell table:style-name="ce23" table:formula="of:=STDEV([.K23:.K31])" office:value-type="float" office:value="0.360890320657728" calcext:value-type="float">
            <text:p>0.3608903207</text:p>
          </table:table-cell>
          <table:table-cell table:style-name="ce23" table:formula="of:=STDEV([.L23:.L31])" office:value-type="float" office:value="0.331361619376703" calcext:value-type="float">
            <text:p>0.3313616194</text:p>
          </table:table-cell>
          <table:table-cell table:style-name="ce23" table:formula="of:=STDEV([.M23:.M31])" office:value-type="float" office:value="0.331361619376703" calcext:value-type="float">
            <text:p>0.3313616194</text:p>
          </table:table-cell>
          <table:table-cell table:style-name="ce23" table:formula="of:=STDEV([.N23:.N31])" office:value-type="float" office:value="0.000662723238753406" calcext:value-type="float">
            <text:p>0.0006627232</text:p>
          </table:table-cell>
          <table:table-cell table:style-name="ce30" table:formula="of:=STDEV([.O23:.O31])" office:value-type="float" office:value="0.00000000000327679159762943" calcext:value-type="float">
            <text:p>3.27679159762943E-012</text:p>
          </table:table-cell>
          <table:table-cell table:style-name="ce39" table:formula="of:=STDEV([.P23:.P31])" office:value-type="float" office:value="0.00655358319525884" calcext:value-type="float">
            <text:p>0.0065535832</text:p>
          </table:table-cell>
          <table:table-cell table:formula="of:=[.O34]/[.O33]*100" office:value-type="float" office:value="0.671435357214147" calcext:value-type="float">
            <text:p>0.671435357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928467" calcext:value-type="float">
            <text:p>73.928467</text:p>
          </table:table-cell>
          <table:table-cell office:value-type="float" office:value="191" calcext:value-type="float">
            <text:p>191</text:p>
          </table:table-cell>
          <table:table-cell table:formula="of:=[.I38]*[.$J$2]" office:value-type="float" office:value="19.1" calcext:value-type="float">
            <text:p>19.1</text:p>
          </table:table-cell>
          <table:table-cell table:formula="of:=[.J38]*[.$I$17]" office:value-type="float" office:value="46.53142" calcext:value-type="float">
            <text:p>46.53142</text:p>
          </table:table-cell>
          <table:table-cell table:formula="of:=[.H38]-[.K38]" office:value-type="float" office:value="27.397047" calcext:value-type="float">
            <text:p>27.397047</text:p>
          </table:table-cell>
          <table:table-cell table:formula="of:=[.L38]-[.$M$15]" office:value-type="float" office:value="23.9925565555555" calcext:value-type="float">
            <text:p>23.9925565556</text:p>
          </table:table-cell>
          <table:table-cell table:formula="of:=[.M38]/([.$L$36]*[.$I$18])" office:value-type="float" office:value="0.0479851131111111" calcext:value-type="float">
            <text:p>0.0479851131</text:p>
          </table:table-cell>
          <table:table-cell table:formula="of:=[.N38]/[.$C$5]" office:value-type="float" office:value="0.000000000654646825971803" calcext:value-type="float">
            <text:p>6.54646825971803E-010</text:p>
          </table:table-cell>
          <table:table-cell table:formula="of:=[.N38]/[.$B$5]" office:value-type="float" office:value="1.30929365194361" calcext:value-type="float">
            <text:p>1.30929365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279343" calcext:value-type="float">
            <text:p>74.279343</text:p>
          </table:table-cell>
          <table:table-cell office:value-type="float" office:value="191" calcext:value-type="float">
            <text:p>191</text:p>
          </table:table-cell>
          <table:table-cell table:formula="of:=[.I38]*[.$J$2]" office:value-type="float" office:value="19.1" calcext:value-type="float">
            <text:p>19.1</text:p>
          </table:table-cell>
          <table:table-cell table:formula="of:=[.J39]*[.$I$17]" office:value-type="float" office:value="46.53142" calcext:value-type="float">
            <text:p>46.53142</text:p>
          </table:table-cell>
          <table:table-cell table:formula="of:=[.H39]-[.K39]" office:value-type="float" office:value="27.747923" calcext:value-type="float">
            <text:p>27.747923</text:p>
          </table:table-cell>
          <table:table-cell table:formula="of:=[.L39]-[.$M$15]" office:value-type="float" office:value="24.3434325555555" calcext:value-type="float">
            <text:p>24.3434325556</text:p>
          </table:table-cell>
          <table:table-cell table:formula="of:=[.M39]/([.$L$36]*[.$I$18])" office:value-type="float" office:value="0.0486868651111111" calcext:value-type="float">
            <text:p>0.0486868651</text:p>
          </table:table-cell>
          <table:table-cell table:formula="of:=[.N39]/[.$C$5]" office:value-type="float" office:value="0.000000000664220622710712" calcext:value-type="float">
            <text:p>6.64220622710712E-010</text:p>
          </table:table-cell>
          <table:table-cell table:formula="of:=[.N39]/[.$B$5]" office:value-type="float" office:value="1.32844124542142" calcext:value-type="float">
            <text:p>1.32844124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800827" calcext:value-type="float">
            <text:p>73.800827</text:p>
          </table:table-cell>
          <table:table-cell office:value-type="float" office:value="190" calcext:value-type="float">
            <text:p>190</text:p>
          </table:table-cell>
          <table:table-cell table:formula="of:=[.I39]*[.$J$2]" office:value-type="float" office:value="19.1" calcext:value-type="float">
            <text:p>19.1</text:p>
          </table:table-cell>
          <table:table-cell table:formula="of:=[.J40]*[.$I$17]" office:value-type="float" office:value="46.53142" calcext:value-type="float">
            <text:p>46.53142</text:p>
          </table:table-cell>
          <table:table-cell table:formula="of:=[.H40]-[.K40]" office:value-type="float" office:value="27.269407" calcext:value-type="float">
            <text:p>27.269407</text:p>
          </table:table-cell>
          <table:table-cell table:formula="of:=[.L40]-[.$M$15]" office:value-type="float" office:value="23.8649165555555" calcext:value-type="float">
            <text:p>23.8649165556</text:p>
          </table:table-cell>
          <table:table-cell table:formula="of:=[.M40]/([.$L$36]*[.$I$18])" office:value-type="float" office:value="0.0477298331111111" calcext:value-type="float">
            <text:p>0.0477298331</text:p>
          </table:table-cell>
          <table:table-cell table:formula="of:=[.N40]/[.$C$5]" office:value-type="float" office:value="0.000000000651164115795688" calcext:value-type="float">
            <text:p>6.51164115795688E-010</text:p>
          </table:table-cell>
          <table:table-cell table:formula="of:=[.N40]/[.$B$5]" office:value-type="float" office:value="1.30232823159138" calcext:value-type="float">
            <text:p>1.30232823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241653" calcext:value-type="float">
            <text:p>74.241653</text:p>
          </table:table-cell>
          <table:table-cell office:value-type="float" office:value="191" calcext:value-type="float">
            <text:p>191</text:p>
          </table:table-cell>
          <table:table-cell table:formula="of:=[.I40]*[.$J$2]" office:value-type="float" office:value="19" calcext:value-type="float">
            <text:p>19</text:p>
          </table:table-cell>
          <table:table-cell table:formula="of:=[.J41]*[.$I$17]" office:value-type="float" office:value="46.2878" calcext:value-type="float">
            <text:p>46.2878</text:p>
          </table:table-cell>
          <table:table-cell table:formula="of:=[.H41]-[.K41]" office:value-type="float" office:value="27.953853" calcext:value-type="float">
            <text:p>27.953853</text:p>
          </table:table-cell>
          <table:table-cell table:formula="of:=[.L41]-[.$M$15]" office:value-type="float" office:value="24.5493625555556" calcext:value-type="float">
            <text:p>24.5493625556</text:p>
          </table:table-cell>
          <table:table-cell table:formula="of:=[.M41]/([.$L$36]*[.$I$18])" office:value-type="float" office:value="0.0490987251111111" calcext:value-type="float">
            <text:p>0.0490987251</text:p>
          </table:table-cell>
          <table:table-cell table:formula="of:=[.N41]/[.$C$5]" office:value-type="float" office:value="0.000000000669839507907887" calcext:value-type="float">
            <text:p>6.69839507907887E-010</text:p>
          </table:table-cell>
          <table:table-cell table:formula="of:=[.N41]/[.$B$5]" office:value-type="float" office:value="1.33967901581577" calcext:value-type="float">
            <text:p>1.33967901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840363" calcext:value-type="float">
            <text:p>73.840363</text:p>
          </table:table-cell>
          <table:table-cell office:value-type="float" office:value="190" calcext:value-type="float">
            <text:p>190</text:p>
          </table:table-cell>
          <table:table-cell table:formula="of:=[.I41]*[.$J$2]" office:value-type="float" office:value="19.1" calcext:value-type="float">
            <text:p>19.1</text:p>
          </table:table-cell>
          <table:table-cell table:formula="of:=[.J42]*[.$I$17]" office:value-type="float" office:value="46.53142" calcext:value-type="float">
            <text:p>46.53142</text:p>
          </table:table-cell>
          <table:table-cell table:formula="of:=[.H42]-[.K42]" office:value-type="float" office:value="27.308943" calcext:value-type="float">
            <text:p>27.308943</text:p>
          </table:table-cell>
          <table:table-cell table:formula="of:=[.L42]-[.$M$15]" office:value-type="float" office:value="23.9044525555555" calcext:value-type="float">
            <text:p>23.9044525556</text:p>
          </table:table-cell>
          <table:table-cell table:formula="of:=[.M42]/([.$L$36]*[.$I$18])" office:value-type="float" office:value="0.0478089051111111" calcext:value-type="float">
            <text:p>0.0478089051</text:p>
          </table:table-cell>
          <table:table-cell table:formula="of:=[.N42]/[.$C$5]" office:value-type="float" office:value="0.000000000652242871902887" calcext:value-type="float">
            <text:p>6.52242871902887E-010</text:p>
          </table:table-cell>
          <table:table-cell table:formula="of:=[.N42]/[.$B$5]" office:value-type="float" office:value="1.30448574380577" calcext:value-type="float">
            <text:p>1.30448574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853554" calcext:value-type="float">
            <text:p>73.853554</text:p>
          </table:table-cell>
          <table:table-cell office:value-type="float" office:value="190" calcext:value-type="float">
            <text:p>190</text:p>
          </table:table-cell>
          <table:table-cell table:formula="of:=[.I42]*[.$J$2]" office:value-type="float" office:value="19" calcext:value-type="float">
            <text:p>19</text:p>
          </table:table-cell>
          <table:table-cell table:formula="of:=[.J43]*[.$I$17]" office:value-type="float" office:value="46.2878" calcext:value-type="float">
            <text:p>46.2878</text:p>
          </table:table-cell>
          <table:table-cell table:formula="of:=[.H43]-[.K43]" office:value-type="float" office:value="27.565754" calcext:value-type="float">
            <text:p>27.565754</text:p>
          </table:table-cell>
          <table:table-cell table:formula="of:=[.L43]-[.$M$15]" office:value-type="float" office:value="24.1612635555556" calcext:value-type="float">
            <text:p>24.1612635556</text:p>
          </table:table-cell>
          <table:table-cell table:formula="of:=[.M43]/([.$L$36]*[.$I$18])" office:value-type="float" office:value="0.0483225271111111" calcext:value-type="float">
            <text:p>0.0483225271</text:p>
          </table:table-cell>
          <table:table-cell table:formula="of:=[.N43]/[.$C$5]" office:value-type="float" office:value="0.000000000659250066223149" calcext:value-type="float">
            <text:p>6.59250066223149E-010</text:p>
          </table:table-cell>
          <table:table-cell table:formula="of:=[.N43]/[.$B$5]" office:value-type="float" office:value="1.3185001324463" calcext:value-type="float">
            <text:p>1.31850013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833885" calcext:value-type="float">
            <text:p>73.833885</text:p>
          </table:table-cell>
          <table:table-cell office:value-type="float" office:value="190" calcext:value-type="float">
            <text:p>190</text:p>
          </table:table-cell>
          <table:table-cell table:formula="of:=[.I43]*[.$J$2]" office:value-type="float" office:value="19" calcext:value-type="float">
            <text:p>19</text:p>
          </table:table-cell>
          <table:table-cell table:formula="of:=[.J44]*[.$I$17]" office:value-type="float" office:value="46.2878" calcext:value-type="float">
            <text:p>46.2878</text:p>
          </table:table-cell>
          <table:table-cell table:formula="of:=[.H44]-[.K44]" office:value-type="float" office:value="27.546085" calcext:value-type="float">
            <text:p>27.546085</text:p>
          </table:table-cell>
          <table:table-cell table:formula="of:=[.L44]-[.$M$15]" office:value-type="float" office:value="24.1415945555556" calcext:value-type="float">
            <text:p>24.1415945556</text:p>
          </table:table-cell>
          <table:table-cell table:formula="of:=[.M44]/([.$L$36]*[.$I$18])" office:value-type="float" office:value="0.0482831891111111" calcext:value-type="float">
            <text:p>0.0482831891</text:p>
          </table:table-cell>
          <table:table-cell table:formula="of:=[.N44]/[.$C$5]" office:value-type="float" office:value="0.000000000658713389425483" calcext:value-type="float">
            <text:p>6.58713389425483E-010</text:p>
          </table:table-cell>
          <table:table-cell table:formula="of:=[.N44]/[.$B$5]" office:value-type="float" office:value="1.31742677885097" calcext:value-type="float">
            <text:p>1.31742677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742531" calcext:value-type="float">
            <text:p>73.742531</text:p>
          </table:table-cell>
          <table:table-cell table:style-name="ce22" office:value-type="float" office:value="190" calcext:value-type="float">
            <text:p>190</text:p>
          </table:table-cell>
          <table:table-cell table:formula="of:=[.I44]*[.$J$2]" office:value-type="float" office:value="19" calcext:value-type="float">
            <text:p>19</text:p>
          </table:table-cell>
          <table:table-cell table:formula="of:=[.J45]*[.$I$17]" office:value-type="float" office:value="46.2878" calcext:value-type="float">
            <text:p>46.2878</text:p>
          </table:table-cell>
          <table:table-cell table:formula="of:=[.H45]-[.K45]" office:value-type="float" office:value="27.454731" calcext:value-type="float">
            <text:p>27.454731</text:p>
          </table:table-cell>
          <table:table-cell table:formula="of:=[.L45]-[.$M$15]" office:value-type="float" office:value="24.0502405555556" calcext:value-type="float">
            <text:p>24.0502405556</text:p>
          </table:table-cell>
          <table:table-cell table:formula="of:=[.M45]/([.$L$36]*[.$I$18])" office:value-type="float" office:value="0.0481004811111111" calcext:value-type="float">
            <text:p>0.0481004811</text:p>
          </table:table-cell>
          <table:table-cell table:formula="of:=[.N45]/[.$C$5]" office:value-type="float" office:value="0.00000000065622075776277" calcext:value-type="float">
            <text:p>6.5622075776277E-010</text:p>
          </table:table-cell>
          <table:table-cell table:formula="of:=[.N45]/[.$B$5]" office:value-type="float" office:value="1.31244151552554" calcext:value-type="float">
            <text:p>1.31244151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67704" calcext:value-type="float">
            <text:p>73.67704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table:formula="of:=[.I45]*[.$J$2]" office:value-type="float" office:value="19" calcext:value-type="float">
            <text:p>19</text:p>
          </table:table-cell>
          <table:table-cell table:style-name="ce22" table:formula="of:=[.J46]*[.$I$17]" office:value-type="float" office:value="46.2878" calcext:value-type="float">
            <text:p>46.2878</text:p>
          </table:table-cell>
          <table:table-cell table:formula="of:=[.H46]-[.K46]" office:value-type="float" office:value="27.38924" calcext:value-type="float">
            <text:p>27.38924</text:p>
          </table:table-cell>
          <table:table-cell table:formula="of:=[.L46]-[.$M$15]" office:value-type="float" office:value="23.9847495555556" calcext:value-type="float">
            <text:p>23.9847495556</text:p>
          </table:table-cell>
          <table:table-cell table:formula="of:=[.M46]/([.$L$36]*[.$I$18])" office:value-type="float" office:value="0.0479694991111111" calcext:value-type="float">
            <text:p>0.0479694991</text:p>
          </table:table-cell>
          <table:table-cell table:formula="of:=[.N46]/[.$C$5]" office:value-type="float" office:value="0.000000000654433808748794" calcext:value-type="float">
            <text:p>6.54433808748794E-010</text:p>
          </table:table-cell>
          <table:table-cell table:formula="of:=[.N46]/[.$B$5]" office:value-type="float" office:value="1.30886761749759" calcext:value-type="float">
            <text:p>1.308867617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2" table:number-columns-repeated="2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73.9108514444444" calcext:value-type="float">
            <text:p>73.9108514444</text:p>
          </table:table-cell>
          <table:table-cell table:style-name="ce22" table:formula="of:=AVERAGE([.I38:.I46])" office:value-type="float" office:value="190.333333333333" calcext:value-type="float">
            <text:p>190.3333333333</text:p>
          </table:table-cell>
          <table:table-cell table:style-name="ce22" table:formula="of:=AVERAGE([.J38:.J46])" office:value-type="float" office:value="19.0444444444444" calcext:value-type="float">
            <text:p>19.0444444444</text:p>
          </table:table-cell>
          <table:table-cell table:style-name="ce22" table:formula="of:=AVERAGE([.K38:.K46])" office:value-type="float" office:value="46.3960755555556" calcext:value-type="float">
            <text:p>46.3960755556</text:p>
          </table:table-cell>
          <table:table-cell table:formula="of:=AVERAGE([.L38:.L46])" office:value-type="float" office:value="27.5147758888889" calcext:value-type="float">
            <text:p>27.5147758889</text:p>
          </table:table-cell>
          <table:table-cell table:formula="of:=AVERAGE([.M38:.M46])" office:value-type="float" office:value="24.1102854444444" calcext:value-type="float">
            <text:p>24.1102854444</text:p>
          </table:table-cell>
          <table:table-cell table:style-name="ce22" table:formula="of:=AVERAGE([.N38:.N46])" office:value-type="float" office:value="0.0482205708888889" calcext:value-type="float">
            <text:p>0.0482205709</text:p>
          </table:table-cell>
          <table:table-cell table:style-name="ce32" table:formula="of:=AVERAGE([.O38:.O46])" office:value-type="float" office:value="0.000000000657859107383241" calcext:value-type="float">
            <text:p>6.57859107383241E-010</text:p>
          </table:table-cell>
          <table:table-cell table:style-name="ce38" table:formula="of:=AVERAGE([.P38:.P46])" office:value-type="float" office:value="1.31571821476648" calcext:value-type="float">
            <text:p>1.3157182148</text:p>
          </table:table-cell>
          <table:table-cell table:formula="of:=[.O48]/[.$O$15]*100" office:value-type="float" office:value="119.804315281069" calcext:value-type="float">
            <text:p>119.804315281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38:.H46])" office:value-type="float" office:value="0.210596295352096" calcext:value-type="float">
            <text:p>0.2105962954</text:p>
          </table:table-cell>
          <table:table-cell table:style-name="ce23" table:formula="of:=STDEV([.I38:.I46])" office:value-type="float" office:value="0.5" calcext:value-type="float">
            <text:p>0.5</text:p>
          </table:table-cell>
          <table:table-cell table:style-name="ce23" table:formula="of:=STDEV([.J38:.J46])" office:value-type="float" office:value="0.0527046276694737" calcext:value-type="float">
            <text:p>0.0527046277</text:p>
          </table:table-cell>
          <table:table-cell table:style-name="ce23" table:formula="of:=STDEV([.K38:.K46])" office:value-type="float" office:value="0.128399013928374" calcext:value-type="float">
            <text:p>0.1283990139</text:p>
          </table:table-cell>
          <table:table-cell table:style-name="ce23" table:formula="of:=STDEV([.L38:.L46])" office:value-type="float" office:value="0.219807621090265" calcext:value-type="float">
            <text:p>0.2198076211</text:p>
          </table:table-cell>
          <table:table-cell table:style-name="ce23" table:formula="of:=STDEV([.M38:.M46])" office:value-type="float" office:value="0.219807621090265" calcext:value-type="float">
            <text:p>0.2198076211</text:p>
          </table:table-cell>
          <table:table-cell table:style-name="ce23" table:formula="of:=STDEV([.N38:.N46])" office:value-type="float" office:value="0.000439615242180532" calcext:value-type="float">
            <text:p>0.0004396152</text:p>
          </table:table-cell>
          <table:table-cell table:style-name="ce30" table:formula="of:=STDEV([.O38:.O46])" office:value-type="float" office:value="0.00000000000599754182668937" calcext:value-type="float">
            <text:p>5.99754182668937E-012</text:p>
          </table:table-cell>
          <table:table-cell table:style-name="ce39" table:formula="of:=STDEV([.P38:.P46])" office:value-type="float" office:value="0.0119950836533788" calcext:value-type="float">
            <text:p>0.0119950837</text:p>
          </table:table-cell>
          <table:table-cell table:formula="of:=[.O49]/[.O48]*100" office:value-type="float" office:value="0.91167573107648" calcext:value-type="float">
            <text:p>0.911675731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059799" calcext:value-type="float">
            <text:p>74.059799</text:p>
          </table:table-cell>
          <table:table-cell office:value-type="float" office:value="190" calcext:value-type="float">
            <text:p>190</text:p>
          </table:table-cell>
          <table:table-cell table:formula="of:=[.I53]*[.$J$2]" office:value-type="float" office:value="19" calcext:value-type="float">
            <text:p>19</text:p>
          </table:table-cell>
          <table:table-cell table:formula="of:=[.J53]*[.$I$17]" office:value-type="float" office:value="46.2878" calcext:value-type="float">
            <text:p>46.2878</text:p>
          </table:table-cell>
          <table:table-cell table:formula="of:=[.H53]-[.K53]" office:value-type="float" office:value="27.771999" calcext:value-type="float">
            <text:p>27.771999</text:p>
          </table:table-cell>
          <table:table-cell table:formula="of:=[.L53]-[.$M$15]" office:value-type="float" office:value="24.3675085555556" calcext:value-type="float">
            <text:p>24.3675085556</text:p>
          </table:table-cell>
          <table:table-cell table:formula="of:=[.M53]/([.$L$51]*[.$I$18])" office:value-type="float" office:value="0.0487350171111111" calcext:value-type="float">
            <text:p>0.0487350171</text:p>
          </table:table-cell>
          <table:table-cell table:formula="of:=[.N53]/[.$C$6]" office:value-type="float" office:value="0.000000000664877546325568" calcext:value-type="float">
            <text:p>6.64877546325568E-010</text:p>
          </table:table-cell>
          <table:table-cell table:formula="of:=[.N53]/[.$B$6]" office:value-type="float" office:value="1.32975509265114" calcext:value-type="float">
            <text:p>1.32975509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658943" calcext:value-type="float">
            <text:p>74.658943</text:p>
          </table:table-cell>
          <table:table-cell office:value-type="float" office:value="191" calcext:value-type="float">
            <text:p>191</text:p>
          </table:table-cell>
          <table:table-cell table:formula="of:=[.I54]*[.$J$2]" office:value-type="float" office:value="19.1" calcext:value-type="float">
            <text:p>19.1</text:p>
          </table:table-cell>
          <table:table-cell table:formula="of:=[.J54]*[.$I$17]" office:value-type="float" office:value="46.53142" calcext:value-type="float">
            <text:p>46.53142</text:p>
          </table:table-cell>
          <table:table-cell table:formula="of:=[.H54]-[.K54]" office:value-type="float" office:value="28.127523" calcext:value-type="float">
            <text:p>28.127523</text:p>
          </table:table-cell>
          <table:table-cell table:formula="of:=[.L54]-[.$M$15]" office:value-type="float" office:value="24.7230325555555" calcext:value-type="float">
            <text:p>24.7230325556</text:p>
          </table:table-cell>
          <table:table-cell table:formula="of:=[.M54]/([.$L$51]*[.$I$18])" office:value-type="float" office:value="0.0494460651111111" calcext:value-type="float">
            <text:p>0.0494460651</text:p>
          </table:table-cell>
          <table:table-cell table:formula="of:=[.N54]/[.$C$6]" office:value-type="float" office:value="0.000000000674578165666315" calcext:value-type="float">
            <text:p>6.74578165666315E-010</text:p>
          </table:table-cell>
          <table:table-cell table:formula="of:=[.N54]/[.$B$6]" office:value-type="float" office:value="1.34915633133263" calcext:value-type="float">
            <text:p>1.34915633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200607" calcext:value-type="float">
            <text:p>74.200607</text:p>
          </table:table-cell>
          <table:table-cell office:value-type="float" office:value="190" calcext:value-type="float">
            <text:p>190</text:p>
          </table:table-cell>
          <table:table-cell table:formula="of:=[.I55]*[.$J$2]" office:value-type="float" office:value="19" calcext:value-type="float">
            <text:p>19</text:p>
          </table:table-cell>
          <table:table-cell table:formula="of:=[.J55]*[.$I$17]" office:value-type="float" office:value="46.2878" calcext:value-type="float">
            <text:p>46.2878</text:p>
          </table:table-cell>
          <table:table-cell table:formula="of:=[.H55]-[.K55]" office:value-type="float" office:value="27.912807" calcext:value-type="float">
            <text:p>27.912807</text:p>
          </table:table-cell>
          <table:table-cell table:formula="of:=[.L55]-[.$M$15]" office:value-type="float" office:value="24.5083165555556" calcext:value-type="float">
            <text:p>24.5083165556</text:p>
          </table:table-cell>
          <table:table-cell table:formula="of:=[.M55]/([.$L$51]*[.$I$18])" office:value-type="float" office:value="0.0490166331111111" calcext:value-type="float">
            <text:p>0.0490166331</text:p>
          </table:table-cell>
          <table:table-cell table:formula="of:=[.N55]/[.$C$6]" office:value-type="float" office:value="0.000000000668719550826339" calcext:value-type="float">
            <text:p>6.68719550826339E-010</text:p>
          </table:table-cell>
          <table:table-cell table:formula="of:=[.N55]/[.$B$6]" office:value-type="float" office:value="1.33743910165268" calcext:value-type="float">
            <text:p>1.33743910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986832" calcext:value-type="float">
            <text:p>73.986832</text:p>
          </table:table-cell>
          <table:table-cell office:value-type="float" office:value="190" calcext:value-type="float">
            <text:p>190</text:p>
          </table:table-cell>
          <table:table-cell table:formula="of:=[.I56]*[.$J$2]" office:value-type="float" office:value="19" calcext:value-type="float">
            <text:p>19</text:p>
          </table:table-cell>
          <table:table-cell table:formula="of:=[.J56]*[.$I$17]" office:value-type="float" office:value="46.2878" calcext:value-type="float">
            <text:p>46.2878</text:p>
          </table:table-cell>
          <table:table-cell table:formula="of:=[.H56]-[.K56]" office:value-type="float" office:value="27.699032" calcext:value-type="float">
            <text:p>27.699032</text:p>
          </table:table-cell>
          <table:table-cell table:formula="of:=[.L56]-[.$M$15]" office:value-type="float" office:value="24.2945415555556" calcext:value-type="float">
            <text:p>24.2945415556</text:p>
          </table:table-cell>
          <table:table-cell table:formula="of:=[.M56]/([.$L$51]*[.$I$18])" office:value-type="float" office:value="0.0485890831111111" calcext:value-type="float">
            <text:p>0.0485890831</text:p>
          </table:table-cell>
          <table:table-cell table:formula="of:=[.N56]/[.$C$6]" office:value-type="float" office:value="0.000000000662886611560443" calcext:value-type="float">
            <text:p>6.62886611560443E-010</text:p>
          </table:table-cell>
          <table:table-cell table:formula="of:=[.N56]/[.$B$6]" office:value-type="float" office:value="1.32577322312089" calcext:value-type="float">
            <text:p>1.32577322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018753" calcext:value-type="float">
            <text:p>74.018753</text:p>
          </table:table-cell>
          <table:table-cell office:value-type="float" office:value="190" calcext:value-type="float">
            <text:p>190</text:p>
          </table:table-cell>
          <table:table-cell table:formula="of:=[.I57]*[.$J$2]" office:value-type="float" office:value="19" calcext:value-type="float">
            <text:p>19</text:p>
          </table:table-cell>
          <table:table-cell table:formula="of:=[.J57]*[.$I$17]" office:value-type="float" office:value="46.2878" calcext:value-type="float">
            <text:p>46.2878</text:p>
          </table:table-cell>
          <table:table-cell table:formula="of:=[.H57]-[.K57]" office:value-type="float" office:value="27.730953" calcext:value-type="float">
            <text:p>27.730953</text:p>
          </table:table-cell>
          <table:table-cell table:formula="of:=[.L57]-[.$M$15]" office:value-type="float" office:value="24.3264625555556" calcext:value-type="float">
            <text:p>24.3264625556</text:p>
          </table:table-cell>
          <table:table-cell table:formula="of:=[.M57]/([.$L$51]*[.$I$18])" office:value-type="float" office:value="0.0486529251111111" calcext:value-type="float">
            <text:p>0.0486529251</text:p>
          </table:table-cell>
          <table:table-cell table:formula="of:=[.N57]/[.$C$6]" office:value-type="float" office:value="0.00000000066375758924402" calcext:value-type="float">
            <text:p>6.6375758924402E-010</text:p>
          </table:table-cell>
          <table:table-cell table:formula="of:=[.N57]/[.$B$6]" office:value-type="float" office:value="1.32751517848804" calcext:value-type="float">
            <text:p>1.32751517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047745" calcext:value-type="float">
            <text:p>74.047745</text:p>
          </table:table-cell>
          <table:table-cell office:value-type="float" office:value="190" calcext:value-type="float">
            <text:p>190</text:p>
          </table:table-cell>
          <table:table-cell table:formula="of:=[.I58]*[.$J$2]" office:value-type="float" office:value="19" calcext:value-type="float">
            <text:p>19</text:p>
          </table:table-cell>
          <table:table-cell table:formula="of:=[.J58]*[.$I$17]" office:value-type="float" office:value="46.2878" calcext:value-type="float">
            <text:p>46.2878</text:p>
          </table:table-cell>
          <table:table-cell table:formula="of:=[.H58]-[.K58]" office:value-type="float" office:value="27.759945" calcext:value-type="float">
            <text:p>27.759945</text:p>
          </table:table-cell>
          <table:table-cell table:formula="of:=[.L58]-[.$M$15]" office:value-type="float" office:value="24.3554545555556" calcext:value-type="float">
            <text:p>24.3554545556</text:p>
          </table:table-cell>
          <table:table-cell table:formula="of:=[.M58]/([.$L$51]*[.$I$18])" office:value-type="float" office:value="0.0487109091111111" calcext:value-type="float">
            <text:p>0.0487109091</text:p>
          </table:table-cell>
          <table:table-cell table:formula="of:=[.N58]/[.$C$6]" office:value-type="float" office:value="0.000000000664548647951525" calcext:value-type="float">
            <text:p>6.64548647951525E-010</text:p>
          </table:table-cell>
          <table:table-cell table:formula="of:=[.N58]/[.$B$6]" office:value-type="float" office:value="1.32909729590305" calcext:value-type="float">
            <text:p>1.32909729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929123" calcext:value-type="float">
            <text:p>73.929123</text:p>
          </table:table-cell>
          <table:table-cell office:value-type="float" office:value="190" calcext:value-type="float">
            <text:p>190</text:p>
          </table:table-cell>
          <table:table-cell table:formula="of:=[.I59]*[.$J$2]" office:value-type="float" office:value="19" calcext:value-type="float">
            <text:p>19</text:p>
          </table:table-cell>
          <table:table-cell table:formula="of:=[.J59]*[.$I$17]" office:value-type="float" office:value="46.2878" calcext:value-type="float">
            <text:p>46.2878</text:p>
          </table:table-cell>
          <table:table-cell table:formula="of:=[.H59]-[.K59]" office:value-type="float" office:value="27.641323" calcext:value-type="float">
            <text:p>27.641323</text:p>
          </table:table-cell>
          <table:table-cell table:formula="of:=[.L59]-[.$M$15]" office:value-type="float" office:value="24.2368325555556" calcext:value-type="float">
            <text:p>24.2368325556</text:p>
          </table:table-cell>
          <table:table-cell table:formula="of:=[.M59]/([.$L$51]*[.$I$18])" office:value-type="float" office:value="0.0484736651111111" calcext:value-type="float">
            <text:p>0.0484736651</text:p>
          </table:table-cell>
          <table:table-cell table:formula="of:=[.N59]/[.$C$6]" office:value-type="float" office:value="0.000000000661311997634139" calcext:value-type="float">
            <text:p>6.61311997634139E-010</text:p>
          </table:table-cell>
          <table:table-cell table:formula="of:=[.N59]/[.$B$6]" office:value-type="float" office:value="1.32262399526828" calcext:value-type="float">
            <text:p>1.32262399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4.032341" calcext:value-type="float">
            <text:p>74.032341</text:p>
          </table:table-cell>
          <table:table-cell office:value-type="float" office:value="190" calcext:value-type="float">
            <text:p>190</text:p>
          </table:table-cell>
          <table:table-cell table:formula="of:=[.I60]*[.$J$2]" office:value-type="float" office:value="19" calcext:value-type="float">
            <text:p>19</text:p>
          </table:table-cell>
          <table:table-cell table:formula="of:=[.J60]*[.$I$17]" office:value-type="float" office:value="46.2878" calcext:value-type="float">
            <text:p>46.2878</text:p>
          </table:table-cell>
          <table:table-cell table:formula="of:=[.H60]-[.K60]" office:value-type="float" office:value="27.744541" calcext:value-type="float">
            <text:p>27.744541</text:p>
          </table:table-cell>
          <table:table-cell table:formula="of:=[.L60]-[.$M$15]" office:value-type="float" office:value="24.3400505555556" calcext:value-type="float">
            <text:p>24.3400505556</text:p>
          </table:table-cell>
          <table:table-cell table:formula="of:=[.M60]/([.$L$51]*[.$I$18])" office:value-type="float" office:value="0.0486801011111111" calcext:value-type="float">
            <text:p>0.0486801011</text:p>
          </table:table-cell>
          <table:table-cell table:formula="of:=[.N60]/[.$C$6]" office:value-type="float" office:value="0.000000000664128343442336" calcext:value-type="float">
            <text:p>6.64128343442336E-010</text:p>
          </table:table-cell>
          <table:table-cell table:formula="of:=[.N60]/[.$B$6]" office:value-type="float" office:value="1.32825668688467" calcext:value-type="float">
            <text:p>1.32825668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3.795952" calcext:value-type="float">
            <text:p>73.795952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table:formula="of:=[.I61]*[.$J$2]" office:value-type="float" office:value="19" calcext:value-type="float">
            <text:p>19</text:p>
          </table:table-cell>
          <table:table-cell table:style-name="ce22" table:formula="of:=[.J61]*[.$I$17]" office:value-type="float" office:value="46.2878" calcext:value-type="float">
            <text:p>46.2878</text:p>
          </table:table-cell>
          <table:table-cell table:formula="of:=[.H61]-[.K61]" office:value-type="float" office:value="27.508152" calcext:value-type="float">
            <text:p>27.508152</text:p>
          </table:table-cell>
          <table:table-cell table:formula="of:=[.L61]-[.$M$15]" office:value-type="float" office:value="24.1036615555556" calcext:value-type="float">
            <text:p>24.1036615556</text:p>
          </table:table-cell>
          <table:table-cell table:formula="of:=[.M61]/([.$L$51]*[.$I$18])" office:value-type="float" office:value="0.0482073231111111" calcext:value-type="float">
            <text:p>0.0482073231</text:p>
          </table:table-cell>
          <table:table-cell table:formula="of:=[.N61]/[.$C$6]" office:value-type="float" office:value="0.000000000657678371836087" calcext:value-type="float">
            <text:p>6.57678371836087E-010</text:p>
          </table:table-cell>
          <table:table-cell table:formula="of:=[.N61]/[.$B$6]" office:value-type="float" office:value="1.31535674367217" calcext:value-type="float">
            <text:p>1.315356743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74.0811216666667" calcext:value-type="float">
            <text:p>74.0811216667</text:p>
          </table:table-cell>
          <table:table-cell table:style-name="ce22" table:formula="of:=AVERAGE([.I53:.I61])" office:value-type="float" office:value="190.111111111111" calcext:value-type="float">
            <text:p>190.1111111111</text:p>
          </table:table-cell>
          <table:table-cell table:style-name="ce22" table:formula="of:=AVERAGE([.J53:.J61])" office:value-type="float" office:value="19.0111111111111" calcext:value-type="float">
            <text:p>19.0111111111</text:p>
          </table:table-cell>
          <table:table-cell table:style-name="ce22" table:formula="of:=AVERAGE([.K53:.K61])" office:value-type="float" office:value="46.3148688888889" calcext:value-type="float">
            <text:p>46.3148688889</text:p>
          </table:table-cell>
          <table:table-cell table:formula="of:=AVERAGE([.L53:.L61])" office:value-type="float" office:value="27.7662527777778" calcext:value-type="float">
            <text:p>27.7662527778</text:p>
          </table:table-cell>
          <table:table-cell table:formula="of:=AVERAGE([.M53:.M61])" office:value-type="float" office:value="24.3617623333333" calcext:value-type="float">
            <text:p>24.3617623333</text:p>
          </table:table-cell>
          <table:table-cell table:style-name="ce22" table:formula="of:=AVERAGE([.N53:.N61])" office:value-type="float" office:value="0.0487235246666667" calcext:value-type="float">
            <text:p>0.0487235247</text:p>
          </table:table-cell>
          <table:table-cell table:style-name="ce32" table:formula="of:=AVERAGE([.O53:.O61])" office:value-type="float" office:value="0.000000000664720758276308" calcext:value-type="float">
            <text:p>6.64720758276308E-010</text:p>
          </table:table-cell>
          <table:table-cell table:style-name="ce38" table:formula="of:=AVERAGE([.P53:.P61])" office:value-type="float" office:value="1.32944151655262" calcext:value-type="float">
            <text:p>1.3294415166</text:p>
          </table:table-cell>
          <table:table-cell table:formula="of:=[.O63]/[.$O$15]*100" office:value-type="float" office:value="121.053907143089" calcext:value-type="float">
            <text:p>121.053907143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53:.H61])" office:value-type="float" office:value="0.24220553638542" calcext:value-type="float">
            <text:p>0.2422055364</text:p>
          </table:table-cell>
          <table:table-cell table:style-name="ce23" table:formula="of:=STDEV([.I53:.I61])" office:value-type="float" office:value="0.333333333333333" calcext:value-type="float">
            <text:p>0.3333333333</text:p>
          </table:table-cell>
          <table:table-cell table:style-name="ce23" table:formula="of:=STDEV([.J53:.J61])" office:value-type="float" office:value="0.0333333333333338" calcext:value-type="float">
            <text:p>0.0333333333</text:p>
          </table:table-cell>
          <table:table-cell table:style-name="ce23" table:formula="of:=STDEV([.K53:.K61])" office:value-type="float" office:value="0.081206666666669" calcext:value-type="float">
            <text:p>0.0812066667</text:p>
          </table:table-cell>
          <table:table-cell table:style-name="ce23" table:formula="of:=STDEV([.L53:.L61])" office:value-type="float" office:value="0.173395029514093" calcext:value-type="float">
            <text:p>0.1733950295</text:p>
          </table:table-cell>
          <table:table-cell table:style-name="ce23" table:formula="of:=STDEV([.M53:.M61])" office:value-type="float" office:value="0.173395029514093" calcext:value-type="float">
            <text:p>0.1733950295</text:p>
          </table:table-cell>
          <table:table-cell table:style-name="ce23" table:formula="of:=STDEV([.N53:.N61])" office:value-type="float" office:value="0.000346790059028185" calcext:value-type="float">
            <text:p>0.0003467901</text:p>
          </table:table-cell>
          <table:table-cell table:style-name="ce30" table:formula="of:=STDEV([.O53:.O61])" office:value-type="float" office:value="0.00000000000473115507502695" calcext:value-type="float">
            <text:p>4.73115507502695E-012</text:p>
          </table:table-cell>
          <table:table-cell table:style-name="ce39" table:formula="of:=STDEV([.P53:.P61])" office:value-type="float" office:value="0.00946231015005392" calcext:value-type="float">
            <text:p>0.0094623102</text:p>
          </table:table-cell>
          <table:table-cell table:formula="of:=[.O64]/[.O63]*100" office:value-type="float" office:value="0.711750763929104" calcext:value-type="float">
            <text:p>0.711750763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Iterations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741547" calcext:value-type="float">
            <text:p>32.741547</text:p>
          </table:table-cell>
          <table:table-cell office:value-type="float" office:value="89" calcext:value-type="float">
            <text:p>89</text:p>
          </table:table-cell>
          <table:table-cell table:formula="of:=[.I68]*[.$J$2]" office:value-type="float" office:value="8.9" calcext:value-type="float">
            <text:p>8.9</text:p>
          </table:table-cell>
          <table:table-cell table:formula="of:=[.J68]*[.$I$17]" office:value-type="float" office:value="21.68218" calcext:value-type="float">
            <text:p>21.68218</text:p>
          </table:table-cell>
          <table:table-cell table:formula="of:=[.H68]-[.K68]" office:value-type="float" office:value="11.059367" calcext:value-type="float">
            <text:p>11.059367</text:p>
          </table:table-cell>
          <table:table-cell table:formula="of:=[.L68]-[.$M$15]" office:value-type="float" office:value="7.65487655555555" calcext:value-type="float">
            <text:p>7.6548765556</text:p>
          </table:table-cell>
          <table:table-cell table:formula="of:=[.M68]/([.$L$66]*[.$I$18])" office:value-type="float" office:value="0.0153097531111111" calcext:value-type="float">
            <text:p>0.0153097531</text:p>
          </table:table-cell>
          <table:table-cell table:formula="of:=[.N68]/[.$C$7]" office:value-type="float" office:value="0.000000000517080326245457" calcext:value-type="float">
            <text:p>5.17080326245457E-010</text:p>
          </table:table-cell>
          <table:table-cell table:formula="of:=[.N68]/[.$B$7]" office:value-type="float" office:value="1.03416065249091" calcext:value-type="float">
            <text:p>1.03416065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092632" calcext:value-type="float">
            <text:p>33.092632</text:p>
          </table:table-cell>
          <table:table-cell office:value-type="float" office:value="90" calcext:value-type="float">
            <text:p>90</text:p>
          </table:table-cell>
          <table:table-cell table:formula="of:=[.I69]*[.$J$2]" office:value-type="float" office:value="9" calcext:value-type="float">
            <text:p>9</text:p>
          </table:table-cell>
          <table:table-cell table:formula="of:=[.J69]*[.$I$17]" office:value-type="float" office:value="21.9258" calcext:value-type="float">
            <text:p>21.9258</text:p>
          </table:table-cell>
          <table:table-cell table:formula="of:=[.H69]-[.K69]" office:value-type="float" office:value="11.166832" calcext:value-type="float">
            <text:p>11.166832</text:p>
          </table:table-cell>
          <table:table-cell table:formula="of:=[.L69]-[.$M$15]" office:value-type="float" office:value="7.76234155555556" calcext:value-type="float">
            <text:p>7.7623415556</text:p>
          </table:table-cell>
          <table:table-cell table:formula="of:=[.M69]/([.$L$66]*[.$I$18])" office:value-type="float" office:value="0.0155246831111111" calcext:value-type="float">
            <text:p>0.0155246831</text:p>
          </table:table-cell>
          <table:table-cell table:formula="of:=[.N69]/[.$C$7]" office:value-type="float" office:value="0.000000000524339494549045" calcext:value-type="float">
            <text:p>5.24339494549045E-010</text:p>
          </table:table-cell>
          <table:table-cell table:formula="of:=[.N69]/[.$B$7]" office:value-type="float" office:value="1.04867898909809" calcext:value-type="float">
            <text:p>1.04867898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989956" calcext:value-type="float">
            <text:p>32.989956</text:p>
          </table:table-cell>
          <table:table-cell office:value-type="float" office:value="90" calcext:value-type="float">
            <text:p>90</text:p>
          </table:table-cell>
          <table:table-cell table:formula="of:=[.I70]*[.$J$2]" office:value-type="float" office:value="9" calcext:value-type="float">
            <text:p>9</text:p>
          </table:table-cell>
          <table:table-cell table:formula="of:=[.J70]*[.$I$17]" office:value-type="float" office:value="21.9258" calcext:value-type="float">
            <text:p>21.9258</text:p>
          </table:table-cell>
          <table:table-cell table:formula="of:=[.H70]-[.K70]" office:value-type="float" office:value="11.064156" calcext:value-type="float">
            <text:p>11.064156</text:p>
          </table:table-cell>
          <table:table-cell table:formula="of:=[.L70]-[.$M$15]" office:value-type="float" office:value="7.65966555555556" calcext:value-type="float">
            <text:p>7.6596655556</text:p>
          </table:table-cell>
          <table:table-cell table:formula="of:=[.M70]/([.$L$66]*[.$I$18])" office:value-type="float" office:value="0.0153193311111111" calcext:value-type="float">
            <text:p>0.0153193311</text:p>
          </table:table-cell>
          <table:table-cell table:formula="of:=[.N70]/[.$C$7]" office:value-type="float" office:value="0.000000000517403819075735" calcext:value-type="float">
            <text:p>5.17403819075735E-010</text:p>
          </table:table-cell>
          <table:table-cell table:formula="of:=[.N70]/[.$B$7]" office:value-type="float" office:value="1.03480763815147" calcext:value-type="float">
            <text:p>1.03480763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015831" calcext:value-type="float">
            <text:p>33.015831</text:p>
          </table:table-cell>
          <table:table-cell office:value-type="float" office:value="90" calcext:value-type="float">
            <text:p>90</text:p>
          </table:table-cell>
          <table:table-cell table:formula="of:=[.I71]*[.$J$2]" office:value-type="float" office:value="9" calcext:value-type="float">
            <text:p>9</text:p>
          </table:table-cell>
          <table:table-cell table:formula="of:=[.J71]*[.$I$17]" office:value-type="float" office:value="21.9258" calcext:value-type="float">
            <text:p>21.9258</text:p>
          </table:table-cell>
          <table:table-cell table:formula="of:=[.H71]-[.K71]" office:value-type="float" office:value="11.090031" calcext:value-type="float">
            <text:p>11.090031</text:p>
          </table:table-cell>
          <table:table-cell table:formula="of:=[.L71]-[.$M$15]" office:value-type="float" office:value="7.68554055555556" calcext:value-type="float">
            <text:p>7.6855405556</text:p>
          </table:table-cell>
          <table:table-cell table:formula="of:=[.M71]/([.$L$66]*[.$I$18])" office:value-type="float" office:value="0.0153710811111111" calcext:value-type="float">
            <text:p>0.0153710811</text:p>
          </table:table-cell>
          <table:table-cell table:formula="of:=[.N71]/[.$C$7]" office:value-type="float" office:value="0.000000000519151653066852" calcext:value-type="float">
            <text:p>5.19151653066852E-010</text:p>
          </table:table-cell>
          <table:table-cell table:formula="of:=[.N71]/[.$B$7]" office:value-type="float" office:value="1.0383033061337" calcext:value-type="float">
            <text:p>1.03830330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954529" calcext:value-type="float">
            <text:p>32.954529</text:p>
          </table:table-cell>
          <table:table-cell office:value-type="float" office:value="90" calcext:value-type="float">
            <text:p>90</text:p>
          </table:table-cell>
          <table:table-cell table:formula="of:=[.I72]*[.$J$2]" office:value-type="float" office:value="9" calcext:value-type="float">
            <text:p>9</text:p>
          </table:table-cell>
          <table:table-cell table:formula="of:=[.J72]*[.$I$17]" office:value-type="float" office:value="21.9258" calcext:value-type="float">
            <text:p>21.9258</text:p>
          </table:table-cell>
          <table:table-cell table:formula="of:=[.H72]-[.K72]" office:value-type="float" office:value="11.028729" calcext:value-type="float">
            <text:p>11.028729</text:p>
          </table:table-cell>
          <table:table-cell table:formula="of:=[.L72]-[.$M$15]" office:value-type="float" office:value="7.62423855555556" calcext:value-type="float">
            <text:p>7.6242385556</text:p>
          </table:table-cell>
          <table:table-cell table:formula="of:=[.M72]/([.$L$66]*[.$I$18])" office:value-type="float" office:value="0.0152484771111111" calcext:value-type="float">
            <text:p>0.0152484771</text:p>
          </table:table-cell>
          <table:table-cell table:formula="of:=[.N72]/[.$C$7]" office:value-type="float" office:value="0.000000000515010755701695" calcext:value-type="float">
            <text:p>5.15010755701695E-010</text:p>
          </table:table-cell>
          <table:table-cell table:formula="of:=[.N72]/[.$B$7]" office:value-type="float" office:value="1.03002151140339" calcext:value-type="float">
            <text:p>1.03002151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841862" calcext:value-type="float">
            <text:p>32.841862</text:p>
          </table:table-cell>
          <table:table-cell office:value-type="float" office:value="89" calcext:value-type="float">
            <text:p>89</text:p>
          </table:table-cell>
          <table:table-cell table:formula="of:=[.I73]*[.$J$2]" office:value-type="float" office:value="8.9" calcext:value-type="float">
            <text:p>8.9</text:p>
          </table:table-cell>
          <table:table-cell table:formula="of:=[.J73]*[.$I$17]" office:value-type="float" office:value="21.68218" calcext:value-type="float">
            <text:p>21.68218</text:p>
          </table:table-cell>
          <table:table-cell table:formula="of:=[.H73]-[.K73]" office:value-type="float" office:value="11.159682" calcext:value-type="float">
            <text:p>11.159682</text:p>
          </table:table-cell>
          <table:table-cell table:formula="of:=[.L73]-[.$M$15]" office:value-type="float" office:value="7.75519155555556" calcext:value-type="float">
            <text:p>7.7551915556</text:p>
          </table:table-cell>
          <table:table-cell table:formula="of:=[.M73]/([.$L$66]*[.$I$18])" office:value-type="float" office:value="0.0155103831111111" calcext:value-type="float">
            <text:p>0.0155103831</text:p>
          </table:table-cell>
          <table:table-cell table:formula="of:=[.N73]/[.$C$7]" office:value-type="float" office:value="0.000000000523856518199809" calcext:value-type="float">
            <text:p>5.23856518199809E-010</text:p>
          </table:table-cell>
          <table:table-cell table:formula="of:=[.N73]/[.$B$7]" office:value-type="float" office:value="1.04771303639962" calcext:value-type="float">
            <text:p>1.04771303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857674" calcext:value-type="float">
            <text:p>32.857674</text:p>
          </table:table-cell>
          <table:table-cell office:value-type="float" office:value="89" calcext:value-type="float">
            <text:p>89</text:p>
          </table:table-cell>
          <table:table-cell table:formula="of:=[.I74]*[.$J$2]" office:value-type="float" office:value="8.9" calcext:value-type="float">
            <text:p>8.9</text:p>
          </table:table-cell>
          <table:table-cell table:formula="of:=[.J74]*[.$I$17]" office:value-type="float" office:value="21.68218" calcext:value-type="float">
            <text:p>21.68218</text:p>
          </table:table-cell>
          <table:table-cell table:formula="of:=[.H74]-[.K74]" office:value-type="float" office:value="11.175494" calcext:value-type="float">
            <text:p>11.175494</text:p>
          </table:table-cell>
          <table:table-cell table:formula="of:=[.L74]-[.$M$15]" office:value-type="float" office:value="7.77100355555556" calcext:value-type="float">
            <text:p>7.7710035556</text:p>
          </table:table-cell>
          <table:table-cell table:formula="of:=[.M74]/([.$L$66]*[.$I$18])" office:value-type="float" office:value="0.0155420071111111" calcext:value-type="float">
            <text:p>0.0155420071</text:p>
          </table:table-cell>
          <table:table-cell table:formula="of:=[.N74]/[.$C$7]" office:value-type="float" office:value="0.000000000524924605197588" calcext:value-type="float">
            <text:p>5.24924605197588E-010</text:p>
          </table:table-cell>
          <table:table-cell table:formula="of:=[.N74]/[.$B$7]" office:value-type="float" office:value="1.04984921039518" calcext:value-type="float">
            <text:p>1.04984921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51545" calcext:value-type="float">
            <text:p>32.51545</text:p>
          </table:table-cell>
          <table:table-cell office:value-type="float" office:value="88" calcext:value-type="float">
            <text:p>88</text:p>
          </table:table-cell>
          <table:table-cell table:formula="of:=[.I75]*[.$J$2]" office:value-type="float" office:value="8.8" calcext:value-type="float">
            <text:p>8.8</text:p>
          </table:table-cell>
          <table:table-cell table:formula="of:=[.J75]*[.$I$17]" office:value-type="float" office:value="21.43856" calcext:value-type="float">
            <text:p>21.43856</text:p>
          </table:table-cell>
          <table:table-cell table:formula="of:=[.H75]-[.K75]" office:value-type="float" office:value="11.07689" calcext:value-type="float">
            <text:p>11.07689</text:p>
          </table:table-cell>
          <table:table-cell table:formula="of:=[.L75]-[.$M$15]" office:value-type="float" office:value="7.67239955555555" calcext:value-type="float">
            <text:p>7.6723995556</text:p>
          </table:table-cell>
          <table:table-cell table:formula="of:=[.M75]/([.$L$66]*[.$I$18])" office:value-type="float" office:value="0.0153447991111111" calcext:value-type="float">
            <text:p>0.0153447991</text:p>
          </table:table-cell>
          <table:table-cell table:formula="of:=[.N75]/[.$C$7]" office:value-type="float" office:value="0.000000000518263989821354" calcext:value-type="float">
            <text:p>5.18263989821354E-010</text:p>
          </table:table-cell>
          <table:table-cell table:formula="of:=[.N75]/[.$B$7]" office:value-type="float" office:value="1.03652797964271" calcext:value-type="float">
            <text:p>1.03652797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071705" calcext:value-type="float">
            <text:p>33.071705</text:p>
          </table:table-cell>
          <table:table-cell table:style-name="ce22" office:value-type="float" office:value="90" calcext:value-type="float">
            <text:p>90</text:p>
          </table:table-cell>
          <table:table-cell table:style-name="ce22" table:formula="of:=[.I76]*[.$J$2]" office:value-type="float" office:value="9" calcext:value-type="float">
            <text:p>9</text:p>
          </table:table-cell>
          <table:table-cell table:style-name="ce22" table:formula="of:=[.J76]*[.$I$17]" office:value-type="float" office:value="21.9258" calcext:value-type="float">
            <text:p>21.9258</text:p>
          </table:table-cell>
          <table:table-cell table:formula="of:=[.H76]-[.K76]" office:value-type="float" office:value="11.145905" calcext:value-type="float">
            <text:p>11.145905</text:p>
          </table:table-cell>
          <table:table-cell table:formula="of:=[.L76]-[.$M$15]" office:value-type="float" office:value="7.74141455555556" calcext:value-type="float">
            <text:p>7.7414145556</text:p>
          </table:table-cell>
          <table:table-cell table:formula="of:=[.M76]/([.$L$66]*[.$I$18])" office:value-type="float" office:value="0.0154828291111111" calcext:value-type="float">
            <text:p>0.0154828291</text:p>
          </table:table-cell>
          <table:table-cell table:formula="of:=[.N76]/[.$C$7]" office:value-type="float" office:value="0.000000000522925893701428" calcext:value-type="float">
            <text:p>5.22925893701428E-010</text:p>
          </table:table-cell>
          <table:table-cell table:formula="of:=[.N76]/[.$B$7]" office:value-type="float" office:value="1.04585178740286" calcext:value-type="float">
            <text:p>1.045851787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32.8979095555556" calcext:value-type="float">
            <text:p>32.8979095556</text:p>
          </table:table-cell>
          <table:table-cell table:style-name="ce22" table:formula="of:=AVERAGE([.I68:.I76])" office:value-type="float" office:value="89.4444444444444" calcext:value-type="float">
            <text:p>89.4444444444</text:p>
          </table:table-cell>
          <table:table-cell table:style-name="ce22" table:formula="of:=AVERAGE([.J68:.J76])" office:value-type="float" office:value="8.94444444444444" calcext:value-type="float">
            <text:p>8.9444444444</text:p>
          </table:table-cell>
          <table:table-cell table:style-name="ce22" table:formula="of:=AVERAGE([.K68:.K76])" office:value-type="float" office:value="21.7904555555556" calcext:value-type="float">
            <text:p>21.7904555556</text:p>
          </table:table-cell>
          <table:table-cell table:formula="of:=AVERAGE([.L68:.L76])" office:value-type="float" office:value="11.107454" calcext:value-type="float">
            <text:p>11.107454</text:p>
          </table:table-cell>
          <table:table-cell table:formula="of:=AVERAGE([.M68:.M76])" office:value-type="float" office:value="7.70296355555556" calcext:value-type="float">
            <text:p>7.7029635556</text:p>
          </table:table-cell>
          <table:table-cell table:style-name="ce22" table:formula="of:=AVERAGE([.N68:.N76])" office:value-type="float" office:value="0.0154059271111111" calcext:value-type="float">
            <text:p>0.0154059271</text:p>
          </table:table-cell>
          <table:table-cell table:style-name="ce33" table:formula="of:=AVERAGE([.O68:.O76])" office:value-type="float" office:value="0.000000000520328561728774" calcext:value-type="float">
            <text:p>5.20328561728774E-010</text:p>
          </table:table-cell>
          <table:table-cell table:style-name="ce38" table:formula="of:=AVERAGE([.P68:.P76])" office:value-type="float" office:value="1.04065712345755" calcext:value-type="float">
            <text:p>1.0406571235</text:p>
          </table:table-cell>
          <table:table-cell table:formula="of:=[.O78]/[.$O$15]*100" office:value-type="float" office:value="94.7582945337017" calcext:value-type="float">
            <text:p>94.758294533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68:.H76])" office:value-type="float" office:value="0.183436042053567" calcext:value-type="float">
            <text:p>0.1834360421</text:p>
          </table:table-cell>
          <table:table-cell table:style-name="ce23" table:formula="of:=STDEV([.I68:.I76])" office:value-type="float" office:value="0.726483157256779" calcext:value-type="float">
            <text:p>0.7264831573</text:p>
          </table:table-cell>
          <table:table-cell table:style-name="ce23" table:formula="of:=STDEV([.J68:.J76])" office:value-type="float" office:value="0.0726483157256776" calcext:value-type="float">
            <text:p>0.0726483157</text:p>
          </table:table-cell>
          <table:table-cell table:style-name="ce23" table:formula="of:=STDEV([.K68:.K76])" office:value-type="float" office:value="0.176985826770896" calcext:value-type="float">
            <text:p>0.1769858268</text:p>
          </table:table-cell>
          <table:table-cell table:style-name="ce23" table:formula="of:=STDEV([.L68:.L76])" office:value-type="float" office:value="0.0547538273685057" calcext:value-type="float">
            <text:p>0.0547538274</text:p>
          </table:table-cell>
          <table:table-cell table:style-name="ce23" table:formula="of:=STDEV([.M68:.M76])" office:value-type="float" office:value="0.0547538273685057" calcext:value-type="float">
            <text:p>0.0547538274</text:p>
          </table:table-cell>
          <table:table-cell table:style-name="ce23" table:formula="of:=STDEV([.N68:.N76])" office:value-type="float" office:value="0.000109507654737011" calcext:value-type="float">
            <text:p>0.0001095077</text:p>
          </table:table-cell>
          <table:table-cell table:style-name="ce30" table:formula="of:=STDEV([.O68:.O76])" office:value-type="float" office:value="0.00000000000369857393694308" calcext:value-type="float">
            <text:p>3.69857393694308E-012</text:p>
          </table:table-cell>
          <table:table-cell table:style-name="ce39" table:formula="of:=STDEV([.P68:.P76])" office:value-type="float" office:value="0.00739714787388613" calcext:value-type="float">
            <text:p>0.0073971479</text:p>
          </table:table-cell>
          <table:table-cell table:formula="of:=[.O79]/[.O78]*100" office:value-type="float" office:value="0.710815090498722" calcext:value-type="float">
            <text:p>0.710815090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366608" calcext:value-type="float">
            <text:p>52.366608</text:p>
          </table:table-cell>
          <table:table-cell office:value-type="float" office:value="131" calcext:value-type="float">
            <text:p>131</text:p>
          </table:table-cell>
          <table:table-cell table:formula="of:=[.I83]*[.$J$2]" office:value-type="float" office:value="13.1" calcext:value-type="float">
            <text:p>13.1</text:p>
          </table:table-cell>
          <table:table-cell table:formula="of:=[.J83]*[.$I$17]" office:value-type="float" office:value="31.91422" calcext:value-type="float">
            <text:p>31.91422</text:p>
          </table:table-cell>
          <table:table-cell table:formula="of:=[.H83]-[.K83]" office:value-type="float" office:value="20.452388" calcext:value-type="float">
            <text:p>20.452388</text:p>
          </table:table-cell>
          <table:table-cell table:formula="of:=[.L83]-[.$M$15]" office:value-type="float" office:value="17.0478975555556" calcext:value-type="float">
            <text:p>17.0478975556</text:p>
          </table:table-cell>
          <table:table-cell table:formula="of:=[.M83]/([.$L$81]*[.$I$18])" office:value-type="float" office:value="0.00426197438888889" calcext:value-type="float">
            <text:p>0.0042619744</text:p>
          </table:table-cell>
          <table:table-cell table:formula="of:=[.N83]/[.$C$8]" office:value-type="float" office:value="0.000000000665495467483452" calcext:value-type="float">
            <text:p>6.65495467483452E-010</text:p>
          </table:table-cell>
          <table:table-cell table:formula="of:=[.N83]/[.$B$8]" office:value-type="float" office:value="1.33099093496691" calcext:value-type="float">
            <text:p>1.3309909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514366" calcext:value-type="float">
            <text:p>52.514366</text:p>
          </table:table-cell>
          <table:table-cell office:value-type="float" office:value="131" calcext:value-type="float">
            <text:p>131</text:p>
          </table:table-cell>
          <table:table-cell table:formula="of:=[.I84]*[.$J$2]" office:value-type="float" office:value="13.1" calcext:value-type="float">
            <text:p>13.1</text:p>
          </table:table-cell>
          <table:table-cell table:formula="of:=[.J84]*[.$I$17]" office:value-type="float" office:value="31.91422" calcext:value-type="float">
            <text:p>31.91422</text:p>
          </table:table-cell>
          <table:table-cell table:formula="of:=[.H84]-[.K84]" office:value-type="float" office:value="20.600146" calcext:value-type="float">
            <text:p>20.600146</text:p>
          </table:table-cell>
          <table:table-cell table:formula="of:=[.L84]-[.$M$15]" office:value-type="float" office:value="17.1956555555556" calcext:value-type="float">
            <text:p>17.1956555556</text:p>
          </table:table-cell>
          <table:table-cell table:formula="of:=[.M84]/([.$L$81]*[.$I$18])" office:value-type="float" office:value="0.00429891388888889" calcext:value-type="float">
            <text:p>0.0042989139</text:p>
          </table:table-cell>
          <table:table-cell table:formula="of:=[.N84]/[.$C$8]" office:value-type="float" office:value="0.000000000671263467846194" calcext:value-type="float">
            <text:p>6.71263467846194E-010</text:p>
          </table:table-cell>
          <table:table-cell table:formula="of:=[.N84]/[.$B$8]" office:value-type="float" office:value="1.34252693569239" calcext:value-type="float">
            <text:p>1.34252693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167435" calcext:value-type="float">
            <text:p>52.167435</text:p>
          </table:table-cell>
          <table:table-cell office:value-type="float" office:value="131" calcext:value-type="float">
            <text:p>131</text:p>
          </table:table-cell>
          <table:table-cell table:formula="of:=[.I85]*[.$J$2]" office:value-type="float" office:value="13.1" calcext:value-type="float">
            <text:p>13.1</text:p>
          </table:table-cell>
          <table:table-cell table:formula="of:=[.J85]*[.$I$17]" office:value-type="float" office:value="31.91422" calcext:value-type="float">
            <text:p>31.91422</text:p>
          </table:table-cell>
          <table:table-cell table:formula="of:=[.H85]-[.K85]" office:value-type="float" office:value="20.253215" calcext:value-type="float">
            <text:p>20.253215</text:p>
          </table:table-cell>
          <table:table-cell table:formula="of:=[.L85]-[.$M$15]" office:value-type="float" office:value="16.8487245555556" calcext:value-type="float">
            <text:p>16.8487245556</text:p>
          </table:table-cell>
          <table:table-cell table:formula="of:=[.M85]/([.$L$81]*[.$I$18])" office:value-type="float" office:value="0.00421218113888889" calcext:value-type="float">
            <text:p>0.0042121811</text:p>
          </table:table-cell>
          <table:table-cell table:formula="of:=[.N85]/[.$C$8]" office:value-type="float" office:value="0.000000000657720389746557" calcext:value-type="float">
            <text:p>6.57720389746557E-010</text:p>
          </table:table-cell>
          <table:table-cell table:formula="of:=[.N85]/[.$B$8]" office:value-type="float" office:value="1.31544077949311" calcext:value-type="float">
            <text:p>1.31544077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238728" calcext:value-type="float">
            <text:p>52.238728</text:p>
          </table:table-cell>
          <table:table-cell office:value-type="float" office:value="131" calcext:value-type="float">
            <text:p>131</text:p>
          </table:table-cell>
          <table:table-cell table:formula="of:=[.I86]*[.$J$2]" office:value-type="float" office:value="13.1" calcext:value-type="float">
            <text:p>13.1</text:p>
          </table:table-cell>
          <table:table-cell table:formula="of:=[.J86]*[.$I$17]" office:value-type="float" office:value="31.91422" calcext:value-type="float">
            <text:p>31.91422</text:p>
          </table:table-cell>
          <table:table-cell table:formula="of:=[.H86]-[.K86]" office:value-type="float" office:value="20.324508" calcext:value-type="float">
            <text:p>20.324508</text:p>
          </table:table-cell>
          <table:table-cell table:formula="of:=[.L86]-[.$M$15]" office:value-type="float" office:value="16.9200175555556" calcext:value-type="float">
            <text:p>16.9200175556</text:p>
          </table:table-cell>
          <table:table-cell table:formula="of:=[.M86]/([.$L$81]*[.$I$18])" office:value-type="float" office:value="0.00423000438888889" calcext:value-type="float">
            <text:p>0.0042300044</text:p>
          </table:table-cell>
          <table:table-cell table:formula="of:=[.N86]/[.$C$8]" office:value-type="float" office:value="0.00000000066050344074793" calcext:value-type="float">
            <text:p>6.6050344074793E-010</text:p>
          </table:table-cell>
          <table:table-cell table:formula="of:=[.N86]/[.$B$8]" office:value-type="float" office:value="1.32100688149586" calcext:value-type="float">
            <text:p>1.32100688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597252" calcext:value-type="float">
            <text:p>52.597252</text:p>
          </table:table-cell>
          <table:table-cell office:value-type="float" office:value="132" calcext:value-type="float">
            <text:p>132</text:p>
          </table:table-cell>
          <table:table-cell table:formula="of:=[.I87]*[.$J$2]" office:value-type="float" office:value="13.2" calcext:value-type="float">
            <text:p>13.2</text:p>
          </table:table-cell>
          <table:table-cell table:formula="of:=[.J87]*[.$I$17]" office:value-type="float" office:value="32.15784" calcext:value-type="float">
            <text:p>32.15784</text:p>
          </table:table-cell>
          <table:table-cell table:formula="of:=[.H87]-[.K87]" office:value-type="float" office:value="20.439412" calcext:value-type="float">
            <text:p>20.439412</text:p>
          </table:table-cell>
          <table:table-cell table:formula="of:=[.L87]-[.$M$15]" office:value-type="float" office:value="17.0349215555556" calcext:value-type="float">
            <text:p>17.0349215556</text:p>
          </table:table-cell>
          <table:table-cell table:formula="of:=[.M87]/([.$L$81]*[.$I$18])" office:value-type="float" office:value="0.00425873038888889" calcext:value-type="float">
            <text:p>0.0042587304</text:p>
          </table:table-cell>
          <table:table-cell table:formula="of:=[.N87]/[.$C$8]" office:value-type="float" office:value="0.000000000664988925890395" calcext:value-type="float">
            <text:p>6.64988925890395E-010</text:p>
          </table:table-cell>
          <table:table-cell table:formula="of:=[.N87]/[.$B$8]" office:value-type="float" office:value="1.32997785178079" calcext:value-type="float">
            <text:p>1.32997785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481586" calcext:value-type="float">
            <text:p>52.481586</text:p>
          </table:table-cell>
          <table:table-cell office:value-type="float" office:value="132" calcext:value-type="float">
            <text:p>132</text:p>
          </table:table-cell>
          <table:table-cell table:formula="of:=[.I88]*[.$J$2]" office:value-type="float" office:value="13.2" calcext:value-type="float">
            <text:p>13.2</text:p>
          </table:table-cell>
          <table:table-cell table:formula="of:=[.J88]*[.$I$17]" office:value-type="float" office:value="32.15784" calcext:value-type="float">
            <text:p>32.15784</text:p>
          </table:table-cell>
          <table:table-cell table:formula="of:=[.H88]-[.K88]" office:value-type="float" office:value="20.323746" calcext:value-type="float">
            <text:p>20.323746</text:p>
          </table:table-cell>
          <table:table-cell table:formula="of:=[.L88]-[.$M$15]" office:value-type="float" office:value="16.9192555555556" calcext:value-type="float">
            <text:p>16.9192555556</text:p>
          </table:table-cell>
          <table:table-cell table:formula="of:=[.M88]/([.$L$81]*[.$I$18])" office:value-type="float" office:value="0.00422981388888889" calcext:value-type="float">
            <text:p>0.0042298139</text:p>
          </table:table-cell>
          <table:table-cell table:formula="of:=[.N88]/[.$C$8]" office:value-type="float" office:value="0.000000000660473694701852" calcext:value-type="float">
            <text:p>6.60473694701852E-010</text:p>
          </table:table-cell>
          <table:table-cell table:formula="of:=[.N88]/[.$B$8]" office:value-type="float" office:value="1.3209473894037" calcext:value-type="float">
            <text:p>1.32094738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000359" calcext:value-type="float">
            <text:p>52.000359</text:p>
          </table:table-cell>
          <table:table-cell office:value-type="float" office:value="130" calcext:value-type="float">
            <text:p>130</text:p>
          </table:table-cell>
          <table:table-cell table:formula="of:=[.I89]*[.$J$2]" office:value-type="float" office:value="13" calcext:value-type="float">
            <text:p>13</text:p>
          </table:table-cell>
          <table:table-cell table:formula="of:=[.J89]*[.$I$17]" office:value-type="float" office:value="31.6706" calcext:value-type="float">
            <text:p>31.6706</text:p>
          </table:table-cell>
          <table:table-cell table:formula="of:=[.H89]-[.K89]" office:value-type="float" office:value="20.329759" calcext:value-type="float">
            <text:p>20.329759</text:p>
          </table:table-cell>
          <table:table-cell table:formula="of:=[.L89]-[.$M$15]" office:value-type="float" office:value="16.9252685555556" calcext:value-type="float">
            <text:p>16.9252685556</text:p>
          </table:table-cell>
          <table:table-cell table:formula="of:=[.M89]/([.$L$81]*[.$I$18])" office:value-type="float" office:value="0.00423131713888889" calcext:value-type="float">
            <text:p>0.0042313171</text:p>
          </table:table-cell>
          <table:table-cell table:formula="of:=[.N89]/[.$C$8]" office:value-type="float" office:value="0.000000000660708423015589" calcext:value-type="float">
            <text:p>6.60708423015589E-010</text:p>
          </table:table-cell>
          <table:table-cell table:formula="of:=[.N89]/[.$B$8]" office:value-type="float" office:value="1.32141684603118" calcext:value-type="float">
            <text:p>1.3214168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.679501" calcext:value-type="float">
            <text:p>52.679501</text:p>
          </table:table-cell>
          <table:table-cell office:value-type="float" office:value="132" calcext:value-type="float">
            <text:p>132</text:p>
          </table:table-cell>
          <table:table-cell table:formula="of:=[.I90]*[.$J$2]" office:value-type="float" office:value="13.2" calcext:value-type="float">
            <text:p>13.2</text:p>
          </table:table-cell>
          <table:table-cell table:formula="of:=[.J90]*[.$I$17]" office:value-type="float" office:value="32.15784" calcext:value-type="float">
            <text:p>32.15784</text:p>
          </table:table-cell>
          <table:table-cell table:formula="of:=[.H90]-[.K90]" office:value-type="float" office:value="20.521661" calcext:value-type="float">
            <text:p>20.521661</text:p>
          </table:table-cell>
          <table:table-cell table:formula="of:=[.L90]-[.$M$15]" office:value-type="float" office:value="17.1171705555556" calcext:value-type="float">
            <text:p>17.1171705556</text:p>
          </table:table-cell>
          <table:table-cell table:formula="of:=[.M90]/([.$L$81]*[.$I$18])" office:value-type="float" office:value="0.00427929263888889" calcext:value-type="float">
            <text:p>0.0042792926</text:p>
          </table:table-cell>
          <table:table-cell table:formula="of:=[.N90]/[.$C$8]" office:value-type="float" office:value="0.000000000668199664136955" calcext:value-type="float">
            <text:p>6.68199664136955E-010</text:p>
          </table:table-cell>
          <table:table-cell table:formula="of:=[.N90]/[.$B$8]" office:value-type="float" office:value="1.33639932827391" calcext:value-type="float">
            <text:p>1.33639932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714645" calcext:value-type="float">
            <text:p>51.714645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table:formula="of:=[.I91]*[.$J$2]" office:value-type="float" office:value="13" calcext:value-type="float">
            <text:p>13</text:p>
          </table:table-cell>
          <table:table-cell table:style-name="ce22" table:formula="of:=[.J91]*[.$I$17]" office:value-type="float" office:value="31.6706" calcext:value-type="float">
            <text:p>31.6706</text:p>
          </table:table-cell>
          <table:table-cell table:formula="of:=[.H91]-[.K91]" office:value-type="float" office:value="20.044045" calcext:value-type="float">
            <text:p>20.044045</text:p>
          </table:table-cell>
          <table:table-cell table:formula="of:=[.L91]-[.$M$15]" office:value-type="float" office:value="16.6395545555556" calcext:value-type="float">
            <text:p>16.6395545556</text:p>
          </table:table-cell>
          <table:table-cell table:formula="of:=[.M91]/([.$L$81]*[.$I$18])" office:value-type="float" office:value="0.00415988863888889" calcext:value-type="float">
            <text:p>0.0041598886</text:p>
          </table:table-cell>
          <table:table-cell table:formula="of:=[.N91]/[.$C$8]" office:value-type="float" office:value="0.000000000649555061061311" calcext:value-type="float">
            <text:p>6.49555061061311E-010</text:p>
          </table:table-cell>
          <table:table-cell table:formula="of:=[.N91]/[.$B$8]" office:value-type="float" office:value="1.29911012212262" calcext:value-type="float">
            <text:p>1.299110122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style-name="ce9"/>
          <table:table-cell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52.30672" calcext:value-type="float">
            <text:p>52.30672</text:p>
          </table:table-cell>
          <table:table-cell table:style-name="ce22" table:formula="of:=AVERAGE([.I83:.I91])" office:value-type="float" office:value="131.111111111111" calcext:value-type="float">
            <text:p>131.1111111111</text:p>
          </table:table-cell>
          <table:table-cell table:style-name="ce22" table:formula="of:=AVERAGE([.J83:.J91])" office:value-type="float" office:value="13.1111111111111" calcext:value-type="float">
            <text:p>13.1111111111</text:p>
          </table:table-cell>
          <table:table-cell table:style-name="ce22" table:formula="of:=AVERAGE([.K83:.K91])" office:value-type="float" office:value="31.9412888888889" calcext:value-type="float">
            <text:p>31.9412888889</text:p>
          </table:table-cell>
          <table:table-cell table:formula="of:=AVERAGE([.L83:.L91])" office:value-type="float" office:value="20.3654311111111" calcext:value-type="float">
            <text:p>20.3654311111</text:p>
          </table:table-cell>
          <table:table-cell table:formula="of:=AVERAGE([.M83:.M91])" office:value-type="float" office:value="16.9609406666667" calcext:value-type="float">
            <text:p>16.9609406667</text:p>
          </table:table-cell>
          <table:table-cell table:style-name="ce22" table:formula="of:=AVERAGE([.N83:.N91])" office:value-type="float" office:value="0.00424023516666667" calcext:value-type="float">
            <text:p>0.0042402352</text:p>
          </table:table-cell>
          <table:table-cell table:style-name="ce32" table:formula="of:=AVERAGE([.O83:.O91])" office:value-type="float" office:value="0.000000000662100948292248" calcext:value-type="float">
            <text:p>6.62100948292248E-010</text:p>
          </table:table-cell>
          <table:table-cell table:style-name="ce38" table:formula="of:=AVERAGE([.P83:.P91])" office:value-type="float" office:value="1.3242018965845" calcext:value-type="float">
            <text:p>1.3242018966</text:p>
          </table:table-cell>
          <table:table-cell table:formula="of:=[.O93]/[.$O$15]*100" office:value-type="float" office:value="120.576807202107" calcext:value-type="float">
            <text:p>120.576807202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83:.H91])" office:value-type="float" office:value="0.310058292913607" calcext:value-type="float">
            <text:p>0.3100582929</text:p>
          </table:table-cell>
          <table:table-cell table:style-name="ce23" table:formula="of:=STDEV([.I83:.I91])" office:value-type="float" office:value="0.781735959970572" calcext:value-type="float">
            <text:p>0.78173596</text:p>
          </table:table-cell>
          <table:table-cell table:style-name="ce23" table:formula="of:=STDEV([.J83:.J91])" office:value-type="float" office:value="0.0781735959970575" calcext:value-type="float">
            <text:p>0.078173596</text:p>
          </table:table-cell>
          <table:table-cell table:style-name="ce23" table:formula="of:=STDEV([.K83:.K91])" office:value-type="float" office:value="0.19044651456803" calcext:value-type="float">
            <text:p>0.1904465146</text:p>
          </table:table-cell>
          <table:table-cell table:style-name="ce23" table:formula="of:=STDEV([.L83:.L91])" office:value-type="float" office:value="0.163209936402816" calcext:value-type="float">
            <text:p>0.1632099364</text:p>
          </table:table-cell>
          <table:table-cell table:style-name="ce23" table:formula="of:=STDEV([.M83:.M91])" office:value-type="float" office:value="0.163209936402816" calcext:value-type="float">
            <text:p>0.1632099364</text:p>
          </table:table-cell>
          <table:table-cell table:style-name="ce23" table:formula="of:=STDEV([.N83:.N91])" office:value-type="float" office:value="0.000040802484100704" calcext:value-type="float">
            <text:p>4.0802484100704E-005</text:p>
          </table:table-cell>
          <table:table-cell table:style-name="ce30" table:formula="of:=STDEV([.O83:.O91])" office:value-type="float" office:value="0.00000000000637119460451831" calcext:value-type="float">
            <text:p>6.37119460451831E-012</text:p>
          </table:table-cell>
          <table:table-cell table:style-name="ce39" table:formula="of:=STDEV([.P83:.P91])" office:value-type="float" office:value="0.0127423892090367" calcext:value-type="float">
            <text:p>0.0127423892</text:p>
          </table:table-cell>
          <table:table-cell table:formula="of:=[.O94]/[.O93]*100" office:value-type="float" office:value="0.962269367073326" calcext:value-type="float">
            <text:p>0.962269367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082169" calcext:value-type="float">
            <text:p>48.082169</text:p>
          </table:table-cell>
          <table:table-cell table:style-name="ce24" office:value-type="float" office:value="113" calcext:value-type="float">
            <text:p>113</text:p>
          </table:table-cell>
          <table:table-cell table:formula="of:=[.I98]*[.$J$2]" office:value-type="float" office:value="11.3" calcext:value-type="float">
            <text:p>11.3</text:p>
          </table:table-cell>
          <table:table-cell table:formula="of:=[.J98]*[.$I$17]" office:value-type="float" office:value="27.52906" calcext:value-type="float">
            <text:p>27.52906</text:p>
          </table:table-cell>
          <table:table-cell table:formula="of:=[.H98]-[.K98]" office:value-type="float" office:value="20.553109" calcext:value-type="float">
            <text:p>20.553109</text:p>
          </table:table-cell>
          <table:table-cell table:formula="of:=[.L98]-[.$M$15]" office:value-type="float" office:value="17.1486185555556" calcext:value-type="float">
            <text:p>17.1486185556</text:p>
          </table:table-cell>
          <table:table-cell table:formula="of:=[.M98]/([.$L$96]*[.$I$18])" office:value-type="float" office:value="0.00428715463888889" calcext:value-type="float">
            <text:p>0.0042871546</text:p>
          </table:table-cell>
          <table:table-cell table:formula="of:=[.N98]/[.$C$9]" office:value-type="float" office:value="0.000000000947351133375672" calcext:value-type="float">
            <text:p>9.47351133375672E-010</text:p>
          </table:table-cell>
          <table:table-cell table:formula="of:=[.N98]/[.$B$9]" office:value-type="float" office:value="1.89470226675134" calcext:value-type="float">
            <text:p>1.89470226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650177" calcext:value-type="float">
            <text:p>47.650177</text:p>
          </table:table-cell>
          <table:table-cell office:value-type="float" office:value="113" calcext:value-type="float">
            <text:p>113</text:p>
          </table:table-cell>
          <table:table-cell table:formula="of:=[.I99]*[.$J$2]" office:value-type="float" office:value="11.3" calcext:value-type="float">
            <text:p>11.3</text:p>
          </table:table-cell>
          <table:table-cell table:formula="of:=[.J99]*[.$I$17]" office:value-type="float" office:value="27.52906" calcext:value-type="float">
            <text:p>27.52906</text:p>
          </table:table-cell>
          <table:table-cell table:formula="of:=[.H99]-[.K99]" office:value-type="float" office:value="20.121117" calcext:value-type="float">
            <text:p>20.121117</text:p>
          </table:table-cell>
          <table:table-cell table:formula="of:=[.L99]-[.$M$15]" office:value-type="float" office:value="16.7166265555556" calcext:value-type="float">
            <text:p>16.7166265556</text:p>
          </table:table-cell>
          <table:table-cell table:formula="of:=[.M99]/([.$L$96]*[.$I$18])" office:value-type="float" office:value="0.00417915663888889" calcext:value-type="float">
            <text:p>0.0041791566</text:p>
          </table:table-cell>
          <table:table-cell table:formula="of:=[.N99]/[.$C$9]" office:value-type="float" office:value="0.000000000923486347446508" calcext:value-type="float">
            <text:p>9.23486347446508E-010</text:p>
          </table:table-cell>
          <table:table-cell table:formula="of:=[.N99]/[.$B$9]" office:value-type="float" office:value="1.84697269489302" calcext:value-type="float">
            <text:p>1.84697269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213394" calcext:value-type="float">
            <text:p>48.213394</text:p>
          </table:table-cell>
          <table:table-cell office:value-type="float" office:value="114" calcext:value-type="float">
            <text:p>114</text:p>
          </table:table-cell>
          <table:table-cell table:formula="of:=[.I100]*[.$J$2]" office:value-type="float" office:value="11.4" calcext:value-type="float">
            <text:p>11.4</text:p>
          </table:table-cell>
          <table:table-cell table:formula="of:=[.J100]*[.$I$17]" office:value-type="float" office:value="27.77268" calcext:value-type="float">
            <text:p>27.77268</text:p>
          </table:table-cell>
          <table:table-cell table:formula="of:=[.H100]-[.K100]" office:value-type="float" office:value="20.440714" calcext:value-type="float">
            <text:p>20.440714</text:p>
          </table:table-cell>
          <table:table-cell table:formula="of:=[.L100]-[.$M$15]" office:value-type="float" office:value="17.0362235555556" calcext:value-type="float">
            <text:p>17.0362235556</text:p>
          </table:table-cell>
          <table:table-cell table:formula="of:=[.M100]/([.$L$96]*[.$I$18])" office:value-type="float" office:value="0.00425905588888889" calcext:value-type="float">
            <text:p>0.0042590559</text:p>
          </table:table-cell>
          <table:table-cell table:formula="of:=[.N100]/[.$C$9]" office:value-type="float" office:value="0.000000000941142030858708" calcext:value-type="float">
            <text:p>9.41142030858708E-010</text:p>
          </table:table-cell>
          <table:table-cell table:formula="of:=[.N100]/[.$B$9]" office:value-type="float" office:value="1.88228406171742" calcext:value-type="float">
            <text:p>1.88228406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048237" calcext:value-type="float">
            <text:p>48.048237</text:p>
          </table:table-cell>
          <table:table-cell office:value-type="float" office:value="113" calcext:value-type="float">
            <text:p>113</text:p>
          </table:table-cell>
          <table:table-cell table:formula="of:=[.I101]*[.$J$2]" office:value-type="float" office:value="11.3" calcext:value-type="float">
            <text:p>11.3</text:p>
          </table:table-cell>
          <table:table-cell table:formula="of:=[.J101]*[.$I$17]" office:value-type="float" office:value="27.52906" calcext:value-type="float">
            <text:p>27.52906</text:p>
          </table:table-cell>
          <table:table-cell table:formula="of:=[.H101]-[.K101]" office:value-type="float" office:value="20.519177" calcext:value-type="float">
            <text:p>20.519177</text:p>
          </table:table-cell>
          <table:table-cell table:formula="of:=[.L101]-[.$M$15]" office:value-type="float" office:value="17.1146865555556" calcext:value-type="float">
            <text:p>17.1146865556</text:p>
          </table:table-cell>
          <table:table-cell table:formula="of:=[.M101]/([.$L$96]*[.$I$18])" office:value-type="float" office:value="0.00427867163888889" calcext:value-type="float">
            <text:p>0.0042786716</text:p>
          </table:table-cell>
          <table:table-cell table:formula="of:=[.N101]/[.$C$9]" office:value-type="float" office:value="0.000000000945476608115602" calcext:value-type="float">
            <text:p>9.45476608115602E-010</text:p>
          </table:table-cell>
          <table:table-cell table:formula="of:=[.N101]/[.$B$9]" office:value-type="float" office:value="1.8909532162312" calcext:value-type="float">
            <text:p>1.89095321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255993" calcext:value-type="float">
            <text:p>48.255993</text:p>
          </table:table-cell>
          <table:table-cell office:value-type="float" office:value="113" calcext:value-type="float">
            <text:p>113</text:p>
          </table:table-cell>
          <table:table-cell table:formula="of:=[.I102]*[.$J$2]" office:value-type="float" office:value="11.3" calcext:value-type="float">
            <text:p>11.3</text:p>
          </table:table-cell>
          <table:table-cell table:formula="of:=[.J102]*[.$I$17]" office:value-type="float" office:value="27.52906" calcext:value-type="float">
            <text:p>27.52906</text:p>
          </table:table-cell>
          <table:table-cell table:formula="of:=[.H102]-[.K102]" office:value-type="float" office:value="20.726933" calcext:value-type="float">
            <text:p>20.726933</text:p>
          </table:table-cell>
          <table:table-cell table:formula="of:=[.L102]-[.$M$15]" office:value-type="float" office:value="17.3224425555556" calcext:value-type="float">
            <text:p>17.3224425556</text:p>
          </table:table-cell>
          <table:table-cell table:formula="of:=[.M102]/([.$L$96]*[.$I$18])" office:value-type="float" office:value="0.00433061063888889" calcext:value-type="float">
            <text:p>0.0043306106</text:p>
          </table:table-cell>
          <table:table-cell table:formula="of:=[.N102]/[.$C$9]" office:value-type="float" office:value="0.000000000956953793955847" calcext:value-type="float">
            <text:p>0.000000001</text:p>
          </table:table-cell>
          <table:table-cell table:formula="of:=[.N102]/[.$B$9]" office:value-type="float" office:value="1.91390758791169" calcext:value-type="float">
            <text:p>1.91390758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419247" calcext:value-type="float">
            <text:p>47.419247</text:p>
          </table:table-cell>
          <table:table-cell office:value-type="float" office:value="113" calcext:value-type="float">
            <text:p>113</text:p>
          </table:table-cell>
          <table:table-cell table:formula="of:=[.I103]*[.$J$2]" office:value-type="float" office:value="11.3" calcext:value-type="float">
            <text:p>11.3</text:p>
          </table:table-cell>
          <table:table-cell table:formula="of:=[.J103]*[.$I$17]" office:value-type="float" office:value="27.52906" calcext:value-type="float">
            <text:p>27.52906</text:p>
          </table:table-cell>
          <table:table-cell table:formula="of:=[.H103]-[.K103]" office:value-type="float" office:value="19.890187" calcext:value-type="float">
            <text:p>19.890187</text:p>
          </table:table-cell>
          <table:table-cell table:formula="of:=[.L103]-[.$M$15]" office:value-type="float" office:value="16.4856965555556" calcext:value-type="float">
            <text:p>16.4856965556</text:p>
          </table:table-cell>
          <table:table-cell table:formula="of:=[.M103]/([.$L$96]*[.$I$18])" office:value-type="float" office:value="0.00412142413888889" calcext:value-type="float">
            <text:p>0.0041214241</text:p>
          </table:table-cell>
          <table:table-cell table:formula="of:=[.N103]/[.$C$9]" office:value-type="float" office:value="0.00000000091072894681265" calcext:value-type="float">
            <text:p>9.1072894681265E-010</text:p>
          </table:table-cell>
          <table:table-cell table:formula="of:=[.N103]/[.$B$9]" office:value-type="float" office:value="1.8214578936253" calcext:value-type="float">
            <text:p>1.82145789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406219" calcext:value-type="float">
            <text:p>47.406219</text:p>
          </table:table-cell>
          <table:table-cell office:value-type="float" office:value="113" calcext:value-type="float">
            <text:p>113</text:p>
          </table:table-cell>
          <table:table-cell table:formula="of:=[.I104]*[.$J$2]" office:value-type="float" office:value="11.3" calcext:value-type="float">
            <text:p>11.3</text:p>
          </table:table-cell>
          <table:table-cell table:formula="of:=[.J104]*[.$I$17]" office:value-type="float" office:value="27.52906" calcext:value-type="float">
            <text:p>27.52906</text:p>
          </table:table-cell>
          <table:table-cell table:formula="of:=[.H104]-[.K104]" office:value-type="float" office:value="19.877159" calcext:value-type="float">
            <text:p>19.877159</text:p>
          </table:table-cell>
          <table:table-cell table:formula="of:=[.L104]-[.$M$15]" office:value-type="float" office:value="16.4726685555556" calcext:value-type="float">
            <text:p>16.4726685556</text:p>
          </table:table-cell>
          <table:table-cell table:formula="of:=[.M104]/([.$L$96]*[.$I$18])" office:value-type="float" office:value="0.00411816713888889" calcext:value-type="float">
            <text:p>0.0041181671</text:p>
          </table:table-cell>
          <table:table-cell table:formula="of:=[.N104]/[.$C$9]" office:value-type="float" office:value="0.000000000910009233412668" calcext:value-type="float">
            <text:p>9.10009233412668E-010</text:p>
          </table:table-cell>
          <table:table-cell table:formula="of:=[.N104]/[.$B$9]" office:value-type="float" office:value="1.82001846682534" calcext:value-type="float">
            <text:p>1.82001846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526951" calcext:value-type="float">
            <text:p>47.526951</text:p>
          </table:table-cell>
          <table:table-cell office:value-type="float" office:value="113" calcext:value-type="float">
            <text:p>113</text:p>
          </table:table-cell>
          <table:table-cell table:formula="of:=[.I105]*[.$J$2]" office:value-type="float" office:value="11.3" calcext:value-type="float">
            <text:p>11.3</text:p>
          </table:table-cell>
          <table:table-cell table:formula="of:=[.J105]*[.$I$17]" office:value-type="float" office:value="27.52906" calcext:value-type="float">
            <text:p>27.52906</text:p>
          </table:table-cell>
          <table:table-cell table:formula="of:=[.H105]-[.K105]" office:value-type="float" office:value="19.997891" calcext:value-type="float">
            <text:p>19.997891</text:p>
          </table:table-cell>
          <table:table-cell table:formula="of:=[.L105]-[.$M$15]" office:value-type="float" office:value="16.5934005555556" calcext:value-type="float">
            <text:p>16.5934005556</text:p>
          </table:table-cell>
          <table:table-cell table:formula="of:=[.M105]/([.$L$96]*[.$I$18])" office:value-type="float" office:value="0.00414835013888889" calcext:value-type="float">
            <text:p>0.0041483501</text:p>
          </table:table-cell>
          <table:table-cell table:formula="of:=[.N105]/[.$C$9]" office:value-type="float" office:value="0.000000000916678901681524" calcext:value-type="float">
            <text:p>9.16678901681524E-010</text:p>
          </table:table-cell>
          <table:table-cell table:formula="of:=[.N105]/[.$B$9]" office:value-type="float" office:value="1.83335780336305" calcext:value-type="float">
            <text:p>1.83335780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307419" calcext:value-type="float">
            <text:p>47.307419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table:formula="of:=[.I106]*[.$J$2]" office:value-type="float" office:value="11.3" calcext:value-type="float">
            <text:p>11.3</text:p>
          </table:table-cell>
          <table:table-cell table:style-name="ce22" table:formula="of:=[.J106]*[.$I$17]" office:value-type="float" office:value="27.52906" calcext:value-type="float">
            <text:p>27.52906</text:p>
          </table:table-cell>
          <table:table-cell table:formula="of:=[.H106]-[.K106]" office:value-type="float" office:value="19.778359" calcext:value-type="float">
            <text:p>19.778359</text:p>
          </table:table-cell>
          <table:table-cell table:formula="of:=[.L106]-[.$M$15]" office:value-type="float" office:value="16.3738685555556" calcext:value-type="float">
            <text:p>16.3738685556</text:p>
          </table:table-cell>
          <table:table-cell table:formula="of:=[.M106]/([.$L$96]*[.$I$18])" office:value-type="float" office:value="0.00409346713888889" calcext:value-type="float">
            <text:p>0.0040934671</text:p>
          </table:table-cell>
          <table:table-cell table:formula="of:=[.N106]/[.$C$9]" office:value-type="float" office:value="0.000000000904551167407275" calcext:value-type="float">
            <text:p>9.04551167407275E-010</text:p>
          </table:table-cell>
          <table:table-cell table:formula="of:=[.N106]/[.$B$9]" office:value-type="float" office:value="1.80910233481455" calcext:value-type="float">
            <text:p>1.809102334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47.7677562222222" calcext:value-type="float">
            <text:p>47.7677562222</text:p>
          </table:table-cell>
          <table:table-cell table:style-name="ce22" table:formula="of:=AVERAGE([.I98:.I106])" office:value-type="float" office:value="113.111111111111" calcext:value-type="float">
            <text:p>113.1111111111</text:p>
          </table:table-cell>
          <table:table-cell table:style-name="ce22" table:formula="of:=AVERAGE([.J98:.J106])" office:value-type="float" office:value="11.3111111111111" calcext:value-type="float">
            <text:p>11.3111111111</text:p>
          </table:table-cell>
          <table:table-cell table:style-name="ce22" table:formula="of:=AVERAGE([.K98:.K106])" office:value-type="float" office:value="27.5561288888889" calcext:value-type="float">
            <text:p>27.5561288889</text:p>
          </table:table-cell>
          <table:table-cell table:formula="of:=AVERAGE([.L98:.L106])" office:value-type="float" office:value="20.2116273333333" calcext:value-type="float">
            <text:p>20.2116273333</text:p>
          </table:table-cell>
          <table:table-cell table:formula="of:=AVERAGE([.M98:.M106])" office:value-type="float" office:value="16.8071368888889" calcext:value-type="float">
            <text:p>16.8071368889</text:p>
          </table:table-cell>
          <table:table-cell table:style-name="ce22" table:formula="of:=AVERAGE([.N98:.N106])" office:value-type="float" office:value="0.00420178422222222" calcext:value-type="float">
            <text:p>0.0042017842</text:p>
          </table:table-cell>
          <table:table-cell table:style-name="ce32" table:formula="of:=AVERAGE([.O98:.O106])" office:value-type="float" office:value="0.000000000928486462562939" calcext:value-type="float">
            <text:p>9.28486462562939E-010</text:p>
          </table:table-cell>
          <table:table-cell table:style-name="ce38" table:formula="of:=AVERAGE([.P98:.P106])" office:value-type="float" office:value="1.85697292512588" calcext:value-type="float">
            <text:p>1.8569729251</text:p>
          </table:table-cell>
          <table:table-cell table:formula="of:=[.O108]/[.$O$15]*100" office:value-type="float" office:value="169.088918351469" calcext:value-type="float">
            <text:p>169.088918351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98:.H106])" office:value-type="float" office:value="0.379206947033469" calcext:value-type="float">
            <text:p>0.379206947</text:p>
          </table:table-cell>
          <table:table-cell table:style-name="ce23" table:formula="of:=STDEV([.I98:.I106])" office:value-type="float" office:value="0.333333333333333" calcext:value-type="float">
            <text:p>0.3333333333</text:p>
          </table:table-cell>
          <table:table-cell table:style-name="ce23" table:formula="of:=STDEV([.J98:.J106])" office:value-type="float" office:value="0.0333333333333332" calcext:value-type="float">
            <text:p>0.0333333333</text:p>
          </table:table-cell>
          <table:table-cell table:style-name="ce23" table:formula="of:=STDEV([.K98:.K106])" office:value-type="float" office:value="0.0812066666666667" calcext:value-type="float">
            <text:p>0.0812066667</text:p>
          </table:table-cell>
          <table:table-cell table:style-name="ce23" table:formula="of:=STDEV([.L98:.L106])" office:value-type="float" office:value="0.351071022065336" calcext:value-type="float">
            <text:p>0.3510710221</text:p>
          </table:table-cell>
          <table:table-cell table:style-name="ce23" table:formula="of:=STDEV([.M98:.M106])" office:value-type="float" office:value="0.351071022065336" calcext:value-type="float">
            <text:p>0.3510710221</text:p>
          </table:table-cell>
          <table:table-cell table:style-name="ce23" table:formula="of:=STDEV([.N98:.N106])" office:value-type="float" office:value="0.0000877677555163339" calcext:value-type="float">
            <text:p>8.77677555163339E-005</text:p>
          </table:table-cell>
          <table:table-cell table:style-name="ce30" table:formula="of:=STDEV([.O98:.O106])" office:value-type="float" office:value="0.0000000000193944211641004" calcext:value-type="float">
            <text:p>1.93944211641004E-011</text:p>
          </table:table-cell>
          <table:table-cell table:style-name="ce39" table:formula="of:=STDEV([.P98:.P106])" office:value-type="float" office:value="0.0387888423282008" calcext:value-type="float">
            <text:p>0.0387888423</text:p>
          </table:table-cell>
          <table:table-cell table:formula="of:=[.O109]/[.O108]*100" office:value-type="float" office:value="2.08882110252476" calcext:value-type="float">
            <text:p>2.088821102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 table:style-name="ce13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9" table:number-columns-repeated="2"/>
          <table:table-cell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5.61898" calcext:value-type="float">
            <text:p>35.61898</text:p>
          </table:table-cell>
          <table:table-cell office:value-type="float" office:value="98" calcext:value-type="float">
            <text:p>98</text:p>
          </table:table-cell>
          <table:table-cell table:formula="of:=[.I113]*[.$J$2]" office:value-type="float" office:value="9.8" calcext:value-type="float">
            <text:p>9.8</text:p>
          </table:table-cell>
          <table:table-cell table:formula="of:=[.J113]*[.$I$17]" office:value-type="float" office:value="23.87476" calcext:value-type="float">
            <text:p>23.87476</text:p>
          </table:table-cell>
          <table:table-cell table:formula="of:=[.H113]-[.K113]" office:value-type="float" office:value="11.74422" calcext:value-type="float">
            <text:p>11.74422</text:p>
          </table:table-cell>
          <table:table-cell table:formula="of:=[.L113]-[.$M$15]" office:value-type="float" office:value="8.33972955555555" calcext:value-type="float">
            <text:p>8.3397295556</text:p>
          </table:table-cell>
          <table:table-cell table:formula="of:=[.M113]/([.$L$111]*[.$I$18])" office:value-type="float" office:value="0.00208493238888889" calcext:value-type="float">
            <text:p>0.0020849324</text:p>
          </table:table-cell>
          <table:table-cell table:formula="of:=[.N113]/[.$C$11]" office:value-type="float" office:value="0.000000000429993789071606" calcext:value-type="float">
            <text:p>4.29993789071606E-010</text:p>
          </table:table-cell>
          <table:table-cell table:formula="of:=[.N113]/[.$B$11]" office:value-type="float" office:value="0.859987578143211" calcext:value-type="float">
            <text:p>0.859987578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35.630581" calcext:value-type="float">
            <text:p>35.630581</text:p>
          </table:table-cell>
          <table:table-cell office:value-type="float" office:value="98" calcext:value-type="float">
            <text:p>98</text:p>
          </table:table-cell>
          <table:table-cell table:formula="of:=[.I114]*[.$J$2]" office:value-type="float" office:value="9.8" calcext:value-type="float">
            <text:p>9.8</text:p>
          </table:table-cell>
          <table:table-cell table:formula="of:=[.J114]*[.$I$17]" office:value-type="float" office:value="23.87476" calcext:value-type="float">
            <text:p>23.87476</text:p>
          </table:table-cell>
          <table:table-cell table:formula="of:=[.H114]-[.K114]" office:value-type="float" office:value="11.755821" calcext:value-type="float">
            <text:p>11.755821</text:p>
          </table:table-cell>
          <table:table-cell table:formula="of:=[.L114]-[.$M$15]" office:value-type="float" office:value="8.35133055555555" calcext:value-type="float">
            <text:p>8.3513305556</text:p>
          </table:table-cell>
          <table:table-cell table:formula="of:=[.M114]/([.$L$111]*[.$I$18])" office:value-type="float" office:value="0.00208783263888889" calcext:value-type="float">
            <text:p>0.0020878326</text:p>
          </table:table-cell>
          <table:table-cell table:formula="of:=[.N114]/[.$C$11]" office:value-type="float" office:value="0.000000000430591932921929" calcext:value-type="float">
            <text:p>4.30591932921929E-010</text:p>
          </table:table-cell>
          <table:table-cell table:formula="of:=[.N114]/[.$B$11]" office:value-type="float" office:value="0.861183865843859" calcext:value-type="float">
            <text:p>0.86118386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5.625687" calcext:value-type="float">
            <text:p>35.625687</text:p>
          </table:table-cell>
          <table:table-cell office:value-type="float" office:value="98" calcext:value-type="float">
            <text:p>98</text:p>
          </table:table-cell>
          <table:table-cell table:formula="of:=[.I115]*[.$J$2]" office:value-type="float" office:value="9.8" calcext:value-type="float">
            <text:p>9.8</text:p>
          </table:table-cell>
          <table:table-cell table:formula="of:=[.J115]*[.$I$17]" office:value-type="float" office:value="23.87476" calcext:value-type="float">
            <text:p>23.87476</text:p>
          </table:table-cell>
          <table:table-cell table:formula="of:=[.H115]-[.K115]" office:value-type="float" office:value="11.750927" calcext:value-type="float">
            <text:p>11.750927</text:p>
          </table:table-cell>
          <table:table-cell table:formula="of:=[.L115]-[.$M$15]" office:value-type="float" office:value="8.34643655555555" calcext:value-type="float">
            <text:p>8.3464365556</text:p>
          </table:table-cell>
          <table:table-cell table:formula="of:=[.M115]/([.$L$111]*[.$I$18])" office:value-type="float" office:value="0.00208660913888889" calcext:value-type="float">
            <text:p>0.0020866091</text:p>
          </table:table-cell>
          <table:table-cell table:formula="of:=[.N115]/[.$C$11]" office:value-type="float" office:value="0.000000000430339599846894" calcext:value-type="float">
            <text:p>4.30339599846894E-010</text:p>
          </table:table-cell>
          <table:table-cell table:formula="of:=[.N115]/[.$B$11]" office:value-type="float" office:value="0.860679199693788" calcext:value-type="float">
            <text:p>0.860679199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5.826538" calcext:value-type="float">
            <text:p>35.826538</text:p>
          </table:table-cell>
          <table:table-cell office:value-type="float" office:value="98" calcext:value-type="float">
            <text:p>98</text:p>
          </table:table-cell>
          <table:table-cell table:formula="of:=[.I116]*[.$J$2]" office:value-type="float" office:value="9.8" calcext:value-type="float">
            <text:p>9.8</text:p>
          </table:table-cell>
          <table:table-cell table:formula="of:=[.J116]*[.$I$17]" office:value-type="float" office:value="23.87476" calcext:value-type="float">
            <text:p>23.87476</text:p>
          </table:table-cell>
          <table:table-cell table:formula="of:=[.H116]-[.K116]" office:value-type="float" office:value="11.951778" calcext:value-type="float">
            <text:p>11.951778</text:p>
          </table:table-cell>
          <table:table-cell table:formula="of:=[.L116]-[.$M$15]" office:value-type="float" office:value="8.54728755555555" calcext:value-type="float">
            <text:p>8.5472875556</text:p>
          </table:table-cell>
          <table:table-cell table:formula="of:=[.M116]/([.$L$111]*[.$I$18])" office:value-type="float" office:value="0.00213682188888889" calcext:value-type="float">
            <text:p>0.0021368219</text:p>
          </table:table-cell>
          <table:table-cell table:formula="of:=[.N116]/[.$C$11]" office:value-type="float" office:value="0.000000000440695413180348" calcext:value-type="float">
            <text:p>4.40695413180348E-010</text:p>
          </table:table-cell>
          <table:table-cell table:formula="of:=[.N116]/[.$B$11]" office:value-type="float" office:value="0.881390826360696" calcext:value-type="float">
            <text:p>0.881390826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35.834953" calcext:value-type="float">
            <text:p>35.834953</text:p>
          </table:table-cell>
          <table:table-cell office:value-type="float" office:value="98" calcext:value-type="float">
            <text:p>98</text:p>
          </table:table-cell>
          <table:table-cell table:formula="of:=[.I117]*[.$J$2]" office:value-type="float" office:value="9.8" calcext:value-type="float">
            <text:p>9.8</text:p>
          </table:table-cell>
          <table:table-cell table:formula="of:=[.J117]*[.$I$17]" office:value-type="float" office:value="23.87476" calcext:value-type="float">
            <text:p>23.87476</text:p>
          </table:table-cell>
          <table:table-cell table:formula="of:=[.H117]-[.K117]" office:value-type="float" office:value="11.960193" calcext:value-type="float">
            <text:p>11.960193</text:p>
          </table:table-cell>
          <table:table-cell table:formula="of:=[.L117]-[.$M$15]" office:value-type="float" office:value="8.55570255555555" calcext:value-type="float">
            <text:p>8.5557025556</text:p>
          </table:table-cell>
          <table:table-cell table:formula="of:=[.M117]/([.$L$111]*[.$I$18])" office:value-type="float" office:value="0.00213892563888889" calcext:value-type="float">
            <text:p>0.0021389256</text:p>
          </table:table-cell>
          <table:table-cell table:formula="of:=[.N117]/[.$C$11]" office:value-type="float" office:value="0.000000000441129287889466" calcext:value-type="float">
            <text:p>4.41129287889466E-010</text:p>
          </table:table-cell>
          <table:table-cell table:formula="of:=[.N117]/[.$B$11]" office:value-type="float" office:value="0.882258575778931" calcext:value-type="float">
            <text:p>0.88225857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5.703007" calcext:value-type="float">
            <text:p>35.703007</text:p>
          </table:table-cell>
          <table:table-cell office:value-type="float" office:value="98" calcext:value-type="float">
            <text:p>98</text:p>
          </table:table-cell>
          <table:table-cell table:formula="of:=[.I118]*[.$J$2]" office:value-type="float" office:value="9.8" calcext:value-type="float">
            <text:p>9.8</text:p>
          </table:table-cell>
          <table:table-cell table:formula="of:=[.J118]*[.$I$17]" office:value-type="float" office:value="23.87476" calcext:value-type="float">
            <text:p>23.87476</text:p>
          </table:table-cell>
          <table:table-cell table:formula="of:=[.H118]-[.K118]" office:value-type="float" office:value="11.828247" calcext:value-type="float">
            <text:p>11.828247</text:p>
          </table:table-cell>
          <table:table-cell table:formula="of:=[.L118]-[.$M$15]" office:value-type="float" office:value="8.42375655555555" calcext:value-type="float">
            <text:p>8.4237565556</text:p>
          </table:table-cell>
          <table:table-cell table:formula="of:=[.M118]/([.$L$111]*[.$I$18])" office:value-type="float" office:value="0.00210593913888889" calcext:value-type="float">
            <text:p>0.0021059391</text:p>
          </table:table-cell>
          <table:table-cell table:formula="of:=[.N118]/[.$C$11]" office:value-type="float" office:value="0.000000000434326194322115" calcext:value-type="float">
            <text:p>4.34326194322115E-010</text:p>
          </table:table-cell>
          <table:table-cell table:formula="of:=[.N118]/[.$B$11]" office:value-type="float" office:value="0.868652388644231" calcext:value-type="float">
            <text:p>0.868652388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5.699867" calcext:value-type="float">
            <text:p>35.699867</text:p>
          </table:table-cell>
          <table:table-cell office:value-type="float" office:value="98" calcext:value-type="float">
            <text:p>98</text:p>
          </table:table-cell>
          <table:table-cell table:formula="of:=[.I119]*[.$J$2]" office:value-type="float" office:value="9.8" calcext:value-type="float">
            <text:p>9.8</text:p>
          </table:table-cell>
          <table:table-cell table:formula="of:=[.J119]*[.$I$17]" office:value-type="float" office:value="23.87476" calcext:value-type="float">
            <text:p>23.87476</text:p>
          </table:table-cell>
          <table:table-cell table:formula="of:=[.H119]-[.K119]" office:value-type="float" office:value="11.825107" calcext:value-type="float">
            <text:p>11.825107</text:p>
          </table:table-cell>
          <table:table-cell table:formula="of:=[.L119]-[.$M$15]" office:value-type="float" office:value="8.42061655555555" calcext:value-type="float">
            <text:p>8.4206165556</text:p>
          </table:table-cell>
          <table:table-cell table:formula="of:=[.M119]/([.$L$111]*[.$I$18])" office:value-type="float" office:value="0.00210515413888889" calcext:value-type="float">
            <text:p>0.0021051541</text:p>
          </table:table-cell>
          <table:table-cell table:formula="of:=[.N119]/[.$C$11]" office:value-type="float" office:value="0.0000000004341642969262" calcext:value-type="float">
            <text:p>4.341642969262E-010</text:p>
          </table:table-cell>
          <table:table-cell table:formula="of:=[.N119]/[.$B$11]" office:value-type="float" office:value="0.868328593852399" calcext:value-type="float">
            <text:p>0.868328593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5.349087" calcext:value-type="float">
            <text:p>35.349087</text:p>
          </table:table-cell>
          <table:table-cell office:value-type="float" office:value="97" calcext:value-type="float">
            <text:p>97</text:p>
          </table:table-cell>
          <table:table-cell table:formula="of:=[.I120]*[.$J$2]" office:value-type="float" office:value="9.7" calcext:value-type="float">
            <text:p>9.7</text:p>
          </table:table-cell>
          <table:table-cell table:formula="of:=[.J120]*[.$I$17]" office:value-type="float" office:value="23.63114" calcext:value-type="float">
            <text:p>23.63114</text:p>
          </table:table-cell>
          <table:table-cell table:formula="of:=[.H120]-[.K120]" office:value-type="float" office:value="11.717947" calcext:value-type="float">
            <text:p>11.717947</text:p>
          </table:table-cell>
          <table:table-cell table:formula="of:=[.L120]-[.$M$15]" office:value-type="float" office:value="8.31345655555555" calcext:value-type="float">
            <text:p>8.3134565556</text:p>
          </table:table-cell>
          <table:table-cell table:formula="of:=[.M120]/([.$L$111]*[.$I$18])" office:value-type="float" office:value="0.00207836413888889" calcext:value-type="float">
            <text:p>0.0020783641</text:p>
          </table:table-cell>
          <table:table-cell table:formula="of:=[.N120]/[.$C$11]" office:value-type="float" office:value="0.000000000428639161592978" calcext:value-type="float">
            <text:p>4.28639161592978E-010</text:p>
          </table:table-cell>
          <table:table-cell table:formula="of:=[.N120]/[.$B$11]" office:value-type="float" office:value="0.857278323185956" calcext:value-type="float">
            <text:p>0.857278323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5.597603" calcext:value-type="float">
            <text:p>35.597603</text:p>
          </table:table-cell>
          <table:table-cell table:style-name="ce22" office:value-type="float" office:value="98" calcext:value-type="float">
            <text:p>98</text:p>
          </table:table-cell>
          <table:table-cell table:style-name="ce22" table:formula="of:=[.I121]*[.$J$2]" office:value-type="float" office:value="9.8" calcext:value-type="float">
            <text:p>9.8</text:p>
          </table:table-cell>
          <table:table-cell table:style-name="ce22" table:formula="of:=[.J121]*[.$I$17]" office:value-type="float" office:value="23.87476" calcext:value-type="float">
            <text:p>23.87476</text:p>
          </table:table-cell>
          <table:table-cell table:formula="of:=[.H121]-[.K121]" office:value-type="float" office:value="11.722843" calcext:value-type="float">
            <text:p>11.722843</text:p>
          </table:table-cell>
          <table:table-cell table:formula="of:=[.L121]-[.$M$15]" office:value-type="float" office:value="8.31835255555555" calcext:value-type="float">
            <text:p>8.3183525556</text:p>
          </table:table-cell>
          <table:table-cell table:formula="of:=[.M121]/([.$L$111]*[.$I$18])" office:value-type="float" office:value="0.00207958813888889" calcext:value-type="float">
            <text:p>0.0020795881</text:p>
          </table:table-cell>
          <table:table-cell table:formula="of:=[.N121]/[.$C$11]" office:value-type="float" office:value="0.000000000428891597787374" calcext:value-type="float">
            <text:p>4.28891597787374E-010</text:p>
          </table:table-cell>
          <table:table-cell table:formula="of:=[.N121]/[.$B$11]" office:value-type="float" office:value="0.857783195574748" calcext:value-type="float">
            <text:p>0.857783195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35.6540336666667" calcext:value-type="float">
            <text:p>35.6540336667</text:p>
          </table:table-cell>
          <table:table-cell table:style-name="ce22" table:formula="of:=AVERAGE([.I113:.I121])" office:value-type="float" office:value="97.8888888888889" calcext:value-type="float">
            <text:p>97.8888888889</text:p>
          </table:table-cell>
          <table:table-cell table:style-name="ce22" table:formula="of:=AVERAGE([.J113:.J121])" office:value-type="float" office:value="9.78888888888889" calcext:value-type="float">
            <text:p>9.7888888889</text:p>
          </table:table-cell>
          <table:table-cell table:style-name="ce22" table:formula="of:=AVERAGE([.K113:.K121])" office:value-type="float" office:value="23.8476911111111" calcext:value-type="float">
            <text:p>23.8476911111</text:p>
          </table:table-cell>
          <table:table-cell table:formula="of:=AVERAGE([.L113:.L121])" office:value-type="float" office:value="11.8063425555556" calcext:value-type="float">
            <text:p>11.8063425556</text:p>
          </table:table-cell>
          <table:table-cell table:formula="of:=AVERAGE([.M113:.M121])" office:value-type="float" office:value="8.40185211111111" calcext:value-type="float">
            <text:p>8.4018521111</text:p>
          </table:table-cell>
          <table:table-cell table:style-name="ce22" table:formula="of:=AVERAGE([.N113:.N121])" office:value-type="float" office:value="0.00210046302777778" calcext:value-type="float">
            <text:p>0.002100463</text:p>
          </table:table-cell>
          <table:table-cell table:style-name="ce32" table:formula="of:=AVERAGE([.O113:.O121])" office:value-type="float" office:value="0.00000000043319680817099" calcext:value-type="float">
            <text:p>4.3319680817099E-010</text:p>
          </table:table-cell>
          <table:table-cell table:style-name="ce38" table:formula="of:=AVERAGE([.P113:.P121])" office:value-type="float" office:value="0.86639361634198" calcext:value-type="float">
            <text:p>0.8663936163</text:p>
          </table:table-cell>
          <table:table-cell table:formula="of:=[.O123]/[.$O$15]*100" office:value-type="float" office:value="78.8905198733321" calcext:value-type="float">
            <text:p>78.890519873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13:.H121])" office:value-type="float" office:value="0.14393915480942" calcext:value-type="float">
            <text:p>0.1439391548</text:p>
          </table:table-cell>
          <table:table-cell table:style-name="ce23" table:formula="of:=STDEV([.I113:.I121])" office:value-type="float" office:value="0.333333333333333" calcext:value-type="float">
            <text:p>0.3333333333</text:p>
          </table:table-cell>
          <table:table-cell table:style-name="ce23" table:formula="of:=STDEV([.J113:.J121])" office:value-type="float" office:value="0.0333333333333332" calcext:value-type="float">
            <text:p>0.0333333333</text:p>
          </table:table-cell>
          <table:table-cell table:style-name="ce23" table:formula="of:=STDEV([.K113:.K121])" office:value-type="float" office:value="0.0812066666666667" calcext:value-type="float">
            <text:p>0.0812066667</text:p>
          </table:table-cell>
          <table:table-cell table:style-name="ce23" table:formula="of:=STDEV([.L113:.L121])" office:value-type="float" office:value="0.0934891772614765" calcext:value-type="float">
            <text:p>0.0934891773</text:p>
          </table:table-cell>
          <table:table-cell table:style-name="ce23" table:formula="of:=STDEV([.M113:.M121])" office:value-type="float" office:value="0.0934891772614765" calcext:value-type="float">
            <text:p>0.0934891773</text:p>
          </table:table-cell>
          <table:table-cell table:style-name="ce23" table:formula="of:=STDEV([.N113:.N121])" office:value-type="float" office:value="0.0000233722943153691" calcext:value-type="float">
            <text:p>2.33722943153691E-005</text:p>
          </table:table-cell>
          <table:table-cell table:style-name="ce30" table:formula="of:=STDEV([.O113:.O121])" office:value-type="float" office:value="0.00000000000482027208437112" calcext:value-type="float">
            <text:p>4.82027208437112E-012</text:p>
          </table:table-cell>
          <table:table-cell table:style-name="ce39" table:formula="of:=STDEV([.P113:.P121])" office:value-type="float" office:value="0.00964054416874224" calcext:value-type="float">
            <text:p>0.0096405442</text:p>
          </table:table-cell>
          <table:table-cell table:formula="of:=[.O124]/[.O123]*100" office:value-type="float" office:value="1.11272105275265" calcext:value-type="float">
            <text:p>1.112721052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Disparity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307903" calcext:value-type="float">
            <text:p>23.307903</text:p>
          </table:table-cell>
          <table:table-cell office:value-type="float" office:value="61" calcext:value-type="float">
            <text:p>61</text:p>
          </table:table-cell>
          <table:table-cell table:formula="of:=[.I128]*[.$J$2]" office:value-type="float" office:value="6.1" calcext:value-type="float">
            <text:p>6.1</text:p>
          </table:table-cell>
          <table:table-cell table:formula="of:=[.J128]*[.$I$17]" office:value-type="float" office:value="14.86082" calcext:value-type="float">
            <text:p>14.86082</text:p>
          </table:table-cell>
          <table:table-cell table:formula="of:=[.H128]-[.K128]" office:value-type="float" office:value="8.447083" calcext:value-type="float">
            <text:p>8.447083</text:p>
          </table:table-cell>
          <table:table-cell table:formula="of:=[.L128]-[.$M$15]" office:value-type="float" office:value="5.04259255555555" calcext:value-type="float">
            <text:p>5.0425925556</text:p>
          </table:table-cell>
          <table:table-cell table:formula="of:=[.M128]/([.$L$126]*[.$I$18])" office:value-type="float" office:value="0.00126064813888889" calcext:value-type="float">
            <text:p>0.0012606481</text:p>
          </table:table-cell>
          <table:table-cell table:formula="of:=[.N128]/[.$C$13]" office:value-type="float" office:value="0.000000000834286181717557" calcext:value-type="float">
            <text:p>8.34286181717557E-010</text:p>
          </table:table-cell>
          <table:table-cell table:formula="of:=[.N128]/[.$B$13]" office:value-type="float" office:value="1.66857236343511" calcext:value-type="float">
            <text:p>1.66857236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190447" calcext:value-type="float">
            <text:p>23.190447</text:p>
          </table:table-cell>
          <table:table-cell office:value-type="float" office:value="60" calcext:value-type="float">
            <text:p>60</text:p>
          </table:table-cell>
          <table:table-cell table:formula="of:=[.I129]*[.$J$2]" office:value-type="float" office:value="6" calcext:value-type="float">
            <text:p>6</text:p>
          </table:table-cell>
          <table:table-cell table:formula="of:=[.J129]*[.$I$17]" office:value-type="float" office:value="14.6172" calcext:value-type="float">
            <text:p>14.6172</text:p>
          </table:table-cell>
          <table:table-cell table:formula="of:=[.H129]-[.K129]" office:value-type="float" office:value="8.573247" calcext:value-type="float">
            <text:p>8.573247</text:p>
          </table:table-cell>
          <table:table-cell table:formula="of:=[.L129]-[.$M$15]" office:value-type="float" office:value="5.16875655555555" calcext:value-type="float">
            <text:p>5.1687565556</text:p>
          </table:table-cell>
          <table:table-cell table:formula="of:=[.M129]/([.$L$126]*[.$I$18])" office:value-type="float" office:value="0.00129218913888889" calcext:value-type="float">
            <text:p>0.0012921891</text:p>
          </table:table-cell>
          <table:table-cell table:formula="of:=[.N129]/[.$C$13]" office:value-type="float" office:value="0.000000000855159746391001" calcext:value-type="float">
            <text:p>8.55159746391001E-010</text:p>
          </table:table-cell>
          <table:table-cell table:formula="of:=[.N129]/[.$B$13]" office:value-type="float" office:value="1.710319492782" calcext:value-type="float">
            <text:p>1.71031949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304955" calcext:value-type="float">
            <text:p>23.304955</text:p>
          </table:table-cell>
          <table:table-cell office:value-type="float" office:value="61" calcext:value-type="float">
            <text:p>61</text:p>
          </table:table-cell>
          <table:table-cell table:formula="of:=[.I130]*[.$J$2]" office:value-type="float" office:value="6.1" calcext:value-type="float">
            <text:p>6.1</text:p>
          </table:table-cell>
          <table:table-cell table:formula="of:=[.J130]*[.$I$17]" office:value-type="float" office:value="14.86082" calcext:value-type="float">
            <text:p>14.86082</text:p>
          </table:table-cell>
          <table:table-cell table:formula="of:=[.H130]-[.K130]" office:value-type="float" office:value="8.444135" calcext:value-type="float">
            <text:p>8.444135</text:p>
          </table:table-cell>
          <table:table-cell table:formula="of:=[.L130]-[.$M$15]" office:value-type="float" office:value="5.03964455555555" calcext:value-type="float">
            <text:p>5.0396445556</text:p>
          </table:table-cell>
          <table:table-cell table:formula="of:=[.M130]/([.$L$126]*[.$I$18])" office:value-type="float" office:value="0.00125991113888889" calcext:value-type="float">
            <text:p>0.0012599111</text:p>
          </table:table-cell>
          <table:table-cell table:formula="of:=[.N130]/[.$C$13]" office:value-type="float" office:value="0.000000000833798441406079" calcext:value-type="float">
            <text:p>8.33798441406079E-010</text:p>
          </table:table-cell>
          <table:table-cell table:formula="of:=[.N130]/[.$B$13]" office:value-type="float" office:value="1.66759688281216" calcext:value-type="float">
            <text:p>1.66759688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009565" calcext:value-type="float">
            <text:p>23.009565</text:p>
          </table:table-cell>
          <table:table-cell office:value-type="float" office:value="60" calcext:value-type="float">
            <text:p>60</text:p>
          </table:table-cell>
          <table:table-cell table:formula="of:=[.I131]*[.$J$2]" office:value-type="float" office:value="6" calcext:value-type="float">
            <text:p>6</text:p>
          </table:table-cell>
          <table:table-cell table:formula="of:=[.J131]*[.$I$17]" office:value-type="float" office:value="14.6172" calcext:value-type="float">
            <text:p>14.6172</text:p>
          </table:table-cell>
          <table:table-cell table:formula="of:=[.H131]-[.K131]" office:value-type="float" office:value="8.392365" calcext:value-type="float">
            <text:p>8.392365</text:p>
          </table:table-cell>
          <table:table-cell table:formula="of:=[.L131]-[.$M$15]" office:value-type="float" office:value="4.98787455555555" calcext:value-type="float">
            <text:p>4.9878745556</text:p>
          </table:table-cell>
          <table:table-cell table:formula="of:=[.M131]/([.$L$126]*[.$I$18])" office:value-type="float" office:value="0.00124696863888889" calcext:value-type="float">
            <text:p>0.0012469686</text:p>
          </table:table-cell>
          <table:table-cell table:formula="of:=[.N131]/[.$C$13]" office:value-type="float" office:value="0.000000000825233205339181" calcext:value-type="float">
            <text:p>8.25233205339181E-010</text:p>
          </table:table-cell>
          <table:table-cell table:formula="of:=[.N131]/[.$B$13]" office:value-type="float" office:value="1.65046641067836" calcext:value-type="float">
            <text:p>1.65046641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221285" calcext:value-type="float">
            <text:p>23.221285</text:p>
          </table:table-cell>
          <table:table-cell office:value-type="float" office:value="61" calcext:value-type="float">
            <text:p>61</text:p>
          </table:table-cell>
          <table:table-cell table:formula="of:=[.I132]*[.$J$2]" office:value-type="float" office:value="6.1" calcext:value-type="float">
            <text:p>6.1</text:p>
          </table:table-cell>
          <table:table-cell table:formula="of:=[.J132]*[.$I$17]" office:value-type="float" office:value="14.86082" calcext:value-type="float">
            <text:p>14.86082</text:p>
          </table:table-cell>
          <table:table-cell table:formula="of:=[.H132]-[.K132]" office:value-type="float" office:value="8.360465" calcext:value-type="float">
            <text:p>8.360465</text:p>
          </table:table-cell>
          <table:table-cell table:formula="of:=[.L132]-[.$M$15]" office:value-type="float" office:value="4.95597455555556" calcext:value-type="float">
            <text:p>4.9559745556</text:p>
          </table:table-cell>
          <table:table-cell table:formula="of:=[.M132]/([.$L$126]*[.$I$18])" office:value-type="float" office:value="0.00123899363888889" calcext:value-type="float">
            <text:p>0.0012389936</text:p>
          </table:table-cell>
          <table:table-cell table:formula="of:=[.N132]/[.$C$13]" office:value-type="float" office:value="0.000000000819955418386621" calcext:value-type="float">
            <text:p>8.19955418386621E-010</text:p>
          </table:table-cell>
          <table:table-cell table:formula="of:=[.N132]/[.$B$13]" office:value-type="float" office:value="1.63991083677324" calcext:value-type="float">
            <text:p>1.63991083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248726" calcext:value-type="float">
            <text:p>23.248726</text:p>
          </table:table-cell>
          <table:table-cell office:value-type="float" office:value="61" calcext:value-type="float">
            <text:p>61</text:p>
          </table:table-cell>
          <table:table-cell table:formula="of:=[.I133]*[.$J$2]" office:value-type="float" office:value="6.1" calcext:value-type="float">
            <text:p>6.1</text:p>
          </table:table-cell>
          <table:table-cell table:formula="of:=[.J133]*[.$I$17]" office:value-type="float" office:value="14.86082" calcext:value-type="float">
            <text:p>14.86082</text:p>
          </table:table-cell>
          <table:table-cell table:formula="of:=[.H133]-[.K133]" office:value-type="float" office:value="8.387906" calcext:value-type="float">
            <text:p>8.387906</text:p>
          </table:table-cell>
          <table:table-cell table:formula="of:=[.L133]-[.$M$15]" office:value-type="float" office:value="4.98341555555556" calcext:value-type="float">
            <text:p>4.9834155556</text:p>
          </table:table-cell>
          <table:table-cell table:formula="of:=[.M133]/([.$L$126]*[.$I$18])" office:value-type="float" office:value="0.00124585388888889" calcext:value-type="float">
            <text:p>0.0012458539</text:p>
          </table:table-cell>
          <table:table-cell table:formula="of:=[.N133]/[.$C$13]" office:value-type="float" office:value="0.000000000824495473300891" calcext:value-type="float">
            <text:p>8.24495473300891E-010</text:p>
          </table:table-cell>
          <table:table-cell table:formula="of:=[.N133]/[.$B$13]" office:value-type="float" office:value="1.64899094660178" calcext:value-type="float">
            <text:p>1.64899094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351349" calcext:value-type="float">
            <text:p>23.351349</text:p>
          </table:table-cell>
          <table:table-cell office:value-type="float" office:value="61" calcext:value-type="float">
            <text:p>61</text:p>
          </table:table-cell>
          <table:table-cell table:formula="of:=[.I134]*[.$J$2]" office:value-type="float" office:value="6.1" calcext:value-type="float">
            <text:p>6.1</text:p>
          </table:table-cell>
          <table:table-cell table:formula="of:=[.J134]*[.$I$17]" office:value-type="float" office:value="14.86082" calcext:value-type="float">
            <text:p>14.86082</text:p>
          </table:table-cell>
          <table:table-cell table:formula="of:=[.H134]-[.K134]" office:value-type="float" office:value="8.490529" calcext:value-type="float">
            <text:p>8.490529</text:p>
          </table:table-cell>
          <table:table-cell table:formula="of:=[.L134]-[.$M$15]" office:value-type="float" office:value="5.08603855555555" calcext:value-type="float">
            <text:p>5.0860385556</text:p>
          </table:table-cell>
          <table:table-cell table:formula="of:=[.M134]/([.$L$126]*[.$I$18])" office:value-type="float" office:value="0.00127150963888889" calcext:value-type="float">
            <text:p>0.0012715096</text:p>
          </table:table-cell>
          <table:table-cell table:formula="of:=[.N134]/[.$C$13]" office:value-type="float" office:value="0.000000000841474229740784" calcext:value-type="float">
            <text:p>8.41474229740784E-010</text:p>
          </table:table-cell>
          <table:table-cell table:formula="of:=[.N134]/[.$B$13]" office:value-type="float" office:value="1.68294845948157" calcext:value-type="float">
            <text:p>1.68294845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.084318" calcext:value-type="float">
            <text:p>23.084318</text:p>
          </table:table-cell>
          <table:table-cell office:value-type="float" office:value="61" calcext:value-type="float">
            <text:p>61</text:p>
          </table:table-cell>
          <table:table-cell table:formula="of:=[.I135]*[.$J$2]" office:value-type="float" office:value="6.1" calcext:value-type="float">
            <text:p>6.1</text:p>
          </table:table-cell>
          <table:table-cell table:formula="of:=[.J135]*[.$I$17]" office:value-type="float" office:value="14.86082" calcext:value-type="float">
            <text:p>14.86082</text:p>
          </table:table-cell>
          <table:table-cell table:formula="of:=[.H135]-[.K135]" office:value-type="float" office:value="8.223498" calcext:value-type="float">
            <text:p>8.223498</text:p>
          </table:table-cell>
          <table:table-cell table:formula="of:=[.L135]-[.$M$15]" office:value-type="float" office:value="4.81900755555555" calcext:value-type="float">
            <text:p>4.8190075556</text:p>
          </table:table-cell>
          <table:table-cell table:formula="of:=[.M135]/([.$L$126]*[.$I$18])" office:value-type="float" office:value="0.00120475188888889" calcext:value-type="float">
            <text:p>0.0012047519</text:p>
          </table:table-cell>
          <table:table-cell table:formula="of:=[.N135]/[.$C$13]" office:value-type="float" office:value="0.000000000797294520407581" calcext:value-type="float">
            <text:p>7.97294520407581E-010</text:p>
          </table:table-cell>
          <table:table-cell table:formula="of:=[.N135]/[.$B$13]" office:value-type="float" office:value="1.59458904081516" calcext:value-type="float">
            <text:p>1.59458904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2.815405" calcext:value-type="float">
            <text:p>22.815405</text:p>
          </table:table-cell>
          <table:table-cell table:style-name="ce22" office:value-type="float" office:value="60" calcext:value-type="float">
            <text:p>60</text:p>
          </table:table-cell>
          <table:table-cell table:style-name="ce22" table:formula="of:=[.I136]*[.$J$2]" office:value-type="float" office:value="6" calcext:value-type="float">
            <text:p>6</text:p>
          </table:table-cell>
          <table:table-cell table:style-name="ce22" table:formula="of:=[.J136]*[.$I$17]" office:value-type="float" office:value="14.6172" calcext:value-type="float">
            <text:p>14.6172</text:p>
          </table:table-cell>
          <table:table-cell table:formula="of:=[.H136]-[.K136]" office:value-type="float" office:value="8.198205" calcext:value-type="float">
            <text:p>8.198205</text:p>
          </table:table-cell>
          <table:table-cell table:formula="of:=[.L136]-[.$M$15]" office:value-type="float" office:value="4.79371455555555" calcext:value-type="float">
            <text:p>4.7937145556</text:p>
          </table:table-cell>
          <table:table-cell table:formula="of:=[.M136]/([.$L$126]*[.$I$18])" office:value-type="float" office:value="0.00119842863888889" calcext:value-type="float">
            <text:p>0.0011984286</text:p>
          </table:table-cell>
          <table:table-cell table:formula="of:=[.N136]/[.$C$13]" office:value-type="float" office:value="0.000000000793109847511307" calcext:value-type="float">
            <text:p>7.93109847511307E-010</text:p>
          </table:table-cell>
          <table:table-cell table:formula="of:=[.N136]/[.$B$13]" office:value-type="float" office:value="1.58621969502261" calcext:value-type="float">
            <text:p>1.58621969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23.1704392222222" calcext:value-type="float">
            <text:p>23.1704392222</text:p>
          </table:table-cell>
          <table:table-cell table:style-name="ce22" table:formula="of:=AVERAGE([.I128:.I136])" office:value-type="float" office:value="60.6666666666667" calcext:value-type="float">
            <text:p>60.6666666667</text:p>
          </table:table-cell>
          <table:table-cell table:style-name="ce22" table:formula="of:=AVERAGE([.J128:.J136])" office:value-type="float" office:value="6.06666666666667" calcext:value-type="float">
            <text:p>6.0666666667</text:p>
          </table:table-cell>
          <table:table-cell table:style-name="ce22" table:formula="of:=AVERAGE([.K128:.K136])" office:value-type="float" office:value="14.7796133333333" calcext:value-type="float">
            <text:p>14.7796133333</text:p>
          </table:table-cell>
          <table:table-cell table:formula="of:=AVERAGE([.L128:.L136])" office:value-type="float" office:value="8.39082588888889" calcext:value-type="float">
            <text:p>8.3908258889</text:p>
          </table:table-cell>
          <table:table-cell table:formula="of:=AVERAGE([.M128:.M136])" office:value-type="float" office:value="4.98633544444444" calcext:value-type="float">
            <text:p>4.9863354444</text:p>
          </table:table-cell>
          <table:table-cell table:style-name="ce22" table:formula="of:=AVERAGE([.N128:.N136])" office:value-type="float" office:value="0.00124658386111111" calcext:value-type="float">
            <text:p>0.0012465839</text:p>
          </table:table-cell>
          <table:table-cell table:style-name="ce34" table:formula="of:=AVERAGE([.O128:.O136])" office:value-type="float" office:value="0.000000000824978562689" calcext:value-type="float">
            <text:p>8.24978562689E-010</text:p>
          </table:table-cell>
          <table:table-cell table:style-name="ce38" table:formula="of:=AVERAGE([.P128:.P136])" office:value-type="float" office:value="1.649957125378" calcext:value-type="float">
            <text:p>1.6499571254</text:p>
          </table:table-cell>
          <table:table-cell table:formula="of:=[.O138]/[.$O$15]*100" office:value-type="float" office:value="150.238844024908" calcext:value-type="float">
            <text:p>150.238844024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28:.H136])" office:value-type="float" office:value="0.17254718031366" calcext:value-type="float">
            <text:p>0.1725471803</text:p>
          </table:table-cell>
          <table:table-cell table:style-name="ce23" table:formula="of:=STDEV([.I128:.I136])" office:value-type="float" office:value="0.5" calcext:value-type="float">
            <text:p>0.5</text:p>
          </table:table-cell>
          <table:table-cell table:style-name="ce23" table:formula="of:=STDEV([.J128:.J136])" office:value-type="float" office:value="0.0500000000000003" calcext:value-type="float">
            <text:p>0.05</text:p>
          </table:table-cell>
          <table:table-cell table:style-name="ce23" table:formula="of:=STDEV([.K128:.K136])" office:value-type="float" office:value="0.12181" calcext:value-type="float">
            <text:p>0.12181</text:p>
          </table:table-cell>
          <table:table-cell table:style-name="ce23" table:formula="of:=STDEV([.L128:.L136])" office:value-type="float" office:value="0.120030727027962" calcext:value-type="float">
            <text:p>0.120030727</text:p>
          </table:table-cell>
          <table:table-cell table:style-name="ce23" table:formula="of:=STDEV([.M128:.M136])" office:value-type="float" office:value="0.120030727027962" calcext:value-type="float">
            <text:p>0.120030727</text:p>
          </table:table-cell>
          <table:table-cell table:style-name="ce23" table:formula="of:=STDEV([.N128:.N136])" office:value-type="float" office:value="0.0000300076817569905" calcext:value-type="float">
            <text:p>3.00076817569905E-005</text:p>
          </table:table-cell>
          <table:table-cell table:style-name="ce30" table:formula="of:=STDEV([.O128:.O136])" office:value-type="float" office:value="0.0000000000198588277434023" calcext:value-type="float">
            <text:p>1.98588277434023E-011</text:p>
          </table:table-cell>
          <table:table-cell table:style-name="ce39" table:formula="of:=STDEV([.P128:.P136])" office:value-type="float" office:value="0.0397176554868047" calcext:value-type="float">
            <text:p>0.0397176555</text:p>
          </table:table-cell>
          <table:table-cell table:formula="of:=[.O139]/[.O138]*100" office:value-type="float" office:value="2.40719318556265" calcext:value-type="float">
            <text:p>2.407193185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15741" calcext:value-type="float">
            <text:p>47.15741</text:p>
          </table:table-cell>
          <table:table-cell office:value-type="float" office:value="118" calcext:value-type="float">
            <text:p>118</text:p>
          </table:table-cell>
          <table:table-cell table:formula="of:=[.I143]*[.$J$2]" office:value-type="float" office:value="11.8" calcext:value-type="float">
            <text:p>11.8</text:p>
          </table:table-cell>
          <table:table-cell table:formula="of:=[.J143]*[.$I$17]" office:value-type="float" office:value="28.74716" calcext:value-type="float">
            <text:p>28.74716</text:p>
          </table:table-cell>
          <table:table-cell table:formula="of:=[.H143]-[.K143]" office:value-type="float" office:value="18.41025" calcext:value-type="float">
            <text:p>18.41025</text:p>
          </table:table-cell>
          <table:table-cell table:formula="of:=[.L143]-[.$M$15]" office:value-type="float" office:value="15.0057595555556" calcext:value-type="float">
            <text:p>15.0057595556</text:p>
          </table:table-cell>
          <table:table-cell table:formula="of:=[.M143]/([.$L$141]*[.$I$18])" office:value-type="float" office:value="0.00375143988888889" calcext:value-type="float">
            <text:p>0.0037514399</text:p>
          </table:table-cell>
          <table:table-cell table:formula="of:=[.N143]/[.$C$14]" office:value-type="float" office:value="0.000000000771632886655519" calcext:value-type="float">
            <text:p>7.71632886655519E-010</text:p>
          </table:table-cell>
          <table:table-cell table:formula="of:=[.N143]/[.$B$14]" office:value-type="float" office:value="1.54326577331104" calcext:value-type="float">
            <text:p>1.54326577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079052" calcext:value-type="float">
            <text:p>47.079052</text:p>
          </table:table-cell>
          <table:table-cell office:value-type="float" office:value="118" calcext:value-type="float">
            <text:p>118</text:p>
          </table:table-cell>
          <table:table-cell table:formula="of:=[.I144]*[.$J$2]" office:value-type="float" office:value="11.8" calcext:value-type="float">
            <text:p>11.8</text:p>
          </table:table-cell>
          <table:table-cell table:formula="of:=[.J144]*[.$I$17]" office:value-type="float" office:value="28.74716" calcext:value-type="float">
            <text:p>28.74716</text:p>
          </table:table-cell>
          <table:table-cell table:formula="of:=[.H144]-[.K144]" office:value-type="float" office:value="18.331892" calcext:value-type="float">
            <text:p>18.331892</text:p>
          </table:table-cell>
          <table:table-cell table:formula="of:=[.L144]-[.$M$15]" office:value-type="float" office:value="14.9274015555556" calcext:value-type="float">
            <text:p>14.9274015556</text:p>
          </table:table-cell>
          <table:table-cell table:formula="of:=[.M144]/([.$L$141]*[.$I$18])" office:value-type="float" office:value="0.00373185038888889" calcext:value-type="float">
            <text:p>0.0037318504</text:p>
          </table:table-cell>
          <table:table-cell table:formula="of:=[.N144]/[.$C$14]" office:value-type="float" office:value="0.000000000767603526494928" calcext:value-type="float">
            <text:p>7.67603526494928E-010</text:p>
          </table:table-cell>
          <table:table-cell table:formula="of:=[.N144]/[.$B$14]" office:value-type="float" office:value="1.53520705298986" calcext:value-type="float">
            <text:p>1.5352070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.145523" calcext:value-type="float">
            <text:p>47.145523</text:p>
          </table:table-cell>
          <table:table-cell office:value-type="float" office:value="118" calcext:value-type="float">
            <text:p>118</text:p>
          </table:table-cell>
          <table:table-cell table:formula="of:=[.I145]*[.$J$2]" office:value-type="float" office:value="11.8" calcext:value-type="float">
            <text:p>11.8</text:p>
          </table:table-cell>
          <table:table-cell table:formula="of:=[.J145]*[.$I$17]" office:value-type="float" office:value="28.74716" calcext:value-type="float">
            <text:p>28.74716</text:p>
          </table:table-cell>
          <table:table-cell table:formula="of:=[.H145]-[.K145]" office:value-type="float" office:value="18.398363" calcext:value-type="float">
            <text:p>18.398363</text:p>
          </table:table-cell>
          <table:table-cell table:formula="of:=[.L145]-[.$M$15]" office:value-type="float" office:value="14.9938725555556" calcext:value-type="float">
            <text:p>14.9938725556</text:p>
          </table:table-cell>
          <table:table-cell table:formula="of:=[.M145]/([.$L$141]*[.$I$18])" office:value-type="float" office:value="0.00374846813888889" calcext:value-type="float">
            <text:p>0.0037484681</text:p>
          </table:table-cell>
          <table:table-cell table:formula="of:=[.N145]/[.$C$14]" office:value-type="float" office:value="0.000000000771021628019145" calcext:value-type="float">
            <text:p>7.71021628019145E-010</text:p>
          </table:table-cell>
          <table:table-cell table:formula="of:=[.N145]/[.$B$14]" office:value-type="float" office:value="1.54204325603829" calcext:value-type="float">
            <text:p>1.5420432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.780621" calcext:value-type="float">
            <text:p>46.780621</text:p>
          </table:table-cell>
          <table:table-cell office:value-type="float" office:value="118" calcext:value-type="float">
            <text:p>118</text:p>
          </table:table-cell>
          <table:table-cell table:formula="of:=[.I146]*[.$J$2]" office:value-type="float" office:value="11.8" calcext:value-type="float">
            <text:p>11.8</text:p>
          </table:table-cell>
          <table:table-cell table:formula="of:=[.J146]*[.$I$17]" office:value-type="float" office:value="28.74716" calcext:value-type="float">
            <text:p>28.74716</text:p>
          </table:table-cell>
          <table:table-cell table:formula="of:=[.H146]-[.K146]" office:value-type="float" office:value="18.033461" calcext:value-type="float">
            <text:p>18.033461</text:p>
          </table:table-cell>
          <table:table-cell table:formula="of:=[.L146]-[.$M$15]" office:value-type="float" office:value="14.6289705555556" calcext:value-type="float">
            <text:p>14.6289705556</text:p>
          </table:table-cell>
          <table:table-cell table:formula="of:=[.M146]/([.$L$141]*[.$I$18])" office:value-type="float" office:value="0.00365724263888889" calcext:value-type="float">
            <text:p>0.0036572426</text:p>
          </table:table-cell>
          <table:table-cell table:formula="of:=[.N146]/[.$C$14]" office:value-type="float" office:value="0.000000000752257473991226" calcext:value-type="float">
            <text:p>7.52257473991226E-010</text:p>
          </table:table-cell>
          <table:table-cell table:formula="of:=[.N146]/[.$B$14]" office:value-type="float" office:value="1.50451494798245" calcext:value-type="float">
            <text:p>1.5045149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.653057" calcext:value-type="float">
            <text:p>46.653057</text:p>
          </table:table-cell>
          <table:table-cell office:value-type="float" office:value="118" calcext:value-type="float">
            <text:p>118</text:p>
          </table:table-cell>
          <table:table-cell table:formula="of:=[.I147]*[.$J$2]" office:value-type="float" office:value="11.8" calcext:value-type="float">
            <text:p>11.8</text:p>
          </table:table-cell>
          <table:table-cell table:formula="of:=[.J147]*[.$I$17]" office:value-type="float" office:value="28.74716" calcext:value-type="float">
            <text:p>28.74716</text:p>
          </table:table-cell>
          <table:table-cell table:formula="of:=[.H147]-[.K147]" office:value-type="float" office:value="17.905897" calcext:value-type="float">
            <text:p>17.905897</text:p>
          </table:table-cell>
          <table:table-cell table:formula="of:=[.L147]-[.$M$15]" office:value-type="float" office:value="14.5014065555556" calcext:value-type="float">
            <text:p>14.5014065556</text:p>
          </table:table-cell>
          <table:table-cell table:formula="of:=[.M147]/([.$L$141]*[.$I$18])" office:value-type="float" office:value="0.00362535163888889" calcext:value-type="float">
            <text:p>0.0036253516</text:p>
          </table:table-cell>
          <table:table-cell table:formula="of:=[.N147]/[.$C$14]" office:value-type="float" office:value="0.000000000745697820866777" calcext:value-type="float">
            <text:p>7.45697820866777E-010</text:p>
          </table:table-cell>
          <table:table-cell table:formula="of:=[.N147]/[.$B$14]" office:value-type="float" office:value="1.49139564173355" calcext:value-type="float">
            <text:p>1.49139564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.379776" calcext:value-type="float">
            <text:p>46.379776</text:p>
          </table:table-cell>
          <table:table-cell office:value-type="float" office:value="117" calcext:value-type="float">
            <text:p>117</text:p>
          </table:table-cell>
          <table:table-cell table:formula="of:=[.I148]*[.$J$2]" office:value-type="float" office:value="11.7" calcext:value-type="float">
            <text:p>11.7</text:p>
          </table:table-cell>
          <table:table-cell table:formula="of:=[.J148]*[.$I$17]" office:value-type="float" office:value="28.50354" calcext:value-type="float">
            <text:p>28.50354</text:p>
          </table:table-cell>
          <table:table-cell table:formula="of:=[.H148]-[.K148]" office:value-type="float" office:value="17.876236" calcext:value-type="float">
            <text:p>17.876236</text:p>
          </table:table-cell>
          <table:table-cell table:formula="of:=[.L148]-[.$M$15]" office:value-type="float" office:value="14.4717455555556" calcext:value-type="float">
            <text:p>14.4717455556</text:p>
          </table:table-cell>
          <table:table-cell table:formula="of:=[.M148]/([.$L$141]*[.$I$18])" office:value-type="float" office:value="0.00361793638888889" calcext:value-type="float">
            <text:p>0.0036179364</text:p>
          </table:table-cell>
          <table:table-cell table:formula="of:=[.N148]/[.$C$14]" office:value-type="float" office:value="0.000000000744172579644142" calcext:value-type="float">
            <text:p>7.44172579644142E-010</text:p>
          </table:table-cell>
          <table:table-cell table:formula="of:=[.N148]/[.$B$14]" office:value-type="float" office:value="1.48834515928828" calcext:value-type="float">
            <text:p>1.48834515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.441719" calcext:value-type="float">
            <text:p>46.441719</text:p>
          </table:table-cell>
          <table:table-cell office:value-type="float" office:value="118" calcext:value-type="float">
            <text:p>118</text:p>
          </table:table-cell>
          <table:table-cell table:formula="of:=[.I149]*[.$J$2]" office:value-type="float" office:value="11.8" calcext:value-type="float">
            <text:p>11.8</text:p>
          </table:table-cell>
          <table:table-cell table:formula="of:=[.J149]*[.$I$17]" office:value-type="float" office:value="28.74716" calcext:value-type="float">
            <text:p>28.74716</text:p>
          </table:table-cell>
          <table:table-cell table:formula="of:=[.H149]-[.K149]" office:value-type="float" office:value="17.694559" calcext:value-type="float">
            <text:p>17.694559</text:p>
          </table:table-cell>
          <table:table-cell table:formula="of:=[.L149]-[.$M$15]" office:value-type="float" office:value="14.2900685555556" calcext:value-type="float">
            <text:p>14.2900685556</text:p>
          </table:table-cell>
          <table:table-cell table:formula="of:=[.M149]/([.$L$141]*[.$I$18])" office:value-type="float" office:value="0.00357251713888889" calcext:value-type="float">
            <text:p>0.0035725171</text:p>
          </table:table-cell>
          <table:table-cell table:formula="of:=[.N149]/[.$C$14]" office:value-type="float" office:value="0.000000000734830303604738" calcext:value-type="float">
            <text:p>7.34830303604738E-010</text:p>
          </table:table-cell>
          <table:table-cell table:formula="of:=[.N149]/[.$B$14]" office:value-type="float" office:value="1.46966060720948" calcext:value-type="float">
            <text:p>1.46966060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.311253" calcext:value-type="float">
            <text:p>46.311253</text:p>
          </table:table-cell>
          <table:table-cell office:value-type="float" office:value="118" calcext:value-type="float">
            <text:p>118</text:p>
          </table:table-cell>
          <table:table-cell table:formula="of:=[.I150]*[.$J$2]" office:value-type="float" office:value="11.8" calcext:value-type="float">
            <text:p>11.8</text:p>
          </table:table-cell>
          <table:table-cell table:formula="of:=[.J150]*[.$I$17]" office:value-type="float" office:value="28.74716" calcext:value-type="float">
            <text:p>28.74716</text:p>
          </table:table-cell>
          <table:table-cell table:formula="of:=[.H150]-[.K150]" office:value-type="float" office:value="17.564093" calcext:value-type="float">
            <text:p>17.564093</text:p>
          </table:table-cell>
          <table:table-cell table:formula="of:=[.L150]-[.$M$15]" office:value-type="float" office:value="14.1596025555556" calcext:value-type="float">
            <text:p>14.1596025556</text:p>
          </table:table-cell>
          <table:table-cell table:formula="of:=[.M150]/([.$L$141]*[.$I$18])" office:value-type="float" office:value="0.00353990063888889" calcext:value-type="float">
            <text:p>0.0035399006</text:p>
          </table:table-cell>
          <table:table-cell table:formula="of:=[.N150]/[.$C$14]" office:value-type="float" office:value="0.000000000728121422536927" calcext:value-type="float">
            <text:p>7.28121422536927E-010</text:p>
          </table:table-cell>
          <table:table-cell table:formula="of:=[.N150]/[.$B$14]" office:value-type="float" office:value="1.45624284507385" calcext:value-type="float">
            <text:p>1.45624284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.610138" calcext:value-type="float">
            <text:p>46.610138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table:formula="of:=[.I151]*[.$J$2]" office:value-type="float" office:value="11.8" calcext:value-type="float">
            <text:p>11.8</text:p>
          </table:table-cell>
          <table:table-cell table:style-name="ce22" table:formula="of:=[.J151]*[.$I$17]" office:value-type="float" office:value="28.74716" calcext:value-type="float">
            <text:p>28.74716</text:p>
          </table:table-cell>
          <table:table-cell table:formula="of:=[.H151]-[.K151]" office:value-type="float" office:value="17.862978" calcext:value-type="float">
            <text:p>17.862978</text:p>
          </table:table-cell>
          <table:table-cell table:formula="of:=[.L151]-[.$M$15]" office:value-type="float" office:value="14.4584875555556" calcext:value-type="float">
            <text:p>14.4584875556</text:p>
          </table:table-cell>
          <table:table-cell table:formula="of:=[.M151]/([.$L$141]*[.$I$18])" office:value-type="float" office:value="0.00361462188888889" calcext:value-type="float">
            <text:p>0.0036146219</text:p>
          </table:table-cell>
          <table:table-cell table:formula="of:=[.N151]/[.$C$14]" office:value-type="float" office:value="0.000000000743490820831907" calcext:value-type="float">
            <text:p>7.43490820831907E-010</text:p>
          </table:table-cell>
          <table:table-cell table:formula="of:=[.N151]/[.$B$14]" office:value-type="float" office:value="1.48698164166381" calcext:value-type="float">
            <text:p>1.486981641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46.7287276666667" calcext:value-type="float">
            <text:p>46.7287276667</text:p>
          </table:table-cell>
          <table:table-cell table:style-name="ce22" table:formula="of:=AVERAGE([.I143:.I151])" office:value-type="float" office:value="117.888888888889" calcext:value-type="float">
            <text:p>117.8888888889</text:p>
          </table:table-cell>
          <table:table-cell table:style-name="ce22" table:formula="of:=AVERAGE([.J143:.J151])" office:value-type="float" office:value="11.7888888888889" calcext:value-type="float">
            <text:p>11.7888888889</text:p>
          </table:table-cell>
          <table:table-cell table:style-name="ce22" table:formula="of:=AVERAGE([.K143:.K151])" office:value-type="float" office:value="28.7200911111111" calcext:value-type="float">
            <text:p>28.7200911111</text:p>
          </table:table-cell>
          <table:table-cell table:formula="of:=AVERAGE([.L143:.L151])" office:value-type="float" office:value="18.0086365555556" calcext:value-type="float">
            <text:p>18.0086365556</text:p>
          </table:table-cell>
          <table:table-cell table:formula="of:=AVERAGE([.M143:.M151])" office:value-type="float" office:value="14.6041461111111" calcext:value-type="float">
            <text:p>14.6041461111</text:p>
          </table:table-cell>
          <table:table-cell table:style-name="ce22" table:formula="of:=AVERAGE([.N143:.N151])" office:value-type="float" office:value="0.00365103652777778" calcext:value-type="float">
            <text:p>0.0036510365</text:p>
          </table:table-cell>
          <table:table-cell table:style-name="ce32" table:formula="of:=AVERAGE([.O143:.O151])" office:value-type="float" office:value="0.000000000750980940293923" calcext:value-type="float">
            <text:p>7.50980940293923E-010</text:p>
          </table:table-cell>
          <table:table-cell table:style-name="ce38" table:formula="of:=AVERAGE([.P143:.P151])" office:value-type="float" office:value="1.50196188058785" calcext:value-type="float">
            <text:p>1.5019618806</text:p>
          </table:table-cell>
          <table:table-cell table:formula="of:=[.O153]/[.$O$15]*100" office:value-type="float" office:value="136.762957799464" calcext:value-type="float">
            <text:p>136.762957799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43:.H151])" office:value-type="float" office:value="0.331874005822239" calcext:value-type="float">
            <text:p>0.3318740058</text:p>
          </table:table-cell>
          <table:table-cell table:style-name="ce23" table:formula="of:=STDEV([.I143:.I151])" office:value-type="float" office:value="0.333333333333333" calcext:value-type="float">
            <text:p>0.3333333333</text:p>
          </table:table-cell>
          <table:table-cell table:style-name="ce23" table:formula="of:=STDEV([.J143:.J151])" office:value-type="float" office:value="0.0333333333333332" calcext:value-type="float">
            <text:p>0.0333333333</text:p>
          </table:table-cell>
          <table:table-cell table:style-name="ce23" table:formula="of:=STDEV([.K143:.K151])" office:value-type="float" office:value="0.0812066666666667" calcext:value-type="float">
            <text:p>0.0812066667</text:p>
          </table:table-cell>
          <table:table-cell table:style-name="ce23" table:formula="of:=STDEV([.L143:.L151])" office:value-type="float" office:value="0.309001581214849" calcext:value-type="float">
            <text:p>0.3090015812</text:p>
          </table:table-cell>
          <table:table-cell table:style-name="ce23" table:formula="of:=STDEV([.M143:.M151])" office:value-type="float" office:value="0.309001581214849" calcext:value-type="float">
            <text:p>0.3090015812</text:p>
          </table:table-cell>
          <table:table-cell table:style-name="ce23" table:formula="of:=STDEV([.N143:.N151])" office:value-type="float" office:value="0.0000772503953037124" calcext:value-type="float">
            <text:p>7.72503953037124E-005</text:p>
          </table:table-cell>
          <table:table-cell table:style-name="ce30" table:formula="of:=STDEV([.O143:.O151])" office:value-type="float" office:value="0.0000000000158896176638828" calcext:value-type="float">
            <text:p>1.58896176638828E-011</text:p>
          </table:table-cell>
          <table:table-cell table:style-name="ce39" table:formula="of:=STDEV([.P143:.P151])" office:value-type="float" office:value="0.0317792353277656" calcext:value-type="float">
            <text:p>0.0317792353</text:p>
          </table:table-cell>
          <table:table-cell table:formula="of:=[.O154]/[.O153]*100" office:value-type="float" office:value="2.11584832734422" calcext:value-type="float">
            <text:p>2.115848327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557709" calcext:value-type="float">
            <text:p>19.557709</text:p>
          </table:table-cell>
          <table:table-cell office:value-type="float" office:value="53" calcext:value-type="float">
            <text:p>53</text:p>
          </table:table-cell>
          <table:table-cell table:formula="of:=[.I158]*[.$J$2]" office:value-type="float" office:value="5.3" calcext:value-type="float">
            <text:p>5.3</text:p>
          </table:table-cell>
          <table:table-cell table:formula="of:=[.J158]*[.$I$17]" office:value-type="float" office:value="12.91186" calcext:value-type="float">
            <text:p>12.91186</text:p>
          </table:table-cell>
          <table:table-cell table:formula="of:=[.H158]-[.K158]" office:value-type="float" office:value="6.645849" calcext:value-type="float">
            <text:p>6.645849</text:p>
          </table:table-cell>
          <table:table-cell table:formula="of:=[.L158]-[.$M$15]" office:value-type="float" office:value="3.24135855555555" calcext:value-type="float">
            <text:p>3.2413585556</text:p>
          </table:table-cell>
          <table:table-cell table:formula="of:=[.M158]/([.$L$156]*[.$I$18])" office:value-type="float" office:value="0.000810339638888888" calcext:value-type="float">
            <text:p>0.0008103396</text:p>
          </table:table-cell>
          <table:table-cell table:formula="of:=[.N158]/[.$C$15]" office:value-type="float" office:value="0.000000000553581581581581" calcext:value-type="float">
            <text:p>5.53581581581581E-010</text:p>
          </table:table-cell>
          <table:table-cell table:formula="of:=[.N158]/[.$B$15]" office:value-type="float" office:value="1.10716316316316" calcext:value-type="float">
            <text:p>1.10716316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355434" calcext:value-type="float">
            <text:p>19.355434</text:p>
          </table:table-cell>
          <table:table-cell office:value-type="float" office:value="53" calcext:value-type="float">
            <text:p>53</text:p>
          </table:table-cell>
          <table:table-cell table:formula="of:=[.I159]*[.$J$2]" office:value-type="float" office:value="5.3" calcext:value-type="float">
            <text:p>5.3</text:p>
          </table:table-cell>
          <table:table-cell table:formula="of:=[.J159]*[.$I$17]" office:value-type="float" office:value="12.91186" calcext:value-type="float">
            <text:p>12.91186</text:p>
          </table:table-cell>
          <table:table-cell table:formula="of:=[.H158]-[.K159]" office:value-type="float" office:value="6.645849" calcext:value-type="float">
            <text:p>6.645849</text:p>
          </table:table-cell>
          <table:table-cell table:formula="of:=[.L159]-[.$M$15]" office:value-type="float" office:value="3.24135855555555" calcext:value-type="float">
            <text:p>3.2413585556</text:p>
          </table:table-cell>
          <table:table-cell table:formula="of:=[.M159]/([.$L$156]*[.$I$18])" office:value-type="float" office:value="0.000810339638888888" calcext:value-type="float">
            <text:p>0.0008103396</text:p>
          </table:table-cell>
          <table:table-cell table:formula="of:=[.N159]/[.$C$15]" office:value-type="float" office:value="0.000000000553581581581581" calcext:value-type="float">
            <text:p>5.53581581581581E-010</text:p>
          </table:table-cell>
          <table:table-cell table:formula="of:=[.N159]/[.$B$15]" office:value-type="float" office:value="1.10716316316316" calcext:value-type="float">
            <text:p>1.10716316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335047" calcext:value-type="float">
            <text:p>19.335047</text:p>
          </table:table-cell>
          <table:table-cell office:value-type="float" office:value="53" calcext:value-type="float">
            <text:p>53</text:p>
          </table:table-cell>
          <table:table-cell table:formula="of:=[.I160]*[.$J$2]" office:value-type="float" office:value="5.3" calcext:value-type="float">
            <text:p>5.3</text:p>
          </table:table-cell>
          <table:table-cell table:formula="of:=[.J160]*[.$I$17]" office:value-type="float" office:value="12.91186" calcext:value-type="float">
            <text:p>12.91186</text:p>
          </table:table-cell>
          <table:table-cell table:formula="of:=[.H159]-[.K160]" office:value-type="float" office:value="6.443574" calcext:value-type="float">
            <text:p>6.443574</text:p>
          </table:table-cell>
          <table:table-cell table:formula="of:=[.L160]-[.$M$15]" office:value-type="float" office:value="3.03908355555555" calcext:value-type="float">
            <text:p>3.0390835556</text:p>
          </table:table-cell>
          <table:table-cell table:formula="of:=[.M160]/([.$L$156]*[.$I$18])" office:value-type="float" office:value="0.000759770888888888" calcext:value-type="float">
            <text:p>0.0007597709</text:p>
          </table:table-cell>
          <table:table-cell table:formula="of:=[.N160]/[.$C$15]" office:value-type="float" office:value="0.00000000051903566125367" calcext:value-type="float">
            <text:p>5.1903566125367E-010</text:p>
          </table:table-cell>
          <table:table-cell table:formula="of:=[.N160]/[.$B$15]" office:value-type="float" office:value="1.03807132250734" calcext:value-type="float">
            <text:p>1.03807132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182213" calcext:value-type="float">
            <text:p>19.182213</text:p>
          </table:table-cell>
          <table:table-cell office:value-type="float" office:value="53" calcext:value-type="float">
            <text:p>53</text:p>
          </table:table-cell>
          <table:table-cell table:formula="of:=[.I161]*[.$J$2]" office:value-type="float" office:value="5.3" calcext:value-type="float">
            <text:p>5.3</text:p>
          </table:table-cell>
          <table:table-cell table:formula="of:=[.J161]*[.$I$17]" office:value-type="float" office:value="12.91186" calcext:value-type="float">
            <text:p>12.91186</text:p>
          </table:table-cell>
          <table:table-cell table:formula="of:=[.H160]-[.K161]" office:value-type="float" office:value="6.423187" calcext:value-type="float">
            <text:p>6.423187</text:p>
          </table:table-cell>
          <table:table-cell table:formula="of:=[.L161]-[.$M$15]" office:value-type="float" office:value="3.01869655555555" calcext:value-type="float">
            <text:p>3.0186965556</text:p>
          </table:table-cell>
          <table:table-cell table:formula="of:=[.M161]/([.$L$156]*[.$I$18])" office:value-type="float" office:value="0.000754674138888889" calcext:value-type="float">
            <text:p>0.0007546741</text:p>
          </table:table-cell>
          <table:table-cell table:formula="of:=[.N161]/[.$C$15]" office:value-type="float" office:value="0.000000000515553828710227" calcext:value-type="float">
            <text:p>5.15553828710227E-010</text:p>
          </table:table-cell>
          <table:table-cell table:formula="of:=[.N161]/[.$B$15]" office:value-type="float" office:value="1.03110765742045" calcext:value-type="float">
            <text:p>1.03110765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311922" calcext:value-type="float">
            <text:p>19.311922</text:p>
          </table:table-cell>
          <table:table-cell office:value-type="float" office:value="53" calcext:value-type="float">
            <text:p>53</text:p>
          </table:table-cell>
          <table:table-cell table:formula="of:=[.I162]*[.$J$2]" office:value-type="float" office:value="5.3" calcext:value-type="float">
            <text:p>5.3</text:p>
          </table:table-cell>
          <table:table-cell table:formula="of:=[.J162]*[.$I$17]" office:value-type="float" office:value="12.91186" calcext:value-type="float">
            <text:p>12.91186</text:p>
          </table:table-cell>
          <table:table-cell table:formula="of:=[.H161]-[.K162]" office:value-type="float" office:value="6.270353" calcext:value-type="float">
            <text:p>6.270353</text:p>
          </table:table-cell>
          <table:table-cell table:formula="of:=[.L162]-[.$M$15]" office:value-type="float" office:value="2.86586255555556" calcext:value-type="float">
            <text:p>2.8658625556</text:p>
          </table:table-cell>
          <table:table-cell table:formula="of:=[.M162]/([.$L$156]*[.$I$18])" office:value-type="float" office:value="0.000716465638888889" calcext:value-type="float">
            <text:p>0.0007164656</text:p>
          </table:table-cell>
          <table:table-cell table:formula="of:=[.N162]/[.$C$15]" office:value-type="float" office:value="0.000000000489451783537092" calcext:value-type="float">
            <text:p>4.89451783537092E-010</text:p>
          </table:table-cell>
          <table:table-cell table:formula="of:=[.N162]/[.$B$15]" office:value-type="float" office:value="0.978903567074183" calcext:value-type="float">
            <text:p>0.97890356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218288" calcext:value-type="float">
            <text:p>19.218288</text:p>
          </table:table-cell>
          <table:table-cell office:value-type="float" office:value="53" calcext:value-type="float">
            <text:p>53</text:p>
          </table:table-cell>
          <table:table-cell table:formula="of:=[.I163]*[.$J$2]" office:value-type="float" office:value="5.3" calcext:value-type="float">
            <text:p>5.3</text:p>
          </table:table-cell>
          <table:table-cell table:formula="of:=[.J163]*[.$I$17]" office:value-type="float" office:value="12.91186" calcext:value-type="float">
            <text:p>12.91186</text:p>
          </table:table-cell>
          <table:table-cell table:formula="of:=[.H162]-[.K163]" office:value-type="float" office:value="6.400062" calcext:value-type="float">
            <text:p>6.400062</text:p>
          </table:table-cell>
          <table:table-cell table:formula="of:=[.L163]-[.$M$15]" office:value-type="float" office:value="2.99557155555555" calcext:value-type="float">
            <text:p>2.9955715556</text:p>
          </table:table-cell>
          <table:table-cell table:formula="of:=[.M163]/([.$L$156]*[.$I$18])" office:value-type="float" office:value="0.000748892888888889" calcext:value-type="float">
            <text:p>0.0007488929</text:p>
          </table:table-cell>
          <table:table-cell table:formula="of:=[.N163]/[.$C$15]" office:value-type="float" office:value="0.000000000511604381632817" calcext:value-type="float">
            <text:p>5.11604381632817E-010</text:p>
          </table:table-cell>
          <table:table-cell table:formula="of:=[.N163]/[.$B$15]" office:value-type="float" office:value="1.02320876326563" calcext:value-type="float">
            <text:p>1.02320876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215424" calcext:value-type="float">
            <text:p>19.215424</text:p>
          </table:table-cell>
          <table:table-cell office:value-type="float" office:value="53" calcext:value-type="float">
            <text:p>53</text:p>
          </table:table-cell>
          <table:table-cell table:formula="of:=[.I164]*[.$J$2]" office:value-type="float" office:value="5.3" calcext:value-type="float">
            <text:p>5.3</text:p>
          </table:table-cell>
          <table:table-cell table:formula="of:=[.J164]*[.$I$17]" office:value-type="float" office:value="12.91186" calcext:value-type="float">
            <text:p>12.91186</text:p>
          </table:table-cell>
          <table:table-cell table:formula="of:=[.H163]-[.K164]" office:value-type="float" office:value="6.306428" calcext:value-type="float">
            <text:p>6.306428</text:p>
          </table:table-cell>
          <table:table-cell table:formula="of:=[.L164]-[.$M$15]" office:value-type="float" office:value="2.90193755555556" calcext:value-type="float">
            <text:p>2.9019375556</text:p>
          </table:table-cell>
          <table:table-cell table:formula="of:=[.M164]/([.$L$156]*[.$I$18])" office:value-type="float" office:value="0.000725484388888889" calcext:value-type="float">
            <text:p>0.0007254844</text:p>
          </table:table-cell>
          <table:table-cell table:formula="of:=[.N164]/[.$C$15]" office:value-type="float" office:value="0.00000000049561292097785" calcext:value-type="float">
            <text:p>4.9561292097785E-010</text:p>
          </table:table-cell>
          <table:table-cell table:formula="of:=[.N164]/[.$B$15]" office:value-type="float" office:value="0.9912258419557" calcext:value-type="float">
            <text:p>0.9912258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308008" calcext:value-type="float">
            <text:p>19.308008</text:p>
          </table:table-cell>
          <table:table-cell office:value-type="float" office:value="53" calcext:value-type="float">
            <text:p>53</text:p>
          </table:table-cell>
          <table:table-cell table:formula="of:=[.I165]*[.$J$2]" office:value-type="float" office:value="5.3" calcext:value-type="float">
            <text:p>5.3</text:p>
          </table:table-cell>
          <table:table-cell table:formula="of:=[.J165]*[.$I$17]" office:value-type="float" office:value="12.91186" calcext:value-type="float">
            <text:p>12.91186</text:p>
          </table:table-cell>
          <table:table-cell table:formula="of:=[.H164]-[.K165]" office:value-type="float" office:value="6.303564" calcext:value-type="float">
            <text:p>6.303564</text:p>
          </table:table-cell>
          <table:table-cell table:formula="of:=[.L165]-[.$M$15]" office:value-type="float" office:value="2.89907355555555" calcext:value-type="float">
            <text:p>2.8990735556</text:p>
          </table:table-cell>
          <table:table-cell table:formula="of:=[.M165]/([.$L$156]*[.$I$18])" office:value-type="float" office:value="0.000724768388888888" calcext:value-type="float">
            <text:p>0.0007247684</text:p>
          </table:table-cell>
          <table:table-cell table:formula="of:=[.N165]/[.$C$15]" office:value-type="float" office:value="0.000000000495123787294403" calcext:value-type="float">
            <text:p>4.95123787294403E-010</text:p>
          </table:table-cell>
          <table:table-cell table:formula="of:=[.N165]/[.$B$15]" office:value-type="float" office:value="0.990247574588806" calcext:value-type="float">
            <text:p>0.99024757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.31731" calcext:value-type="float">
            <text:p>19.31731</text:p>
          </table:table-cell>
          <table:table-cell table:style-name="ce22" office:value-type="float" office:value="53" calcext:value-type="float">
            <text:p>53</text:p>
          </table:table-cell>
          <table:table-cell table:style-name="ce22" table:formula="of:=[.I166]*[.$J$2]" office:value-type="float" office:value="5.3" calcext:value-type="float">
            <text:p>5.3</text:p>
          </table:table-cell>
          <table:table-cell table:style-name="ce22" table:formula="of:=[.J166]*[.$I$17]" office:value-type="float" office:value="12.91186" calcext:value-type="float">
            <text:p>12.91186</text:p>
          </table:table-cell>
          <table:table-cell table:formula="of:=[.H165]-[.K166]" office:value-type="float" office:value="6.396148" calcext:value-type="float">
            <text:p>6.396148</text:p>
          </table:table-cell>
          <table:table-cell table:formula="of:=[.L166]-[.$M$15]" office:value-type="float" office:value="2.99165755555556" calcext:value-type="float">
            <text:p>2.9916575556</text:p>
          </table:table-cell>
          <table:table-cell table:formula="of:=[.M166]/([.$L$156]*[.$I$18])" office:value-type="float" office:value="0.000747914388888889" calcext:value-type="float">
            <text:p>0.0007479144</text:p>
          </table:table-cell>
          <table:table-cell table:formula="of:=[.N166]/[.$C$15]" office:value-type="float" office:value="0.000000000510935921703694" calcext:value-type="float">
            <text:p>5.10935921703694E-010</text:p>
          </table:table-cell>
          <table:table-cell table:formula="of:=[.N166]/[.$B$15]" office:value-type="float" office:value="1.02187184340739" calcext:value-type="float">
            <text:p>1.021871843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19.3112616666667" calcext:value-type="float">
            <text:p>19.3112616667</text:p>
          </table:table-cell>
          <table:table-cell table:style-name="ce22" table:formula="of:=AVERAGE([.I158:.I166])" office:value-type="float" office:value="53" calcext:value-type="float">
            <text:p>53</text:p>
          </table:table-cell>
          <table:table-cell table:style-name="ce22" table:formula="of:=AVERAGE([.J158:.J166])" office:value-type="float" office:value="5.3" calcext:value-type="float">
            <text:p>5.3</text:p>
          </table:table-cell>
          <table:table-cell table:style-name="ce22" table:formula="of:=AVERAGE([.K158:.K166])" office:value-type="float" office:value="12.91186" calcext:value-type="float">
            <text:p>12.91186</text:p>
          </table:table-cell>
          <table:table-cell table:formula="of:=AVERAGE([.L158:.L166])" office:value-type="float" office:value="6.42611266666667" calcext:value-type="float">
            <text:p>6.4261126667</text:p>
          </table:table-cell>
          <table:table-cell table:formula="of:=AVERAGE([.M158:.M166])" office:value-type="float" office:value="3.02162222222222" calcext:value-type="float">
            <text:p>3.0216222222</text:p>
          </table:table-cell>
          <table:table-cell table:style-name="ce22" table:formula="of:=AVERAGE([.N158:.N166])" office:value-type="float" office:value="0.000755405555555555" calcext:value-type="float">
            <text:p>0.0007554056</text:p>
          </table:table-cell>
          <table:table-cell table:style-name="ce32" table:formula="of:=AVERAGE([.O158:.O166])" office:value-type="float" office:value="0.000000000516053494252546" calcext:value-type="float">
            <text:p>5.16053494252546E-010</text:p>
          </table:table-cell>
          <table:table-cell table:style-name="ce38" table:formula="of:=AVERAGE([.P158:.P166])" office:value-type="float" office:value="1.03210698850509" calcext:value-type="float">
            <text:p>1.0321069885</text:p>
          </table:table-cell>
          <table:table-cell table:formula="of:=[.O168]/[.$O$15]*100" office:value-type="float" office:value="93.9797516420375" calcext:value-type="float">
            <text:p>93.97975164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58:.H166])" office:value-type="float" office:value="0.110557309436102" calcext:value-type="float">
            <text:p>0.1105573094</text:p>
          </table:table-cell>
          <table:table-cell table:style-name="ce23" table:formula="of:=STDEV([.I158:.I166])" office:value-type="float" office:value="0" calcext:value-type="float">
            <text:p>0</text:p>
          </table:table-cell>
          <table:table-cell table:style-name="ce23" table:formula="of:=STDEV([.J158:.J166])" office:value-type="float" office:value="0" calcext:value-type="float">
            <text:p>0</text:p>
          </table:table-cell>
          <table:table-cell table:style-name="ce23" table:formula="of:=STDEV([.K158:.K166])" office:value-type="float" office:value="0" calcext:value-type="float">
            <text:p>0</text:p>
          </table:table-cell>
          <table:table-cell table:style-name="ce23" table:formula="of:=STDEV([.L158:.L166])" office:value-type="float" office:value="0.137868486899653" calcext:value-type="float">
            <text:p>0.1378684869</text:p>
          </table:table-cell>
          <table:table-cell table:style-name="ce23" table:formula="of:=STDEV([.M158:.M166])" office:value-type="float" office:value="0.137868486899653" calcext:value-type="float">
            <text:p>0.1378684869</text:p>
          </table:table-cell>
          <table:table-cell table:style-name="ce23" table:formula="of:=STDEV([.N158:.N166])" office:value-type="float" office:value="0.0000344671217249133" calcext:value-type="float">
            <text:p>3.44671217249133E-005</text:p>
          </table:table-cell>
          <table:table-cell table:style-name="ce30" table:formula="of:=STDEV([.O158:.O166])" office:value-type="float" office:value="0.000000000023546131574169" calcext:value-type="float">
            <text:p>2.3546131574169E-011</text:p>
          </table:table-cell>
          <table:table-cell table:style-name="ce39" table:formula="of:=STDEV([.P158:.P166])" office:value-type="float" office:value="0.0470922631483381" calcext:value-type="float">
            <text:p>0.0470922631</text:p>
          </table:table-cell>
          <table:table-cell table:formula="of:=[.O169]/[.O168]*100" office:value-type="float" office:value="4.5627307704356" calcext:value-type="float">
            <text:p>4.5627307704</text:p>
          </table:table-cell>
          <table:table-cell office:value-type="string" calcext:value-type="string">
            <text:p>%age of stdev</text:p>
          </table:table-cell>
        </table:table-row>
      </table:table>
      <table:table table:name="nbIterations=3, maxDisparity=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22"/>
        <table:table-column table:style-name="co7" table:default-cell-style-name="ce26"/>
        <table:table-column table:style-name="co7" table:default-cell-style-name="ce28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331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0" office:value-type="float" office:value="0.1" calcext:value-type="float">
            <text:p>0.1</text:p>
          </table:table-cell>
          <table:table-cell table:style-name="ce20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0" office:value-type="string" calcext:value-type="string">
            <text:p>ARM_CortexA15</text:p>
          </table:table-cell>
          <table:table-cell/>
          <table:table-cell table:style-name="ce1"/>
          <table:table-cell table:style-name="ce18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1" office:value-type="string" calcext:value-type="string">
            <text:p>Dynamic average P</text:p>
          </table:table-cell>
          <table:table-cell table:style-name="ce27" office:value-type="string" calcext:value-type="string">
            <text:p>Dynamic E/cycle (J)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01889450291.2" calcext:value-type="float">
            <text:p>101889450291.2</text:p>
          </table:table-cell>
          <table:table-cell table:formula="of:=[.A4]/1000000000000" office:value-type="float" office:value="0.1018894502912" calcext:value-type="float">
            <text:p>0.1018894503</text:p>
          </table:table-cell>
          <table:table-cell table:formula="of:=[.B4]*[.$L$17]" office:value-type="float" office:value="203778900.5824" calcext:value-type="float">
            <text:p>203778900.5824</text:p>
          </table:table-cell>
          <table:table-cell table:style-name="ce7" office:value-type="string" calcext:value-type="string">
            <text:p>Write_PPM</text:p>
          </table:table-cell>
          <table:table-cell table:style-name="ce7"/>
          <table:table-cell table:style-name="ce11" table:formula="of:=[.P33]" office:value-type="float" office:value="0.940506296595772" calcext:value-type="float">
            <text:p>0.941</text:p>
          </table:table-cell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6759906201.6" calcext:value-type="float">
            <text:p>36759906201.6</text:p>
          </table:table-cell>
          <table:table-cell table:formula="of:=[.A5]/1000000000000" office:value-type="float" office:value="0.0367599062016" calcext:value-type="float">
            <text:p>0.0367599062</text:p>
          </table:table-cell>
          <table:table-cell table:formula="of:=[.B5]*[.$L$17]" office:value-type="float" office:value="73519812.4032" calcext:value-type="float">
            <text:p>73519812.4032</text:p>
          </table:table-cell>
          <table:table-cell table:style-name="ce7" office:value-type="string" calcext:value-type="string">
            <text:p>ComputeHorWeights</text:p>
          </table:table-cell>
          <table:table-cell table:style-name="ce7"/>
          <table:table-cell table:style-name="ce11" table:formula="of:=[.P48]" office:value-type="float" office:value="1.29293750900504" calcext:value-type="float">
            <text:p>1.293</text:p>
          </table:table-cell>
          <table:table-cell/>
          <table:table-cell table:style-name="Default"/>
          <table:table-cell table:style-name="Default" office:value-type="float" office:value="24.821632" calcext:value-type="float">
            <text:p>24.82163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5]*[.$J$2]" office:value-type="float" office:value="6.5" calcext:value-type="float">
            <text:p>6.5</text:p>
          </table:table-cell>
          <table:table-cell table:style-name="Default" table:formula="of:=[.$I$17]*[.K5]" office:value-type="float" office:value="15.8353" calcext:value-type="float">
            <text:p>15.8353</text:p>
          </table:table-cell>
          <table:table-cell table:style-name="Default" table:formula="of:=[.I5]-[.L5]" office:value-type="float" office:value="8.986332" calcext:value-type="float">
            <text:p>8.986332</text:p>
          </table:table-cell>
          <table:table-cell table:style-name="Default" table:formula="of:=[.M5]/[.K5]" office:value-type="float" office:value="1.38251261538462" calcext:value-type="float">
            <text:p>1.3825126154</text:p>
          </table:table-cell>
          <table:table-cell table:formula="of:=[.M5]/([.K5]*[.$L$17])" office:value-type="float" office:value="0.000000000691256307692308" calcext:value-type="float">
            <text:p>6.91256307692308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6759906201.6" calcext:value-type="float">
            <text:p>36759906201.6</text:p>
          </table:table-cell>
          <table:table-cell table:formula="of:=[.A6]/1000000000000" office:value-type="float" office:value="0.0367599062016" calcext:value-type="float">
            <text:p>0.0367599062</text:p>
          </table:table-cell>
          <table:table-cell table:formula="of:=[.B6]*[.$L$17]" office:value-type="float" office:value="73519812.4032" calcext:value-type="float">
            <text:p>73519812.4032</text:p>
          </table:table-cell>
          <table:table-cell table:style-name="ce7" office:value-type="string" calcext:value-type="string">
            <text:p>ComputeVertWeights</text:p>
          </table:table-cell>
          <table:table-cell table:style-name="ce7"/>
          <table:table-cell table:style-name="ce11" table:formula="of:=[.P63]" office:value-type="float" office:value="1.31540940167354" calcext:value-type="float">
            <text:p>1.315</text:p>
          </table:table-cell>
          <table:table-cell/>
          <table:table-cell table:style-name="Default"/>
          <table:table-cell table:style-name="Default" office:value-type="float" office:value="24.535471" calcext:value-type="float">
            <text:p>24.53547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6]*[.$J$2]" office:value-type="float" office:value="6.5" calcext:value-type="float">
            <text:p>6.5</text:p>
          </table:table-cell>
          <table:table-cell table:style-name="Default" table:formula="of:=[.$I$17]*[.K6]" office:value-type="float" office:value="15.8353" calcext:value-type="float">
            <text:p>15.8353</text:p>
          </table:table-cell>
          <table:table-cell table:style-name="Default" table:formula="of:=[.I6]-[.L6]" office:value-type="float" office:value="8.700171" calcext:value-type="float">
            <text:p>8.700171</text:p>
          </table:table-cell>
          <table:table-cell table:style-name="Default" table:formula="of:=[.M6]/[.K6]" office:value-type="float" office:value="1.33848784615385" calcext:value-type="float">
            <text:p>1.3384878462</text:p>
          </table:table-cell>
          <table:table-cell table:formula="of:=[.M6]/([.K6]*[.$L$17])" office:value-type="float" office:value="0.000000000669243923076923" calcext:value-type="float">
            <text:p>6.69243923076923E-010</text:p>
          </table:table-cell>
          <table:table-cell table:style-name="Default"/>
          <table:table-cell office:value-type="string" calcext:value-type="string">
            <text:p>Eliminating the worst outlier</text:p>
          </table:table-cell>
          <table:table-cell/>
        </table:table-row>
        <table:table-row table:style-name="ro3">
          <table:table-cell table:style-name="ce3" office:value-type="float" office:value="21588065015.4667" calcext:value-type="float">
            <text:p>21588065015.4667</text:p>
          </table:table-cell>
          <table:table-cell table:formula="of:=[.A7]/1000000000000" office:value-type="float" office:value="0.0215880650154667" calcext:value-type="float">
            <text:p>0.021588065</text:p>
          </table:table-cell>
          <table:table-cell table:formula="of:=[.B7]*[.$L$17]" office:value-type="float" office:value="43176130.0309334" calcext:value-type="float">
            <text:p>43176130.0309334</text:p>
          </table:table-cell>
          <table:table-cell table:style-name="ce7" office:value-type="string" calcext:value-type="string">
            <text:p>AggregateCost</text:p>
          </table:table-cell>
          <table:table-cell table:style-name="ce7"/>
          <table:table-cell table:style-name="ce11" table:formula="of:=[.P78]" office:value-type="float" office:value="1.07086861730176" calcext:value-type="float">
            <text:p>1.071</text:p>
          </table:table-cell>
          <table:table-cell/>
          <table:table-cell table:style-name="Default"/>
          <table:table-cell table:style-name="Default" office:value-type="float" office:value="24.34827" calcext:value-type="float">
            <text:p>24.3482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7]*[.$J$2]" office:value-type="float" office:value="6.5" calcext:value-type="float">
            <text:p>6.5</text:p>
          </table:table-cell>
          <table:table-cell table:style-name="Default" table:formula="of:=[.$I$17]*[.K7]" office:value-type="float" office:value="15.8353" calcext:value-type="float">
            <text:p>15.8353</text:p>
          </table:table-cell>
          <table:table-cell table:style-name="Default" table:formula="of:=[.I7]-[.L7]" office:value-type="float" office:value="8.51297" calcext:value-type="float">
            <text:p>8.51297</text:p>
          </table:table-cell>
          <table:table-cell table:style-name="Default" table:formula="of:=[.M7]/[.K7]" office:value-type="float" office:value="1.30968769230769" calcext:value-type="float">
            <text:p>1.3096876923</text:p>
          </table:table-cell>
          <table:table-cell table:formula="of:=[.M7]/([.K7]*[.$L$17])" office:value-type="float" office:value="0.000000000654843846153846" calcext:value-type="float">
            <text:p>6.5484384615384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887284999.46667" calcext:value-type="float">
            <text:p>2887284999.46667</text:p>
          </table:table-cell>
          <table:table-cell table:formula="of:=[.A8]/1000000000000" office:value-type="float" office:value="0.00288728499946667" calcext:value-type="float">
            <text:p>0.002887285</text:p>
          </table:table-cell>
          <table:table-cell table:formula="of:=[.B8]*[.$L$17]" office:value-type="float" office:value="5774569.99893334" calcext:value-type="float">
            <text:p>5774569.99893334</text:p>
          </table:table-cell>
          <table:table-cell table:style-name="ce7" office:value-type="string" calcext:value-type="string">
            <text:p>CostConstruction</text:p>
          </table:table-cell>
          <table:table-cell table:style-name="ce7"/>
          <table:table-cell table:style-name="ce11" table:formula="of:=[.P93]" office:value-type="float" office:value="1.44895770043695" calcext:value-type="float">
            <text:p>1.449</text:p>
          </table:table-cell>
          <table:table-cell/>
          <table:table-cell table:style-name="Default"/>
          <table:table-cell table:style-name="Default" office:value-type="float" office:value="24.411835" calcext:value-type="float">
            <text:p>24.41183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8]*[.$J$2]" office:value-type="float" office:value="6.5" calcext:value-type="float">
            <text:p>6.5</text:p>
          </table:table-cell>
          <table:table-cell table:style-name="Default" table:formula="of:=[.$I$17]*[.K8]" office:value-type="float" office:value="15.8353" calcext:value-type="float">
            <text:p>15.8353</text:p>
          </table:table-cell>
          <table:table-cell table:style-name="Default" table:formula="of:=[.I8]-[.L8]" office:value-type="float" office:value="8.576535" calcext:value-type="float">
            <text:p>8.576535</text:p>
          </table:table-cell>
          <table:table-cell table:style-name="Default" table:formula="of:=[.M8]/[.K8]" office:value-type="float" office:value="1.31946692307692" calcext:value-type="float">
            <text:p>1.3194669231</text:p>
          </table:table-cell>
          <table:table-cell table:formula="of:=[.M8]/([.K8]*[.$L$17])" office:value-type="float" office:value="0.000000000659733461538461" calcext:value-type="float">
            <text:p>6.59733461538461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320206265.6" calcext:value-type="float">
            <text:p>2320206265.6</text:p>
          </table:table-cell>
          <table:table-cell table:formula="of:=[.A9]/1000000000000" office:value-type="float" office:value="0.0023202062656" calcext:value-type="float">
            <text:p>0.0023202063</text:p>
          </table:table-cell>
          <table:table-cell table:formula="of:=[.B9]*[.$L$17]" office:value-type="float" office:value="4640412.5312" calcext:value-type="float">
            <text:p>4640412.5312</text:p>
          </table:table-cell>
          <table:table-cell table:style-name="ce7" office:value-type="string" calcext:value-type="string">
            <text:p>Census_L</text:p>
          </table:table-cell>
          <table:table-cell table:style-name="ce7"/>
          <table:table-cell table:style-name="ce11" table:formula="of:=[.P108]" office:value-type="float" office:value="1.81083301661743" calcext:value-type="float">
            <text:p>1.811</text:p>
          </table:table-cell>
          <table:table-cell/>
          <table:table-cell table:style-name="Default"/>
          <table:table-cell table:style-name="Default" office:value-type="float" office:value="24.247271" calcext:value-type="float">
            <text:p>24.24727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9]*[.$J$2]" office:value-type="float" office:value="6.5" calcext:value-type="float">
            <text:p>6.5</text:p>
          </table:table-cell>
          <table:table-cell table:style-name="Default" table:formula="of:=[.$I$17]*[.K9]" office:value-type="float" office:value="15.8353" calcext:value-type="float">
            <text:p>15.8353</text:p>
          </table:table-cell>
          <table:table-cell table:style-name="Default" table:formula="of:=[.I9]-[.L9]" office:value-type="float" office:value="8.411971" calcext:value-type="float">
            <text:p>8.411971</text:p>
          </table:table-cell>
          <table:table-cell table:style-name="Default" table:formula="of:=[.M9]/[.K9]" office:value-type="float" office:value="1.29414938461538" calcext:value-type="float">
            <text:p>1.2941493846</text:p>
          </table:table-cell>
          <table:table-cell table:formula="of:=[.M9]/([.K9]*[.$L$17])" office:value-type="float" office:value="0.000000000647074692307692" calcext:value-type="float">
            <text:p>6.4707469230769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320206265.6" calcext:value-type="float">
            <text:p>2320206265.6</text:p>
          </table:table-cell>
          <table:table-cell table:formula="of:=[.A10]/1000000000000" office:value-type="float" office:value="0.0023202062656" calcext:value-type="float">
            <text:p>0.0023202063</text:p>
          </table:table-cell>
          <table:table-cell table:formula="of:=[.B10]*[.$L$17]" office:value-type="float" office:value="4640412.5312" calcext:value-type="float">
            <text:p>4640412.5312</text:p>
          </table:table-cell>
          <table:table-cell table:style-name="ce7" office:value-type="string" calcext:value-type="string">
            <text:p>Census_R</text:p>
          </table:table-cell>
          <table:table-cell table:style-name="ce7"/>
          <table:table-cell table:style-name="ce11" table:formula="of:=[.P108]" office:value-type="float" office:value="1.81083301661743" calcext:value-type="float">
            <text:p>1.811</text:p>
          </table:table-cell>
          <table:table-cell/>
          <table:table-cell table:style-name="Default"/>
          <table:table-cell table:style-name="Default" office:value-type="float" office:value="24.090389" calcext:value-type="float">
            <text:p>24.090389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10]*[.$J$2]" office:value-type="float" office:value="6.5" calcext:value-type="float">
            <text:p>6.5</text:p>
          </table:table-cell>
          <table:table-cell table:style-name="Default" table:formula="of:=[.$I$17]*[.K10]" office:value-type="float" office:value="15.8353" calcext:value-type="float">
            <text:p>15.8353</text:p>
          </table:table-cell>
          <table:table-cell table:style-name="Default" table:formula="of:=[.I10]-[.L10]" office:value-type="float" office:value="8.255089" calcext:value-type="float">
            <text:p>8.255089</text:p>
          </table:table-cell>
          <table:table-cell table:style-name="Default" table:formula="of:=[.M10]/[.K10]" office:value-type="float" office:value="1.27001369230769" calcext:value-type="float">
            <text:p>1.2700136923</text:p>
          </table:table-cell>
          <table:table-cell table:formula="of:=[.M10]/([.K10]*[.$L$17])" office:value-type="float" office:value="0.000000000635006846153846" calcext:value-type="float">
            <text:p>6.3500684615384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51799995.2" calcext:value-type="float">
            <text:p>2451799995.2</text:p>
          </table:table-cell>
          <table:table-cell table:formula="of:=[.A11]/1000000000000" office:value-type="float" office:value="0.0024517999952" calcext:value-type="float">
            <text:p>0.0024518</text:p>
          </table:table-cell>
          <table:table-cell table:formula="of:=[.B11]*[.$L$17]" office:value-type="float" office:value="4903599.9904" calcext:value-type="float">
            <text:p>4903599.9904</text:p>
          </table:table-cell>
          <table:table-cell table:style-name="ce7" office:value-type="string" calcext:value-type="string">
            <text:p>RGB2Gray_L</text:p>
          </table:table-cell>
          <table:table-cell table:style-name="ce7"/>
          <table:table-cell table:style-name="ce11" table:formula="of:=[.P123]" office:value-type="float" office:value="0.847064131413346" calcext:value-type="float">
            <text:p>0.847</text:p>
          </table:table-cell>
          <table:table-cell/>
          <table:table-cell table:style-name="Default"/>
          <table:table-cell table:style-name="Default" office:value-type="float" office:value="24.319134" calcext:value-type="float">
            <text:p>24.31913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11]*[.$J$2]" office:value-type="float" office:value="6.5" calcext:value-type="float">
            <text:p>6.5</text:p>
          </table:table-cell>
          <table:table-cell table:style-name="Default" table:formula="of:=[.$I$17]*[.K11]" office:value-type="float" office:value="15.8353" calcext:value-type="float">
            <text:p>15.8353</text:p>
          </table:table-cell>
          <table:table-cell table:style-name="Default" table:formula="of:=[.I11]-[.L11]" office:value-type="float" office:value="8.483834" calcext:value-type="float">
            <text:p>8.483834</text:p>
          </table:table-cell>
          <table:table-cell table:style-name="Default" table:formula="of:=[.M11]/[.K11]" office:value-type="float" office:value="1.30520523076923" calcext:value-type="float">
            <text:p>1.3052052308</text:p>
          </table:table-cell>
          <table:table-cell table:formula="of:=[.M11]/([.K11]*[.$L$17])" office:value-type="float" office:value="0.000000000652602615384615" calcext:value-type="float">
            <text:p>6.52602615384615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51799995.2" calcext:value-type="float">
            <text:p>2451799995.2</text:p>
          </table:table-cell>
          <table:table-cell table:formula="of:=[.A12]/1000000000000" office:value-type="float" office:value="0.0024517999952" calcext:value-type="float">
            <text:p>0.0024518</text:p>
          </table:table-cell>
          <table:table-cell table:formula="of:=[.B12]*[.$L$17]" office:value-type="float" office:value="4903599.9904" calcext:value-type="float">
            <text:p>4903599.9904</text:p>
          </table:table-cell>
          <table:table-cell table:style-name="ce7" office:value-type="string" calcext:value-type="string">
            <text:p>RGB2Gray_R</text:p>
          </table:table-cell>
          <table:table-cell table:style-name="ce7"/>
          <table:table-cell table:style-name="ce11" table:formula="of:=[.P123]" office:value-type="float" office:value="0.847064131413346" calcext:value-type="float">
            <text:p>0.847</text:p>
          </table:table-cell>
          <table:table-cell/>
          <table:table-cell table:style-name="Default"/>
          <table:table-cell table:style-name="Default" office:value-type="float" office:value="24.18187" calcext:value-type="float">
            <text:p>24.1818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12]*[.$J$2]" office:value-type="float" office:value="6.5" calcext:value-type="float">
            <text:p>6.5</text:p>
          </table:table-cell>
          <table:table-cell table:style-name="Default" table:formula="of:=[.$I$17]*[.K12]" office:value-type="float" office:value="15.8353" calcext:value-type="float">
            <text:p>15.8353</text:p>
          </table:table-cell>
          <table:table-cell table:style-name="Default" table:formula="of:=[.I12]-[.L12]" office:value-type="float" office:value="8.34657" calcext:value-type="float">
            <text:p>8.34657</text:p>
          </table:table-cell>
          <table:table-cell table:style-name="Default" table:formula="of:=[.M12]/[.K12]" office:value-type="float" office:value="1.28408769230769" calcext:value-type="float">
            <text:p>1.2840876923</text:p>
          </table:table-cell>
          <table:table-cell table:formula="of:=[.M12]/([.K12]*[.$L$17])" office:value-type="float" office:value="0.000000000642043846153846" calcext:value-type="float">
            <text:p>6.4204384615384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110314165.12" calcext:value-type="float">
            <text:p>1110314165.12</text:p>
          </table:table-cell>
          <table:table-cell table:formula="of:=[.A13]/1000000000000" office:value-type="float" office:value="0.00111031416512" calcext:value-type="float">
            <text:p>0.0011103142</text:p>
          </table:table-cell>
          <table:table-cell table:formula="of:=[.B13]*[.$L$17]" office:value-type="float" office:value="2220628.33024" calcext:value-type="float">
            <text:p>2220628.33024</text:p>
          </table:table-cell>
          <table:table-cell table:style-name="ce7" office:value-type="string" calcext:value-type="string">
            <text:p>disparitySelect</text:p>
          </table:table-cell>
          <table:table-cell table:style-name="ce7"/>
          <table:table-cell table:style-name="ce11" table:formula="of:=[.P138]" office:value-type="float" office:value="1.83421226630123" calcext:value-type="float">
            <text:p>1.834</text:p>
          </table:table-cell>
          <table:table-cell/>
          <table:table-cell table:style-name="Default"/>
          <table:table-cell table:style-name="Default" office:value-type="float" office:value="23.987118" calcext:value-type="float">
            <text:p>23.98711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formula="of:=[.J13]*[.$J$2]" office:value-type="float" office:value="6.5" calcext:value-type="float">
            <text:p>6.5</text:p>
          </table:table-cell>
          <table:table-cell table:style-name="Default" table:formula="of:=[.$I$17]*[.K13]" office:value-type="float" office:value="15.8353" calcext:value-type="float">
            <text:p>15.8353</text:p>
          </table:table-cell>
          <table:table-cell table:style-name="Default" table:formula="of:=[.I13]-[.L13]" office:value-type="float" office:value="8.151818" calcext:value-type="float">
            <text:p>8.151818</text:p>
          </table:table-cell>
          <table:table-cell table:style-name="Default" table:formula="of:=[.M13]/[.K13]" office:value-type="float" office:value="1.25412584615385" calcext:value-type="float">
            <text:p>1.2541258462</text:p>
          </table:table-cell>
          <table:table-cell table:formula="of:=[.M13]/([.K13]*[.$L$17])" office:value-type="float" office:value="0.000000000627062923076923" calcext:value-type="float">
            <text:p>6.27062923076923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575897503.14667" calcext:value-type="float">
            <text:p>2575897503.14667</text:p>
          </table:table-cell>
          <table:table-cell table:formula="of:=[.A14]/1000000000000" office:value-type="float" office:value="0.00257589750314667" calcext:value-type="float">
            <text:p>0.0025758975</text:p>
          </table:table-cell>
          <table:table-cell table:formula="of:=[.B14]*[.$L$17]" office:value-type="float" office:value="5151795.00629334" calcext:value-type="float">
            <text:p>5151795.00629334</text:p>
          </table:table-cell>
          <table:table-cell table:style-name="ce7" office:value-type="string" calcext:value-type="string">
            <text:p>Median_Filter</text:p>
          </table:table-cell>
          <table:table-cell table:style-name="ce7"/>
          <table:table-cell table:style-name="ce11" table:formula="of:=[.P153]" office:value-type="float" office:value="1.52375233429847" calcext:value-type="float">
            <text:p>1.524</text:p>
          </table:table-cell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721743750" calcext:value-type="float">
            <text:p>721743750</text:p>
          </table:table-cell>
          <table:table-cell table:formula="of:=[.A15]/1000000000000" office:value-type="float" office:value="0.00072174375" calcext:value-type="float">
            <text:p>0.0007217438</text:p>
          </table:table-cell>
          <table:table-cell table:formula="of:=[.B15]*[.$L$17]" office:value-type="float" office:value="1443487.5" calcext:value-type="float">
            <text:p>1443487.5</text:p>
          </table:table-cell>
          <table:table-cell table:style-name="ce7" office:value-type="string" calcext:value-type="string">
            <text:p>Read_PPM1</text:p>
          </table:table-cell>
          <table:table-cell table:style-name="ce7"/>
          <table:table-cell table:style-name="ce11" table:formula="of:=[.P168]" office:value-type="float" office:value="0.985196923731203" calcext:value-type="float">
            <text:p>0.985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24.3269988888889" calcext:value-type="float">
            <text:p>24.3269988889</text:p>
          </table:table-cell>
          <table:table-cell table:style-name="Default" table:formula="of:=AVERAGE([.J5:.J14])" office:value-type="float" office:value="65" calcext:value-type="float">
            <text:p>65</text:p>
          </table:table-cell>
          <table:table-cell table:style-name="Default" table:formula="of:=AVERAGE([.K5:.K14])" office:value-type="float" office:value="6.5" calcext:value-type="float">
            <text:p>6.5</text:p>
          </table:table-cell>
          <table:table-cell table:style-name="Default" table:formula="of:=AVERAGE([.L5:.L14])" office:value-type="float" office:value="15.8353" calcext:value-type="float">
            <text:p>15.8353</text:p>
          </table:table-cell>
          <table:table-cell table:style-name="Default" table:formula="of:=AVERAGE([.M5:.M14])" office:value-type="float" office:value="8.49169888888889" calcext:value-type="float">
            <text:p>8.4916988889</text:p>
          </table:table-cell>
          <table:table-cell table:style-name="ce25" table:formula="of:=AVERAGE([.N5:.N14])" office:value-type="float" office:value="1.30641521367521" calcext:value-type="float">
            <text:p>1.3064152137</text:p>
          </table:table-cell>
          <table:table-cell table:style-name="ce32" table:formula="of:=AVERAGE([.O4:.O13])" office:value-type="float" office:value="0.000000000653207606837607" calcext:value-type="float">
            <text:p>6.53207606837607E-010</text:p>
          </table:table-cell>
          <table:table-cell table:style-name="Default" office:value-type="string" calcext:value-type="string">
            <text:p>Average for the whole</text:p>
          </table:table-cell>
          <table:table-cell table:number-columns-repeated="2"/>
        </table:table-row>
        <table:table-row table:style-name="ro3">
          <table:table-cell table:style-name="ce2" office:value-type="float" office:value="721743750" calcext:value-type="float">
            <text:p>721743750</text:p>
          </table:table-cell>
          <table:table-cell table:formula="of:=[.A16]/1000000000000" office:value-type="float" office:value="0.00072174375" calcext:value-type="float">
            <text:p>0.0007217438</text:p>
          </table:table-cell>
          <table:table-cell table:formula="of:=[.B16]*[.$L$17]" office:value-type="float" office:value="1443487.5" calcext:value-type="float">
            <text:p>1443487.5</text:p>
          </table:table-cell>
          <table:table-cell table:style-name="ce7" office:value-type="string" calcext:value-type="string">
            <text:p>Read_PPM0</text:p>
          </table:table-cell>
          <table:table-cell table:style-name="ce7"/>
          <table:table-cell table:style-name="ce11" table:formula="of:=[.P168]" office:value-type="float" office:value="0.985196923731203" calcext:value-type="float">
            <text:p>0.985</text:p>
          </table:table-cell>
          <table:table-cell/>
          <table:table-cell table:style-name="ce4" office:value-type="string" calcext:value-type="string">
            <text:p>stdev</text:p>
          </table:table-cell>
          <table:table-cell table:style-name="ce19" table:formula="of:=STDEV([.I5:.I13])" office:value-type="float" office:value="0.248685596416663" calcext:value-type="float">
            <text:p>0.2486855964</text:p>
          </table:table-cell>
          <table:table-cell table:style-name="ce19" table:formula="of:=STDEV([.J5:.J13])" office:value-type="float" office:value="0" calcext:value-type="float">
            <text:p>0</text:p>
          </table:table-cell>
          <table:table-cell table:style-name="ce19" table:formula="of:=STDEV([.K5:.K13])" office:value-type="float" office:value="0" calcext:value-type="float">
            <text:p>0</text:p>
          </table:table-cell>
          <table:table-cell table:style-name="ce19" table:formula="of:=STDEV([.L5:.L13])" office:value-type="float" office:value="0" calcext:value-type="float">
            <text:p>0</text:p>
          </table:table-cell>
          <table:table-cell table:style-name="ce19" table:formula="of:=STDEV([.M5:.M13])" office:value-type="float" office:value="0.248685596416663" calcext:value-type="float">
            <text:p>0.2486855964</text:p>
          </table:table-cell>
          <table:table-cell table:style-name="ce19" table:formula="of:=STDEV([.N5:.N13])" office:value-type="float" office:value="0.0382593225256404" calcext:value-type="float">
            <text:p>0.0382593225</text:p>
          </table:table-cell>
          <table:table-cell table:style-name="ce40" table:formula="of:=STDEV([.O4:.O13])" office:value-type="float" office:value="0.0000000000191296612628203" calcext:value-type="float">
            <text:p>1.91296612628203E-011</text:p>
          </table:table-cell>
          <table:table-cell table:style-name="Default" office:value-type="string" calcext:value-type="string">
            <text:p>application</text:p>
          </table:table-cell>
          <table:table-cell table:number-columns-repeated="2"/>
        </table:table-row>
        <table:table-row table:style-name="ro3">
          <table:table-cell table:style-name="ce2" office:value-type="float" office:value="6887500" calcext:value-type="float">
            <text:p>6887500</text:p>
          </table:table-cell>
          <table:table-cell table:formula="of:=[.A17]/1000000000000" office:value-type="float" office:value="0.0000068875" calcext:value-type="float">
            <text:p>6.8875E-006</text:p>
          </table:table-cell>
          <table:table-cell table:formula="of:=[.B17]*[.$L$17]" office:value-type="float" office:value="13775" calcext:value-type="float">
            <text:p>13775</text:p>
          </table:table-cell>
          <table:table-cell table:style-name="ce7" office:value-type="string" calcext:value-type="string">
            <text:p>Split</text:p>
          </table:table-cell>
          <table:table-cell table:style-name="ce7"/>
          <table:table-cell table:style-name="ce11" table:formula="of:=[.N15]" office:value-type="float" office:value="1.30641521367521" calcext:value-type="float">
            <text:p>1.306</text:p>
          </table:table-cell>
          <table:table-cell/>
          <table:table-cell table:style-name="Default" office:value-type="string" calcext:value-type="string">
            <text:p>Static power</text:p>
          </table:table-cell>
          <table:table-cell table:style-name="ce20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0" office:value-type="float" office:value="2000000000" calcext:value-type="float">
            <text:p>20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3562500" calcext:value-type="float">
            <text:p>3562500</text:p>
          </table:table-cell>
          <table:table-cell table:formula="of:=[.A18]/1000000000000" office:value-type="float" office:value="0.0000035625" calcext:value-type="float">
            <text:p>3.5625E-006</text:p>
          </table:table-cell>
          <table:table-cell table:formula="of:=[.B18]*[.$L$17]" office:value-type="float" office:value="7125" calcext:value-type="float">
            <text:p>7125</text:p>
          </table:table-cell>
          <table:table-cell table:style-name="ce7" office:value-type="string" calcext:value-type="string">
            <text:p>DisparityGen</text:p>
          </table:table-cell>
          <table:table-cell table:style-name="ce7"/>
          <table:table-cell table:style-name="ce11" table:formula="of:=[.N15]" office:value-type="float" office:value="1.30641521367521" calcext:value-type="float">
            <text:p>1.306</text:p>
          </table:table-cell>
          <table:table-cell/>
          <table:table-cell table:style-name="Default" office:value-type="string" calcext:value-type="string">
            <text:p>Repeat appli</text:p>
          </table:table-cell>
          <table:table-cell table:style-name="ce20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7375000" calcext:value-type="float">
            <text:p>7375000</text:p>
          </table:table-cell>
          <table:table-cell table:formula="of:=[.A19]/1000000000000" office:value-type="float" office:value="0.000007375" calcext:value-type="float">
            <text:p>0.000007375</text:p>
          </table:table-cell>
          <table:table-cell table:formula="of:=[.B19]*[.$L$17]" office:value-type="float" office:value="14750" calcext:value-type="float">
            <text:p>14750</text:p>
          </table:table-cell>
          <table:table-cell table:style-name="ce7" office:value-type="string" calcext:value-type="string">
            <text:p>Display_rgb0</text:p>
          </table:table-cell>
          <table:table-cell table:style-name="ce7"/>
          <table:table-cell table:style-name="ce11" table:formula="of:=[.N15]" office:value-type="float" office:value="1.30641521367521" calcext:value-type="float">
            <text:p>1.306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7375000" calcext:value-type="float">
            <text:p>7375000</text:p>
          </table:table-cell>
          <table:table-cell table:formula="of:=[.A20]/1000000000000" office:value-type="float" office:value="0.000007375" calcext:value-type="float">
            <text:p>0.000007375</text:p>
          </table:table-cell>
          <table:table-cell table:formula="of:=[.B20]*[.$L$17]" office:value-type="float" office:value="14750" calcext:value-type="float">
            <text:p>14750</text:p>
          </table:table-cell>
          <table:table-cell table:style-name="ce7" office:value-type="string" calcext:value-type="string">
            <text:p>Display_RGB1</text:p>
          </table:table-cell>
          <table:table-cell table:style-name="ce7"/>
          <table:table-cell table:style-name="ce11" table:formula="of:=[.N15]" office:value-type="float" office:value="1.30641521367521" calcext:value-type="float">
            <text:p>1.306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6975000" calcext:value-type="float">
            <text:p>6975000</text:p>
          </table:table-cell>
          <table:table-cell table:formula="of:=[.A21]/1000000000000" office:value-type="float" office:value="0.000006975" calcext:value-type="float">
            <text:p>0.000006975</text:p>
          </table:table-cell>
          <table:table-cell table:formula="of:=[.B21]*[.$L$17]" office:value-type="float" office:value="13950" calcext:value-type="float">
            <text:p>13950</text:p>
          </table:table-cell>
          <table:table-cell table:style-name="ce8" office:value-type="string" calcext:value-type="string">
            <text:p>OffsetGen</text:p>
          </table:table-cell>
          <table:table-cell table:style-name="ce8"/>
          <table:table-cell table:style-name="ce12" table:formula="of:=[.N15]" office:value-type="float" office:value="1.30641521367521" calcext:value-type="float">
            <text:p>1.306</text:p>
          </table:table-cell>
          <table:table-cell/>
          <table:table-cell table:style-name="ce15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Factor of time for energy quanta (pJ/ps = W)</text:p>
          </table:table-cell>
          <table:table-cell table:number-columns-repeated="3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0.178955" calcext:value-type="float">
            <text:p>360.178955</text:p>
          </table:table-cell>
          <table:table-cell office:value-type="float" office:value="1046" calcext:value-type="float">
            <text:p>1046</text:p>
          </table:table-cell>
          <table:table-cell table:formula="of:=[.I23]*[.$J$2]" office:value-type="float" office:value="104.6" calcext:value-type="float">
            <text:p>104.6</text:p>
          </table:table-cell>
          <table:table-cell table:formula="of:=[.J23]*[.$I$17]" office:value-type="float" office:value="254.82652" calcext:value-type="float">
            <text:p>254.82652</text:p>
          </table:table-cell>
          <table:table-cell table:formula="of:=[.H23]-[.K23]" office:value-type="float" office:value="105.352435" calcext:value-type="float">
            <text:p>105.352435</text:p>
          </table:table-cell>
          <table:table-cell table:formula="of:=[.L23]-[.$M$15]" office:value-type="float" office:value="96.8607361111111" calcext:value-type="float">
            <text:p>96.8607361111</text:p>
          </table:table-cell>
          <table:table-cell table:formula="of:=[.M23]/([.$L$21]*[.$I$18])" office:value-type="float" office:value="0.0968607361111111" calcext:value-type="float">
            <text:p>0.0968607361</text:p>
          </table:table-cell>
          <table:table-cell table:formula="of:=[.N23]/[.$C$4]" office:value-type="float" office:value="0.000000000475322694519811" calcext:value-type="float">
            <text:p>4.75322694519811E-010</text:p>
          </table:table-cell>
          <table:table-cell table:formula="of:=[.N23]/[.$B$4]" office:value-type="float" office:value="0.950645389039622" calcext:value-type="float">
            <text:p>0.9506453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2.114044" calcext:value-type="float">
            <text:p>362.114044</text:p>
          </table:table-cell>
          <table:table-cell office:value-type="float" office:value="1054" calcext:value-type="float">
            <text:p>1054</text:p>
          </table:table-cell>
          <table:table-cell table:formula="of:=[.I24]*[.$J$2]" office:value-type="float" office:value="105.4" calcext:value-type="float">
            <text:p>105.4</text:p>
          </table:table-cell>
          <table:table-cell table:formula="of:=[.J24]*[.$I$17]" office:value-type="float" office:value="256.77548" calcext:value-type="float">
            <text:p>256.77548</text:p>
          </table:table-cell>
          <table:table-cell table:formula="of:=[.H24]-[.K24]" office:value-type="float" office:value="105.338564" calcext:value-type="float">
            <text:p>105.338564</text:p>
          </table:table-cell>
          <table:table-cell table:formula="of:=[.L24]-[.$M$15]" office:value-type="float" office:value="96.8468651111111" calcext:value-type="float">
            <text:p>96.8468651111</text:p>
          </table:table-cell>
          <table:table-cell table:formula="of:=[.M24]/([.$L$21]*[.$I$18])" office:value-type="float" office:value="0.0968468651111111" calcext:value-type="float">
            <text:p>0.0968468651</text:p>
          </table:table-cell>
          <table:table-cell table:formula="of:=[.N24]/[.$C$4]" office:value-type="float" office:value="0.000000000475254625647321" calcext:value-type="float">
            <text:p>4.75254625647321E-010</text:p>
          </table:table-cell>
          <table:table-cell table:formula="of:=[.N24]/[.$B$4]" office:value-type="float" office:value="0.950509251294641" calcext:value-type="float">
            <text:p>0.95050925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0.74469" calcext:value-type="float">
            <text:p>360.74469</text:p>
          </table:table-cell>
          <table:table-cell office:value-type="float" office:value="1048" calcext:value-type="float">
            <text:p>1048</text:p>
          </table:table-cell>
          <table:table-cell table:formula="of:=[.I25]*[.$J$2]" office:value-type="float" office:value="104.8" calcext:value-type="float">
            <text:p>104.8</text:p>
          </table:table-cell>
          <table:table-cell table:formula="of:=[.J25]*[.$I$17]" office:value-type="float" office:value="255.31376" calcext:value-type="float">
            <text:p>255.31376</text:p>
          </table:table-cell>
          <table:table-cell table:formula="of:=[.H25]-[.K25]" office:value-type="float" office:value="105.43093" calcext:value-type="float">
            <text:p>105.43093</text:p>
          </table:table-cell>
          <table:table-cell table:formula="of:=[.L25]-[.$M$15]" office:value-type="float" office:value="96.9392311111111" calcext:value-type="float">
            <text:p>96.9392311111</text:p>
          </table:table-cell>
          <table:table-cell table:formula="of:=[.M25]/([.$L$21]*[.$I$18])" office:value-type="float" office:value="0.0969392311111111" calcext:value-type="float">
            <text:p>0.0969392311</text:p>
          </table:table-cell>
          <table:table-cell table:formula="of:=[.N25]/[.$C$4]" office:value-type="float" office:value="0.000000000475707891415936" calcext:value-type="float">
            <text:p>4.75707891415936E-010</text:p>
          </table:table-cell>
          <table:table-cell table:formula="of:=[.N25]/[.$B$4]" office:value-type="float" office:value="0.951415782831871" calcext:value-type="float">
            <text:p>0.95141578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2.080811" calcext:value-type="float">
            <text:p>362.080811</text:p>
          </table:table-cell>
          <table:table-cell office:value-type="float" office:value="1057" calcext:value-type="float">
            <text:p>1057</text:p>
          </table:table-cell>
          <table:table-cell table:formula="of:=[.I26]*[.$J$2]" office:value-type="float" office:value="105.7" calcext:value-type="float">
            <text:p>105.7</text:p>
          </table:table-cell>
          <table:table-cell table:formula="of:=[.J26]*[.$I$17]" office:value-type="float" office:value="257.50634" calcext:value-type="float">
            <text:p>257.50634</text:p>
          </table:table-cell>
          <table:table-cell table:formula="of:=[.H26]-[.K26]" office:value-type="float" office:value="104.574471" calcext:value-type="float">
            <text:p>104.574471</text:p>
          </table:table-cell>
          <table:table-cell table:formula="of:=[.L26]-[.$M$15]" office:value-type="float" office:value="96.0827721111111" calcext:value-type="float">
            <text:p>96.0827721111</text:p>
          </table:table-cell>
          <table:table-cell table:formula="of:=[.M26]/([.$L$21]*[.$I$18])" office:value-type="float" office:value="0.0960827721111111" calcext:value-type="float">
            <text:p>0.0960827721</text:p>
          </table:table-cell>
          <table:table-cell table:formula="of:=[.N26]/[.$C$4]" office:value-type="float" office:value="0.000000000471505007812421" calcext:value-type="float">
            <text:p>4.71505007812421E-010</text:p>
          </table:table-cell>
          <table:table-cell table:formula="of:=[.N26]/[.$B$4]" office:value-type="float" office:value="0.943010015624842" calcext:value-type="float">
            <text:p>0.9430100156</text:p>
          </table:table-cell>
          <table:table-cell/>
          <table:table-cell office:value-type="string" calcext:value-type="string">
            <text:p>Eliminating the worst outlier</text:p>
          </table:table-cell>
        </table:table-row>
        <table:table-row table:style-name="ro1">
          <table:table-cell table:number-columns-repeated="7"/>
          <table:table-cell office:value-type="float" office:value="360.652802" calcext:value-type="float">
            <text:p>360.652802</text:p>
          </table:table-cell>
          <table:table-cell office:value-type="float" office:value="1051" calcext:value-type="float">
            <text:p>1051</text:p>
          </table:table-cell>
          <table:table-cell table:formula="of:=[.I27]*[.$J$2]" office:value-type="float" office:value="105.1" calcext:value-type="float">
            <text:p>105.1</text:p>
          </table:table-cell>
          <table:table-cell table:formula="of:=[.J27]*[.$I$17]" office:value-type="float" office:value="256.04462" calcext:value-type="float">
            <text:p>256.04462</text:p>
          </table:table-cell>
          <table:table-cell table:formula="of:=[.H27]-[.K27]" office:value-type="float" office:value="104.608182" calcext:value-type="float">
            <text:p>104.608182</text:p>
          </table:table-cell>
          <table:table-cell table:formula="of:=[.L27]-[.$M$15]" office:value-type="float" office:value="96.1164831111111" calcext:value-type="float">
            <text:p>96.1164831111</text:p>
          </table:table-cell>
          <table:table-cell table:formula="of:=[.M27]/([.$L$21]*[.$I$18])" office:value-type="float" office:value="0.0961164831111111" calcext:value-type="float">
            <text:p>0.0961164831</text:p>
          </table:table-cell>
          <table:table-cell table:formula="of:=[.N27]/[.$C$4]" office:value-type="float" office:value="0.000000000471670437108112" calcext:value-type="float">
            <text:p>4.71670437108112E-010</text:p>
          </table:table-cell>
          <table:table-cell table:formula="of:=[.N27]/[.$B$4]" office:value-type="float" office:value="0.943340874216224" calcext:value-type="float">
            <text:p>0.94334087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59.333771" calcext:value-type="float">
            <text:p>359.333771</text:p>
          </table:table-cell>
          <table:table-cell office:value-type="float" office:value="1050" calcext:value-type="float">
            <text:p>1050</text:p>
          </table:table-cell>
          <table:table-cell table:formula="of:=[.I28]*[.$J$2]" office:value-type="float" office:value="105" calcext:value-type="float">
            <text:p>105</text:p>
          </table:table-cell>
          <table:table-cell table:formula="of:=[.J28]*[.$I$17]" office:value-type="float" office:value="255.801" calcext:value-type="float">
            <text:p>255.801</text:p>
          </table:table-cell>
          <table:table-cell table:formula="of:=[.H28]-[.K28]" office:value-type="float" office:value="103.532771" calcext:value-type="float">
            <text:p>103.532771</text:p>
          </table:table-cell>
          <table:table-cell table:formula="of:=[.L28]-[.$M$15]" office:value-type="float" office:value="95.0410721111111" calcext:value-type="float">
            <text:p>95.0410721111</text:p>
          </table:table-cell>
          <table:table-cell table:formula="of:=[.M28]/([.$L$21]*[.$I$18])" office:value-type="float" office:value="0.0950410721111111" calcext:value-type="float">
            <text:p>0.0950410721</text:p>
          </table:table-cell>
          <table:table-cell table:formula="of:=[.N28]/[.$C$4]" office:value-type="float" office:value="0.000000000466393094866465" calcext:value-type="float">
            <text:p>4.66393094866465E-010</text:p>
          </table:table-cell>
          <table:table-cell table:formula="of:=[.N28]/[.$B$4]" office:value-type="float" office:value="0.932786189732929" calcext:value-type="float">
            <text:p>0.93278618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58.880676" calcext:value-type="float">
            <text:p>358.880676</text:p>
          </table:table-cell>
          <table:table-cell office:value-type="float" office:value="1048" calcext:value-type="float">
            <text:p>1048</text:p>
          </table:table-cell>
          <table:table-cell table:formula="of:=[.I29]*[.$J$2]" office:value-type="float" office:value="104.8" calcext:value-type="float">
            <text:p>104.8</text:p>
          </table:table-cell>
          <table:table-cell table:formula="of:=[.J29]*[.$I$17]" office:value-type="float" office:value="255.31376" calcext:value-type="float">
            <text:p>255.31376</text:p>
          </table:table-cell>
          <table:table-cell table:formula="of:=[.H29]-[.K29]" office:value-type="float" office:value="103.566916" calcext:value-type="float">
            <text:p>103.566916</text:p>
          </table:table-cell>
          <table:table-cell table:formula="of:=[.L29]-[.$M$15]" office:value-type="float" office:value="95.0752171111111" calcext:value-type="float">
            <text:p>95.0752171111</text:p>
          </table:table-cell>
          <table:table-cell table:formula="of:=[.M29]/([.$L$21]*[.$I$18])" office:value-type="float" office:value="0.0950752171111111" calcext:value-type="float">
            <text:p>0.0950752171</text:p>
          </table:table-cell>
          <table:table-cell table:formula="of:=[.N29]/[.$C$4]" office:value-type="float" office:value="0.000000000466560653921413" calcext:value-type="float">
            <text:p>4.66560653921413E-010</text:p>
          </table:table-cell>
          <table:table-cell table:formula="of:=[.N29]/[.$B$4]" office:value-type="float" office:value="0.933121307842825" calcext:value-type="float">
            <text:p>0.93312130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59.720093" calcext:value-type="float">
            <text:p>359.720093</text:p>
          </table:table-cell>
          <table:table-cell office:value-type="float" office:value="1051" calcext:value-type="float">
            <text:p>1051</text:p>
          </table:table-cell>
          <table:table-cell table:formula="of:=[.I30]*[.$J$2]" office:value-type="float" office:value="105.1" calcext:value-type="float">
            <text:p>105.1</text:p>
          </table:table-cell>
          <table:table-cell table:formula="of:=[.J30]*[.$I$17]" office:value-type="float" office:value="256.04462" calcext:value-type="float">
            <text:p>256.04462</text:p>
          </table:table-cell>
          <table:table-cell table:formula="of:=[.H30]-[.K30]" office:value-type="float" office:value="103.675473" calcext:value-type="float">
            <text:p>103.675473</text:p>
          </table:table-cell>
          <table:table-cell table:formula="of:=[.L30]-[.$M$15]" office:value-type="float" office:value="95.1837741111111" calcext:value-type="float">
            <text:p>95.1837741111</text:p>
          </table:table-cell>
          <table:table-cell table:formula="of:=[.M30]/([.$L$21]*[.$I$18])" office:value-type="float" office:value="0.0951837741111111" calcext:value-type="float">
            <text:p>0.0951837741</text:p>
          </table:table-cell>
          <table:table-cell table:formula="of:=[.N30]/[.$C$4]" office:value-type="float" office:value="0.000000000467093373450715" calcext:value-type="float">
            <text:p>4.67093373450715E-010</text:p>
          </table:table-cell>
          <table:table-cell table:formula="of:=[.N30]/[.$B$4]" office:value-type="float" office:value="0.93418674690143" calcext:value-type="float">
            <text:p>0.93418674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57.621094" calcext:value-type="float">
            <text:p>357.621094</text:p>
          </table:table-cell>
          <table:table-cell table:style-name="ce22" office:value-type="float" office:value="1046" calcext:value-type="float">
            <text:p>1046</text:p>
          </table:table-cell>
          <table:table-cell table:style-name="ce22" table:formula="of:=[.I31]*[.$J$2]" office:value-type="float" office:value="104.6" calcext:value-type="float">
            <text:p>104.6</text:p>
          </table:table-cell>
          <table:table-cell table:style-name="ce22" table:formula="of:=[.J31]*[.$I$17]" office:value-type="float" office:value="254.82652" calcext:value-type="float">
            <text:p>254.82652</text:p>
          </table:table-cell>
          <table:table-cell table:formula="of:=[.H31]-[.K31]" office:value-type="float" office:value="102.794574" calcext:value-type="float">
            <text:p>102.794574</text:p>
          </table:table-cell>
          <table:table-cell table:formula="of:=[.L31]-[.$M$15]" office:value-type="float" office:value="94.3028751111111" calcext:value-type="float">
            <text:p>94.3028751111</text:p>
          </table:table-cell>
          <table:table-cell table:formula="of:=[.M31]/([.$L$21]*[.$I$18])" office:value-type="float" office:value="0.0943028751111111" calcext:value-type="float">
            <text:p>0.0943028751</text:p>
          </table:table-cell>
          <table:table-cell table:formula="of:=[.N31]/[.$C$4]" office:value-type="float" office:value="0.000000000462770555938782" calcext:value-type="float">
            <text:p>4.62770555938782E-010</text:p>
          </table:table-cell>
          <table:table-cell table:formula="of:=[.N31]/[.$B$4]" office:value-type="float" office:value="0.925541111877565" calcext:value-type="float">
            <text:p>0.925541111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360.147437333333" calcext:value-type="float">
            <text:p>360.1474373333</text:p>
          </table:table-cell>
          <table:table-cell table:style-name="ce22" table:formula="of:=AVERAGE([.I23:.I31])" office:value-type="float" office:value="1050.11111111111" calcext:value-type="float">
            <text:p>1050.1111111111</text:p>
          </table:table-cell>
          <table:table-cell table:style-name="ce22" table:formula="of:=AVERAGE([.J23:.J31])" office:value-type="float" office:value="105.011111111111" calcext:value-type="float">
            <text:p>105.0111111111</text:p>
          </table:table-cell>
          <table:table-cell table:style-name="ce22" table:formula="of:=AVERAGE([.K23:.K31])" office:value-type="float" office:value="255.828068888889" calcext:value-type="float">
            <text:p>255.8280688889</text:p>
          </table:table-cell>
          <table:table-cell table:formula="of:=AVERAGE([.L23:.L31])" office:value-type="float" office:value="104.319368444444" calcext:value-type="float">
            <text:p>104.3193684444</text:p>
          </table:table-cell>
          <table:table-cell table:formula="of:=AVERAGE([.M23:.M31])" office:value-type="float" office:value="95.8276695555555" calcext:value-type="float">
            <text:p>95.8276695556</text:p>
          </table:table-cell>
          <table:table-cell table:style-name="ce22" table:formula="of:=AVERAGE([.N23:.N31])" office:value-type="float" office:value="0.0958276695555555" calcext:value-type="float">
            <text:p>0.0958276696</text:p>
          </table:table-cell>
          <table:table-cell table:style-name="ce34" table:formula="of:=AVERAGE([.O23:.O31])" office:value-type="float" office:value="0.000000000470253148297886" calcext:value-type="float">
            <text:p>4.70253148297886E-010</text:p>
          </table:table-cell>
          <table:table-cell table:style-name="ce38" table:formula="of:=AVERAGE([.P23:.P31])" office:value-type="float" office:value="0.940506296595772" calcext:value-type="float">
            <text:p>0.9405062966</text:p>
          </table:table-cell>
          <table:table-cell table:formula="of:=[.O33]/[.$O$15]*100" office:value-type="float" office:value="71.9913766121825" calcext:value-type="float">
            <text:p>71.991376612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23:.H31])" office:value-type="float" office:value="1.45989486216233" calcext:value-type="float">
            <text:p>1.4598948622</text:p>
          </table:table-cell>
          <table:table-cell table:style-name="ce23" table:formula="of:=STDEV([.I23:.I31])" office:value-type="float" office:value="3.65528536657688" calcext:value-type="float">
            <text:p>3.6552853666</text:p>
          </table:table-cell>
          <table:table-cell table:style-name="ce23" table:formula="of:=STDEV([.J23:.J31])" office:value-type="float" office:value="0.365528536657686" calcext:value-type="float">
            <text:p>0.3655285367</text:p>
          </table:table-cell>
          <table:table-cell table:style-name="ce23" table:formula="of:=STDEV([.K23:.K31])" office:value-type="float" office:value="0.89050062100546" calcext:value-type="float">
            <text:p>0.890500621</text:p>
          </table:table-cell>
          <table:table-cell table:style-name="ce23" table:formula="of:=STDEV([.L23:.L31])" office:value-type="float" office:value="0.962715263338927" calcext:value-type="float">
            <text:p>0.9627152633</text:p>
          </table:table-cell>
          <table:table-cell table:style-name="ce23" table:formula="of:=STDEV([.M23:.M31])" office:value-type="float" office:value="0.962715263338927" calcext:value-type="float">
            <text:p>0.9627152633</text:p>
          </table:table-cell>
          <table:table-cell table:style-name="ce23" table:formula="of:=STDEV([.N23:.N31])" office:value-type="float" office:value="0.000962715263338928" calcext:value-type="float">
            <text:p>0.0009627153</text:p>
          </table:table-cell>
          <table:table-cell table:style-name="ce30" table:formula="of:=STDEV([.O23:.O31])" office:value-type="float" office:value="0.00000000000472431277520629" calcext:value-type="float">
            <text:p>4.72431277520629E-012</text:p>
          </table:table-cell>
          <table:table-cell table:style-name="ce39" table:formula="of:=STDEV([.P23:.P31])" office:value-type="float" office:value="0.00944862555041259" calcext:value-type="float">
            <text:p>0.0094486256</text:p>
          </table:table-cell>
          <table:table-cell table:formula="of:=[.O34]/[.O33]*100" office:value-type="float" office:value="1.00463182273341" calcext:value-type="float">
            <text:p>1.004631822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270027" calcext:value-type="float">
            <text:p>87.270027</text:p>
          </table:table-cell>
          <table:table-cell office:value-type="float" office:value="224" calcext:value-type="float">
            <text:p>224</text:p>
          </table:table-cell>
          <table:table-cell table:formula="of:=[.I38]*[.$J$2]" office:value-type="float" office:value="22.4" calcext:value-type="float">
            <text:p>22.4</text:p>
          </table:table-cell>
          <table:table-cell table:formula="of:=[.J38]*[.$I$17]" office:value-type="float" office:value="54.57088" calcext:value-type="float">
            <text:p>54.57088</text:p>
          </table:table-cell>
          <table:table-cell table:formula="of:=[.H38]-[.K38]" office:value-type="float" office:value="32.699147" calcext:value-type="float">
            <text:p>32.699147</text:p>
          </table:table-cell>
          <table:table-cell table:formula="of:=[.L38]-[.$M$15]" office:value-type="float" office:value="24.2074481111111" calcext:value-type="float">
            <text:p>24.2074481111</text:p>
          </table:table-cell>
          <table:table-cell table:formula="of:=[.M38]/([.$L$36]*[.$I$18])" office:value-type="float" office:value="0.0484148962222222" calcext:value-type="float">
            <text:p>0.0484148962</text:p>
          </table:table-cell>
          <table:table-cell table:formula="of:=[.N38]/[.$C$5]" office:value-type="float" office:value="0.000000000658528560392721" calcext:value-type="float">
            <text:p>6.58528560392721E-010</text:p>
          </table:table-cell>
          <table:table-cell table:formula="of:=[.N38]/[.$B$5]" office:value-type="float" office:value="1.31705712078544" calcext:value-type="float">
            <text:p>1.31705712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792282" calcext:value-type="float">
            <text:p>86.792282</text:p>
          </table:table-cell>
          <table:table-cell office:value-type="float" office:value="223" calcext:value-type="float">
            <text:p>223</text:p>
          </table:table-cell>
          <table:table-cell table:formula="of:=[.I38]*[.$J$2]" office:value-type="float" office:value="22.4" calcext:value-type="float">
            <text:p>22.4</text:p>
          </table:table-cell>
          <table:table-cell table:formula="of:=[.J39]*[.$I$17]" office:value-type="float" office:value="54.57088" calcext:value-type="float">
            <text:p>54.57088</text:p>
          </table:table-cell>
          <table:table-cell table:formula="of:=[.H39]-[.K39]" office:value-type="float" office:value="32.221402" calcext:value-type="float">
            <text:p>32.221402</text:p>
          </table:table-cell>
          <table:table-cell table:formula="of:=[.L39]-[.$M$15]" office:value-type="float" office:value="23.7297031111111" calcext:value-type="float">
            <text:p>23.7297031111</text:p>
          </table:table-cell>
          <table:table-cell table:formula="of:=[.M39]/([.$L$36]*[.$I$18])" office:value-type="float" office:value="0.0474594062222222" calcext:value-type="float">
            <text:p>0.0474594062</text:p>
          </table:table-cell>
          <table:table-cell table:formula="of:=[.N39]/[.$C$5]" office:value-type="float" office:value="0.000000000645532199700723" calcext:value-type="float">
            <text:p>6.45532199700723E-010</text:p>
          </table:table-cell>
          <table:table-cell table:formula="of:=[.N39]/[.$B$5]" office:value-type="float" office:value="1.29106439940145" calcext:value-type="float">
            <text:p>1.29106439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939125" calcext:value-type="float">
            <text:p>86.939125</text:p>
          </table:table-cell>
          <table:table-cell office:value-type="float" office:value="224" calcext:value-type="float">
            <text:p>224</text:p>
          </table:table-cell>
          <table:table-cell table:formula="of:=[.I39]*[.$J$2]" office:value-type="float" office:value="22.3" calcext:value-type="float">
            <text:p>22.3</text:p>
          </table:table-cell>
          <table:table-cell table:formula="of:=[.J40]*[.$I$17]" office:value-type="float" office:value="54.32726" calcext:value-type="float">
            <text:p>54.32726</text:p>
          </table:table-cell>
          <table:table-cell table:formula="of:=[.H40]-[.K40]" office:value-type="float" office:value="32.611865" calcext:value-type="float">
            <text:p>32.611865</text:p>
          </table:table-cell>
          <table:table-cell table:formula="of:=[.L40]-[.$M$15]" office:value-type="float" office:value="24.1201661111111" calcext:value-type="float">
            <text:p>24.1201661111</text:p>
          </table:table-cell>
          <table:table-cell table:formula="of:=[.M40]/([.$L$36]*[.$I$18])" office:value-type="float" office:value="0.0482403322222222" calcext:value-type="float">
            <text:p>0.0482403322</text:p>
          </table:table-cell>
          <table:table-cell table:formula="of:=[.N40]/[.$C$5]" office:value-type="float" office:value="0.000000000656154180014237" calcext:value-type="float">
            <text:p>6.56154180014237E-010</text:p>
          </table:table-cell>
          <table:table-cell table:formula="of:=[.N40]/[.$B$5]" office:value-type="float" office:value="1.31230836002847" calcext:value-type="float">
            <text:p>1.312308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400604" calcext:value-type="float">
            <text:p>86.400604</text:p>
          </table:table-cell>
          <table:table-cell office:value-type="float" office:value="223" calcext:value-type="float">
            <text:p>223</text:p>
          </table:table-cell>
          <table:table-cell table:formula="of:=[.I40]*[.$J$2]" office:value-type="float" office:value="22.4" calcext:value-type="float">
            <text:p>22.4</text:p>
          </table:table-cell>
          <table:table-cell table:formula="of:=[.J41]*[.$I$17]" office:value-type="float" office:value="54.57088" calcext:value-type="float">
            <text:p>54.57088</text:p>
          </table:table-cell>
          <table:table-cell table:formula="of:=[.H41]-[.K41]" office:value-type="float" office:value="31.829724" calcext:value-type="float">
            <text:p>31.829724</text:p>
          </table:table-cell>
          <table:table-cell table:formula="of:=[.L41]-[.$M$15]" office:value-type="float" office:value="23.3380251111111" calcext:value-type="float">
            <text:p>23.3380251111</text:p>
          </table:table-cell>
          <table:table-cell table:formula="of:=[.M41]/([.$L$36]*[.$I$18])" office:value-type="float" office:value="0.0466760502222222" calcext:value-type="float">
            <text:p>0.0466760502</text:p>
          </table:table-cell>
          <table:table-cell table:formula="of:=[.N41]/[.$C$5]" office:value-type="float" office:value="0.000000000634877167072187" calcext:value-type="float">
            <text:p>6.34877167072187E-010</text:p>
          </table:table-cell>
          <table:table-cell table:formula="of:=[.N41]/[.$B$5]" office:value-type="float" office:value="1.26975433414437" calcext:value-type="float">
            <text:p>1.26975433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528343" calcext:value-type="float">
            <text:p>86.528343</text:p>
          </table:table-cell>
          <table:table-cell office:value-type="float" office:value="224" calcext:value-type="float">
            <text:p>224</text:p>
          </table:table-cell>
          <table:table-cell table:formula="of:=[.I41]*[.$J$2]" office:value-type="float" office:value="22.3" calcext:value-type="float">
            <text:p>22.3</text:p>
          </table:table-cell>
          <table:table-cell table:formula="of:=[.J42]*[.$I$17]" office:value-type="float" office:value="54.32726" calcext:value-type="float">
            <text:p>54.32726</text:p>
          </table:table-cell>
          <table:table-cell table:formula="of:=[.H42]-[.K42]" office:value-type="float" office:value="32.201083" calcext:value-type="float">
            <text:p>32.201083</text:p>
          </table:table-cell>
          <table:table-cell table:formula="of:=[.L42]-[.$M$15]" office:value-type="float" office:value="23.7093841111111" calcext:value-type="float">
            <text:p>23.7093841111</text:p>
          </table:table-cell>
          <table:table-cell table:formula="of:=[.M42]/([.$L$36]*[.$I$18])" office:value-type="float" office:value="0.0474187682222222" calcext:value-type="float">
            <text:p>0.0474187682</text:p>
          </table:table-cell>
          <table:table-cell table:formula="of:=[.N42]/[.$C$5]" office:value-type="float" office:value="0.000000000644979450738619" calcext:value-type="float">
            <text:p>6.44979450738619E-010</text:p>
          </table:table-cell>
          <table:table-cell table:formula="of:=[.N42]/[.$B$5]" office:value-type="float" office:value="1.28995890147724" calcext:value-type="float">
            <text:p>1.28995890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954475" calcext:value-type="float">
            <text:p>86.954475</text:p>
          </table:table-cell>
          <table:table-cell office:value-type="float" office:value="224" calcext:value-type="float">
            <text:p>224</text:p>
          </table:table-cell>
          <table:table-cell table:formula="of:=[.I42]*[.$J$2]" office:value-type="float" office:value="22.4" calcext:value-type="float">
            <text:p>22.4</text:p>
          </table:table-cell>
          <table:table-cell table:formula="of:=[.J43]*[.$I$17]" office:value-type="float" office:value="54.57088" calcext:value-type="float">
            <text:p>54.57088</text:p>
          </table:table-cell>
          <table:table-cell table:formula="of:=[.H43]-[.K43]" office:value-type="float" office:value="32.383595" calcext:value-type="float">
            <text:p>32.383595</text:p>
          </table:table-cell>
          <table:table-cell table:formula="of:=[.L43]-[.$M$15]" office:value-type="float" office:value="23.8918961111111" calcext:value-type="float">
            <text:p>23.8918961111</text:p>
          </table:table-cell>
          <table:table-cell table:formula="of:=[.M43]/([.$L$36]*[.$I$18])" office:value-type="float" office:value="0.0477837922222222" calcext:value-type="float">
            <text:p>0.0477837922</text:p>
          </table:table-cell>
          <table:table-cell table:formula="of:=[.N43]/[.$C$5]" office:value-type="float" office:value="0.000000000649944425322587" calcext:value-type="float">
            <text:p>6.49944425322587E-010</text:p>
          </table:table-cell>
          <table:table-cell table:formula="of:=[.N43]/[.$B$5]" office:value-type="float" office:value="1.29988885064517" calcext:value-type="float">
            <text:p>1.29988885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579605" calcext:value-type="float">
            <text:p>86.579605</text:p>
          </table:table-cell>
          <table:table-cell office:value-type="float" office:value="224" calcext:value-type="float">
            <text:p>224</text:p>
          </table:table-cell>
          <table:table-cell table:formula="of:=[.I43]*[.$J$2]" office:value-type="float" office:value="22.4" calcext:value-type="float">
            <text:p>22.4</text:p>
          </table:table-cell>
          <table:table-cell table:formula="of:=[.J44]*[.$I$17]" office:value-type="float" office:value="54.57088" calcext:value-type="float">
            <text:p>54.57088</text:p>
          </table:table-cell>
          <table:table-cell table:formula="of:=[.H44]-[.K44]" office:value-type="float" office:value="32.008725" calcext:value-type="float">
            <text:p>32.008725</text:p>
          </table:table-cell>
          <table:table-cell table:formula="of:=[.L44]-[.$M$15]" office:value-type="float" office:value="23.5170261111111" calcext:value-type="float">
            <text:p>23.5170261111</text:p>
          </table:table-cell>
          <table:table-cell table:formula="of:=[.M44]/([.$L$36]*[.$I$18])" office:value-type="float" office:value="0.0470340522222222" calcext:value-type="float">
            <text:p>0.0470340522</text:p>
          </table:table-cell>
          <table:table-cell table:formula="of:=[.N44]/[.$C$5]" office:value-type="float" office:value="0.000000000639746629986981" calcext:value-type="float">
            <text:p>6.39746629986981E-010</text:p>
          </table:table-cell>
          <table:table-cell table:formula="of:=[.N44]/[.$B$5]" office:value-type="float" office:value="1.27949325997396" calcext:value-type="float">
            <text:p>1.279493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577141" calcext:value-type="float">
            <text:p>86.577141</text:p>
          </table:table-cell>
          <table:table-cell table:style-name="ce22" office:value-type="float" office:value="224" calcext:value-type="float">
            <text:p>224</text:p>
          </table:table-cell>
          <table:table-cell table:formula="of:=[.I44]*[.$J$2]" office:value-type="float" office:value="22.4" calcext:value-type="float">
            <text:p>22.4</text:p>
          </table:table-cell>
          <table:table-cell table:formula="of:=[.J45]*[.$I$17]" office:value-type="float" office:value="54.57088" calcext:value-type="float">
            <text:p>54.57088</text:p>
          </table:table-cell>
          <table:table-cell table:formula="of:=[.H45]-[.K45]" office:value-type="float" office:value="32.006261" calcext:value-type="float">
            <text:p>32.006261</text:p>
          </table:table-cell>
          <table:table-cell table:formula="of:=[.L45]-[.$M$15]" office:value-type="float" office:value="23.5145621111111" calcext:value-type="float">
            <text:p>23.5145621111</text:p>
          </table:table-cell>
          <table:table-cell table:formula="of:=[.M45]/([.$L$36]*[.$I$18])" office:value-type="float" office:value="0.0470291242222222" calcext:value-type="float">
            <text:p>0.0470291242</text:p>
          </table:table-cell>
          <table:table-cell table:formula="of:=[.N45]/[.$C$5]" office:value-type="float" office:value="0.000000000639679600436185" calcext:value-type="float">
            <text:p>6.39679600436185E-010</text:p>
          </table:table-cell>
          <table:table-cell table:formula="of:=[.N45]/[.$B$5]" office:value-type="float" office:value="1.27935920087237" calcext:value-type="float">
            <text:p>1.2793592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911545" calcext:value-type="float">
            <text:p>86.911545</text:p>
          </table:table-cell>
          <table:table-cell table:style-name="ce22" office:value-type="float" office:value="223" calcext:value-type="float">
            <text:p>223</text:p>
          </table:table-cell>
          <table:table-cell table:style-name="ce22" table:formula="of:=[.I45]*[.$J$2]" office:value-type="float" office:value="22.4" calcext:value-type="float">
            <text:p>22.4</text:p>
          </table:table-cell>
          <table:table-cell table:style-name="ce22" table:formula="of:=[.J46]*[.$I$17]" office:value-type="float" office:value="54.57088" calcext:value-type="float">
            <text:p>54.57088</text:p>
          </table:table-cell>
          <table:table-cell table:formula="of:=[.H46]-[.K46]" office:value-type="float" office:value="32.340665" calcext:value-type="float">
            <text:p>32.340665</text:p>
          </table:table-cell>
          <table:table-cell table:formula="of:=[.L46]-[.$M$15]" office:value-type="float" office:value="23.8489661111111" calcext:value-type="float">
            <text:p>23.8489661111</text:p>
          </table:table-cell>
          <table:table-cell table:formula="of:=[.M46]/([.$L$36]*[.$I$18])" office:value-type="float" office:value="0.0476979322222222" calcext:value-type="float">
            <text:p>0.0476979322</text:p>
          </table:table-cell>
          <table:table-cell table:formula="of:=[.N46]/[.$C$5]" office:value-type="float" office:value="0.000000000648776576858433" calcext:value-type="float">
            <text:p>6.48776576858433E-010</text:p>
          </table:table-cell>
          <table:table-cell table:formula="of:=[.N46]/[.$B$5]" office:value-type="float" office:value="1.29755315371687" calcext:value-type="float">
            <text:p>1.297553153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2" table:number-columns-repeated="2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86.7725718888889" calcext:value-type="float">
            <text:p>86.7725718889</text:p>
          </table:table-cell>
          <table:table-cell table:style-name="ce22" table:formula="of:=AVERAGE([.I38:.I46])" office:value-type="float" office:value="223.666666666667" calcext:value-type="float">
            <text:p>223.6666666667</text:p>
          </table:table-cell>
          <table:table-cell table:style-name="ce22" table:formula="of:=AVERAGE([.J38:.J46])" office:value-type="float" office:value="22.3777777777778" calcext:value-type="float">
            <text:p>22.3777777778</text:p>
          </table:table-cell>
          <table:table-cell table:style-name="ce22" table:formula="of:=AVERAGE([.K38:.K46])" office:value-type="float" office:value="54.5167422222222" calcext:value-type="float">
            <text:p>54.5167422222</text:p>
          </table:table-cell>
          <table:table-cell table:formula="of:=AVERAGE([.L38:.L46])" office:value-type="float" office:value="32.2558296666667" calcext:value-type="float">
            <text:p>32.2558296667</text:p>
          </table:table-cell>
          <table:table-cell table:formula="of:=AVERAGE([.M38:.M46])" office:value-type="float" office:value="23.7641307777778" calcext:value-type="float">
            <text:p>23.7641307778</text:p>
          </table:table-cell>
          <table:table-cell table:style-name="ce22" table:formula="of:=AVERAGE([.N38:.N46])" office:value-type="float" office:value="0.0475282615555556" calcext:value-type="float">
            <text:p>0.0475282616</text:p>
          </table:table-cell>
          <table:table-cell table:style-name="ce41" table:formula="of:=AVERAGE([.O38:.O46])" office:value-type="float" office:value="0.000000000646468754502519" calcext:value-type="float">
            <text:p>6.46468754502519E-010</text:p>
          </table:table-cell>
          <table:table-cell table:style-name="ce38" table:formula="of:=AVERAGE([.P38:.P46])" office:value-type="float" office:value="1.29293750900504" calcext:value-type="float">
            <text:p>1.292937509</text:p>
          </table:table-cell>
          <table:table-cell table:formula="of:=[.O48]/[.$O$15]*100" office:value-type="float" office:value="98.9683444796804" calcext:value-type="float">
            <text:p>98.968344479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38:.H46])" office:value-type="float" office:value="0.274187343660062" calcext:value-type="float">
            <text:p>0.2741873437</text:p>
          </table:table-cell>
          <table:table-cell table:style-name="ce23" table:formula="of:=STDEV([.I38:.I46])" office:value-type="float" office:value="0.5" calcext:value-type="float">
            <text:p>0.5</text:p>
          </table:table-cell>
          <table:table-cell table:style-name="ce23" table:formula="of:=STDEV([.J38:.J46])" office:value-type="float" office:value="0.0440958551844105" calcext:value-type="float">
            <text:p>0.0440958552</text:p>
          </table:table-cell>
          <table:table-cell table:style-name="ce23" table:formula="of:=STDEV([.K38:.K46])" office:value-type="float" office:value="0.107426322400259" calcext:value-type="float">
            <text:p>0.1074263224</text:p>
          </table:table-cell>
          <table:table-cell table:style-name="ce23" table:formula="of:=STDEV([.L38:.L46])" office:value-type="float" office:value="0.286335940675023" calcext:value-type="float">
            <text:p>0.2863359407</text:p>
          </table:table-cell>
          <table:table-cell table:style-name="ce23" table:formula="of:=STDEV([.M38:.M46])" office:value-type="float" office:value="0.286335940675023" calcext:value-type="float">
            <text:p>0.2863359407</text:p>
          </table:table-cell>
          <table:table-cell table:style-name="ce23" table:formula="of:=STDEV([.N38:.N46])" office:value-type="float" office:value="0.000572671881350046" calcext:value-type="float">
            <text:p>0.0005726719</text:p>
          </table:table-cell>
          <table:table-cell table:style-name="ce30" table:formula="of:=STDEV([.O38:.O46])" office:value-type="float" office:value="0.00000000000778935449684472" calcext:value-type="float">
            <text:p>7.78935449684472E-012</text:p>
          </table:table-cell>
          <table:table-cell table:style-name="ce39" table:formula="of:=STDEV([.P38:.P46])" office:value-type="float" office:value="0.0155787089936894" calcext:value-type="float">
            <text:p>0.015578709</text:p>
          </table:table-cell>
          <table:table-cell table:formula="of:=[.O49]/[.O48]*100" office:value-type="float" office:value="1.20490811699614" calcext:value-type="float">
            <text:p>1.20490811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747742" calcext:value-type="float">
            <text:p>87.747742</text:p>
          </table:table-cell>
          <table:table-cell office:value-type="float" office:value="225" calcext:value-type="float">
            <text:p>225</text:p>
          </table:table-cell>
          <table:table-cell table:formula="of:=[.I53]*[.$J$2]" office:value-type="float" office:value="22.5" calcext:value-type="float">
            <text:p>22.5</text:p>
          </table:table-cell>
          <table:table-cell table:formula="of:=[.J53]*[.$I$17]" office:value-type="float" office:value="54.8145" calcext:value-type="float">
            <text:p>54.8145</text:p>
          </table:table-cell>
          <table:table-cell table:formula="of:=[.H53]-[.K53]" office:value-type="float" office:value="32.933242" calcext:value-type="float">
            <text:p>32.933242</text:p>
          </table:table-cell>
          <table:table-cell table:formula="of:=[.L53]-[.$M$15]" office:value-type="float" office:value="24.4415431111111" calcext:value-type="float">
            <text:p>24.4415431111</text:p>
          </table:table-cell>
          <table:table-cell table:formula="of:=[.M53]/([.$L$51]*[.$I$18])" office:value-type="float" office:value="0.0488830862222222" calcext:value-type="float">
            <text:p>0.0488830862</text:p>
          </table:table-cell>
          <table:table-cell table:formula="of:=[.N53]/[.$C$6]" office:value-type="float" office:value="0.000000000664896775771623" calcext:value-type="float">
            <text:p>6.64896775771623E-010</text:p>
          </table:table-cell>
          <table:table-cell table:formula="of:=[.N53]/[.$B$6]" office:value-type="float" office:value="1.32979355154325" calcext:value-type="float">
            <text:p>1.32979355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22551" calcext:value-type="float">
            <text:p>87.22551</text:p>
          </table:table-cell>
          <table:table-cell office:value-type="float" office:value="224" calcext:value-type="float">
            <text:p>224</text:p>
          </table:table-cell>
          <table:table-cell table:formula="of:=[.I54]*[.$J$2]" office:value-type="float" office:value="22.4" calcext:value-type="float">
            <text:p>22.4</text:p>
          </table:table-cell>
          <table:table-cell table:formula="of:=[.J54]*[.$I$17]" office:value-type="float" office:value="54.57088" calcext:value-type="float">
            <text:p>54.57088</text:p>
          </table:table-cell>
          <table:table-cell table:formula="of:=[.H54]-[.K54]" office:value-type="float" office:value="32.65463" calcext:value-type="float">
            <text:p>32.65463</text:p>
          </table:table-cell>
          <table:table-cell table:formula="of:=[.L54]-[.$M$15]" office:value-type="float" office:value="24.1629311111111" calcext:value-type="float">
            <text:p>24.1629311111</text:p>
          </table:table-cell>
          <table:table-cell table:formula="of:=[.M54]/([.$L$51]*[.$I$18])" office:value-type="float" office:value="0.0483258622222222" calcext:value-type="float">
            <text:p>0.0483258622</text:p>
          </table:table-cell>
          <table:table-cell table:formula="of:=[.N54]/[.$C$6]" office:value-type="float" office:value="0.000000000657317539892401" calcext:value-type="float">
            <text:p>6.57317539892401E-010</text:p>
          </table:table-cell>
          <table:table-cell table:formula="of:=[.N54]/[.$B$6]" office:value-type="float" office:value="1.3146350797848" calcext:value-type="float">
            <text:p>1.31463507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318352" calcext:value-type="float">
            <text:p>87.318352</text:p>
          </table:table-cell>
          <table:table-cell office:value-type="float" office:value="224" calcext:value-type="float">
            <text:p>224</text:p>
          </table:table-cell>
          <table:table-cell table:formula="of:=[.I55]*[.$J$2]" office:value-type="float" office:value="22.4" calcext:value-type="float">
            <text:p>22.4</text:p>
          </table:table-cell>
          <table:table-cell table:formula="of:=[.J55]*[.$I$17]" office:value-type="float" office:value="54.57088" calcext:value-type="float">
            <text:p>54.57088</text:p>
          </table:table-cell>
          <table:table-cell table:formula="of:=[.H55]-[.K55]" office:value-type="float" office:value="32.747472" calcext:value-type="float">
            <text:p>32.747472</text:p>
          </table:table-cell>
          <table:table-cell table:formula="of:=[.L55]-[.$M$15]" office:value-type="float" office:value="24.2557731111111" calcext:value-type="float">
            <text:p>24.2557731111</text:p>
          </table:table-cell>
          <table:table-cell table:formula="of:=[.M55]/([.$L$51]*[.$I$18])" office:value-type="float" office:value="0.0485115462222222" calcext:value-type="float">
            <text:p>0.0485115462</text:p>
          </table:table-cell>
          <table:table-cell table:formula="of:=[.N55]/[.$C$6]" office:value-type="float" office:value="0.000000000659843172017" calcext:value-type="float">
            <text:p>6.59843172017E-010</text:p>
          </table:table-cell>
          <table:table-cell table:formula="of:=[.N55]/[.$B$6]" office:value-type="float" office:value="1.319686344034" calcext:value-type="float">
            <text:p>1.3196863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561913" calcext:value-type="float">
            <text:p>87.561913</text:p>
          </table:table-cell>
          <table:table-cell office:value-type="float" office:value="224" calcext:value-type="float">
            <text:p>224</text:p>
          </table:table-cell>
          <table:table-cell table:formula="of:=[.I56]*[.$J$2]" office:value-type="float" office:value="22.4" calcext:value-type="float">
            <text:p>22.4</text:p>
          </table:table-cell>
          <table:table-cell table:formula="of:=[.J56]*[.$I$17]" office:value-type="float" office:value="54.57088" calcext:value-type="float">
            <text:p>54.57088</text:p>
          </table:table-cell>
          <table:table-cell table:formula="of:=[.H56]-[.K56]" office:value-type="float" office:value="32.991033" calcext:value-type="float">
            <text:p>32.991033</text:p>
          </table:table-cell>
          <table:table-cell table:formula="of:=[.L56]-[.$M$15]" office:value-type="float" office:value="24.4993341111111" calcext:value-type="float">
            <text:p>24.4993341111</text:p>
          </table:table-cell>
          <table:table-cell table:formula="of:=[.M56]/([.$L$51]*[.$I$18])" office:value-type="float" office:value="0.0489986682222222" calcext:value-type="float">
            <text:p>0.0489986682</text:p>
          </table:table-cell>
          <table:table-cell table:formula="of:=[.N56]/[.$C$6]" office:value-type="float" office:value="0.000000000666468896214016" calcext:value-type="float">
            <text:p>6.66468896214016E-010</text:p>
          </table:table-cell>
          <table:table-cell table:formula="of:=[.N56]/[.$B$6]" office:value-type="float" office:value="1.33293779242803" calcext:value-type="float">
            <text:p>1.33293779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395279" calcext:value-type="float">
            <text:p>87.395279</text:p>
          </table:table-cell>
          <table:table-cell office:value-type="float" office:value="225" calcext:value-type="float">
            <text:p>225</text:p>
          </table:table-cell>
          <table:table-cell table:formula="of:=[.I57]*[.$J$2]" office:value-type="float" office:value="22.5" calcext:value-type="float">
            <text:p>22.5</text:p>
          </table:table-cell>
          <table:table-cell table:formula="of:=[.J57]*[.$I$17]" office:value-type="float" office:value="54.8145" calcext:value-type="float">
            <text:p>54.8145</text:p>
          </table:table-cell>
          <table:table-cell table:formula="of:=[.H57]-[.K57]" office:value-type="float" office:value="32.580779" calcext:value-type="float">
            <text:p>32.580779</text:p>
          </table:table-cell>
          <table:table-cell table:formula="of:=[.L57]-[.$M$15]" office:value-type="float" office:value="24.0890801111111" calcext:value-type="float">
            <text:p>24.0890801111</text:p>
          </table:table-cell>
          <table:table-cell table:formula="of:=[.M57]/([.$L$51]*[.$I$18])" office:value-type="float" office:value="0.0481781602222222" calcext:value-type="float">
            <text:p>0.0481781602</text:p>
          </table:table-cell>
          <table:table-cell table:formula="of:=[.N57]/[.$C$6]" office:value-type="float" office:value="0.000000000655308530413569" calcext:value-type="float">
            <text:p>6.55308530413569E-010</text:p>
          </table:table-cell>
          <table:table-cell table:formula="of:=[.N57]/[.$B$6]" office:value-type="float" office:value="1.31061706082714" calcext:value-type="float">
            <text:p>1.31061706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526192" calcext:value-type="float">
            <text:p>87.526192</text:p>
          </table:table-cell>
          <table:table-cell office:value-type="float" office:value="225" calcext:value-type="float">
            <text:p>225</text:p>
          </table:table-cell>
          <table:table-cell table:formula="of:=[.I58]*[.$J$2]" office:value-type="float" office:value="22.5" calcext:value-type="float">
            <text:p>22.5</text:p>
          </table:table-cell>
          <table:table-cell table:formula="of:=[.J58]*[.$I$17]" office:value-type="float" office:value="54.8145" calcext:value-type="float">
            <text:p>54.8145</text:p>
          </table:table-cell>
          <table:table-cell table:formula="of:=[.H58]-[.K58]" office:value-type="float" office:value="32.711692" calcext:value-type="float">
            <text:p>32.711692</text:p>
          </table:table-cell>
          <table:table-cell table:formula="of:=[.L58]-[.$M$15]" office:value-type="float" office:value="24.2199931111111" calcext:value-type="float">
            <text:p>24.2199931111</text:p>
          </table:table-cell>
          <table:table-cell table:formula="of:=[.M58]/([.$L$51]*[.$I$18])" office:value-type="float" office:value="0.0484399862222222" calcext:value-type="float">
            <text:p>0.0484399862</text:p>
          </table:table-cell>
          <table:table-cell table:formula="of:=[.N58]/[.$C$6]" office:value-type="float" office:value="0.00000000065886982894578" calcext:value-type="float">
            <text:p>6.5886982894578E-010</text:p>
          </table:table-cell>
          <table:table-cell table:formula="of:=[.N58]/[.$B$6]" office:value-type="float" office:value="1.31773965789156" calcext:value-type="float">
            <text:p>1.31773965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480293" calcext:value-type="float">
            <text:p>87.480293</text:p>
          </table:table-cell>
          <table:table-cell office:value-type="float" office:value="225" calcext:value-type="float">
            <text:p>225</text:p>
          </table:table-cell>
          <table:table-cell table:formula="of:=[.I59]*[.$J$2]" office:value-type="float" office:value="22.5" calcext:value-type="float">
            <text:p>22.5</text:p>
          </table:table-cell>
          <table:table-cell table:formula="of:=[.J59]*[.$I$17]" office:value-type="float" office:value="54.8145" calcext:value-type="float">
            <text:p>54.8145</text:p>
          </table:table-cell>
          <table:table-cell table:formula="of:=[.H59]-[.K59]" office:value-type="float" office:value="32.665793" calcext:value-type="float">
            <text:p>32.665793</text:p>
          </table:table-cell>
          <table:table-cell table:formula="of:=[.L59]-[.$M$15]" office:value-type="float" office:value="24.1740941111111" calcext:value-type="float">
            <text:p>24.1740941111</text:p>
          </table:table-cell>
          <table:table-cell table:formula="of:=[.M59]/([.$L$51]*[.$I$18])" office:value-type="float" office:value="0.0483481882222222" calcext:value-type="float">
            <text:p>0.0483481882</text:p>
          </table:table-cell>
          <table:table-cell table:formula="of:=[.N59]/[.$C$6]" office:value-type="float" office:value="0.000000000657621213137343" calcext:value-type="float">
            <text:p>6.57621213137343E-010</text:p>
          </table:table-cell>
          <table:table-cell table:formula="of:=[.N59]/[.$B$6]" office:value-type="float" office:value="1.31524242627469" calcext:value-type="float">
            <text:p>1.31524242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043167" calcext:value-type="float">
            <text:p>87.043167</text:p>
          </table:table-cell>
          <table:table-cell office:value-type="float" office:value="224" calcext:value-type="float">
            <text:p>224</text:p>
          </table:table-cell>
          <table:table-cell table:formula="of:=[.I60]*[.$J$2]" office:value-type="float" office:value="22.4" calcext:value-type="float">
            <text:p>22.4</text:p>
          </table:table-cell>
          <table:table-cell table:formula="of:=[.J60]*[.$I$17]" office:value-type="float" office:value="54.57088" calcext:value-type="float">
            <text:p>54.57088</text:p>
          </table:table-cell>
          <table:table-cell table:formula="of:=[.H60]-[.K60]" office:value-type="float" office:value="32.472287" calcext:value-type="float">
            <text:p>32.472287</text:p>
          </table:table-cell>
          <table:table-cell table:formula="of:=[.L60]-[.$M$15]" office:value-type="float" office:value="23.9805881111111" calcext:value-type="float">
            <text:p>23.9805881111</text:p>
          </table:table-cell>
          <table:table-cell table:formula="of:=[.M60]/([.$L$51]*[.$I$18])" office:value-type="float" office:value="0.0479611762222222" calcext:value-type="float">
            <text:p>0.0479611762</text:p>
          </table:table-cell>
          <table:table-cell table:formula="of:=[.N60]/[.$C$6]" office:value-type="float" office:value="0.000000000652357162708629" calcext:value-type="float">
            <text:p>6.52357162708629E-010</text:p>
          </table:table-cell>
          <table:table-cell table:formula="of:=[.N60]/[.$B$6]" office:value-type="float" office:value="1.30471432541726" calcext:value-type="float">
            <text:p>1.30471432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83371" calcext:value-type="float">
            <text:p>86.83371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table:formula="of:=[.I61]*[.$J$2]" office:value-type="float" office:value="22.4" calcext:value-type="float">
            <text:p>22.4</text:p>
          </table:table-cell>
          <table:table-cell table:style-name="ce22" table:formula="of:=[.J61]*[.$I$17]" office:value-type="float" office:value="54.57088" calcext:value-type="float">
            <text:p>54.57088</text:p>
          </table:table-cell>
          <table:table-cell table:formula="of:=[.H61]-[.K61]" office:value-type="float" office:value="32.26283" calcext:value-type="float">
            <text:p>32.26283</text:p>
          </table:table-cell>
          <table:table-cell table:formula="of:=[.L61]-[.$M$15]" office:value-type="float" office:value="23.7711311111111" calcext:value-type="float">
            <text:p>23.7711311111</text:p>
          </table:table-cell>
          <table:table-cell table:formula="of:=[.M61]/([.$L$51]*[.$I$18])" office:value-type="float" office:value="0.0475422622222222" calcext:value-type="float">
            <text:p>0.0475422622</text:p>
          </table:table-cell>
          <table:table-cell table:formula="of:=[.N61]/[.$C$6]" office:value-type="float" office:value="0.000000000646659188430586" calcext:value-type="float">
            <text:p>6.46659188430586E-010</text:p>
          </table:table-cell>
          <table:table-cell table:formula="of:=[.N61]/[.$B$6]" office:value-type="float" office:value="1.29331837686117" calcext:value-type="float">
            <text:p>1.293318376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87.3480175555556" calcext:value-type="float">
            <text:p>87.3480175556</text:p>
          </table:table-cell>
          <table:table-cell table:style-name="ce22" table:formula="of:=AVERAGE([.I53:.I61])" office:value-type="float" office:value="224.444444444444" calcext:value-type="float">
            <text:p>224.4444444444</text:p>
          </table:table-cell>
          <table:table-cell table:style-name="ce22" table:formula="of:=AVERAGE([.J53:.J61])" office:value-type="float" office:value="22.4444444444444" calcext:value-type="float">
            <text:p>22.4444444444</text:p>
          </table:table-cell>
          <table:table-cell table:style-name="ce22" table:formula="of:=AVERAGE([.K53:.K61])" office:value-type="float" office:value="54.6791555555556" calcext:value-type="float">
            <text:p>54.6791555556</text:p>
          </table:table-cell>
          <table:table-cell table:formula="of:=AVERAGE([.L53:.L61])" office:value-type="float" office:value="32.668862" calcext:value-type="float">
            <text:p>32.668862</text:p>
          </table:table-cell>
          <table:table-cell table:formula="of:=AVERAGE([.M53:.M61])" office:value-type="float" office:value="24.1771631111111" calcext:value-type="float">
            <text:p>24.1771631111</text:p>
          </table:table-cell>
          <table:table-cell table:style-name="ce22" table:formula="of:=AVERAGE([.N53:.N61])" office:value-type="float" office:value="0.0483543262222222" calcext:value-type="float">
            <text:p>0.0483543262</text:p>
          </table:table-cell>
          <table:table-cell table:style-name="ce41" table:formula="of:=AVERAGE([.O53:.O61])" office:value-type="float" office:value="0.000000000657704700836772" calcext:value-type="float">
            <text:p>6.57704700836772E-010</text:p>
          </table:table-cell>
          <table:table-cell table:style-name="ce38" table:formula="of:=AVERAGE([.P53:.P61])" office:value-type="float" office:value="1.31540940167354" calcext:value-type="float">
            <text:p>1.3154094017</text:p>
          </table:table-cell>
          <table:table-cell table:formula="of:=[.O63]/[.$O$15]*100" office:value-type="float" office:value="100.688463200993" calcext:value-type="float">
            <text:p>100.68846320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53:.H61])" office:value-type="float" office:value="0.280700403434478" calcext:value-type="float">
            <text:p>0.2807004034</text:p>
          </table:table-cell>
          <table:table-cell table:style-name="ce23" table:formula="of:=STDEV([.I53:.I61])" office:value-type="float" office:value="0.52704627669473" calcext:value-type="float">
            <text:p>0.5270462767</text:p>
          </table:table-cell>
          <table:table-cell table:style-name="ce23" table:formula="of:=STDEV([.J53:.J61])" office:value-type="float" office:value="0.0527046276694719" calcext:value-type="float">
            <text:p>0.0527046277</text:p>
          </table:table-cell>
          <table:table-cell table:style-name="ce23" table:formula="of:=STDEV([.K53:.K61])" office:value-type="float" office:value="0.128399013928366" calcext:value-type="float">
            <text:p>0.1283990139</text:p>
          </table:table-cell>
          <table:table-cell table:style-name="ce23" table:formula="of:=STDEV([.L53:.L61])" office:value-type="float" office:value="0.221692122594605" calcext:value-type="float">
            <text:p>0.2216921226</text:p>
          </table:table-cell>
          <table:table-cell table:style-name="ce23" table:formula="of:=STDEV([.M53:.M61])" office:value-type="float" office:value="0.221692122594605" calcext:value-type="float">
            <text:p>0.2216921226</text:p>
          </table:table-cell>
          <table:table-cell table:style-name="ce23" table:formula="of:=STDEV([.N53:.N61])" office:value-type="float" office:value="0.00044338424518921" calcext:value-type="float">
            <text:p>0.0004433842</text:p>
          </table:table-cell>
          <table:table-cell table:style-name="ce30" table:formula="of:=STDEV([.O53:.O61])" office:value-type="float" office:value="0.00000000000603081306515837" calcext:value-type="float">
            <text:p>6.03081306515837E-012</text:p>
          </table:table-cell>
          <table:table-cell table:style-name="ce39" table:formula="of:=STDEV([.P53:.P61])" office:value-type="float" office:value="0.0120616261303167" calcext:value-type="float">
            <text:p>0.0120616261</text:p>
          </table:table-cell>
          <table:table-cell table:formula="of:=[.O64]/[.O63]*100" office:value-type="float" office:value="0.916948450799515" calcext:value-type="float">
            <text:p>0.916948450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Iterations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35643" calcext:value-type="float">
            <text:p>57.35643</text:p>
          </table:table-cell>
          <table:table-cell office:value-type="float" office:value="152" calcext:value-type="float">
            <text:p>152</text:p>
          </table:table-cell>
          <table:table-cell table:formula="of:=[.I68]*[.$J$2]" office:value-type="float" office:value="15.2" calcext:value-type="float">
            <text:p>15.2</text:p>
          </table:table-cell>
          <table:table-cell table:formula="of:=[.J68]*[.$I$17]" office:value-type="float" office:value="37.03024" calcext:value-type="float">
            <text:p>37.03024</text:p>
          </table:table-cell>
          <table:table-cell table:formula="of:=[.H68]-[.K68]" office:value-type="float" office:value="20.32619" calcext:value-type="float">
            <text:p>20.32619</text:p>
          </table:table-cell>
          <table:table-cell table:formula="of:=[.L68]-[.$M$15]" office:value-type="float" office:value="11.8344911111111" calcext:value-type="float">
            <text:p>11.8344911111</text:p>
          </table:table-cell>
          <table:table-cell table:formula="of:=[.M68]/([.$L$66]*[.$I$18])" office:value-type="float" office:value="0.0236689822222222" calcext:value-type="float">
            <text:p>0.0236689822</text:p>
          </table:table-cell>
          <table:table-cell table:formula="of:=[.N68]/[.$C$7]" office:value-type="float" office:value="0.000000000548196010278473" calcext:value-type="float">
            <text:p>5.48196010278473E-010</text:p>
          </table:table-cell>
          <table:table-cell table:formula="of:=[.N68]/[.$B$7]" office:value-type="float" office:value="1.09639202055695" calcext:value-type="float">
            <text:p>1.09639202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178177" calcext:value-type="float">
            <text:p>57.178177</text:p>
          </table:table-cell>
          <table:table-cell office:value-type="float" office:value="152" calcext:value-type="float">
            <text:p>152</text:p>
          </table:table-cell>
          <table:table-cell table:formula="of:=[.I69]*[.$J$2]" office:value-type="float" office:value="15.2" calcext:value-type="float">
            <text:p>15.2</text:p>
          </table:table-cell>
          <table:table-cell table:formula="of:=[.J69]*[.$I$17]" office:value-type="float" office:value="37.03024" calcext:value-type="float">
            <text:p>37.03024</text:p>
          </table:table-cell>
          <table:table-cell table:formula="of:=[.H69]-[.K69]" office:value-type="float" office:value="20.147937" calcext:value-type="float">
            <text:p>20.147937</text:p>
          </table:table-cell>
          <table:table-cell table:formula="of:=[.L69]-[.$M$15]" office:value-type="float" office:value="11.6562381111111" calcext:value-type="float">
            <text:p>11.6562381111</text:p>
          </table:table-cell>
          <table:table-cell table:formula="of:=[.M69]/([.$L$66]*[.$I$18])" office:value-type="float" office:value="0.0233124762222222" calcext:value-type="float">
            <text:p>0.0233124762</text:p>
          </table:table-cell>
          <table:table-cell table:formula="of:=[.N69]/[.$C$7]" office:value-type="float" office:value="0.000000000539938994197027" calcext:value-type="float">
            <text:p>5.39938994197027E-010</text:p>
          </table:table-cell>
          <table:table-cell table:formula="of:=[.N69]/[.$B$7]" office:value-type="float" office:value="1.07987798839405" calcext:value-type="float">
            <text:p>1.07987798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975098" calcext:value-type="float">
            <text:p>56.975098</text:p>
          </table:table-cell>
          <table:table-cell office:value-type="float" office:value="152" calcext:value-type="float">
            <text:p>152</text:p>
          </table:table-cell>
          <table:table-cell table:formula="of:=[.I70]*[.$J$2]" office:value-type="float" office:value="15.2" calcext:value-type="float">
            <text:p>15.2</text:p>
          </table:table-cell>
          <table:table-cell table:formula="of:=[.J70]*[.$I$17]" office:value-type="float" office:value="37.03024" calcext:value-type="float">
            <text:p>37.03024</text:p>
          </table:table-cell>
          <table:table-cell table:formula="of:=[.H70]-[.K70]" office:value-type="float" office:value="19.944858" calcext:value-type="float">
            <text:p>19.944858</text:p>
          </table:table-cell>
          <table:table-cell table:formula="of:=[.L70]-[.$M$15]" office:value-type="float" office:value="11.4531591111111" calcext:value-type="float">
            <text:p>11.4531591111</text:p>
          </table:table-cell>
          <table:table-cell table:formula="of:=[.M70]/([.$L$66]*[.$I$18])" office:value-type="float" office:value="0.0229063182222222" calcext:value-type="float">
            <text:p>0.0229063182</text:p>
          </table:table-cell>
          <table:table-cell table:formula="of:=[.N70]/[.$C$7]" office:value-type="float" office:value="0.000000000530531990843345" calcext:value-type="float">
            <text:p>5.30531990843345E-010</text:p>
          </table:table-cell>
          <table:table-cell table:formula="of:=[.N70]/[.$B$7]" office:value-type="float" office:value="1.06106398168669" calcext:value-type="float">
            <text:p>1.06106398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50806" calcext:value-type="float">
            <text:p>57.50806</text:p>
          </table:table-cell>
          <table:table-cell office:value-type="float" office:value="153" calcext:value-type="float">
            <text:p>153</text:p>
          </table:table-cell>
          <table:table-cell table:formula="of:=[.I71]*[.$J$2]" office:value-type="float" office:value="15.3" calcext:value-type="float">
            <text:p>15.3</text:p>
          </table:table-cell>
          <table:table-cell table:formula="of:=[.J71]*[.$I$17]" office:value-type="float" office:value="37.27386" calcext:value-type="float">
            <text:p>37.27386</text:p>
          </table:table-cell>
          <table:table-cell table:formula="of:=[.H71]-[.K71]" office:value-type="float" office:value="20.2342" calcext:value-type="float">
            <text:p>20.2342</text:p>
          </table:table-cell>
          <table:table-cell table:formula="of:=[.L71]-[.$M$15]" office:value-type="float" office:value="11.7425011111111" calcext:value-type="float">
            <text:p>11.7425011111</text:p>
          </table:table-cell>
          <table:table-cell table:formula="of:=[.M71]/([.$L$66]*[.$I$18])" office:value-type="float" office:value="0.0234850022222222" calcext:value-type="float">
            <text:p>0.0234850022</text:p>
          </table:table-cell>
          <table:table-cell table:formula="of:=[.N71]/[.$C$7]" office:value-type="float" office:value="0.000000000543934859502148" calcext:value-type="float">
            <text:p>5.43934859502148E-010</text:p>
          </table:table-cell>
          <table:table-cell table:formula="of:=[.N71]/[.$B$7]" office:value-type="float" office:value="1.0878697190043" calcext:value-type="float">
            <text:p>1.0878697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796494" calcext:value-type="float">
            <text:p>56.796494</text:p>
          </table:table-cell>
          <table:table-cell office:value-type="float" office:value="151" calcext:value-type="float">
            <text:p>151</text:p>
          </table:table-cell>
          <table:table-cell table:formula="of:=[.I72]*[.$J$2]" office:value-type="float" office:value="15.1" calcext:value-type="float">
            <text:p>15.1</text:p>
          </table:table-cell>
          <table:table-cell table:formula="of:=[.J72]*[.$I$17]" office:value-type="float" office:value="36.78662" calcext:value-type="float">
            <text:p>36.78662</text:p>
          </table:table-cell>
          <table:table-cell table:formula="of:=[.H72]-[.K72]" office:value-type="float" office:value="20.009874" calcext:value-type="float">
            <text:p>20.009874</text:p>
          </table:table-cell>
          <table:table-cell table:formula="of:=[.L72]-[.$M$15]" office:value-type="float" office:value="11.5181751111111" calcext:value-type="float">
            <text:p>11.5181751111</text:p>
          </table:table-cell>
          <table:table-cell table:formula="of:=[.M72]/([.$L$66]*[.$I$18])" office:value-type="float" office:value="0.0230363502222222" calcext:value-type="float">
            <text:p>0.0230363502</text:p>
          </table:table-cell>
          <table:table-cell table:formula="of:=[.N72]/[.$C$7]" office:value-type="float" office:value="0.000000000533543654925022" calcext:value-type="float">
            <text:p>5.33543654925022E-010</text:p>
          </table:table-cell>
          <table:table-cell table:formula="of:=[.N72]/[.$B$7]" office:value-type="float" office:value="1.06708730985004" calcext:value-type="float">
            <text:p>1.06708730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352203" calcext:value-type="float">
            <text:p>57.352203</text:p>
          </table:table-cell>
          <table:table-cell office:value-type="float" office:value="153" calcext:value-type="float">
            <text:p>153</text:p>
          </table:table-cell>
          <table:table-cell table:formula="of:=[.I73]*[.$J$2]" office:value-type="float" office:value="15.3" calcext:value-type="float">
            <text:p>15.3</text:p>
          </table:table-cell>
          <table:table-cell table:formula="of:=[.J73]*[.$I$17]" office:value-type="float" office:value="37.27386" calcext:value-type="float">
            <text:p>37.27386</text:p>
          </table:table-cell>
          <table:table-cell table:formula="of:=[.H73]-[.K73]" office:value-type="float" office:value="20.078343" calcext:value-type="float">
            <text:p>20.078343</text:p>
          </table:table-cell>
          <table:table-cell table:formula="of:=[.L73]-[.$M$15]" office:value-type="float" office:value="11.5866441111111" calcext:value-type="float">
            <text:p>11.5866441111</text:p>
          </table:table-cell>
          <table:table-cell table:formula="of:=[.M73]/([.$L$66]*[.$I$18])" office:value-type="float" office:value="0.0231732882222222" calcext:value-type="float">
            <text:p>0.0231732882</text:p>
          </table:table-cell>
          <table:table-cell table:formula="of:=[.N73]/[.$C$7]" office:value-type="float" office:value="0.000000000536715268497195" calcext:value-type="float">
            <text:p>5.36715268497195E-010</text:p>
          </table:table-cell>
          <table:table-cell table:formula="of:=[.N73]/[.$B$7]" office:value-type="float" office:value="1.07343053699439" calcext:value-type="float">
            <text:p>1.0734305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223888" calcext:value-type="float">
            <text:p>57.223888</text:p>
          </table:table-cell>
          <table:table-cell office:value-type="float" office:value="153" calcext:value-type="float">
            <text:p>153</text:p>
          </table:table-cell>
          <table:table-cell table:formula="of:=[.I74]*[.$J$2]" office:value-type="float" office:value="15.3" calcext:value-type="float">
            <text:p>15.3</text:p>
          </table:table-cell>
          <table:table-cell table:formula="of:=[.J74]*[.$I$17]" office:value-type="float" office:value="37.27386" calcext:value-type="float">
            <text:p>37.27386</text:p>
          </table:table-cell>
          <table:table-cell table:formula="of:=[.H74]-[.K74]" office:value-type="float" office:value="19.950028" calcext:value-type="float">
            <text:p>19.950028</text:p>
          </table:table-cell>
          <table:table-cell table:formula="of:=[.L74]-[.$M$15]" office:value-type="float" office:value="11.4583291111111" calcext:value-type="float">
            <text:p>11.4583291111</text:p>
          </table:table-cell>
          <table:table-cell table:formula="of:=[.M74]/([.$L$66]*[.$I$18])" office:value-type="float" office:value="0.0229166582222222" calcext:value-type="float">
            <text:p>0.0229166582</text:p>
          </table:table-cell>
          <table:table-cell table:formula="of:=[.N74]/[.$C$7]" office:value-type="float" office:value="0.000000000530771475021121" calcext:value-type="float">
            <text:p>5.30771475021121E-010</text:p>
          </table:table-cell>
          <table:table-cell table:formula="of:=[.N74]/[.$B$7]" office:value-type="float" office:value="1.06154295004224" calcext:value-type="float">
            <text:p>1.061542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972805" calcext:value-type="float">
            <text:p>56.972805</text:p>
          </table:table-cell>
          <table:table-cell office:value-type="float" office:value="152" calcext:value-type="float">
            <text:p>152</text:p>
          </table:table-cell>
          <table:table-cell table:formula="of:=[.I75]*[.$J$2]" office:value-type="float" office:value="15.2" calcext:value-type="float">
            <text:p>15.2</text:p>
          </table:table-cell>
          <table:table-cell table:formula="of:=[.J75]*[.$I$17]" office:value-type="float" office:value="37.03024" calcext:value-type="float">
            <text:p>37.03024</text:p>
          </table:table-cell>
          <table:table-cell table:formula="of:=[.H75]-[.K75]" office:value-type="float" office:value="19.942565" calcext:value-type="float">
            <text:p>19.942565</text:p>
          </table:table-cell>
          <table:table-cell table:formula="of:=[.L75]-[.$M$15]" office:value-type="float" office:value="11.4508661111111" calcext:value-type="float">
            <text:p>11.4508661111</text:p>
          </table:table-cell>
          <table:table-cell table:formula="of:=[.M75]/([.$L$66]*[.$I$18])" office:value-type="float" office:value="0.0229017322222222" calcext:value-type="float">
            <text:p>0.0229017322</text:p>
          </table:table-cell>
          <table:table-cell table:formula="of:=[.N75]/[.$C$7]" office:value-type="float" office:value="0.000000000530425774746703" calcext:value-type="float">
            <text:p>5.30425774746703E-010</text:p>
          </table:table-cell>
          <table:table-cell table:formula="of:=[.N75]/[.$B$7]" office:value-type="float" office:value="1.06085154949341" calcext:value-type="float">
            <text:p>1.06085154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852451" calcext:value-type="float">
            <text:p>56.852451</text:p>
          </table:table-cell>
          <table:table-cell table:style-name="ce22" office:value-type="float" office:value="152" calcext:value-type="float">
            <text:p>152</text:p>
          </table:table-cell>
          <table:table-cell table:style-name="ce22" table:formula="of:=[.I76]*[.$J$2]" office:value-type="float" office:value="15.2" calcext:value-type="float">
            <text:p>15.2</text:p>
          </table:table-cell>
          <table:table-cell table:style-name="ce22" table:formula="of:=[.J76]*[.$I$17]" office:value-type="float" office:value="37.03024" calcext:value-type="float">
            <text:p>37.03024</text:p>
          </table:table-cell>
          <table:table-cell table:formula="of:=[.H76]-[.K76]" office:value-type="float" office:value="19.822211" calcext:value-type="float">
            <text:p>19.822211</text:p>
          </table:table-cell>
          <table:table-cell table:formula="of:=[.L76]-[.$M$15]" office:value-type="float" office:value="11.3305121111111" calcext:value-type="float">
            <text:p>11.3305121111</text:p>
          </table:table-cell>
          <table:table-cell table:formula="of:=[.M76]/([.$L$66]*[.$I$18])" office:value-type="float" office:value="0.0226610242222222" calcext:value-type="float">
            <text:p>0.0226610242</text:p>
          </table:table-cell>
          <table:table-cell table:formula="of:=[.N76]/[.$C$7]" office:value-type="float" office:value="0.00000000052485074984689" calcext:value-type="float">
            <text:p>5.2485074984689E-010</text:p>
          </table:table-cell>
          <table:table-cell table:formula="of:=[.N76]/[.$B$7]" office:value-type="float" office:value="1.04970149969378" calcext:value-type="float">
            <text:p>1.049701499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57.1350673333333" calcext:value-type="float">
            <text:p>57.1350673333</text:p>
          </table:table-cell>
          <table:table-cell table:style-name="ce22" table:formula="of:=AVERAGE([.I68:.I76])" office:value-type="float" office:value="152.222222222222" calcext:value-type="float">
            <text:p>152.2222222222</text:p>
          </table:table-cell>
          <table:table-cell table:style-name="ce22" table:formula="of:=AVERAGE([.J68:.J76])" office:value-type="float" office:value="15.2222222222222" calcext:value-type="float">
            <text:p>15.2222222222</text:p>
          </table:table-cell>
          <table:table-cell table:style-name="ce22" table:formula="of:=AVERAGE([.K68:.K76])" office:value-type="float" office:value="37.0843777777778" calcext:value-type="float">
            <text:p>37.0843777778</text:p>
          </table:table-cell>
          <table:table-cell table:formula="of:=AVERAGE([.L68:.L76])" office:value-type="float" office:value="20.0506895555556" calcext:value-type="float">
            <text:p>20.0506895556</text:p>
          </table:table-cell>
          <table:table-cell table:formula="of:=AVERAGE([.M68:.M76])" office:value-type="float" office:value="11.5589906666667" calcext:value-type="float">
            <text:p>11.5589906667</text:p>
          </table:table-cell>
          <table:table-cell table:style-name="ce22" table:formula="of:=AVERAGE([.N68:.N76])" office:value-type="float" office:value="0.0231179813333333" calcext:value-type="float">
            <text:p>0.0231179813</text:p>
          </table:table-cell>
          <table:table-cell table:style-name="ce42" table:formula="of:=AVERAGE([.O68:.O76])" office:value-type="float" office:value="0.00000000053543430865088" calcext:value-type="float">
            <text:p>5.3543430865088E-010</text:p>
          </table:table-cell>
          <table:table-cell table:style-name="ce38" table:formula="of:=AVERAGE([.P68:.P76])" office:value-type="float" office:value="1.07086861730176" calcext:value-type="float">
            <text:p>1.0708686173</text:p>
          </table:table-cell>
          <table:table-cell table:formula="of:=[.O78]/[.$O$15]*100" office:value-type="float" office:value="81.9700051019145" calcext:value-type="float">
            <text:p>81.970005101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68:.H76])" office:value-type="float" office:value="0.247851658720493" calcext:value-type="float">
            <text:p>0.2478516587</text:p>
          </table:table-cell>
          <table:table-cell table:style-name="ce23" table:formula="of:=STDEV([.I68:.I76])" office:value-type="float" office:value="0.666666666666667" calcext:value-type="float">
            <text:p>0.6666666667</text:p>
          </table:table-cell>
          <table:table-cell table:style-name="ce23" table:formula="of:=STDEV([.J68:.J76])" office:value-type="float" office:value="0.0666666666666664" calcext:value-type="float">
            <text:p>0.0666666667</text:p>
          </table:table-cell>
          <table:table-cell table:style-name="ce23" table:formula="of:=STDEV([.K68:.K76])" office:value-type="float" office:value="0.162413333333333" calcext:value-type="float">
            <text:p>0.1624133333</text:p>
          </table:table-cell>
          <table:table-cell table:style-name="ce23" table:formula="of:=STDEV([.L68:.L76])" office:value-type="float" office:value="0.16073685906872" calcext:value-type="float">
            <text:p>0.1607368591</text:p>
          </table:table-cell>
          <table:table-cell table:style-name="ce23" table:formula="of:=STDEV([.M68:.M76])" office:value-type="float" office:value="0.16073685906872" calcext:value-type="float">
            <text:p>0.1607368591</text:p>
          </table:table-cell>
          <table:table-cell table:style-name="ce23" table:formula="of:=STDEV([.N68:.N76])" office:value-type="float" office:value="0.00032147371813744" calcext:value-type="float">
            <text:p>0.0003214737</text:p>
          </table:table-cell>
          <table:table-cell table:style-name="ce30" table:formula="of:=STDEV([.O68:.O76])" office:value-type="float" office:value="0.00000000000744563530606196" calcext:value-type="float">
            <text:p>7.44563530606196E-012</text:p>
          </table:table-cell>
          <table:table-cell table:style-name="ce39" table:formula="of:=STDEV([.P68:.P76])" office:value-type="float" office:value="0.014891270612124" calcext:value-type="float">
            <text:p>0.0148912706</text:p>
          </table:table-cell>
          <table:table-cell table:formula="of:=[.O79]/[.O78]*100" office:value-type="float" office:value="1.39057867338059" calcext:value-type="float">
            <text:p>1.3905786734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1026" calcext:value-type="float">
            <text:p>65.1026</text:p>
          </table:table-cell>
          <table:table-cell office:value-type="float" office:value="164" calcext:value-type="float">
            <text:p>164</text:p>
          </table:table-cell>
          <table:table-cell table:formula="of:=[.I83]*[.$J$2]" office:value-type="float" office:value="16.4" calcext:value-type="float">
            <text:p>16.4</text:p>
          </table:table-cell>
          <table:table-cell table:formula="of:=[.J83]*[.$I$17]" office:value-type="float" office:value="39.95368" calcext:value-type="float">
            <text:p>39.95368</text:p>
          </table:table-cell>
          <table:table-cell table:formula="of:=[.H83]-[.K83]" office:value-type="float" office:value="25.14892" calcext:value-type="float">
            <text:p>25.14892</text:p>
          </table:table-cell>
          <table:table-cell table:formula="of:=[.L83]-[.$M$15]" office:value-type="float" office:value="16.6572211111111" calcext:value-type="float">
            <text:p>16.6572211111</text:p>
          </table:table-cell>
          <table:table-cell table:formula="of:=[.M83]/([.$L$81]*[.$I$18])" office:value-type="float" office:value="0.00416430527777778" calcext:value-type="float">
            <text:p>0.0041643053</text:p>
          </table:table-cell>
          <table:table-cell table:formula="of:=[.N83]/[.$C$8]" office:value-type="float" office:value="0.000000000721145518808672" calcext:value-type="float">
            <text:p>7.21145518808672E-010</text:p>
          </table:table-cell>
          <table:table-cell table:formula="of:=[.N83]/[.$B$8]" office:value-type="float" office:value="1.44229103761734" calcext:value-type="float">
            <text:p>1.44229103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429771" calcext:value-type="float">
            <text:p>65.429771</text:p>
          </table:table-cell>
          <table:table-cell office:value-type="float" office:value="164" calcext:value-type="float">
            <text:p>164</text:p>
          </table:table-cell>
          <table:table-cell table:formula="of:=[.I84]*[.$J$2]" office:value-type="float" office:value="16.4" calcext:value-type="float">
            <text:p>16.4</text:p>
          </table:table-cell>
          <table:table-cell table:formula="of:=[.J84]*[.$I$17]" office:value-type="float" office:value="39.95368" calcext:value-type="float">
            <text:p>39.95368</text:p>
          </table:table-cell>
          <table:table-cell table:formula="of:=[.H84]-[.K84]" office:value-type="float" office:value="25.476091" calcext:value-type="float">
            <text:p>25.476091</text:p>
          </table:table-cell>
          <table:table-cell table:formula="of:=[.L84]-[.$M$15]" office:value-type="float" office:value="16.9843921111111" calcext:value-type="float">
            <text:p>16.9843921111</text:p>
          </table:table-cell>
          <table:table-cell table:formula="of:=[.M84]/([.$L$81]*[.$I$18])" office:value-type="float" office:value="0.00424609802777778" calcext:value-type="float">
            <text:p>0.004246098</text:p>
          </table:table-cell>
          <table:table-cell table:formula="of:=[.N84]/[.$C$8]" office:value-type="float" office:value="0.000000000735309820222476" calcext:value-type="float">
            <text:p>7.35309820222476E-010</text:p>
          </table:table-cell>
          <table:table-cell table:formula="of:=[.N84]/[.$B$8]" office:value-type="float" office:value="1.47061964044495" calcext:value-type="float">
            <text:p>1.47061964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174553" calcext:value-type="float">
            <text:p>65.174553</text:p>
          </table:table-cell>
          <table:table-cell office:value-type="float" office:value="164" calcext:value-type="float">
            <text:p>164</text:p>
          </table:table-cell>
          <table:table-cell table:formula="of:=[.I85]*[.$J$2]" office:value-type="float" office:value="16.4" calcext:value-type="float">
            <text:p>16.4</text:p>
          </table:table-cell>
          <table:table-cell table:formula="of:=[.J85]*[.$I$17]" office:value-type="float" office:value="39.95368" calcext:value-type="float">
            <text:p>39.95368</text:p>
          </table:table-cell>
          <table:table-cell table:formula="of:=[.H85]-[.K85]" office:value-type="float" office:value="25.220873" calcext:value-type="float">
            <text:p>25.220873</text:p>
          </table:table-cell>
          <table:table-cell table:formula="of:=[.L85]-[.$M$15]" office:value-type="float" office:value="16.7291741111111" calcext:value-type="float">
            <text:p>16.7291741111</text:p>
          </table:table-cell>
          <table:table-cell table:formula="of:=[.M85]/([.$L$81]*[.$I$18])" office:value-type="float" office:value="0.00418229352777778" calcext:value-type="float">
            <text:p>0.0041822935</text:p>
          </table:table-cell>
          <table:table-cell table:formula="of:=[.N85]/[.$C$8]" office:value-type="float" office:value="0.000000000724260599239479" calcext:value-type="float">
            <text:p>7.24260599239479E-010</text:p>
          </table:table-cell>
          <table:table-cell table:formula="of:=[.N85]/[.$B$8]" office:value-type="float" office:value="1.44852119847896" calcext:value-type="float">
            <text:p>1.44852119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4.760185" calcext:value-type="float">
            <text:p>64.760185</text:p>
          </table:table-cell>
          <table:table-cell office:value-type="float" office:value="163" calcext:value-type="float">
            <text:p>163</text:p>
          </table:table-cell>
          <table:table-cell table:formula="of:=[.I86]*[.$J$2]" office:value-type="float" office:value="16.3" calcext:value-type="float">
            <text:p>16.3</text:p>
          </table:table-cell>
          <table:table-cell table:formula="of:=[.J86]*[.$I$17]" office:value-type="float" office:value="39.71006" calcext:value-type="float">
            <text:p>39.71006</text:p>
          </table:table-cell>
          <table:table-cell table:formula="of:=[.H86]-[.K86]" office:value-type="float" office:value="25.050125" calcext:value-type="float">
            <text:p>25.050125</text:p>
          </table:table-cell>
          <table:table-cell table:formula="of:=[.L86]-[.$M$15]" office:value-type="float" office:value="16.5584261111111" calcext:value-type="float">
            <text:p>16.5584261111</text:p>
          </table:table-cell>
          <table:table-cell table:formula="of:=[.M86]/([.$L$81]*[.$I$18])" office:value-type="float" office:value="0.00413960652777778" calcext:value-type="float">
            <text:p>0.0041396065</text:p>
          </table:table-cell>
          <table:table-cell table:formula="of:=[.N86]/[.$C$8]" office:value-type="float" office:value="0.00000000071686836050865" calcext:value-type="float">
            <text:p>7.1686836050865E-010</text:p>
          </table:table-cell>
          <table:table-cell table:formula="of:=[.N86]/[.$B$8]" office:value-type="float" office:value="1.4337367210173" calcext:value-type="float">
            <text:p>1.4337367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322716" calcext:value-type="float">
            <text:p>65.322716</text:p>
          </table:table-cell>
          <table:table-cell office:value-type="float" office:value="165" calcext:value-type="float">
            <text:p>165</text:p>
          </table:table-cell>
          <table:table-cell table:formula="of:=[.I87]*[.$J$2]" office:value-type="float" office:value="16.5" calcext:value-type="float">
            <text:p>16.5</text:p>
          </table:table-cell>
          <table:table-cell table:formula="of:=[.J87]*[.$I$17]" office:value-type="float" office:value="40.1973" calcext:value-type="float">
            <text:p>40.1973</text:p>
          </table:table-cell>
          <table:table-cell table:formula="of:=[.H87]-[.K87]" office:value-type="float" office:value="25.125416" calcext:value-type="float">
            <text:p>25.125416</text:p>
          </table:table-cell>
          <table:table-cell table:formula="of:=[.L87]-[.$M$15]" office:value-type="float" office:value="16.6337171111111" calcext:value-type="float">
            <text:p>16.6337171111</text:p>
          </table:table-cell>
          <table:table-cell table:formula="of:=[.M87]/([.$L$81]*[.$I$18])" office:value-type="float" office:value="0.00415842927777778" calcext:value-type="float">
            <text:p>0.0041584293</text:p>
          </table:table-cell>
          <table:table-cell table:formula="of:=[.N87]/[.$C$8]" office:value-type="float" office:value="0.000000000720127953864255" calcext:value-type="float">
            <text:p>7.20127953864255E-010</text:p>
          </table:table-cell>
          <table:table-cell table:formula="of:=[.N87]/[.$B$8]" office:value-type="float" office:value="1.44025590772851" calcext:value-type="float">
            <text:p>1.44025590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4.799347" calcext:value-type="float">
            <text:p>64.799347</text:p>
          </table:table-cell>
          <table:table-cell office:value-type="float" office:value="164" calcext:value-type="float">
            <text:p>164</text:p>
          </table:table-cell>
          <table:table-cell table:formula="of:=[.I88]*[.$J$2]" office:value-type="float" office:value="16.4" calcext:value-type="float">
            <text:p>16.4</text:p>
          </table:table-cell>
          <table:table-cell table:formula="of:=[.J88]*[.$I$17]" office:value-type="float" office:value="39.95368" calcext:value-type="float">
            <text:p>39.95368</text:p>
          </table:table-cell>
          <table:table-cell table:formula="of:=[.H88]-[.K88]" office:value-type="float" office:value="24.845667" calcext:value-type="float">
            <text:p>24.845667</text:p>
          </table:table-cell>
          <table:table-cell table:formula="of:=[.L88]-[.$M$15]" office:value-type="float" office:value="16.3539681111111" calcext:value-type="float">
            <text:p>16.3539681111</text:p>
          </table:table-cell>
          <table:table-cell table:formula="of:=[.M88]/([.$L$81]*[.$I$18])" office:value-type="float" office:value="0.00408849202777778" calcext:value-type="float">
            <text:p>0.004088492</text:p>
          </table:table-cell>
          <table:table-cell table:formula="of:=[.N88]/[.$C$8]" office:value-type="float" office:value="0.000000000708016705751768" calcext:value-type="float">
            <text:p>7.08016705751768E-010</text:p>
          </table:table-cell>
          <table:table-cell table:formula="of:=[.N88]/[.$B$8]" office:value-type="float" office:value="1.41603341150354" calcext:value-type="float">
            <text:p>1.41603341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365501" calcext:value-type="float">
            <text:p>65.365501</text:p>
          </table:table-cell>
          <table:table-cell office:value-type="float" office:value="164" calcext:value-type="float">
            <text:p>164</text:p>
          </table:table-cell>
          <table:table-cell table:formula="of:=[.I89]*[.$J$2]" office:value-type="float" office:value="16.4" calcext:value-type="float">
            <text:p>16.4</text:p>
          </table:table-cell>
          <table:table-cell table:formula="of:=[.J89]*[.$I$17]" office:value-type="float" office:value="39.95368" calcext:value-type="float">
            <text:p>39.95368</text:p>
          </table:table-cell>
          <table:table-cell table:formula="of:=[.H89]-[.K89]" office:value-type="float" office:value="25.411821" calcext:value-type="float">
            <text:p>25.411821</text:p>
          </table:table-cell>
          <table:table-cell table:formula="of:=[.L89]-[.$M$15]" office:value-type="float" office:value="16.9201221111111" calcext:value-type="float">
            <text:p>16.9201221111</text:p>
          </table:table-cell>
          <table:table-cell table:formula="of:=[.M89]/([.$L$81]*[.$I$18])" office:value-type="float" office:value="0.00423003052777778" calcext:value-type="float">
            <text:p>0.0042300305</text:p>
          </table:table-cell>
          <table:table-cell table:formula="of:=[.N89]/[.$C$8]" office:value-type="float" office:value="0.000000000732527361961" calcext:value-type="float">
            <text:p>7.32527361961E-010</text:p>
          </table:table-cell>
          <table:table-cell table:formula="of:=[.N89]/[.$B$8]" office:value-type="float" office:value="1.465054723922" calcext:value-type="float">
            <text:p>1.46505472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348244" calcext:value-type="float">
            <text:p>65.348244</text:p>
          </table:table-cell>
          <table:table-cell office:value-type="float" office:value="164" calcext:value-type="float">
            <text:p>164</text:p>
          </table:table-cell>
          <table:table-cell table:formula="of:=[.I90]*[.$J$2]" office:value-type="float" office:value="16.4" calcext:value-type="float">
            <text:p>16.4</text:p>
          </table:table-cell>
          <table:table-cell table:formula="of:=[.J90]*[.$I$17]" office:value-type="float" office:value="39.95368" calcext:value-type="float">
            <text:p>39.95368</text:p>
          </table:table-cell>
          <table:table-cell table:formula="of:=[.H90]-[.K90]" office:value-type="float" office:value="25.394564" calcext:value-type="float">
            <text:p>25.394564</text:p>
          </table:table-cell>
          <table:table-cell table:formula="of:=[.L90]-[.$M$15]" office:value-type="float" office:value="16.9028651111111" calcext:value-type="float">
            <text:p>16.9028651111</text:p>
          </table:table-cell>
          <table:table-cell table:formula="of:=[.M90]/([.$L$81]*[.$I$18])" office:value-type="float" office:value="0.00422571627777778" calcext:value-type="float">
            <text:p>0.0042257163</text:p>
          </table:table-cell>
          <table:table-cell table:formula="of:=[.N90]/[.$C$8]" office:value-type="float" office:value="0.000000000731780250054694" calcext:value-type="float">
            <text:p>7.31780250054694E-010</text:p>
          </table:table-cell>
          <table:table-cell table:formula="of:=[.N90]/[.$B$8]" office:value-type="float" office:value="1.46356050010939" calcext:value-type="float">
            <text:p>1.4635605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313431" calcext:value-type="float">
            <text:p>65.313431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table:formula="of:=[.I91]*[.$J$2]" office:value-type="float" office:value="16.4" calcext:value-type="float">
            <text:p>16.4</text:p>
          </table:table-cell>
          <table:table-cell table:style-name="ce22" table:formula="of:=[.J91]*[.$I$17]" office:value-type="float" office:value="39.95368" calcext:value-type="float">
            <text:p>39.95368</text:p>
          </table:table-cell>
          <table:table-cell table:formula="of:=[.H91]-[.K91]" office:value-type="float" office:value="25.359751" calcext:value-type="float">
            <text:p>25.359751</text:p>
          </table:table-cell>
          <table:table-cell table:formula="of:=[.L91]-[.$M$15]" office:value-type="float" office:value="16.8680521111111" calcext:value-type="float">
            <text:p>16.8680521111</text:p>
          </table:table-cell>
          <table:table-cell table:formula="of:=[.M91]/([.$L$81]*[.$I$18])" office:value-type="float" office:value="0.00421701302777778" calcext:value-type="float">
            <text:p>0.004217013</text:p>
          </table:table-cell>
          <table:table-cell table:formula="of:=[.N91]/[.$C$8]" office:value-type="float" office:value="0.00000000073027308155529" calcext:value-type="float">
            <text:p>7.3027308155529E-010</text:p>
          </table:table-cell>
          <table:table-cell table:formula="of:=[.N91]/[.$B$8]" office:value-type="float" office:value="1.46054616311058" calcext:value-type="float">
            <text:p>1.460546163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65.1795942222222" calcext:value-type="float">
            <text:p>65.1795942222</text:p>
          </table:table-cell>
          <table:table-cell table:style-name="ce22" table:formula="of:=AVERAGE([.I83:.I91])" office:value-type="float" office:value="164" calcext:value-type="float">
            <text:p>164</text:p>
          </table:table-cell>
          <table:table-cell table:style-name="ce22" table:formula="of:=AVERAGE([.J83:.J91])" office:value-type="float" office:value="16.4" calcext:value-type="float">
            <text:p>16.4</text:p>
          </table:table-cell>
          <table:table-cell table:style-name="ce22" table:formula="of:=AVERAGE([.K83:.K91])" office:value-type="float" office:value="39.95368" calcext:value-type="float">
            <text:p>39.95368</text:p>
          </table:table-cell>
          <table:table-cell table:formula="of:=AVERAGE([.L83:.L91])" office:value-type="float" office:value="25.2259142222222" calcext:value-type="float">
            <text:p>25.2259142222</text:p>
          </table:table-cell>
          <table:table-cell table:formula="of:=AVERAGE([.M83:.M91])" office:value-type="float" office:value="16.7342153333333" calcext:value-type="float">
            <text:p>16.7342153333</text:p>
          </table:table-cell>
          <table:table-cell table:style-name="ce22" table:formula="of:=AVERAGE([.N83:.N91])" office:value-type="float" office:value="0.00418355383333333" calcext:value-type="float">
            <text:p>0.0041835538</text:p>
          </table:table-cell>
          <table:table-cell table:style-name="ce41" table:formula="of:=AVERAGE([.O83:.O91])" office:value-type="float" office:value="0.000000000724478850218476" calcext:value-type="float">
            <text:p>7.24478850218476E-010</text:p>
          </table:table-cell>
          <table:table-cell table:style-name="ce38" table:formula="of:=AVERAGE([.P83:.P91])" office:value-type="float" office:value="1.44895770043695" calcext:value-type="float">
            <text:p>1.4489577004</text:p>
          </table:table-cell>
          <table:table-cell table:formula="of:=[.O93]/[.$O$15]*100" office:value-type="float" office:value="110.910963472382" calcext:value-type="float">
            <text:p>110.9109634724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83:.H91])" office:value-type="float" office:value="0.247596999663149" calcext:value-type="float">
            <text:p>0.2475969997</text:p>
          </table:table-cell>
          <table:table-cell table:style-name="ce23" table:formula="of:=STDEV([.I83:.I91])" office:value-type="float" office:value="0.5" calcext:value-type="float">
            <text:p>0.5</text:p>
          </table:table-cell>
          <table:table-cell table:style-name="ce23" table:formula="of:=STDEV([.J83:.J91])" office:value-type="float" office:value="0.0499999999999998" calcext:value-type="float">
            <text:p>0.05</text:p>
          </table:table-cell>
          <table:table-cell table:style-name="ce23" table:formula="of:=STDEV([.K83:.K91])" office:value-type="float" office:value="0.12181" calcext:value-type="float">
            <text:p>0.12181</text:p>
          </table:table-cell>
          <table:table-cell table:style-name="ce23" table:formula="of:=STDEV([.L83:.L91])" office:value-type="float" office:value="0.204648478585093" calcext:value-type="float">
            <text:p>0.2046484786</text:p>
          </table:table-cell>
          <table:table-cell table:style-name="ce23" table:formula="of:=STDEV([.M83:.M91])" office:value-type="float" office:value="0.204648478585093" calcext:value-type="float">
            <text:p>0.2046484786</text:p>
          </table:table-cell>
          <table:table-cell table:style-name="ce23" table:formula="of:=STDEV([.N83:.N91])" office:value-type="float" office:value="0.0000511621196462736" calcext:value-type="float">
            <text:p>5.11621196462736E-005</text:p>
          </table:table-cell>
          <table:table-cell table:style-name="ce30" table:formula="of:=STDEV([.O83:.O91])" office:value-type="float" office:value="0.00000000000885990119709762" calcext:value-type="float">
            <text:p>8.85990119709762E-012</text:p>
          </table:table-cell>
          <table:table-cell table:style-name="ce39" table:formula="of:=STDEV([.P83:.P91])" office:value-type="float" office:value="0.0177198023941953" calcext:value-type="float">
            <text:p>0.0177198024</text:p>
          </table:table-cell>
          <table:table-cell table:formula="of:=[.O94]/[.O93]*100" office:value-type="float" office:value="1.22293441615663" calcext:value-type="float">
            <text:p>1.222934416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448338" calcext:value-type="float">
            <text:p>61.448338</text:p>
          </table:table-cell>
          <table:table-cell table:style-name="ce24" office:value-type="float" office:value="147" calcext:value-type="float">
            <text:p>147</text:p>
          </table:table-cell>
          <table:table-cell table:formula="of:=[.I98]*[.$J$2]" office:value-type="float" office:value="14.7" calcext:value-type="float">
            <text:p>14.7</text:p>
          </table:table-cell>
          <table:table-cell table:formula="of:=[.J98]*[.$I$17]" office:value-type="float" office:value="35.81214" calcext:value-type="float">
            <text:p>35.81214</text:p>
          </table:table-cell>
          <table:table-cell table:formula="of:=[.H98]-[.K98]" office:value-type="float" office:value="25.636198" calcext:value-type="float">
            <text:p>25.636198</text:p>
          </table:table-cell>
          <table:table-cell table:formula="of:=[.L98]-[.$M$15]" office:value-type="float" office:value="17.1444991111111" calcext:value-type="float">
            <text:p>17.1444991111</text:p>
          </table:table-cell>
          <table:table-cell table:formula="of:=[.M98]/([.$L$96]*[.$I$18])" office:value-type="float" office:value="0.00428612477777778" calcext:value-type="float">
            <text:p>0.0042861248</text:p>
          </table:table-cell>
          <table:table-cell table:formula="of:=[.N98]/[.$C$9]" office:value-type="float" office:value="0.000000000923651668673819" calcext:value-type="float">
            <text:p>9.23651668673819E-010</text:p>
          </table:table-cell>
          <table:table-cell table:formula="of:=[.N98]/[.$B$9]" office:value-type="float" office:value="1.84730333734764" calcext:value-type="float">
            <text:p>1.84730333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519478" calcext:value-type="float">
            <text:p>60.519478</text:p>
          </table:table-cell>
          <table:table-cell office:value-type="float" office:value="146" calcext:value-type="float">
            <text:p>146</text:p>
          </table:table-cell>
          <table:table-cell table:formula="of:=[.I99]*[.$J$2]" office:value-type="float" office:value="14.6" calcext:value-type="float">
            <text:p>14.6</text:p>
          </table:table-cell>
          <table:table-cell table:formula="of:=[.J99]*[.$I$17]" office:value-type="float" office:value="35.56852" calcext:value-type="float">
            <text:p>35.56852</text:p>
          </table:table-cell>
          <table:table-cell table:formula="of:=[.H99]-[.K99]" office:value-type="float" office:value="24.950958" calcext:value-type="float">
            <text:p>24.950958</text:p>
          </table:table-cell>
          <table:table-cell table:formula="of:=[.L99]-[.$M$15]" office:value-type="float" office:value="16.4592591111111" calcext:value-type="float">
            <text:p>16.4592591111</text:p>
          </table:table-cell>
          <table:table-cell table:formula="of:=[.M99]/([.$L$96]*[.$I$18])" office:value-type="float" office:value="0.00411481477777778" calcext:value-type="float">
            <text:p>0.0041148148</text:p>
          </table:table-cell>
          <table:table-cell table:formula="of:=[.N99]/[.$C$9]" office:value-type="float" office:value="0.000000000886734692252393" calcext:value-type="float">
            <text:p>8.86734692252393E-010</text:p>
          </table:table-cell>
          <table:table-cell table:formula="of:=[.N99]/[.$B$9]" office:value-type="float" office:value="1.77346938450479" calcext:value-type="float">
            <text:p>1.77346938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301563" calcext:value-type="float">
            <text:p>61.301563</text:p>
          </table:table-cell>
          <table:table-cell office:value-type="float" office:value="147" calcext:value-type="float">
            <text:p>147</text:p>
          </table:table-cell>
          <table:table-cell table:formula="of:=[.I100]*[.$J$2]" office:value-type="float" office:value="14.7" calcext:value-type="float">
            <text:p>14.7</text:p>
          </table:table-cell>
          <table:table-cell table:formula="of:=[.J100]*[.$I$17]" office:value-type="float" office:value="35.81214" calcext:value-type="float">
            <text:p>35.81214</text:p>
          </table:table-cell>
          <table:table-cell table:formula="of:=[.H100]-[.K100]" office:value-type="float" office:value="25.489423" calcext:value-type="float">
            <text:p>25.489423</text:p>
          </table:table-cell>
          <table:table-cell table:formula="of:=[.L100]-[.$M$15]" office:value-type="float" office:value="16.9977241111111" calcext:value-type="float">
            <text:p>16.9977241111</text:p>
          </table:table-cell>
          <table:table-cell table:formula="of:=[.M100]/([.$L$96]*[.$I$18])" office:value-type="float" office:value="0.00424943102777778" calcext:value-type="float">
            <text:p>0.004249431</text:p>
          </table:table-cell>
          <table:table-cell table:formula="of:=[.N100]/[.$C$9]" office:value-type="float" office:value="0.000000000915744235928715" calcext:value-type="float">
            <text:p>9.15744235928715E-010</text:p>
          </table:table-cell>
          <table:table-cell table:formula="of:=[.N100]/[.$B$9]" office:value-type="float" office:value="1.83148847185743" calcext:value-type="float">
            <text:p>1.83148847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819527" calcext:value-type="float">
            <text:p>60.819527</text:p>
          </table:table-cell>
          <table:table-cell office:value-type="float" office:value="147" calcext:value-type="float">
            <text:p>147</text:p>
          </table:table-cell>
          <table:table-cell table:formula="of:=[.I101]*[.$J$2]" office:value-type="float" office:value="14.7" calcext:value-type="float">
            <text:p>14.7</text:p>
          </table:table-cell>
          <table:table-cell table:formula="of:=[.J101]*[.$I$17]" office:value-type="float" office:value="35.81214" calcext:value-type="float">
            <text:p>35.81214</text:p>
          </table:table-cell>
          <table:table-cell table:formula="of:=[.H101]-[.K101]" office:value-type="float" office:value="25.007387" calcext:value-type="float">
            <text:p>25.007387</text:p>
          </table:table-cell>
          <table:table-cell table:formula="of:=[.L101]-[.$M$15]" office:value-type="float" office:value="16.5156881111111" calcext:value-type="float">
            <text:p>16.5156881111</text:p>
          </table:table-cell>
          <table:table-cell table:formula="of:=[.M101]/([.$L$96]*[.$I$18])" office:value-type="float" office:value="0.00412892202777778" calcext:value-type="float">
            <text:p>0.004128922</text:p>
          </table:table-cell>
          <table:table-cell table:formula="of:=[.N101]/[.$C$9]" office:value-type="float" office:value="0.000000000889774777569193" calcext:value-type="float">
            <text:p>8.89774777569193E-010</text:p>
          </table:table-cell>
          <table:table-cell table:formula="of:=[.N101]/[.$B$9]" office:value-type="float" office:value="1.77954955513839" calcext:value-type="float">
            <text:p>1.77954955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08168" calcext:value-type="float">
            <text:p>61.08168</text:p>
          </table:table-cell>
          <table:table-cell office:value-type="float" office:value="147" calcext:value-type="float">
            <text:p>147</text:p>
          </table:table-cell>
          <table:table-cell table:formula="of:=[.I102]*[.$J$2]" office:value-type="float" office:value="14.7" calcext:value-type="float">
            <text:p>14.7</text:p>
          </table:table-cell>
          <table:table-cell table:formula="of:=[.J102]*[.$I$17]" office:value-type="float" office:value="35.81214" calcext:value-type="float">
            <text:p>35.81214</text:p>
          </table:table-cell>
          <table:table-cell table:formula="of:=[.H102]-[.K102]" office:value-type="float" office:value="25.26954" calcext:value-type="float">
            <text:p>25.26954</text:p>
          </table:table-cell>
          <table:table-cell table:formula="of:=[.L102]-[.$M$15]" office:value-type="float" office:value="16.7778411111111" calcext:value-type="float">
            <text:p>16.7778411111</text:p>
          </table:table-cell>
          <table:table-cell table:formula="of:=[.M102]/([.$L$96]*[.$I$18])" office:value-type="float" office:value="0.00419446027777778" calcext:value-type="float">
            <text:p>0.0041944603</text:p>
          </table:table-cell>
          <table:table-cell table:formula="of:=[.N102]/[.$C$9]" office:value-type="float" office:value="0.000000000903898144739537" calcext:value-type="float">
            <text:p>9.03898144739537E-010</text:p>
          </table:table-cell>
          <table:table-cell table:formula="of:=[.N102]/[.$B$9]" office:value-type="float" office:value="1.80779628947907" calcext:value-type="float">
            <text:p>1.80779628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626682" calcext:value-type="float">
            <text:p>60.626682</text:p>
          </table:table-cell>
          <table:table-cell office:value-type="float" office:value="146" calcext:value-type="float">
            <text:p>146</text:p>
          </table:table-cell>
          <table:table-cell table:formula="of:=[.I103]*[.$J$2]" office:value-type="float" office:value="14.6" calcext:value-type="float">
            <text:p>14.6</text:p>
          </table:table-cell>
          <table:table-cell table:formula="of:=[.J103]*[.$I$17]" office:value-type="float" office:value="35.56852" calcext:value-type="float">
            <text:p>35.56852</text:p>
          </table:table-cell>
          <table:table-cell table:formula="of:=[.H103]-[.K103]" office:value-type="float" office:value="25.058162" calcext:value-type="float">
            <text:p>25.058162</text:p>
          </table:table-cell>
          <table:table-cell table:formula="of:=[.L103]-[.$M$15]" office:value-type="float" office:value="16.5664631111111" calcext:value-type="float">
            <text:p>16.5664631111</text:p>
          </table:table-cell>
          <table:table-cell table:formula="of:=[.M103]/([.$L$96]*[.$I$18])" office:value-type="float" office:value="0.00414161577777778" calcext:value-type="float">
            <text:p>0.0041416158</text:p>
          </table:table-cell>
          <table:table-cell table:formula="of:=[.N103]/[.$C$9]" office:value-type="float" office:value="0.000000000892510256347137" calcext:value-type="float">
            <text:p>8.92510256347137E-010</text:p>
          </table:table-cell>
          <table:table-cell table:formula="of:=[.N103]/[.$B$9]" office:value-type="float" office:value="1.78502051269427" calcext:value-type="float">
            <text:p>1.78502051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415291" calcext:value-type="float">
            <text:p>61.415291</text:p>
          </table:table-cell>
          <table:table-cell office:value-type="float" office:value="147" calcext:value-type="float">
            <text:p>147</text:p>
          </table:table-cell>
          <table:table-cell table:formula="of:=[.I104]*[.$J$2]" office:value-type="float" office:value="14.7" calcext:value-type="float">
            <text:p>14.7</text:p>
          </table:table-cell>
          <table:table-cell table:formula="of:=[.J104]*[.$I$17]" office:value-type="float" office:value="35.81214" calcext:value-type="float">
            <text:p>35.81214</text:p>
          </table:table-cell>
          <table:table-cell table:formula="of:=[.H104]-[.K104]" office:value-type="float" office:value="25.603151" calcext:value-type="float">
            <text:p>25.603151</text:p>
          </table:table-cell>
          <table:table-cell table:formula="of:=[.L104]-[.$M$15]" office:value-type="float" office:value="17.1114521111111" calcext:value-type="float">
            <text:p>17.1114521111</text:p>
          </table:table-cell>
          <table:table-cell table:formula="of:=[.M104]/([.$L$96]*[.$I$18])" office:value-type="float" office:value="0.00427786302777778" calcext:value-type="float">
            <text:p>0.004277863</text:p>
          </table:table-cell>
          <table:table-cell table:formula="of:=[.N104]/[.$C$9]" office:value-type="float" office:value="0.000000000921871277395144" calcext:value-type="float">
            <text:p>9.21871277395144E-010</text:p>
          </table:table-cell>
          <table:table-cell table:formula="of:=[.N104]/[.$B$9]" office:value-type="float" office:value="1.84374255479029" calcext:value-type="float">
            <text:p>1.84374255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047924" calcext:value-type="float">
            <text:p>61.047924</text:p>
          </table:table-cell>
          <table:table-cell office:value-type="float" office:value="147" calcext:value-type="float">
            <text:p>147</text:p>
          </table:table-cell>
          <table:table-cell table:formula="of:=[.I105]*[.$J$2]" office:value-type="float" office:value="14.7" calcext:value-type="float">
            <text:p>14.7</text:p>
          </table:table-cell>
          <table:table-cell table:formula="of:=[.J105]*[.$I$17]" office:value-type="float" office:value="35.81214" calcext:value-type="float">
            <text:p>35.81214</text:p>
          </table:table-cell>
          <table:table-cell table:formula="of:=[.H105]-[.K105]" office:value-type="float" office:value="25.235784" calcext:value-type="float">
            <text:p>25.235784</text:p>
          </table:table-cell>
          <table:table-cell table:formula="of:=[.L105]-[.$M$15]" office:value-type="float" office:value="16.7440851111111" calcext:value-type="float">
            <text:p>16.7440851111</text:p>
          </table:table-cell>
          <table:table-cell table:formula="of:=[.M105]/([.$L$96]*[.$I$18])" office:value-type="float" office:value="0.00418602127777778" calcext:value-type="float">
            <text:p>0.0041860213</text:p>
          </table:table-cell>
          <table:table-cell table:formula="of:=[.N105]/[.$C$9]" office:value-type="float" office:value="0.000000000902079556425834" calcext:value-type="float">
            <text:p>9.02079556425834E-010</text:p>
          </table:table-cell>
          <table:table-cell table:formula="of:=[.N105]/[.$B$9]" office:value-type="float" office:value="1.80415911285167" calcext:value-type="float">
            <text:p>1.80415911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1.241047" calcext:value-type="float">
            <text:p>61.241047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table:formula="of:=[.I106]*[.$J$2]" office:value-type="float" office:value="14.7" calcext:value-type="float">
            <text:p>14.7</text:p>
          </table:table-cell>
          <table:table-cell table:style-name="ce22" table:formula="of:=[.J106]*[.$I$17]" office:value-type="float" office:value="35.81214" calcext:value-type="float">
            <text:p>35.81214</text:p>
          </table:table-cell>
          <table:table-cell table:formula="of:=[.H106]-[.K106]" office:value-type="float" office:value="25.428907" calcext:value-type="float">
            <text:p>25.428907</text:p>
          </table:table-cell>
          <table:table-cell table:formula="of:=[.L106]-[.$M$15]" office:value-type="float" office:value="16.9372081111111" calcext:value-type="float">
            <text:p>16.9372081111</text:p>
          </table:table-cell>
          <table:table-cell table:formula="of:=[.M106]/([.$L$96]*[.$I$18])" office:value-type="float" office:value="0.00423430202777778" calcext:value-type="float">
            <text:p>0.004234302</text:p>
          </table:table-cell>
          <table:table-cell table:formula="of:=[.N106]/[.$C$9]" office:value-type="float" office:value="0.000000000912483965446666" calcext:value-type="float">
            <text:p>9.12483965446666E-010</text:p>
          </table:table-cell>
          <table:table-cell table:formula="of:=[.N106]/[.$B$9]" office:value-type="float" office:value="1.82496793089333" calcext:value-type="float">
            <text:p>1.82496793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61.0557255555556" calcext:value-type="float">
            <text:p>61.0557255556</text:p>
          </table:table-cell>
          <table:table-cell table:style-name="ce22" table:formula="of:=AVERAGE([.I98:.I106])" office:value-type="float" office:value="146.777777777778" calcext:value-type="float">
            <text:p>146.7777777778</text:p>
          </table:table-cell>
          <table:table-cell table:style-name="ce22" table:formula="of:=AVERAGE([.J98:.J106])" office:value-type="float" office:value="14.6777777777778" calcext:value-type="float">
            <text:p>14.6777777778</text:p>
          </table:table-cell>
          <table:table-cell table:style-name="ce22" table:formula="of:=AVERAGE([.K98:.K106])" office:value-type="float" office:value="35.7580022222222" calcext:value-type="float">
            <text:p>35.7580022222</text:p>
          </table:table-cell>
          <table:table-cell table:formula="of:=AVERAGE([.L98:.L106])" office:value-type="float" office:value="25.2977233333333" calcext:value-type="float">
            <text:p>25.2977233333</text:p>
          </table:table-cell>
          <table:table-cell table:formula="of:=AVERAGE([.M98:.M106])" office:value-type="float" office:value="16.8060244444444" calcext:value-type="float">
            <text:p>16.8060244444</text:p>
          </table:table-cell>
          <table:table-cell table:style-name="ce22" table:formula="of:=AVERAGE([.N98:.N106])" office:value-type="float" office:value="0.00420150611111111" calcext:value-type="float">
            <text:p>0.0042015061</text:p>
          </table:table-cell>
          <table:table-cell table:style-name="ce41" table:formula="of:=AVERAGE([.O98:.O106])" office:value-type="float" office:value="0.000000000905416508308715" calcext:value-type="float">
            <text:p>9.05416508308715E-010</text:p>
          </table:table-cell>
          <table:table-cell table:style-name="ce38" table:formula="of:=AVERAGE([.P98:.P106])" office:value-type="float" office:value="1.81083301661743" calcext:value-type="float">
            <text:p>1.8108330166</text:p>
          </table:table-cell>
          <table:table-cell table:formula="of:=[.O108]/[.$O$15]*100" office:value-type="float" office:value="138.610833497812" calcext:value-type="float">
            <text:p>138.610833497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98:.H106])" office:value-type="float" office:value="0.336596196453968" calcext:value-type="float">
            <text:p>0.3365961965</text:p>
          </table:table-cell>
          <table:table-cell table:style-name="ce23" table:formula="of:=STDEV([.I98:.I106])" office:value-type="float" office:value="0.440958551844098" calcext:value-type="float">
            <text:p>0.4409585518</text:p>
          </table:table-cell>
          <table:table-cell table:style-name="ce23" table:formula="of:=STDEV([.J98:.J106])" office:value-type="float" office:value="0.0440958551844097" calcext:value-type="float">
            <text:p>0.0440958552</text:p>
          </table:table-cell>
          <table:table-cell table:style-name="ce23" table:formula="of:=STDEV([.K98:.K106])" office:value-type="float" office:value="0.107426322400259" calcext:value-type="float">
            <text:p>0.1074263224</text:p>
          </table:table-cell>
          <table:table-cell table:style-name="ce23" table:formula="of:=STDEV([.L98:.L106])" office:value-type="float" office:value="0.256994861990469" calcext:value-type="float">
            <text:p>0.256994862</text:p>
          </table:table-cell>
          <table:table-cell table:style-name="ce23" table:formula="of:=STDEV([.M98:.M106])" office:value-type="float" office:value="0.256994861990469" calcext:value-type="float">
            <text:p>0.256994862</text:p>
          </table:table-cell>
          <table:table-cell table:style-name="ce23" table:formula="of:=STDEV([.N98:.N106])" office:value-type="float" office:value="0.0000642487154976172" calcext:value-type="float">
            <text:p>6.42487154976172E-005</text:p>
          </table:table-cell>
          <table:table-cell table:style-name="ce30" table:formula="of:=STDEV([.O98:.O106])" office:value-type="float" office:value="0.0000000000138454749584522" calcext:value-type="float">
            <text:p>1.38454749584522E-011</text:p>
          </table:table-cell>
          <table:table-cell table:style-name="ce39" table:formula="of:=STDEV([.P98:.P106])" office:value-type="float" office:value="0.0276909499169043" calcext:value-type="float">
            <text:p>0.0276909499</text:p>
          </table:table-cell>
          <table:table-cell table:formula="of:=[.O109]/[.O108]*100" office:value-type="float" office:value="1.52918295959889" calcext:value-type="float">
            <text:p>1.529182959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 table:style-name="ce13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9" table:number-columns-repeated="2"/>
          <table:table-cell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49.022255" calcext:value-type="float">
            <text:p>49.022255</text:p>
          </table:table-cell>
          <table:table-cell office:value-type="float" office:value="131" calcext:value-type="float">
            <text:p>131</text:p>
          </table:table-cell>
          <table:table-cell table:formula="of:=[.I113]*[.$J$2]" office:value-type="float" office:value="13.1" calcext:value-type="float">
            <text:p>13.1</text:p>
          </table:table-cell>
          <table:table-cell table:formula="of:=[.J113]*[.$I$17]" office:value-type="float" office:value="31.91422" calcext:value-type="float">
            <text:p>31.91422</text:p>
          </table:table-cell>
          <table:table-cell table:formula="of:=[.H113]-[.K113]" office:value-type="float" office:value="17.108035" calcext:value-type="float">
            <text:p>17.108035</text:p>
          </table:table-cell>
          <table:table-cell table:formula="of:=[.L113]-[.$M$15]" office:value-type="float" office:value="8.61633611111111" calcext:value-type="float">
            <text:p>8.6163361111</text:p>
          </table:table-cell>
          <table:table-cell table:formula="of:=[.M113]/([.$L$111]*[.$I$18])" office:value-type="float" office:value="0.00215408402777778" calcext:value-type="float">
            <text:p>0.002154084</text:p>
          </table:table-cell>
          <table:table-cell table:formula="of:=[.N113]/[.$C$11]" office:value-type="float" office:value="0.000000000439286245206568" calcext:value-type="float">
            <text:p>4.39286245206568E-010</text:p>
          </table:table-cell>
          <table:table-cell table:formula="of:=[.N113]/[.$B$11]" office:value-type="float" office:value="0.878572490413136" calcext:value-type="float">
            <text:p>0.87857249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48.716518" calcext:value-type="float">
            <text:p>48.716518</text:p>
          </table:table-cell>
          <table:table-cell office:value-type="float" office:value="131" calcext:value-type="float">
            <text:p>131</text:p>
          </table:table-cell>
          <table:table-cell table:formula="of:=[.I114]*[.$J$2]" office:value-type="float" office:value="13.1" calcext:value-type="float">
            <text:p>13.1</text:p>
          </table:table-cell>
          <table:table-cell table:formula="of:=[.J114]*[.$I$17]" office:value-type="float" office:value="31.91422" calcext:value-type="float">
            <text:p>31.91422</text:p>
          </table:table-cell>
          <table:table-cell table:formula="of:=[.H114]-[.K114]" office:value-type="float" office:value="16.802298" calcext:value-type="float">
            <text:p>16.802298</text:p>
          </table:table-cell>
          <table:table-cell table:formula="of:=[.L114]-[.$M$15]" office:value-type="float" office:value="8.31059911111111" calcext:value-type="float">
            <text:p>8.3105991111</text:p>
          </table:table-cell>
          <table:table-cell table:formula="of:=[.M114]/([.$L$111]*[.$I$18])" office:value-type="float" office:value="0.00207764977777778" calcext:value-type="float">
            <text:p>0.0020776498</text:p>
          </table:table-cell>
          <table:table-cell table:formula="of:=[.N114]/[.$C$11]" office:value-type="float" office:value="0.000000000423698870594112" calcext:value-type="float">
            <text:p>4.23698870594112E-010</text:p>
          </table:table-cell>
          <table:table-cell table:formula="of:=[.N114]/[.$B$11]" office:value-type="float" office:value="0.847397741188224" calcext:value-type="float">
            <text:p>0.847397741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48.687748" calcext:value-type="float">
            <text:p>48.687748</text:p>
          </table:table-cell>
          <table:table-cell office:value-type="float" office:value="131" calcext:value-type="float">
            <text:p>131</text:p>
          </table:table-cell>
          <table:table-cell table:formula="of:=[.I115]*[.$J$2]" office:value-type="float" office:value="13.1" calcext:value-type="float">
            <text:p>13.1</text:p>
          </table:table-cell>
          <table:table-cell table:formula="of:=[.J115]*[.$I$17]" office:value-type="float" office:value="31.91422" calcext:value-type="float">
            <text:p>31.91422</text:p>
          </table:table-cell>
          <table:table-cell table:formula="of:=[.H115]-[.K115]" office:value-type="float" office:value="16.773528" calcext:value-type="float">
            <text:p>16.773528</text:p>
          </table:table-cell>
          <table:table-cell table:formula="of:=[.L115]-[.$M$15]" office:value-type="float" office:value="8.28182911111111" calcext:value-type="float">
            <text:p>8.2818291111</text:p>
          </table:table-cell>
          <table:table-cell table:formula="of:=[.M115]/([.$L$111]*[.$I$18])" office:value-type="float" office:value="0.00207045727777778" calcext:value-type="float">
            <text:p>0.0020704573</text:p>
          </table:table-cell>
          <table:table-cell table:formula="of:=[.N115]/[.$C$11]" office:value-type="float" office:value="0.000000000422232091082308" calcext:value-type="float">
            <text:p>4.22232091082308E-010</text:p>
          </table:table-cell>
          <table:table-cell table:formula="of:=[.N115]/[.$B$11]" office:value-type="float" office:value="0.844464182164616" calcext:value-type="float">
            <text:p>0.844464182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48.717373" calcext:value-type="float">
            <text:p>48.717373</text:p>
          </table:table-cell>
          <table:table-cell office:value-type="float" office:value="131" calcext:value-type="float">
            <text:p>131</text:p>
          </table:table-cell>
          <table:table-cell table:formula="of:=[.I116]*[.$J$2]" office:value-type="float" office:value="13.1" calcext:value-type="float">
            <text:p>13.1</text:p>
          </table:table-cell>
          <table:table-cell table:formula="of:=[.J116]*[.$I$17]" office:value-type="float" office:value="31.91422" calcext:value-type="float">
            <text:p>31.91422</text:p>
          </table:table-cell>
          <table:table-cell table:formula="of:=[.H116]-[.K116]" office:value-type="float" office:value="16.803153" calcext:value-type="float">
            <text:p>16.803153</text:p>
          </table:table-cell>
          <table:table-cell table:formula="of:=[.L116]-[.$M$15]" office:value-type="float" office:value="8.31145411111111" calcext:value-type="float">
            <text:p>8.3114541111</text:p>
          </table:table-cell>
          <table:table-cell table:formula="of:=[.M116]/([.$L$111]*[.$I$18])" office:value-type="float" office:value="0.00207786352777778" calcext:value-type="float">
            <text:p>0.0020778635</text:p>
          </table:table-cell>
          <table:table-cell table:formula="of:=[.N116]/[.$C$11]" office:value-type="float" office:value="0.00000000042374246101756" calcext:value-type="float">
            <text:p>4.2374246101756E-010</text:p>
          </table:table-cell>
          <table:table-cell table:formula="of:=[.N116]/[.$B$11]" office:value-type="float" office:value="0.847484922035119" calcext:value-type="float">
            <text:p>0.8474849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48.53968" calcext:value-type="float">
            <text:p>48.53968</text:p>
          </table:table-cell>
          <table:table-cell office:value-type="float" office:value="131" calcext:value-type="float">
            <text:p>131</text:p>
          </table:table-cell>
          <table:table-cell table:formula="of:=[.I117]*[.$J$2]" office:value-type="float" office:value="13.1" calcext:value-type="float">
            <text:p>13.1</text:p>
          </table:table-cell>
          <table:table-cell table:formula="of:=[.J117]*[.$I$17]" office:value-type="float" office:value="31.91422" calcext:value-type="float">
            <text:p>31.91422</text:p>
          </table:table-cell>
          <table:table-cell table:formula="of:=[.H117]-[.K117]" office:value-type="float" office:value="16.62546" calcext:value-type="float">
            <text:p>16.62546</text:p>
          </table:table-cell>
          <table:table-cell table:formula="of:=[.L117]-[.$M$15]" office:value-type="float" office:value="8.13376111111111" calcext:value-type="float">
            <text:p>8.1337611111</text:p>
          </table:table-cell>
          <table:table-cell table:formula="of:=[.M117]/([.$L$111]*[.$I$18])" office:value-type="float" office:value="0.00203344027777778" calcext:value-type="float">
            <text:p>0.0020334403</text:p>
          </table:table-cell>
          <table:table-cell table:formula="of:=[.N117]/[.$C$11]" office:value-type="float" office:value="0.00000000041468314743428" calcext:value-type="float">
            <text:p>4.1468314743428E-010</text:p>
          </table:table-cell>
          <table:table-cell table:formula="of:=[.N117]/[.$B$11]" office:value-type="float" office:value="0.82936629486856" calcext:value-type="float">
            <text:p>0.829366294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48.780762" calcext:value-type="float">
            <text:p>48.780762</text:p>
          </table:table-cell>
          <table:table-cell office:value-type="float" office:value="131" calcext:value-type="float">
            <text:p>131</text:p>
          </table:table-cell>
          <table:table-cell table:formula="of:=[.I118]*[.$J$2]" office:value-type="float" office:value="13.1" calcext:value-type="float">
            <text:p>13.1</text:p>
          </table:table-cell>
          <table:table-cell table:formula="of:=[.J118]*[.$I$17]" office:value-type="float" office:value="31.91422" calcext:value-type="float">
            <text:p>31.91422</text:p>
          </table:table-cell>
          <table:table-cell table:formula="of:=[.H118]-[.K118]" office:value-type="float" office:value="16.866542" calcext:value-type="float">
            <text:p>16.866542</text:p>
          </table:table-cell>
          <table:table-cell table:formula="of:=[.L118]-[.$M$15]" office:value-type="float" office:value="8.37484311111111" calcext:value-type="float">
            <text:p>8.3748431111</text:p>
          </table:table-cell>
          <table:table-cell table:formula="of:=[.M118]/([.$L$111]*[.$I$18])" office:value-type="float" office:value="0.00209371077777778" calcext:value-type="float">
            <text:p>0.0020937108</text:p>
          </table:table-cell>
          <table:table-cell table:formula="of:=[.N118]/[.$C$11]" office:value-type="float" office:value="0.000000000426974219323911" calcext:value-type="float">
            <text:p>4.26974219323911E-010</text:p>
          </table:table-cell>
          <table:table-cell table:formula="of:=[.N118]/[.$B$11]" office:value-type="float" office:value="0.853948438647822" calcext:value-type="float">
            <text:p>0.853948438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48.794594" calcext:value-type="float">
            <text:p>48.794594</text:p>
          </table:table-cell>
          <table:table-cell office:value-type="float" office:value="131" calcext:value-type="float">
            <text:p>131</text:p>
          </table:table-cell>
          <table:table-cell table:formula="of:=[.I119]*[.$J$2]" office:value-type="float" office:value="13.1" calcext:value-type="float">
            <text:p>13.1</text:p>
          </table:table-cell>
          <table:table-cell table:formula="of:=[.J119]*[.$I$17]" office:value-type="float" office:value="31.91422" calcext:value-type="float">
            <text:p>31.91422</text:p>
          </table:table-cell>
          <table:table-cell table:formula="of:=[.H119]-[.K119]" office:value-type="float" office:value="16.880374" calcext:value-type="float">
            <text:p>16.880374</text:p>
          </table:table-cell>
          <table:table-cell table:formula="of:=[.L119]-[.$M$15]" office:value-type="float" office:value="8.38867511111111" calcext:value-type="float">
            <text:p>8.3886751111</text:p>
          </table:table-cell>
          <table:table-cell table:formula="of:=[.M119]/([.$L$111]*[.$I$18])" office:value-type="float" office:value="0.00209716877777778" calcext:value-type="float">
            <text:p>0.0020971688</text:p>
          </table:table-cell>
          <table:table-cell table:formula="of:=[.N119]/[.$C$11]" office:value-type="float" office:value="0.000000000427679415507688" calcext:value-type="float">
            <text:p>4.27679415507688E-010</text:p>
          </table:table-cell>
          <table:table-cell table:formula="of:=[.N119]/[.$B$11]" office:value-type="float" office:value="0.855358831015376" calcext:value-type="float">
            <text:p>0.85535883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48.502869" calcext:value-type="float">
            <text:p>48.502869</text:p>
          </table:table-cell>
          <table:table-cell office:value-type="float" office:value="131" calcext:value-type="float">
            <text:p>131</text:p>
          </table:table-cell>
          <table:table-cell table:formula="of:=[.I120]*[.$J$2]" office:value-type="float" office:value="13.1" calcext:value-type="float">
            <text:p>13.1</text:p>
          </table:table-cell>
          <table:table-cell table:formula="of:=[.J120]*[.$I$17]" office:value-type="float" office:value="31.91422" calcext:value-type="float">
            <text:p>31.91422</text:p>
          </table:table-cell>
          <table:table-cell table:formula="of:=[.H120]-[.K120]" office:value-type="float" office:value="16.588649" calcext:value-type="float">
            <text:p>16.588649</text:p>
          </table:table-cell>
          <table:table-cell table:formula="of:=[.L120]-[.$M$15]" office:value-type="float" office:value="8.09695011111111" calcext:value-type="float">
            <text:p>8.0969501111</text:p>
          </table:table-cell>
          <table:table-cell table:formula="of:=[.M120]/([.$L$111]*[.$I$18])" office:value-type="float" office:value="0.00202423752777778" calcext:value-type="float">
            <text:p>0.0020242375</text:p>
          </table:table-cell>
          <table:table-cell table:formula="of:=[.N120]/[.$C$11]" office:value-type="float" office:value="0.000000000412806414010261" calcext:value-type="float">
            <text:p>4.12806414010261E-010</text:p>
          </table:table-cell>
          <table:table-cell table:formula="of:=[.N120]/[.$B$11]" office:value-type="float" office:value="0.825612828020523" calcext:value-type="float">
            <text:p>0.8256128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48.657417" calcext:value-type="float">
            <text:p>48.657417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table:formula="of:=[.I121]*[.$J$2]" office:value-type="float" office:value="13.1" calcext:value-type="float">
            <text:p>13.1</text:p>
          </table:table-cell>
          <table:table-cell table:style-name="ce22" table:formula="of:=[.J121]*[.$I$17]" office:value-type="float" office:value="31.91422" calcext:value-type="float">
            <text:p>31.91422</text:p>
          </table:table-cell>
          <table:table-cell table:formula="of:=[.H121]-[.K121]" office:value-type="float" office:value="16.743197" calcext:value-type="float">
            <text:p>16.743197</text:p>
          </table:table-cell>
          <table:table-cell table:formula="of:=[.L121]-[.$M$15]" office:value-type="float" office:value="8.25149811111111" calcext:value-type="float">
            <text:p>8.2514981111</text:p>
          </table:table-cell>
          <table:table-cell table:formula="of:=[.M121]/([.$L$111]*[.$I$18])" office:value-type="float" office:value="0.00206287452777778" calcext:value-type="float">
            <text:p>0.0020628745</text:p>
          </table:table-cell>
          <table:table-cell table:formula="of:=[.N121]/[.$C$11]" office:value-type="float" office:value="0.000000000420685727183368" calcext:value-type="float">
            <text:p>4.20685727183368E-010</text:p>
          </table:table-cell>
          <table:table-cell table:formula="of:=[.N121]/[.$B$11]" office:value-type="float" office:value="0.841371454366735" calcext:value-type="float">
            <text:p>0.841371454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48.7132462222222" calcext:value-type="float">
            <text:p>48.7132462222</text:p>
          </table:table-cell>
          <table:table-cell table:style-name="ce22" table:formula="of:=AVERAGE([.I113:.I121])" office:value-type="float" office:value="131" calcext:value-type="float">
            <text:p>131</text:p>
          </table:table-cell>
          <table:table-cell table:style-name="ce22" table:formula="of:=AVERAGE([.J113:.J121])" office:value-type="float" office:value="13.1" calcext:value-type="float">
            <text:p>13.1</text:p>
          </table:table-cell>
          <table:table-cell table:style-name="ce22" table:formula="of:=AVERAGE([.K113:.K121])" office:value-type="float" office:value="31.91422" calcext:value-type="float">
            <text:p>31.91422</text:p>
          </table:table-cell>
          <table:table-cell table:formula="of:=AVERAGE([.L113:.L121])" office:value-type="float" office:value="16.7990262222222" calcext:value-type="float">
            <text:p>16.7990262222</text:p>
          </table:table-cell>
          <table:table-cell table:formula="of:=AVERAGE([.M113:.M121])" office:value-type="float" office:value="8.30732733333333" calcext:value-type="float">
            <text:p>8.3073273333</text:p>
          </table:table-cell>
          <table:table-cell table:style-name="ce22" table:formula="of:=AVERAGE([.N113:.N121])" office:value-type="float" office:value="0.00207683183333333" calcext:value-type="float">
            <text:p>0.0020768318</text:p>
          </table:table-cell>
          <table:table-cell table:style-name="ce41" table:formula="of:=AVERAGE([.O113:.O121])" office:value-type="float" office:value="0.000000000423532065706673" calcext:value-type="float">
            <text:p>4.23532065706673E-010</text:p>
          </table:table-cell>
          <table:table-cell table:style-name="ce38" table:formula="of:=AVERAGE([.P113:.P121])" office:value-type="float" office:value="0.847064131413346" calcext:value-type="float">
            <text:p>0.8470641314</text:p>
          </table:table-cell>
          <table:table-cell table:formula="of:=[.O123]/[.$O$15]*100" office:value-type="float" office:value="64.8388140727771" calcext:value-type="float">
            <text:p>64.838814072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13:.H121])" office:value-type="float" office:value="0.152003647687958" calcext:value-type="float">
            <text:p>0.1520036477</text:p>
          </table:table-cell>
          <table:table-cell table:style-name="ce23" table:formula="of:=STDEV([.I113:.I121])" office:value-type="float" office:value="0" calcext:value-type="float">
            <text:p>0</text:p>
          </table:table-cell>
          <table:table-cell table:style-name="ce23" table:formula="of:=STDEV([.J113:.J121])" office:value-type="float" office:value="0" calcext:value-type="float">
            <text:p>0</text:p>
          </table:table-cell>
          <table:table-cell table:style-name="ce23" table:formula="of:=STDEV([.K113:.K121])" office:value-type="float" office:value="0" calcext:value-type="float">
            <text:p>0</text:p>
          </table:table-cell>
          <table:table-cell table:style-name="ce23" table:formula="of:=STDEV([.L113:.L121])" office:value-type="float" office:value="0.152003647687958" calcext:value-type="float">
            <text:p>0.1520036477</text:p>
          </table:table-cell>
          <table:table-cell table:style-name="ce23" table:formula="of:=STDEV([.M113:.M121])" office:value-type="float" office:value="0.152003647687958" calcext:value-type="float">
            <text:p>0.1520036477</text:p>
          </table:table-cell>
          <table:table-cell table:style-name="ce23" table:formula="of:=STDEV([.N113:.N121])" office:value-type="float" office:value="0.0000380009119219895" calcext:value-type="float">
            <text:p>3.80009119219895E-005</text:p>
          </table:table-cell>
          <table:table-cell table:style-name="ce30" table:formula="of:=STDEV([.O113:.O121])" office:value-type="float" office:value="0.00000000000774959458283417" calcext:value-type="float">
            <text:p>7.74959458283417E-012</text:p>
          </table:table-cell>
          <table:table-cell table:style-name="ce39" table:formula="of:=STDEV([.P113:.P121])" office:value-type="float" office:value="0.0154991891656683" calcext:value-type="float">
            <text:p>0.0154991892</text:p>
          </table:table-cell>
          <table:table-cell table:formula="of:=[.O124]/[.O123]*100" office:value-type="float" office:value="1.82975392191469" calcext:value-type="float">
            <text:p>1.829753921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Disparity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209301" calcext:value-type="float">
            <text:p>44.209301</text:p>
          </table:table-cell>
          <table:table-cell office:value-type="float" office:value="112" calcext:value-type="float">
            <text:p>112</text:p>
          </table:table-cell>
          <table:table-cell table:formula="of:=[.I128]*[.$J$2]" office:value-type="float" office:value="11.2" calcext:value-type="float">
            <text:p>11.2</text:p>
          </table:table-cell>
          <table:table-cell table:formula="of:=[.J128]*[.$I$17]" office:value-type="float" office:value="27.28544" calcext:value-type="float">
            <text:p>27.28544</text:p>
          </table:table-cell>
          <table:table-cell table:formula="of:=[.H128]-[.K128]" office:value-type="float" office:value="16.923861" calcext:value-type="float">
            <text:p>16.923861</text:p>
          </table:table-cell>
          <table:table-cell table:formula="of:=[.L128]-[.$M$15]" office:value-type="float" office:value="8.43216211111112" calcext:value-type="float">
            <text:p>8.4321621111</text:p>
          </table:table-cell>
          <table:table-cell table:formula="of:=[.M128]/([.$L$126]*[.$I$18])" office:value-type="float" office:value="0.00210804052777778" calcext:value-type="float">
            <text:p>0.0021080405</text:p>
          </table:table-cell>
          <table:table-cell table:formula="of:=[.N128]/[.$C$13]" office:value-type="float" office:value="0.00000000094929912361784" calcext:value-type="float">
            <text:p>9.4929912361784E-010</text:p>
          </table:table-cell>
          <table:table-cell table:formula="of:=[.N128]/[.$B$13]" office:value-type="float" office:value="1.89859824723568" calcext:value-type="float">
            <text:p>1.89859824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836185" calcext:value-type="float">
            <text:p>43.836185</text:p>
          </table:table-cell>
          <table:table-cell office:value-type="float" office:value="112" calcext:value-type="float">
            <text:p>112</text:p>
          </table:table-cell>
          <table:table-cell table:formula="of:=[.I129]*[.$J$2]" office:value-type="float" office:value="11.2" calcext:value-type="float">
            <text:p>11.2</text:p>
          </table:table-cell>
          <table:table-cell table:formula="of:=[.J129]*[.$I$17]" office:value-type="float" office:value="27.28544" calcext:value-type="float">
            <text:p>27.28544</text:p>
          </table:table-cell>
          <table:table-cell table:formula="of:=[.H129]-[.K129]" office:value-type="float" office:value="16.550745" calcext:value-type="float">
            <text:p>16.550745</text:p>
          </table:table-cell>
          <table:table-cell table:formula="of:=[.L129]-[.$M$15]" office:value-type="float" office:value="8.05904611111111" calcext:value-type="float">
            <text:p>8.0590461111</text:p>
          </table:table-cell>
          <table:table-cell table:formula="of:=[.M129]/([.$L$126]*[.$I$18])" office:value-type="float" office:value="0.00201476152777778" calcext:value-type="float">
            <text:p>0.0020147615</text:p>
          </table:table-cell>
          <table:table-cell table:formula="of:=[.N129]/[.$C$13]" office:value-type="float" office:value="0.000000000907293444986369" calcext:value-type="float">
            <text:p>9.07293444986369E-010</text:p>
          </table:table-cell>
          <table:table-cell table:formula="of:=[.N129]/[.$B$13]" office:value-type="float" office:value="1.81458688997274" calcext:value-type="float">
            <text:p>1.814586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699524" calcext:value-type="float">
            <text:p>43.699524</text:p>
          </table:table-cell>
          <table:table-cell office:value-type="float" office:value="112" calcext:value-type="float">
            <text:p>112</text:p>
          </table:table-cell>
          <table:table-cell table:formula="of:=[.I130]*[.$J$2]" office:value-type="float" office:value="11.2" calcext:value-type="float">
            <text:p>11.2</text:p>
          </table:table-cell>
          <table:table-cell table:formula="of:=[.J130]*[.$I$17]" office:value-type="float" office:value="27.28544" calcext:value-type="float">
            <text:p>27.28544</text:p>
          </table:table-cell>
          <table:table-cell table:formula="of:=[.H130]-[.K130]" office:value-type="float" office:value="16.414084" calcext:value-type="float">
            <text:p>16.414084</text:p>
          </table:table-cell>
          <table:table-cell table:formula="of:=[.L130]-[.$M$15]" office:value-type="float" office:value="7.92238511111111" calcext:value-type="float">
            <text:p>7.9223851111</text:p>
          </table:table-cell>
          <table:table-cell table:formula="of:=[.M130]/([.$L$126]*[.$I$18])" office:value-type="float" office:value="0.00198059627777778" calcext:value-type="float">
            <text:p>0.0019805963</text:p>
          </table:table-cell>
          <table:table-cell table:formula="of:=[.N130]/[.$C$13]" office:value-type="float" office:value="0.000000000891908047288453" calcext:value-type="float">
            <text:p>8.91908047288453E-010</text:p>
          </table:table-cell>
          <table:table-cell table:formula="of:=[.N130]/[.$B$13]" office:value-type="float" office:value="1.78381609457691" calcext:value-type="float">
            <text:p>1.78381609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608997" calcext:value-type="float">
            <text:p>43.608997</text:p>
          </table:table-cell>
          <table:table-cell office:value-type="float" office:value="111" calcext:value-type="float">
            <text:p>111</text:p>
          </table:table-cell>
          <table:table-cell table:formula="of:=[.I131]*[.$J$2]" office:value-type="float" office:value="11.1" calcext:value-type="float">
            <text:p>11.1</text:p>
          </table:table-cell>
          <table:table-cell table:formula="of:=[.J131]*[.$I$17]" office:value-type="float" office:value="27.04182" calcext:value-type="float">
            <text:p>27.04182</text:p>
          </table:table-cell>
          <table:table-cell table:formula="of:=[.H131]-[.K131]" office:value-type="float" office:value="16.567177" calcext:value-type="float">
            <text:p>16.567177</text:p>
          </table:table-cell>
          <table:table-cell table:formula="of:=[.L131]-[.$M$15]" office:value-type="float" office:value="8.07547811111111" calcext:value-type="float">
            <text:p>8.0754781111</text:p>
          </table:table-cell>
          <table:table-cell table:formula="of:=[.M131]/([.$L$126]*[.$I$18])" office:value-type="float" office:value="0.00201886952777778" calcext:value-type="float">
            <text:p>0.0020188695</text:p>
          </table:table-cell>
          <table:table-cell table:formula="of:=[.N131]/[.$C$13]" office:value-type="float" office:value="0.000000000909143371848987" calcext:value-type="float">
            <text:p>9.09143371848987E-010</text:p>
          </table:table-cell>
          <table:table-cell table:formula="of:=[.N131]/[.$B$13]" office:value-type="float" office:value="1.81828674369797" calcext:value-type="float">
            <text:p>1.81828674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969055" calcext:value-type="float">
            <text:p>43.969055</text:p>
          </table:table-cell>
          <table:table-cell office:value-type="float" office:value="112" calcext:value-type="float">
            <text:p>112</text:p>
          </table:table-cell>
          <table:table-cell table:formula="of:=[.I132]*[.$J$2]" office:value-type="float" office:value="11.2" calcext:value-type="float">
            <text:p>11.2</text:p>
          </table:table-cell>
          <table:table-cell table:formula="of:=[.J132]*[.$I$17]" office:value-type="float" office:value="27.28544" calcext:value-type="float">
            <text:p>27.28544</text:p>
          </table:table-cell>
          <table:table-cell table:formula="of:=[.H132]-[.K132]" office:value-type="float" office:value="16.683615" calcext:value-type="float">
            <text:p>16.683615</text:p>
          </table:table-cell>
          <table:table-cell table:formula="of:=[.L132]-[.$M$15]" office:value-type="float" office:value="8.19191611111111" calcext:value-type="float">
            <text:p>8.1919161111</text:p>
          </table:table-cell>
          <table:table-cell table:formula="of:=[.M132]/([.$L$126]*[.$I$18])" office:value-type="float" office:value="0.00204797902777778" calcext:value-type="float">
            <text:p>0.002047979</text:p>
          </table:table-cell>
          <table:table-cell table:formula="of:=[.N132]/[.$C$13]" office:value-type="float" office:value="0.000000000922252049065967" calcext:value-type="float">
            <text:p>9.22252049065967E-010</text:p>
          </table:table-cell>
          <table:table-cell table:formula="of:=[.N132]/[.$B$13]" office:value-type="float" office:value="1.84450409813193" calcext:value-type="float">
            <text:p>1.84450409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219036" calcext:value-type="float">
            <text:p>44.219036</text:p>
          </table:table-cell>
          <table:table-cell office:value-type="float" office:value="112" calcext:value-type="float">
            <text:p>112</text:p>
          </table:table-cell>
          <table:table-cell table:formula="of:=[.I133]*[.$J$2]" office:value-type="float" office:value="11.2" calcext:value-type="float">
            <text:p>11.2</text:p>
          </table:table-cell>
          <table:table-cell table:formula="of:=[.J133]*[.$I$17]" office:value-type="float" office:value="27.28544" calcext:value-type="float">
            <text:p>27.28544</text:p>
          </table:table-cell>
          <table:table-cell table:formula="of:=[.H133]-[.K133]" office:value-type="float" office:value="16.933596" calcext:value-type="float">
            <text:p>16.933596</text:p>
          </table:table-cell>
          <table:table-cell table:formula="of:=[.L133]-[.$M$15]" office:value-type="float" office:value="8.44189711111111" calcext:value-type="float">
            <text:p>8.4418971111</text:p>
          </table:table-cell>
          <table:table-cell table:formula="of:=[.M133]/([.$L$126]*[.$I$18])" office:value-type="float" office:value="0.00211047427777778" calcext:value-type="float">
            <text:p>0.0021104743</text:p>
          </table:table-cell>
          <table:table-cell table:formula="of:=[.N133]/[.$C$13]" office:value-type="float" office:value="0.000000000950395097206421" calcext:value-type="float">
            <text:p>0.000000001</text:p>
          </table:table-cell>
          <table:table-cell table:formula="of:=[.N133]/[.$B$13]" office:value-type="float" office:value="1.90079019441284" calcext:value-type="float">
            <text:p>1.90079019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013424" calcext:value-type="float">
            <text:p>44.013424</text:p>
          </table:table-cell>
          <table:table-cell office:value-type="float" office:value="112" calcext:value-type="float">
            <text:p>112</text:p>
          </table:table-cell>
          <table:table-cell table:formula="of:=[.I134]*[.$J$2]" office:value-type="float" office:value="11.2" calcext:value-type="float">
            <text:p>11.2</text:p>
          </table:table-cell>
          <table:table-cell table:formula="of:=[.J134]*[.$I$17]" office:value-type="float" office:value="27.28544" calcext:value-type="float">
            <text:p>27.28544</text:p>
          </table:table-cell>
          <table:table-cell table:formula="of:=[.H134]-[.K134]" office:value-type="float" office:value="16.727984" calcext:value-type="float">
            <text:p>16.727984</text:p>
          </table:table-cell>
          <table:table-cell table:formula="of:=[.L134]-[.$M$15]" office:value-type="float" office:value="8.23628511111111" calcext:value-type="float">
            <text:p>8.2362851111</text:p>
          </table:table-cell>
          <table:table-cell table:formula="of:=[.M134]/([.$L$126]*[.$I$18])" office:value-type="float" office:value="0.00205907127777778" calcext:value-type="float">
            <text:p>0.0020590713</text:p>
          </table:table-cell>
          <table:table-cell table:formula="of:=[.N134]/[.$C$13]" office:value-type="float" office:value="0.000000000927247144304981" calcext:value-type="float">
            <text:p>9.27247144304981E-010</text:p>
          </table:table-cell>
          <table:table-cell table:formula="of:=[.N134]/[.$B$13]" office:value-type="float" office:value="1.85449428860996" calcext:value-type="float">
            <text:p>1.85449428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869045" calcext:value-type="float">
            <text:p>43.869045</text:p>
          </table:table-cell>
          <table:table-cell office:value-type="float" office:value="112" calcext:value-type="float">
            <text:p>112</text:p>
          </table:table-cell>
          <table:table-cell table:formula="of:=[.I135]*[.$J$2]" office:value-type="float" office:value="11.2" calcext:value-type="float">
            <text:p>11.2</text:p>
          </table:table-cell>
          <table:table-cell table:formula="of:=[.J135]*[.$I$17]" office:value-type="float" office:value="27.28544" calcext:value-type="float">
            <text:p>27.28544</text:p>
          </table:table-cell>
          <table:table-cell table:formula="of:=[.H135]-[.K135]" office:value-type="float" office:value="16.583605" calcext:value-type="float">
            <text:p>16.583605</text:p>
          </table:table-cell>
          <table:table-cell table:formula="of:=[.L135]-[.$M$15]" office:value-type="float" office:value="8.09190611111111" calcext:value-type="float">
            <text:p>8.0919061111</text:p>
          </table:table-cell>
          <table:table-cell table:formula="of:=[.M135]/([.$L$126]*[.$I$18])" office:value-type="float" office:value="0.00202297652777778" calcext:value-type="float">
            <text:p>0.0020229765</text:p>
          </table:table-cell>
          <table:table-cell table:formula="of:=[.N135]/[.$C$13]" office:value-type="float" office:value="0.000000000910992848388609" calcext:value-type="float">
            <text:p>9.10992848388609E-010</text:p>
          </table:table-cell>
          <table:table-cell table:formula="of:=[.N135]/[.$B$13]" office:value-type="float" office:value="1.82198569677722" calcext:value-type="float">
            <text:p>1.82198569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64193" calcext:value-type="float">
            <text:p>43.64193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table:formula="of:=[.I136]*[.$J$2]" office:value-type="float" office:value="11.2" calcext:value-type="float">
            <text:p>11.2</text:p>
          </table:table-cell>
          <table:table-cell table:style-name="ce22" table:formula="of:=[.J136]*[.$I$17]" office:value-type="float" office:value="27.28544" calcext:value-type="float">
            <text:p>27.28544</text:p>
          </table:table-cell>
          <table:table-cell table:formula="of:=[.H136]-[.K136]" office:value-type="float" office:value="16.35649" calcext:value-type="float">
            <text:p>16.35649</text:p>
          </table:table-cell>
          <table:table-cell table:formula="of:=[.L136]-[.$M$15]" office:value-type="float" office:value="7.86479111111111" calcext:value-type="float">
            <text:p>7.8647911111</text:p>
          </table:table-cell>
          <table:table-cell table:formula="of:=[.M136]/([.$L$126]*[.$I$18])" office:value-type="float" office:value="0.00196619777777778" calcext:value-type="float">
            <text:p>0.0019661978</text:p>
          </table:table-cell>
          <table:table-cell table:formula="of:=[.N136]/[.$C$13]" office:value-type="float" office:value="0.0000000008854240716479" calcext:value-type="float">
            <text:p>8.854240716479E-010</text:p>
          </table:table-cell>
          <table:table-cell table:formula="of:=[.N136]/[.$B$13]" office:value-type="float" office:value="1.7708481432958" calcext:value-type="float">
            <text:p>1.770848143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43.8962774444444" calcext:value-type="float">
            <text:p>43.8962774444</text:p>
          </table:table-cell>
          <table:table-cell table:style-name="ce22" table:formula="of:=AVERAGE([.I128:.I136])" office:value-type="float" office:value="111.888888888889" calcext:value-type="float">
            <text:p>111.8888888889</text:p>
          </table:table-cell>
          <table:table-cell table:style-name="ce22" table:formula="of:=AVERAGE([.J128:.J136])" office:value-type="float" office:value="11.1888888888889" calcext:value-type="float">
            <text:p>11.1888888889</text:p>
          </table:table-cell>
          <table:table-cell table:style-name="ce22" table:formula="of:=AVERAGE([.K128:.K136])" office:value-type="float" office:value="27.2583711111111" calcext:value-type="float">
            <text:p>27.2583711111</text:p>
          </table:table-cell>
          <table:table-cell table:formula="of:=AVERAGE([.L128:.L136])" office:value-type="float" office:value="16.6379063333333" calcext:value-type="float">
            <text:p>16.6379063333</text:p>
          </table:table-cell>
          <table:table-cell table:formula="of:=AVERAGE([.M128:.M136])" office:value-type="float" office:value="8.14620744444445" calcext:value-type="float">
            <text:p>8.1462074444</text:p>
          </table:table-cell>
          <table:table-cell table:style-name="ce22" table:formula="of:=AVERAGE([.N128:.N136])" office:value-type="float" office:value="0.00203655186111111" calcext:value-type="float">
            <text:p>0.0020365519</text:p>
          </table:table-cell>
          <table:table-cell table:style-name="ce41" table:formula="of:=AVERAGE([.O128:.O136])" office:value-type="float" office:value="0.000000000917106133150614" calcext:value-type="float">
            <text:p>9.17106133150614E-010</text:p>
          </table:table-cell>
          <table:table-cell table:style-name="ce43" table:formula="of:=AVERAGE([.P128:.P136])" office:value-type="float" office:value="1.83421226630123" calcext:value-type="float">
            <text:p>1.8342122663</text:p>
          </table:table-cell>
          <table:table-cell table:formula="of:=[.O138]/[.$O$15]*100" office:value-type="float" office:value="140.400406172645" calcext:value-type="float">
            <text:p>140.400406172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28:.H136])" office:value-type="float" office:value="0.226788453645194" calcext:value-type="float">
            <text:p>0.2267884536</text:p>
          </table:table-cell>
          <table:table-cell table:style-name="ce23" table:formula="of:=STDEV([.I128:.I136])" office:value-type="float" office:value="0.333333333333333" calcext:value-type="float">
            <text:p>0.3333333333</text:p>
          </table:table-cell>
          <table:table-cell table:style-name="ce23" table:formula="of:=STDEV([.J128:.J136])" office:value-type="float" office:value="0.0333333333333332" calcext:value-type="float">
            <text:p>0.0333333333</text:p>
          </table:table-cell>
          <table:table-cell table:style-name="ce23" table:formula="of:=STDEV([.K128:.K136])" office:value-type="float" office:value="0.0812066666666667" calcext:value-type="float">
            <text:p>0.0812066667</text:p>
          </table:table-cell>
          <table:table-cell table:style-name="ce23" table:formula="of:=STDEV([.L128:.L136])" office:value-type="float" office:value="0.201322402998276" calcext:value-type="float">
            <text:p>0.201322403</text:p>
          </table:table-cell>
          <table:table-cell table:style-name="ce23" table:formula="of:=STDEV([.M128:.M136])" office:value-type="float" office:value="0.201322402998276" calcext:value-type="float">
            <text:p>0.201322403</text:p>
          </table:table-cell>
          <table:table-cell table:style-name="ce23" table:formula="of:=STDEV([.N128:.N136])" office:value-type="float" office:value="0.0000503306007495691" calcext:value-type="float">
            <text:p>5.03306007495691E-005</text:p>
          </table:table-cell>
          <table:table-cell table:style-name="ce30" table:formula="of:=STDEV([.O128:.O136])" office:value-type="float" office:value="0.0000000000226650268593707" calcext:value-type="float">
            <text:p>2.26650268593707E-011</text:p>
          </table:table-cell>
          <table:table-cell table:style-name="ce39" table:formula="of:=STDEV([.P128:.P136])" office:value-type="float" office:value="0.0453300537187414" calcext:value-type="float">
            <text:p>0.0453300537</text:p>
          </table:table-cell>
          <table:table-cell table:formula="of:=[.O139]/[.O138]*100" office:value-type="float" office:value="2.4713635685226" calcext:value-type="float">
            <text:p>2.471363568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940025" calcext:value-type="float">
            <text:p>62.940025</text:p>
          </table:table-cell>
          <table:table-cell office:value-type="float" office:value="157" calcext:value-type="float">
            <text:p>157</text:p>
          </table:table-cell>
          <table:table-cell table:formula="of:=[.I143]*[.$J$2]" office:value-type="float" office:value="15.7" calcext:value-type="float">
            <text:p>15.7</text:p>
          </table:table-cell>
          <table:table-cell table:formula="of:=[.J143]*[.$I$17]" office:value-type="float" office:value="38.24834" calcext:value-type="float">
            <text:p>38.24834</text:p>
          </table:table-cell>
          <table:table-cell table:formula="of:=[.H143]-[.K143]" office:value-type="float" office:value="24.691685" calcext:value-type="float">
            <text:p>24.691685</text:p>
          </table:table-cell>
          <table:table-cell table:formula="of:=[.L143]-[.$M$15]" office:value-type="float" office:value="16.1999861111111" calcext:value-type="float">
            <text:p>16.1999861111</text:p>
          </table:table-cell>
          <table:table-cell table:formula="of:=[.M143]/([.$L$141]*[.$I$18])" office:value-type="float" office:value="0.00404999652777778" calcext:value-type="float">
            <text:p>0.0040499965</text:p>
          </table:table-cell>
          <table:table-cell table:formula="of:=[.N143]/[.$C$14]" office:value-type="float" office:value="0.000000000786133090084209" calcext:value-type="float">
            <text:p>7.86133090084209E-010</text:p>
          </table:table-cell>
          <table:table-cell table:formula="of:=[.N143]/[.$B$14]" office:value-type="float" office:value="1.57226618016842" calcext:value-type="float">
            <text:p>1.57226618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799564" calcext:value-type="float">
            <text:p>62.799564</text:p>
          </table:table-cell>
          <table:table-cell office:value-type="float" office:value="157" calcext:value-type="float">
            <text:p>157</text:p>
          </table:table-cell>
          <table:table-cell table:formula="of:=[.I144]*[.$J$2]" office:value-type="float" office:value="15.7" calcext:value-type="float">
            <text:p>15.7</text:p>
          </table:table-cell>
          <table:table-cell table:formula="of:=[.J144]*[.$I$17]" office:value-type="float" office:value="38.24834" calcext:value-type="float">
            <text:p>38.24834</text:p>
          </table:table-cell>
          <table:table-cell table:formula="of:=[.H144]-[.K144]" office:value-type="float" office:value="24.551224" calcext:value-type="float">
            <text:p>24.551224</text:p>
          </table:table-cell>
          <table:table-cell table:formula="of:=[.L144]-[.$M$15]" office:value-type="float" office:value="16.0595251111111" calcext:value-type="float">
            <text:p>16.0595251111</text:p>
          </table:table-cell>
          <table:table-cell table:formula="of:=[.M144]/([.$L$141]*[.$I$18])" office:value-type="float" office:value="0.00401488127777778" calcext:value-type="float">
            <text:p>0.0040148813</text:p>
          </table:table-cell>
          <table:table-cell table:formula="of:=[.N144]/[.$C$14]" office:value-type="float" office:value="0.000000000779316970662317" calcext:value-type="float">
            <text:p>7.79316970662317E-010</text:p>
          </table:table-cell>
          <table:table-cell table:formula="of:=[.N144]/[.$B$14]" office:value-type="float" office:value="1.55863394132463" calcext:value-type="float">
            <text:p>1.55863394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33466" calcext:value-type="float">
            <text:p>62.33466</text:p>
          </table:table-cell>
          <table:table-cell office:value-type="float" office:value="157" calcext:value-type="float">
            <text:p>157</text:p>
          </table:table-cell>
          <table:table-cell table:formula="of:=[.I145]*[.$J$2]" office:value-type="float" office:value="15.7" calcext:value-type="float">
            <text:p>15.7</text:p>
          </table:table-cell>
          <table:table-cell table:formula="of:=[.J145]*[.$I$17]" office:value-type="float" office:value="38.24834" calcext:value-type="float">
            <text:p>38.24834</text:p>
          </table:table-cell>
          <table:table-cell table:formula="of:=[.H145]-[.K145]" office:value-type="float" office:value="24.08632" calcext:value-type="float">
            <text:p>24.08632</text:p>
          </table:table-cell>
          <table:table-cell table:formula="of:=[.L145]-[.$M$15]" office:value-type="float" office:value="15.5946211111111" calcext:value-type="float">
            <text:p>15.5946211111</text:p>
          </table:table-cell>
          <table:table-cell table:formula="of:=[.M145]/([.$L$141]*[.$I$18])" office:value-type="float" office:value="0.00389865527777778" calcext:value-type="float">
            <text:p>0.0038986553</text:p>
          </table:table-cell>
          <table:table-cell table:formula="of:=[.N145]/[.$C$14]" office:value-type="float" office:value="0.000000000756756678597509" calcext:value-type="float">
            <text:p>7.56756678597509E-010</text:p>
          </table:table-cell>
          <table:table-cell table:formula="of:=[.N145]/[.$B$14]" office:value-type="float" office:value="1.51351335719502" calcext:value-type="float">
            <text:p>1.51351335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58477" calcext:value-type="float">
            <text:p>62.58477</text:p>
          </table:table-cell>
          <table:table-cell office:value-type="float" office:value="157" calcext:value-type="float">
            <text:p>157</text:p>
          </table:table-cell>
          <table:table-cell table:formula="of:=[.I146]*[.$J$2]" office:value-type="float" office:value="15.7" calcext:value-type="float">
            <text:p>15.7</text:p>
          </table:table-cell>
          <table:table-cell table:formula="of:=[.J146]*[.$I$17]" office:value-type="float" office:value="38.24834" calcext:value-type="float">
            <text:p>38.24834</text:p>
          </table:table-cell>
          <table:table-cell table:formula="of:=[.H146]-[.K146]" office:value-type="float" office:value="24.33643" calcext:value-type="float">
            <text:p>24.33643</text:p>
          </table:table-cell>
          <table:table-cell table:formula="of:=[.L146]-[.$M$15]" office:value-type="float" office:value="15.8447311111111" calcext:value-type="float">
            <text:p>15.8447311111</text:p>
          </table:table-cell>
          <table:table-cell table:formula="of:=[.M146]/([.$L$141]*[.$I$18])" office:value-type="float" office:value="0.00396118277777778" calcext:value-type="float">
            <text:p>0.0039611828</text:p>
          </table:table-cell>
          <table:table-cell table:formula="of:=[.N146]/[.$C$14]" office:value-type="float" office:value="0.000000000768893710432746" calcext:value-type="float">
            <text:p>7.68893710432746E-010</text:p>
          </table:table-cell>
          <table:table-cell table:formula="of:=[.N146]/[.$B$14]" office:value-type="float" office:value="1.53778742086549" calcext:value-type="float">
            <text:p>1.53778742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579941" calcext:value-type="float">
            <text:p>62.579941</text:p>
          </table:table-cell>
          <table:table-cell office:value-type="float" office:value="158" calcext:value-type="float">
            <text:p>158</text:p>
          </table:table-cell>
          <table:table-cell table:formula="of:=[.I147]*[.$J$2]" office:value-type="float" office:value="15.8" calcext:value-type="float">
            <text:p>15.8</text:p>
          </table:table-cell>
          <table:table-cell table:formula="of:=[.J147]*[.$I$17]" office:value-type="float" office:value="38.49196" calcext:value-type="float">
            <text:p>38.49196</text:p>
          </table:table-cell>
          <table:table-cell table:formula="of:=[.H147]-[.K147]" office:value-type="float" office:value="24.087981" calcext:value-type="float">
            <text:p>24.087981</text:p>
          </table:table-cell>
          <table:table-cell table:formula="of:=[.L147]-[.$M$15]" office:value-type="float" office:value="15.5962821111111" calcext:value-type="float">
            <text:p>15.5962821111</text:p>
          </table:table-cell>
          <table:table-cell table:formula="of:=[.M147]/([.$L$141]*[.$I$18])" office:value-type="float" office:value="0.00389907052777778" calcext:value-type="float">
            <text:p>0.0038990705</text:p>
          </table:table-cell>
          <table:table-cell table:formula="of:=[.N147]/[.$C$14]" office:value-type="float" office:value="0.000000000756837281571713" calcext:value-type="float">
            <text:p>7.56837281571713E-010</text:p>
          </table:table-cell>
          <table:table-cell table:formula="of:=[.N147]/[.$B$14]" office:value-type="float" office:value="1.51367456314343" calcext:value-type="float">
            <text:p>1.51367456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414883" calcext:value-type="float">
            <text:p>62.414883</text:p>
          </table:table-cell>
          <table:table-cell office:value-type="float" office:value="157" calcext:value-type="float">
            <text:p>157</text:p>
          </table:table-cell>
          <table:table-cell table:formula="of:=[.I148]*[.$J$2]" office:value-type="float" office:value="15.7" calcext:value-type="float">
            <text:p>15.7</text:p>
          </table:table-cell>
          <table:table-cell table:formula="of:=[.J148]*[.$I$17]" office:value-type="float" office:value="38.24834" calcext:value-type="float">
            <text:p>38.24834</text:p>
          </table:table-cell>
          <table:table-cell table:formula="of:=[.H148]-[.K148]" office:value-type="float" office:value="24.166543" calcext:value-type="float">
            <text:p>24.166543</text:p>
          </table:table-cell>
          <table:table-cell table:formula="of:=[.L148]-[.$M$15]" office:value-type="float" office:value="15.6748441111111" calcext:value-type="float">
            <text:p>15.6748441111</text:p>
          </table:table-cell>
          <table:table-cell table:formula="of:=[.M148]/([.$L$141]*[.$I$18])" office:value-type="float" office:value="0.00391871102777778" calcext:value-type="float">
            <text:p>0.003918711</text:p>
          </table:table-cell>
          <table:table-cell table:formula="of:=[.N148]/[.$C$14]" office:value-type="float" office:value="0.000000000760649642113235" calcext:value-type="float">
            <text:p>7.60649642113235E-010</text:p>
          </table:table-cell>
          <table:table-cell table:formula="of:=[.N148]/[.$B$14]" office:value-type="float" office:value="1.52129928422647" calcext:value-type="float">
            <text:p>1.52129928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134346" calcext:value-type="float">
            <text:p>62.134346</text:p>
          </table:table-cell>
          <table:table-cell office:value-type="float" office:value="157" calcext:value-type="float">
            <text:p>157</text:p>
          </table:table-cell>
          <table:table-cell table:formula="of:=[.I149]*[.$J$2]" office:value-type="float" office:value="15.7" calcext:value-type="float">
            <text:p>15.7</text:p>
          </table:table-cell>
          <table:table-cell table:formula="of:=[.J149]*[.$I$17]" office:value-type="float" office:value="38.24834" calcext:value-type="float">
            <text:p>38.24834</text:p>
          </table:table-cell>
          <table:table-cell table:formula="of:=[.H149]-[.K149]" office:value-type="float" office:value="23.886006" calcext:value-type="float">
            <text:p>23.886006</text:p>
          </table:table-cell>
          <table:table-cell table:formula="of:=[.L149]-[.$M$15]" office:value-type="float" office:value="15.3943071111111" calcext:value-type="float">
            <text:p>15.3943071111</text:p>
          </table:table-cell>
          <table:table-cell table:formula="of:=[.M149]/([.$L$141]*[.$I$18])" office:value-type="float" office:value="0.00384857677777778" calcext:value-type="float">
            <text:p>0.0038485768</text:p>
          </table:table-cell>
          <table:table-cell table:formula="of:=[.N149]/[.$C$14]" office:value-type="float" office:value="0.000000000747036086078042" calcext:value-type="float">
            <text:p>7.47036086078042E-010</text:p>
          </table:table-cell>
          <table:table-cell table:formula="of:=[.N149]/[.$B$14]" office:value-type="float" office:value="1.49407217215608" calcext:value-type="float">
            <text:p>1.49407217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380993" calcext:value-type="float">
            <text:p>62.380993</text:p>
          </table:table-cell>
          <table:table-cell office:value-type="float" office:value="157" calcext:value-type="float">
            <text:p>157</text:p>
          </table:table-cell>
          <table:table-cell table:formula="of:=[.I150]*[.$J$2]" office:value-type="float" office:value="15.7" calcext:value-type="float">
            <text:p>15.7</text:p>
          </table:table-cell>
          <table:table-cell table:formula="of:=[.J150]*[.$I$17]" office:value-type="float" office:value="38.24834" calcext:value-type="float">
            <text:p>38.24834</text:p>
          </table:table-cell>
          <table:table-cell table:formula="of:=[.H150]-[.K150]" office:value-type="float" office:value="24.132653" calcext:value-type="float">
            <text:p>24.132653</text:p>
          </table:table-cell>
          <table:table-cell table:formula="of:=[.L150]-[.$M$15]" office:value-type="float" office:value="15.6409541111111" calcext:value-type="float">
            <text:p>15.6409541111</text:p>
          </table:table-cell>
          <table:table-cell table:formula="of:=[.M150]/([.$L$141]*[.$I$18])" office:value-type="float" office:value="0.00391023852777778" calcext:value-type="float">
            <text:p>0.0039102385</text:p>
          </table:table-cell>
          <table:table-cell table:formula="of:=[.N150]/[.$C$14]" office:value-type="float" office:value="0.000000000759005069689516" calcext:value-type="float">
            <text:p>7.59005069689516E-010</text:p>
          </table:table-cell>
          <table:table-cell table:formula="of:=[.N150]/[.$B$14]" office:value-type="float" office:value="1.51801013937903" calcext:value-type="float">
            <text:p>1.51801013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2.035862" calcext:value-type="float">
            <text:p>62.035862</text:p>
          </table:table-cell>
          <table:table-cell table:style-name="ce22" office:value-type="float" office:value="157" calcext:value-type="float">
            <text:p>157</text:p>
          </table:table-cell>
          <table:table-cell table:style-name="ce22" table:formula="of:=[.I151]*[.$J$2]" office:value-type="float" office:value="15.7" calcext:value-type="float">
            <text:p>15.7</text:p>
          </table:table-cell>
          <table:table-cell table:style-name="ce22" table:formula="of:=[.J151]*[.$I$17]" office:value-type="float" office:value="38.24834" calcext:value-type="float">
            <text:p>38.24834</text:p>
          </table:table-cell>
          <table:table-cell table:formula="of:=[.H151]-[.K151]" office:value-type="float" office:value="23.787522" calcext:value-type="float">
            <text:p>23.787522</text:p>
          </table:table-cell>
          <table:table-cell table:formula="of:=[.L151]-[.$M$15]" office:value-type="float" office:value="15.2958231111111" calcext:value-type="float">
            <text:p>15.2958231111</text:p>
          </table:table-cell>
          <table:table-cell table:formula="of:=[.M151]/([.$L$141]*[.$I$18])" office:value-type="float" office:value="0.00382395577777778" calcext:value-type="float">
            <text:p>0.0038239558</text:p>
          </table:table-cell>
          <table:table-cell table:formula="of:=[.N151]/[.$C$14]" office:value-type="float" office:value="0.00000000074225697511382" calcext:value-type="float">
            <text:p>7.4225697511382E-010</text:p>
          </table:table-cell>
          <table:table-cell table:formula="of:=[.N151]/[.$B$14]" office:value-type="float" office:value="1.48451395022764" calcext:value-type="float">
            <text:p>1.48451395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62.4672271111111" calcext:value-type="float">
            <text:p>62.4672271111</text:p>
          </table:table-cell>
          <table:table-cell table:style-name="ce22" table:formula="of:=AVERAGE([.I143:.I151])" office:value-type="float" office:value="157.111111111111" calcext:value-type="float">
            <text:p>157.1111111111</text:p>
          </table:table-cell>
          <table:table-cell table:style-name="ce22" table:formula="of:=AVERAGE([.J143:.J151])" office:value-type="float" office:value="15.7111111111111" calcext:value-type="float">
            <text:p>15.7111111111</text:p>
          </table:table-cell>
          <table:table-cell table:style-name="ce22" table:formula="of:=AVERAGE([.K143:.K151])" office:value-type="float" office:value="38.2754088888889" calcext:value-type="float">
            <text:p>38.2754088889</text:p>
          </table:table-cell>
          <table:table-cell table:formula="of:=AVERAGE([.L143:.L151])" office:value-type="float" office:value="24.1918182222222" calcext:value-type="float">
            <text:p>24.1918182222</text:p>
          </table:table-cell>
          <table:table-cell table:formula="of:=AVERAGE([.M143:.M151])" office:value-type="float" office:value="15.7001193333333" calcext:value-type="float">
            <text:p>15.7001193333</text:p>
          </table:table-cell>
          <table:table-cell table:style-name="ce22" table:formula="of:=AVERAGE([.N143:.N151])" office:value-type="float" office:value="0.00392502983333333" calcext:value-type="float">
            <text:p>0.0039250298</text:p>
          </table:table-cell>
          <table:table-cell table:style-name="ce41" table:formula="of:=AVERAGE([.O143:.O151])" office:value-type="float" office:value="0.000000000761876167149234" calcext:value-type="float">
            <text:p>7.61876167149234E-010</text:p>
          </table:table-cell>
          <table:table-cell table:style-name="ce43" table:formula="of:=AVERAGE([.P143:.P151])" office:value-type="float" office:value="1.52375233429847" calcext:value-type="float">
            <text:p>1.5237523343</text:p>
          </table:table-cell>
          <table:table-cell table:formula="of:=[.O153]/[.$O$15]*100" office:value-type="float" office:value="116.636144339734" calcext:value-type="float">
            <text:p>116.636144339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43:.H151])" office:value-type="float" office:value="0.292647903414855" calcext:value-type="float">
            <text:p>0.2926479034</text:p>
          </table:table-cell>
          <table:table-cell table:style-name="ce23" table:formula="of:=STDEV([.I143:.I151])" office:value-type="float" office:value="0.333333333333333" calcext:value-type="float">
            <text:p>0.3333333333</text:p>
          </table:table-cell>
          <table:table-cell table:style-name="ce23" table:formula="of:=STDEV([.J143:.J151])" office:value-type="float" office:value="0.0333333333333332" calcext:value-type="float">
            <text:p>0.0333333333</text:p>
          </table:table-cell>
          <table:table-cell table:style-name="ce23" table:formula="of:=STDEV([.K143:.K151])" office:value-type="float" office:value="0.0812066666666667" calcext:value-type="float">
            <text:p>0.0812066667</text:p>
          </table:table-cell>
          <table:table-cell table:style-name="ce23" table:formula="of:=STDEV([.L143:.L151])" office:value-type="float" office:value="0.292185692123081" calcext:value-type="float">
            <text:p>0.2921856921</text:p>
          </table:table-cell>
          <table:table-cell table:style-name="ce23" table:formula="of:=STDEV([.M143:.M151])" office:value-type="float" office:value="0.292185692123081" calcext:value-type="float">
            <text:p>0.2921856921</text:p>
          </table:table-cell>
          <table:table-cell table:style-name="ce23" table:formula="of:=STDEV([.N143:.N151])" office:value-type="float" office:value="0.0000730464230307703" calcext:value-type="float">
            <text:p>7.30464230307703E-005</text:p>
          </table:table-cell>
          <table:table-cell table:style-name="ce30" table:formula="of:=STDEV([.O143:.O151])" office:value-type="float" office:value="0.0000000000141788295034135" calcext:value-type="float">
            <text:p>1.41788295034135E-011</text:p>
          </table:table-cell>
          <table:table-cell table:style-name="ce39" table:formula="of:=STDEV([.P143:.P151])" office:value-type="float" office:value="0.028357659006827" calcext:value-type="float">
            <text:p>0.028357659</text:p>
          </table:table-cell>
          <table:table-cell table:formula="of:=[.O154]/[.O153]*100" office:value-type="float" office:value="1.86104121834752" calcext:value-type="float">
            <text:p>1.861041218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568146" calcext:value-type="float">
            <text:p>32.568146</text:p>
          </table:table-cell>
          <table:table-cell office:value-type="float" office:value="87" calcext:value-type="float">
            <text:p>87</text:p>
          </table:table-cell>
          <table:table-cell table:formula="of:=[.I158]*[.$J$2]" office:value-type="float" office:value="8.7" calcext:value-type="float">
            <text:p>8.7</text:p>
          </table:table-cell>
          <table:table-cell table:formula="of:=[.J158]*[.$I$17]" office:value-type="float" office:value="21.19494" calcext:value-type="float">
            <text:p>21.19494</text:p>
          </table:table-cell>
          <table:table-cell table:formula="of:=[.H158]-[.K158]" office:value-type="float" office:value="11.373206" calcext:value-type="float">
            <text:p>11.373206</text:p>
          </table:table-cell>
          <table:table-cell table:formula="of:=[.L158]-[.$M$15]" office:value-type="float" office:value="2.88150711111111" calcext:value-type="float">
            <text:p>2.8815071111</text:p>
          </table:table-cell>
          <table:table-cell table:formula="of:=[.M158]/([.$L$156]*[.$I$18])" office:value-type="float" office:value="0.000720376777777777" calcext:value-type="float">
            <text:p>0.0007203768</text:p>
          </table:table-cell>
          <table:table-cell table:formula="of:=[.N158]/[.$C$15]" office:value-type="float" office:value="0.000000000499053007232676" calcext:value-type="float">
            <text:p>4.99053007232676E-010</text:p>
          </table:table-cell>
          <table:table-cell table:formula="of:=[.N158]/[.$B$15]" office:value-type="float" office:value="0.998106014465352" calcext:value-type="float">
            <text:p>0.99810601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106899" calcext:value-type="float">
            <text:p>32.106899</text:p>
          </table:table-cell>
          <table:table-cell office:value-type="float" office:value="86" calcext:value-type="float">
            <text:p>86</text:p>
          </table:table-cell>
          <table:table-cell table:formula="of:=[.I159]*[.$J$2]" office:value-type="float" office:value="8.6" calcext:value-type="float">
            <text:p>8.6</text:p>
          </table:table-cell>
          <table:table-cell table:formula="of:=[.J159]*[.$I$17]" office:value-type="float" office:value="20.95132" calcext:value-type="float">
            <text:p>20.95132</text:p>
          </table:table-cell>
          <table:table-cell table:formula="of:=[.H159]-[.K159]" office:value-type="float" office:value="11.155579" calcext:value-type="float">
            <text:p>11.155579</text:p>
          </table:table-cell>
          <table:table-cell table:formula="of:=[.L159]-[.$M$15]" office:value-type="float" office:value="2.66388011111111" calcext:value-type="float">
            <text:p>2.6638801111</text:p>
          </table:table-cell>
          <table:table-cell table:formula="of:=[.M159]/([.$L$156]*[.$I$18])" office:value-type="float" office:value="0.000665970027777778" calcext:value-type="float">
            <text:p>0.00066597</text:p>
          </table:table-cell>
          <table:table-cell table:formula="of:=[.N159]/[.$C$15]" office:value-type="float" office:value="0.000000000461361825286175" calcext:value-type="float">
            <text:p>4.61361825286175E-010</text:p>
          </table:table-cell>
          <table:table-cell table:formula="of:=[.N159]/[.$B$15]" office:value-type="float" office:value="0.922723650572351" calcext:value-type="float">
            <text:p>0.92272365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400288" calcext:value-type="float">
            <text:p>32.400288</text:p>
          </table:table-cell>
          <table:table-cell office:value-type="float" office:value="86" calcext:value-type="float">
            <text:p>86</text:p>
          </table:table-cell>
          <table:table-cell table:formula="of:=[.I160]*[.$J$2]" office:value-type="float" office:value="8.6" calcext:value-type="float">
            <text:p>8.6</text:p>
          </table:table-cell>
          <table:table-cell table:formula="of:=[.J160]*[.$I$17]" office:value-type="float" office:value="20.95132" calcext:value-type="float">
            <text:p>20.95132</text:p>
          </table:table-cell>
          <table:table-cell table:formula="of:=[.H160]-[.K160]" office:value-type="float" office:value="11.448968" calcext:value-type="float">
            <text:p>11.448968</text:p>
          </table:table-cell>
          <table:table-cell table:formula="of:=[.L160]-[.$M$15]" office:value-type="float" office:value="2.95726911111112" calcext:value-type="float">
            <text:p>2.9572691111</text:p>
          </table:table-cell>
          <table:table-cell table:formula="of:=[.M160]/([.$L$156]*[.$I$18])" office:value-type="float" office:value="0.000739317277777779" calcext:value-type="float">
            <text:p>0.0007393173</text:p>
          </table:table-cell>
          <table:table-cell table:formula="of:=[.N160]/[.$C$15]" office:value-type="float" office:value="0.000000000512174353971045" calcext:value-type="float">
            <text:p>5.12174353971045E-010</text:p>
          </table:table-cell>
          <table:table-cell table:formula="of:=[.N160]/[.$B$15]" office:value-type="float" office:value="1.02434870794209" calcext:value-type="float">
            <text:p>1.02434870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371132" calcext:value-type="float">
            <text:p>32.371132</text:p>
          </table:table-cell>
          <table:table-cell office:value-type="float" office:value="86" calcext:value-type="float">
            <text:p>86</text:p>
          </table:table-cell>
          <table:table-cell table:formula="of:=[.I161]*[.$J$2]" office:value-type="float" office:value="8.6" calcext:value-type="float">
            <text:p>8.6</text:p>
          </table:table-cell>
          <table:table-cell table:formula="of:=[.J161]*[.$I$17]" office:value-type="float" office:value="20.95132" calcext:value-type="float">
            <text:p>20.95132</text:p>
          </table:table-cell>
          <table:table-cell table:formula="of:=[.H161]-[.K161]" office:value-type="float" office:value="11.419812" calcext:value-type="float">
            <text:p>11.419812</text:p>
          </table:table-cell>
          <table:table-cell table:formula="of:=[.L161]-[.$M$15]" office:value-type="float" office:value="2.92811311111112" calcext:value-type="float">
            <text:p>2.9281131111</text:p>
          </table:table-cell>
          <table:table-cell table:formula="of:=[.M161]/([.$L$156]*[.$I$18])" office:value-type="float" office:value="0.000732028277777779" calcext:value-type="float">
            <text:p>0.0007320283</text:p>
          </table:table-cell>
          <table:table-cell table:formula="of:=[.N161]/[.$C$15]" office:value-type="float" office:value="0.000000000507124777857639" calcext:value-type="float">
            <text:p>5.07124777857639E-010</text:p>
          </table:table-cell>
          <table:table-cell table:formula="of:=[.N161]/[.$B$15]" office:value-type="float" office:value="1.01424955571528" calcext:value-type="float">
            <text:p>1.01424955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251549" calcext:value-type="float">
            <text:p>32.251549</text:p>
          </table:table-cell>
          <table:table-cell office:value-type="float" office:value="86" calcext:value-type="float">
            <text:p>86</text:p>
          </table:table-cell>
          <table:table-cell table:formula="of:=[.I162]*[.$J$2]" office:value-type="float" office:value="8.6" calcext:value-type="float">
            <text:p>8.6</text:p>
          </table:table-cell>
          <table:table-cell table:formula="of:=[.J162]*[.$I$17]" office:value-type="float" office:value="20.95132" calcext:value-type="float">
            <text:p>20.95132</text:p>
          </table:table-cell>
          <table:table-cell table:formula="of:=[.H162]-[.K162]" office:value-type="float" office:value="11.300229" calcext:value-type="float">
            <text:p>11.300229</text:p>
          </table:table-cell>
          <table:table-cell table:formula="of:=[.L162]-[.$M$15]" office:value-type="float" office:value="2.80853011111111" calcext:value-type="float">
            <text:p>2.8085301111</text:p>
          </table:table-cell>
          <table:table-cell table:formula="of:=[.M162]/([.$L$156]*[.$I$18])" office:value-type="float" office:value="0.000702132527777778" calcext:value-type="float">
            <text:p>0.0007021325</text:p>
          </table:table-cell>
          <table:table-cell table:formula="of:=[.N162]/[.$C$15]" office:value-type="float" office:value="0.000000000486413999274519" calcext:value-type="float">
            <text:p>4.86413999274519E-010</text:p>
          </table:table-cell>
          <table:table-cell table:formula="of:=[.N162]/[.$B$15]" office:value-type="float" office:value="0.972827998549039" calcext:value-type="float">
            <text:p>0.97282799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276306" calcext:value-type="float">
            <text:p>32.276306</text:p>
          </table:table-cell>
          <table:table-cell office:value-type="float" office:value="86" calcext:value-type="float">
            <text:p>86</text:p>
          </table:table-cell>
          <table:table-cell table:formula="of:=[.I163]*[.$J$2]" office:value-type="float" office:value="8.6" calcext:value-type="float">
            <text:p>8.6</text:p>
          </table:table-cell>
          <table:table-cell table:formula="of:=[.J163]*[.$I$17]" office:value-type="float" office:value="20.95132" calcext:value-type="float">
            <text:p>20.95132</text:p>
          </table:table-cell>
          <table:table-cell table:formula="of:=[.H163]-[.K163]" office:value-type="float" office:value="11.324986" calcext:value-type="float">
            <text:p>11.324986</text:p>
          </table:table-cell>
          <table:table-cell table:formula="of:=[.L163]-[.$M$15]" office:value-type="float" office:value="2.83328711111111" calcext:value-type="float">
            <text:p>2.8332871111</text:p>
          </table:table-cell>
          <table:table-cell table:formula="of:=[.M163]/([.$L$156]*[.$I$18])" office:value-type="float" office:value="0.000708321777777778" calcext:value-type="float">
            <text:p>0.0007083218</text:p>
          </table:table-cell>
          <table:table-cell table:formula="of:=[.N163]/[.$C$15]" office:value-type="float" office:value="0.000000000490701705264353" calcext:value-type="float">
            <text:p>4.90701705264353E-010</text:p>
          </table:table-cell>
          <table:table-cell table:formula="of:=[.N163]/[.$B$15]" office:value-type="float" office:value="0.981403410528706" calcext:value-type="float">
            <text:p>0.98140341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268139" calcext:value-type="float">
            <text:p>32.268139</text:p>
          </table:table-cell>
          <table:table-cell office:value-type="float" office:value="86" calcext:value-type="float">
            <text:p>86</text:p>
          </table:table-cell>
          <table:table-cell table:formula="of:=[.I164]*[.$J$2]" office:value-type="float" office:value="8.6" calcext:value-type="float">
            <text:p>8.6</text:p>
          </table:table-cell>
          <table:table-cell table:formula="of:=[.J164]*[.$I$17]" office:value-type="float" office:value="20.95132" calcext:value-type="float">
            <text:p>20.95132</text:p>
          </table:table-cell>
          <table:table-cell table:formula="of:=[.H164]-[.K164]" office:value-type="float" office:value="11.316819" calcext:value-type="float">
            <text:p>11.316819</text:p>
          </table:table-cell>
          <table:table-cell table:formula="of:=[.L164]-[.$M$15]" office:value-type="float" office:value="2.82512011111111" calcext:value-type="float">
            <text:p>2.8251201111</text:p>
          </table:table-cell>
          <table:table-cell table:formula="of:=[.M164]/([.$L$156]*[.$I$18])" office:value-type="float" office:value="0.000706280027777778" calcext:value-type="float">
            <text:p>0.00070628</text:p>
          </table:table-cell>
          <table:table-cell table:formula="of:=[.N164]/[.$C$15]" office:value-type="float" office:value="0.00000000048928724895628" calcext:value-type="float">
            <text:p>4.8928724895628E-010</text:p>
          </table:table-cell>
          <table:table-cell table:formula="of:=[.N164]/[.$B$15]" office:value-type="float" office:value="0.97857449791256" calcext:value-type="float">
            <text:p>0.97857449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602509" calcext:value-type="float">
            <text:p>32.602509</text:p>
          </table:table-cell>
          <table:table-cell office:value-type="float" office:value="87" calcext:value-type="float">
            <text:p>87</text:p>
          </table:table-cell>
          <table:table-cell table:formula="of:=[.I165]*[.$J$2]" office:value-type="float" office:value="8.7" calcext:value-type="float">
            <text:p>8.7</text:p>
          </table:table-cell>
          <table:table-cell table:formula="of:=[.J165]*[.$I$17]" office:value-type="float" office:value="21.19494" calcext:value-type="float">
            <text:p>21.19494</text:p>
          </table:table-cell>
          <table:table-cell table:formula="of:=[.H165]-[.K165]" office:value-type="float" office:value="11.407569" calcext:value-type="float">
            <text:p>11.407569</text:p>
          </table:table-cell>
          <table:table-cell table:formula="of:=[.L165]-[.$M$15]" office:value-type="float" office:value="2.91587011111111" calcext:value-type="float">
            <text:p>2.9158701111</text:p>
          </table:table-cell>
          <table:table-cell table:formula="of:=[.M165]/([.$L$156]*[.$I$18])" office:value-type="float" office:value="0.000728967527777777" calcext:value-type="float">
            <text:p>0.0007289675</text:p>
          </table:table-cell>
          <table:table-cell table:formula="of:=[.N165]/[.$C$15]" office:value-type="float" office:value="0.000000000505004392332997" calcext:value-type="float">
            <text:p>5.05004392332997E-010</text:p>
          </table:table-cell>
          <table:table-cell table:formula="of:=[.N165]/[.$B$15]" office:value-type="float" office:value="1.01000878466599" calcext:value-type="float">
            <text:p>1.01000878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.227592" calcext:value-type="float">
            <text:p>32.227592</text:p>
          </table:table-cell>
          <table:table-cell table:style-name="ce22" office:value-type="float" office:value="86" calcext:value-type="float">
            <text:p>86</text:p>
          </table:table-cell>
          <table:table-cell table:style-name="ce22" table:formula="of:=[.I166]*[.$J$2]" office:value-type="float" office:value="8.6" calcext:value-type="float">
            <text:p>8.6</text:p>
          </table:table-cell>
          <table:table-cell table:style-name="ce22" table:formula="of:=[.J166]*[.$I$17]" office:value-type="float" office:value="20.95132" calcext:value-type="float">
            <text:p>20.95132</text:p>
          </table:table-cell>
          <table:table-cell table:formula="of:=[.H166]-[.K166]" office:value-type="float" office:value="11.276272" calcext:value-type="float">
            <text:p>11.276272</text:p>
          </table:table-cell>
          <table:table-cell table:formula="of:=[.L166]-[.$M$15]" office:value-type="float" office:value="2.78457311111111" calcext:value-type="float">
            <text:p>2.7845731111</text:p>
          </table:table-cell>
          <table:table-cell table:formula="of:=[.M166]/([.$L$156]*[.$I$18])" office:value-type="float" office:value="0.000696143277777779" calcext:value-type="float">
            <text:p>0.0006961433</text:p>
          </table:table-cell>
          <table:table-cell table:formula="of:=[.N166]/[.$C$15]" office:value-type="float" office:value="0.000000000482264846614729" calcext:value-type="float">
            <text:p>4.82264846614729E-010</text:p>
          </table:table-cell>
          <table:table-cell table:formula="of:=[.N166]/[.$B$15]" office:value-type="float" office:value="0.964529693229458" calcext:value-type="float">
            <text:p>0.964529693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32.3413955555556" calcext:value-type="float">
            <text:p>32.3413955556</text:p>
          </table:table-cell>
          <table:table-cell table:style-name="ce22" table:formula="of:=AVERAGE([.I158:.I166])" office:value-type="float" office:value="86.2222222222222" calcext:value-type="float">
            <text:p>86.2222222222</text:p>
          </table:table-cell>
          <table:table-cell table:style-name="ce22" table:formula="of:=AVERAGE([.J158:.J166])" office:value-type="float" office:value="8.62222222222222" calcext:value-type="float">
            <text:p>8.6222222222</text:p>
          </table:table-cell>
          <table:table-cell table:style-name="ce22" table:formula="of:=AVERAGE([.K158:.K166])" office:value-type="float" office:value="21.0054577777778" calcext:value-type="float">
            <text:p>21.0054577778</text:p>
          </table:table-cell>
          <table:table-cell table:formula="of:=AVERAGE([.L158:.L166])" office:value-type="float" office:value="11.3359377777778" calcext:value-type="float">
            <text:p>11.3359377778</text:p>
          </table:table-cell>
          <table:table-cell table:formula="of:=AVERAGE([.M158:.M166])" office:value-type="float" office:value="2.84423888888889" calcext:value-type="float">
            <text:p>2.8442388889</text:p>
          </table:table-cell>
          <table:table-cell table:style-name="ce22" table:formula="of:=AVERAGE([.N158:.N166])" office:value-type="float" office:value="0.000711059722222223" calcext:value-type="float">
            <text:p>0.0007110597</text:p>
          </table:table-cell>
          <table:table-cell table:style-name="ce41" table:formula="of:=AVERAGE([.O158:.O166])" office:value-type="float" office:value="0.000000000492598461865602" calcext:value-type="float">
            <text:p>4.92598461865602E-010</text:p>
          </table:table-cell>
          <table:table-cell table:style-name="ce43" table:formula="of:=AVERAGE([.P158:.P166])" office:value-type="float" office:value="0.985196923731203" calcext:value-type="float">
            <text:p>0.9851969237</text:p>
          </table:table-cell>
          <table:table-cell table:formula="of:=[.O168]/[.$O$15]*100" office:value-type="float" office:value="75.4122359735572" calcext:value-type="float">
            <text:p>75.412235973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58:.H166])" office:value-type="float" office:value="0.161850251625624" calcext:value-type="float">
            <text:p>0.1618502516</text:p>
          </table:table-cell>
          <table:table-cell table:style-name="ce23" table:formula="of:=STDEV([.I158:.I166])" office:value-type="float" office:value="0.440958551844098" calcext:value-type="float">
            <text:p>0.4409585518</text:p>
          </table:table-cell>
          <table:table-cell table:style-name="ce23" table:formula="of:=STDEV([.J158:.J166])" office:value-type="float" office:value="0.0440958551844105" calcext:value-type="float">
            <text:p>0.0440958552</text:p>
          </table:table-cell>
          <table:table-cell table:style-name="ce23" table:formula="of:=STDEV([.K158:.K166])" office:value-type="float" office:value="0.107426322400261" calcext:value-type="float">
            <text:p>0.1074263224</text:p>
          </table:table-cell>
          <table:table-cell table:style-name="ce23" table:formula="of:=STDEV([.L158:.L166])" office:value-type="float" office:value="0.0895687922378355" calcext:value-type="float">
            <text:p>0.0895687922</text:p>
          </table:table-cell>
          <table:table-cell table:style-name="ce23" table:formula="of:=STDEV([.M158:.M166])" office:value-type="float" office:value="0.0895687922378355" calcext:value-type="float">
            <text:p>0.0895687922</text:p>
          </table:table-cell>
          <table:table-cell table:style-name="ce23" table:formula="of:=STDEV([.N158:.N166])" office:value-type="float" office:value="0.0000223921980594589" calcext:value-type="float">
            <text:p>2.23921980594589E-005</text:p>
          </table:table-cell>
          <table:table-cell table:style-name="ce30" table:formula="of:=STDEV([.O158:.O166])" office:value-type="float" office:value="0.0000000000155125680405676" calcext:value-type="float">
            <text:p>1.55125680405676E-011</text:p>
          </table:table-cell>
          <table:table-cell table:style-name="ce39" table:formula="of:=STDEV([.P158:.P166])" office:value-type="float" office:value="0.0310251360811353" calcext:value-type="float">
            <text:p>0.0310251361</text:p>
          </table:table-cell>
          <table:table-cell table:formula="of:=[.O169]/[.O168]*100" office:value-type="float" office:value="3.14913042598984" calcext:value-type="float">
            <text:p>3.149130426</text:p>
          </table:table-cell>
          <table:table-cell office:value-type="string" calcext:value-type="string">
            <text:p>%age of stdev</text:p>
          </table:table-cell>
        </table:table-row>
      </table:table>
      <table:table table:name="nbIterations=4, maxDisparity=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22"/>
        <table:table-column table:style-name="co12" table:default-cell-style-name="ce26"/>
        <table:table-column table:style-name="co7" table:default-cell-style-name="ce28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79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0" office:value-type="float" office:value="0.1" calcext:value-type="float">
            <text:p>0.1</text:p>
          </table:table-cell>
          <table:table-cell table:style-name="ce20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0" office:value-type="string" calcext:value-type="string">
            <text:p>ARM_CortexA15</text:p>
          </table:table-cell>
          <table:table-cell/>
          <table:table-cell table:style-name="ce1"/>
          <table:table-cell table:style-name="ce18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1" office:value-type="string" calcext:value-type="string">
            <text:p>Dynamic average P (W)</text:p>
          </table:table-cell>
          <table:table-cell table:style-name="ce27" office:value-type="string" calcext:value-type="string">
            <text:p>Dynamic E/cycle (J)</text:p>
          </table:table-cell>
          <table:table-cell table:style-name="ce44"/>
          <table:table-cell table:number-columns-repeated="2"/>
        </table:table-row>
        <table:table-row table:style-name="ro3">
          <table:table-cell table:style-name="ce2" office:value-type="float" office:value="101369749617.778" calcext:value-type="float">
            <text:p>101369749617.778</text:p>
          </table:table-cell>
          <table:table-cell table:formula="of:=[.A4]/1000000000000" office:value-type="float" office:value="0.101369749617778" calcext:value-type="float">
            <text:p>0.1013697496</text:p>
          </table:table-cell>
          <table:table-cell table:formula="of:=[.B4]*[.$L$17]" office:value-type="float" office:value="202739499.235556" calcext:value-type="float">
            <text:p>202739499.235556</text:p>
          </table:table-cell>
          <table:table-cell table:style-name="ce7" office:value-type="string" calcext:value-type="string">
            <text:p>Write_PPM</text:p>
          </table:table-cell>
          <table:table-cell table:style-name="ce7"/>
          <table:table-cell table:style-name="ce11" table:formula="of:=[.P33]" office:value-type="float" office:value="0.955343093845801" calcext:value-type="float">
            <text:p>0.955</text:p>
          </table:table-cell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6865661432.8889" calcext:value-type="float">
            <text:p>36865661432.8889</text:p>
          </table:table-cell>
          <table:table-cell table:formula="of:=[.A5]/1000000000000" office:value-type="float" office:value="0.0368656614328889" calcext:value-type="float">
            <text:p>0.0368656614</text:p>
          </table:table-cell>
          <table:table-cell table:formula="of:=[.B5]*[.$L$17]" office:value-type="float" office:value="73731322.8657778" calcext:value-type="float">
            <text:p>73731322.8657778</text:p>
          </table:table-cell>
          <table:table-cell table:style-name="ce7" office:value-type="string" calcext:value-type="string">
            <text:p>ComputeHorWeights</text:p>
          </table:table-cell>
          <table:table-cell table:style-name="ce7"/>
          <table:table-cell table:style-name="ce11" table:formula="of:=[.P48]" office:value-type="float" office:value="1.3188192088443" calcext:value-type="float">
            <text:p>1.319</text:p>
          </table:table-cell>
          <table:table-cell/>
          <table:table-cell table:style-name="ce2"/>
          <table:table-cell table:style-name="Default" office:value-type="float" office:value="46.40855" calcext:value-type="float">
            <text:p>46.40855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table:formula="of:=[.J5]*[.$J$2]" office:value-type="float" office:value="11.8" calcext:value-type="float">
            <text:p>11.8</text:p>
          </table:table-cell>
          <table:table-cell table:style-name="Default" table:formula="of:=[.$I$17]*[.K5]" office:value-type="float" office:value="28.74716" calcext:value-type="float">
            <text:p>28.74716</text:p>
          </table:table-cell>
          <table:table-cell table:style-name="Default" table:formula="of:=[.I5]-[.L5]" office:value-type="float" office:value="17.66139" calcext:value-type="float">
            <text:p>17.66139</text:p>
          </table:table-cell>
          <table:table-cell table:style-name="Default" table:formula="of:=[.M5]/[.K5]" office:value-type="float" office:value="1.49672796610169" calcext:value-type="float">
            <text:p>1.4967279661</text:p>
          </table:table-cell>
          <table:table-cell table:formula="of:=[.M5]/([.K5]*[.$L$17])" office:value-type="float" office:value="0.000000000748363983050847" calcext:value-type="float">
            <text:p>7.4836398305084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6865661432.8889" calcext:value-type="float">
            <text:p>36865661432.8889</text:p>
          </table:table-cell>
          <table:table-cell table:formula="of:=[.A6]/1000000000000" office:value-type="float" office:value="0.0368656614328889" calcext:value-type="float">
            <text:p>0.0368656614</text:p>
          </table:table-cell>
          <table:table-cell table:formula="of:=[.B6]*[.$L$17]" office:value-type="float" office:value="73731322.8657778" calcext:value-type="float">
            <text:p>73731322.8657778</text:p>
          </table:table-cell>
          <table:table-cell table:style-name="ce7" office:value-type="string" calcext:value-type="string">
            <text:p>ComputeVertWeights</text:p>
          </table:table-cell>
          <table:table-cell table:style-name="ce7"/>
          <table:table-cell table:style-name="ce11" table:formula="of:=[.P63]" office:value-type="float" office:value="1.34347933272226" calcext:value-type="float">
            <text:p>1.343</text:p>
          </table:table-cell>
          <table:table-cell/>
          <table:table-cell table:style-name="ce2"/>
          <table:table-cell table:style-name="Default" office:value-type="float" office:value="45.802975" calcext:value-type="float">
            <text:p>45.802975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table:formula="of:=[.J6]*[.$J$2]" office:value-type="float" office:value="11.8" calcext:value-type="float">
            <text:p>11.8</text:p>
          </table:table-cell>
          <table:table-cell table:style-name="Default" table:formula="of:=[.$I$17]*[.K6]" office:value-type="float" office:value="28.74716" calcext:value-type="float">
            <text:p>28.74716</text:p>
          </table:table-cell>
          <table:table-cell table:style-name="Default" table:formula="of:=[.I6]-[.L6]" office:value-type="float" office:value="17.055815" calcext:value-type="float">
            <text:p>17.055815</text:p>
          </table:table-cell>
          <table:table-cell table:style-name="Default" table:formula="of:=[.M6]/[.K6]" office:value-type="float" office:value="1.44540805084746" calcext:value-type="float">
            <text:p>1.4454080508</text:p>
          </table:table-cell>
          <table:table-cell table:formula="of:=[.M6]/([.K6]*[.$L$17])" office:value-type="float" office:value="0.000000000722704025423729" calcext:value-type="float">
            <text:p>7.2270402542372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0019852788.6222" calcext:value-type="float">
            <text:p>30019852788.6222</text:p>
          </table:table-cell>
          <table:table-cell table:formula="of:=[.A7]/1000000000000" office:value-type="float" office:value="0.0300198527886222" calcext:value-type="float">
            <text:p>0.0300198528</text:p>
          </table:table-cell>
          <table:table-cell table:formula="of:=[.B7]*[.$L$17]" office:value-type="float" office:value="60039705.5772444" calcext:value-type="float">
            <text:p>60039705.5772444</text:p>
          </table:table-cell>
          <table:table-cell table:style-name="ce7" office:value-type="string" calcext:value-type="string">
            <text:p>AggregateCost</text:p>
          </table:table-cell>
          <table:table-cell table:style-name="ce7"/>
          <table:table-cell table:style-name="ce11" table:formula="of:=[.P78]" office:value-type="float" office:value="1.02666830348397" calcext:value-type="float">
            <text:p>1.027</text:p>
          </table:table-cell>
          <table:table-cell/>
          <table:table-cell table:style-name="ce2"/>
          <table:table-cell table:style-name="Default" office:value-type="float" office:value="45.372223" calcext:value-type="float">
            <text:p>45.372223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table:formula="of:=[.J7]*[.$J$2]" office:value-type="float" office:value="11.8" calcext:value-type="float">
            <text:p>11.8</text:p>
          </table:table-cell>
          <table:table-cell table:style-name="Default" table:formula="of:=[.$I$17]*[.K7]" office:value-type="float" office:value="28.74716" calcext:value-type="float">
            <text:p>28.74716</text:p>
          </table:table-cell>
          <table:table-cell table:style-name="Default" table:formula="of:=[.I7]-[.L7]" office:value-type="float" office:value="16.625063" calcext:value-type="float">
            <text:p>16.625063</text:p>
          </table:table-cell>
          <table:table-cell table:style-name="Default" table:formula="of:=[.M7]/[.K7]" office:value-type="float" office:value="1.4089036440678" calcext:value-type="float">
            <text:p>1.4089036441</text:p>
          </table:table-cell>
          <table:table-cell table:formula="of:=[.M7]/([.K7]*[.$L$17])" office:value-type="float" office:value="0.000000000704451822033898" calcext:value-type="float">
            <text:p>7.04451822033898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760980554.54815" calcext:value-type="float">
            <text:p>2760980554.54815</text:p>
          </table:table-cell>
          <table:table-cell table:formula="of:=[.A8]/1000000000000" office:value-type="float" office:value="0.00276098055454815" calcext:value-type="float">
            <text:p>0.0027609806</text:p>
          </table:table-cell>
          <table:table-cell table:formula="of:=[.B8]*[.$L$17]" office:value-type="float" office:value="5521961.1090963" calcext:value-type="float">
            <text:p>5521961.1090963</text:p>
          </table:table-cell>
          <table:table-cell table:style-name="ce7" office:value-type="string" calcext:value-type="string">
            <text:p>CostConstruction</text:p>
          </table:table-cell>
          <table:table-cell table:style-name="ce7"/>
          <table:table-cell table:style-name="ce11" table:formula="of:=[.P93]" office:value-type="float" office:value="1.57314809711377" calcext:value-type="float">
            <text:p>1.573</text:p>
          </table:table-cell>
          <table:table-cell/>
          <table:table-cell table:style-name="ce2"/>
          <table:table-cell table:style-name="Default" office:value-type="float" office:value="45.214836" calcext:value-type="float">
            <text:p>45.214836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table:formula="of:=[.J8]*[.$J$2]" office:value-type="float" office:value="11.8" calcext:value-type="float">
            <text:p>11.8</text:p>
          </table:table-cell>
          <table:table-cell table:style-name="Default" table:formula="of:=[.$I$17]*[.K8]" office:value-type="float" office:value="28.74716" calcext:value-type="float">
            <text:p>28.74716</text:p>
          </table:table-cell>
          <table:table-cell table:style-name="Default" table:formula="of:=[.I8]-[.L8]" office:value-type="float" office:value="16.467676" calcext:value-type="float">
            <text:p>16.467676</text:p>
          </table:table-cell>
          <table:table-cell table:style-name="Default" table:formula="of:=[.M8]/[.K8]" office:value-type="float" office:value="1.39556576271186" calcext:value-type="float">
            <text:p>1.3955657627</text:p>
          </table:table-cell>
          <table:table-cell table:formula="of:=[.M8]/([.K8]*[.$L$17])" office:value-type="float" office:value="0.000000000697782881355932" calcext:value-type="float">
            <text:p>6.9778288135593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320937479.11111" calcext:value-type="float">
            <text:p>2320937479.11111</text:p>
          </table:table-cell>
          <table:table-cell table:formula="of:=[.A9]/1000000000000" office:value-type="float" office:value="0.00232093747911111" calcext:value-type="float">
            <text:p>0.0023209375</text:p>
          </table:table-cell>
          <table:table-cell table:formula="of:=[.B9]*[.$L$17]" office:value-type="float" office:value="4641874.95822222" calcext:value-type="float">
            <text:p>4641874.95822222</text:p>
          </table:table-cell>
          <table:table-cell table:style-name="ce7" office:value-type="string" calcext:value-type="string">
            <text:p>Census_L</text:p>
          </table:table-cell>
          <table:table-cell table:style-name="ce7"/>
          <table:table-cell table:style-name="ce11" table:formula="of:=[.P108]" office:value-type="float" office:value="1.88408013305002" calcext:value-type="float">
            <text:p>1.884</text:p>
          </table:table-cell>
          <table:table-cell/>
          <table:table-cell table:style-name="ce2"/>
          <table:table-cell table:style-name="Default" office:value-type="float" office:value="44.859623" calcext:value-type="float">
            <text:p>44.85962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table:formula="of:=[.J9]*[.$J$2]" office:value-type="float" office:value="11.7" calcext:value-type="float">
            <text:p>11.7</text:p>
          </table:table-cell>
          <table:table-cell table:style-name="Default" table:formula="of:=[.$I$17]*[.K9]" office:value-type="float" office:value="28.50354" calcext:value-type="float">
            <text:p>28.50354</text:p>
          </table:table-cell>
          <table:table-cell table:style-name="Default" table:formula="of:=[.I9]-[.L9]" office:value-type="float" office:value="16.356083" calcext:value-type="float">
            <text:p>16.356083</text:p>
          </table:table-cell>
          <table:table-cell table:style-name="Default" table:formula="of:=[.M9]/[.K9]" office:value-type="float" office:value="1.39795581196581" calcext:value-type="float">
            <text:p>1.397955812</text:p>
          </table:table-cell>
          <table:table-cell table:formula="of:=[.M9]/([.K9]*[.$L$17])" office:value-type="float" office:value="0.000000000698977905982906" calcext:value-type="float">
            <text:p>6.98977905982906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320937479.11111" calcext:value-type="float">
            <text:p>2320937479.11111</text:p>
          </table:table-cell>
          <table:table-cell table:formula="of:=[.A10]/1000000000000" office:value-type="float" office:value="0.00232093747911111" calcext:value-type="float">
            <text:p>0.0023209375</text:p>
          </table:table-cell>
          <table:table-cell table:formula="of:=[.B10]*[.$L$17]" office:value-type="float" office:value="4641874.95822222" calcext:value-type="float">
            <text:p>4641874.95822222</text:p>
          </table:table-cell>
          <table:table-cell table:style-name="ce7" office:value-type="string" calcext:value-type="string">
            <text:p>Census_R</text:p>
          </table:table-cell>
          <table:table-cell table:style-name="ce7"/>
          <table:table-cell table:style-name="ce11" table:formula="of:=[.P108]" office:value-type="float" office:value="1.88408013305002" calcext:value-type="float">
            <text:p>1.884</text:p>
          </table:table-cell>
          <table:table-cell/>
          <table:table-cell table:style-name="ce2"/>
          <table:table-cell table:style-name="Default" office:value-type="float" office:value="44.612812" calcext:value-type="float">
            <text:p>44.612812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table:formula="of:=[.J10]*[.$J$2]" office:value-type="float" office:value="11.7" calcext:value-type="float">
            <text:p>11.7</text:p>
          </table:table-cell>
          <table:table-cell table:style-name="Default" table:formula="of:=[.$I$17]*[.K10]" office:value-type="float" office:value="28.50354" calcext:value-type="float">
            <text:p>28.50354</text:p>
          </table:table-cell>
          <table:table-cell table:style-name="Default" table:formula="of:=[.I10]-[.L10]" office:value-type="float" office:value="16.109272" calcext:value-type="float">
            <text:p>16.109272</text:p>
          </table:table-cell>
          <table:table-cell table:style-name="Default" table:formula="of:=[.M10]/[.K10]" office:value-type="float" office:value="1.37686085470085" calcext:value-type="float">
            <text:p>1.3768608547</text:p>
          </table:table-cell>
          <table:table-cell table:formula="of:=[.M10]/([.K10]*[.$L$17])" office:value-type="float" office:value="0.000000000688430427350427" calcext:value-type="float">
            <text:p>6.8843042735042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51402784" calcext:value-type="float">
            <text:p>2451402784</text:p>
          </table:table-cell>
          <table:table-cell table:formula="of:=[.A11]/1000000000000" office:value-type="float" office:value="0.002451402784" calcext:value-type="float">
            <text:p>0.0024514028</text:p>
          </table:table-cell>
          <table:table-cell table:formula="of:=[.B11]*[.$L$17]" office:value-type="float" office:value="4902805.568" calcext:value-type="float">
            <text:p>4902805.568</text:p>
          </table:table-cell>
          <table:table-cell table:style-name="ce7" office:value-type="string" calcext:value-type="string">
            <text:p>RGB2Gray_L</text:p>
          </table:table-cell>
          <table:table-cell table:style-name="ce7"/>
          <table:table-cell table:style-name="ce11" table:formula="of:=[.P123]" office:value-type="float" office:value="0.851518085554869" calcext:value-type="float">
            <text:p>0.852</text:p>
          </table:table-cell>
          <table:table-cell/>
          <table:table-cell table:style-name="ce2"/>
          <table:table-cell table:style-name="Default" office:value-type="float" office:value="45.070213" calcext:value-type="float">
            <text:p>45.070213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table:formula="of:=[.J11]*[.$J$2]" office:value-type="float" office:value="11.8" calcext:value-type="float">
            <text:p>11.8</text:p>
          </table:table-cell>
          <table:table-cell table:style-name="Default" table:formula="of:=[.$I$17]*[.K11]" office:value-type="float" office:value="28.74716" calcext:value-type="float">
            <text:p>28.74716</text:p>
          </table:table-cell>
          <table:table-cell table:style-name="Default" table:formula="of:=[.I11]-[.L11]" office:value-type="float" office:value="16.323053" calcext:value-type="float">
            <text:p>16.323053</text:p>
          </table:table-cell>
          <table:table-cell table:style-name="Default" table:formula="of:=[.M11]/[.K11]" office:value-type="float" office:value="1.38330957627119" calcext:value-type="float">
            <text:p>1.3833095763</text:p>
          </table:table-cell>
          <table:table-cell table:formula="of:=[.M11]/([.K11]*[.$L$17])" office:value-type="float" office:value="0.000000000691654788135593" calcext:value-type="float">
            <text:p>6.91654788135593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51402784" calcext:value-type="float">
            <text:p>2451402784</text:p>
          </table:table-cell>
          <table:table-cell table:formula="of:=[.A12]/1000000000000" office:value-type="float" office:value="0.002451402784" calcext:value-type="float">
            <text:p>0.0024514028</text:p>
          </table:table-cell>
          <table:table-cell table:formula="of:=[.B12]*[.$L$17]" office:value-type="float" office:value="4902805.568" calcext:value-type="float">
            <text:p>4902805.568</text:p>
          </table:table-cell>
          <table:table-cell table:style-name="ce7" office:value-type="string" calcext:value-type="string">
            <text:p>RGB2Gray_R</text:p>
          </table:table-cell>
          <table:table-cell table:style-name="ce7"/>
          <table:table-cell table:style-name="ce11" table:formula="of:=[.P123]" office:value-type="float" office:value="0.851518085554869" calcext:value-type="float">
            <text:p>0.852</text:p>
          </table:table-cell>
          <table:table-cell/>
          <table:table-cell table:style-name="ce2"/>
          <table:table-cell table:style-name="Default" office:value-type="float" office:value="44.694767" calcext:value-type="float">
            <text:p>44.69476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table:formula="of:=[.J12]*[.$J$2]" office:value-type="float" office:value="11.8" calcext:value-type="float">
            <text:p>11.8</text:p>
          </table:table-cell>
          <table:table-cell table:style-name="Default" table:formula="of:=[.$I$17]*[.K12]" office:value-type="float" office:value="28.74716" calcext:value-type="float">
            <text:p>28.74716</text:p>
          </table:table-cell>
          <table:table-cell table:style-name="Default" table:formula="of:=[.I12]-[.L12]" office:value-type="float" office:value="15.947607" calcext:value-type="float">
            <text:p>15.947607</text:p>
          </table:table-cell>
          <table:table-cell table:style-name="Default" table:formula="of:=[.M12]/[.K12]" office:value-type="float" office:value="1.35149211864407" calcext:value-type="float">
            <text:p>1.3514921186</text:p>
          </table:table-cell>
          <table:table-cell table:formula="of:=[.M12]/([.K12]*[.$L$17])" office:value-type="float" office:value="0.000000000675746059322034" calcext:value-type="float">
            <text:p>6.75746059322034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128657406.42963" calcext:value-type="float">
            <text:p>1128657406.42963</text:p>
          </table:table-cell>
          <table:table-cell table:formula="of:=[.A13]/1000000000000" office:value-type="float" office:value="0.00112865740642963" calcext:value-type="float">
            <text:p>0.0011286574</text:p>
          </table:table-cell>
          <table:table-cell table:formula="of:=[.B13]*[.$L$17]" office:value-type="float" office:value="2257314.81285926" calcext:value-type="float">
            <text:p>2257314.81285926</text:p>
          </table:table-cell>
          <table:table-cell table:style-name="ce7" office:value-type="string" calcext:value-type="string">
            <text:p>disparitySelect</text:p>
          </table:table-cell>
          <table:table-cell table:style-name="ce7"/>
          <table:table-cell table:style-name="ce11" table:formula="of:=[.P138]" office:value-type="float" office:value="2.00968468117825" calcext:value-type="float">
            <text:p>2.010</text:p>
          </table:table-cell>
          <table:table-cell/>
          <table:table-cell table:style-name="ce2"/>
          <table:table-cell table:style-name="Default" office:value-type="float" office:value="44.686554" calcext:value-type="float">
            <text:p>44.686554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table:formula="of:=[.J13]*[.$J$2]" office:value-type="float" office:value="11.8" calcext:value-type="float">
            <text:p>11.8</text:p>
          </table:table-cell>
          <table:table-cell table:style-name="Default" table:formula="of:=[.$I$17]*[.K13]" office:value-type="float" office:value="28.74716" calcext:value-type="float">
            <text:p>28.74716</text:p>
          </table:table-cell>
          <table:table-cell table:style-name="Default" table:formula="of:=[.I13]-[.L13]" office:value-type="float" office:value="15.939394" calcext:value-type="float">
            <text:p>15.939394</text:p>
          </table:table-cell>
          <table:table-cell table:style-name="Default" table:formula="of:=[.M13]/[.K13]" office:value-type="float" office:value="1.35079610169492" calcext:value-type="float">
            <text:p>1.3507961017</text:p>
          </table:table-cell>
          <table:table-cell table:formula="of:=[.M13]/([.K13]*[.$L$17])" office:value-type="float" office:value="0.000000000675398050847458" calcext:value-type="float">
            <text:p>6.75398050847458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569489821.39259" calcext:value-type="float">
            <text:p>2569489821.39259</text:p>
          </table:table-cell>
          <table:table-cell table:formula="of:=[.A14]/1000000000000" office:value-type="float" office:value="0.00256948982139259" calcext:value-type="float">
            <text:p>0.0025694898</text:p>
          </table:table-cell>
          <table:table-cell table:formula="of:=[.B14]*[.$L$17]" office:value-type="float" office:value="5138979.64278518" calcext:value-type="float">
            <text:p>5138979.64278518</text:p>
          </table:table-cell>
          <table:table-cell table:style-name="ce7" office:value-type="string" calcext:value-type="string">
            <text:p>Median_Filter</text:p>
          </table:table-cell>
          <table:table-cell table:style-name="ce7"/>
          <table:table-cell table:style-name="ce11" table:formula="of:=[.P153]" office:value-type="float" office:value="1.52986981459852" calcext:value-type="float">
            <text:p>1.530</text:p>
          </table:table-cell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711173611.111111" calcext:value-type="float">
            <text:p>711173611.111111</text:p>
          </table:table-cell>
          <table:table-cell table:formula="of:=[.A15]/1000000000000" office:value-type="float" office:value="0.000711173611111111" calcext:value-type="float">
            <text:p>0.0007111736</text:p>
          </table:table-cell>
          <table:table-cell table:formula="of:=[.B15]*[.$L$17]" office:value-type="float" office:value="1422347.22222222" calcext:value-type="float">
            <text:p>1422347.22222222</text:p>
          </table:table-cell>
          <table:table-cell table:style-name="ce7" office:value-type="string" calcext:value-type="string">
            <text:p>Read_PPM1</text:p>
          </table:table-cell>
          <table:table-cell table:style-name="ce7"/>
          <table:table-cell table:style-name="ce11" table:formula="of:=[.P168]" office:value-type="float" office:value="1.0976772744583" calcext:value-type="float">
            <text:p>1.098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45.1913947777778" calcext:value-type="float">
            <text:p>45.1913947778</text:p>
          </table:table-cell>
          <table:table-cell table:style-name="Default" table:formula="of:=AVERAGE([.J5:.J14])" office:value-type="float" office:value="117.777777777778" calcext:value-type="float">
            <text:p>117.7777777778</text:p>
          </table:table-cell>
          <table:table-cell table:style-name="Default" table:formula="of:=AVERAGE([.K5:.K14])" office:value-type="float" office:value="11.7777777777778" calcext:value-type="float">
            <text:p>11.7777777778</text:p>
          </table:table-cell>
          <table:table-cell table:style-name="Default" table:formula="of:=AVERAGE([.L5:.L14])" office:value-type="float" office:value="28.6930222222222" calcext:value-type="float">
            <text:p>28.6930222222</text:p>
          </table:table-cell>
          <table:table-cell table:style-name="Default" table:formula="of:=AVERAGE([.M5:.M14])" office:value-type="float" office:value="16.4983725555556" calcext:value-type="float">
            <text:p>16.4983725556</text:p>
          </table:table-cell>
          <table:table-cell table:style-name="ce25" table:formula="of:=AVERAGE([.N5:.N14])" office:value-type="float" office:value="1.40077998744507" calcext:value-type="float">
            <text:p>1.4007799874</text:p>
          </table:table-cell>
          <table:table-cell table:style-name="ce32" table:formula="of:=AVERAGE([.O4:.O13])" office:value-type="float" office:value="0.000000000700389993722536" calcext:value-type="float">
            <text:p>7.00389993722536E-010</text:p>
          </table:table-cell>
          <table:table-cell table:style-name="ce22"/>
          <table:table-cell table:number-columns-repeated="2"/>
        </table:table-row>
        <table:table-row table:style-name="ro3">
          <table:table-cell table:style-name="ce2" office:value-type="float" office:value="711173611.111111" calcext:value-type="float">
            <text:p>711173611.111111</text:p>
          </table:table-cell>
          <table:table-cell table:formula="of:=[.A16]/1000000000000" office:value-type="float" office:value="0.000711173611111111" calcext:value-type="float">
            <text:p>0.0007111736</text:p>
          </table:table-cell>
          <table:table-cell table:formula="of:=[.B16]*[.$L$17]" office:value-type="float" office:value="1422347.22222222" calcext:value-type="float">
            <text:p>1422347.22222222</text:p>
          </table:table-cell>
          <table:table-cell table:style-name="ce7" office:value-type="string" calcext:value-type="string">
            <text:p>Read_PPM0</text:p>
          </table:table-cell>
          <table:table-cell table:style-name="ce7"/>
          <table:table-cell table:style-name="ce11" table:formula="of:=[.P168]" office:value-type="float" office:value="1.0976772744583" calcext:value-type="float">
            <text:p>1.098</text:p>
          </table:table-cell>
          <table:table-cell/>
          <table:table-cell table:style-name="ce4" office:value-type="string" calcext:value-type="string">
            <text:p>stdev</text:p>
          </table:table-cell>
          <table:table-cell table:style-name="ce19" table:formula="of:=STDEV([.I5:.I13])" office:value-type="float" office:value="0.596842155342553" calcext:value-type="float">
            <text:p>0.5968421553</text:p>
          </table:table-cell>
          <table:table-cell table:style-name="ce19" table:formula="of:=STDEV([.J5:.J13])" office:value-type="float" office:value="0.440958551844098" calcext:value-type="float">
            <text:p>0.4409585518</text:p>
          </table:table-cell>
          <table:table-cell table:style-name="ce19" table:formula="of:=STDEV([.K5:.K13])" office:value-type="float" office:value="0.0440958551844097" calcext:value-type="float">
            <text:p>0.0440958552</text:p>
          </table:table-cell>
          <table:table-cell table:style-name="ce19" table:formula="of:=STDEV([.L5:.L13])" office:value-type="float" office:value="0.107426322400259" calcext:value-type="float">
            <text:p>0.1074263224</text:p>
          </table:table-cell>
          <table:table-cell table:style-name="ce19" table:formula="of:=STDEV([.M5:.M13])" office:value-type="float" office:value="0.558852242486579" calcext:value-type="float">
            <text:p>0.5588522425</text:p>
          </table:table-cell>
          <table:table-cell table:style-name="ce19" table:formula="of:=STDEV([.N5:.N13])" office:value-type="float" office:value="0.0462383222803592" calcext:value-type="float">
            <text:p>0.0462383223</text:p>
          </table:table-cell>
          <table:table-cell table:style-name="ce40" table:formula="of:=STDEV([.O4:.O13])" office:value-type="float" office:value="0.0000000000231191611401796" calcext:value-type="float">
            <text:p>2.31191611401796E-011</text:p>
          </table:table-cell>
          <table:table-cell table:style-name="Default" table:formula="of:=[.N16]/[.N15]*100" office:value-type="float" office:value="3.30089826345212" calcext:value-type="float">
            <text:p>3.3008982635</text:p>
          </table:table-cell>
          <table:table-cell office:value-type="string" calcext:value-type="string">
            <text:p>%age of stdev</text:p>
          </table:table-cell>
          <table:table-cell/>
        </table:table-row>
        <table:table-row table:style-name="ro3">
          <table:table-cell table:style-name="ce2" office:value-type="float" office:value="7055555.55555556" calcext:value-type="float">
            <text:p>7055555.55555556</text:p>
          </table:table-cell>
          <table:table-cell table:formula="of:=[.A17]/1000000000000" office:value-type="float" office:value="0.00000705555555555556" calcext:value-type="float">
            <text:p>7.05555555555556E-006</text:p>
          </table:table-cell>
          <table:table-cell table:formula="of:=[.B17]*[.$L$17]" office:value-type="float" office:value="14111.1111111111" calcext:value-type="float">
            <text:p>14111.1111111111</text:p>
          </table:table-cell>
          <table:table-cell table:style-name="ce7" office:value-type="string" calcext:value-type="string">
            <text:p>Split</text:p>
          </table:table-cell>
          <table:table-cell table:style-name="ce7"/>
          <table:table-cell table:style-name="ce11" table:formula="of:=[.N15]" office:value-type="float" office:value="1.40077998744507" calcext:value-type="float">
            <text:p>1.401</text:p>
          </table:table-cell>
          <table:table-cell/>
          <table:table-cell table:style-name="Default" office:value-type="string" calcext:value-type="string">
            <text:p>Static power</text:p>
          </table:table-cell>
          <table:table-cell table:style-name="ce20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0" office:value-type="float" office:value="2000000000" calcext:value-type="float">
            <text:p>20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6166666.66666667" calcext:value-type="float">
            <text:p>6166666.66666667</text:p>
          </table:table-cell>
          <table:table-cell table:formula="of:=[.A18]/1000000000000" office:value-type="float" office:value="0.00000616666666666667" calcext:value-type="float">
            <text:p>6.16666666666667E-006</text:p>
          </table:table-cell>
          <table:table-cell table:formula="of:=[.B18]*[.$L$17]" office:value-type="float" office:value="12333.3333333333" calcext:value-type="float">
            <text:p>12333.3333333333</text:p>
          </table:table-cell>
          <table:table-cell table:style-name="ce7" office:value-type="string" calcext:value-type="string">
            <text:p>DisparityGen</text:p>
          </table:table-cell>
          <table:table-cell table:style-name="ce7"/>
          <table:table-cell table:style-name="ce11" table:formula="of:=[.N15]" office:value-type="float" office:value="1.40077998744507" calcext:value-type="float">
            <text:p>1.401</text:p>
          </table:table-cell>
          <table:table-cell/>
          <table:table-cell table:style-name="Default" office:value-type="string" calcext:value-type="string">
            <text:p>Repeat appli</text:p>
          </table:table-cell>
          <table:table-cell table:style-name="ce20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7319444.44444444" calcext:value-type="float">
            <text:p>7319444.44444444</text:p>
          </table:table-cell>
          <table:table-cell table:formula="of:=[.A19]/1000000000000" office:value-type="float" office:value="0.00000731944444444444" calcext:value-type="float">
            <text:p>7.31944444444444E-006</text:p>
          </table:table-cell>
          <table:table-cell table:formula="of:=[.B19]*[.$L$17]" office:value-type="float" office:value="14638.8888888889" calcext:value-type="float">
            <text:p>14638.8888888889</text:p>
          </table:table-cell>
          <table:table-cell table:style-name="ce7" office:value-type="string" calcext:value-type="string">
            <text:p>Display_rgb0</text:p>
          </table:table-cell>
          <table:table-cell table:style-name="ce7"/>
          <table:table-cell table:style-name="ce11" table:formula="of:=[.N15]" office:value-type="float" office:value="1.40077998744507" calcext:value-type="float">
            <text:p>1.401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7319444.44444444" calcext:value-type="float">
            <text:p>7319444.44444444</text:p>
          </table:table-cell>
          <table:table-cell table:formula="of:=[.A20]/1000000000000" office:value-type="float" office:value="0.00000731944444444444" calcext:value-type="float">
            <text:p>7.31944444444444E-006</text:p>
          </table:table-cell>
          <table:table-cell table:formula="of:=[.B20]*[.$L$17]" office:value-type="float" office:value="14638.8888888889" calcext:value-type="float">
            <text:p>14638.8888888889</text:p>
          </table:table-cell>
          <table:table-cell table:style-name="ce7" office:value-type="string" calcext:value-type="string">
            <text:p>Display_RGB1</text:p>
          </table:table-cell>
          <table:table-cell table:style-name="ce7"/>
          <table:table-cell table:style-name="ce11" table:formula="of:=[.N15]" office:value-type="float" office:value="1.40077998744507" calcext:value-type="float">
            <text:p>1.401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6625000" calcext:value-type="float">
            <text:p>6625000</text:p>
          </table:table-cell>
          <table:table-cell table:formula="of:=[.A21]/1000000000000" office:value-type="float" office:value="0.000006625" calcext:value-type="float">
            <text:p>0.000006625</text:p>
          </table:table-cell>
          <table:table-cell table:formula="of:=[.B21]*[.$L$17]" office:value-type="float" office:value="13250" calcext:value-type="float">
            <text:p>13250</text:p>
          </table:table-cell>
          <table:table-cell table:style-name="ce8" office:value-type="string" calcext:value-type="string">
            <text:p>OffsetGen</text:p>
          </table:table-cell>
          <table:table-cell table:style-name="ce8"/>
          <table:table-cell table:style-name="ce12" table:formula="of:=[.N15]" office:value-type="float" office:value="1.40077998744507" calcext:value-type="float">
            <text:p>1.401</text:p>
          </table:table-cell>
          <table:table-cell/>
          <table:table-cell table:style-name="ce15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Factor of time for energy quanta (pJ/ps = W)</text:p>
          </table:table-cell>
          <table:table-cell table:number-columns-repeated="3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5.656097" calcext:value-type="float">
            <text:p>215.656097</text:p>
          </table:table-cell>
          <table:table-cell office:value-type="float" office:value="616" calcext:value-type="float">
            <text:p>616</text:p>
          </table:table-cell>
          <table:table-cell table:formula="of:=[.I23]*[.$J$2]" office:value-type="float" office:value="61.6" calcext:value-type="float">
            <text:p>61.6</text:p>
          </table:table-cell>
          <table:table-cell table:formula="of:=[.J23]*[.$I$17]" office:value-type="float" office:value="150.06992" calcext:value-type="float">
            <text:p>150.06992</text:p>
          </table:table-cell>
          <table:table-cell table:formula="of:=[.H23]-[.K23]" office:value-type="float" office:value="65.586177" calcext:value-type="float">
            <text:p>65.586177</text:p>
          </table:table-cell>
          <table:table-cell table:formula="of:=[.L23]-[.$M$15]" office:value-type="float" office:value="49.0878044444444" calcext:value-type="float">
            <text:p>49.0878044444</text:p>
          </table:table-cell>
          <table:table-cell table:formula="of:=[.M23]/([.$L$21]*[.$I$18])" office:value-type="float" office:value="0.0981756088888889" calcext:value-type="float">
            <text:p>0.0981756089</text:p>
          </table:table-cell>
          <table:table-cell table:formula="of:=[.N23]/[.$C$4]" office:value-type="float" office:value="0.000000000484245099051083" calcext:value-type="float">
            <text:p>4.84245099051083E-010</text:p>
          </table:table-cell>
          <table:table-cell table:formula="of:=[.N23]/[.$B$4]" office:value-type="float" office:value="0.968490198102167" calcext:value-type="float">
            <text:p>0.96849019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5.755127" calcext:value-type="float">
            <text:p>215.755127</text:p>
          </table:table-cell>
          <table:table-cell office:value-type="float" office:value="618" calcext:value-type="float">
            <text:p>618</text:p>
          </table:table-cell>
          <table:table-cell table:formula="of:=[.I24]*[.$J$2]" office:value-type="float" office:value="61.8" calcext:value-type="float">
            <text:p>61.8</text:p>
          </table:table-cell>
          <table:table-cell table:formula="of:=[.J24]*[.$I$17]" office:value-type="float" office:value="150.55716" calcext:value-type="float">
            <text:p>150.55716</text:p>
          </table:table-cell>
          <table:table-cell table:formula="of:=[.H24]-[.K24]" office:value-type="float" office:value="65.197967" calcext:value-type="float">
            <text:p>65.197967</text:p>
          </table:table-cell>
          <table:table-cell table:formula="of:=[.L24]-[.$M$15]" office:value-type="float" office:value="48.6995944444444" calcext:value-type="float">
            <text:p>48.6995944444</text:p>
          </table:table-cell>
          <table:table-cell table:formula="of:=[.M24]/([.$L$21]*[.$I$18])" office:value-type="float" office:value="0.0973991888888889" calcext:value-type="float">
            <text:p>0.0973991889</text:p>
          </table:table-cell>
          <table:table-cell table:formula="of:=[.N24]/[.$C$4]" office:value-type="float" office:value="0.000000000480415455577919" calcext:value-type="float">
            <text:p>4.80415455577919E-010</text:p>
          </table:table-cell>
          <table:table-cell table:formula="of:=[.N24]/[.$B$4]" office:value-type="float" office:value="0.960830911155839" calcext:value-type="float">
            <text:p>0.96083091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4.36586" calcext:value-type="float">
            <text:p>214.36586</text:p>
          </table:table-cell>
          <table:table-cell office:value-type="float" office:value="613" calcext:value-type="float">
            <text:p>613</text:p>
          </table:table-cell>
          <table:table-cell table:formula="of:=[.I25]*[.$J$2]" office:value-type="float" office:value="61.3" calcext:value-type="float">
            <text:p>61.3</text:p>
          </table:table-cell>
          <table:table-cell table:formula="of:=[.J25]*[.$I$17]" office:value-type="float" office:value="149.33906" calcext:value-type="float">
            <text:p>149.33906</text:p>
          </table:table-cell>
          <table:table-cell table:formula="of:=[.H25]-[.K25]" office:value-type="float" office:value="65.0268" calcext:value-type="float">
            <text:p>65.0268</text:p>
          </table:table-cell>
          <table:table-cell table:formula="of:=[.L25]-[.$M$15]" office:value-type="float" office:value="48.5284274444444" calcext:value-type="float">
            <text:p>48.5284274444</text:p>
          </table:table-cell>
          <table:table-cell table:formula="of:=[.M25]/([.$L$21]*[.$I$18])" office:value-type="float" office:value="0.0970568548888889" calcext:value-type="float">
            <text:p>0.0970568549</text:p>
          </table:table-cell>
          <table:table-cell table:formula="of:=[.N25]/[.$C$4]" office:value-type="float" office:value="0.000000000478726914364733" calcext:value-type="float">
            <text:p>4.78726914364733E-010</text:p>
          </table:table-cell>
          <table:table-cell table:formula="of:=[.N25]/[.$B$4]" office:value-type="float" office:value="0.957453828729466" calcext:value-type="float">
            <text:p>0.95745382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4.281509" calcext:value-type="float">
            <text:p>214.281509</text:p>
          </table:table-cell>
          <table:table-cell office:value-type="float" office:value="615" calcext:value-type="float">
            <text:p>615</text:p>
          </table:table-cell>
          <table:table-cell table:formula="of:=[.I26]*[.$J$2]" office:value-type="float" office:value="61.5" calcext:value-type="float">
            <text:p>61.5</text:p>
          </table:table-cell>
          <table:table-cell table:formula="of:=[.J26]*[.$I$17]" office:value-type="float" office:value="149.8263" calcext:value-type="float">
            <text:p>149.8263</text:p>
          </table:table-cell>
          <table:table-cell table:formula="of:=[.H26]-[.K26]" office:value-type="float" office:value="64.455209" calcext:value-type="float">
            <text:p>64.455209</text:p>
          </table:table-cell>
          <table:table-cell table:formula="of:=[.L26]-[.$M$15]" office:value-type="float" office:value="47.9568364444445" calcext:value-type="float">
            <text:p>47.9568364444</text:p>
          </table:table-cell>
          <table:table-cell table:formula="of:=[.M26]/([.$L$21]*[.$I$18])" office:value-type="float" office:value="0.0959136728888889" calcext:value-type="float">
            <text:p>0.0959136729</text:p>
          </table:table-cell>
          <table:table-cell table:formula="of:=[.N26]/[.$C$4]" office:value-type="float" office:value="0.000000000473088240084139" calcext:value-type="float">
            <text:p>4.73088240084139E-010</text:p>
          </table:table-cell>
          <table:table-cell table:formula="of:=[.N26]/[.$B$4]" office:value-type="float" office:value="0.946176480168278" calcext:value-type="float">
            <text:p>0.9461764802</text:p>
          </table:table-cell>
          <table:table-cell office:value-type="string" calcext:value-type="string">
            <text:p>Eliminating the worst outlier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4.584595" calcext:value-type="float">
            <text:p>214.584595</text:p>
          </table:table-cell>
          <table:table-cell office:value-type="float" office:value="613" calcext:value-type="float">
            <text:p>613</text:p>
          </table:table-cell>
          <table:table-cell table:formula="of:=[.I27]*[.$J$2]" office:value-type="float" office:value="61.3" calcext:value-type="float">
            <text:p>61.3</text:p>
          </table:table-cell>
          <table:table-cell table:formula="of:=[.J27]*[.$I$17]" office:value-type="float" office:value="149.33906" calcext:value-type="float">
            <text:p>149.33906</text:p>
          </table:table-cell>
          <table:table-cell table:formula="of:=[.H27]-[.K27]" office:value-type="float" office:value="65.245535" calcext:value-type="float">
            <text:p>65.245535</text:p>
          </table:table-cell>
          <table:table-cell table:formula="of:=[.L27]-[.$M$15]" office:value-type="float" office:value="48.7471624444444" calcext:value-type="float">
            <text:p>48.7471624444</text:p>
          </table:table-cell>
          <table:table-cell table:formula="of:=[.M27]/([.$L$21]*[.$I$18])" office:value-type="float" office:value="0.0974943248888889" calcext:value-type="float">
            <text:p>0.0974943249</text:p>
          </table:table-cell>
          <table:table-cell table:formula="of:=[.N27]/[.$C$4]" office:value-type="float" office:value="0.000000000480884707994734" calcext:value-type="float">
            <text:p>4.80884707994734E-010</text:p>
          </table:table-cell>
          <table:table-cell table:formula="of:=[.N27]/[.$B$4]" office:value-type="float" office:value="0.961769415989467" calcext:value-type="float">
            <text:p>0.9617694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3.852097" calcext:value-type="float">
            <text:p>213.852097</text:p>
          </table:table-cell>
          <table:table-cell office:value-type="float" office:value="612" calcext:value-type="float">
            <text:p>612</text:p>
          </table:table-cell>
          <table:table-cell table:formula="of:=[.I28]*[.$J$2]" office:value-type="float" office:value="61.2" calcext:value-type="float">
            <text:p>61.2</text:p>
          </table:table-cell>
          <table:table-cell table:formula="of:=[.J28]*[.$I$17]" office:value-type="float" office:value="149.09544" calcext:value-type="float">
            <text:p>149.09544</text:p>
          </table:table-cell>
          <table:table-cell table:formula="of:=[.H28]-[.K28]" office:value-type="float" office:value="64.756657" calcext:value-type="float">
            <text:p>64.756657</text:p>
          </table:table-cell>
          <table:table-cell table:formula="of:=[.L28]-[.$M$15]" office:value-type="float" office:value="48.2582844444444" calcext:value-type="float">
            <text:p>48.2582844444</text:p>
          </table:table-cell>
          <table:table-cell table:formula="of:=[.M28]/([.$L$21]*[.$I$18])" office:value-type="float" office:value="0.0965165688888889" calcext:value-type="float">
            <text:p>0.0965165689</text:p>
          </table:table-cell>
          <table:table-cell table:formula="of:=[.N28]/[.$C$4]" office:value-type="float" office:value="0.000000000476061987194462" calcext:value-type="float">
            <text:p>4.76061987194462E-010</text:p>
          </table:table-cell>
          <table:table-cell table:formula="of:=[.N28]/[.$B$4]" office:value-type="float" office:value="0.952123974388924" calcext:value-type="float">
            <text:p>0.95212397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3.966934" calcext:value-type="float">
            <text:p>213.966934</text:p>
          </table:table-cell>
          <table:table-cell office:value-type="float" office:value="614" calcext:value-type="float">
            <text:p>614</text:p>
          </table:table-cell>
          <table:table-cell table:formula="of:=[.I29]*[.$J$2]" office:value-type="float" office:value="61.4" calcext:value-type="float">
            <text:p>61.4</text:p>
          </table:table-cell>
          <table:table-cell table:formula="of:=[.J29]*[.$I$17]" office:value-type="float" office:value="149.58268" calcext:value-type="float">
            <text:p>149.58268</text:p>
          </table:table-cell>
          <table:table-cell table:formula="of:=[.H29]-[.K29]" office:value-type="float" office:value="64.384254" calcext:value-type="float">
            <text:p>64.384254</text:p>
          </table:table-cell>
          <table:table-cell table:formula="of:=[.L29]-[.$M$15]" office:value-type="float" office:value="47.8858814444445" calcext:value-type="float">
            <text:p>47.8858814444</text:p>
          </table:table-cell>
          <table:table-cell table:formula="of:=[.M29]/([.$L$21]*[.$I$18])" office:value-type="float" office:value="0.0957717628888889" calcext:value-type="float">
            <text:p>0.0957717629</text:p>
          </table:table-cell>
          <table:table-cell table:formula="of:=[.N29]/[.$C$4]" office:value-type="float" office:value="0.00000000047238827781465" calcext:value-type="float">
            <text:p>4.7238827781465E-010</text:p>
          </table:table-cell>
          <table:table-cell table:formula="of:=[.N29]/[.$B$4]" office:value-type="float" office:value="0.944776555629301" calcext:value-type="float">
            <text:p>0.94477655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3.950317" calcext:value-type="float">
            <text:p>213.950317</text:p>
          </table:table-cell>
          <table:table-cell office:value-type="float" office:value="613" calcext:value-type="float">
            <text:p>613</text:p>
          </table:table-cell>
          <table:table-cell table:formula="of:=[.I30]*[.$J$2]" office:value-type="float" office:value="61.3" calcext:value-type="float">
            <text:p>61.3</text:p>
          </table:table-cell>
          <table:table-cell table:formula="of:=[.J30]*[.$I$17]" office:value-type="float" office:value="149.33906" calcext:value-type="float">
            <text:p>149.33906</text:p>
          </table:table-cell>
          <table:table-cell table:formula="of:=[.H30]-[.K30]" office:value-type="float" office:value="64.611257" calcext:value-type="float">
            <text:p>64.611257</text:p>
          </table:table-cell>
          <table:table-cell table:formula="of:=[.L30]-[.$M$15]" office:value-type="float" office:value="48.1128844444445" calcext:value-type="float">
            <text:p>48.1128844444</text:p>
          </table:table-cell>
          <table:table-cell table:formula="of:=[.M30]/([.$L$21]*[.$I$18])" office:value-type="float" office:value="0.0962257688888889" calcext:value-type="float">
            <text:p>0.0962257689</text:p>
          </table:table-cell>
          <table:table-cell table:formula="of:=[.N30]/[.$C$4]" office:value-type="float" office:value="0.000000000474627634238593" calcext:value-type="float">
            <text:p>4.74627634238593E-010</text:p>
          </table:table-cell>
          <table:table-cell table:formula="of:=[.N30]/[.$B$4]" office:value-type="float" office:value="0.949255268477185" calcext:value-type="float">
            <text:p>0.94925526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4.597183" calcext:value-type="float">
            <text:p>214.597183</text:p>
          </table:table-cell>
          <table:table-cell table:style-name="ce22" office:value-type="float" office:value="614" calcext:value-type="float">
            <text:p>614</text:p>
          </table:table-cell>
          <table:table-cell table:style-name="ce22" table:formula="of:=[.I31]*[.$J$2]" office:value-type="float" office:value="61.4" calcext:value-type="float">
            <text:p>61.4</text:p>
          </table:table-cell>
          <table:table-cell table:style-name="ce22" table:formula="of:=[.J31]*[.$I$17]" office:value-type="float" office:value="149.58268" calcext:value-type="float">
            <text:p>149.58268</text:p>
          </table:table-cell>
          <table:table-cell table:formula="of:=[.H31]-[.K31]" office:value-type="float" office:value="65.014503" calcext:value-type="float">
            <text:p>65.014503</text:p>
          </table:table-cell>
          <table:table-cell table:formula="of:=[.L31]-[.$M$15]" office:value-type="float" office:value="48.5161304444444" calcext:value-type="float">
            <text:p>48.5161304444</text:p>
          </table:table-cell>
          <table:table-cell table:formula="of:=[.M31]/([.$L$21]*[.$I$18])" office:value-type="float" office:value="0.0970322608888889" calcext:value-type="float">
            <text:p>0.0970322609</text:p>
          </table:table-cell>
          <table:table-cell table:formula="of:=[.N31]/[.$C$4]" office:value-type="float" office:value="0.00000000047860560598579" calcext:value-type="float">
            <text:p>4.7860560598579E-010</text:p>
          </table:table-cell>
          <table:table-cell table:formula="of:=[.N31]/[.$B$4]" office:value-type="float" office:value="0.95721121197158" calcext:value-type="float">
            <text:p>0.95721121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214.556635444444" calcext:value-type="float">
            <text:p>214.5566354444</text:p>
          </table:table-cell>
          <table:table-cell table:style-name="ce22" table:formula="of:=AVERAGE([.I23:.I31])" office:value-type="float" office:value="614.222222222222" calcext:value-type="float">
            <text:p>614.2222222222</text:p>
          </table:table-cell>
          <table:table-cell table:style-name="ce22" table:formula="of:=AVERAGE([.J23:.J31])" office:value-type="float" office:value="61.4222222222222" calcext:value-type="float">
            <text:p>61.4222222222</text:p>
          </table:table-cell>
          <table:table-cell table:style-name="ce22" table:formula="of:=AVERAGE([.K23:.K31])" office:value-type="float" office:value="149.636817777778" calcext:value-type="float">
            <text:p>149.6368177778</text:p>
          </table:table-cell>
          <table:table-cell table:formula="of:=AVERAGE([.L23:.L31])" office:value-type="float" office:value="64.9198176666667" calcext:value-type="float">
            <text:p>64.9198176667</text:p>
          </table:table-cell>
          <table:table-cell table:formula="of:=AVERAGE([.M23:.M31])" office:value-type="float" office:value="48.4214451111111" calcext:value-type="float">
            <text:p>48.4214451111</text:p>
          </table:table-cell>
          <table:table-cell table:style-name="ce22" table:formula="of:=AVERAGE([.N23:.N31])" office:value-type="float" office:value="0.0968428902222222" calcext:value-type="float">
            <text:p>0.0968428902</text:p>
          </table:table-cell>
          <table:table-cell table:style-name="ce32" table:formula="of:=AVERAGE([.O23:.O31])" office:value-type="float" office:value="0.0000000004776715469229" calcext:value-type="float">
            <text:p>4.776715469229E-010</text:p>
          </table:table-cell>
          <table:table-cell table:style-name="ce38" table:formula="of:=AVERAGE([.P23:.P31])" office:value-type="float" office:value="0.955343093845801" calcext:value-type="float">
            <text:p>0.9553430938</text:p>
          </table:table-cell>
          <table:table-cell table:style-name="ce9" table:formula="of:=[.O33]/[.$O$15]*100" office:value-type="float" office:value="68.2007954431361" calcext:value-type="float">
            <text:p>68.200795443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23:.H31])" office:value-type="float" office:value="0.704579454522356" calcext:value-type="float">
            <text:p>0.7045794545</text:p>
          </table:table-cell>
          <table:table-cell table:style-name="ce23" table:formula="of:=STDEV([.I23:.I31])" office:value-type="float" office:value="1.85592145427667" calcext:value-type="float">
            <text:p>1.8559214543</text:p>
          </table:table-cell>
          <table:table-cell table:style-name="ce23" table:formula="of:=STDEV([.J23:.J31])" office:value-type="float" office:value="0.185592145427667" calcext:value-type="float">
            <text:p>0.1855921454</text:p>
          </table:table-cell>
          <table:table-cell table:style-name="ce23" table:formula="of:=STDEV([.K23:.K31])" office:value-type="float" office:value="0.452139584690882" calcext:value-type="float">
            <text:p>0.4521395847</text:p>
          </table:table-cell>
          <table:table-cell table:style-name="ce23" table:formula="of:=STDEV([.L23:.L31])" office:value-type="float" office:value="0.398814629298183" calcext:value-type="float">
            <text:p>0.3988146293</text:p>
          </table:table-cell>
          <table:table-cell table:style-name="ce23" table:formula="of:=STDEV([.M23:.M31])" office:value-type="float" office:value="0.398814629298183" calcext:value-type="float">
            <text:p>0.3988146293</text:p>
          </table:table-cell>
          <table:table-cell table:style-name="ce23" table:formula="of:=STDEV([.N23:.N31])" office:value-type="float" office:value="0.000797629258596366" calcext:value-type="float">
            <text:p>0.0007976293</text:p>
          </table:table-cell>
          <table:table-cell table:style-name="ce30" table:formula="of:=STDEV([.O23:.O31])" office:value-type="float" office:value="0.00000000000393425682515681" calcext:value-type="float">
            <text:p>3.93425682515681E-012</text:p>
          </table:table-cell>
          <table:table-cell table:style-name="ce39" table:formula="of:=STDEV([.P23:.P31])" office:value-type="float" office:value="0.00786851365031369" calcext:value-type="float">
            <text:p>0.0078685137</text:p>
          </table:table-cell>
          <table:table-cell table:formula="of:=[.O34]/[.O33]*100" office:value-type="float" office:value="0.823632232336381" calcext:value-type="float">
            <text:p>0.823632232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910576" calcext:value-type="float">
            <text:p>108.910576</text:p>
          </table:table-cell>
          <table:table-cell office:value-type="float" office:value="278" calcext:value-type="float">
            <text:p>278</text:p>
          </table:table-cell>
          <table:table-cell table:formula="of:=[.I38]*[.$J$2]" office:value-type="float" office:value="27.8" calcext:value-type="float">
            <text:p>27.8</text:p>
          </table:table-cell>
          <table:table-cell table:formula="of:=[.J38]*[.$I$17]" office:value-type="float" office:value="67.72636" calcext:value-type="float">
            <text:p>67.72636</text:p>
          </table:table-cell>
          <table:table-cell table:formula="of:=[.H38]-[.K38]" office:value-type="float" office:value="41.184216" calcext:value-type="float">
            <text:p>41.184216</text:p>
          </table:table-cell>
          <table:table-cell table:formula="of:=[.L38]-[.$M$15]" office:value-type="float" office:value="24.6858434444445" calcext:value-type="float">
            <text:p>24.6858434444</text:p>
          </table:table-cell>
          <table:table-cell table:formula="of:=[.M38]/([.$L$36]*[.$I$18])" office:value-type="float" office:value="0.0493716868888889" calcext:value-type="float">
            <text:p>0.0493716869</text:p>
          </table:table-cell>
          <table:table-cell table:formula="of:=[.N38]/[.$C$5]" office:value-type="float" office:value="0.000000000669616181697516" calcext:value-type="float">
            <text:p>6.69616181697516E-010</text:p>
          </table:table-cell>
          <table:table-cell table:formula="of:=[.N38]/[.$B$5]" office:value-type="float" office:value="1.33923236339503" calcext:value-type="float">
            <text:p>1.33923236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229774" calcext:value-type="float">
            <text:p>108.229774</text:p>
          </table:table-cell>
          <table:table-cell office:value-type="float" office:value="277" calcext:value-type="float">
            <text:p>277</text:p>
          </table:table-cell>
          <table:table-cell table:formula="of:=[.I38]*[.$J$2]" office:value-type="float" office:value="27.8" calcext:value-type="float">
            <text:p>27.8</text:p>
          </table:table-cell>
          <table:table-cell table:formula="of:=[.J39]*[.$I$17]" office:value-type="float" office:value="67.72636" calcext:value-type="float">
            <text:p>67.72636</text:p>
          </table:table-cell>
          <table:table-cell table:formula="of:=[.H39]-[.K39]" office:value-type="float" office:value="40.503414" calcext:value-type="float">
            <text:p>40.503414</text:p>
          </table:table-cell>
          <table:table-cell table:formula="of:=[.L39]-[.$M$15]" office:value-type="float" office:value="24.0050414444445" calcext:value-type="float">
            <text:p>24.0050414444</text:p>
          </table:table-cell>
          <table:table-cell table:formula="of:=[.M39]/([.$L$36]*[.$I$18])" office:value-type="float" office:value="0.0480100828888889" calcext:value-type="float">
            <text:p>0.0480100829</text:p>
          </table:table-cell>
          <table:table-cell table:formula="of:=[.N39]/[.$C$5]" office:value-type="float" office:value="0.000000000651149077798151" calcext:value-type="float">
            <text:p>6.51149077798151E-010</text:p>
          </table:table-cell>
          <table:table-cell table:formula="of:=[.N39]/[.$B$5]" office:value-type="float" office:value="1.3022981555963" calcext:value-type="float">
            <text:p>1.30229815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645889" calcext:value-type="float">
            <text:p>108.645889</text:p>
          </table:table-cell>
          <table:table-cell office:value-type="float" office:value="278" calcext:value-type="float">
            <text:p>278</text:p>
          </table:table-cell>
          <table:table-cell table:formula="of:=[.I39]*[.$J$2]" office:value-type="float" office:value="27.7" calcext:value-type="float">
            <text:p>27.7</text:p>
          </table:table-cell>
          <table:table-cell table:formula="of:=[.J40]*[.$I$17]" office:value-type="float" office:value="67.48274" calcext:value-type="float">
            <text:p>67.48274</text:p>
          </table:table-cell>
          <table:table-cell table:formula="of:=[.H40]-[.K40]" office:value-type="float" office:value="41.163149" calcext:value-type="float">
            <text:p>41.163149</text:p>
          </table:table-cell>
          <table:table-cell table:formula="of:=[.L40]-[.$M$15]" office:value-type="float" office:value="24.6647764444444" calcext:value-type="float">
            <text:p>24.6647764444</text:p>
          </table:table-cell>
          <table:table-cell table:formula="of:=[.M40]/([.$L$36]*[.$I$18])" office:value-type="float" office:value="0.0493295528888889" calcext:value-type="float">
            <text:p>0.0493295529</text:p>
          </table:table-cell>
          <table:table-cell table:formula="of:=[.N40]/[.$C$5]" office:value-type="float" office:value="0.000000000669044728502831" calcext:value-type="float">
            <text:p>6.69044728502831E-010</text:p>
          </table:table-cell>
          <table:table-cell table:formula="of:=[.N40]/[.$B$5]" office:value-type="float" office:value="1.33808945700566" calcext:value-type="float">
            <text:p>1.3380894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400047" calcext:value-type="float">
            <text:p>108.400047</text:p>
          </table:table-cell>
          <table:table-cell office:value-type="float" office:value="278" calcext:value-type="float">
            <text:p>278</text:p>
          </table:table-cell>
          <table:table-cell table:formula="of:=[.I40]*[.$J$2]" office:value-type="float" office:value="27.8" calcext:value-type="float">
            <text:p>27.8</text:p>
          </table:table-cell>
          <table:table-cell table:formula="of:=[.J41]*[.$I$17]" office:value-type="float" office:value="67.72636" calcext:value-type="float">
            <text:p>67.72636</text:p>
          </table:table-cell>
          <table:table-cell table:formula="of:=[.H41]-[.K41]" office:value-type="float" office:value="40.673687" calcext:value-type="float">
            <text:p>40.673687</text:p>
          </table:table-cell>
          <table:table-cell table:formula="of:=[.L41]-[.$M$15]" office:value-type="float" office:value="24.1753144444445" calcext:value-type="float">
            <text:p>24.1753144444</text:p>
          </table:table-cell>
          <table:table-cell table:formula="of:=[.M41]/([.$L$36]*[.$I$18])" office:value-type="float" office:value="0.0483506288888889" calcext:value-type="float">
            <text:p>0.0483506289</text:p>
          </table:table-cell>
          <table:table-cell table:formula="of:=[.N41]/[.$C$5]" office:value-type="float" office:value="0.000000000655767820372727" calcext:value-type="float">
            <text:p>6.55767820372727E-010</text:p>
          </table:table-cell>
          <table:table-cell table:formula="of:=[.N41]/[.$B$5]" office:value-type="float" office:value="1.31153564074545" calcext:value-type="float">
            <text:p>1.31153564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100677" calcext:value-type="float">
            <text:p>108.100677</text:p>
          </table:table-cell>
          <table:table-cell office:value-type="float" office:value="277" calcext:value-type="float">
            <text:p>277</text:p>
          </table:table-cell>
          <table:table-cell table:formula="of:=[.I41]*[.$J$2]" office:value-type="float" office:value="27.8" calcext:value-type="float">
            <text:p>27.8</text:p>
          </table:table-cell>
          <table:table-cell table:formula="of:=[.J42]*[.$I$17]" office:value-type="float" office:value="67.72636" calcext:value-type="float">
            <text:p>67.72636</text:p>
          </table:table-cell>
          <table:table-cell table:formula="of:=[.H42]-[.K42]" office:value-type="float" office:value="40.374317" calcext:value-type="float">
            <text:p>40.374317</text:p>
          </table:table-cell>
          <table:table-cell table:formula="of:=[.L42]-[.$M$15]" office:value-type="float" office:value="23.8759444444445" calcext:value-type="float">
            <text:p>23.8759444444</text:p>
          </table:table-cell>
          <table:table-cell table:formula="of:=[.M42]/([.$L$36]*[.$I$18])" office:value-type="float" office:value="0.0477518888888889" calcext:value-type="float">
            <text:p>0.0477518889</text:p>
          </table:table-cell>
          <table:table-cell table:formula="of:=[.N42]/[.$C$5]" office:value-type="float" office:value="0.00000000064764725537093" calcext:value-type="float">
            <text:p>6.4764725537093E-010</text:p>
          </table:table-cell>
          <table:table-cell table:formula="of:=[.N42]/[.$B$5]" office:value-type="float" office:value="1.29529451074186" calcext:value-type="float">
            <text:p>1.29529451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387047" calcext:value-type="float">
            <text:p>108.387047</text:p>
          </table:table-cell>
          <table:table-cell office:value-type="float" office:value="278" calcext:value-type="float">
            <text:p>278</text:p>
          </table:table-cell>
          <table:table-cell table:formula="of:=[.I42]*[.$J$2]" office:value-type="float" office:value="27.7" calcext:value-type="float">
            <text:p>27.7</text:p>
          </table:table-cell>
          <table:table-cell table:formula="of:=[.J43]*[.$I$17]" office:value-type="float" office:value="67.48274" calcext:value-type="float">
            <text:p>67.48274</text:p>
          </table:table-cell>
          <table:table-cell table:formula="of:=[.H43]-[.K43]" office:value-type="float" office:value="40.904307" calcext:value-type="float">
            <text:p>40.904307</text:p>
          </table:table-cell>
          <table:table-cell table:formula="of:=[.L43]-[.$M$15]" office:value-type="float" office:value="24.4059344444444" calcext:value-type="float">
            <text:p>24.4059344444</text:p>
          </table:table-cell>
          <table:table-cell table:formula="of:=[.M43]/([.$L$36]*[.$I$18])" office:value-type="float" office:value="0.0488118688888889" calcext:value-type="float">
            <text:p>0.0488118689</text:p>
          </table:table-cell>
          <table:table-cell table:formula="of:=[.N43]/[.$C$5]" office:value-type="float" office:value="0.000000000662023506315587" calcext:value-type="float">
            <text:p>6.62023506315587E-010</text:p>
          </table:table-cell>
          <table:table-cell table:formula="of:=[.N43]/[.$B$5]" office:value-type="float" office:value="1.32404701263118" calcext:value-type="float">
            <text:p>1.32404701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72377" calcext:value-type="float">
            <text:p>108.72377</text:p>
          </table:table-cell>
          <table:table-cell office:value-type="float" office:value="278" calcext:value-type="float">
            <text:p>278</text:p>
          </table:table-cell>
          <table:table-cell table:formula="of:=[.I43]*[.$J$2]" office:value-type="float" office:value="27.8" calcext:value-type="float">
            <text:p>27.8</text:p>
          </table:table-cell>
          <table:table-cell table:formula="of:=[.J44]*[.$I$17]" office:value-type="float" office:value="67.72636" calcext:value-type="float">
            <text:p>67.72636</text:p>
          </table:table-cell>
          <table:table-cell table:formula="of:=[.H44]-[.K44]" office:value-type="float" office:value="40.99741" calcext:value-type="float">
            <text:p>40.99741</text:p>
          </table:table-cell>
          <table:table-cell table:formula="of:=[.L44]-[.$M$15]" office:value-type="float" office:value="24.4990374444445" calcext:value-type="float">
            <text:p>24.4990374444</text:p>
          </table:table-cell>
          <table:table-cell table:formula="of:=[.M44]/([.$L$36]*[.$I$18])" office:value-type="float" office:value="0.0489980748888889" calcext:value-type="float">
            <text:p>0.0489980749</text:p>
          </table:table-cell>
          <table:table-cell table:formula="of:=[.N44]/[.$C$5]" office:value-type="float" office:value="0.000000000664548973006847" calcext:value-type="float">
            <text:p>6.64548973006847E-010</text:p>
          </table:table-cell>
          <table:table-cell table:formula="of:=[.N44]/[.$B$5]" office:value-type="float" office:value="1.32909794601369" calcext:value-type="float">
            <text:p>1.3290979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624947" calcext:value-type="float">
            <text:p>108.624947</text:p>
          </table:table-cell>
          <table:table-cell table:style-name="ce22" office:value-type="float" office:value="278" calcext:value-type="float">
            <text:p>278</text:p>
          </table:table-cell>
          <table:table-cell table:formula="of:=[.I44]*[.$J$2]" office:value-type="float" office:value="27.8" calcext:value-type="float">
            <text:p>27.8</text:p>
          </table:table-cell>
          <table:table-cell table:formula="of:=[.J45]*[.$I$17]" office:value-type="float" office:value="67.72636" calcext:value-type="float">
            <text:p>67.72636</text:p>
          </table:table-cell>
          <table:table-cell table:formula="of:=[.H45]-[.K45]" office:value-type="float" office:value="40.898587" calcext:value-type="float">
            <text:p>40.898587</text:p>
          </table:table-cell>
          <table:table-cell table:formula="of:=[.L45]-[.$M$15]" office:value-type="float" office:value="24.4002144444445" calcext:value-type="float">
            <text:p>24.4002144444</text:p>
          </table:table-cell>
          <table:table-cell table:formula="of:=[.M45]/([.$L$36]*[.$I$18])" office:value-type="float" office:value="0.0488004288888889" calcext:value-type="float">
            <text:p>0.0488004289</text:p>
          </table:table-cell>
          <table:table-cell table:formula="of:=[.N45]/[.$C$5]" office:value-type="float" office:value="0.000000000661868348377885" calcext:value-type="float">
            <text:p>6.61868348377885E-010</text:p>
          </table:table-cell>
          <table:table-cell table:formula="of:=[.N45]/[.$B$5]" office:value-type="float" office:value="1.32373669675577" calcext:value-type="float">
            <text:p>1.32373669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8.298767" calcext:value-type="float">
            <text:p>108.298767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table:formula="of:=[.I45]*[.$J$2]" office:value-type="float" office:value="27.8" calcext:value-type="float">
            <text:p>27.8</text:p>
          </table:table-cell>
          <table:table-cell table:style-name="ce22" table:formula="of:=[.J46]*[.$I$17]" office:value-type="float" office:value="67.72636" calcext:value-type="float">
            <text:p>67.72636</text:p>
          </table:table-cell>
          <table:table-cell table:formula="of:=[.H46]-[.K46]" office:value-type="float" office:value="40.572407" calcext:value-type="float">
            <text:p>40.572407</text:p>
          </table:table-cell>
          <table:table-cell table:formula="of:=[.L46]-[.$M$15]" office:value-type="float" office:value="24.0740344444444" calcext:value-type="float">
            <text:p>24.0740344444</text:p>
          </table:table-cell>
          <table:table-cell table:formula="of:=[.M46]/([.$L$36]*[.$I$18])" office:value-type="float" office:value="0.0481480688888889" calcext:value-type="float">
            <text:p>0.0481480689</text:p>
          </table:table-cell>
          <table:table-cell table:formula="of:=[.N46]/[.$C$5]" office:value-type="float" office:value="0.000000000653020548356887" calcext:value-type="float">
            <text:p>6.53020548356887E-010</text:p>
          </table:table-cell>
          <table:table-cell table:formula="of:=[.N46]/[.$B$5]" office:value-type="float" office:value="1.30604109671377" calcext:value-type="float">
            <text:p>1.306041096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2" table:number-columns-repeated="2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108.480166" calcext:value-type="float">
            <text:p>108.480166</text:p>
          </table:table-cell>
          <table:table-cell table:style-name="ce22" table:formula="of:=AVERAGE([.I38:.I46])" office:value-type="float" office:value="277.777777777778" calcext:value-type="float">
            <text:p>277.7777777778</text:p>
          </table:table-cell>
          <table:table-cell table:style-name="ce22" table:formula="of:=AVERAGE([.J38:.J46])" office:value-type="float" office:value="27.7777777777778" calcext:value-type="float">
            <text:p>27.7777777778</text:p>
          </table:table-cell>
          <table:table-cell table:style-name="ce22" table:formula="of:=AVERAGE([.K38:.K46])" office:value-type="float" office:value="67.6722222222222" calcext:value-type="float">
            <text:p>67.6722222222</text:p>
          </table:table-cell>
          <table:table-cell table:formula="of:=AVERAGE([.L38:.L46])" office:value-type="float" office:value="40.8079437777778" calcext:value-type="float">
            <text:p>40.8079437778</text:p>
          </table:table-cell>
          <table:table-cell table:formula="of:=AVERAGE([.M38:.M46])" office:value-type="float" office:value="24.3095712222222" calcext:value-type="float">
            <text:p>24.3095712222</text:p>
          </table:table-cell>
          <table:table-cell table:style-name="ce22" table:formula="of:=AVERAGE([.N38:.N46])" office:value-type="float" office:value="0.0486191424444445" calcext:value-type="float">
            <text:p>0.0486191424</text:p>
          </table:table-cell>
          <table:table-cell table:style-name="ce32" table:formula="of:=AVERAGE([.O38:.O46])" office:value-type="float" office:value="0.000000000659409604422151" calcext:value-type="float">
            <text:p>6.59409604422151E-010</text:p>
          </table:table-cell>
          <table:table-cell table:style-name="ce38" table:formula="of:=AVERAGE([.P38:.P46])" office:value-type="float" office:value="1.3188192088443" calcext:value-type="float">
            <text:p>1.3188192088</text:p>
          </table:table-cell>
          <table:table-cell table:formula="of:=[.O48]/[.$O$15]*100" office:value-type="float" office:value="94.1489185071625" calcext:value-type="float">
            <text:p>94.148918507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38:.H46])" office:value-type="float" office:value="0.261659411715402" calcext:value-type="float">
            <text:p>0.2616594117</text:p>
          </table:table-cell>
          <table:table-cell table:style-name="ce23" table:formula="of:=STDEV([.I38:.I46])" office:value-type="float" office:value="0.440958551844098" calcext:value-type="float">
            <text:p>0.4409585518</text:p>
          </table:table-cell>
          <table:table-cell table:style-name="ce23" table:formula="of:=STDEV([.J38:.J46])" office:value-type="float" office:value="0.0440958551844089" calcext:value-type="float">
            <text:p>0.0440958552</text:p>
          </table:table-cell>
          <table:table-cell table:style-name="ce23" table:formula="of:=STDEV([.K38:.K46])" office:value-type="float" office:value="0.107426322400256" calcext:value-type="float">
            <text:p>0.1074263224</text:p>
          </table:table-cell>
          <table:table-cell table:style-name="ce23" table:formula="of:=STDEV([.L38:.L46])" office:value-type="float" office:value="0.290564982583403" calcext:value-type="float">
            <text:p>0.2905649826</text:p>
          </table:table-cell>
          <table:table-cell table:style-name="ce23" table:formula="of:=STDEV([.M38:.M46])" office:value-type="float" office:value="0.290564982583403" calcext:value-type="float">
            <text:p>0.2905649826</text:p>
          </table:table-cell>
          <table:table-cell table:style-name="ce23" table:formula="of:=STDEV([.N38:.N46])" office:value-type="float" office:value="0.000581129965166806" calcext:value-type="float">
            <text:p>0.00058113</text:p>
          </table:table-cell>
          <table:table-cell table:style-name="ce30" table:formula="of:=STDEV([.O38:.O46])" office:value-type="float" office:value="0.00000000000788172438225079" calcext:value-type="float">
            <text:p>7.88172438225079E-012</text:p>
          </table:table-cell>
          <table:table-cell table:style-name="ce39" table:formula="of:=STDEV([.P38:.P46])" office:value-type="float" office:value="0.0157634487645016" calcext:value-type="float">
            <text:p>0.0157634488</text:p>
          </table:table-cell>
          <table:table-cell table:formula="of:=[.O49]/[.O48]*100" office:value-type="float" office:value="1.19526987920621" calcext:value-type="float">
            <text:p>1.195269879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10.058441" calcext:value-type="float">
            <text:p>110.058441</text:p>
          </table:table-cell>
          <table:table-cell office:value-type="float" office:value="280" calcext:value-type="float">
            <text:p>280</text:p>
          </table:table-cell>
          <table:table-cell table:formula="of:=[.I53]*[.$J$2]" office:value-type="float" office:value="28" calcext:value-type="float">
            <text:p>28</text:p>
          </table:table-cell>
          <table:table-cell table:formula="of:=[.J53]*[.$I$17]" office:value-type="float" office:value="68.2136" calcext:value-type="float">
            <text:p>68.2136</text:p>
          </table:table-cell>
          <table:table-cell table:formula="of:=[.H53]-[.K53]" office:value-type="float" office:value="41.844841" calcext:value-type="float">
            <text:p>41.844841</text:p>
          </table:table-cell>
          <table:table-cell table:formula="of:=[.L53]-[.$M$15]" office:value-type="float" office:value="25.3464684444444" calcext:value-type="float">
            <text:p>25.3464684444</text:p>
          </table:table-cell>
          <table:table-cell table:formula="of:=[.M53]/([.$L$51]*[.$I$18])" office:value-type="float" office:value="0.0506929368888889" calcext:value-type="float">
            <text:p>0.0506929369</text:p>
          </table:table-cell>
          <table:table-cell table:formula="of:=[.N53]/[.$C$6]" office:value-type="float" office:value="0.000000000687535974109287" calcext:value-type="float">
            <text:p>6.87535974109287E-010</text:p>
          </table:table-cell>
          <table:table-cell table:formula="of:=[.N53]/[.$B$6]" office:value-type="float" office:value="1.37507194821857" calcext:value-type="float">
            <text:p>1.37507194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270416" calcext:value-type="float">
            <text:p>109.270416</text:p>
          </table:table-cell>
          <table:table-cell office:value-type="float" office:value="279" calcext:value-type="float">
            <text:p>279</text:p>
          </table:table-cell>
          <table:table-cell table:formula="of:=[.I54]*[.$J$2]" office:value-type="float" office:value="27.9" calcext:value-type="float">
            <text:p>27.9</text:p>
          </table:table-cell>
          <table:table-cell table:formula="of:=[.J54]*[.$I$17]" office:value-type="float" office:value="67.96998" calcext:value-type="float">
            <text:p>67.96998</text:p>
          </table:table-cell>
          <table:table-cell table:formula="of:=[.H54]-[.K54]" office:value-type="float" office:value="41.300436" calcext:value-type="float">
            <text:p>41.300436</text:p>
          </table:table-cell>
          <table:table-cell table:formula="of:=[.L54]-[.$M$15]" office:value-type="float" office:value="24.8020634444444" calcext:value-type="float">
            <text:p>24.8020634444</text:p>
          </table:table-cell>
          <table:table-cell table:formula="of:=[.M54]/([.$L$51]*[.$I$18])" office:value-type="float" office:value="0.0496041268888889" calcext:value-type="float">
            <text:p>0.0496041269</text:p>
          </table:table-cell>
          <table:table-cell table:formula="of:=[.N54]/[.$C$6]" office:value-type="float" office:value="0.000000000672768708886308" calcext:value-type="float">
            <text:p>6.72768708886308E-010</text:p>
          </table:table-cell>
          <table:table-cell table:formula="of:=[.N54]/[.$B$6]" office:value-type="float" office:value="1.34553741777262" calcext:value-type="float">
            <text:p>1.34553741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197571" calcext:value-type="float">
            <text:p>109.197571</text:p>
          </table:table-cell>
          <table:table-cell office:value-type="float" office:value="279" calcext:value-type="float">
            <text:p>279</text:p>
          </table:table-cell>
          <table:table-cell table:formula="of:=[.I55]*[.$J$2]" office:value-type="float" office:value="27.9" calcext:value-type="float">
            <text:p>27.9</text:p>
          </table:table-cell>
          <table:table-cell table:formula="of:=[.J55]*[.$I$17]" office:value-type="float" office:value="67.96998" calcext:value-type="float">
            <text:p>67.96998</text:p>
          </table:table-cell>
          <table:table-cell table:formula="of:=[.H55]-[.K55]" office:value-type="float" office:value="41.227591" calcext:value-type="float">
            <text:p>41.227591</text:p>
          </table:table-cell>
          <table:table-cell table:formula="of:=[.L55]-[.$M$15]" office:value-type="float" office:value="24.7292184444444" calcext:value-type="float">
            <text:p>24.7292184444</text:p>
          </table:table-cell>
          <table:table-cell table:formula="of:=[.M55]/([.$L$51]*[.$I$18])" office:value-type="float" office:value="0.0494584368888889" calcext:value-type="float">
            <text:p>0.0494584369</text:p>
          </table:table-cell>
          <table:table-cell table:formula="of:=[.N55]/[.$C$6]" office:value-type="float" office:value="0.000000000670792750849244" calcext:value-type="float">
            <text:p>6.70792750849244E-010</text:p>
          </table:table-cell>
          <table:table-cell table:formula="of:=[.N55]/[.$B$6]" office:value-type="float" office:value="1.34158550169849" calcext:value-type="float">
            <text:p>1.34158550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118439" calcext:value-type="float">
            <text:p>109.118439</text:p>
          </table:table-cell>
          <table:table-cell office:value-type="float" office:value="279" calcext:value-type="float">
            <text:p>279</text:p>
          </table:table-cell>
          <table:table-cell table:formula="of:=[.I56]*[.$J$2]" office:value-type="float" office:value="27.9" calcext:value-type="float">
            <text:p>27.9</text:p>
          </table:table-cell>
          <table:table-cell table:formula="of:=[.J56]*[.$I$17]" office:value-type="float" office:value="67.96998" calcext:value-type="float">
            <text:p>67.96998</text:p>
          </table:table-cell>
          <table:table-cell table:formula="of:=[.H56]-[.K56]" office:value-type="float" office:value="41.148459" calcext:value-type="float">
            <text:p>41.148459</text:p>
          </table:table-cell>
          <table:table-cell table:formula="of:=[.L56]-[.$M$15]" office:value-type="float" office:value="24.6500864444444" calcext:value-type="float">
            <text:p>24.6500864444</text:p>
          </table:table-cell>
          <table:table-cell table:formula="of:=[.M56]/([.$L$51]*[.$I$18])" office:value-type="float" office:value="0.0493001728888889" calcext:value-type="float">
            <text:p>0.0493001729</text:p>
          </table:table-cell>
          <table:table-cell table:formula="of:=[.N56]/[.$C$6]" office:value-type="float" office:value="0.000000000668646254708274" calcext:value-type="float">
            <text:p>6.68646254708274E-010</text:p>
          </table:table-cell>
          <table:table-cell table:formula="of:=[.N56]/[.$B$6]" office:value-type="float" office:value="1.33729250941655" calcext:value-type="float">
            <text:p>1.33729250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257179" calcext:value-type="float">
            <text:p>109.257179</text:p>
          </table:table-cell>
          <table:table-cell office:value-type="float" office:value="279" calcext:value-type="float">
            <text:p>279</text:p>
          </table:table-cell>
          <table:table-cell table:formula="of:=[.I57]*[.$J$2]" office:value-type="float" office:value="27.9" calcext:value-type="float">
            <text:p>27.9</text:p>
          </table:table-cell>
          <table:table-cell table:formula="of:=[.J57]*[.$I$17]" office:value-type="float" office:value="67.96998" calcext:value-type="float">
            <text:p>67.96998</text:p>
          </table:table-cell>
          <table:table-cell table:formula="of:=[.H57]-[.K57]" office:value-type="float" office:value="41.287199" calcext:value-type="float">
            <text:p>41.287199</text:p>
          </table:table-cell>
          <table:table-cell table:formula="of:=[.L57]-[.$M$15]" office:value-type="float" office:value="24.7888264444444" calcext:value-type="float">
            <text:p>24.7888264444</text:p>
          </table:table-cell>
          <table:table-cell table:formula="of:=[.M57]/([.$L$51]*[.$I$18])" office:value-type="float" office:value="0.0495776528888889" calcext:value-type="float">
            <text:p>0.0495776529</text:p>
          </table:table-cell>
          <table:table-cell table:formula="of:=[.N57]/[.$C$6]" office:value-type="float" office:value="0.00000000067240964846299" calcext:value-type="float">
            <text:p>6.7240964846299E-010</text:p>
          </table:table-cell>
          <table:table-cell table:formula="of:=[.N57]/[.$B$6]" office:value-type="float" office:value="1.34481929692598" calcext:value-type="float">
            <text:p>1.34481929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045959" calcext:value-type="float">
            <text:p>109.045959</text:p>
          </table:table-cell>
          <table:table-cell office:value-type="float" office:value="279" calcext:value-type="float">
            <text:p>279</text:p>
          </table:table-cell>
          <table:table-cell table:formula="of:=[.I58]*[.$J$2]" office:value-type="float" office:value="27.9" calcext:value-type="float">
            <text:p>27.9</text:p>
          </table:table-cell>
          <table:table-cell table:formula="of:=[.J58]*[.$I$17]" office:value-type="float" office:value="67.96998" calcext:value-type="float">
            <text:p>67.96998</text:p>
          </table:table-cell>
          <table:table-cell table:formula="of:=[.H58]-[.K58]" office:value-type="float" office:value="41.075979" calcext:value-type="float">
            <text:p>41.075979</text:p>
          </table:table-cell>
          <table:table-cell table:formula="of:=[.L58]-[.$M$15]" office:value-type="float" office:value="24.5776064444444" calcext:value-type="float">
            <text:p>24.5776064444</text:p>
          </table:table-cell>
          <table:table-cell table:formula="of:=[.M58]/([.$L$51]*[.$I$18])" office:value-type="float" office:value="0.0491552128888889" calcext:value-type="float">
            <text:p>0.0491552129</text:p>
          </table:table-cell>
          <table:table-cell table:formula="of:=[.N58]/[.$C$6]" office:value-type="float" office:value="0.000000000666680197483669" calcext:value-type="float">
            <text:p>6.66680197483669E-010</text:p>
          </table:table-cell>
          <table:table-cell table:formula="of:=[.N58]/[.$B$6]" office:value-type="float" office:value="1.33336039496734" calcext:value-type="float">
            <text:p>1.3333603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310532" calcext:value-type="float">
            <text:p>109.310532</text:p>
          </table:table-cell>
          <table:table-cell office:value-type="float" office:value="279" calcext:value-type="float">
            <text:p>279</text:p>
          </table:table-cell>
          <table:table-cell table:formula="of:=[.I59]*[.$J$2]" office:value-type="float" office:value="27.9" calcext:value-type="float">
            <text:p>27.9</text:p>
          </table:table-cell>
          <table:table-cell table:formula="of:=[.J59]*[.$I$17]" office:value-type="float" office:value="67.96998" calcext:value-type="float">
            <text:p>67.96998</text:p>
          </table:table-cell>
          <table:table-cell table:formula="of:=[.H59]-[.K59]" office:value-type="float" office:value="41.340552" calcext:value-type="float">
            <text:p>41.340552</text:p>
          </table:table-cell>
          <table:table-cell table:formula="of:=[.L59]-[.$M$15]" office:value-type="float" office:value="24.8421794444444" calcext:value-type="float">
            <text:p>24.8421794444</text:p>
          </table:table-cell>
          <table:table-cell table:formula="of:=[.M59]/([.$L$51]*[.$I$18])" office:value-type="float" office:value="0.0496843588888889" calcext:value-type="float">
            <text:p>0.0496843589</text:p>
          </table:table-cell>
          <table:table-cell table:formula="of:=[.N59]/[.$C$6]" office:value-type="float" office:value="0.000000000673856875989265" calcext:value-type="float">
            <text:p>6.73856875989265E-010</text:p>
          </table:table-cell>
          <table:table-cell table:formula="of:=[.N59]/[.$B$6]" office:value-type="float" office:value="1.34771375197853" calcext:value-type="float">
            <text:p>1.3477137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028847" calcext:value-type="float">
            <text:p>109.028847</text:p>
          </table:table-cell>
          <table:table-cell office:value-type="float" office:value="279" calcext:value-type="float">
            <text:p>279</text:p>
          </table:table-cell>
          <table:table-cell table:formula="of:=[.I60]*[.$J$2]" office:value-type="float" office:value="27.9" calcext:value-type="float">
            <text:p>27.9</text:p>
          </table:table-cell>
          <table:table-cell table:formula="of:=[.J60]*[.$I$17]" office:value-type="float" office:value="67.96998" calcext:value-type="float">
            <text:p>67.96998</text:p>
          </table:table-cell>
          <table:table-cell table:formula="of:=[.H60]-[.K60]" office:value-type="float" office:value="41.058867" calcext:value-type="float">
            <text:p>41.058867</text:p>
          </table:table-cell>
          <table:table-cell table:formula="of:=[.L60]-[.$M$15]" office:value-type="float" office:value="24.5604944444444" calcext:value-type="float">
            <text:p>24.5604944444</text:p>
          </table:table-cell>
          <table:table-cell table:formula="of:=[.M60]/([.$L$51]*[.$I$18])" office:value-type="float" office:value="0.0491209888888889" calcext:value-type="float">
            <text:p>0.0491209889</text:p>
          </table:table-cell>
          <table:table-cell table:formula="of:=[.N60]/[.$C$6]" office:value-type="float" office:value="0.00000000066621602569521" calcext:value-type="float">
            <text:p>6.6621602569521E-010</text:p>
          </table:table-cell>
          <table:table-cell table:formula="of:=[.N60]/[.$B$6]" office:value-type="float" office:value="1.33243205139042" calcext:value-type="float">
            <text:p>1.33243205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.048553" calcext:value-type="float">
            <text:p>109.048553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table:formula="of:=[.I61]*[.$J$2]" office:value-type="float" office:value="27.9" calcext:value-type="float">
            <text:p>27.9</text:p>
          </table:table-cell>
          <table:table-cell table:style-name="ce22" table:formula="of:=[.J61]*[.$I$17]" office:value-type="float" office:value="67.96998" calcext:value-type="float">
            <text:p>67.96998</text:p>
          </table:table-cell>
          <table:table-cell table:formula="of:=[.H61]-[.K61]" office:value-type="float" office:value="41.078573" calcext:value-type="float">
            <text:p>41.078573</text:p>
          </table:table-cell>
          <table:table-cell table:formula="of:=[.L61]-[.$M$15]" office:value-type="float" office:value="24.5802004444444" calcext:value-type="float">
            <text:p>24.5802004444</text:p>
          </table:table-cell>
          <table:table-cell table:formula="of:=[.M61]/([.$L$51]*[.$I$18])" office:value-type="float" office:value="0.0491604008888889" calcext:value-type="float">
            <text:p>0.0491604009</text:p>
          </table:table-cell>
          <table:table-cell table:formula="of:=[.N61]/[.$C$6]" office:value-type="float" office:value="0.000000000666750561065907" calcext:value-type="float">
            <text:p>6.66750561065907E-010</text:p>
          </table:table-cell>
          <table:table-cell table:formula="of:=[.N61]/[.$B$6]" office:value-type="float" office:value="1.33350112213181" calcext:value-type="float">
            <text:p>1.333501122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109.259548555556" calcext:value-type="float">
            <text:p>109.2595485556</text:p>
          </table:table-cell>
          <table:table-cell table:style-name="ce22" table:formula="of:=AVERAGE([.I53:.I61])" office:value-type="float" office:value="279.111111111111" calcext:value-type="float">
            <text:p>279.1111111111</text:p>
          </table:table-cell>
          <table:table-cell table:style-name="ce22" table:formula="of:=AVERAGE([.J53:.J61])" office:value-type="float" office:value="27.9111111111111" calcext:value-type="float">
            <text:p>27.9111111111</text:p>
          </table:table-cell>
          <table:table-cell table:style-name="ce22" table:formula="of:=AVERAGE([.K53:.K61])" office:value-type="float" office:value="67.9970488888889" calcext:value-type="float">
            <text:p>67.9970488889</text:p>
          </table:table-cell>
          <table:table-cell table:formula="of:=AVERAGE([.L53:.L61])" office:value-type="float" office:value="41.2624996666666" calcext:value-type="float">
            <text:p>41.2624996667</text:p>
          </table:table-cell>
          <table:table-cell table:formula="of:=AVERAGE([.M53:.M61])" office:value-type="float" office:value="24.7641271111111" calcext:value-type="float">
            <text:p>24.7641271111</text:p>
          </table:table-cell>
          <table:table-cell table:style-name="ce22" table:formula="of:=AVERAGE([.N53:.N61])" office:value-type="float" office:value="0.0495282542222222" calcext:value-type="float">
            <text:p>0.0495282542</text:p>
          </table:table-cell>
          <table:table-cell table:style-name="ce32" table:formula="of:=AVERAGE([.O53:.O61])" office:value-type="float" office:value="0.000000000671739666361128" calcext:value-type="float">
            <text:p>6.71739666361128E-010</text:p>
          </table:table-cell>
          <table:table-cell table:style-name="ce38" table:formula="of:=AVERAGE([.P53:.P61])" office:value-type="float" office:value="1.34347933272226" calcext:value-type="float">
            <text:p>1.3434793327</text:p>
          </table:table-cell>
          <table:table-cell table:formula="of:=[.O63]/[.$O$15]*100" office:value-type="float" office:value="95.9093751169784" calcext:value-type="float">
            <text:p>95.90937511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53:.H61])" office:value-type="float" office:value="0.317818367948627" calcext:value-type="float">
            <text:p>0.3178183679</text:p>
          </table:table-cell>
          <table:table-cell table:style-name="ce23" table:formula="of:=STDEV([.I53:.I61])" office:value-type="float" office:value="0.333333333333333" calcext:value-type="float">
            <text:p>0.3333333333</text:p>
          </table:table-cell>
          <table:table-cell table:style-name="ce23" table:formula="of:=STDEV([.J53:.J61])" office:value-type="float" office:value="0.0333333333333326" calcext:value-type="float">
            <text:p>0.0333333333</text:p>
          </table:table-cell>
          <table:table-cell table:style-name="ce23" table:formula="of:=STDEV([.K53:.K61])" office:value-type="float" office:value="0.0812066666666643" calcext:value-type="float">
            <text:p>0.0812066667</text:p>
          </table:table-cell>
          <table:table-cell table:style-name="ce23" table:formula="of:=STDEV([.L53:.L61])" office:value-type="float" office:value="0.242788989428581" calcext:value-type="float">
            <text:p>0.2427889894</text:p>
          </table:table-cell>
          <table:table-cell table:style-name="ce23" table:formula="of:=STDEV([.M53:.M61])" office:value-type="float" office:value="0.242788989428581" calcext:value-type="float">
            <text:p>0.2427889894</text:p>
          </table:table-cell>
          <table:table-cell table:style-name="ce23" table:formula="of:=STDEV([.N53:.N61])" office:value-type="float" office:value="0.000485577978857162" calcext:value-type="float">
            <text:p>0.000485578</text:p>
          </table:table-cell>
          <table:table-cell table:style-name="ce30" table:formula="of:=STDEV([.O53:.O61])" office:value-type="float" office:value="0.0000000000065857760309159" calcext:value-type="float">
            <text:p>6.5857760309159E-012</text:p>
          </table:table-cell>
          <table:table-cell table:style-name="ce39" table:formula="of:=STDEV([.P53:.P61])" office:value-type="float" office:value="0.0131715520618318" calcext:value-type="float">
            <text:p>0.0131715521</text:p>
          </table:table-cell>
          <table:table-cell table:formula="of:=[.O64]/[.O63]*100" office:value-type="float" office:value="0.980406005587197" calcext:value-type="float">
            <text:p>0.980406005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Iterations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9.569725" calcext:value-type="float">
            <text:p>89.569725</text:p>
          </table:table-cell>
          <table:table-cell office:value-type="float" office:value="235" calcext:value-type="float">
            <text:p>235</text:p>
          </table:table-cell>
          <table:table-cell table:formula="of:=[.I68]*[.$J$2]" office:value-type="float" office:value="23.5" calcext:value-type="float">
            <text:p>23.5</text:p>
          </table:table-cell>
          <table:table-cell table:formula="of:=[.J68]*[.$I$17]" office:value-type="float" office:value="57.2507" calcext:value-type="float">
            <text:p>57.2507</text:p>
          </table:table-cell>
          <table:table-cell table:formula="of:=[.H68]-[.K68]" office:value-type="float" office:value="32.319025" calcext:value-type="float">
            <text:p>32.319025</text:p>
          </table:table-cell>
          <table:table-cell table:formula="of:=[.L68]-[.$M$15]" office:value-type="float" office:value="15.8206524444445" calcext:value-type="float">
            <text:p>15.8206524444</text:p>
          </table:table-cell>
          <table:table-cell table:formula="of:=[.M68]/([.$L$66]*[.$I$18])" office:value-type="float" office:value="0.0316413048888889" calcext:value-type="float">
            <text:p>0.0316413049</text:p>
          </table:table-cell>
          <table:table-cell table:formula="of:=[.N68]/[.$C$7]" office:value-type="float" office:value="0.000000000527006329972432" calcext:value-type="float">
            <text:p>5.27006329972432E-010</text:p>
          </table:table-cell>
          <table:table-cell table:formula="of:=[.N68]/[.$B$7]" office:value-type="float" office:value="1.05401265994486" calcext:value-type="float">
            <text:p>1.05401265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9.442474" calcext:value-type="float">
            <text:p>89.442474</text:p>
          </table:table-cell>
          <table:table-cell office:value-type="float" office:value="235" calcext:value-type="float">
            <text:p>235</text:p>
          </table:table-cell>
          <table:table-cell table:formula="of:=[.I69]*[.$J$2]" office:value-type="float" office:value="23.5" calcext:value-type="float">
            <text:p>23.5</text:p>
          </table:table-cell>
          <table:table-cell table:formula="of:=[.J69]*[.$I$17]" office:value-type="float" office:value="57.2507" calcext:value-type="float">
            <text:p>57.2507</text:p>
          </table:table-cell>
          <table:table-cell table:formula="of:=[.H69]-[.K69]" office:value-type="float" office:value="32.191774" calcext:value-type="float">
            <text:p>32.191774</text:p>
          </table:table-cell>
          <table:table-cell table:formula="of:=[.L69]-[.$M$15]" office:value-type="float" office:value="15.6934014444445" calcext:value-type="float">
            <text:p>15.6934014444</text:p>
          </table:table-cell>
          <table:table-cell table:formula="of:=[.M69]/([.$L$66]*[.$I$18])" office:value-type="float" office:value="0.0313868028888889" calcext:value-type="float">
            <text:p>0.0313868029</text:p>
          </table:table-cell>
          <table:table-cell table:formula="of:=[.N69]/[.$C$7]" office:value-type="float" office:value="0.000000000522767435101894" calcext:value-type="float">
            <text:p>5.22767435101894E-010</text:p>
          </table:table-cell>
          <table:table-cell table:formula="of:=[.N69]/[.$B$7]" office:value-type="float" office:value="1.04553487020379" calcext:value-type="float">
            <text:p>1.04553487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075035" calcext:value-type="float">
            <text:p>88.075035</text:p>
          </table:table-cell>
          <table:table-cell office:value-type="float" office:value="232" calcext:value-type="float">
            <text:p>232</text:p>
          </table:table-cell>
          <table:table-cell table:formula="of:=[.I70]*[.$J$2]" office:value-type="float" office:value="23.2" calcext:value-type="float">
            <text:p>23.2</text:p>
          </table:table-cell>
          <table:table-cell table:formula="of:=[.J70]*[.$I$17]" office:value-type="float" office:value="56.51984" calcext:value-type="float">
            <text:p>56.51984</text:p>
          </table:table-cell>
          <table:table-cell table:formula="of:=[.H70]-[.K70]" office:value-type="float" office:value="31.555195" calcext:value-type="float">
            <text:p>31.555195</text:p>
          </table:table-cell>
          <table:table-cell table:formula="of:=[.L70]-[.$M$15]" office:value-type="float" office:value="15.0568224444444" calcext:value-type="float">
            <text:p>15.0568224444</text:p>
          </table:table-cell>
          <table:table-cell table:formula="of:=[.M70]/([.$L$66]*[.$I$18])" office:value-type="float" office:value="0.0301136448888889" calcext:value-type="float">
            <text:p>0.0301136449</text:p>
          </table:table-cell>
          <table:table-cell table:formula="of:=[.N70]/[.$C$7]" office:value-type="float" office:value="0.00000000050156216789148" calcext:value-type="float">
            <text:p>5.0156216789148E-010</text:p>
          </table:table-cell>
          <table:table-cell table:formula="of:=[.N70]/[.$B$7]" office:value-type="float" office:value="1.00312433578296" calcext:value-type="float">
            <text:p>1.00312433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9133" calcext:value-type="float">
            <text:p>87.9133</text:p>
          </table:table-cell>
          <table:table-cell office:value-type="float" office:value="231" calcext:value-type="float">
            <text:p>231</text:p>
          </table:table-cell>
          <table:table-cell table:formula="of:=[.I71]*[.$J$2]" office:value-type="float" office:value="23.1" calcext:value-type="float">
            <text:p>23.1</text:p>
          </table:table-cell>
          <table:table-cell table:formula="of:=[.J71]*[.$I$17]" office:value-type="float" office:value="56.27622" calcext:value-type="float">
            <text:p>56.27622</text:p>
          </table:table-cell>
          <table:table-cell table:formula="of:=[.H71]-[.K71]" office:value-type="float" office:value="31.63708" calcext:value-type="float">
            <text:p>31.63708</text:p>
          </table:table-cell>
          <table:table-cell table:formula="of:=[.L71]-[.$M$15]" office:value-type="float" office:value="15.1387074444445" calcext:value-type="float">
            <text:p>15.1387074444</text:p>
          </table:table-cell>
          <table:table-cell table:formula="of:=[.M71]/([.$L$66]*[.$I$18])" office:value-type="float" office:value="0.0302774148888889" calcext:value-type="float">
            <text:p>0.0302774149</text:p>
          </table:table-cell>
          <table:table-cell table:formula="of:=[.N71]/[.$C$7]" office:value-type="float" office:value="0.000000000504289862813124" calcext:value-type="float">
            <text:p>5.04289862813124E-010</text:p>
          </table:table-cell>
          <table:table-cell table:formula="of:=[.N71]/[.$B$7]" office:value-type="float" office:value="1.00857972562625" calcext:value-type="float">
            <text:p>1.00857972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898399" calcext:value-type="float">
            <text:p>88.898399</text:p>
          </table:table-cell>
          <table:table-cell office:value-type="float" office:value="234" calcext:value-type="float">
            <text:p>234</text:p>
          </table:table-cell>
          <table:table-cell table:formula="of:=[.I72]*[.$J$2]" office:value-type="float" office:value="23.4" calcext:value-type="float">
            <text:p>23.4</text:p>
          </table:table-cell>
          <table:table-cell table:formula="of:=[.J72]*[.$I$17]" office:value-type="float" office:value="57.00708" calcext:value-type="float">
            <text:p>57.00708</text:p>
          </table:table-cell>
          <table:table-cell table:formula="of:=[.H72]-[.K72]" office:value-type="float" office:value="31.891319" calcext:value-type="float">
            <text:p>31.891319</text:p>
          </table:table-cell>
          <table:table-cell table:formula="of:=[.L72]-[.$M$15]" office:value-type="float" office:value="15.3929464444444" calcext:value-type="float">
            <text:p>15.3929464444</text:p>
          </table:table-cell>
          <table:table-cell table:formula="of:=[.M72]/([.$L$66]*[.$I$18])" office:value-type="float" office:value="0.0307858928888889" calcext:value-type="float">
            <text:p>0.0307858929</text:p>
          </table:table-cell>
          <table:table-cell table:formula="of:=[.N72]/[.$C$7]" office:value-type="float" office:value="0.000000000512758891685122" calcext:value-type="float">
            <text:p>5.12758891685122E-010</text:p>
          </table:table-cell>
          <table:table-cell table:formula="of:=[.N72]/[.$B$7]" office:value-type="float" office:value="1.02551778337024" calcext:value-type="float">
            <text:p>1.02551778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841583" calcext:value-type="float">
            <text:p>88.841583</text:p>
          </table:table-cell>
          <table:table-cell office:value-type="float" office:value="234" calcext:value-type="float">
            <text:p>234</text:p>
          </table:table-cell>
          <table:table-cell table:formula="of:=[.I73]*[.$J$2]" office:value-type="float" office:value="23.4" calcext:value-type="float">
            <text:p>23.4</text:p>
          </table:table-cell>
          <table:table-cell table:formula="of:=[.J73]*[.$I$17]" office:value-type="float" office:value="57.00708" calcext:value-type="float">
            <text:p>57.00708</text:p>
          </table:table-cell>
          <table:table-cell table:formula="of:=[.H73]-[.K73]" office:value-type="float" office:value="31.834503" calcext:value-type="float">
            <text:p>31.834503</text:p>
          </table:table-cell>
          <table:table-cell table:formula="of:=[.L73]-[.$M$15]" office:value-type="float" office:value="15.3361304444444" calcext:value-type="float">
            <text:p>15.3361304444</text:p>
          </table:table-cell>
          <table:table-cell table:formula="of:=[.M73]/([.$L$66]*[.$I$18])" office:value-type="float" office:value="0.0306722608888889" calcext:value-type="float">
            <text:p>0.0306722609</text:p>
          </table:table-cell>
          <table:table-cell table:formula="of:=[.N73]/[.$C$7]" office:value-type="float" office:value="0.000000000510866277474118" calcext:value-type="float">
            <text:p>5.10866277474118E-010</text:p>
          </table:table-cell>
          <table:table-cell table:formula="of:=[.N73]/[.$B$7]" office:value-type="float" office:value="1.02173255494824" calcext:value-type="float">
            <text:p>1.02173255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9.00473" calcext:value-type="float">
            <text:p>89.00473</text:p>
          </table:table-cell>
          <table:table-cell office:value-type="float" office:value="234" calcext:value-type="float">
            <text:p>234</text:p>
          </table:table-cell>
          <table:table-cell table:formula="of:=[.I74]*[.$J$2]" office:value-type="float" office:value="23.4" calcext:value-type="float">
            <text:p>23.4</text:p>
          </table:table-cell>
          <table:table-cell table:formula="of:=[.J74]*[.$I$17]" office:value-type="float" office:value="57.00708" calcext:value-type="float">
            <text:p>57.00708</text:p>
          </table:table-cell>
          <table:table-cell table:formula="of:=[.H74]-[.K74]" office:value-type="float" office:value="31.99765" calcext:value-type="float">
            <text:p>31.99765</text:p>
          </table:table-cell>
          <table:table-cell table:formula="of:=[.L74]-[.$M$15]" office:value-type="float" office:value="15.4992774444444" calcext:value-type="float">
            <text:p>15.4992774444</text:p>
          </table:table-cell>
          <table:table-cell table:formula="of:=[.M74]/([.$L$66]*[.$I$18])" office:value-type="float" office:value="0.0309985548888889" calcext:value-type="float">
            <text:p>0.0309985549</text:p>
          </table:table-cell>
          <table:table-cell table:formula="of:=[.N74]/[.$C$7]" office:value-type="float" office:value="0.000000000516300914384191" calcext:value-type="float">
            <text:p>5.16300914384191E-010</text:p>
          </table:table-cell>
          <table:table-cell table:formula="of:=[.N74]/[.$B$7]" office:value-type="float" office:value="1.03260182876838" calcext:value-type="float">
            <text:p>1.03260182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425385" calcext:value-type="float">
            <text:p>88.425385</text:p>
          </table:table-cell>
          <table:table-cell office:value-type="float" office:value="233" calcext:value-type="float">
            <text:p>233</text:p>
          </table:table-cell>
          <table:table-cell table:formula="of:=[.I75]*[.$J$2]" office:value-type="float" office:value="23.3" calcext:value-type="float">
            <text:p>23.3</text:p>
          </table:table-cell>
          <table:table-cell table:formula="of:=[.J75]*[.$I$17]" office:value-type="float" office:value="56.76346" calcext:value-type="float">
            <text:p>56.76346</text:p>
          </table:table-cell>
          <table:table-cell table:formula="of:=[.H75]-[.K75]" office:value-type="float" office:value="31.661925" calcext:value-type="float">
            <text:p>31.661925</text:p>
          </table:table-cell>
          <table:table-cell table:formula="of:=[.L75]-[.$M$15]" office:value-type="float" office:value="15.1635524444445" calcext:value-type="float">
            <text:p>15.1635524444</text:p>
          </table:table-cell>
          <table:table-cell table:formula="of:=[.M75]/([.$L$66]*[.$I$18])" office:value-type="float" office:value="0.0303271048888889" calcext:value-type="float">
            <text:p>0.0303271049</text:p>
          </table:table-cell>
          <table:table-cell table:formula="of:=[.N75]/[.$C$7]" office:value-type="float" office:value="0.000000000505117481794967" calcext:value-type="float">
            <text:p>5.05117481794967E-010</text:p>
          </table:table-cell>
          <table:table-cell table:formula="of:=[.N75]/[.$B$7]" office:value-type="float" office:value="1.01023496358993" calcext:value-type="float">
            <text:p>1.01023496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9.339523" calcext:value-type="float">
            <text:p>89.339523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table:formula="of:=[.I76]*[.$J$2]" office:value-type="float" office:value="23.5" calcext:value-type="float">
            <text:p>23.5</text:p>
          </table:table-cell>
          <table:table-cell table:style-name="ce22" table:formula="of:=[.J76]*[.$I$17]" office:value-type="float" office:value="57.2507" calcext:value-type="float">
            <text:p>57.2507</text:p>
          </table:table-cell>
          <table:table-cell table:formula="of:=[.H76]-[.K76]" office:value-type="float" office:value="32.088823" calcext:value-type="float">
            <text:p>32.088823</text:p>
          </table:table-cell>
          <table:table-cell table:formula="of:=[.L76]-[.$M$15]" office:value-type="float" office:value="15.5904504444445" calcext:value-type="float">
            <text:p>15.5904504444</text:p>
          </table:table-cell>
          <table:table-cell table:formula="of:=[.M76]/([.$L$66]*[.$I$18])" office:value-type="float" office:value="0.0311809008888889" calcext:value-type="float">
            <text:p>0.0311809009</text:p>
          </table:table-cell>
          <table:table-cell table:formula="of:=[.N76]/[.$C$7]" office:value-type="float" office:value="0.000000000519338004560548" calcext:value-type="float">
            <text:p>5.19338004560548E-010</text:p>
          </table:table-cell>
          <table:table-cell table:formula="of:=[.N76]/[.$B$7]" office:value-type="float" office:value="1.0386760091211" calcext:value-type="float">
            <text:p>1.038676009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88.8344615555556" calcext:value-type="float">
            <text:p>88.8344615556</text:p>
          </table:table-cell>
          <table:table-cell table:style-name="ce22" table:formula="of:=AVERAGE([.I68:.I76])" office:value-type="float" office:value="233.666666666667" calcext:value-type="float">
            <text:p>233.6666666667</text:p>
          </table:table-cell>
          <table:table-cell table:style-name="ce22" table:formula="of:=AVERAGE([.J68:.J76])" office:value-type="float" office:value="23.3666666666667" calcext:value-type="float">
            <text:p>23.3666666667</text:p>
          </table:table-cell>
          <table:table-cell table:style-name="ce22" table:formula="of:=AVERAGE([.K68:.K76])" office:value-type="float" office:value="56.9258733333333" calcext:value-type="float">
            <text:p>56.9258733333</text:p>
          </table:table-cell>
          <table:table-cell table:formula="of:=AVERAGE([.L68:.L76])" office:value-type="float" office:value="31.9085882222222" calcext:value-type="float">
            <text:p>31.9085882222</text:p>
          </table:table-cell>
          <table:table-cell table:formula="of:=AVERAGE([.M68:.M76])" office:value-type="float" office:value="15.4102156666667" calcext:value-type="float">
            <text:p>15.4102156667</text:p>
          </table:table-cell>
          <table:table-cell table:style-name="ce22" table:formula="of:=AVERAGE([.N68:.N76])" office:value-type="float" office:value="0.0308204313333333" calcext:value-type="float">
            <text:p>0.0308204313</text:p>
          </table:table-cell>
          <table:table-cell table:style-name="ce34" table:formula="of:=AVERAGE([.O68:.O76])" office:value-type="float" office:value="0.000000000513334151741986" calcext:value-type="float">
            <text:p>5.13334151741986E-010</text:p>
          </table:table-cell>
          <table:table-cell table:style-name="ce38" table:formula="of:=AVERAGE([.P68:.P76])" office:value-type="float" office:value="1.02666830348397" calcext:value-type="float">
            <text:p>1.0266683035</text:p>
          </table:table-cell>
          <table:table-cell table:formula="of:=[.O78]/[.$O$15]*100" office:value-type="float" office:value="73.2926164483936" calcext:value-type="float">
            <text:p>73.2926164484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68:.H76])" office:value-type="float" office:value="0.590669060892838" calcext:value-type="float">
            <text:p>0.5906690609</text:p>
          </table:table-cell>
          <table:table-cell table:style-name="ce23" table:formula="of:=STDEV([.I68:.I76])" office:value-type="float" office:value="1.4142135623731" calcext:value-type="float">
            <text:p>1.4142135624</text:p>
          </table:table-cell>
          <table:table-cell table:style-name="ce23" table:formula="of:=STDEV([.J68:.J76])" office:value-type="float" office:value="0.141421356237309" calcext:value-type="float">
            <text:p>0.1414213562</text:p>
          </table:table-cell>
          <table:table-cell table:style-name="ce23" table:formula="of:=STDEV([.K68:.K76])" office:value-type="float" office:value="0.344530708065331" calcext:value-type="float">
            <text:p>0.3445307081</text:p>
          </table:table-cell>
          <table:table-cell table:style-name="ce23" table:formula="of:=STDEV([.L68:.L76])" office:value-type="float" office:value="0.263225707402784" calcext:value-type="float">
            <text:p>0.2632257074</text:p>
          </table:table-cell>
          <table:table-cell table:style-name="ce23" table:formula="of:=STDEV([.M68:.M76])" office:value-type="float" office:value="0.263225707402784" calcext:value-type="float">
            <text:p>0.2632257074</text:p>
          </table:table-cell>
          <table:table-cell table:style-name="ce23" table:formula="of:=STDEV([.N68:.N76])" office:value-type="float" office:value="0.000526451414805567" calcext:value-type="float">
            <text:p>0.0005264514</text:p>
          </table:table-cell>
          <table:table-cell table:style-name="ce30" table:formula="of:=STDEV([.O68:.O76])" office:value-type="float" office:value="0.0000000000087683876818526" calcext:value-type="float">
            <text:p>8.7683876818526E-012</text:p>
          </table:table-cell>
          <table:table-cell table:style-name="ce39" table:formula="of:=STDEV([.P68:.P76])" office:value-type="float" office:value="0.0175367753637052" calcext:value-type="float">
            <text:p>0.0175367754</text:p>
          </table:table-cell>
          <table:table-cell table:formula="of:=[.O79]/[.O78]*100" office:value-type="float" office:value="1.70812474722309" calcext:value-type="float">
            <text:p>1.708124747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6.718796" calcext:value-type="float">
            <text:p>86.718796</text:p>
          </table:table-cell>
          <table:table-cell office:value-type="float" office:value="218" calcext:value-type="float">
            <text:p>218</text:p>
          </table:table-cell>
          <table:table-cell table:formula="of:=[.I83]*[.$J$2]" office:value-type="float" office:value="21.8" calcext:value-type="float">
            <text:p>21.8</text:p>
          </table:table-cell>
          <table:table-cell table:formula="of:=[.J83]*[.$I$17]" office:value-type="float" office:value="53.10916" calcext:value-type="float">
            <text:p>53.10916</text:p>
          </table:table-cell>
          <table:table-cell table:formula="of:=[.H83]-[.K83]" office:value-type="float" office:value="33.609636" calcext:value-type="float">
            <text:p>33.609636</text:p>
          </table:table-cell>
          <table:table-cell table:formula="of:=[.L83]-[.$M$15]" office:value-type="float" office:value="17.1112634444444" calcext:value-type="float">
            <text:p>17.1112634444</text:p>
          </table:table-cell>
          <table:table-cell table:formula="of:=[.M83]/([.$L$81]*[.$I$18])" office:value-type="float" office:value="0.00427781586111111" calcext:value-type="float">
            <text:p>0.0042778159</text:p>
          </table:table-cell>
          <table:table-cell table:formula="of:=[.N83]/[.$C$8]" office:value-type="float" office:value="0.000000000774691414263003" calcext:value-type="float">
            <text:p>7.74691414263003E-010</text:p>
          </table:table-cell>
          <table:table-cell table:formula="of:=[.N83]/[.$B$8]" office:value-type="float" office:value="1.54938282852601" calcext:value-type="float">
            <text:p>1.54938282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237648" calcext:value-type="float">
            <text:p>87.237648</text:p>
          </table:table-cell>
          <table:table-cell office:value-type="float" office:value="220" calcext:value-type="float">
            <text:p>220</text:p>
          </table:table-cell>
          <table:table-cell table:formula="of:=[.I84]*[.$J$2]" office:value-type="float" office:value="22" calcext:value-type="float">
            <text:p>22</text:p>
          </table:table-cell>
          <table:table-cell table:formula="of:=[.J84]*[.$I$17]" office:value-type="float" office:value="53.5964" calcext:value-type="float">
            <text:p>53.5964</text:p>
          </table:table-cell>
          <table:table-cell table:formula="of:=[.H84]-[.K84]" office:value-type="float" office:value="33.641248" calcext:value-type="float">
            <text:p>33.641248</text:p>
          </table:table-cell>
          <table:table-cell table:formula="of:=[.L84]-[.$M$15]" office:value-type="float" office:value="17.1428754444444" calcext:value-type="float">
            <text:p>17.1428754444</text:p>
          </table:table-cell>
          <table:table-cell table:formula="of:=[.M84]/([.$L$81]*[.$I$18])" office:value-type="float" office:value="0.00428571886111111" calcext:value-type="float">
            <text:p>0.0042857189</text:p>
          </table:table-cell>
          <table:table-cell table:formula="of:=[.N84]/[.$C$8]" office:value-type="float" office:value="0.00000000077612260869626" calcext:value-type="float">
            <text:p>7.7612260869626E-010</text:p>
          </table:table-cell>
          <table:table-cell table:formula="of:=[.N84]/[.$B$8]" office:value-type="float" office:value="1.55224521739252" calcext:value-type="float">
            <text:p>1.55224521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661385" calcext:value-type="float">
            <text:p>87.661385</text:p>
          </table:table-cell>
          <table:table-cell office:value-type="float" office:value="220" calcext:value-type="float">
            <text:p>220</text:p>
          </table:table-cell>
          <table:table-cell table:formula="of:=[.I85]*[.$J$2]" office:value-type="float" office:value="22" calcext:value-type="float">
            <text:p>22</text:p>
          </table:table-cell>
          <table:table-cell table:formula="of:=[.J85]*[.$I$17]" office:value-type="float" office:value="53.5964" calcext:value-type="float">
            <text:p>53.5964</text:p>
          </table:table-cell>
          <table:table-cell table:formula="of:=[.H85]-[.K85]" office:value-type="float" office:value="34.064985" calcext:value-type="float">
            <text:p>34.064985</text:p>
          </table:table-cell>
          <table:table-cell table:formula="of:=[.L85]-[.$M$15]" office:value-type="float" office:value="17.5666124444444" calcext:value-type="float">
            <text:p>17.5666124444</text:p>
          </table:table-cell>
          <table:table-cell table:formula="of:=[.M85]/([.$L$81]*[.$I$18])" office:value-type="float" office:value="0.00439165311111111" calcext:value-type="float">
            <text:p>0.0043916531</text:p>
          </table:table-cell>
          <table:table-cell table:formula="of:=[.N85]/[.$C$8]" office:value-type="float" office:value="0.000000000795306780389446" calcext:value-type="float">
            <text:p>7.95306780389446E-010</text:p>
          </table:table-cell>
          <table:table-cell table:formula="of:=[.N85]/[.$B$8]" office:value-type="float" office:value="1.59061356077889" calcext:value-type="float">
            <text:p>1.59061356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05278" calcext:value-type="float">
            <text:p>87.05278</text:p>
          </table:table-cell>
          <table:table-cell office:value-type="float" office:value="219" calcext:value-type="float">
            <text:p>219</text:p>
          </table:table-cell>
          <table:table-cell table:formula="of:=[.I86]*[.$J$2]" office:value-type="float" office:value="21.9" calcext:value-type="float">
            <text:p>21.9</text:p>
          </table:table-cell>
          <table:table-cell table:formula="of:=[.J86]*[.$I$17]" office:value-type="float" office:value="53.35278" calcext:value-type="float">
            <text:p>53.35278</text:p>
          </table:table-cell>
          <table:table-cell table:formula="of:=[.H86]-[.K86]" office:value-type="float" office:value="33.7" calcext:value-type="float">
            <text:p>33.7</text:p>
          </table:table-cell>
          <table:table-cell table:formula="of:=[.L86]-[.$M$15]" office:value-type="float" office:value="17.2016274444444" calcext:value-type="float">
            <text:p>17.2016274444</text:p>
          </table:table-cell>
          <table:table-cell table:formula="of:=[.M86]/([.$L$81]*[.$I$18])" office:value-type="float" office:value="0.00430040686111111" calcext:value-type="float">
            <text:p>0.0043004069</text:p>
          </table:table-cell>
          <table:table-cell table:formula="of:=[.N86]/[.$C$8]" office:value-type="float" office:value="0.000000000778782533261068" calcext:value-type="float">
            <text:p>7.78782533261068E-010</text:p>
          </table:table-cell>
          <table:table-cell table:formula="of:=[.N86]/[.$B$8]" office:value-type="float" office:value="1.55756506652214" calcext:value-type="float">
            <text:p>1.55756506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095726" calcext:value-type="float">
            <text:p>87.095726</text:p>
          </table:table-cell>
          <table:table-cell office:value-type="float" office:value="219" calcext:value-type="float">
            <text:p>219</text:p>
          </table:table-cell>
          <table:table-cell table:formula="of:=[.I87]*[.$J$2]" office:value-type="float" office:value="21.9" calcext:value-type="float">
            <text:p>21.9</text:p>
          </table:table-cell>
          <table:table-cell table:formula="of:=[.J87]*[.$I$17]" office:value-type="float" office:value="53.35278" calcext:value-type="float">
            <text:p>53.35278</text:p>
          </table:table-cell>
          <table:table-cell table:formula="of:=[.H87]-[.K87]" office:value-type="float" office:value="33.742946" calcext:value-type="float">
            <text:p>33.742946</text:p>
          </table:table-cell>
          <table:table-cell table:formula="of:=[.L87]-[.$M$15]" office:value-type="float" office:value="17.2445734444444" calcext:value-type="float">
            <text:p>17.2445734444</text:p>
          </table:table-cell>
          <table:table-cell table:formula="of:=[.M87]/([.$L$81]*[.$I$18])" office:value-type="float" office:value="0.00431114336111111" calcext:value-type="float">
            <text:p>0.0043111434</text:p>
          </table:table-cell>
          <table:table-cell table:formula="of:=[.N87]/[.$C$8]" office:value-type="float" office:value="0.000000000780726860609247" calcext:value-type="float">
            <text:p>7.80726860609247E-010</text:p>
          </table:table-cell>
          <table:table-cell table:formula="of:=[.N87]/[.$B$8]" office:value-type="float" office:value="1.56145372121849" calcext:value-type="float">
            <text:p>1.56145372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436737" calcext:value-type="float">
            <text:p>87.436737</text:p>
          </table:table-cell>
          <table:table-cell office:value-type="float" office:value="220" calcext:value-type="float">
            <text:p>220</text:p>
          </table:table-cell>
          <table:table-cell table:formula="of:=[.I88]*[.$J$2]" office:value-type="float" office:value="22" calcext:value-type="float">
            <text:p>22</text:p>
          </table:table-cell>
          <table:table-cell table:formula="of:=[.J88]*[.$I$17]" office:value-type="float" office:value="53.5964" calcext:value-type="float">
            <text:p>53.5964</text:p>
          </table:table-cell>
          <table:table-cell table:formula="of:=[.H88]-[.K88]" office:value-type="float" office:value="33.840337" calcext:value-type="float">
            <text:p>33.840337</text:p>
          </table:table-cell>
          <table:table-cell table:formula="of:=[.L88]-[.$M$15]" office:value-type="float" office:value="17.3419644444444" calcext:value-type="float">
            <text:p>17.3419644444</text:p>
          </table:table-cell>
          <table:table-cell table:formula="of:=[.M88]/([.$L$81]*[.$I$18])" office:value-type="float" office:value="0.00433549111111111" calcext:value-type="float">
            <text:p>0.0043354911</text:p>
          </table:table-cell>
          <table:table-cell table:formula="of:=[.N88]/[.$C$8]" office:value-type="float" office:value="0.000000000785136118392663" calcext:value-type="float">
            <text:p>7.85136118392663E-010</text:p>
          </table:table-cell>
          <table:table-cell table:formula="of:=[.N88]/[.$B$8]" office:value-type="float" office:value="1.57027223678533" calcext:value-type="float">
            <text:p>1.57027223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551392" calcext:value-type="float">
            <text:p>87.551392</text:p>
          </table:table-cell>
          <table:table-cell office:value-type="float" office:value="219" calcext:value-type="float">
            <text:p>219</text:p>
          </table:table-cell>
          <table:table-cell table:formula="of:=[.I89]*[.$J$2]" office:value-type="float" office:value="21.9" calcext:value-type="float">
            <text:p>21.9</text:p>
          </table:table-cell>
          <table:table-cell table:formula="of:=[.J89]*[.$I$17]" office:value-type="float" office:value="53.35278" calcext:value-type="float">
            <text:p>53.35278</text:p>
          </table:table-cell>
          <table:table-cell table:formula="of:=[.H89]-[.K89]" office:value-type="float" office:value="34.198612" calcext:value-type="float">
            <text:p>34.198612</text:p>
          </table:table-cell>
          <table:table-cell table:formula="of:=[.L89]-[.$M$15]" office:value-type="float" office:value="17.7002394444445" calcext:value-type="float">
            <text:p>17.7002394444</text:p>
          </table:table-cell>
          <table:table-cell table:formula="of:=[.M89]/([.$L$81]*[.$I$18])" office:value-type="float" office:value="0.00442505986111111" calcext:value-type="float">
            <text:p>0.0044250599</text:p>
          </table:table-cell>
          <table:table-cell table:formula="of:=[.N89]/[.$C$8]" office:value-type="float" office:value="0.000000000801356578520941" calcext:value-type="float">
            <text:p>8.01356578520941E-010</text:p>
          </table:table-cell>
          <table:table-cell table:formula="of:=[.N89]/[.$B$8]" office:value-type="float" office:value="1.60271315704188" calcext:value-type="float">
            <text:p>1.6027131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623383" calcext:value-type="float">
            <text:p>87.623383</text:p>
          </table:table-cell>
          <table:table-cell office:value-type="float" office:value="220" calcext:value-type="float">
            <text:p>220</text:p>
          </table:table-cell>
          <table:table-cell table:formula="of:=[.I90]*[.$J$2]" office:value-type="float" office:value="22" calcext:value-type="float">
            <text:p>22</text:p>
          </table:table-cell>
          <table:table-cell table:formula="of:=[.J90]*[.$I$17]" office:value-type="float" office:value="53.5964" calcext:value-type="float">
            <text:p>53.5964</text:p>
          </table:table-cell>
          <table:table-cell table:formula="of:=[.H90]-[.K90]" office:value-type="float" office:value="34.026983" calcext:value-type="float">
            <text:p>34.026983</text:p>
          </table:table-cell>
          <table:table-cell table:formula="of:=[.L90]-[.$M$15]" office:value-type="float" office:value="17.5286104444445" calcext:value-type="float">
            <text:p>17.5286104444</text:p>
          </table:table-cell>
          <table:table-cell table:formula="of:=[.M90]/([.$L$81]*[.$I$18])" office:value-type="float" office:value="0.00438215261111111" calcext:value-type="float">
            <text:p>0.0043821526</text:p>
          </table:table-cell>
          <table:table-cell table:formula="of:=[.N90]/[.$C$8]" office:value-type="float" office:value="0.000000000793586286562652" calcext:value-type="float">
            <text:p>7.93586286562652E-010</text:p>
          </table:table-cell>
          <table:table-cell table:formula="of:=[.N90]/[.$B$8]" office:value-type="float" office:value="1.5871725731253" calcext:value-type="float">
            <text:p>1.58717257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133293" calcext:value-type="float">
            <text:p>87.133293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table:formula="of:=[.I91]*[.$J$2]" office:value-type="float" office:value="21.8" calcext:value-type="float">
            <text:p>21.8</text:p>
          </table:table-cell>
          <table:table-cell table:style-name="ce22" table:formula="of:=[.J91]*[.$I$17]" office:value-type="float" office:value="53.10916" calcext:value-type="float">
            <text:p>53.10916</text:p>
          </table:table-cell>
          <table:table-cell table:formula="of:=[.H91]-[.K91]" office:value-type="float" office:value="34.024133" calcext:value-type="float">
            <text:p>34.024133</text:p>
          </table:table-cell>
          <table:table-cell table:formula="of:=[.L91]-[.$M$15]" office:value-type="float" office:value="17.5257604444444" calcext:value-type="float">
            <text:p>17.5257604444</text:p>
          </table:table-cell>
          <table:table-cell table:formula="of:=[.M91]/([.$L$81]*[.$I$18])" office:value-type="float" office:value="0.00438144011111111" calcext:value-type="float">
            <text:p>0.0043814401</text:p>
          </table:table-cell>
          <table:table-cell table:formula="of:=[.N91]/[.$C$8]" office:value-type="float" office:value="0.000000000793457256316707" calcext:value-type="float">
            <text:p>7.93457256316707E-010</text:p>
          </table:table-cell>
          <table:table-cell table:formula="of:=[.N91]/[.$B$8]" office:value-type="float" office:value="1.58691451263341" calcext:value-type="float">
            <text:p>1.586914512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87.2790155555555" calcext:value-type="float">
            <text:p>87.2790155556</text:p>
          </table:table-cell>
          <table:table-cell table:style-name="ce22" table:formula="of:=AVERAGE([.I83:.I91])" office:value-type="float" office:value="219.222222222222" calcext:value-type="float">
            <text:p>219.2222222222</text:p>
          </table:table-cell>
          <table:table-cell table:style-name="ce22" table:formula="of:=AVERAGE([.J83:.J91])" office:value-type="float" office:value="21.9222222222222" calcext:value-type="float">
            <text:p>21.9222222222</text:p>
          </table:table-cell>
          <table:table-cell table:style-name="ce22" table:formula="of:=AVERAGE([.K83:.K91])" office:value-type="float" office:value="53.4069177777778" calcext:value-type="float">
            <text:p>53.4069177778</text:p>
          </table:table-cell>
          <table:table-cell table:formula="of:=AVERAGE([.L83:.L91])" office:value-type="float" office:value="33.8720977777778" calcext:value-type="float">
            <text:p>33.8720977778</text:p>
          </table:table-cell>
          <table:table-cell table:formula="of:=AVERAGE([.M83:.M91])" office:value-type="float" office:value="17.3737252222222" calcext:value-type="float">
            <text:p>17.3737252222</text:p>
          </table:table-cell>
          <table:table-cell table:style-name="ce22" table:formula="of:=AVERAGE([.N83:.N91])" office:value-type="float" office:value="0.00434343130555556" calcext:value-type="float">
            <text:p>0.0043434313</text:p>
          </table:table-cell>
          <table:table-cell table:style-name="ce32" table:formula="of:=AVERAGE([.O83:.O91])" office:value-type="float" office:value="0.000000000786574048556887" calcext:value-type="float">
            <text:p>7.86574048556887E-010</text:p>
          </table:table-cell>
          <table:table-cell table:style-name="ce38" table:formula="of:=AVERAGE([.P83:.P91])" office:value-type="float" office:value="1.57314809711377" calcext:value-type="float">
            <text:p>1.5731480971</text:p>
          </table:table-cell>
          <table:table-cell table:formula="of:=[.O93]/[.$O$15]*100" office:value-type="float" office:value="112.305152216166" calcext:value-type="float">
            <text:p>112.305152216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83:.H91])" office:value-type="float" office:value="0.313334921931435" calcext:value-type="float">
            <text:p>0.3133349219</text:p>
          </table:table-cell>
          <table:table-cell table:style-name="ce23" table:formula="of:=STDEV([.I83:.I91])" office:value-type="float" office:value="0.833333333333333" calcext:value-type="float">
            <text:p>0.8333333333</text:p>
          </table:table-cell>
          <table:table-cell table:style-name="ce23" table:formula="of:=STDEV([.J83:.J91])" office:value-type="float" office:value="0.0833333333333329" calcext:value-type="float">
            <text:p>0.0833333333</text:p>
          </table:table-cell>
          <table:table-cell table:style-name="ce23" table:formula="of:=STDEV([.K83:.K91])" office:value-type="float" office:value="0.203016666666663" calcext:value-type="float">
            <text:p>0.2030166667</text:p>
          </table:table-cell>
          <table:table-cell table:style-name="ce23" table:formula="of:=STDEV([.L83:.L91])" office:value-type="float" office:value="0.212251483265596" calcext:value-type="float">
            <text:p>0.2122514833</text:p>
          </table:table-cell>
          <table:table-cell table:style-name="ce23" table:formula="of:=STDEV([.M83:.M91])" office:value-type="float" office:value="0.212251483265596" calcext:value-type="float">
            <text:p>0.2122514833</text:p>
          </table:table-cell>
          <table:table-cell table:style-name="ce23" table:formula="of:=STDEV([.N83:.N91])" office:value-type="float" office:value="0.000053062870816399" calcext:value-type="float">
            <text:p>5.3062870816399E-005</text:p>
          </table:table-cell>
          <table:table-cell table:style-name="ce30" table:formula="of:=STDEV([.O83:.O91])" office:value-type="float" office:value="0.00000000000960942494306755" calcext:value-type="float">
            <text:p>9.60942494306755E-012</text:p>
          </table:table-cell>
          <table:table-cell table:style-name="ce39" table:formula="of:=STDEV([.P83:.P91])" office:value-type="float" office:value="0.0192188498861351" calcext:value-type="float">
            <text:p>0.0192188499</text:p>
          </table:table-cell>
          <table:table-cell table:formula="of:=[.O94]/[.O93]*100" office:value-type="float" office:value="1.22168090349507" calcext:value-type="float">
            <text:p>1.221680903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3.544304" calcext:value-type="float">
            <text:p>83.544304</text:p>
          </table:table-cell>
          <table:table-cell table:style-name="ce24" office:value-type="float" office:value="201" calcext:value-type="float">
            <text:p>201</text:p>
          </table:table-cell>
          <table:table-cell table:formula="of:=[.I98]*[.$J$2]" office:value-type="float" office:value="20.1" calcext:value-type="float">
            <text:p>20.1</text:p>
          </table:table-cell>
          <table:table-cell table:formula="of:=[.J98]*[.$I$17]" office:value-type="float" office:value="48.96762" calcext:value-type="float">
            <text:p>48.96762</text:p>
          </table:table-cell>
          <table:table-cell table:formula="of:=[.H98]-[.K98]" office:value-type="float" office:value="34.576684" calcext:value-type="float">
            <text:p>34.576684</text:p>
          </table:table-cell>
          <table:table-cell table:formula="of:=[.L98]-[.$M$15]" office:value-type="float" office:value="18.0783114444444" calcext:value-type="float">
            <text:p>18.0783114444</text:p>
          </table:table-cell>
          <table:table-cell table:formula="of:=[.M98]/([.$L$96]*[.$I$18])" office:value-type="float" office:value="0.00451957786111111" calcext:value-type="float">
            <text:p>0.0045195779</text:p>
          </table:table-cell>
          <table:table-cell table:formula="of:=[.N98]/[.$C$9]" office:value-type="float" office:value="0.00000000097365351324372" calcext:value-type="float">
            <text:p>0.000000001</text:p>
          </table:table-cell>
          <table:table-cell table:formula="of:=[.N98]/[.$B$9]" office:value-type="float" office:value="1.94730702648744" calcext:value-type="float">
            <text:p>1.94730702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988365" calcext:value-type="float">
            <text:p>82.988365</text:p>
          </table:table-cell>
          <table:table-cell office:value-type="float" office:value="201" calcext:value-type="float">
            <text:p>201</text:p>
          </table:table-cell>
          <table:table-cell table:formula="of:=[.I99]*[.$J$2]" office:value-type="float" office:value="20.1" calcext:value-type="float">
            <text:p>20.1</text:p>
          </table:table-cell>
          <table:table-cell table:formula="of:=[.J99]*[.$I$17]" office:value-type="float" office:value="48.96762" calcext:value-type="float">
            <text:p>48.96762</text:p>
          </table:table-cell>
          <table:table-cell table:formula="of:=[.H99]-[.K99]" office:value-type="float" office:value="34.020745" calcext:value-type="float">
            <text:p>34.020745</text:p>
          </table:table-cell>
          <table:table-cell table:formula="of:=[.L99]-[.$M$15]" office:value-type="float" office:value="17.5223724444444" calcext:value-type="float">
            <text:p>17.5223724444</text:p>
          </table:table-cell>
          <table:table-cell table:formula="of:=[.M99]/([.$L$96]*[.$I$18])" office:value-type="float" office:value="0.00438059311111111" calcext:value-type="float">
            <text:p>0.0043805931</text:p>
          </table:table-cell>
          <table:table-cell table:formula="of:=[.N99]/[.$C$9]" office:value-type="float" office:value="0.000000000943712002270054" calcext:value-type="float">
            <text:p>9.43712002270054E-010</text:p>
          </table:table-cell>
          <table:table-cell table:formula="of:=[.N99]/[.$B$9]" office:value-type="float" office:value="1.88742400454011" calcext:value-type="float">
            <text:p>1.88742400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859596" calcext:value-type="float">
            <text:p>82.859596</text:p>
          </table:table-cell>
          <table:table-cell office:value-type="float" office:value="201" calcext:value-type="float">
            <text:p>201</text:p>
          </table:table-cell>
          <table:table-cell table:formula="of:=[.I100]*[.$J$2]" office:value-type="float" office:value="20.1" calcext:value-type="float">
            <text:p>20.1</text:p>
          </table:table-cell>
          <table:table-cell table:formula="of:=[.J100]*[.$I$17]" office:value-type="float" office:value="48.96762" calcext:value-type="float">
            <text:p>48.96762</text:p>
          </table:table-cell>
          <table:table-cell table:formula="of:=[.H100]-[.K100]" office:value-type="float" office:value="33.891976" calcext:value-type="float">
            <text:p>33.891976</text:p>
          </table:table-cell>
          <table:table-cell table:formula="of:=[.L100]-[.$M$15]" office:value-type="float" office:value="17.3936034444444" calcext:value-type="float">
            <text:p>17.3936034444</text:p>
          </table:table-cell>
          <table:table-cell table:formula="of:=[.M100]/([.$L$96]*[.$I$18])" office:value-type="float" office:value="0.00434840086111111" calcext:value-type="float">
            <text:p>0.0043484009</text:p>
          </table:table-cell>
          <table:table-cell table:formula="of:=[.N100]/[.$C$9]" office:value-type="float" office:value="0.000000000936776819765195" calcext:value-type="float">
            <text:p>9.36776819765195E-010</text:p>
          </table:table-cell>
          <table:table-cell table:formula="of:=[.N100]/[.$B$9]" office:value-type="float" office:value="1.87355363953039" calcext:value-type="float">
            <text:p>1.87355363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957253" calcext:value-type="float">
            <text:p>82.957253</text:p>
          </table:table-cell>
          <table:table-cell office:value-type="float" office:value="201" calcext:value-type="float">
            <text:p>201</text:p>
          </table:table-cell>
          <table:table-cell table:formula="of:=[.I101]*[.$J$2]" office:value-type="float" office:value="20.1" calcext:value-type="float">
            <text:p>20.1</text:p>
          </table:table-cell>
          <table:table-cell table:formula="of:=[.J101]*[.$I$17]" office:value-type="float" office:value="48.96762" calcext:value-type="float">
            <text:p>48.96762</text:p>
          </table:table-cell>
          <table:table-cell table:formula="of:=[.H101]-[.K101]" office:value-type="float" office:value="33.989633" calcext:value-type="float">
            <text:p>33.989633</text:p>
          </table:table-cell>
          <table:table-cell table:formula="of:=[.L101]-[.$M$15]" office:value-type="float" office:value="17.4912604444444" calcext:value-type="float">
            <text:p>17.4912604444</text:p>
          </table:table-cell>
          <table:table-cell table:formula="of:=[.M101]/([.$L$96]*[.$I$18])" office:value-type="float" office:value="0.00437281511111111" calcext:value-type="float">
            <text:p>0.0043728151</text:p>
          </table:table-cell>
          <table:table-cell table:formula="of:=[.N101]/[.$C$9]" office:value-type="float" office:value="0.000000000942036386259281" calcext:value-type="float">
            <text:p>9.42036386259281E-010</text:p>
          </table:table-cell>
          <table:table-cell table:formula="of:=[.N101]/[.$B$9]" office:value-type="float" office:value="1.88407277251856" calcext:value-type="float">
            <text:p>1.88407277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909523" calcext:value-type="float">
            <text:p>82.909523</text:p>
          </table:table-cell>
          <table:table-cell office:value-type="float" office:value="201" calcext:value-type="float">
            <text:p>201</text:p>
          </table:table-cell>
          <table:table-cell table:formula="of:=[.I102]*[.$J$2]" office:value-type="float" office:value="20.1" calcext:value-type="float">
            <text:p>20.1</text:p>
          </table:table-cell>
          <table:table-cell table:formula="of:=[.J102]*[.$I$17]" office:value-type="float" office:value="48.96762" calcext:value-type="float">
            <text:p>48.96762</text:p>
          </table:table-cell>
          <table:table-cell table:formula="of:=[.H102]-[.K102]" office:value-type="float" office:value="33.941903" calcext:value-type="float">
            <text:p>33.941903</text:p>
          </table:table-cell>
          <table:table-cell table:formula="of:=[.L102]-[.$M$15]" office:value-type="float" office:value="17.4435304444444" calcext:value-type="float">
            <text:p>17.4435304444</text:p>
          </table:table-cell>
          <table:table-cell table:formula="of:=[.M102]/([.$L$96]*[.$I$18])" office:value-type="float" office:value="0.00436088261111111" calcext:value-type="float">
            <text:p>0.0043608826</text:p>
          </table:table-cell>
          <table:table-cell table:formula="of:=[.N102]/[.$C$9]" office:value-type="float" office:value="0.000000000939465765527918" calcext:value-type="float">
            <text:p>9.39465765527918E-010</text:p>
          </table:table-cell>
          <table:table-cell table:formula="of:=[.N102]/[.$B$9]" office:value-type="float" office:value="1.87893153105584" calcext:value-type="float">
            <text:p>1.87893153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687302" calcext:value-type="float">
            <text:p>82.687302</text:p>
          </table:table-cell>
          <table:table-cell office:value-type="float" office:value="201" calcext:value-type="float">
            <text:p>201</text:p>
          </table:table-cell>
          <table:table-cell table:formula="of:=[.I103]*[.$J$2]" office:value-type="float" office:value="20.1" calcext:value-type="float">
            <text:p>20.1</text:p>
          </table:table-cell>
          <table:table-cell table:formula="of:=[.J103]*[.$I$17]" office:value-type="float" office:value="48.96762" calcext:value-type="float">
            <text:p>48.96762</text:p>
          </table:table-cell>
          <table:table-cell table:formula="of:=[.H103]-[.K103]" office:value-type="float" office:value="33.719682" calcext:value-type="float">
            <text:p>33.719682</text:p>
          </table:table-cell>
          <table:table-cell table:formula="of:=[.L103]-[.$M$15]" office:value-type="float" office:value="17.2213094444444" calcext:value-type="float">
            <text:p>17.2213094444</text:p>
          </table:table-cell>
          <table:table-cell table:formula="of:=[.M103]/([.$L$96]*[.$I$18])" office:value-type="float" office:value="0.00430532736111111" calcext:value-type="float">
            <text:p>0.0043053274</text:p>
          </table:table-cell>
          <table:table-cell table:formula="of:=[.N103]/[.$C$9]" office:value-type="float" office:value="0.00000000092749748751526" calcext:value-type="float">
            <text:p>9.2749748751526E-010</text:p>
          </table:table-cell>
          <table:table-cell table:formula="of:=[.N103]/[.$B$9]" office:value-type="float" office:value="1.85499497503052" calcext:value-type="float">
            <text:p>1.8549949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895821" calcext:value-type="float">
            <text:p>82.895821</text:p>
          </table:table-cell>
          <table:table-cell office:value-type="float" office:value="201" calcext:value-type="float">
            <text:p>201</text:p>
          </table:table-cell>
          <table:table-cell table:formula="of:=[.I104]*[.$J$2]" office:value-type="float" office:value="20.1" calcext:value-type="float">
            <text:p>20.1</text:p>
          </table:table-cell>
          <table:table-cell table:formula="of:=[.J104]*[.$I$17]" office:value-type="float" office:value="48.96762" calcext:value-type="float">
            <text:p>48.96762</text:p>
          </table:table-cell>
          <table:table-cell table:formula="of:=[.H104]-[.K104]" office:value-type="float" office:value="33.928201" calcext:value-type="float">
            <text:p>33.928201</text:p>
          </table:table-cell>
          <table:table-cell table:formula="of:=[.L104]-[.$M$15]" office:value-type="float" office:value="17.4298284444444" calcext:value-type="float">
            <text:p>17.4298284444</text:p>
          </table:table-cell>
          <table:table-cell table:formula="of:=[.M104]/([.$L$96]*[.$I$18])" office:value-type="float" office:value="0.00435745711111111" calcext:value-type="float">
            <text:p>0.0043574571</text:p>
          </table:table-cell>
          <table:table-cell table:formula="of:=[.N104]/[.$C$9]" office:value-type="float" office:value="0.000000000938727809415177" calcext:value-type="float">
            <text:p>9.38727809415177E-010</text:p>
          </table:table-cell>
          <table:table-cell table:formula="of:=[.N104]/[.$B$9]" office:value-type="float" office:value="1.87745561883035" calcext:value-type="float">
            <text:p>1.87745561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828522" calcext:value-type="float">
            <text:p>82.828522</text:p>
          </table:table-cell>
          <table:table-cell office:value-type="float" office:value="201" calcext:value-type="float">
            <text:p>201</text:p>
          </table:table-cell>
          <table:table-cell table:formula="of:=[.I105]*[.$J$2]" office:value-type="float" office:value="20.1" calcext:value-type="float">
            <text:p>20.1</text:p>
          </table:table-cell>
          <table:table-cell table:formula="of:=[.J105]*[.$I$17]" office:value-type="float" office:value="48.96762" calcext:value-type="float">
            <text:p>48.96762</text:p>
          </table:table-cell>
          <table:table-cell table:formula="of:=[.H105]-[.K105]" office:value-type="float" office:value="33.860902" calcext:value-type="float">
            <text:p>33.860902</text:p>
          </table:table-cell>
          <table:table-cell table:formula="of:=[.L105]-[.$M$15]" office:value-type="float" office:value="17.3625294444445" calcext:value-type="float">
            <text:p>17.3625294444</text:p>
          </table:table-cell>
          <table:table-cell table:formula="of:=[.M105]/([.$L$96]*[.$I$18])" office:value-type="float" office:value="0.00434063236111111" calcext:value-type="float">
            <text:p>0.0043406324</text:p>
          </table:table-cell>
          <table:table-cell table:formula="of:=[.N105]/[.$C$9]" office:value-type="float" office:value="0.00000000093510325034122" calcext:value-type="float">
            <text:p>9.3510325034122E-010</text:p>
          </table:table-cell>
          <table:table-cell table:formula="of:=[.N105]/[.$B$9]" office:value-type="float" office:value="1.87020650068244" calcext:value-type="float">
            <text:p>1.87020650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945206" calcext:value-type="float">
            <text:p>82.945206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table:formula="of:=[.I106]*[.$J$2]" office:value-type="float" office:value="20.1" calcext:value-type="float">
            <text:p>20.1</text:p>
          </table:table-cell>
          <table:table-cell table:style-name="ce22" table:formula="of:=[.J106]*[.$I$17]" office:value-type="float" office:value="48.96762" calcext:value-type="float">
            <text:p>48.96762</text:p>
          </table:table-cell>
          <table:table-cell table:formula="of:=[.H106]-[.K106]" office:value-type="float" office:value="33.977586" calcext:value-type="float">
            <text:p>33.977586</text:p>
          </table:table-cell>
          <table:table-cell table:formula="of:=[.L106]-[.$M$15]" office:value-type="float" office:value="17.4792134444444" calcext:value-type="float">
            <text:p>17.4792134444</text:p>
          </table:table-cell>
          <table:table-cell table:formula="of:=[.M106]/([.$L$96]*[.$I$18])" office:value-type="float" office:value="0.00436980336111111" calcext:value-type="float">
            <text:p>0.0043698034</text:p>
          </table:table-cell>
          <table:table-cell table:formula="of:=[.N106]/[.$C$9]" office:value-type="float" office:value="0.000000000941387564387277" calcext:value-type="float">
            <text:p>9.41387564387277E-010</text:p>
          </table:table-cell>
          <table:table-cell table:formula="of:=[.N106]/[.$B$9]" office:value-type="float" office:value="1.88277512877455" calcext:value-type="float">
            <text:p>1.882775128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82.9573213333333" calcext:value-type="float">
            <text:p>82.9573213333</text:p>
          </table:table-cell>
          <table:table-cell table:style-name="ce22" table:formula="of:=AVERAGE([.I98:.I106])" office:value-type="float" office:value="201" calcext:value-type="float">
            <text:p>201</text:p>
          </table:table-cell>
          <table:table-cell table:style-name="ce22" table:formula="of:=AVERAGE([.J98:.J106])" office:value-type="float" office:value="20.1" calcext:value-type="float">
            <text:p>20.1</text:p>
          </table:table-cell>
          <table:table-cell table:style-name="ce22" table:formula="of:=AVERAGE([.K98:.K106])" office:value-type="float" office:value="48.96762" calcext:value-type="float">
            <text:p>48.96762</text:p>
          </table:table-cell>
          <table:table-cell table:formula="of:=AVERAGE([.L98:.L106])" office:value-type="float" office:value="33.9897013333333" calcext:value-type="float">
            <text:p>33.9897013333</text:p>
          </table:table-cell>
          <table:table-cell table:formula="of:=AVERAGE([.M98:.M106])" office:value-type="float" office:value="17.4913287777778" calcext:value-type="float">
            <text:p>17.4913287778</text:p>
          </table:table-cell>
          <table:table-cell table:style-name="ce22" table:formula="of:=AVERAGE([.N98:.N106])" office:value-type="float" office:value="0.00437283219444444" calcext:value-type="float">
            <text:p>0.0043728322</text:p>
          </table:table-cell>
          <table:table-cell table:style-name="ce32" table:formula="of:=AVERAGE([.O98:.O106])" office:value-type="float" office:value="0.000000000942040066525011" calcext:value-type="float">
            <text:p>9.42040066525011E-010</text:p>
          </table:table-cell>
          <table:table-cell table:style-name="ce38" table:formula="of:=AVERAGE([.P98:.P106])" office:value-type="float" office:value="1.88408013305002" calcext:value-type="float">
            <text:p>1.8840801331</text:p>
          </table:table-cell>
          <table:table-cell table:formula="of:=[.O108]/[.$O$15]*100" office:value-type="float" office:value="134.502216617647" calcext:value-type="float">
            <text:p>134.502216617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98:.H106])" office:value-type="float" office:value="0.237375248094656" calcext:value-type="float">
            <text:p>0.2373752481</text:p>
          </table:table-cell>
          <table:table-cell table:style-name="ce23" table:formula="of:=STDEV([.I98:.I106])" office:value-type="float" office:value="0" calcext:value-type="float">
            <text:p>0</text:p>
          </table:table-cell>
          <table:table-cell table:style-name="ce23" table:formula="of:=STDEV([.J98:.J106])" office:value-type="float" office:value="0" calcext:value-type="float">
            <text:p>0</text:p>
          </table:table-cell>
          <table:table-cell table:style-name="ce23" table:formula="of:=STDEV([.K98:.K106])" office:value-type="float" office:value="0" calcext:value-type="float">
            <text:p>0</text:p>
          </table:table-cell>
          <table:table-cell table:style-name="ce23" table:formula="of:=STDEV([.L98:.L106])" office:value-type="float" office:value="0.237375248094656" calcext:value-type="float">
            <text:p>0.2373752481</text:p>
          </table:table-cell>
          <table:table-cell table:style-name="ce23" table:formula="of:=STDEV([.M98:.M106])" office:value-type="float" office:value="0.237375248094656" calcext:value-type="float">
            <text:p>0.2373752481</text:p>
          </table:table-cell>
          <table:table-cell table:style-name="ce23" table:formula="of:=STDEV([.N98:.N106])" office:value-type="float" office:value="0.0000593438120236641" calcext:value-type="float">
            <text:p>5.93438120236641E-005</text:p>
          </table:table-cell>
          <table:table-cell table:style-name="ce30" table:formula="of:=STDEV([.O98:.O106])" office:value-type="float" office:value="0.0000000000127844486458101" calcext:value-type="float">
            <text:p>1.27844486458101E-011</text:p>
          </table:table-cell>
          <table:table-cell table:style-name="ce39" table:formula="of:=STDEV([.P98:.P106])" office:value-type="float" office:value="0.0255688972916202" calcext:value-type="float">
            <text:p>0.0255688973</text:p>
          </table:table-cell>
          <table:table-cell table:formula="of:=[.O109]/[.O108]*100" office:value-type="float" office:value="1.35710243121286" calcext:value-type="float">
            <text:p>1.357102431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 table:style-name="ce13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9" table:number-columns-repeated="2"/>
          <table:table-cell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70.299026" calcext:value-type="float">
            <text:p>70.299026</text:p>
          </table:table-cell>
          <table:table-cell office:value-type="float" office:value="186" calcext:value-type="float">
            <text:p>186</text:p>
          </table:table-cell>
          <table:table-cell table:formula="of:=[.I113]*[.$J$2]" office:value-type="float" office:value="18.6" calcext:value-type="float">
            <text:p>18.6</text:p>
          </table:table-cell>
          <table:table-cell table:formula="of:=[.J113]*[.$I$17]" office:value-type="float" office:value="45.31332" calcext:value-type="float">
            <text:p>45.31332</text:p>
          </table:table-cell>
          <table:table-cell table:formula="of:=[.H113]-[.K113]" office:value-type="float" office:value="24.985706" calcext:value-type="float">
            <text:p>24.985706</text:p>
          </table:table-cell>
          <table:table-cell table:formula="of:=[.L113]-[.$M$15]" office:value-type="float" office:value="8.48733344444444" calcext:value-type="float">
            <text:p>8.4873334444</text:p>
          </table:table-cell>
          <table:table-cell table:formula="of:=[.M113]/([.$L$111]*[.$I$18])" office:value-type="float" office:value="0.00212183336111111" calcext:value-type="float">
            <text:p>0.0021218334</text:p>
          </table:table-cell>
          <table:table-cell table:formula="of:=[.N113]/[.$C$11]" office:value-type="float" office:value="0.00000000043277942224755" calcext:value-type="float">
            <text:p>4.3277942224755E-010</text:p>
          </table:table-cell>
          <table:table-cell table:formula="of:=[.N113]/[.$B$11]" office:value-type="float" office:value="0.8655588444951" calcext:value-type="float">
            <text:p>0.865558844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69.985962" calcext:value-type="float">
            <text:p>69.985962</text:p>
          </table:table-cell>
          <table:table-cell office:value-type="float" office:value="185" calcext:value-type="float">
            <text:p>185</text:p>
          </table:table-cell>
          <table:table-cell table:formula="of:=[.I114]*[.$J$2]" office:value-type="float" office:value="18.5" calcext:value-type="float">
            <text:p>18.5</text:p>
          </table:table-cell>
          <table:table-cell table:formula="of:=[.J114]*[.$I$17]" office:value-type="float" office:value="45.0697" calcext:value-type="float">
            <text:p>45.0697</text:p>
          </table:table-cell>
          <table:table-cell table:formula="of:=[.H114]-[.K114]" office:value-type="float" office:value="24.916262" calcext:value-type="float">
            <text:p>24.916262</text:p>
          </table:table-cell>
          <table:table-cell table:formula="of:=[.L114]-[.$M$15]" office:value-type="float" office:value="8.41788944444445" calcext:value-type="float">
            <text:p>8.4178894444</text:p>
          </table:table-cell>
          <table:table-cell table:formula="of:=[.M114]/([.$L$111]*[.$I$18])" office:value-type="float" office:value="0.00210447236111111" calcext:value-type="float">
            <text:p>0.0021044724</text:p>
          </table:table-cell>
          <table:table-cell table:formula="of:=[.N114]/[.$C$11]" office:value-type="float" office:value="0.00000000042923838849469" calcext:value-type="float">
            <text:p>4.2923838849469E-010</text:p>
          </table:table-cell>
          <table:table-cell table:formula="of:=[.N114]/[.$B$11]" office:value-type="float" office:value="0.85847677698938" calcext:value-type="float">
            <text:p>0.85847677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70.205086" calcext:value-type="float">
            <text:p>70.205086</text:p>
          </table:table-cell>
          <table:table-cell office:value-type="float" office:value="186" calcext:value-type="float">
            <text:p>186</text:p>
          </table:table-cell>
          <table:table-cell table:formula="of:=[.I115]*[.$J$2]" office:value-type="float" office:value="18.6" calcext:value-type="float">
            <text:p>18.6</text:p>
          </table:table-cell>
          <table:table-cell table:formula="of:=[.J115]*[.$I$17]" office:value-type="float" office:value="45.31332" calcext:value-type="float">
            <text:p>45.31332</text:p>
          </table:table-cell>
          <table:table-cell table:formula="of:=[.H115]-[.K115]" office:value-type="float" office:value="24.891766" calcext:value-type="float">
            <text:p>24.891766</text:p>
          </table:table-cell>
          <table:table-cell table:formula="of:=[.L115]-[.$M$15]" office:value-type="float" office:value="8.39339344444444" calcext:value-type="float">
            <text:p>8.3933934444</text:p>
          </table:table-cell>
          <table:table-cell table:formula="of:=[.M115]/([.$L$111]*[.$I$18])" office:value-type="float" office:value="0.00209834836111111" calcext:value-type="float">
            <text:p>0.0020983484</text:p>
          </table:table-cell>
          <table:table-cell table:formula="of:=[.N115]/[.$C$11]" office:value-type="float" office:value="0.000000000427989307756108" calcext:value-type="float">
            <text:p>4.27989307756108E-010</text:p>
          </table:table-cell>
          <table:table-cell table:formula="of:=[.N115]/[.$B$11]" office:value-type="float" office:value="0.855978615512215" calcext:value-type="float">
            <text:p>0.85597861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69.910233" calcext:value-type="float">
            <text:p>69.910233</text:p>
          </table:table-cell>
          <table:table-cell office:value-type="float" office:value="185" calcext:value-type="float">
            <text:p>185</text:p>
          </table:table-cell>
          <table:table-cell table:formula="of:=[.I116]*[.$J$2]" office:value-type="float" office:value="18.5" calcext:value-type="float">
            <text:p>18.5</text:p>
          </table:table-cell>
          <table:table-cell table:formula="of:=[.J116]*[.$I$17]" office:value-type="float" office:value="45.0697" calcext:value-type="float">
            <text:p>45.0697</text:p>
          </table:table-cell>
          <table:table-cell table:formula="of:=[.H116]-[.K116]" office:value-type="float" office:value="24.840533" calcext:value-type="float">
            <text:p>24.840533</text:p>
          </table:table-cell>
          <table:table-cell table:formula="of:=[.L116]-[.$M$15]" office:value-type="float" office:value="8.34216044444446" calcext:value-type="float">
            <text:p>8.3421604444</text:p>
          </table:table-cell>
          <table:table-cell table:formula="of:=[.M116]/([.$L$111]*[.$I$18])" office:value-type="float" office:value="0.00208554011111111" calcext:value-type="float">
            <text:p>0.0020855401</text:p>
          </table:table-cell>
          <table:table-cell table:formula="of:=[.N116]/[.$C$11]" office:value-type="float" office:value="0.00000000042537687497199" calcext:value-type="float">
            <text:p>4.2537687497199E-010</text:p>
          </table:table-cell>
          <table:table-cell table:formula="of:=[.N116]/[.$B$11]" office:value-type="float" office:value="0.850753749943981" calcext:value-type="float">
            <text:p>0.85075374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69.787437" calcext:value-type="float">
            <text:p>69.787437</text:p>
          </table:table-cell>
          <table:table-cell office:value-type="float" office:value="185" calcext:value-type="float">
            <text:p>185</text:p>
          </table:table-cell>
          <table:table-cell table:formula="of:=[.I117]*[.$J$2]" office:value-type="float" office:value="18.5" calcext:value-type="float">
            <text:p>18.5</text:p>
          </table:table-cell>
          <table:table-cell table:formula="of:=[.J117]*[.$I$17]" office:value-type="float" office:value="45.0697" calcext:value-type="float">
            <text:p>45.0697</text:p>
          </table:table-cell>
          <table:table-cell table:formula="of:=[.H117]-[.K117]" office:value-type="float" office:value="24.717737" calcext:value-type="float">
            <text:p>24.717737</text:p>
          </table:table-cell>
          <table:table-cell table:formula="of:=[.L117]-[.$M$15]" office:value-type="float" office:value="8.21936444444445" calcext:value-type="float">
            <text:p>8.2193644444</text:p>
          </table:table-cell>
          <table:table-cell table:formula="of:=[.M117]/([.$L$111]*[.$I$18])" office:value-type="float" office:value="0.00205484111111111" calcext:value-type="float">
            <text:p>0.0020548411</text:p>
          </table:table-cell>
          <table:table-cell table:formula="of:=[.N117]/[.$C$11]" office:value-type="float" office:value="0.000000000419115358055968" calcext:value-type="float">
            <text:p>4.19115358055968E-010</text:p>
          </table:table-cell>
          <table:table-cell table:formula="of:=[.N117]/[.$B$11]" office:value-type="float" office:value="0.838230716111935" calcext:value-type="float">
            <text:p>0.83823071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70.010155" calcext:value-type="float">
            <text:p>70.010155</text:p>
          </table:table-cell>
          <table:table-cell office:value-type="float" office:value="185" calcext:value-type="float">
            <text:p>185</text:p>
          </table:table-cell>
          <table:table-cell table:formula="of:=[.I118]*[.$J$2]" office:value-type="float" office:value="18.5" calcext:value-type="float">
            <text:p>18.5</text:p>
          </table:table-cell>
          <table:table-cell table:formula="of:=[.J118]*[.$I$17]" office:value-type="float" office:value="45.0697" calcext:value-type="float">
            <text:p>45.0697</text:p>
          </table:table-cell>
          <table:table-cell table:formula="of:=[.H118]-[.K118]" office:value-type="float" office:value="24.940455" calcext:value-type="float">
            <text:p>24.940455</text:p>
          </table:table-cell>
          <table:table-cell table:formula="of:=[.L118]-[.$M$15]" office:value-type="float" office:value="8.44208244444445" calcext:value-type="float">
            <text:p>8.4420824444</text:p>
          </table:table-cell>
          <table:table-cell table:formula="of:=[.M118]/([.$L$111]*[.$I$18])" office:value-type="float" office:value="0.00211052061111111" calcext:value-type="float">
            <text:p>0.0021105206</text:p>
          </table:table-cell>
          <table:table-cell table:formula="of:=[.N118]/[.$C$11]" office:value-type="float" office:value="0.000000000430472018895919" calcext:value-type="float">
            <text:p>4.30472018895919E-010</text:p>
          </table:table-cell>
          <table:table-cell table:formula="of:=[.N118]/[.$B$11]" office:value-type="float" office:value="0.860944037791838" calcext:value-type="float">
            <text:p>0.860944037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70.215134" calcext:value-type="float">
            <text:p>70.215134</text:p>
          </table:table-cell>
          <table:table-cell office:value-type="float" office:value="186" calcext:value-type="float">
            <text:p>186</text:p>
          </table:table-cell>
          <table:table-cell table:formula="of:=[.I119]*[.$J$2]" office:value-type="float" office:value="18.6" calcext:value-type="float">
            <text:p>18.6</text:p>
          </table:table-cell>
          <table:table-cell table:formula="of:=[.J119]*[.$I$17]" office:value-type="float" office:value="45.31332" calcext:value-type="float">
            <text:p>45.31332</text:p>
          </table:table-cell>
          <table:table-cell table:formula="of:=[.H119]-[.K119]" office:value-type="float" office:value="24.901814" calcext:value-type="float">
            <text:p>24.901814</text:p>
          </table:table-cell>
          <table:table-cell table:formula="of:=[.L119]-[.$M$15]" office:value-type="float" office:value="8.40344144444445" calcext:value-type="float">
            <text:p>8.4034414444</text:p>
          </table:table-cell>
          <table:table-cell table:formula="of:=[.M119]/([.$L$111]*[.$I$18])" office:value-type="float" office:value="0.00210086036111111" calcext:value-type="float">
            <text:p>0.0021008604</text:p>
          </table:table-cell>
          <table:table-cell table:formula="of:=[.N119]/[.$C$11]" office:value-type="float" office:value="0.000000000428501667458152" calcext:value-type="float">
            <text:p>4.28501667458152E-010</text:p>
          </table:table-cell>
          <table:table-cell table:formula="of:=[.N119]/[.$B$11]" office:value-type="float" office:value="0.857003334916304" calcext:value-type="float">
            <text:p>0.857003334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69.951561" calcext:value-type="float">
            <text:p>69.951561</text:p>
          </table:table-cell>
          <table:table-cell office:value-type="float" office:value="185" calcext:value-type="float">
            <text:p>185</text:p>
          </table:table-cell>
          <table:table-cell table:formula="of:=[.I120]*[.$J$2]" office:value-type="float" office:value="18.5" calcext:value-type="float">
            <text:p>18.5</text:p>
          </table:table-cell>
          <table:table-cell table:formula="of:=[.J120]*[.$I$17]" office:value-type="float" office:value="45.0697" calcext:value-type="float">
            <text:p>45.0697</text:p>
          </table:table-cell>
          <table:table-cell table:formula="of:=[.H120]-[.K120]" office:value-type="float" office:value="24.881861" calcext:value-type="float">
            <text:p>24.881861</text:p>
          </table:table-cell>
          <table:table-cell table:formula="of:=[.L120]-[.$M$15]" office:value-type="float" office:value="8.38348844444445" calcext:value-type="float">
            <text:p>8.3834884444</text:p>
          </table:table-cell>
          <table:table-cell table:formula="of:=[.M120]/([.$L$111]*[.$I$18])" office:value-type="float" office:value="0.00209587211111111" calcext:value-type="float">
            <text:p>0.0020958721</text:p>
          </table:table-cell>
          <table:table-cell table:formula="of:=[.N120]/[.$C$11]" office:value-type="float" office:value="0.000000000427484239797435" calcext:value-type="float">
            <text:p>4.27484239797435E-010</text:p>
          </table:table-cell>
          <table:table-cell table:formula="of:=[.N120]/[.$B$11]" office:value-type="float" office:value="0.85496847959487" calcext:value-type="float">
            <text:p>0.854968479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69.625816" calcext:value-type="float">
            <text:p>69.625816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table:formula="of:=[.I121]*[.$J$2]" office:value-type="float" office:value="18.5" calcext:value-type="float">
            <text:p>18.5</text:p>
          </table:table-cell>
          <table:table-cell table:style-name="ce22" table:formula="of:=[.J121]*[.$I$17]" office:value-type="float" office:value="45.0697" calcext:value-type="float">
            <text:p>45.0697</text:p>
          </table:table-cell>
          <table:table-cell table:formula="of:=[.H121]-[.K121]" office:value-type="float" office:value="24.556116" calcext:value-type="float">
            <text:p>24.556116</text:p>
          </table:table-cell>
          <table:table-cell table:formula="of:=[.L121]-[.$M$15]" office:value-type="float" office:value="8.05774344444445" calcext:value-type="float">
            <text:p>8.0577434444</text:p>
          </table:table-cell>
          <table:table-cell table:formula="of:=[.M121]/([.$L$111]*[.$I$18])" office:value-type="float" office:value="0.00201443586111111" calcext:value-type="float">
            <text:p>0.0020144359</text:p>
          </table:table-cell>
          <table:table-cell table:formula="of:=[.N121]/[.$C$11]" office:value-type="float" office:value="0.0000000004108741073191" calcext:value-type="float">
            <text:p>4.108741073191E-010</text:p>
          </table:table-cell>
          <table:table-cell table:formula="of:=[.N121]/[.$B$11]" office:value-type="float" office:value="0.8217482146382" calcext:value-type="float">
            <text:p>0.821748214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69.9989344444444" calcext:value-type="float">
            <text:p>69.9989344444</text:p>
          </table:table-cell>
          <table:table-cell table:style-name="ce22" table:formula="of:=AVERAGE([.I113:.I121])" office:value-type="float" office:value="185.333333333333" calcext:value-type="float">
            <text:p>185.3333333333</text:p>
          </table:table-cell>
          <table:table-cell table:style-name="ce22" table:formula="of:=AVERAGE([.J113:.J121])" office:value-type="float" office:value="18.5333333333333" calcext:value-type="float">
            <text:p>18.5333333333</text:p>
          </table:table-cell>
          <table:table-cell table:style-name="ce22" table:formula="of:=AVERAGE([.K113:.K121])" office:value-type="float" office:value="45.1509066666667" calcext:value-type="float">
            <text:p>45.1509066667</text:p>
          </table:table-cell>
          <table:table-cell table:formula="of:=AVERAGE([.L113:.L121])" office:value-type="float" office:value="24.8480277777778" calcext:value-type="float">
            <text:p>24.8480277778</text:p>
          </table:table-cell>
          <table:table-cell table:formula="of:=AVERAGE([.M113:.M121])" office:value-type="float" office:value="8.34965522222223" calcext:value-type="float">
            <text:p>8.3496552222</text:p>
          </table:table-cell>
          <table:table-cell table:style-name="ce22" table:formula="of:=AVERAGE([.N113:.N121])" office:value-type="float" office:value="0.00208741380555556" calcext:value-type="float">
            <text:p>0.0020874138</text:p>
          </table:table-cell>
          <table:table-cell table:style-name="ce32" table:formula="of:=AVERAGE([.O113:.O121])" office:value-type="float" office:value="0.000000000425759042777435" calcext:value-type="float">
            <text:p>4.25759042777435E-010</text:p>
          </table:table-cell>
          <table:table-cell table:style-name="ce38" table:formula="of:=AVERAGE([.P113:.P121])" office:value-type="float" office:value="0.851518085554869" calcext:value-type="float">
            <text:p>0.8515180856</text:p>
          </table:table-cell>
          <table:table-cell table:formula="of:=[.O123]/[.$O$15]*100" office:value-type="float" office:value="60.7888528667504" calcext:value-type="float">
            <text:p>60.788852866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13:.H121])" office:value-type="float" office:value="0.216116453172306" calcext:value-type="float">
            <text:p>0.2161164532</text:p>
          </table:table-cell>
          <table:table-cell table:style-name="ce23" table:formula="of:=STDEV([.I113:.I121])" office:value-type="float" office:value="0.5" calcext:value-type="float">
            <text:p>0.5</text:p>
          </table:table-cell>
          <table:table-cell table:style-name="ce23" table:formula="of:=STDEV([.J113:.J121])" office:value-type="float" office:value="0.0500000000000007" calcext:value-type="float">
            <text:p>0.05</text:p>
          </table:table-cell>
          <table:table-cell table:style-name="ce23" table:formula="of:=STDEV([.K113:.K121])" office:value-type="float" office:value="0.121810000000004" calcext:value-type="float">
            <text:p>0.12181</text:p>
          </table:table-cell>
          <table:table-cell table:style-name="ce23" table:formula="of:=STDEV([.L113:.L121])" office:value-type="float" office:value="0.13245235678705" calcext:value-type="float">
            <text:p>0.1324523568</text:p>
          </table:table-cell>
          <table:table-cell table:style-name="ce23" table:formula="of:=STDEV([.M113:.M121])" office:value-type="float" office:value="0.13245235678705" calcext:value-type="float">
            <text:p>0.1324523568</text:p>
          </table:table-cell>
          <table:table-cell table:style-name="ce23" table:formula="of:=STDEV([.N113:.N121])" office:value-type="float" office:value="0.0000331130891967625" calcext:value-type="float">
            <text:p>3.31130891967625E-005</text:p>
          </table:table-cell>
          <table:table-cell table:style-name="ce30" table:formula="of:=STDEV([.O113:.O121])" office:value-type="float" office:value="0.00000000000675390625581554" calcext:value-type="float">
            <text:p>6.75390625581554E-012</text:p>
          </table:table-cell>
          <table:table-cell table:style-name="ce39" table:formula="of:=STDEV([.P113:.P121])" office:value-type="float" office:value="0.0135078125116311" calcext:value-type="float">
            <text:p>0.0135078125</text:p>
          </table:table-cell>
          <table:table-cell table:formula="of:=[.O124]/[.O123]*100" office:value-type="float" office:value="1.58632127030268" calcext:value-type="float">
            <text:p>1.586321270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Disparity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8.461708" calcext:value-type="float">
            <text:p>68.461708</text:p>
          </table:table-cell>
          <table:table-cell office:value-type="float" office:value="175" calcext:value-type="float">
            <text:p>175</text:p>
          </table:table-cell>
          <table:table-cell table:formula="of:=[.I128]*[.$J$2]" office:value-type="float" office:value="17.5" calcext:value-type="float">
            <text:p>17.5</text:p>
          </table:table-cell>
          <table:table-cell table:formula="of:=[.J128]*[.$I$17]" office:value-type="float" office:value="42.6335" calcext:value-type="float">
            <text:p>42.6335</text:p>
          </table:table-cell>
          <table:table-cell table:formula="of:=[.H128]-[.K128]" office:value-type="float" office:value="25.828208" calcext:value-type="float">
            <text:p>25.828208</text:p>
          </table:table-cell>
          <table:table-cell table:formula="of:=[.L128]-[.$M$15]" office:value-type="float" office:value="9.32983544444445" calcext:value-type="float">
            <text:p>9.3298354444</text:p>
          </table:table-cell>
          <table:table-cell table:formula="of:=[.M128]/([.$L$126]*[.$I$18])" office:value-type="float" office:value="0.00233245886111111" calcext:value-type="float">
            <text:p>0.0023324589</text:p>
          </table:table-cell>
          <table:table-cell table:formula="of:=[.N128]/[.$C$13]" office:value-type="float" office:value="0.00000000103328913088408" calcext:value-type="float">
            <text:p>0.000000001</text:p>
          </table:table-cell>
          <table:table-cell table:formula="of:=[.N128]/[.$B$13]" office:value-type="float" office:value="2.06657826176817" calcext:value-type="float">
            <text:p>2.06657826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7.852516" calcext:value-type="float">
            <text:p>67.852516</text:p>
          </table:table-cell>
          <table:table-cell office:value-type="float" office:value="174" calcext:value-type="float">
            <text:p>174</text:p>
          </table:table-cell>
          <table:table-cell table:formula="of:=[.I129]*[.$J$2]" office:value-type="float" office:value="17.4" calcext:value-type="float">
            <text:p>17.4</text:p>
          </table:table-cell>
          <table:table-cell table:formula="of:=[.J129]*[.$I$17]" office:value-type="float" office:value="42.38988" calcext:value-type="float">
            <text:p>42.38988</text:p>
          </table:table-cell>
          <table:table-cell table:formula="of:=[.H129]-[.K129]" office:value-type="float" office:value="25.462636" calcext:value-type="float">
            <text:p>25.462636</text:p>
          </table:table-cell>
          <table:table-cell table:formula="of:=[.L129]-[.$M$15]" office:value-type="float" office:value="8.96426344444444" calcext:value-type="float">
            <text:p>8.9642634444</text:p>
          </table:table-cell>
          <table:table-cell table:formula="of:=[.M129]/([.$L$126]*[.$I$18])" office:value-type="float" office:value="0.00224106586111111" calcext:value-type="float">
            <text:p>0.0022410659</text:p>
          </table:table-cell>
          <table:table-cell table:formula="of:=[.N129]/[.$C$13]" office:value-type="float" office:value="0.000000000992801645718362" calcext:value-type="float">
            <text:p>0.000000001</text:p>
          </table:table-cell>
          <table:table-cell table:formula="of:=[.N129]/[.$B$13]" office:value-type="float" office:value="1.98560329143672" calcext:value-type="float">
            <text:p>1.98560329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8.264183" calcext:value-type="float">
            <text:p>68.264183</text:p>
          </table:table-cell>
          <table:table-cell office:value-type="float" office:value="175" calcext:value-type="float">
            <text:p>175</text:p>
          </table:table-cell>
          <table:table-cell table:formula="of:=[.I130]*[.$J$2]" office:value-type="float" office:value="17.5" calcext:value-type="float">
            <text:p>17.5</text:p>
          </table:table-cell>
          <table:table-cell table:formula="of:=[.J130]*[.$I$17]" office:value-type="float" office:value="42.6335" calcext:value-type="float">
            <text:p>42.6335</text:p>
          </table:table-cell>
          <table:table-cell table:formula="of:=[.H130]-[.K130]" office:value-type="float" office:value="25.630683" calcext:value-type="float">
            <text:p>25.630683</text:p>
          </table:table-cell>
          <table:table-cell table:formula="of:=[.L130]-[.$M$15]" office:value-type="float" office:value="9.13231044444445" calcext:value-type="float">
            <text:p>9.1323104444</text:p>
          </table:table-cell>
          <table:table-cell table:formula="of:=[.M130]/([.$L$126]*[.$I$18])" office:value-type="float" office:value="0.00228307761111111" calcext:value-type="float">
            <text:p>0.0022830776</text:p>
          </table:table-cell>
          <table:table-cell table:formula="of:=[.N130]/[.$C$13]" office:value-type="float" office:value="0.00000000101141302848193" calcext:value-type="float">
            <text:p>0.000000001</text:p>
          </table:table-cell>
          <table:table-cell table:formula="of:=[.N130]/[.$B$13]" office:value-type="float" office:value="2.02282605696387" calcext:value-type="float">
            <text:p>2.0228260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8.629387" calcext:value-type="float">
            <text:p>68.629387</text:p>
          </table:table-cell>
          <table:table-cell office:value-type="float" office:value="176" calcext:value-type="float">
            <text:p>176</text:p>
          </table:table-cell>
          <table:table-cell table:formula="of:=[.I131]*[.$J$2]" office:value-type="float" office:value="17.6" calcext:value-type="float">
            <text:p>17.6</text:p>
          </table:table-cell>
          <table:table-cell table:formula="of:=[.J131]*[.$I$17]" office:value-type="float" office:value="42.87712" calcext:value-type="float">
            <text:p>42.87712</text:p>
          </table:table-cell>
          <table:table-cell table:formula="of:=[.H131]-[.K131]" office:value-type="float" office:value="25.752267" calcext:value-type="float">
            <text:p>25.752267</text:p>
          </table:table-cell>
          <table:table-cell table:formula="of:=[.L131]-[.$M$15]" office:value-type="float" office:value="9.25389444444444" calcext:value-type="float">
            <text:p>9.2538944444</text:p>
          </table:table-cell>
          <table:table-cell table:formula="of:=[.M131]/([.$L$126]*[.$I$18])" office:value-type="float" office:value="0.00231347361111111" calcext:value-type="float">
            <text:p>0.0023134736</text:p>
          </table:table-cell>
          <table:table-cell table:formula="of:=[.N131]/[.$C$13]" office:value-type="float" office:value="0.00000000102487858491511" calcext:value-type="float">
            <text:p>0.000000001</text:p>
          </table:table-cell>
          <table:table-cell table:formula="of:=[.N131]/[.$B$13]" office:value-type="float" office:value="2.04975716983022" calcext:value-type="float">
            <text:p>2.04975716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7.846474" calcext:value-type="float">
            <text:p>67.846474</text:p>
          </table:table-cell>
          <table:table-cell office:value-type="float" office:value="174" calcext:value-type="float">
            <text:p>174</text:p>
          </table:table-cell>
          <table:table-cell table:formula="of:=[.I132]*[.$J$2]" office:value-type="float" office:value="17.4" calcext:value-type="float">
            <text:p>17.4</text:p>
          </table:table-cell>
          <table:table-cell table:formula="of:=[.J132]*[.$I$17]" office:value-type="float" office:value="42.38988" calcext:value-type="float">
            <text:p>42.38988</text:p>
          </table:table-cell>
          <table:table-cell table:formula="of:=[.H132]-[.K132]" office:value-type="float" office:value="25.456594" calcext:value-type="float">
            <text:p>25.456594</text:p>
          </table:table-cell>
          <table:table-cell table:formula="of:=[.L132]-[.$M$15]" office:value-type="float" office:value="8.95822144444444" calcext:value-type="float">
            <text:p>8.9582214444</text:p>
          </table:table-cell>
          <table:table-cell table:formula="of:=[.M132]/([.$L$126]*[.$I$18])" office:value-type="float" office:value="0.00223955536111111" calcext:value-type="float">
            <text:p>0.0022395554</text:p>
          </table:table-cell>
          <table:table-cell table:formula="of:=[.N132]/[.$C$13]" office:value-type="float" office:value="0.000000000992132487835999" calcext:value-type="float">
            <text:p>0.000000001</text:p>
          </table:table-cell>
          <table:table-cell table:formula="of:=[.N132]/[.$B$13]" office:value-type="float" office:value="1.984264975672" calcext:value-type="float">
            <text:p>1.98426497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8.637825" calcext:value-type="float">
            <text:p>68.637825</text:p>
          </table:table-cell>
          <table:table-cell office:value-type="float" office:value="176" calcext:value-type="float">
            <text:p>176</text:p>
          </table:table-cell>
          <table:table-cell table:formula="of:=[.I133]*[.$J$2]" office:value-type="float" office:value="17.6" calcext:value-type="float">
            <text:p>17.6</text:p>
          </table:table-cell>
          <table:table-cell table:formula="of:=[.J133]*[.$I$17]" office:value-type="float" office:value="42.87712" calcext:value-type="float">
            <text:p>42.87712</text:p>
          </table:table-cell>
          <table:table-cell table:formula="of:=[.H133]-[.K133]" office:value-type="float" office:value="25.760705" calcext:value-type="float">
            <text:p>25.760705</text:p>
          </table:table-cell>
          <table:table-cell table:formula="of:=[.L133]-[.$M$15]" office:value-type="float" office:value="9.26233244444445" calcext:value-type="float">
            <text:p>9.2623324444</text:p>
          </table:table-cell>
          <table:table-cell table:formula="of:=[.M133]/([.$L$126]*[.$I$18])" office:value-type="float" office:value="0.00231558311111111" calcext:value-type="float">
            <text:p>0.0023155831</text:p>
          </table:table-cell>
          <table:table-cell table:formula="of:=[.N133]/[.$C$13]" office:value-type="float" office:value="0.00000000102581310232845" calcext:value-type="float">
            <text:p>0.000000001</text:p>
          </table:table-cell>
          <table:table-cell table:formula="of:=[.N133]/[.$B$13]" office:value-type="float" office:value="2.05162620465689" calcext:value-type="float">
            <text:p>2.05162620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8.373108" calcext:value-type="float">
            <text:p>68.373108</text:p>
          </table:table-cell>
          <table:table-cell office:value-type="float" office:value="176" calcext:value-type="float">
            <text:p>176</text:p>
          </table:table-cell>
          <table:table-cell table:formula="of:=[.I134]*[.$J$2]" office:value-type="float" office:value="17.6" calcext:value-type="float">
            <text:p>17.6</text:p>
          </table:table-cell>
          <table:table-cell table:formula="of:=[.J134]*[.$I$17]" office:value-type="float" office:value="42.87712" calcext:value-type="float">
            <text:p>42.87712</text:p>
          </table:table-cell>
          <table:table-cell table:formula="of:=[.H134]-[.K134]" office:value-type="float" office:value="25.495988" calcext:value-type="float">
            <text:p>25.495988</text:p>
          </table:table-cell>
          <table:table-cell table:formula="of:=[.L134]-[.$M$15]" office:value-type="float" office:value="8.99761544444445" calcext:value-type="float">
            <text:p>8.9976154444</text:p>
          </table:table-cell>
          <table:table-cell table:formula="of:=[.M134]/([.$L$126]*[.$I$18])" office:value-type="float" office:value="0.00224940386111111" calcext:value-type="float">
            <text:p>0.0022494039</text:p>
          </table:table-cell>
          <table:table-cell table:formula="of:=[.N134]/[.$C$13]" office:value-type="float" office:value="0.000000000996495414949177" calcext:value-type="float">
            <text:p>0.000000001</text:p>
          </table:table-cell>
          <table:table-cell table:formula="of:=[.N134]/[.$B$13]" office:value-type="float" office:value="1.99299082989835" calcext:value-type="float">
            <text:p>1.99299082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7.853493" calcext:value-type="float">
            <text:p>67.853493</text:p>
          </table:table-cell>
          <table:table-cell office:value-type="float" office:value="175" calcext:value-type="float">
            <text:p>175</text:p>
          </table:table-cell>
          <table:table-cell table:formula="of:=[.I135]*[.$J$2]" office:value-type="float" office:value="17.5" calcext:value-type="float">
            <text:p>17.5</text:p>
          </table:table-cell>
          <table:table-cell table:formula="of:=[.J135]*[.$I$17]" office:value-type="float" office:value="42.6335" calcext:value-type="float">
            <text:p>42.6335</text:p>
          </table:table-cell>
          <table:table-cell table:formula="of:=[.H135]-[.K135]" office:value-type="float" office:value="25.219993" calcext:value-type="float">
            <text:p>25.219993</text:p>
          </table:table-cell>
          <table:table-cell table:formula="of:=[.L135]-[.$M$15]" office:value-type="float" office:value="8.72162044444445" calcext:value-type="float">
            <text:p>8.7216204444</text:p>
          </table:table-cell>
          <table:table-cell table:formula="of:=[.M135]/([.$L$126]*[.$I$18])" office:value-type="float" office:value="0.00218040511111111" calcext:value-type="float">
            <text:p>0.0021804051</text:p>
          </table:table-cell>
          <table:table-cell table:formula="of:=[.N135]/[.$C$13]" office:value-type="float" office:value="0.000000000965928677156587" calcext:value-type="float">
            <text:p>0.000000001</text:p>
          </table:table-cell>
          <table:table-cell table:formula="of:=[.N135]/[.$B$13]" office:value-type="float" office:value="1.93185735431317" calcext:value-type="float">
            <text:p>1.93185735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8.168617" calcext:value-type="float">
            <text:p>68.168617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table:formula="of:=[.I136]*[.$J$2]" office:value-type="float" office:value="17.5" calcext:value-type="float">
            <text:p>17.5</text:p>
          </table:table-cell>
          <table:table-cell table:style-name="ce22" table:formula="of:=[.J136]*[.$I$17]" office:value-type="float" office:value="42.6335" calcext:value-type="float">
            <text:p>42.6335</text:p>
          </table:table-cell>
          <table:table-cell table:formula="of:=[.H136]-[.K136]" office:value-type="float" office:value="25.535117" calcext:value-type="float">
            <text:p>25.535117</text:p>
          </table:table-cell>
          <table:table-cell table:formula="of:=[.L136]-[.$M$15]" office:value-type="float" office:value="9.03674444444445" calcext:value-type="float">
            <text:p>9.0367444444</text:p>
          </table:table-cell>
          <table:table-cell table:formula="of:=[.M136]/([.$L$126]*[.$I$18])" office:value-type="float" office:value="0.00225918611111111" calcext:value-type="float">
            <text:p>0.0022591861</text:p>
          </table:table-cell>
          <table:table-cell table:formula="of:=[.N136]/[.$C$13]" office:value-type="float" office:value="0.00000000100082899303243" calcext:value-type="float">
            <text:p>0.000000001</text:p>
          </table:table-cell>
          <table:table-cell table:formula="of:=[.N136]/[.$B$13]" office:value-type="float" office:value="2.00165798606485" calcext:value-type="float">
            <text:p>2.001657986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68.2319234444445" calcext:value-type="float">
            <text:p>68.2319234444</text:p>
          </table:table-cell>
          <table:table-cell table:style-name="ce22" table:formula="of:=AVERAGE([.I128:.I136])" office:value-type="float" office:value="175.111111111111" calcext:value-type="float">
            <text:p>175.1111111111</text:p>
          </table:table-cell>
          <table:table-cell table:style-name="ce22" table:formula="of:=AVERAGE([.J128:.J136])" office:value-type="float" office:value="17.5111111111111" calcext:value-type="float">
            <text:p>17.5111111111</text:p>
          </table:table-cell>
          <table:table-cell table:style-name="ce22" table:formula="of:=AVERAGE([.K128:.K136])" office:value-type="float" office:value="42.6605688888889" calcext:value-type="float">
            <text:p>42.6605688889</text:p>
          </table:table-cell>
          <table:table-cell table:formula="of:=AVERAGE([.L128:.L136])" office:value-type="float" office:value="25.5713545555556" calcext:value-type="float">
            <text:p>25.5713545556</text:p>
          </table:table-cell>
          <table:table-cell table:formula="of:=AVERAGE([.M128:.M136])" office:value-type="float" office:value="9.072982" calcext:value-type="float">
            <text:p>9.072982</text:p>
          </table:table-cell>
          <table:table-cell table:style-name="ce22" table:formula="of:=AVERAGE([.N128:.N136])" office:value-type="float" office:value="0.0022682455" calcext:value-type="float">
            <text:p>0.0022682455</text:p>
          </table:table-cell>
          <table:table-cell table:style-name="ce34" table:formula="of:=AVERAGE([.O128:.O136])" office:value-type="float" office:value="0.00000000100484234058912" calcext:value-type="float">
            <text:p>0.000000001</text:p>
          </table:table-cell>
          <table:table-cell table:style-name="ce38" table:formula="of:=AVERAGE([.P128:.P136])" office:value-type="float" office:value="2.00968468117825" calcext:value-type="float">
            <text:p>2.0096846812</text:p>
          </table:table-cell>
          <table:table-cell table:formula="of:=[.O138]/[.$O$15]*100" office:value-type="float" office:value="143.468974370756" calcext:value-type="float">
            <text:p>143.468974370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28:.H136])" office:value-type="float" office:value="0.323312279525196" calcext:value-type="float">
            <text:p>0.3233122795</text:p>
          </table:table-cell>
          <table:table-cell table:style-name="ce23" table:formula="of:=STDEV([.I128:.I136])" office:value-type="float" office:value="0.781735959970572" calcext:value-type="float">
            <text:p>0.78173596</text:p>
          </table:table-cell>
          <table:table-cell table:style-name="ce23" table:formula="of:=STDEV([.J128:.J136])" office:value-type="float" office:value="0.078173595997057" calcext:value-type="float">
            <text:p>0.078173596</text:p>
          </table:table-cell>
          <table:table-cell table:style-name="ce23" table:formula="of:=STDEV([.K128:.K136])" office:value-type="float" office:value="0.190446514568031" calcext:value-type="float">
            <text:p>0.1904465146</text:p>
          </table:table-cell>
          <table:table-cell table:style-name="ce23" table:formula="of:=STDEV([.L128:.L136])" office:value-type="float" office:value="0.191544508500708" calcext:value-type="float">
            <text:p>0.1915445085</text:p>
          </table:table-cell>
          <table:table-cell table:style-name="ce23" table:formula="of:=STDEV([.M128:.M136])" office:value-type="float" office:value="0.191544508500708" calcext:value-type="float">
            <text:p>0.1915445085</text:p>
          </table:table-cell>
          <table:table-cell table:style-name="ce23" table:formula="of:=STDEV([.N128:.N136])" office:value-type="float" office:value="0.0000478861271251771" calcext:value-type="float">
            <text:p>4.78861271251771E-005</text:p>
          </table:table-cell>
          <table:table-cell table:style-name="ce30" table:formula="of:=STDEV([.O128:.O136])" office:value-type="float" office:value="0.000000000021213756651214" calcext:value-type="float">
            <text:p>2.1213756651214E-011</text:p>
          </table:table-cell>
          <table:table-cell table:style-name="ce39" table:formula="of:=STDEV([.P128:.P136])" office:value-type="float" office:value="0.042427513302428" calcext:value-type="float">
            <text:p>0.0424275133</text:p>
          </table:table-cell>
          <table:table-cell table:formula="of:=[.O139]/[.O138]*100" office:value-type="float" office:value="2.11115274449688" calcext:value-type="float">
            <text:p>2.111152744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3.296051" calcext:value-type="float">
            <text:p>83.296051</text:p>
          </table:table-cell>
          <table:table-cell office:value-type="float" office:value="209" calcext:value-type="float">
            <text:p>209</text:p>
          </table:table-cell>
          <table:table-cell table:formula="of:=[.I143]*[.$J$2]" office:value-type="float" office:value="20.9" calcext:value-type="float">
            <text:p>20.9</text:p>
          </table:table-cell>
          <table:table-cell table:formula="of:=[.J143]*[.$I$17]" office:value-type="float" office:value="50.91658" calcext:value-type="float">
            <text:p>50.91658</text:p>
          </table:table-cell>
          <table:table-cell table:formula="of:=[.H143]-[.K143]" office:value-type="float" office:value="32.379471" calcext:value-type="float">
            <text:p>32.379471</text:p>
          </table:table-cell>
          <table:table-cell table:formula="of:=[.L143]-[.$M$15]" office:value-type="float" office:value="15.8810984444445" calcext:value-type="float">
            <text:p>15.8810984444</text:p>
          </table:table-cell>
          <table:table-cell table:formula="of:=[.M143]/([.$L$141]*[.$I$18])" office:value-type="float" office:value="0.00397027461111111" calcext:value-type="float">
            <text:p>0.0039702746</text:p>
          </table:table-cell>
          <table:table-cell table:formula="of:=[.N143]/[.$C$14]" office:value-type="float" office:value="0.000000000772580334441515" calcext:value-type="float">
            <text:p>7.72580334441515E-010</text:p>
          </table:table-cell>
          <table:table-cell table:formula="of:=[.N143]/[.$B$14]" office:value-type="float" office:value="1.54516066888303" calcext:value-type="float">
            <text:p>1.54516066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3.496773" calcext:value-type="float">
            <text:p>83.496773</text:p>
          </table:table-cell>
          <table:table-cell office:value-type="float" office:value="209" calcext:value-type="float">
            <text:p>209</text:p>
          </table:table-cell>
          <table:table-cell table:formula="of:=[.I144]*[.$J$2]" office:value-type="float" office:value="20.9" calcext:value-type="float">
            <text:p>20.9</text:p>
          </table:table-cell>
          <table:table-cell table:formula="of:=[.J144]*[.$I$17]" office:value-type="float" office:value="50.91658" calcext:value-type="float">
            <text:p>50.91658</text:p>
          </table:table-cell>
          <table:table-cell table:formula="of:=[.H144]-[.K144]" office:value-type="float" office:value="32.580193" calcext:value-type="float">
            <text:p>32.580193</text:p>
          </table:table-cell>
          <table:table-cell table:formula="of:=[.L144]-[.$M$15]" office:value-type="float" office:value="16.0818204444445" calcext:value-type="float">
            <text:p>16.0818204444</text:p>
          </table:table-cell>
          <table:table-cell table:formula="of:=[.M144]/([.$L$141]*[.$I$18])" office:value-type="float" office:value="0.00402045511111111" calcext:value-type="float">
            <text:p>0.0040204551</text:p>
          </table:table-cell>
          <table:table-cell table:formula="of:=[.N144]/[.$C$14]" office:value-type="float" office:value="0.000000000782345016049167" calcext:value-type="float">
            <text:p>7.82345016049167E-010</text:p>
          </table:table-cell>
          <table:table-cell table:formula="of:=[.N144]/[.$B$14]" office:value-type="float" office:value="1.56469003209833" calcext:value-type="float">
            <text:p>1.56469003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5895" calcext:value-type="float">
            <text:p>82.5895</text:p>
          </table:table-cell>
          <table:table-cell office:value-type="float" office:value="208" calcext:value-type="float">
            <text:p>208</text:p>
          </table:table-cell>
          <table:table-cell table:formula="of:=[.I145]*[.$J$2]" office:value-type="float" office:value="20.8" calcext:value-type="float">
            <text:p>20.8</text:p>
          </table:table-cell>
          <table:table-cell table:formula="of:=[.J145]*[.$I$17]" office:value-type="float" office:value="50.67296" calcext:value-type="float">
            <text:p>50.67296</text:p>
          </table:table-cell>
          <table:table-cell table:formula="of:=[.H145]-[.K145]" office:value-type="float" office:value="31.91654" calcext:value-type="float">
            <text:p>31.91654</text:p>
          </table:table-cell>
          <table:table-cell table:formula="of:=[.L145]-[.$M$15]" office:value-type="float" office:value="15.4181674444444" calcext:value-type="float">
            <text:p>15.4181674444</text:p>
          </table:table-cell>
          <table:table-cell table:formula="of:=[.M145]/([.$L$141]*[.$I$18])" office:value-type="float" office:value="0.00385454186111111" calcext:value-type="float">
            <text:p>0.0038545419</text:p>
          </table:table-cell>
          <table:table-cell table:formula="of:=[.N145]/[.$C$14]" office:value-type="float" office:value="0.000000000750059764592113" calcext:value-type="float">
            <text:p>7.50059764592113E-010</text:p>
          </table:table-cell>
          <table:table-cell table:formula="of:=[.N145]/[.$B$14]" office:value-type="float" office:value="1.50011952918423" calcext:value-type="float">
            <text:p>1.50011952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3.120995" calcext:value-type="float">
            <text:p>83.120995</text:p>
          </table:table-cell>
          <table:table-cell office:value-type="float" office:value="209" calcext:value-type="float">
            <text:p>209</text:p>
          </table:table-cell>
          <table:table-cell table:formula="of:=[.I146]*[.$J$2]" office:value-type="float" office:value="20.9" calcext:value-type="float">
            <text:p>20.9</text:p>
          </table:table-cell>
          <table:table-cell table:formula="of:=[.J146]*[.$I$17]" office:value-type="float" office:value="50.91658" calcext:value-type="float">
            <text:p>50.91658</text:p>
          </table:table-cell>
          <table:table-cell table:formula="of:=[.H146]-[.K146]" office:value-type="float" office:value="32.204415" calcext:value-type="float">
            <text:p>32.204415</text:p>
          </table:table-cell>
          <table:table-cell table:formula="of:=[.L146]-[.$M$15]" office:value-type="float" office:value="15.7060424444444" calcext:value-type="float">
            <text:p>15.7060424444</text:p>
          </table:table-cell>
          <table:table-cell table:formula="of:=[.M146]/([.$L$141]*[.$I$18])" office:value-type="float" office:value="0.00392651061111111" calcext:value-type="float">
            <text:p>0.0039265106</text:p>
          </table:table-cell>
          <table:table-cell table:formula="of:=[.N146]/[.$C$14]" office:value-type="float" office:value="0.000000000764064246999635" calcext:value-type="float">
            <text:p>7.64064246999635E-010</text:p>
          </table:table-cell>
          <table:table-cell table:formula="of:=[.N146]/[.$B$14]" office:value-type="float" office:value="1.52812849399927" calcext:value-type="float">
            <text:p>1.5281284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3.244469" calcext:value-type="float">
            <text:p>83.244469</text:p>
          </table:table-cell>
          <table:table-cell office:value-type="float" office:value="209" calcext:value-type="float">
            <text:p>209</text:p>
          </table:table-cell>
          <table:table-cell table:formula="of:=[.I147]*[.$J$2]" office:value-type="float" office:value="20.9" calcext:value-type="float">
            <text:p>20.9</text:p>
          </table:table-cell>
          <table:table-cell table:formula="of:=[.J147]*[.$I$17]" office:value-type="float" office:value="50.91658" calcext:value-type="float">
            <text:p>50.91658</text:p>
          </table:table-cell>
          <table:table-cell table:formula="of:=[.H147]-[.K147]" office:value-type="float" office:value="32.327889" calcext:value-type="float">
            <text:p>32.327889</text:p>
          </table:table-cell>
          <table:table-cell table:formula="of:=[.L147]-[.$M$15]" office:value-type="float" office:value="15.8295164444444" calcext:value-type="float">
            <text:p>15.8295164444</text:p>
          </table:table-cell>
          <table:table-cell table:formula="of:=[.M147]/([.$L$141]*[.$I$18])" office:value-type="float" office:value="0.00395737911111111" calcext:value-type="float">
            <text:p>0.0039573791</text:p>
          </table:table-cell>
          <table:table-cell table:formula="of:=[.N147]/[.$C$14]" office:value-type="float" office:value="0.000000000770070984162592" calcext:value-type="float">
            <text:p>7.70070984162592E-010</text:p>
          </table:table-cell>
          <table:table-cell table:formula="of:=[.N147]/[.$B$14]" office:value-type="float" office:value="1.54014196832518" calcext:value-type="float">
            <text:p>1.54014196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3.26088" calcext:value-type="float">
            <text:p>83.26088</text:p>
          </table:table-cell>
          <table:table-cell office:value-type="float" office:value="209" calcext:value-type="float">
            <text:p>209</text:p>
          </table:table-cell>
          <table:table-cell table:formula="of:=[.I148]*[.$J$2]" office:value-type="float" office:value="20.9" calcext:value-type="float">
            <text:p>20.9</text:p>
          </table:table-cell>
          <table:table-cell table:formula="of:=[.J148]*[.$I$17]" office:value-type="float" office:value="50.91658" calcext:value-type="float">
            <text:p>50.91658</text:p>
          </table:table-cell>
          <table:table-cell table:formula="of:=[.H148]-[.K148]" office:value-type="float" office:value="32.3443" calcext:value-type="float">
            <text:p>32.3443</text:p>
          </table:table-cell>
          <table:table-cell table:formula="of:=[.L148]-[.$M$15]" office:value-type="float" office:value="15.8459274444444" calcext:value-type="float">
            <text:p>15.8459274444</text:p>
          </table:table-cell>
          <table:table-cell table:formula="of:=[.M148]/([.$L$141]*[.$I$18])" office:value-type="float" office:value="0.00396148186111111" calcext:value-type="float">
            <text:p>0.0039614819</text:p>
          </table:table-cell>
          <table:table-cell table:formula="of:=[.N148]/[.$C$14]" office:value-type="float" office:value="0.000000000770869343036374" calcext:value-type="float">
            <text:p>7.70869343036374E-010</text:p>
          </table:table-cell>
          <table:table-cell table:formula="of:=[.N148]/[.$B$14]" office:value-type="float" office:value="1.54173868607275" calcext:value-type="float">
            <text:p>1.54173868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993164" calcext:value-type="float">
            <text:p>82.993164</text:p>
          </table:table-cell>
          <table:table-cell office:value-type="float" office:value="209" calcext:value-type="float">
            <text:p>209</text:p>
          </table:table-cell>
          <table:table-cell table:formula="of:=[.I149]*[.$J$2]" office:value-type="float" office:value="20.9" calcext:value-type="float">
            <text:p>20.9</text:p>
          </table:table-cell>
          <table:table-cell table:formula="of:=[.J149]*[.$I$17]" office:value-type="float" office:value="50.91658" calcext:value-type="float">
            <text:p>50.91658</text:p>
          </table:table-cell>
          <table:table-cell table:formula="of:=[.H149]-[.K149]" office:value-type="float" office:value="32.076584" calcext:value-type="float">
            <text:p>32.076584</text:p>
          </table:table-cell>
          <table:table-cell table:formula="of:=[.L149]-[.$M$15]" office:value-type="float" office:value="15.5782114444444" calcext:value-type="float">
            <text:p>15.5782114444</text:p>
          </table:table-cell>
          <table:table-cell table:formula="of:=[.M149]/([.$L$141]*[.$I$18])" office:value-type="float" office:value="0.00389455286111111" calcext:value-type="float">
            <text:p>0.0038945529</text:p>
          </table:table-cell>
          <table:table-cell table:formula="of:=[.N149]/[.$C$14]" office:value-type="float" office:value="0.000000000757845551417747" calcext:value-type="float">
            <text:p>7.57845551417747E-010</text:p>
          </table:table-cell>
          <table:table-cell table:formula="of:=[.N149]/[.$B$14]" office:value-type="float" office:value="1.51569110283549" calcext:value-type="float">
            <text:p>1.51569110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2.986725" calcext:value-type="float">
            <text:p>82.986725</text:p>
          </table:table-cell>
          <table:table-cell office:value-type="float" office:value="209" calcext:value-type="float">
            <text:p>209</text:p>
          </table:table-cell>
          <table:table-cell table:formula="of:=[.I150]*[.$J$2]" office:value-type="float" office:value="20.9" calcext:value-type="float">
            <text:p>20.9</text:p>
          </table:table-cell>
          <table:table-cell table:formula="of:=[.J150]*[.$I$17]" office:value-type="float" office:value="50.91658" calcext:value-type="float">
            <text:p>50.91658</text:p>
          </table:table-cell>
          <table:table-cell table:formula="of:=[.H150]-[.K150]" office:value-type="float" office:value="32.070145" calcext:value-type="float">
            <text:p>32.070145</text:p>
          </table:table-cell>
          <table:table-cell table:formula="of:=[.L150]-[.$M$15]" office:value-type="float" office:value="15.5717724444445" calcext:value-type="float">
            <text:p>15.5717724444</text:p>
          </table:table-cell>
          <table:table-cell table:formula="of:=[.M150]/([.$L$141]*[.$I$18])" office:value-type="float" office:value="0.00389294311111111" calcext:value-type="float">
            <text:p>0.0038929431</text:p>
          </table:table-cell>
          <table:table-cell table:formula="of:=[.N150]/[.$C$14]" office:value-type="float" office:value="0.00000000075753230830104" calcext:value-type="float">
            <text:p>7.5753230830104E-010</text:p>
          </table:table-cell>
          <table:table-cell table:formula="of:=[.N150]/[.$B$14]" office:value-type="float" office:value="1.51506461660208" calcext:value-type="float">
            <text:p>1.51506461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3.017853" calcext:value-type="float">
            <text:p>83.017853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table:formula="of:=[.I151]*[.$J$2]" office:value-type="float" office:value="20.9" calcext:value-type="float">
            <text:p>20.9</text:p>
          </table:table-cell>
          <table:table-cell table:style-name="ce22" table:formula="of:=[.J151]*[.$I$17]" office:value-type="float" office:value="50.91658" calcext:value-type="float">
            <text:p>50.91658</text:p>
          </table:table-cell>
          <table:table-cell table:formula="of:=[.H151]-[.K151]" office:value-type="float" office:value="32.101273" calcext:value-type="float">
            <text:p>32.101273</text:p>
          </table:table-cell>
          <table:table-cell table:formula="of:=[.L151]-[.$M$15]" office:value-type="float" office:value="15.6029004444444" calcext:value-type="float">
            <text:p>15.6029004444</text:p>
          </table:table-cell>
          <table:table-cell table:formula="of:=[.M151]/([.$L$141]*[.$I$18])" office:value-type="float" office:value="0.00390072511111111" calcext:value-type="float">
            <text:p>0.0039007251</text:p>
          </table:table-cell>
          <table:table-cell table:formula="of:=[.N151]/[.$C$14]" office:value-type="float" office:value="0.000000000759046616693159" calcext:value-type="float">
            <text:p>7.59046616693159E-010</text:p>
          </table:table-cell>
          <table:table-cell table:formula="of:=[.N151]/[.$B$14]" office:value-type="float" office:value="1.51809323338632" calcext:value-type="float">
            <text:p>1.518093233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83.1118233333333" calcext:value-type="float">
            <text:p>83.1118233333</text:p>
          </table:table-cell>
          <table:table-cell table:style-name="ce22" table:formula="of:=AVERAGE([.I143:.I151])" office:value-type="float" office:value="208.888888888889" calcext:value-type="float">
            <text:p>208.8888888889</text:p>
          </table:table-cell>
          <table:table-cell table:style-name="ce22" table:formula="of:=AVERAGE([.J143:.J151])" office:value-type="float" office:value="20.8888888888889" calcext:value-type="float">
            <text:p>20.8888888889</text:p>
          </table:table-cell>
          <table:table-cell table:style-name="ce22" table:formula="of:=AVERAGE([.K143:.K151])" office:value-type="float" office:value="50.8895111111111" calcext:value-type="float">
            <text:p>50.8895111111</text:p>
          </table:table-cell>
          <table:table-cell table:formula="of:=AVERAGE([.L143:.L151])" office:value-type="float" office:value="32.2223122222222" calcext:value-type="float">
            <text:p>32.2223122222</text:p>
          </table:table-cell>
          <table:table-cell table:formula="of:=AVERAGE([.M143:.M151])" office:value-type="float" office:value="15.7239396666667" calcext:value-type="float">
            <text:p>15.7239396667</text:p>
          </table:table-cell>
          <table:table-cell table:style-name="ce22" table:formula="of:=AVERAGE([.N143:.N151])" office:value-type="float" office:value="0.00393098491666667" calcext:value-type="float">
            <text:p>0.0039309849</text:p>
          </table:table-cell>
          <table:table-cell table:style-name="ce32" table:formula="of:=AVERAGE([.O143:.O151])" office:value-type="float" office:value="0.00000000076493490729926" calcext:value-type="float">
            <text:p>7.6493490729926E-010</text:p>
          </table:table-cell>
          <table:table-cell table:style-name="ce45" table:formula="of:=AVERAGE([.P143:.P151])" office:value-type="float" office:value="1.52986981459852" calcext:value-type="float">
            <text:p>1.5298698146</text:p>
          </table:table-cell>
          <table:table-cell table:formula="of:=[.O153]/[.$O$15]*100" office:value-type="float" office:value="109.215567634493" calcext:value-type="float">
            <text:p>109.215567634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43:.H151])" office:value-type="float" office:value="0.258216159386376" calcext:value-type="float">
            <text:p>0.2582161594</text:p>
          </table:table-cell>
          <table:table-cell table:style-name="ce23" table:formula="of:=STDEV([.I143:.I151])" office:value-type="float" office:value="0.333333333333333" calcext:value-type="float">
            <text:p>0.3333333333</text:p>
          </table:table-cell>
          <table:table-cell table:style-name="ce23" table:formula="of:=STDEV([.J143:.J151])" office:value-type="float" office:value="0.0333333333333338" calcext:value-type="float">
            <text:p>0.0333333333</text:p>
          </table:table-cell>
          <table:table-cell table:style-name="ce23" table:formula="of:=STDEV([.K143:.K151])" office:value-type="float" office:value="0.0812066666666667" calcext:value-type="float">
            <text:p>0.0812066667</text:p>
          </table:table-cell>
          <table:table-cell table:style-name="ce23" table:formula="of:=STDEV([.L143:.L151])" office:value-type="float" office:value="0.20361238926621" calcext:value-type="float">
            <text:p>0.2036123893</text:p>
          </table:table-cell>
          <table:table-cell table:style-name="ce23" table:formula="of:=STDEV([.M143:.M151])" office:value-type="float" office:value="0.20361238926621" calcext:value-type="float">
            <text:p>0.2036123893</text:p>
          </table:table-cell>
          <table:table-cell table:style-name="ce23" table:formula="of:=STDEV([.N143:.N151])" office:value-type="float" office:value="0.0000509030973165526" calcext:value-type="float">
            <text:p>5.09030973165526E-005</text:p>
          </table:table-cell>
          <table:table-cell table:style-name="ce30" table:formula="of:=STDEV([.O143:.O151])" office:value-type="float" office:value="0.00000000000990529265629949" calcext:value-type="float">
            <text:p>9.90529265629949E-012</text:p>
          </table:table-cell>
          <table:table-cell table:style-name="ce39" table:formula="of:=STDEV([.P143:.P151])" office:value-type="float" office:value="0.019810585312599" calcext:value-type="float">
            <text:p>0.0198105853</text:p>
          </table:table-cell>
          <table:table-cell table:formula="of:=[.O154]/[.O153]*100" office:value-type="float" office:value="1.29491968032573" calcext:value-type="float">
            <text:p>1.294919680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780872" calcext:value-type="float">
            <text:p>53.780872</text:p>
          </table:table-cell>
          <table:table-cell office:value-type="float" office:value="140" calcext:value-type="float">
            <text:p>140</text:p>
          </table:table-cell>
          <table:table-cell table:formula="of:=[.I158]*[.$J$2]" office:value-type="float" office:value="14" calcext:value-type="float">
            <text:p>14</text:p>
          </table:table-cell>
          <table:table-cell table:formula="of:=[.J158]*[.$I$17]" office:value-type="float" office:value="34.1068" calcext:value-type="float">
            <text:p>34.1068</text:p>
          </table:table-cell>
          <table:table-cell table:formula="of:=[.H158]-[.K158]" office:value-type="float" office:value="19.674072" calcext:value-type="float">
            <text:p>19.674072</text:p>
          </table:table-cell>
          <table:table-cell table:formula="of:=[.L158]-[.$M$15]" office:value-type="float" office:value="3.17569944444445" calcext:value-type="float">
            <text:p>3.1756994444</text:p>
          </table:table-cell>
          <table:table-cell table:formula="of:=[.M158]/([.$L$156]*[.$I$18])" office:value-type="float" office:value="0.000793924861111113" calcext:value-type="float">
            <text:p>0.0007939249</text:p>
          </table:table-cell>
          <table:table-cell table:formula="of:=[.N158]/[.$C$15]" office:value-type="float" office:value="0.000000000558179359236006" calcext:value-type="float">
            <text:p>5.58179359236006E-010</text:p>
          </table:table-cell>
          <table:table-cell table:formula="of:=[.N158]/[.$B$15]" office:value-type="float" office:value="1.11635871847201" calcext:value-type="float">
            <text:p>1.11635871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4.094955" calcext:value-type="float">
            <text:p>54.094955</text:p>
          </table:table-cell>
          <table:table-cell office:value-type="float" office:value="141" calcext:value-type="float">
            <text:p>141</text:p>
          </table:table-cell>
          <table:table-cell table:formula="of:=[.I159]*[.$J$2]" office:value-type="float" office:value="14.1" calcext:value-type="float">
            <text:p>14.1</text:p>
          </table:table-cell>
          <table:table-cell table:formula="of:=[.J159]*[.$I$17]" office:value-type="float" office:value="34.35042" calcext:value-type="float">
            <text:p>34.35042</text:p>
          </table:table-cell>
          <table:table-cell table:formula="of:=[.H159]-[.K159]" office:value-type="float" office:value="19.744535" calcext:value-type="float">
            <text:p>19.744535</text:p>
          </table:table-cell>
          <table:table-cell table:formula="of:=[.L159]-[.$M$15]" office:value-type="float" office:value="3.24616244444445" calcext:value-type="float">
            <text:p>3.2461624444</text:p>
          </table:table-cell>
          <table:table-cell table:formula="of:=[.M159]/([.$L$156]*[.$I$18])" office:value-type="float" office:value="0.000811540611111112" calcext:value-type="float">
            <text:p>0.0008115406</text:p>
          </table:table-cell>
          <table:table-cell table:formula="of:=[.N159]/[.$C$15]" office:value-type="float" office:value="0.000000000570564344930622" calcext:value-type="float">
            <text:p>5.70564344930622E-010</text:p>
          </table:table-cell>
          <table:table-cell table:formula="of:=[.N159]/[.$B$15]" office:value-type="float" office:value="1.14112868986124" calcext:value-type="float">
            <text:p>1.14112868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486156" calcext:value-type="float">
            <text:p>53.486156</text:p>
          </table:table-cell>
          <table:table-cell office:value-type="float" office:value="140" calcext:value-type="float">
            <text:p>140</text:p>
          </table:table-cell>
          <table:table-cell table:formula="of:=[.I160]*[.$J$2]" office:value-type="float" office:value="14" calcext:value-type="float">
            <text:p>14</text:p>
          </table:table-cell>
          <table:table-cell table:formula="of:=[.J160]*[.$I$17]" office:value-type="float" office:value="34.1068" calcext:value-type="float">
            <text:p>34.1068</text:p>
          </table:table-cell>
          <table:table-cell table:formula="of:=[.H160]-[.K160]" office:value-type="float" office:value="19.379356" calcext:value-type="float">
            <text:p>19.379356</text:p>
          </table:table-cell>
          <table:table-cell table:formula="of:=[.L160]-[.$M$15]" office:value-type="float" office:value="2.88098344444445" calcext:value-type="float">
            <text:p>2.8809834444</text:p>
          </table:table-cell>
          <table:table-cell table:formula="of:=[.M160]/([.$L$156]*[.$I$18])" office:value-type="float" office:value="0.000720245861111112" calcext:value-type="float">
            <text:p>0.0007202459</text:p>
          </table:table-cell>
          <table:table-cell table:formula="of:=[.N160]/[.$C$15]" office:value-type="float" office:value="0.000000000506378365182749" calcext:value-type="float">
            <text:p>5.06378365182749E-010</text:p>
          </table:table-cell>
          <table:table-cell table:formula="of:=[.N160]/[.$B$15]" office:value-type="float" office:value="1.0127567303655" calcext:value-type="float">
            <text:p>1.01275673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747997" calcext:value-type="float">
            <text:p>53.747997</text:p>
          </table:table-cell>
          <table:table-cell office:value-type="float" office:value="140" calcext:value-type="float">
            <text:p>140</text:p>
          </table:table-cell>
          <table:table-cell table:formula="of:=[.I161]*[.$J$2]" office:value-type="float" office:value="14" calcext:value-type="float">
            <text:p>14</text:p>
          </table:table-cell>
          <table:table-cell table:formula="of:=[.J161]*[.$I$17]" office:value-type="float" office:value="34.1068" calcext:value-type="float">
            <text:p>34.1068</text:p>
          </table:table-cell>
          <table:table-cell table:formula="of:=[.H161]-[.K161]" office:value-type="float" office:value="19.641197" calcext:value-type="float">
            <text:p>19.641197</text:p>
          </table:table-cell>
          <table:table-cell table:formula="of:=[.L161]-[.$M$15]" office:value-type="float" office:value="3.14282444444445" calcext:value-type="float">
            <text:p>3.1428244444</text:p>
          </table:table-cell>
          <table:table-cell table:formula="of:=[.M161]/([.$L$156]*[.$I$18])" office:value-type="float" office:value="0.000785706111111112" calcext:value-type="float">
            <text:p>0.0007857061</text:p>
          </table:table-cell>
          <table:table-cell table:formula="of:=[.N161]/[.$C$15]" office:value-type="float" office:value="0.000000000552401058500718" calcext:value-type="float">
            <text:p>5.52401058500718E-010</text:p>
          </table:table-cell>
          <table:table-cell table:formula="of:=[.N161]/[.$B$15]" office:value-type="float" office:value="1.10480211700144" calcext:value-type="float">
            <text:p>1.1048021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997143" calcext:value-type="float">
            <text:p>53.997143</text:p>
          </table:table-cell>
          <table:table-cell office:value-type="float" office:value="141" calcext:value-type="float">
            <text:p>141</text:p>
          </table:table-cell>
          <table:table-cell table:formula="of:=[.I162]*[.$J$2]" office:value-type="float" office:value="14.1" calcext:value-type="float">
            <text:p>14.1</text:p>
          </table:table-cell>
          <table:table-cell table:formula="of:=[.J162]*[.$I$17]" office:value-type="float" office:value="34.35042" calcext:value-type="float">
            <text:p>34.35042</text:p>
          </table:table-cell>
          <table:table-cell table:formula="of:=[.H162]-[.K162]" office:value-type="float" office:value="19.646723" calcext:value-type="float">
            <text:p>19.646723</text:p>
          </table:table-cell>
          <table:table-cell table:formula="of:=[.L162]-[.$M$15]" office:value-type="float" office:value="3.14835044444445" calcext:value-type="float">
            <text:p>3.1483504444</text:p>
          </table:table-cell>
          <table:table-cell table:formula="of:=[.M162]/([.$L$156]*[.$I$18])" office:value-type="float" office:value="0.000787087611111112" calcext:value-type="float">
            <text:p>0.0007870876</text:p>
          </table:table-cell>
          <table:table-cell table:formula="of:=[.N162]/[.$C$15]" office:value-type="float" office:value="0.000000000553372340321652" calcext:value-type="float">
            <text:p>5.53372340321652E-010</text:p>
          </table:table-cell>
          <table:table-cell table:formula="of:=[.N162]/[.$B$15]" office:value-type="float" office:value="1.10674468064331" calcext:value-type="float">
            <text:p>1.10674468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4.165577" calcext:value-type="float">
            <text:p>54.165577</text:p>
          </table:table-cell>
          <table:table-cell office:value-type="float" office:value="141" calcext:value-type="float">
            <text:p>141</text:p>
          </table:table-cell>
          <table:table-cell table:formula="of:=[.I163]*[.$J$2]" office:value-type="float" office:value="14.1" calcext:value-type="float">
            <text:p>14.1</text:p>
          </table:table-cell>
          <table:table-cell table:formula="of:=[.J163]*[.$I$17]" office:value-type="float" office:value="34.35042" calcext:value-type="float">
            <text:p>34.35042</text:p>
          </table:table-cell>
          <table:table-cell table:formula="of:=[.H163]-[.K163]" office:value-type="float" office:value="19.815157" calcext:value-type="float">
            <text:p>19.815157</text:p>
          </table:table-cell>
          <table:table-cell table:formula="of:=[.L163]-[.$M$15]" office:value-type="float" office:value="3.31678444444445" calcext:value-type="float">
            <text:p>3.3167844444</text:p>
          </table:table-cell>
          <table:table-cell table:formula="of:=[.M163]/([.$L$156]*[.$I$18])" office:value-type="float" office:value="0.000829196111111112" calcext:value-type="float">
            <text:p>0.0008291961</text:p>
          </table:table-cell>
          <table:table-cell table:formula="of:=[.N163]/[.$C$15]" office:value-type="float" office:value="0.00000000058297727738773" calcext:value-type="float">
            <text:p>5.8297727738773E-010</text:p>
          </table:table-cell>
          <table:table-cell table:formula="of:=[.N163]/[.$B$15]" office:value-type="float" office:value="1.16595455477546" calcext:value-type="float">
            <text:p>1.16595455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553062" calcext:value-type="float">
            <text:p>53.553062</text:p>
          </table:table-cell>
          <table:table-cell office:value-type="float" office:value="140" calcext:value-type="float">
            <text:p>140</text:p>
          </table:table-cell>
          <table:table-cell table:formula="of:=[.I164]*[.$J$2]" office:value-type="float" office:value="14" calcext:value-type="float">
            <text:p>14</text:p>
          </table:table-cell>
          <table:table-cell table:formula="of:=[.J164]*[.$I$17]" office:value-type="float" office:value="34.1068" calcext:value-type="float">
            <text:p>34.1068</text:p>
          </table:table-cell>
          <table:table-cell table:formula="of:=[.H164]-[.K164]" office:value-type="float" office:value="19.446262" calcext:value-type="float">
            <text:p>19.446262</text:p>
          </table:table-cell>
          <table:table-cell table:formula="of:=[.L164]-[.$M$15]" office:value-type="float" office:value="2.94788944444445" calcext:value-type="float">
            <text:p>2.9478894444</text:p>
          </table:table-cell>
          <table:table-cell table:formula="of:=[.M164]/([.$L$156]*[.$I$18])" office:value-type="float" office:value="0.000736972361111111" calcext:value-type="float">
            <text:p>0.0007369724</text:p>
          </table:table-cell>
          <table:table-cell table:formula="of:=[.N164]/[.$C$15]" office:value-type="float" office:value="0.000000000518138151920242" calcext:value-type="float">
            <text:p>5.18138151920242E-010</text:p>
          </table:table-cell>
          <table:table-cell table:formula="of:=[.N164]/[.$B$15]" office:value-type="float" office:value="1.03627630384048" calcext:value-type="float">
            <text:p>1.03627630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954041" calcext:value-type="float">
            <text:p>53.954041</text:p>
          </table:table-cell>
          <table:table-cell office:value-type="float" office:value="141" calcext:value-type="float">
            <text:p>141</text:p>
          </table:table-cell>
          <table:table-cell table:formula="of:=[.I165]*[.$J$2]" office:value-type="float" office:value="14.1" calcext:value-type="float">
            <text:p>14.1</text:p>
          </table:table-cell>
          <table:table-cell table:formula="of:=[.J165]*[.$I$17]" office:value-type="float" office:value="34.35042" calcext:value-type="float">
            <text:p>34.35042</text:p>
          </table:table-cell>
          <table:table-cell table:formula="of:=[.H165]-[.K165]" office:value-type="float" office:value="19.603621" calcext:value-type="float">
            <text:p>19.603621</text:p>
          </table:table-cell>
          <table:table-cell table:formula="of:=[.L165]-[.$M$15]" office:value-type="float" office:value="3.10524844444445" calcext:value-type="float">
            <text:p>3.1052484444</text:p>
          </table:table-cell>
          <table:table-cell table:formula="of:=[.M165]/([.$L$156]*[.$I$18])" office:value-type="float" office:value="0.000776312111111111" calcext:value-type="float">
            <text:p>0.0007763121</text:p>
          </table:table-cell>
          <table:table-cell table:formula="of:=[.N165]/[.$C$15]" office:value-type="float" office:value="0.00000000054579648273101" calcext:value-type="float">
            <text:p>5.4579648273101E-010</text:p>
          </table:table-cell>
          <table:table-cell table:formula="of:=[.N165]/[.$B$15]" office:value-type="float" office:value="1.09159296546202" calcext:value-type="float">
            <text:p>1.09159296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.987858" calcext:value-type="float">
            <text:p>53.987858</text:p>
          </table:table-cell>
          <table:table-cell office:value-type="float" office:value="141" calcext:value-type="float">
            <text:p>141</text:p>
          </table:table-cell>
          <table:table-cell table:formula="of:=[.I166]*[.$J$2]" office:value-type="float" office:value="14.1" calcext:value-type="float">
            <text:p>14.1</text:p>
          </table:table-cell>
          <table:table-cell table:formula="of:=[.J166]*[.$I$17]" office:value-type="float" office:value="34.35042" calcext:value-type="float">
            <text:p>34.35042</text:p>
          </table:table-cell>
          <table:table-cell table:formula="of:=[.H166]-[.K166]" office:value-type="float" office:value="19.637438" calcext:value-type="float">
            <text:p>19.637438</text:p>
          </table:table-cell>
          <table:table-cell table:formula="of:=[.L166]-[.$M$15]" office:value-type="float" office:value="3.13906544444445" calcext:value-type="float">
            <text:p>3.1390654444</text:p>
          </table:table-cell>
          <table:table-cell table:formula="of:=[.M166]/([.$L$156]*[.$I$18])" office:value-type="float" office:value="0.000784766361111113" calcext:value-type="float">
            <text:p>0.0007847664</text:p>
          </table:table-cell>
          <table:table-cell table:formula="of:=[.N166]/[.$C$15]" office:value-type="float" office:value="0.000000000551740354851626" calcext:value-type="float">
            <text:p>5.51740354851626E-010</text:p>
          </table:table-cell>
          <table:table-cell table:formula="of:=[.N166]/[.$B$15]" office:value-type="float" office:value="1.10348070970325" calcext:value-type="float">
            <text:p>1.103480709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53.8630734444445" calcext:value-type="float">
            <text:p>53.8630734444</text:p>
          </table:table-cell>
          <table:table-cell table:style-name="ce22" table:formula="of:=AVERAGE([.I158:.I166])" office:value-type="float" office:value="140.555555555556" calcext:value-type="float">
            <text:p>140.5555555556</text:p>
          </table:table-cell>
          <table:table-cell table:style-name="ce22" table:formula="of:=AVERAGE([.J158:.J166])" office:value-type="float" office:value="14.0555555555556" calcext:value-type="float">
            <text:p>14.0555555556</text:p>
          </table:table-cell>
          <table:table-cell table:style-name="ce22" table:formula="of:=AVERAGE([.K158:.K166])" office:value-type="float" office:value="34.2421444444444" calcext:value-type="float">
            <text:p>34.2421444444</text:p>
          </table:table-cell>
          <table:table-cell table:formula="of:=AVERAGE([.L158:.L166])" office:value-type="float" office:value="19.620929" calcext:value-type="float">
            <text:p>19.620929</text:p>
          </table:table-cell>
          <table:table-cell table:formula="of:=AVERAGE([.M158:.M166])" office:value-type="float" office:value="3.12255644444445" calcext:value-type="float">
            <text:p>3.1225564444</text:p>
          </table:table-cell>
          <table:table-cell table:style-name="ce22" table:formula="of:=AVERAGE([.N158:.N166])" office:value-type="float" office:value="0.000780639111111112" calcext:value-type="float">
            <text:p>0.0007806391</text:p>
          </table:table-cell>
          <table:table-cell table:style-name="ce32" table:formula="of:=AVERAGE([.O158:.O166])" office:value-type="float" office:value="0.000000000548838637229151" calcext:value-type="float">
            <text:p>5.48838637229151E-010</text:p>
          </table:table-cell>
          <table:table-cell table:style-name="ce38" table:formula="of:=AVERAGE([.P158:.P166])" office:value-type="float" office:value="1.0976772744583" calcext:value-type="float">
            <text:p>1.0976772745</text:p>
          </table:table-cell>
          <table:table-cell table:formula="of:=[.O168]/[.$O$15]*100" office:value-type="float" office:value="78.3618615554603" calcext:value-type="float">
            <text:p>78.361861555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58:.H166])" office:value-type="float" office:value="0.235921572051557" calcext:value-type="float">
            <text:p>0.2359215721</text:p>
          </table:table-cell>
          <table:table-cell table:style-name="ce23" table:formula="of:=STDEV([.I158:.I166])" office:value-type="float" office:value="0.52704627669473" calcext:value-type="float">
            <text:p>0.5270462767</text:p>
          </table:table-cell>
          <table:table-cell table:style-name="ce23" table:formula="of:=STDEV([.J158:.J166])" office:value-type="float" office:value="0.0527046276694737" calcext:value-type="float">
            <text:p>0.0527046277</text:p>
          </table:table-cell>
          <table:table-cell table:style-name="ce23" table:formula="of:=STDEV([.K158:.K166])" office:value-type="float" office:value="0.12839901392837" calcext:value-type="float">
            <text:p>0.1283990139</text:p>
          </table:table-cell>
          <table:table-cell table:style-name="ce23" table:formula="of:=STDEV([.L158:.L166])" office:value-type="float" office:value="0.135250438581544" calcext:value-type="float">
            <text:p>0.1352504386</text:p>
          </table:table-cell>
          <table:table-cell table:style-name="ce23" table:formula="of:=STDEV([.M158:.M166])" office:value-type="float" office:value="0.135250438581544" calcext:value-type="float">
            <text:p>0.1352504386</text:p>
          </table:table-cell>
          <table:table-cell table:style-name="ce23" table:formula="of:=STDEV([.N158:.N166])" office:value-type="float" office:value="0.000033812609645386" calcext:value-type="float">
            <text:p>3.3812609645386E-005</text:p>
          </table:table-cell>
          <table:table-cell table:style-name="ce30" table:formula="of:=STDEV([.O158:.O166])" office:value-type="float" office:value="0.0000000000237724017856614" calcext:value-type="float">
            <text:p>2.37724017856614E-011</text:p>
          </table:table-cell>
          <table:table-cell table:style-name="ce39" table:formula="of:=STDEV([.P158:.P166])" office:value-type="float" office:value="0.0475448035713227" calcext:value-type="float">
            <text:p>0.0475448036</text:p>
          </table:table-cell>
          <table:table-cell table:formula="of:=[.O169]/[.O168]*100" office:value-type="float" office:value="4.33140092061994" calcext:value-type="float">
            <text:p>4.3314009206</text:p>
          </table:table-cell>
          <table:table-cell office:value-type="string" calcext:value-type="string">
            <text:p>%age of stdev</text:p>
          </table:table-cell>
        </table:table-row>
      </table:table>
      <table:table table:name="nbIterations=4, maxDisparity=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22"/>
        <table:table-column table:style-name="co12" table:default-cell-style-name="ce26"/>
        <table:table-column table:style-name="co7" table:default-cell-style-name="ce28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339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0" office:value-type="float" office:value="0.1" calcext:value-type="float">
            <text:p>0.1</text:p>
          </table:table-cell>
          <table:table-cell table:style-name="ce20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0" office:value-type="string" calcext:value-type="string">
            <text:p>ARM_CortexA15</text:p>
          </table:table-cell>
          <table:table-cell/>
          <table:table-cell table:style-name="ce1"/>
          <table:table-cell table:style-name="ce18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1" office:value-type="string" calcext:value-type="string">
            <text:p>Dynamic average P (W)</text:p>
          </table:table-cell>
          <table:table-cell table:style-name="ce27" office:value-type="string" calcext:value-type="string">
            <text:p>Dynamic E/cycle (J)</text:p>
          </table:table-cell>
          <table:table-cell table:style-name="ce44"/>
          <table:table-cell table:number-columns-repeated="2"/>
        </table:table-row>
        <table:table-row table:style-name="ro3">
          <table:table-cell table:style-name="ce2" office:value-type="float" office:value="100411424972.8" calcext:value-type="float">
            <text:p>100411424972.8</text:p>
          </table:table-cell>
          <table:table-cell table:formula="of:=[.A4]/1000000000000" office:value-type="float" office:value="0.1004114249728" calcext:value-type="float">
            <text:p>0.100411425</text:p>
          </table:table-cell>
          <table:table-cell table:formula="of:=[.B4]*[.$L$17]" office:value-type="float" office:value="200822849.9456" calcext:value-type="float">
            <text:p>200822849.9456</text:p>
          </table:table-cell>
          <table:table-cell table:style-name="ce7" office:value-type="string" calcext:value-type="string">
            <text:p>Write_PPM</text:p>
          </table:table-cell>
          <table:table-cell table:style-name="ce7"/>
          <table:table-cell table:style-name="ce11" table:formula="of:=[.P33]" office:value-type="float" office:value="1.03752357336493" calcext:value-type="float">
            <text:p>1.038</text:p>
          </table:table-cell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2251999990.4" calcext:value-type="float">
            <text:p>32251999990.4</text:p>
          </table:table-cell>
          <table:table-cell table:formula="of:=[.A5]/1000000000000" office:value-type="float" office:value="0.0322519999904" calcext:value-type="float">
            <text:p>0.032252</text:p>
          </table:table-cell>
          <table:table-cell table:formula="of:=[.B5]*[.$L$17]" office:value-type="float" office:value="64503999.9808" calcext:value-type="float">
            <text:p>64503999.9808</text:p>
          </table:table-cell>
          <table:table-cell table:style-name="ce7" office:value-type="string" calcext:value-type="string">
            <text:p>ComputeHorWeights</text:p>
          </table:table-cell>
          <table:table-cell table:style-name="ce7"/>
          <table:table-cell table:style-name="ce11" table:formula="of:=[.P48]" office:value-type="float" office:value="1.40328005884646" calcext:value-type="float">
            <text:p>1.403</text:p>
          </table:table-cell>
          <table:table-cell/>
          <table:table-cell table:style-name="ce2"/>
          <table:table-cell table:style-name="Default" office:value-type="float" office:value="38.671356" calcext:value-type="float">
            <text:p>38.671356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table:formula="of:=[.J5]*[.$J$2]" office:value-type="float" office:value="9.8" calcext:value-type="float">
            <text:p>9.8</text:p>
          </table:table-cell>
          <table:table-cell table:style-name="Default" table:formula="of:=[.$I$17]*[.K5]" office:value-type="float" office:value="23.87476" calcext:value-type="float">
            <text:p>23.87476</text:p>
          </table:table-cell>
          <table:table-cell table:style-name="Default" table:formula="of:=[.I5]-[.L5]" office:value-type="float" office:value="14.796596" calcext:value-type="float">
            <text:p>14.796596</text:p>
          </table:table-cell>
          <table:table-cell table:style-name="Default" table:formula="of:=[.M5]/[.K5]" office:value-type="float" office:value="1.50985673469388" calcext:value-type="float">
            <text:p>1.5098567347</text:p>
          </table:table-cell>
          <table:table-cell table:formula="of:=[.M5]/([.K5]*[.$L$17])" office:value-type="float" office:value="0.000000000754928367346939" calcext:value-type="float">
            <text:p>7.5492836734693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32251999990.4" calcext:value-type="float">
            <text:p>32251999990.4</text:p>
          </table:table-cell>
          <table:table-cell table:formula="of:=[.A6]/1000000000000" office:value-type="float" office:value="0.0322519999904" calcext:value-type="float">
            <text:p>0.032252</text:p>
          </table:table-cell>
          <table:table-cell table:formula="of:=[.B6]*[.$L$17]" office:value-type="float" office:value="64503999.9808" calcext:value-type="float">
            <text:p>64503999.9808</text:p>
          </table:table-cell>
          <table:table-cell table:style-name="ce7" office:value-type="string" calcext:value-type="string">
            <text:p>ComputeVertWeights</text:p>
          </table:table-cell>
          <table:table-cell table:style-name="ce7"/>
          <table:table-cell table:style-name="ce11" table:formula="of:=[.P63]" office:value-type="float" office:value="1.41782125526238" calcext:value-type="float">
            <text:p>1.418</text:p>
          </table:table-cell>
          <table:table-cell/>
          <table:table-cell table:style-name="ce2"/>
          <table:table-cell table:style-name="Default" office:value-type="float" office:value="37.979195" calcext:value-type="float">
            <text:p>37.979195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6]*[.$J$2]" office:value-type="float" office:value="9.7" calcext:value-type="float">
            <text:p>9.7</text:p>
          </table:table-cell>
          <table:table-cell table:style-name="Default" table:formula="of:=[.$I$17]*[.K6]" office:value-type="float" office:value="23.63114" calcext:value-type="float">
            <text:p>23.63114</text:p>
          </table:table-cell>
          <table:table-cell table:style-name="Default" table:formula="of:=[.I6]-[.L6]" office:value-type="float" office:value="14.348055" calcext:value-type="float">
            <text:p>14.348055</text:p>
          </table:table-cell>
          <table:table-cell table:style-name="Default" table:formula="of:=[.M6]/[.K6]" office:value-type="float" office:value="1.47918092783505" calcext:value-type="float">
            <text:p>1.4791809278</text:p>
          </table:table-cell>
          <table:table-cell table:formula="of:=[.M6]/([.K6]*[.$L$17])" office:value-type="float" office:value="0.000000000739590463917525" calcext:value-type="float">
            <text:p>7.39590463917525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29052299168" calcext:value-type="float">
            <text:p>29052299168</text:p>
          </table:table-cell>
          <table:table-cell table:formula="of:=[.A7]/1000000000000" office:value-type="float" office:value="0.029052299168" calcext:value-type="float">
            <text:p>0.0290522992</text:p>
          </table:table-cell>
          <table:table-cell table:formula="of:=[.B7]*[.$L$17]" office:value-type="float" office:value="58104598.336" calcext:value-type="float">
            <text:p>58104598.336</text:p>
          </table:table-cell>
          <table:table-cell table:style-name="ce7" office:value-type="string" calcext:value-type="string">
            <text:p>AggregateCost</text:p>
          </table:table-cell>
          <table:table-cell table:style-name="ce7"/>
          <table:table-cell table:style-name="ce11" table:formula="of:=[.P78]" office:value-type="float" office:value="1.06530152700466" calcext:value-type="float">
            <text:p>1.065</text:p>
          </table:table-cell>
          <table:table-cell/>
          <table:table-cell table:style-name="ce2"/>
          <table:table-cell table:style-name="Default" office:value-type="float" office:value="37.686516" calcext:value-type="float">
            <text:p>37.68651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7]*[.$J$2]" office:value-type="float" office:value="9.7" calcext:value-type="float">
            <text:p>9.7</text:p>
          </table:table-cell>
          <table:table-cell table:style-name="Default" table:formula="of:=[.$I$17]*[.K7]" office:value-type="float" office:value="23.63114" calcext:value-type="float">
            <text:p>23.63114</text:p>
          </table:table-cell>
          <table:table-cell table:style-name="Default" table:formula="of:=[.I7]-[.L7]" office:value-type="float" office:value="14.055376" calcext:value-type="float">
            <text:p>14.055376</text:p>
          </table:table-cell>
          <table:table-cell table:style-name="Default" table:formula="of:=[.M7]/[.K7]" office:value-type="float" office:value="1.44900783505155" calcext:value-type="float">
            <text:p>1.4490078351</text:p>
          </table:table-cell>
          <table:table-cell table:formula="of:=[.M7]/([.K7]*[.$L$17])" office:value-type="float" office:value="0.000000000724503917525773" calcext:value-type="float">
            <text:p>7.24503917525773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698685418.4" calcext:value-type="float">
            <text:p>2698685418.4</text:p>
          </table:table-cell>
          <table:table-cell table:formula="of:=[.A8]/1000000000000" office:value-type="float" office:value="0.0026986854184" calcext:value-type="float">
            <text:p>0.0026986854</text:p>
          </table:table-cell>
          <table:table-cell table:formula="of:=[.B8]*[.$L$17]" office:value-type="float" office:value="5397370.8368" calcext:value-type="float">
            <text:p>5397370.8368</text:p>
          </table:table-cell>
          <table:table-cell table:style-name="ce7" office:value-type="string" calcext:value-type="string">
            <text:p>CostConstruction</text:p>
          </table:table-cell>
          <table:table-cell table:style-name="ce7"/>
          <table:table-cell table:style-name="ce11" table:formula="of:=[.P93]" office:value-type="float" office:value="1.58559179045826" calcext:value-type="float">
            <text:p>1.586</text:p>
          </table:table-cell>
          <table:table-cell/>
          <table:table-cell table:style-name="ce2"/>
          <table:table-cell table:style-name="Default" office:value-type="float" office:value="37.646259" calcext:value-type="float">
            <text:p>37.64625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8]*[.$J$2]" office:value-type="float" office:value="9.7" calcext:value-type="float">
            <text:p>9.7</text:p>
          </table:table-cell>
          <table:table-cell table:style-name="Default" table:formula="of:=[.$I$17]*[.K8]" office:value-type="float" office:value="23.63114" calcext:value-type="float">
            <text:p>23.63114</text:p>
          </table:table-cell>
          <table:table-cell table:style-name="Default" table:formula="of:=[.I8]-[.L8]" office:value-type="float" office:value="14.015119" calcext:value-type="float">
            <text:p>14.015119</text:p>
          </table:table-cell>
          <table:table-cell table:style-name="Default" table:formula="of:=[.M8]/[.K8]" office:value-type="float" office:value="1.44485762886598" calcext:value-type="float">
            <text:p>1.4448576289</text:p>
          </table:table-cell>
          <table:table-cell table:formula="of:=[.M8]/([.K8]*[.$L$17])" office:value-type="float" office:value="0.000000000722428814432989" calcext:value-type="float">
            <text:p>7.2242881443298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320574993.6" calcext:value-type="float">
            <text:p>2320574993.6</text:p>
          </table:table-cell>
          <table:table-cell table:formula="of:=[.A9]/1000000000000" office:value-type="float" office:value="0.0023205749936" calcext:value-type="float">
            <text:p>0.002320575</text:p>
          </table:table-cell>
          <table:table-cell table:formula="of:=[.B9]*[.$L$17]" office:value-type="float" office:value="4641149.9872" calcext:value-type="float">
            <text:p>4641149.9872</text:p>
          </table:table-cell>
          <table:table-cell table:style-name="ce7" office:value-type="string" calcext:value-type="string">
            <text:p>Census_L</text:p>
          </table:table-cell>
          <table:table-cell table:style-name="ce7"/>
          <table:table-cell table:style-name="ce11" table:formula="of:=[.P108]" office:value-type="float" office:value="1.86757715018296" calcext:value-type="float">
            <text:p>1.868</text:p>
          </table:table-cell>
          <table:table-cell/>
          <table:table-cell table:style-name="ce2"/>
          <table:table-cell table:style-name="Default" office:value-type="float" office:value="37.269421" calcext:value-type="float">
            <text:p>37.26942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9]*[.$J$2]" office:value-type="float" office:value="9.7" calcext:value-type="float">
            <text:p>9.7</text:p>
          </table:table-cell>
          <table:table-cell table:style-name="Default" table:formula="of:=[.$I$17]*[.K9]" office:value-type="float" office:value="23.63114" calcext:value-type="float">
            <text:p>23.63114</text:p>
          </table:table-cell>
          <table:table-cell table:style-name="Default" table:formula="of:=[.I9]-[.L9]" office:value-type="float" office:value="13.638281" calcext:value-type="float">
            <text:p>13.638281</text:p>
          </table:table-cell>
          <table:table-cell table:style-name="Default" table:formula="of:=[.M9]/[.K9]" office:value-type="float" office:value="1.40600835051546" calcext:value-type="float">
            <text:p>1.4060083505</text:p>
          </table:table-cell>
          <table:table-cell table:formula="of:=[.M9]/([.K9]*[.$L$17])" office:value-type="float" office:value="0.000000000703004175257732" calcext:value-type="float">
            <text:p>7.0300417525773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320574993.6" calcext:value-type="float">
            <text:p>2320574993.6</text:p>
          </table:table-cell>
          <table:table-cell table:formula="of:=[.A10]/1000000000000" office:value-type="float" office:value="0.0023205749936" calcext:value-type="float">
            <text:p>0.002320575</text:p>
          </table:table-cell>
          <table:table-cell table:formula="of:=[.B10]*[.$L$17]" office:value-type="float" office:value="4641149.9872" calcext:value-type="float">
            <text:p>4641149.9872</text:p>
          </table:table-cell>
          <table:table-cell table:style-name="ce7" office:value-type="string" calcext:value-type="string">
            <text:p>Census_R</text:p>
          </table:table-cell>
          <table:table-cell table:style-name="ce7"/>
          <table:table-cell table:style-name="ce11" table:formula="of:=[.P108]" office:value-type="float" office:value="1.86757715018296" calcext:value-type="float">
            <text:p>1.868</text:p>
          </table:table-cell>
          <table:table-cell/>
          <table:table-cell table:style-name="ce2"/>
          <table:table-cell table:style-name="Default" office:value-type="float" office:value="37.346661" calcext:value-type="float">
            <text:p>37.34666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10]*[.$J$2]" office:value-type="float" office:value="9.7" calcext:value-type="float">
            <text:p>9.7</text:p>
          </table:table-cell>
          <table:table-cell table:style-name="Default" table:formula="of:=[.$I$17]*[.K10]" office:value-type="float" office:value="23.63114" calcext:value-type="float">
            <text:p>23.63114</text:p>
          </table:table-cell>
          <table:table-cell table:style-name="Default" table:formula="of:=[.I10]-[.L10]" office:value-type="float" office:value="13.715521" calcext:value-type="float">
            <text:p>13.715521</text:p>
          </table:table-cell>
          <table:table-cell table:style-name="Default" table:formula="of:=[.M10]/[.K10]" office:value-type="float" office:value="1.4139712371134" calcext:value-type="float">
            <text:p>1.4139712371</text:p>
          </table:table-cell>
          <table:table-cell table:formula="of:=[.M10]/([.K10]*[.$L$17])" office:value-type="float" office:value="0.000000000706985618556701" calcext:value-type="float">
            <text:p>7.06985618556701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59756257.6" calcext:value-type="float">
            <text:p>2459756257.6</text:p>
          </table:table-cell>
          <table:table-cell table:formula="of:=[.A11]/1000000000000" office:value-type="float" office:value="0.0024597562576" calcext:value-type="float">
            <text:p>0.0024597563</text:p>
          </table:table-cell>
          <table:table-cell table:formula="of:=[.B11]*[.$L$17]" office:value-type="float" office:value="4919512.5152" calcext:value-type="float">
            <text:p>4919512.5152</text:p>
          </table:table-cell>
          <table:table-cell table:style-name="ce7" office:value-type="string" calcext:value-type="string">
            <text:p>RGB2Gray_L</text:p>
          </table:table-cell>
          <table:table-cell table:style-name="ce7"/>
          <table:table-cell table:style-name="ce11" table:formula="of:=[.P123]" office:value-type="float" office:value="0.88837594010631" calcext:value-type="float">
            <text:p>0.888</text:p>
          </table:table-cell>
          <table:table-cell/>
          <table:table-cell table:style-name="ce2"/>
          <table:table-cell table:style-name="Default" office:value-type="float" office:value="37.310177" calcext:value-type="float">
            <text:p>37.310177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11]*[.$J$2]" office:value-type="float" office:value="9.7" calcext:value-type="float">
            <text:p>9.7</text:p>
          </table:table-cell>
          <table:table-cell table:style-name="Default" table:formula="of:=[.$I$17]*[.K11]" office:value-type="float" office:value="23.63114" calcext:value-type="float">
            <text:p>23.63114</text:p>
          </table:table-cell>
          <table:table-cell table:style-name="Default" table:formula="of:=[.I11]-[.L11]" office:value-type="float" office:value="13.679037" calcext:value-type="float">
            <text:p>13.679037</text:p>
          </table:table-cell>
          <table:table-cell table:style-name="Default" table:formula="of:=[.M11]/[.K11]" office:value-type="float" office:value="1.41021" calcext:value-type="float">
            <text:p>1.41021</text:p>
          </table:table-cell>
          <table:table-cell table:formula="of:=[.M11]/([.K11]*[.$L$17])" office:value-type="float" office:value="0.000000000705105" calcext:value-type="float">
            <text:p>7.05105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459756257.6" calcext:value-type="float">
            <text:p>2459756257.6</text:p>
          </table:table-cell>
          <table:table-cell table:formula="of:=[.A12]/1000000000000" office:value-type="float" office:value="0.0024597562576" calcext:value-type="float">
            <text:p>0.0024597563</text:p>
          </table:table-cell>
          <table:table-cell table:formula="of:=[.B12]*[.$L$17]" office:value-type="float" office:value="4919512.5152" calcext:value-type="float">
            <text:p>4919512.5152</text:p>
          </table:table-cell>
          <table:table-cell table:style-name="ce7" office:value-type="string" calcext:value-type="string">
            <text:p>RGB2Gray_R</text:p>
          </table:table-cell>
          <table:table-cell table:style-name="ce7"/>
          <table:table-cell table:style-name="ce11" table:formula="of:=[.P123]" office:value-type="float" office:value="0.88837594010631" calcext:value-type="float">
            <text:p>0.888</text:p>
          </table:table-cell>
          <table:table-cell/>
          <table:table-cell table:style-name="ce2"/>
          <table:table-cell table:style-name="Default" office:value-type="float" office:value="37.074646" calcext:value-type="float">
            <text:p>37.07464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12]*[.$J$2]" office:value-type="float" office:value="9.7" calcext:value-type="float">
            <text:p>9.7</text:p>
          </table:table-cell>
          <table:table-cell table:style-name="Default" table:formula="of:=[.$I$17]*[.K12]" office:value-type="float" office:value="23.63114" calcext:value-type="float">
            <text:p>23.63114</text:p>
          </table:table-cell>
          <table:table-cell table:style-name="Default" table:formula="of:=[.I12]-[.L12]" office:value-type="float" office:value="13.443506" calcext:value-type="float">
            <text:p>13.443506</text:p>
          </table:table-cell>
          <table:table-cell table:style-name="Default" table:formula="of:=[.M12]/[.K12]" office:value-type="float" office:value="1.38592845360825" calcext:value-type="float">
            <text:p>1.3859284536</text:p>
          </table:table-cell>
          <table:table-cell table:formula="of:=[.M12]/([.K12]*[.$L$17])" office:value-type="float" office:value="0.000000000692964226804124" calcext:value-type="float">
            <text:p>6.92964226804124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128882499.92" calcext:value-type="float">
            <text:p>1128882499.92</text:p>
          </table:table-cell>
          <table:table-cell table:formula="of:=[.A13]/1000000000000" office:value-type="float" office:value="0.00112888249992" calcext:value-type="float">
            <text:p>0.0011288825</text:p>
          </table:table-cell>
          <table:table-cell table:formula="of:=[.B13]*[.$L$17]" office:value-type="float" office:value="2257764.99984" calcext:value-type="float">
            <text:p>2257764.99984</text:p>
          </table:table-cell>
          <table:table-cell table:style-name="ce7" office:value-type="string" calcext:value-type="string">
            <text:p>disparitySelect</text:p>
          </table:table-cell>
          <table:table-cell table:style-name="ce7"/>
          <table:table-cell table:style-name="ce11" table:formula="of:=[.P138]" office:value-type="float" office:value="2.0229034762211" calcext:value-type="float">
            <text:p>2.023</text:p>
          </table:table-cell>
          <table:table-cell/>
          <table:table-cell table:style-name="ce2"/>
          <table:table-cell table:style-name="Default" office:value-type="float" office:value="37.156773" calcext:value-type="float">
            <text:p>37.15677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table:formula="of:=[.J13]*[.$J$2]" office:value-type="float" office:value="9.7" calcext:value-type="float">
            <text:p>9.7</text:p>
          </table:table-cell>
          <table:table-cell table:style-name="Default" table:formula="of:=[.$I$17]*[.K13]" office:value-type="float" office:value="23.63114" calcext:value-type="float">
            <text:p>23.63114</text:p>
          </table:table-cell>
          <table:table-cell table:style-name="Default" table:formula="of:=[.I13]-[.L13]" office:value-type="float" office:value="13.525633" calcext:value-type="float">
            <text:p>13.525633</text:p>
          </table:table-cell>
          <table:table-cell table:style-name="Default" table:formula="of:=[.M13]/[.K13]" office:value-type="float" office:value="1.39439515463918" calcext:value-type="float">
            <text:p>1.3943951546</text:p>
          </table:table-cell>
          <table:table-cell table:formula="of:=[.M13]/([.K13]*[.$L$17])" office:value-type="float" office:value="0.000000000697197577319587" calcext:value-type="float">
            <text:p>6.9719757731958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555114164.90667" calcext:value-type="float">
            <text:p>2555114164.90667</text:p>
          </table:table-cell>
          <table:table-cell table:formula="of:=[.A14]/1000000000000" office:value-type="float" office:value="0.00255511416490667" calcext:value-type="float">
            <text:p>0.0025551142</text:p>
          </table:table-cell>
          <table:table-cell table:formula="of:=[.B14]*[.$L$17]" office:value-type="float" office:value="5110228.32981334" calcext:value-type="float">
            <text:p>5110228.32981334</text:p>
          </table:table-cell>
          <table:table-cell table:style-name="ce7" office:value-type="string" calcext:value-type="string">
            <text:p>Median_Filter</text:p>
          </table:table-cell>
          <table:table-cell table:style-name="ce7"/>
          <table:table-cell table:style-name="ce11" table:formula="of:=[.P153]" office:value-type="float" office:value="1.57853635916047" calcext:value-type="float">
            <text:p>1.579</text:p>
          </table:table-cell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719318750" calcext:value-type="float">
            <text:p>719318750</text:p>
          </table:table-cell>
          <table:table-cell table:formula="of:=[.A15]/1000000000000" office:value-type="float" office:value="0.00071931875" calcext:value-type="float">
            <text:p>0.0007193188</text:p>
          </table:table-cell>
          <table:table-cell table:formula="of:=[.B15]*[.$L$17]" office:value-type="float" office:value="1438637.5" calcext:value-type="float">
            <text:p>1438637.5</text:p>
          </table:table-cell>
          <table:table-cell table:style-name="ce7" office:value-type="string" calcext:value-type="string">
            <text:p>Read_PPM1</text:p>
          </table:table-cell>
          <table:table-cell table:style-name="ce7"/>
          <table:table-cell table:style-name="ce11" table:formula="of:=[.P168]" office:value-type="float" office:value="1.40609733940003" calcext:value-type="float">
            <text:p>1.406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37.5712226666667" calcext:value-type="float">
            <text:p>37.5712226667</text:p>
          </table:table-cell>
          <table:table-cell table:style-name="Default" table:formula="of:=AVERAGE([.J5:.J14])" office:value-type="float" office:value="97.1111111111111" calcext:value-type="float">
            <text:p>97.1111111111</text:p>
          </table:table-cell>
          <table:table-cell table:style-name="Default" table:formula="of:=AVERAGE([.K5:.K14])" office:value-type="float" office:value="9.71111111111111" calcext:value-type="float">
            <text:p>9.7111111111</text:p>
          </table:table-cell>
          <table:table-cell table:style-name="Default" table:formula="of:=AVERAGE([.L5:.L14])" office:value-type="float" office:value="23.6582088888889" calcext:value-type="float">
            <text:p>23.6582088889</text:p>
          </table:table-cell>
          <table:table-cell table:style-name="Default" table:formula="of:=AVERAGE([.M5:.M14])" office:value-type="float" office:value="13.9130137777778" calcext:value-type="float">
            <text:p>13.9130137778</text:p>
          </table:table-cell>
          <table:table-cell table:style-name="ce25" table:formula="of:=AVERAGE([.N5:.N14])" office:value-type="float" office:value="1.43260181359142" calcext:value-type="float">
            <text:p>1.4326018136</text:p>
          </table:table-cell>
          <table:table-cell table:style-name="ce32" table:formula="of:=AVERAGE([.O4:.O13])" office:value-type="float" office:value="0.000000000716300906795708" calcext:value-type="float">
            <text:p>7.16300906795708E-010</text:p>
          </table:table-cell>
          <table:table-cell table:style-name="ce22"/>
          <table:table-cell table:number-columns-repeated="2"/>
        </table:table-row>
        <table:table-row table:style-name="ro3">
          <table:table-cell table:style-name="ce2" office:value-type="float" office:value="719318750" calcext:value-type="float">
            <text:p>719318750</text:p>
          </table:table-cell>
          <table:table-cell table:formula="of:=[.A16]/1000000000000" office:value-type="float" office:value="0.00071931875" calcext:value-type="float">
            <text:p>0.0007193188</text:p>
          </table:table-cell>
          <table:table-cell table:formula="of:=[.B16]*[.$L$17]" office:value-type="float" office:value="1438637.5" calcext:value-type="float">
            <text:p>1438637.5</text:p>
          </table:table-cell>
          <table:table-cell table:style-name="ce7" office:value-type="string" calcext:value-type="string">
            <text:p>Read_PPM0</text:p>
          </table:table-cell>
          <table:table-cell table:style-name="ce7"/>
          <table:table-cell table:style-name="ce11" table:formula="of:=[.P168]" office:value-type="float" office:value="1.40609733940003" calcext:value-type="float">
            <text:p>1.406</text:p>
          </table:table-cell>
          <table:table-cell/>
          <table:table-cell table:style-name="ce4" office:value-type="string" calcext:value-type="string">
            <text:p>stdev</text:p>
          </table:table-cell>
          <table:table-cell table:style-name="ce19" table:formula="of:=STDEV([.I5:.I13])" office:value-type="float" office:value="0.502950260986362" calcext:value-type="float">
            <text:p>0.502950261</text:p>
          </table:table-cell>
          <table:table-cell table:style-name="ce19" table:formula="of:=STDEV([.J5:.J13])" office:value-type="float" office:value="0.333333333333333" calcext:value-type="float">
            <text:p>0.3333333333</text:p>
          </table:table-cell>
          <table:table-cell table:style-name="ce19" table:formula="of:=STDEV([.K5:.K13])" office:value-type="float" office:value="0.0333333333333332" calcext:value-type="float">
            <text:p>0.0333333333</text:p>
          </table:table-cell>
          <table:table-cell table:style-name="ce19" table:formula="of:=STDEV([.L5:.L13])" office:value-type="float" office:value="0.0812066666666667" calcext:value-type="float">
            <text:p>0.0812066667</text:p>
          </table:table-cell>
          <table:table-cell table:style-name="ce19" table:formula="of:=STDEV([.M5:.M13])" office:value-type="float" office:value="0.438805044490938" calcext:value-type="float">
            <text:p>0.4388050445</text:p>
          </table:table-cell>
          <table:table-cell table:style-name="ce19" table:formula="of:=STDEV([.N5:.N13])" office:value-type="float" office:value="0.0414595504091983" calcext:value-type="float">
            <text:p>0.0414595504</text:p>
          </table:table-cell>
          <table:table-cell table:style-name="ce40" table:formula="of:=STDEV([.O4:.O13])" office:value-type="float" office:value="0.0000000000207297752045992" calcext:value-type="float">
            <text:p>2.07297752045992E-011</text:p>
          </table:table-cell>
          <table:table-cell table:style-name="Default" table:formula="of:=[.N16]/[.N15]*100" office:value-type="float" office:value="2.89400376405099" calcext:value-type="float">
            <text:p>2.8940037641</text:p>
          </table:table-cell>
          <table:table-cell office:value-type="string" calcext:value-type="string">
            <text:p>%age of stdev</text:p>
          </table:table-cell>
          <table:table-cell/>
        </table:table-row>
        <table:table-row table:style-name="ro3">
          <table:table-cell table:style-name="ce2" office:value-type="float" office:value="7037500" calcext:value-type="float">
            <text:p>7037500</text:p>
          </table:table-cell>
          <table:table-cell table:formula="of:=[.A17]/1000000000000" office:value-type="float" office:value="0.0000070375" calcext:value-type="float">
            <text:p>7.0375E-006</text:p>
          </table:table-cell>
          <table:table-cell table:formula="of:=[.B17]*[.$L$17]" office:value-type="float" office:value="14075" calcext:value-type="float">
            <text:p>14075</text:p>
          </table:table-cell>
          <table:table-cell table:style-name="ce7" office:value-type="string" calcext:value-type="string">
            <text:p>Split</text:p>
          </table:table-cell>
          <table:table-cell table:style-name="ce7"/>
          <table:table-cell table:style-name="ce11" table:formula="of:=[.N15]" office:value-type="float" office:value="1.43260181359142" calcext:value-type="float">
            <text:p>1.433</text:p>
          </table:table-cell>
          <table:table-cell/>
          <table:table-cell table:style-name="Default" office:value-type="string" calcext:value-type="string">
            <text:p>Static power</text:p>
          </table:table-cell>
          <table:table-cell table:style-name="ce20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0" office:value-type="float" office:value="2000000000" calcext:value-type="float">
            <text:p>20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6850000" calcext:value-type="float">
            <text:p>6850000</text:p>
          </table:table-cell>
          <table:table-cell table:formula="of:=[.A18]/1000000000000" office:value-type="float" office:value="0.00000685" calcext:value-type="float">
            <text:p>0.00000685</text:p>
          </table:table-cell>
          <table:table-cell table:formula="of:=[.B18]*[.$L$17]" office:value-type="float" office:value="13700" calcext:value-type="float">
            <text:p>13700</text:p>
          </table:table-cell>
          <table:table-cell table:style-name="ce7" office:value-type="string" calcext:value-type="string">
            <text:p>DisparityGen</text:p>
          </table:table-cell>
          <table:table-cell table:style-name="ce7"/>
          <table:table-cell table:style-name="ce11" table:formula="of:=[.N15]" office:value-type="float" office:value="1.43260181359142" calcext:value-type="float">
            <text:p>1.433</text:p>
          </table:table-cell>
          <table:table-cell/>
          <table:table-cell table:style-name="Default" office:value-type="string" calcext:value-type="string">
            <text:p>Repeat appli</text:p>
          </table:table-cell>
          <table:table-cell table:style-name="ce46" office:value-type="float" office:value="5" calcext:value-type="float">
            <text:p>5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7450000" calcext:value-type="float">
            <text:p>7450000</text:p>
          </table:table-cell>
          <table:table-cell table:formula="of:=[.A19]/1000000000000" office:value-type="float" office:value="0.00000745" calcext:value-type="float">
            <text:p>0.00000745</text:p>
          </table:table-cell>
          <table:table-cell table:formula="of:=[.B19]*[.$L$17]" office:value-type="float" office:value="14900" calcext:value-type="float">
            <text:p>14900</text:p>
          </table:table-cell>
          <table:table-cell table:style-name="ce7" office:value-type="string" calcext:value-type="string">
            <text:p>Display_rgb0</text:p>
          </table:table-cell>
          <table:table-cell table:style-name="ce7"/>
          <table:table-cell table:style-name="ce11" table:formula="of:=[.N15]" office:value-type="float" office:value="1.43260181359142" calcext:value-type="float">
            <text:p>1.433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7450000" calcext:value-type="float">
            <text:p>7450000</text:p>
          </table:table-cell>
          <table:table-cell table:formula="of:=[.A20]/1000000000000" office:value-type="float" office:value="0.00000745" calcext:value-type="float">
            <text:p>0.00000745</text:p>
          </table:table-cell>
          <table:table-cell table:formula="of:=[.B20]*[.$L$17]" office:value-type="float" office:value="14900" calcext:value-type="float">
            <text:p>14900</text:p>
          </table:table-cell>
          <table:table-cell table:style-name="ce7" office:value-type="string" calcext:value-type="string">
            <text:p>Display_RGB1</text:p>
          </table:table-cell>
          <table:table-cell table:style-name="ce7"/>
          <table:table-cell table:style-name="ce11" table:formula="of:=[.N15]" office:value-type="float" office:value="1.43260181359142" calcext:value-type="float">
            <text:p>1.433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6387500" calcext:value-type="float">
            <text:p>6387500</text:p>
          </table:table-cell>
          <table:table-cell table:formula="of:=[.A21]/1000000000000" office:value-type="float" office:value="0.0000063875" calcext:value-type="float">
            <text:p>6.3875E-006</text:p>
          </table:table-cell>
          <table:table-cell table:formula="of:=[.B21]*[.$L$17]" office:value-type="float" office:value="12775" calcext:value-type="float">
            <text:p>12775</text:p>
          </table:table-cell>
          <table:table-cell table:style-name="ce8" office:value-type="string" calcext:value-type="string">
            <text:p>OffsetGen</text:p>
          </table:table-cell>
          <table:table-cell table:style-name="ce8"/>
          <table:table-cell table:style-name="ce12" table:formula="of:=[.N15]" office:value-type="float" office:value="1.43260181359142" calcext:value-type="float">
            <text:p>1.433</text:p>
          </table:table-cell>
          <table:table-cell/>
          <table:table-cell table:style-name="ce15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Factor of time for energy quanta (pJ/ps = W)</text:p>
          </table:table-cell>
          <table:table-cell table:number-columns-repeated="3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5.37529" calcext:value-type="float">
            <text:p>125.37529</text:p>
          </table:table-cell>
          <table:table-cell office:value-type="float" office:value="348" calcext:value-type="float">
            <text:p>348</text:p>
          </table:table-cell>
          <table:table-cell table:formula="of:=[.I23]*[.$J$2]" office:value-type="float" office:value="34.8" calcext:value-type="float">
            <text:p>34.8</text:p>
          </table:table-cell>
          <table:table-cell table:formula="of:=[.J23]*[.$I$17]" office:value-type="float" office:value="84.77976" calcext:value-type="float">
            <text:p>84.77976</text:p>
          </table:table-cell>
          <table:table-cell table:formula="of:=[.H23]-[.K23]" office:value-type="float" office:value="40.59553" calcext:value-type="float">
            <text:p>40.59553</text:p>
          </table:table-cell>
          <table:table-cell table:formula="of:=[.L23]-[.$M$15]" office:value-type="float" office:value="26.6825162222222" calcext:value-type="float">
            <text:p>26.6825162222</text:p>
          </table:table-cell>
          <table:table-cell table:formula="of:=[.M23]/([.$L$21]*[.$I$18])" office:value-type="float" office:value="0.106730064888889" calcext:value-type="float">
            <text:p>0.1067300649</text:p>
          </table:table-cell>
          <table:table-cell table:formula="of:=[.N23]/[.$C$4]" office:value-type="float" office:value="0.000000000531463749856157" calcext:value-type="float">
            <text:p>5.31463749856157E-010</text:p>
          </table:table-cell>
          <table:table-cell table:formula="of:=[.N23]/[.$B$4]" office:value-type="float" office:value="1.06292749971231" calcext:value-type="float">
            <text:p>1.06292749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6.372856" calcext:value-type="float">
            <text:p>126.372856</text:p>
          </table:table-cell>
          <table:table-cell office:value-type="float" office:value="353" calcext:value-type="float">
            <text:p>353</text:p>
          </table:table-cell>
          <table:table-cell table:formula="of:=[.I24]*[.$J$2]" office:value-type="float" office:value="35.3" calcext:value-type="float">
            <text:p>35.3</text:p>
          </table:table-cell>
          <table:table-cell table:formula="of:=[.J24]*[.$I$17]" office:value-type="float" office:value="85.99786" calcext:value-type="float">
            <text:p>85.99786</text:p>
          </table:table-cell>
          <table:table-cell table:formula="of:=[.H24]-[.K24]" office:value-type="float" office:value="40.374996" calcext:value-type="float">
            <text:p>40.374996</text:p>
          </table:table-cell>
          <table:table-cell table:formula="of:=[.L24]-[.$M$15]" office:value-type="float" office:value="26.4619822222222" calcext:value-type="float">
            <text:p>26.4619822222</text:p>
          </table:table-cell>
          <table:table-cell table:formula="of:=[.M24]/([.$L$21]*[.$I$18])" office:value-type="float" office:value="0.105847928888889" calcext:value-type="float">
            <text:p>0.1058479289</text:p>
          </table:table-cell>
          <table:table-cell table:formula="of:=[.N24]/[.$C$4]" office:value-type="float" office:value="0.000000000527071142141253" calcext:value-type="float">
            <text:p>5.27071142141253E-010</text:p>
          </table:table-cell>
          <table:table-cell table:formula="of:=[.N24]/[.$B$4]" office:value-type="float" office:value="1.05414228428251" calcext:value-type="float">
            <text:p>1.05414228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5.372826" calcext:value-type="float">
            <text:p>125.372826</text:p>
          </table:table-cell>
          <table:table-cell office:value-type="float" office:value="350" calcext:value-type="float">
            <text:p>350</text:p>
          </table:table-cell>
          <table:table-cell table:formula="of:=[.I25]*[.$J$2]" office:value-type="float" office:value="35" calcext:value-type="float">
            <text:p>35</text:p>
          </table:table-cell>
          <table:table-cell table:formula="of:=[.J25]*[.$I$17]" office:value-type="float" office:value="85.267" calcext:value-type="float">
            <text:p>85.267</text:p>
          </table:table-cell>
          <table:table-cell table:formula="of:=[.H25]-[.K25]" office:value-type="float" office:value="40.105826" calcext:value-type="float">
            <text:p>40.105826</text:p>
          </table:table-cell>
          <table:table-cell table:formula="of:=[.L25]-[.$M$15]" office:value-type="float" office:value="26.1928122222222" calcext:value-type="float">
            <text:p>26.1928122222</text:p>
          </table:table-cell>
          <table:table-cell table:formula="of:=[.M25]/([.$L$21]*[.$I$18])" office:value-type="float" office:value="0.104771248888889" calcext:value-type="float">
            <text:p>0.1047712489</text:p>
          </table:table-cell>
          <table:table-cell table:formula="of:=[.N25]/[.$C$4]" office:value-type="float" office:value="0.000000000521709800041529" calcext:value-type="float">
            <text:p>5.21709800041529E-010</text:p>
          </table:table-cell>
          <table:table-cell table:formula="of:=[.N25]/[.$B$4]" office:value-type="float" office:value="1.04341960008306" calcext:value-type="float">
            <text:p>1.0434196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5.131989" calcext:value-type="float">
            <text:p>125.131989</text:p>
          </table:table-cell>
          <table:table-cell office:value-type="float" office:value="350" calcext:value-type="float">
            <text:p>350</text:p>
          </table:table-cell>
          <table:table-cell table:formula="of:=[.I26]*[.$J$2]" office:value-type="float" office:value="35" calcext:value-type="float">
            <text:p>35</text:p>
          </table:table-cell>
          <table:table-cell table:formula="of:=[.J26]*[.$I$17]" office:value-type="float" office:value="85.267" calcext:value-type="float">
            <text:p>85.267</text:p>
          </table:table-cell>
          <table:table-cell table:formula="of:=[.H26]-[.K26]" office:value-type="float" office:value="39.864989" calcext:value-type="float">
            <text:p>39.864989</text:p>
          </table:table-cell>
          <table:table-cell table:formula="of:=[.L26]-[.$M$15]" office:value-type="float" office:value="25.9519752222222" calcext:value-type="float">
            <text:p>25.9519752222</text:p>
          </table:table-cell>
          <table:table-cell table:formula="of:=[.M26]/([.$L$21]*[.$I$18])" office:value-type="float" office:value="0.103807900888889" calcext:value-type="float">
            <text:p>0.1038079009</text:p>
          </table:table-cell>
          <table:table-cell table:formula="of:=[.N26]/[.$C$4]" office:value-type="float" office:value="0.000000000516912796113634" calcext:value-type="float">
            <text:p>5.16912796113634E-010</text:p>
          </table:table-cell>
          <table:table-cell table:formula="of:=[.N26]/[.$B$4]" office:value-type="float" office:value="1.03382559222727" calcext:value-type="float">
            <text:p>1.0338255922</text:p>
          </table:table-cell>
          <table:table-cell office:value-type="string" calcext:value-type="string">
            <text:p>Eliminating the worst outlier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5.737946" calcext:value-type="float">
            <text:p>125.737946</text:p>
          </table:table-cell>
          <table:table-cell office:value-type="float" office:value="351" calcext:value-type="float">
            <text:p>351</text:p>
          </table:table-cell>
          <table:table-cell table:formula="of:=[.I27]*[.$J$2]" office:value-type="float" office:value="35.1" calcext:value-type="float">
            <text:p>35.1</text:p>
          </table:table-cell>
          <table:table-cell table:formula="of:=[.J27]*[.$I$17]" office:value-type="float" office:value="85.51062" calcext:value-type="float">
            <text:p>85.51062</text:p>
          </table:table-cell>
          <table:table-cell table:formula="of:=[.H27]-[.K27]" office:value-type="float" office:value="40.227326" calcext:value-type="float">
            <text:p>40.227326</text:p>
          </table:table-cell>
          <table:table-cell table:formula="of:=[.L27]-[.$M$15]" office:value-type="float" office:value="26.3143122222222" calcext:value-type="float">
            <text:p>26.3143122222</text:p>
          </table:table-cell>
          <table:table-cell table:formula="of:=[.M27]/([.$L$21]*[.$I$18])" office:value-type="float" office:value="0.105257248888889" calcext:value-type="float">
            <text:p>0.1052572489</text:p>
          </table:table-cell>
          <table:table-cell table:formula="of:=[.N27]/[.$C$4]" office:value-type="float" office:value="0.000000000524129843378886" calcext:value-type="float">
            <text:p>5.24129843378886E-010</text:p>
          </table:table-cell>
          <table:table-cell table:formula="of:=[.N27]/[.$B$4]" office:value-type="float" office:value="1.04825968675777" calcext:value-type="float">
            <text:p>1.04825968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5.093735" calcext:value-type="float">
            <text:p>125.093735</text:p>
          </table:table-cell>
          <table:table-cell office:value-type="float" office:value="350" calcext:value-type="float">
            <text:p>350</text:p>
          </table:table-cell>
          <table:table-cell table:formula="of:=[.I28]*[.$J$2]" office:value-type="float" office:value="35" calcext:value-type="float">
            <text:p>35</text:p>
          </table:table-cell>
          <table:table-cell table:formula="of:=[.J28]*[.$I$17]" office:value-type="float" office:value="85.267" calcext:value-type="float">
            <text:p>85.267</text:p>
          </table:table-cell>
          <table:table-cell table:formula="of:=[.H28]-[.K28]" office:value-type="float" office:value="39.826735" calcext:value-type="float">
            <text:p>39.826735</text:p>
          </table:table-cell>
          <table:table-cell table:formula="of:=[.L28]-[.$M$15]" office:value-type="float" office:value="25.9137212222222" calcext:value-type="float">
            <text:p>25.9137212222</text:p>
          </table:table-cell>
          <table:table-cell table:formula="of:=[.M28]/([.$L$21]*[.$I$18])" office:value-type="float" office:value="0.103654884888889" calcext:value-type="float">
            <text:p>0.1036548849</text:p>
          </table:table-cell>
          <table:table-cell table:formula="of:=[.N28]/[.$C$4]" office:value-type="float" office:value="0.000000000516150850946331" calcext:value-type="float">
            <text:p>5.16150850946331E-010</text:p>
          </table:table-cell>
          <table:table-cell table:formula="of:=[.N28]/[.$B$4]" office:value-type="float" office:value="1.03230170189266" calcext:value-type="float">
            <text:p>1.03230170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4.27272" calcext:value-type="float">
            <text:p>124.27272</text:p>
          </table:table-cell>
          <table:table-cell office:value-type="float" office:value="347" calcext:value-type="float">
            <text:p>347</text:p>
          </table:table-cell>
          <table:table-cell table:formula="of:=[.I29]*[.$J$2]" office:value-type="float" office:value="34.7" calcext:value-type="float">
            <text:p>34.7</text:p>
          </table:table-cell>
          <table:table-cell table:formula="of:=[.J29]*[.$I$17]" office:value-type="float" office:value="84.53614" calcext:value-type="float">
            <text:p>84.53614</text:p>
          </table:table-cell>
          <table:table-cell table:formula="of:=[.H29]-[.K29]" office:value-type="float" office:value="39.73658" calcext:value-type="float">
            <text:p>39.73658</text:p>
          </table:table-cell>
          <table:table-cell table:formula="of:=[.L29]-[.$M$15]" office:value-type="float" office:value="25.8235662222222" calcext:value-type="float">
            <text:p>25.8235662222</text:p>
          </table:table-cell>
          <table:table-cell table:formula="of:=[.M29]/([.$L$21]*[.$I$18])" office:value-type="float" office:value="0.103294264888889" calcext:value-type="float">
            <text:p>0.1032942649</text:p>
          </table:table-cell>
          <table:table-cell table:formula="of:=[.N29]/[.$C$4]" office:value-type="float" office:value="0.000000000514355138953908" calcext:value-type="float">
            <text:p>5.14355138953908E-010</text:p>
          </table:table-cell>
          <table:table-cell table:formula="of:=[.N29]/[.$B$4]" office:value-type="float" office:value="1.02871027790782" calcext:value-type="float">
            <text:p>1.02871027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3.94796" calcext:value-type="float">
            <text:p>123.94796</text:p>
          </table:table-cell>
          <table:table-cell office:value-type="float" office:value="347" calcext:value-type="float">
            <text:p>347</text:p>
          </table:table-cell>
          <table:table-cell table:formula="of:=[.I30]*[.$J$2]" office:value-type="float" office:value="34.7" calcext:value-type="float">
            <text:p>34.7</text:p>
          </table:table-cell>
          <table:table-cell table:formula="of:=[.J30]*[.$I$17]" office:value-type="float" office:value="84.53614" calcext:value-type="float">
            <text:p>84.53614</text:p>
          </table:table-cell>
          <table:table-cell table:formula="of:=[.H30]-[.K30]" office:value-type="float" office:value="39.41182" calcext:value-type="float">
            <text:p>39.41182</text:p>
          </table:table-cell>
          <table:table-cell table:formula="of:=[.L30]-[.$M$15]" office:value-type="float" office:value="25.4988062222222" calcext:value-type="float">
            <text:p>25.4988062222</text:p>
          </table:table-cell>
          <table:table-cell table:formula="of:=[.M30]/([.$L$21]*[.$I$18])" office:value-type="float" office:value="0.101995224888889" calcext:value-type="float">
            <text:p>0.1019952249</text:p>
          </table:table-cell>
          <table:table-cell table:formula="of:=[.N30]/[.$C$4]" office:value-type="float" office:value="0.000000000507886552334647" calcext:value-type="float">
            <text:p>5.07886552334647E-010</text:p>
          </table:table-cell>
          <table:table-cell table:formula="of:=[.N30]/[.$B$4]" office:value-type="float" office:value="1.01577310466929" calcext:value-type="float">
            <text:p>1.01577310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24.743568" calcext:value-type="float">
            <text:p>124.743568</text:p>
          </table:table-cell>
          <table:table-cell table:style-name="ce22" office:value-type="float" office:value="350" calcext:value-type="float">
            <text:p>350</text:p>
          </table:table-cell>
          <table:table-cell table:style-name="ce22" table:formula="of:=[.I31]*[.$J$2]" office:value-type="float" office:value="35" calcext:value-type="float">
            <text:p>35</text:p>
          </table:table-cell>
          <table:table-cell table:style-name="ce22" table:formula="of:=[.J31]*[.$I$17]" office:value-type="float" office:value="85.267" calcext:value-type="float">
            <text:p>85.267</text:p>
          </table:table-cell>
          <table:table-cell table:formula="of:=[.H31]-[.K31]" office:value-type="float" office:value="39.476568" calcext:value-type="float">
            <text:p>39.476568</text:p>
          </table:table-cell>
          <table:table-cell table:formula="of:=[.L31]-[.$M$15]" office:value-type="float" office:value="25.5635542222222" calcext:value-type="float">
            <text:p>25.5635542222</text:p>
          </table:table-cell>
          <table:table-cell table:formula="of:=[.M31]/([.$L$21]*[.$I$18])" office:value-type="float" office:value="0.102254216888889" calcext:value-type="float">
            <text:p>0.1022542169</text:p>
          </table:table-cell>
          <table:table-cell table:formula="of:=[.N31]/[.$C$4]" office:value-type="float" office:value="0.000000000509176206375858" calcext:value-type="float">
            <text:p>5.09176206375858E-010</text:p>
          </table:table-cell>
          <table:table-cell table:formula="of:=[.N31]/[.$B$4]" office:value-type="float" office:value="1.01835241275172" calcext:value-type="float">
            <text:p>1.018352412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125.116543333333" calcext:value-type="float">
            <text:p>125.1165433333</text:p>
          </table:table-cell>
          <table:table-cell table:style-name="ce22" table:formula="of:=AVERAGE([.I23:.I31])" office:value-type="float" office:value="349.555555555556" calcext:value-type="float">
            <text:p>349.5555555556</text:p>
          </table:table-cell>
          <table:table-cell table:style-name="ce22" table:formula="of:=AVERAGE([.J23:.J31])" office:value-type="float" office:value="34.9555555555556" calcext:value-type="float">
            <text:p>34.9555555556</text:p>
          </table:table-cell>
          <table:table-cell table:style-name="ce22" table:formula="of:=AVERAGE([.K23:.K31])" office:value-type="float" office:value="85.1587244444444" calcext:value-type="float">
            <text:p>85.1587244444</text:p>
          </table:table-cell>
          <table:table-cell table:formula="of:=AVERAGE([.L23:.L31])" office:value-type="float" office:value="39.9578188888889" calcext:value-type="float">
            <text:p>39.9578188889</text:p>
          </table:table-cell>
          <table:table-cell table:formula="of:=AVERAGE([.M23:.M31])" office:value-type="float" office:value="26.0448051111111" calcext:value-type="float">
            <text:p>26.0448051111</text:p>
          </table:table-cell>
          <table:table-cell table:style-name="ce22" table:formula="of:=AVERAGE([.N23:.N31])" office:value-type="float" office:value="0.104179220444444" calcext:value-type="float">
            <text:p>0.1041792204</text:p>
          </table:table-cell>
          <table:table-cell table:style-name="ce32" table:formula="of:=AVERAGE([.O23:.O31])" office:value-type="float" office:value="0.000000000518761786682467" calcext:value-type="float">
            <text:p>5.18761786682467E-010</text:p>
          </table:table-cell>
          <table:table-cell table:style-name="ce38" table:formula="of:=AVERAGE([.P23:.P31])" office:value-type="float" office:value="1.03752357336493" calcext:value-type="float">
            <text:p>1.0375235734</text:p>
          </table:table-cell>
          <table:table-cell table:style-name="ce9" table:formula="of:=[.O33]/[.$O$15]*100" office:value-type="float" office:value="72.4223272315946" calcext:value-type="float">
            <text:p>72.422327231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23:.H31])" office:value-type="float" office:value="0.734386448514847" calcext:value-type="float">
            <text:p>0.7343864485</text:p>
          </table:table-cell>
          <table:table-cell table:style-name="ce23" table:formula="of:=STDEV([.I23:.I31])" office:value-type="float" office:value="1.9436506316151" calcext:value-type="float">
            <text:p>1.9436506316</text:p>
          </table:table-cell>
          <table:table-cell table:style-name="ce23" table:formula="of:=STDEV([.J23:.J31])" office:value-type="float" office:value="0.19436506316151" calcext:value-type="float">
            <text:p>0.1943650632</text:p>
          </table:table-cell>
          <table:table-cell table:style-name="ce23" table:formula="of:=STDEV([.K23:.K31])" office:value-type="float" office:value="0.473512166874069" calcext:value-type="float">
            <text:p>0.4735121669</text:p>
          </table:table-cell>
          <table:table-cell table:style-name="ce23" table:formula="of:=STDEV([.L23:.L31])" office:value-type="float" office:value="0.39995571880317" calcext:value-type="float">
            <text:p>0.3999557188</text:p>
          </table:table-cell>
          <table:table-cell table:style-name="ce23" table:formula="of:=STDEV([.M23:.M31])" office:value-type="float" office:value="0.39995571880317" calcext:value-type="float">
            <text:p>0.3999557188</text:p>
          </table:table-cell>
          <table:table-cell table:style-name="ce23" table:formula="of:=STDEV([.N23:.N31])" office:value-type="float" office:value="0.00159982287521268" calcext:value-type="float">
            <text:p>0.0015998229</text:p>
          </table:table-cell>
          <table:table-cell table:style-name="ce30" table:formula="of:=STDEV([.O23:.O31])" office:value-type="float" office:value="0.00000000000796633886854037" calcext:value-type="float">
            <text:p>7.96633886854037E-012</text:p>
          </table:table-cell>
          <table:table-cell table:style-name="ce39" table:formula="of:=STDEV([.P23:.P31])" office:value-type="float" office:value="0.0159326777370807" calcext:value-type="float">
            <text:p>0.0159326777</text:p>
          </table:table-cell>
          <table:table-cell table:formula="of:=[.O34]/[.O33]*100" office:value-type="float" office:value="1.53564489001511" calcext:value-type="float">
            <text:p>1.5356448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132462" calcext:value-type="float">
            <text:p>66.132462</text:p>
          </table:table-cell>
          <table:table-cell office:value-type="float" office:value="167" calcext:value-type="float">
            <text:p>167</text:p>
          </table:table-cell>
          <table:table-cell table:formula="of:=[.I38]*[.$J$2]" office:value-type="float" office:value="16.7" calcext:value-type="float">
            <text:p>16.7</text:p>
          </table:table-cell>
          <table:table-cell table:formula="of:=[.J38]*[.$I$17]" office:value-type="float" office:value="40.68454" calcext:value-type="float">
            <text:p>40.68454</text:p>
          </table:table-cell>
          <table:table-cell table:formula="of:=[.H38]-[.K38]" office:value-type="float" office:value="25.447922" calcext:value-type="float">
            <text:p>25.447922</text:p>
          </table:table-cell>
          <table:table-cell table:formula="of:=[.L38]-[.$M$15]" office:value-type="float" office:value="11.5349082222222" calcext:value-type="float">
            <text:p>11.5349082222</text:p>
          </table:table-cell>
          <table:table-cell table:formula="of:=[.M38]/([.$L$36]*[.$I$18])" office:value-type="float" office:value="0.0461396328888889" calcext:value-type="float">
            <text:p>0.0461396329</text:p>
          </table:table-cell>
          <table:table-cell table:formula="of:=[.N38]/[.$C$5]" office:value-type="float" office:value="0.00000000071529878616245" calcext:value-type="float">
            <text:p>7.1529878616245E-010</text:p>
          </table:table-cell>
          <table:table-cell table:formula="of:=[.N38]/[.$B$5]" office:value-type="float" office:value="1.4305975723249" calcext:value-type="float">
            <text:p>1.43059757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837082" calcext:value-type="float">
            <text:p>65.837082</text:p>
          </table:table-cell>
          <table:table-cell office:value-type="float" office:value="167" calcext:value-type="float">
            <text:p>167</text:p>
          </table:table-cell>
          <table:table-cell table:formula="of:=[.I38]*[.$J$2]" office:value-type="float" office:value="16.7" calcext:value-type="float">
            <text:p>16.7</text:p>
          </table:table-cell>
          <table:table-cell table:formula="of:=[.J39]*[.$I$17]" office:value-type="float" office:value="40.68454" calcext:value-type="float">
            <text:p>40.68454</text:p>
          </table:table-cell>
          <table:table-cell table:formula="of:=[.H39]-[.K39]" office:value-type="float" office:value="25.152542" calcext:value-type="float">
            <text:p>25.152542</text:p>
          </table:table-cell>
          <table:table-cell table:formula="of:=[.L39]-[.$M$15]" office:value-type="float" office:value="11.2395282222222" calcext:value-type="float">
            <text:p>11.2395282222</text:p>
          </table:table-cell>
          <table:table-cell table:formula="of:=[.M39]/([.$L$36]*[.$I$18])" office:value-type="float" office:value="0.0449581128888889" calcext:value-type="float">
            <text:p>0.0449581129</text:p>
          </table:table-cell>
          <table:table-cell table:formula="of:=[.N39]/[.$C$5]" office:value-type="float" office:value="0.000000000696981782560321" calcext:value-type="float">
            <text:p>6.96981782560321E-010</text:p>
          </table:table-cell>
          <table:table-cell table:formula="of:=[.N39]/[.$B$5]" office:value-type="float" office:value="1.39396356512064" calcext:value-type="float">
            <text:p>1.39396356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718391" calcext:value-type="float">
            <text:p>65.718391</text:p>
          </table:table-cell>
          <table:table-cell office:value-type="float" office:value="167" calcext:value-type="float">
            <text:p>167</text:p>
          </table:table-cell>
          <table:table-cell table:formula="of:=[.I39]*[.$J$2]" office:value-type="float" office:value="16.7" calcext:value-type="float">
            <text:p>16.7</text:p>
          </table:table-cell>
          <table:table-cell table:formula="of:=[.J40]*[.$I$17]" office:value-type="float" office:value="40.68454" calcext:value-type="float">
            <text:p>40.68454</text:p>
          </table:table-cell>
          <table:table-cell table:formula="of:=[.H40]-[.K40]" office:value-type="float" office:value="25.033851" calcext:value-type="float">
            <text:p>25.033851</text:p>
          </table:table-cell>
          <table:table-cell table:formula="of:=[.L40]-[.$M$15]" office:value-type="float" office:value="11.1208372222222" calcext:value-type="float">
            <text:p>11.1208372222</text:p>
          </table:table-cell>
          <table:table-cell table:formula="of:=[.M40]/([.$L$36]*[.$I$18])" office:value-type="float" office:value="0.0444833488888889" calcext:value-type="float">
            <text:p>0.0444833489</text:p>
          </table:table-cell>
          <table:table-cell table:formula="of:=[.N40]/[.$C$5]" office:value-type="float" office:value="0.000000000689621556835694" calcext:value-type="float">
            <text:p>6.89621556835694E-010</text:p>
          </table:table-cell>
          <table:table-cell table:formula="of:=[.N40]/[.$B$5]" office:value-type="float" office:value="1.37924311367139" calcext:value-type="float">
            <text:p>1.37924311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820129" calcext:value-type="float">
            <text:p>65.820129</text:p>
          </table:table-cell>
          <table:table-cell office:value-type="float" office:value="167" calcext:value-type="float">
            <text:p>167</text:p>
          </table:table-cell>
          <table:table-cell table:formula="of:=[.I40]*[.$J$2]" office:value-type="float" office:value="16.7" calcext:value-type="float">
            <text:p>16.7</text:p>
          </table:table-cell>
          <table:table-cell table:formula="of:=[.J41]*[.$I$17]" office:value-type="float" office:value="40.68454" calcext:value-type="float">
            <text:p>40.68454</text:p>
          </table:table-cell>
          <table:table-cell table:formula="of:=[.H41]-[.K41]" office:value-type="float" office:value="25.135589" calcext:value-type="float">
            <text:p>25.135589</text:p>
          </table:table-cell>
          <table:table-cell table:formula="of:=[.L41]-[.$M$15]" office:value-type="float" office:value="11.2225752222222" calcext:value-type="float">
            <text:p>11.2225752222</text:p>
          </table:table-cell>
          <table:table-cell table:formula="of:=[.M41]/([.$L$36]*[.$I$18])" office:value-type="float" office:value="0.0448903008888889" calcext:value-type="float">
            <text:p>0.0448903009</text:p>
          </table:table-cell>
          <table:table-cell table:formula="of:=[.N41]/[.$C$5]" office:value-type="float" office:value="0.000000000695930498918683" calcext:value-type="float">
            <text:p>6.95930498918683E-010</text:p>
          </table:table-cell>
          <table:table-cell table:formula="of:=[.N41]/[.$B$5]" office:value-type="float" office:value="1.39186099783737" calcext:value-type="float">
            <text:p>1.39186099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915237" calcext:value-type="float">
            <text:p>65.915237</text:p>
          </table:table-cell>
          <table:table-cell office:value-type="float" office:value="167" calcext:value-type="float">
            <text:p>167</text:p>
          </table:table-cell>
          <table:table-cell table:formula="of:=[.I41]*[.$J$2]" office:value-type="float" office:value="16.7" calcext:value-type="float">
            <text:p>16.7</text:p>
          </table:table-cell>
          <table:table-cell table:formula="of:=[.J42]*[.$I$17]" office:value-type="float" office:value="40.68454" calcext:value-type="float">
            <text:p>40.68454</text:p>
          </table:table-cell>
          <table:table-cell table:formula="of:=[.H42]-[.K42]" office:value-type="float" office:value="25.230697" calcext:value-type="float">
            <text:p>25.230697</text:p>
          </table:table-cell>
          <table:table-cell table:formula="of:=[.L42]-[.$M$15]" office:value-type="float" office:value="11.3176832222222" calcext:value-type="float">
            <text:p>11.3176832222</text:p>
          </table:table-cell>
          <table:table-cell table:formula="of:=[.M42]/([.$L$36]*[.$I$18])" office:value-type="float" office:value="0.0452707328888889" calcext:value-type="float">
            <text:p>0.0452707329</text:p>
          </table:table-cell>
          <table:table-cell table:formula="of:=[.N42]/[.$C$5]" office:value-type="float" office:value="0.000000000701828303707739" calcext:value-type="float">
            <text:p>7.01828303707739E-010</text:p>
          </table:table-cell>
          <table:table-cell table:formula="of:=[.N42]/[.$B$5]" office:value-type="float" office:value="1.40365660741548" calcext:value-type="float">
            <text:p>1.40365660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826256" calcext:value-type="float">
            <text:p>65.826256</text:p>
          </table:table-cell>
          <table:table-cell office:value-type="float" office:value="167" calcext:value-type="float">
            <text:p>167</text:p>
          </table:table-cell>
          <table:table-cell table:formula="of:=[.I42]*[.$J$2]" office:value-type="float" office:value="16.7" calcext:value-type="float">
            <text:p>16.7</text:p>
          </table:table-cell>
          <table:table-cell table:formula="of:=[.J43]*[.$I$17]" office:value-type="float" office:value="40.68454" calcext:value-type="float">
            <text:p>40.68454</text:p>
          </table:table-cell>
          <table:table-cell table:formula="of:=[.H43]-[.K43]" office:value-type="float" office:value="25.141716" calcext:value-type="float">
            <text:p>25.141716</text:p>
          </table:table-cell>
          <table:table-cell table:formula="of:=[.L43]-[.$M$15]" office:value-type="float" office:value="11.2287022222222" calcext:value-type="float">
            <text:p>11.2287022222</text:p>
          </table:table-cell>
          <table:table-cell table:formula="of:=[.M43]/([.$L$36]*[.$I$18])" office:value-type="float" office:value="0.0449148088888889" calcext:value-type="float">
            <text:p>0.0449148089</text:p>
          </table:table-cell>
          <table:table-cell table:formula="of:=[.N43]/[.$C$5]" office:value-type="float" office:value="0.000000000696310444348538" calcext:value-type="float">
            <text:p>6.96310444348538E-010</text:p>
          </table:table-cell>
          <table:table-cell table:formula="of:=[.N43]/[.$B$5]" office:value-type="float" office:value="1.39262088869708" calcext:value-type="float">
            <text:p>1.39262088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948814" calcext:value-type="float">
            <text:p>65.948814</text:p>
          </table:table-cell>
          <table:table-cell office:value-type="float" office:value="167" calcext:value-type="float">
            <text:p>167</text:p>
          </table:table-cell>
          <table:table-cell table:formula="of:=[.I43]*[.$J$2]" office:value-type="float" office:value="16.7" calcext:value-type="float">
            <text:p>16.7</text:p>
          </table:table-cell>
          <table:table-cell table:formula="of:=[.J44]*[.$I$17]" office:value-type="float" office:value="40.68454" calcext:value-type="float">
            <text:p>40.68454</text:p>
          </table:table-cell>
          <table:table-cell table:formula="of:=[.H44]-[.K44]" office:value-type="float" office:value="25.264274" calcext:value-type="float">
            <text:p>25.264274</text:p>
          </table:table-cell>
          <table:table-cell table:formula="of:=[.L44]-[.$M$15]" office:value-type="float" office:value="11.3512602222222" calcext:value-type="float">
            <text:p>11.3512602222</text:p>
          </table:table-cell>
          <table:table-cell table:formula="of:=[.M44]/([.$L$36]*[.$I$18])" office:value-type="float" office:value="0.0454050408888889" calcext:value-type="float">
            <text:p>0.0454050409</text:p>
          </table:table-cell>
          <table:table-cell table:formula="of:=[.N44]/[.$C$5]" office:value-type="float" office:value="0.000000000703910469155463" calcext:value-type="float">
            <text:p>7.03910469155463E-010</text:p>
          </table:table-cell>
          <table:table-cell table:formula="of:=[.N44]/[.$B$5]" office:value-type="float" office:value="1.40782093831093" calcext:value-type="float">
            <text:p>1.40782093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046753" calcext:value-type="float">
            <text:p>66.046753</text:p>
          </table:table-cell>
          <table:table-cell table:style-name="ce22" office:value-type="float" office:value="167" calcext:value-type="float">
            <text:p>167</text:p>
          </table:table-cell>
          <table:table-cell table:formula="of:=[.I44]*[.$J$2]" office:value-type="float" office:value="16.7" calcext:value-type="float">
            <text:p>16.7</text:p>
          </table:table-cell>
          <table:table-cell table:formula="of:=[.J45]*[.$I$17]" office:value-type="float" office:value="40.68454" calcext:value-type="float">
            <text:p>40.68454</text:p>
          </table:table-cell>
          <table:table-cell table:formula="of:=[.H45]-[.K45]" office:value-type="float" office:value="25.362213" calcext:value-type="float">
            <text:p>25.362213</text:p>
          </table:table-cell>
          <table:table-cell table:formula="of:=[.L45]-[.$M$15]" office:value-type="float" office:value="11.4491992222222" calcext:value-type="float">
            <text:p>11.4491992222</text:p>
          </table:table-cell>
          <table:table-cell table:formula="of:=[.M45]/([.$L$36]*[.$I$18])" office:value-type="float" office:value="0.0457967968888889" calcext:value-type="float">
            <text:p>0.0457967969</text:p>
          </table:table-cell>
          <table:table-cell table:formula="of:=[.N45]/[.$C$5]" office:value-type="float" office:value="0.000000000709983828948911" calcext:value-type="float">
            <text:p>7.09983828948911E-010</text:p>
          </table:table-cell>
          <table:table-cell table:formula="of:=[.N45]/[.$B$5]" office:value-type="float" office:value="1.41996765789782" calcext:value-type="float">
            <text:p>1.41996765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964684" calcext:value-type="float">
            <text:p>65.964684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table:formula="of:=[.I45]*[.$J$2]" office:value-type="float" office:value="16.7" calcext:value-type="float">
            <text:p>16.7</text:p>
          </table:table-cell>
          <table:table-cell table:style-name="ce22" table:formula="of:=[.J46]*[.$I$17]" office:value-type="float" office:value="40.68454" calcext:value-type="float">
            <text:p>40.68454</text:p>
          </table:table-cell>
          <table:table-cell table:formula="of:=[.H46]-[.K46]" office:value-type="float" office:value="25.280144" calcext:value-type="float">
            <text:p>25.280144</text:p>
          </table:table-cell>
          <table:table-cell table:formula="of:=[.L46]-[.$M$15]" office:value-type="float" office:value="11.3671302222222" calcext:value-type="float">
            <text:p>11.3671302222</text:p>
          </table:table-cell>
          <table:table-cell table:formula="of:=[.M46]/([.$L$36]*[.$I$18])" office:value-type="float" office:value="0.0454685208888889" calcext:value-type="float">
            <text:p>0.0454685209</text:p>
          </table:table-cell>
          <table:table-cell table:formula="of:=[.N46]/[.$C$5]" office:value-type="float" office:value="0.000000000704894594171259" calcext:value-type="float">
            <text:p>7.04894594171259E-010</text:p>
          </table:table-cell>
          <table:table-cell table:formula="of:=[.N46]/[.$B$5]" office:value-type="float" office:value="1.40978918834252" calcext:value-type="float">
            <text:p>1.409789188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2" table:number-columns-repeated="2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65.9122008888889" calcext:value-type="float">
            <text:p>65.9122008889</text:p>
          </table:table-cell>
          <table:table-cell table:style-name="ce22" table:formula="of:=AVERAGE([.I38:.I46])" office:value-type="float" office:value="167" calcext:value-type="float">
            <text:p>167</text:p>
          </table:table-cell>
          <table:table-cell table:style-name="ce22" table:formula="of:=AVERAGE([.J38:.J46])" office:value-type="float" office:value="16.7" calcext:value-type="float">
            <text:p>16.7</text:p>
          </table:table-cell>
          <table:table-cell table:style-name="ce22" table:formula="of:=AVERAGE([.K38:.K46])" office:value-type="float" office:value="40.68454" calcext:value-type="float">
            <text:p>40.68454</text:p>
          </table:table-cell>
          <table:table-cell table:formula="of:=AVERAGE([.L38:.L46])" office:value-type="float" office:value="25.2276608888889" calcext:value-type="float">
            <text:p>25.2276608889</text:p>
          </table:table-cell>
          <table:table-cell table:formula="of:=AVERAGE([.M38:.M46])" office:value-type="float" office:value="11.3146471111111" calcext:value-type="float">
            <text:p>11.3146471111</text:p>
          </table:table-cell>
          <table:table-cell table:style-name="ce22" table:formula="of:=AVERAGE([.N38:.N46])" office:value-type="float" office:value="0.0452585884444444" calcext:value-type="float">
            <text:p>0.0452585884</text:p>
          </table:table-cell>
          <table:table-cell table:style-name="ce32" table:formula="of:=AVERAGE([.O38:.O46])" office:value-type="float" office:value="0.000000000701640029423229" calcext:value-type="float">
            <text:p>7.01640029423229E-010</text:p>
          </table:table-cell>
          <table:table-cell table:style-name="ce38" table:formula="of:=AVERAGE([.P38:.P46])" office:value-type="float" office:value="1.40328005884646" calcext:value-type="float">
            <text:p>1.4032800588</text:p>
          </table:table-cell>
          <table:table-cell table:formula="of:=[.O48]/[.$O$15]*100" office:value-type="float" office:value="97.9532515967259" calcext:value-type="float">
            <text:p>97.953251596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38:.H46])" office:value-type="float" office:value="0.12737362347092" calcext:value-type="float">
            <text:p>0.1273736235</text:p>
          </table:table-cell>
          <table:table-cell table:style-name="ce23" table:formula="of:=STDEV([.I38:.I46])" office:value-type="float" office:value="0" calcext:value-type="float">
            <text:p>0</text:p>
          </table:table-cell>
          <table:table-cell table:style-name="ce23" table:formula="of:=STDEV([.J38:.J46])" office:value-type="float" office:value="0" calcext:value-type="float">
            <text:p>0</text:p>
          </table:table-cell>
          <table:table-cell table:style-name="ce23" table:formula="of:=STDEV([.K38:.K46])" office:value-type="float" office:value="0" calcext:value-type="float">
            <text:p>0</text:p>
          </table:table-cell>
          <table:table-cell table:style-name="ce23" table:formula="of:=STDEV([.L38:.L46])" office:value-type="float" office:value="0.12737362347092" calcext:value-type="float">
            <text:p>0.1273736235</text:p>
          </table:table-cell>
          <table:table-cell table:style-name="ce23" table:formula="of:=STDEV([.M38:.M46])" office:value-type="float" office:value="0.12737362347092" calcext:value-type="float">
            <text:p>0.1273736235</text:p>
          </table:table-cell>
          <table:table-cell table:style-name="ce23" table:formula="of:=STDEV([.N38:.N46])" office:value-type="float" office:value="0.000509494493883679" calcext:value-type="float">
            <text:p>0.0005094945</text:p>
          </table:table-cell>
          <table:table-cell table:style-name="ce30" table:formula="of:=STDEV([.O38:.O46])" office:value-type="float" office:value="0.00000000000789864960367315" calcext:value-type="float">
            <text:p>7.89864960367315E-012</text:p>
          </table:table-cell>
          <table:table-cell table:style-name="ce39" table:formula="of:=STDEV([.P38:.P46])" office:value-type="float" office:value="0.0157972992073463" calcext:value-type="float">
            <text:p>0.0157972992</text:p>
          </table:table-cell>
          <table:table-cell table:formula="of:=[.O49]/[.O48]*100" office:value-type="float" office:value="1.12574101710903" calcext:value-type="float">
            <text:p>1.125741017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087029" calcext:value-type="float">
            <text:p>66.087029</text:p>
          </table:table-cell>
          <table:table-cell office:value-type="float" office:value="167" calcext:value-type="float">
            <text:p>167</text:p>
          </table:table-cell>
          <table:table-cell table:formula="of:=[.I53]*[.$J$2]" office:value-type="float" office:value="16.7" calcext:value-type="float">
            <text:p>16.7</text:p>
          </table:table-cell>
          <table:table-cell table:formula="of:=[.J53]*[.$I$17]" office:value-type="float" office:value="40.68454" calcext:value-type="float">
            <text:p>40.68454</text:p>
          </table:table-cell>
          <table:table-cell table:formula="of:=[.H53]-[.K53]" office:value-type="float" office:value="25.402489" calcext:value-type="float">
            <text:p>25.402489</text:p>
          </table:table-cell>
          <table:table-cell table:formula="of:=[.L53]-[.$M$15]" office:value-type="float" office:value="11.4894752222222" calcext:value-type="float">
            <text:p>11.4894752222</text:p>
          </table:table-cell>
          <table:table-cell table:formula="of:=[.M53]/([.$L$51]*[.$I$18])" office:value-type="float" office:value="0.0459579008888889" calcext:value-type="float">
            <text:p>0.0459579009</text:p>
          </table:table-cell>
          <table:table-cell table:formula="of:=[.N53]/[.$C$6]" office:value-type="float" office:value="0.000000000712481410494986" calcext:value-type="float">
            <text:p>7.12481410494986E-010</text:p>
          </table:table-cell>
          <table:table-cell table:formula="of:=[.N53]/[.$B$6]" office:value-type="float" office:value="1.42496282098997" calcext:value-type="float">
            <text:p>1.4249628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270142" calcext:value-type="float">
            <text:p>66.270142</text:p>
          </table:table-cell>
          <table:table-cell office:value-type="float" office:value="168" calcext:value-type="float">
            <text:p>168</text:p>
          </table:table-cell>
          <table:table-cell table:formula="of:=[.I54]*[.$J$2]" office:value-type="float" office:value="16.8" calcext:value-type="float">
            <text:p>16.8</text:p>
          </table:table-cell>
          <table:table-cell table:formula="of:=[.J54]*[.$I$17]" office:value-type="float" office:value="40.92816" calcext:value-type="float">
            <text:p>40.92816</text:p>
          </table:table-cell>
          <table:table-cell table:formula="of:=[.H54]-[.K54]" office:value-type="float" office:value="25.341982" calcext:value-type="float">
            <text:p>25.341982</text:p>
          </table:table-cell>
          <table:table-cell table:formula="of:=[.L54]-[.$M$15]" office:value-type="float" office:value="11.4289682222222" calcext:value-type="float">
            <text:p>11.4289682222</text:p>
          </table:table-cell>
          <table:table-cell table:formula="of:=[.M54]/([.$L$51]*[.$I$18])" office:value-type="float" office:value="0.0457158728888889" calcext:value-type="float">
            <text:p>0.0457158729</text:p>
          </table:table-cell>
          <table:table-cell table:formula="of:=[.N54]/[.$C$6]" office:value-type="float" office:value="0.000000000708729271091662" calcext:value-type="float">
            <text:p>7.08729271091662E-010</text:p>
          </table:table-cell>
          <table:table-cell table:formula="of:=[.N54]/[.$B$6]" office:value-type="float" office:value="1.41745854218332" calcext:value-type="float">
            <text:p>1.41745854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351883" calcext:value-type="float">
            <text:p>66.351883</text:p>
          </table:table-cell>
          <table:table-cell office:value-type="float" office:value="168" calcext:value-type="float">
            <text:p>168</text:p>
          </table:table-cell>
          <table:table-cell table:formula="of:=[.I55]*[.$J$2]" office:value-type="float" office:value="16.8" calcext:value-type="float">
            <text:p>16.8</text:p>
          </table:table-cell>
          <table:table-cell table:formula="of:=[.J55]*[.$I$17]" office:value-type="float" office:value="40.92816" calcext:value-type="float">
            <text:p>40.92816</text:p>
          </table:table-cell>
          <table:table-cell table:formula="of:=[.H55]-[.K55]" office:value-type="float" office:value="25.423723" calcext:value-type="float">
            <text:p>25.423723</text:p>
          </table:table-cell>
          <table:table-cell table:formula="of:=[.L55]-[.$M$15]" office:value-type="float" office:value="11.5107092222222" calcext:value-type="float">
            <text:p>11.5107092222</text:p>
          </table:table-cell>
          <table:table-cell table:formula="of:=[.M55]/([.$L$51]*[.$I$18])" office:value-type="float" office:value="0.0460428368888889" calcext:value-type="float">
            <text:p>0.0460428369</text:p>
          </table:table-cell>
          <table:table-cell table:formula="of:=[.N55]/[.$C$6]" office:value-type="float" office:value="0.000000000713798166045421" calcext:value-type="float">
            <text:p>7.13798166045421E-010</text:p>
          </table:table-cell>
          <table:table-cell table:formula="of:=[.N55]/[.$B$6]" office:value-type="float" office:value="1.42759633209084" calcext:value-type="float">
            <text:p>1.42759633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895424" calcext:value-type="float">
            <text:p>65.895424</text:p>
          </table:table-cell>
          <table:table-cell office:value-type="float" office:value="167" calcext:value-type="float">
            <text:p>167</text:p>
          </table:table-cell>
          <table:table-cell table:formula="of:=[.I56]*[.$J$2]" office:value-type="float" office:value="16.7" calcext:value-type="float">
            <text:p>16.7</text:p>
          </table:table-cell>
          <table:table-cell table:formula="of:=[.J56]*[.$I$17]" office:value-type="float" office:value="40.68454" calcext:value-type="float">
            <text:p>40.68454</text:p>
          </table:table-cell>
          <table:table-cell table:formula="of:=[.H56]-[.K56]" office:value-type="float" office:value="25.210884" calcext:value-type="float">
            <text:p>25.210884</text:p>
          </table:table-cell>
          <table:table-cell table:formula="of:=[.L56]-[.$M$15]" office:value-type="float" office:value="11.2978702222222" calcext:value-type="float">
            <text:p>11.2978702222</text:p>
          </table:table-cell>
          <table:table-cell table:formula="of:=[.M56]/([.$L$51]*[.$I$18])" office:value-type="float" office:value="0.0451914808888889" calcext:value-type="float">
            <text:p>0.0451914809</text:p>
          </table:table-cell>
          <table:table-cell table:formula="of:=[.N56]/[.$C$6]" office:value-type="float" office:value="0.000000000700599666723621" calcext:value-type="float">
            <text:p>7.00599666723621E-010</text:p>
          </table:table-cell>
          <table:table-cell table:formula="of:=[.N56]/[.$B$6]" office:value-type="float" office:value="1.40119933344724" calcext:value-type="float">
            <text:p>1.40119933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878418" calcext:value-type="float">
            <text:p>65.878418</text:p>
          </table:table-cell>
          <table:table-cell office:value-type="float" office:value="167" calcext:value-type="float">
            <text:p>167</text:p>
          </table:table-cell>
          <table:table-cell table:formula="of:=[.I57]*[.$J$2]" office:value-type="float" office:value="16.7" calcext:value-type="float">
            <text:p>16.7</text:p>
          </table:table-cell>
          <table:table-cell table:formula="of:=[.J57]*[.$I$17]" office:value-type="float" office:value="40.68454" calcext:value-type="float">
            <text:p>40.68454</text:p>
          </table:table-cell>
          <table:table-cell table:formula="of:=[.H57]-[.K57]" office:value-type="float" office:value="25.193878" calcext:value-type="float">
            <text:p>25.193878</text:p>
          </table:table-cell>
          <table:table-cell table:formula="of:=[.L57]-[.$M$15]" office:value-type="float" office:value="11.2808642222222" calcext:value-type="float">
            <text:p>11.2808642222</text:p>
          </table:table-cell>
          <table:table-cell table:formula="of:=[.M57]/([.$L$51]*[.$I$18])" office:value-type="float" office:value="0.0451234568888889" calcext:value-type="float">
            <text:p>0.0451234569</text:p>
          </table:table-cell>
          <table:table-cell table:formula="of:=[.N57]/[.$C$6]" office:value-type="float" office:value="0.000000000699545096464098" calcext:value-type="float">
            <text:p>6.99545096464098E-010</text:p>
          </table:table-cell>
          <table:table-cell table:formula="of:=[.N57]/[.$B$6]" office:value-type="float" office:value="1.3990901929282" calcext:value-type="float">
            <text:p>1.39909019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953407" calcext:value-type="float">
            <text:p>65.953407</text:p>
          </table:table-cell>
          <table:table-cell office:value-type="float" office:value="167" calcext:value-type="float">
            <text:p>167</text:p>
          </table:table-cell>
          <table:table-cell table:formula="of:=[.I58]*[.$J$2]" office:value-type="float" office:value="16.7" calcext:value-type="float">
            <text:p>16.7</text:p>
          </table:table-cell>
          <table:table-cell table:formula="of:=[.J58]*[.$I$17]" office:value-type="float" office:value="40.68454" calcext:value-type="float">
            <text:p>40.68454</text:p>
          </table:table-cell>
          <table:table-cell table:formula="of:=[.H58]-[.K58]" office:value-type="float" office:value="25.268867" calcext:value-type="float">
            <text:p>25.268867</text:p>
          </table:table-cell>
          <table:table-cell table:formula="of:=[.L58]-[.$M$15]" office:value-type="float" office:value="11.3558532222222" calcext:value-type="float">
            <text:p>11.3558532222</text:p>
          </table:table-cell>
          <table:table-cell table:formula="of:=[.M58]/([.$L$51]*[.$I$18])" office:value-type="float" office:value="0.0454234128888889" calcext:value-type="float">
            <text:p>0.0454234129</text:p>
          </table:table-cell>
          <table:table-cell table:formula="of:=[.N58]/[.$C$6]" office:value-type="float" office:value="0.000000000704195288701622" calcext:value-type="float">
            <text:p>7.04195288701622E-010</text:p>
          </table:table-cell>
          <table:table-cell table:formula="of:=[.N58]/[.$B$6]" office:value-type="float" office:value="1.40839057740324" calcext:value-type="float">
            <text:p>1.40839057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5.853081" calcext:value-type="float">
            <text:p>65.853081</text:p>
          </table:table-cell>
          <table:table-cell office:value-type="float" office:value="167" calcext:value-type="float">
            <text:p>167</text:p>
          </table:table-cell>
          <table:table-cell table:formula="of:=[.I59]*[.$J$2]" office:value-type="float" office:value="16.7" calcext:value-type="float">
            <text:p>16.7</text:p>
          </table:table-cell>
          <table:table-cell table:formula="of:=[.J59]*[.$I$17]" office:value-type="float" office:value="40.68454" calcext:value-type="float">
            <text:p>40.68454</text:p>
          </table:table-cell>
          <table:table-cell table:formula="of:=[.H59]-[.K59]" office:value-type="float" office:value="25.168541" calcext:value-type="float">
            <text:p>25.168541</text:p>
          </table:table-cell>
          <table:table-cell table:formula="of:=[.L59]-[.$M$15]" office:value-type="float" office:value="11.2555272222222" calcext:value-type="float">
            <text:p>11.2555272222</text:p>
          </table:table-cell>
          <table:table-cell table:formula="of:=[.M59]/([.$L$51]*[.$I$18])" office:value-type="float" office:value="0.0450221088888889" calcext:value-type="float">
            <text:p>0.0450221089</text:p>
          </table:table-cell>
          <table:table-cell table:formula="of:=[.N59]/[.$C$6]" office:value-type="float" office:value="0.000000000697973907080026" calcext:value-type="float">
            <text:p>6.97973907080026E-010</text:p>
          </table:table-cell>
          <table:table-cell table:formula="of:=[.N59]/[.$B$6]" office:value-type="float" office:value="1.39594781416005" calcext:value-type="float">
            <text:p>1.39594781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292068" calcext:value-type="float">
            <text:p>66.292068</text:p>
          </table:table-cell>
          <table:table-cell office:value-type="float" office:value="167" calcext:value-type="float">
            <text:p>167</text:p>
          </table:table-cell>
          <table:table-cell table:formula="of:=[.I60]*[.$J$2]" office:value-type="float" office:value="16.7" calcext:value-type="float">
            <text:p>16.7</text:p>
          </table:table-cell>
          <table:table-cell table:formula="of:=[.J60]*[.$I$17]" office:value-type="float" office:value="40.68454" calcext:value-type="float">
            <text:p>40.68454</text:p>
          </table:table-cell>
          <table:table-cell table:formula="of:=[.H60]-[.K60]" office:value-type="float" office:value="25.607528" calcext:value-type="float">
            <text:p>25.607528</text:p>
          </table:table-cell>
          <table:table-cell table:formula="of:=[.L60]-[.$M$15]" office:value-type="float" office:value="11.6945142222222" calcext:value-type="float">
            <text:p>11.6945142222</text:p>
          </table:table-cell>
          <table:table-cell table:formula="of:=[.M60]/([.$L$51]*[.$I$18])" office:value-type="float" office:value="0.0467780568888889" calcext:value-type="float">
            <text:p>0.0467780569</text:p>
          </table:table-cell>
          <table:table-cell table:formula="of:=[.N60]/[.$C$6]" office:value-type="float" office:value="0.000000000725196218882746" calcext:value-type="float">
            <text:p>7.25196218882746E-010</text:p>
          </table:table-cell>
          <table:table-cell table:formula="of:=[.N60]/[.$B$6]" office:value-type="float" office:value="1.45039243776549" calcext:value-type="float">
            <text:p>1.45039243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6.170807" calcext:value-type="float">
            <text:p>66.170807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table:formula="of:=[.I61]*[.$J$2]" office:value-type="float" office:value="16.7" calcext:value-type="float">
            <text:p>16.7</text:p>
          </table:table-cell>
          <table:table-cell table:style-name="ce22" table:formula="of:=[.J61]*[.$I$17]" office:value-type="float" office:value="40.68454" calcext:value-type="float">
            <text:p>40.68454</text:p>
          </table:table-cell>
          <table:table-cell table:formula="of:=[.H61]-[.K61]" office:value-type="float" office:value="25.486267" calcext:value-type="float">
            <text:p>25.486267</text:p>
          </table:table-cell>
          <table:table-cell table:formula="of:=[.L61]-[.$M$15]" office:value-type="float" office:value="11.5732532222222" calcext:value-type="float">
            <text:p>11.5732532222</text:p>
          </table:table-cell>
          <table:table-cell table:formula="of:=[.M61]/([.$L$51]*[.$I$18])" office:value-type="float" office:value="0.0462930128888889" calcext:value-type="float">
            <text:p>0.0462930129</text:p>
          </table:table-cell>
          <table:table-cell table:formula="of:=[.N61]/[.$C$6]" office:value-type="float" office:value="0.000000000717676623196519" calcext:value-type="float">
            <text:p>7.17676623196519E-010</text:p>
          </table:table-cell>
          <table:table-cell table:formula="of:=[.N61]/[.$B$6]" office:value-type="float" office:value="1.43535324639304" calcext:value-type="float">
            <text:p>1.435353246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66.0835843333333" calcext:value-type="float">
            <text:p>66.0835843333</text:p>
          </table:table-cell>
          <table:table-cell table:style-name="ce22" table:formula="of:=AVERAGE([.I53:.I61])" office:value-type="float" office:value="167.222222222222" calcext:value-type="float">
            <text:p>167.2222222222</text:p>
          </table:table-cell>
          <table:table-cell table:style-name="ce22" table:formula="of:=AVERAGE([.J53:.J61])" office:value-type="float" office:value="16.7222222222222" calcext:value-type="float">
            <text:p>16.7222222222</text:p>
          </table:table-cell>
          <table:table-cell table:style-name="ce22" table:formula="of:=AVERAGE([.K53:.K61])" office:value-type="float" office:value="40.7386777777778" calcext:value-type="float">
            <text:p>40.7386777778</text:p>
          </table:table-cell>
          <table:table-cell table:formula="of:=AVERAGE([.L53:.L61])" office:value-type="float" office:value="25.3449065555556" calcext:value-type="float">
            <text:p>25.3449065556</text:p>
          </table:table-cell>
          <table:table-cell table:formula="of:=AVERAGE([.M53:.M61])" office:value-type="float" office:value="11.4318927777778" calcext:value-type="float">
            <text:p>11.4318927778</text:p>
          </table:table-cell>
          <table:table-cell table:style-name="ce22" table:formula="of:=AVERAGE([.N53:.N61])" office:value-type="float" office:value="0.0457275711111111" calcext:value-type="float">
            <text:p>0.0457275711</text:p>
          </table:table-cell>
          <table:table-cell table:style-name="ce32" table:formula="of:=AVERAGE([.O53:.O61])" office:value-type="float" office:value="0.000000000708910627631189" calcext:value-type="float">
            <text:p>7.08910627631189E-010</text:p>
          </table:table-cell>
          <table:table-cell table:style-name="ce38" table:formula="of:=AVERAGE([.P53:.P61])" office:value-type="float" office:value="1.41782125526238" calcext:value-type="float">
            <text:p>1.4178212553</text:p>
          </table:table-cell>
          <table:table-cell table:formula="of:=[.O63]/[.$O$15]*100" office:value-type="float" office:value="98.9682717005653" calcext:value-type="float">
            <text:p>98.968271700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53:.H61])" office:value-type="float" office:value="0.195399749317905" calcext:value-type="float">
            <text:p>0.1953997493</text:p>
          </table:table-cell>
          <table:table-cell table:style-name="ce23" table:formula="of:=STDEV([.I53:.I61])" office:value-type="float" office:value="0.440958551844098" calcext:value-type="float">
            <text:p>0.4409585518</text:p>
          </table:table-cell>
          <table:table-cell table:style-name="ce23" table:formula="of:=STDEV([.J53:.J61])" office:value-type="float" office:value="0.0440958551844105" calcext:value-type="float">
            <text:p>0.0440958552</text:p>
          </table:table-cell>
          <table:table-cell table:style-name="ce23" table:formula="of:=STDEV([.K53:.K61])" office:value-type="float" office:value="0.107426322400259" calcext:value-type="float">
            <text:p>0.1074263224</text:p>
          </table:table-cell>
          <table:table-cell table:style-name="ce23" table:formula="of:=STDEV([.L53:.L61])" office:value-type="float" office:value="0.148386157697669" calcext:value-type="float">
            <text:p>0.1483861577</text:p>
          </table:table-cell>
          <table:table-cell table:style-name="ce23" table:formula="of:=STDEV([.M53:.M61])" office:value-type="float" office:value="0.148386157697669" calcext:value-type="float">
            <text:p>0.1483861577</text:p>
          </table:table-cell>
          <table:table-cell table:style-name="ce23" table:formula="of:=STDEV([.N53:.N61])" office:value-type="float" office:value="0.000593544630790676" calcext:value-type="float">
            <text:p>0.0005935446</text:p>
          </table:table-cell>
          <table:table-cell table:style-name="ce30" table:formula="of:=STDEV([.O53:.O61])" office:value-type="float" office:value="0.00000000000920167169427242" calcext:value-type="float">
            <text:p>9.20167169427242E-012</text:p>
          </table:table-cell>
          <table:table-cell table:style-name="ce39" table:formula="of:=STDEV([.P53:.P61])" office:value-type="float" office:value="0.0184033433885449" calcext:value-type="float">
            <text:p>0.0184033434</text:p>
          </table:table-cell>
          <table:table-cell table:formula="of:=[.O64]/[.O63]*100" office:value-type="float" office:value="1.2980016571369" calcext:value-type="float">
            <text:p>1.298001657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Iterations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0.156128" calcext:value-type="float">
            <text:p>60.156128</text:p>
          </table:table-cell>
          <table:table-cell office:value-type="float" office:value="156" calcext:value-type="float">
            <text:p>156</text:p>
          </table:table-cell>
          <table:table-cell table:formula="of:=[.I68]*[.$J$2]" office:value-type="float" office:value="15.6" calcext:value-type="float">
            <text:p>15.6</text:p>
          </table:table-cell>
          <table:table-cell table:formula="of:=[.J68]*[.$I$17]" office:value-type="float" office:value="38.00472" calcext:value-type="float">
            <text:p>38.00472</text:p>
          </table:table-cell>
          <table:table-cell table:formula="of:=[.H68]-[.K68]" office:value-type="float" office:value="22.151408" calcext:value-type="float">
            <text:p>22.151408</text:p>
          </table:table-cell>
          <table:table-cell table:formula="of:=[.L68]-[.$M$15]" office:value-type="float" office:value="8.23839422222223" calcext:value-type="float">
            <text:p>8.2383942222</text:p>
          </table:table-cell>
          <table:table-cell table:formula="of:=[.M68]/([.$L$66]*[.$I$18])" office:value-type="float" office:value="0.0329535768888889" calcext:value-type="float">
            <text:p>0.0329535769</text:p>
          </table:table-cell>
          <table:table-cell table:formula="of:=[.N68]/[.$C$7]" office:value-type="float" office:value="0.000000000567142323200121" calcext:value-type="float">
            <text:p>5.67142323200121E-010</text:p>
          </table:table-cell>
          <table:table-cell table:formula="of:=[.N68]/[.$B$7]" office:value-type="float" office:value="1.13428464640024" calcext:value-type="float">
            <text:p>1.13428464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645435" calcext:value-type="float">
            <text:p>59.645435</text:p>
          </table:table-cell>
          <table:table-cell office:value-type="float" office:value="156" calcext:value-type="float">
            <text:p>156</text:p>
          </table:table-cell>
          <table:table-cell table:formula="of:=[.I69]*[.$J$2]" office:value-type="float" office:value="15.6" calcext:value-type="float">
            <text:p>15.6</text:p>
          </table:table-cell>
          <table:table-cell table:formula="of:=[.J69]*[.$I$17]" office:value-type="float" office:value="38.00472" calcext:value-type="float">
            <text:p>38.00472</text:p>
          </table:table-cell>
          <table:table-cell table:formula="of:=[.H69]-[.K69]" office:value-type="float" office:value="21.640715" calcext:value-type="float">
            <text:p>21.640715</text:p>
          </table:table-cell>
          <table:table-cell table:formula="of:=[.L69]-[.$M$15]" office:value-type="float" office:value="7.72770122222222" calcext:value-type="float">
            <text:p>7.7277012222</text:p>
          </table:table-cell>
          <table:table-cell table:formula="of:=[.M69]/([.$L$66]*[.$I$18])" office:value-type="float" office:value="0.0309108048888889" calcext:value-type="float">
            <text:p>0.0309108049</text:p>
          </table:table-cell>
          <table:table-cell table:formula="of:=[.N69]/[.$C$7]" office:value-type="float" office:value="0.000000000531985518773261" calcext:value-type="float">
            <text:p>5.31985518773261E-010</text:p>
          </table:table-cell>
          <table:table-cell table:formula="of:=[.N69]/[.$B$7]" office:value-type="float" office:value="1.06397103754652" calcext:value-type="float">
            <text:p>1.06397103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17799" calcext:value-type="float">
            <text:p>59.17799</text:p>
          </table:table-cell>
          <table:table-cell office:value-type="float" office:value="155" calcext:value-type="float">
            <text:p>155</text:p>
          </table:table-cell>
          <table:table-cell table:formula="of:=[.I70]*[.$J$2]" office:value-type="float" office:value="15.5" calcext:value-type="float">
            <text:p>15.5</text:p>
          </table:table-cell>
          <table:table-cell table:formula="of:=[.J70]*[.$I$17]" office:value-type="float" office:value="37.7611" calcext:value-type="float">
            <text:p>37.7611</text:p>
          </table:table-cell>
          <table:table-cell table:formula="of:=[.H70]-[.K70]" office:value-type="float" office:value="21.41689" calcext:value-type="float">
            <text:p>21.41689</text:p>
          </table:table-cell>
          <table:table-cell table:formula="of:=[.L70]-[.$M$15]" office:value-type="float" office:value="7.50387622222223" calcext:value-type="float">
            <text:p>7.5038762222</text:p>
          </table:table-cell>
          <table:table-cell table:formula="of:=[.M70]/([.$L$66]*[.$I$18])" office:value-type="float" office:value="0.0300155048888889" calcext:value-type="float">
            <text:p>0.0300155049</text:p>
          </table:table-cell>
          <table:table-cell table:formula="of:=[.N70]/[.$C$7]" office:value-type="float" office:value="0.00000000051657709972142" calcext:value-type="float">
            <text:p>5.1657709972142E-010</text:p>
          </table:table-cell>
          <table:table-cell table:formula="of:=[.N70]/[.$B$7]" office:value-type="float" office:value="1.03315419944284" calcext:value-type="float">
            <text:p>1.03315419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524929" calcext:value-type="float">
            <text:p>59.524929</text:p>
          </table:table-cell>
          <table:table-cell office:value-type="float" office:value="156" calcext:value-type="float">
            <text:p>156</text:p>
          </table:table-cell>
          <table:table-cell table:formula="of:=[.I71]*[.$J$2]" office:value-type="float" office:value="15.6" calcext:value-type="float">
            <text:p>15.6</text:p>
          </table:table-cell>
          <table:table-cell table:formula="of:=[.J71]*[.$I$17]" office:value-type="float" office:value="38.00472" calcext:value-type="float">
            <text:p>38.00472</text:p>
          </table:table-cell>
          <table:table-cell table:formula="of:=[.H71]-[.K71]" office:value-type="float" office:value="21.520209" calcext:value-type="float">
            <text:p>21.520209</text:p>
          </table:table-cell>
          <table:table-cell table:formula="of:=[.L71]-[.$M$15]" office:value-type="float" office:value="7.60719522222223" calcext:value-type="float">
            <text:p>7.6071952222</text:p>
          </table:table-cell>
          <table:table-cell table:formula="of:=[.M71]/([.$L$66]*[.$I$18])" office:value-type="float" office:value="0.0304287808888889" calcext:value-type="float">
            <text:p>0.0304287809</text:p>
          </table:table-cell>
          <table:table-cell table:formula="of:=[.N71]/[.$C$7]" office:value-type="float" office:value="0.000000000523689720956836" calcext:value-type="float">
            <text:p>5.23689720956836E-010</text:p>
          </table:table-cell>
          <table:table-cell table:formula="of:=[.N71]/[.$B$7]" office:value-type="float" office:value="1.04737944191367" calcext:value-type="float">
            <text:p>1.04737944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172226" calcext:value-type="float">
            <text:p>59.172226</text:p>
          </table:table-cell>
          <table:table-cell office:value-type="float" office:value="155" calcext:value-type="float">
            <text:p>155</text:p>
          </table:table-cell>
          <table:table-cell table:formula="of:=[.I72]*[.$J$2]" office:value-type="float" office:value="15.5" calcext:value-type="float">
            <text:p>15.5</text:p>
          </table:table-cell>
          <table:table-cell table:formula="of:=[.J72]*[.$I$17]" office:value-type="float" office:value="37.7611" calcext:value-type="float">
            <text:p>37.7611</text:p>
          </table:table-cell>
          <table:table-cell table:formula="of:=[.H72]-[.K72]" office:value-type="float" office:value="21.411126" calcext:value-type="float">
            <text:p>21.411126</text:p>
          </table:table-cell>
          <table:table-cell table:formula="of:=[.L72]-[.$M$15]" office:value-type="float" office:value="7.49811222222223" calcext:value-type="float">
            <text:p>7.4981122222</text:p>
          </table:table-cell>
          <table:table-cell table:formula="of:=[.M72]/([.$L$66]*[.$I$18])" office:value-type="float" office:value="0.0299924488888889" calcext:value-type="float">
            <text:p>0.0299924489</text:p>
          </table:table-cell>
          <table:table-cell table:formula="of:=[.N72]/[.$C$7]" office:value-type="float" office:value="0.000000000516180298079893" calcext:value-type="float">
            <text:p>5.16180298079893E-010</text:p>
          </table:table-cell>
          <table:table-cell table:formula="of:=[.N72]/[.$B$7]" office:value-type="float" office:value="1.03236059615979" calcext:value-type="float">
            <text:p>1.03236059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648434" calcext:value-type="float">
            <text:p>59.648434</text:p>
          </table:table-cell>
          <table:table-cell office:value-type="float" office:value="156" calcext:value-type="float">
            <text:p>156</text:p>
          </table:table-cell>
          <table:table-cell table:formula="of:=[.I73]*[.$J$2]" office:value-type="float" office:value="15.6" calcext:value-type="float">
            <text:p>15.6</text:p>
          </table:table-cell>
          <table:table-cell table:formula="of:=[.J73]*[.$I$17]" office:value-type="float" office:value="38.00472" calcext:value-type="float">
            <text:p>38.00472</text:p>
          </table:table-cell>
          <table:table-cell table:formula="of:=[.H73]-[.K73]" office:value-type="float" office:value="21.643714" calcext:value-type="float">
            <text:p>21.643714</text:p>
          </table:table-cell>
          <table:table-cell table:formula="of:=[.L73]-[.$M$15]" office:value-type="float" office:value="7.73070022222223" calcext:value-type="float">
            <text:p>7.7307002222</text:p>
          </table:table-cell>
          <table:table-cell table:formula="of:=[.M73]/([.$L$66]*[.$I$18])" office:value-type="float" office:value="0.0309228008888889" calcext:value-type="float">
            <text:p>0.0309228009</text:p>
          </table:table-cell>
          <table:table-cell table:formula="of:=[.N73]/[.$C$7]" office:value-type="float" office:value="0.000000000532191974034007" calcext:value-type="float">
            <text:p>5.32191974034007E-010</text:p>
          </table:table-cell>
          <table:table-cell table:formula="of:=[.N73]/[.$B$7]" office:value-type="float" office:value="1.06438394806801" calcext:value-type="float">
            <text:p>1.06438394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680744" calcext:value-type="float">
            <text:p>59.680744</text:p>
          </table:table-cell>
          <table:table-cell office:value-type="float" office:value="156" calcext:value-type="float">
            <text:p>156</text:p>
          </table:table-cell>
          <table:table-cell table:formula="of:=[.I74]*[.$J$2]" office:value-type="float" office:value="15.6" calcext:value-type="float">
            <text:p>15.6</text:p>
          </table:table-cell>
          <table:table-cell table:formula="of:=[.J74]*[.$I$17]" office:value-type="float" office:value="38.00472" calcext:value-type="float">
            <text:p>38.00472</text:p>
          </table:table-cell>
          <table:table-cell table:formula="of:=[.H74]-[.K74]" office:value-type="float" office:value="21.676024" calcext:value-type="float">
            <text:p>21.676024</text:p>
          </table:table-cell>
          <table:table-cell table:formula="of:=[.L74]-[.$M$15]" office:value-type="float" office:value="7.76301022222222" calcext:value-type="float">
            <text:p>7.7630102222</text:p>
          </table:table-cell>
          <table:table-cell table:formula="of:=[.M74]/([.$L$66]*[.$I$18])" office:value-type="float" office:value="0.0310520408888889" calcext:value-type="float">
            <text:p>0.0310520409</text:p>
          </table:table-cell>
          <table:table-cell table:formula="of:=[.N74]/[.$C$7]" office:value-type="float" office:value="0.000000000534416238613767" calcext:value-type="float">
            <text:p>5.34416238613767E-010</text:p>
          </table:table-cell>
          <table:table-cell table:formula="of:=[.N74]/[.$B$7]" office:value-type="float" office:value="1.06883247722753" calcext:value-type="float">
            <text:p>1.06883247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72361" calcext:value-type="float">
            <text:p>59.72361</text:p>
          </table:table-cell>
          <table:table-cell office:value-type="float" office:value="156" calcext:value-type="float">
            <text:p>156</text:p>
          </table:table-cell>
          <table:table-cell table:formula="of:=[.I75]*[.$J$2]" office:value-type="float" office:value="15.6" calcext:value-type="float">
            <text:p>15.6</text:p>
          </table:table-cell>
          <table:table-cell table:formula="of:=[.J75]*[.$I$17]" office:value-type="float" office:value="38.00472" calcext:value-type="float">
            <text:p>38.00472</text:p>
          </table:table-cell>
          <table:table-cell table:formula="of:=[.H75]-[.K75]" office:value-type="float" office:value="21.71889" calcext:value-type="float">
            <text:p>21.71889</text:p>
          </table:table-cell>
          <table:table-cell table:formula="of:=[.L75]-[.$M$15]" office:value-type="float" office:value="7.80587622222223" calcext:value-type="float">
            <text:p>7.8058762222</text:p>
          </table:table-cell>
          <table:table-cell table:formula="of:=[.M75]/([.$L$66]*[.$I$18])" office:value-type="float" office:value="0.0312235048888889" calcext:value-type="float">
            <text:p>0.0312235049</text:p>
          </table:table-cell>
          <table:table-cell table:formula="of:=[.N75]/[.$C$7]" office:value-type="float" office:value="0.000000000537367192667498" calcext:value-type="float">
            <text:p>5.37367192667498E-010</text:p>
          </table:table-cell>
          <table:table-cell table:formula="of:=[.N75]/[.$B$7]" office:value-type="float" office:value="1.074734385335" calcext:value-type="float">
            <text:p>1.07473438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9.67915" calcext:value-type="float">
            <text:p>59.6791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table:formula="of:=[.I76]*[.$J$2]" office:value-type="float" office:value="15.6" calcext:value-type="float">
            <text:p>15.6</text:p>
          </table:table-cell>
          <table:table-cell table:style-name="ce22" table:formula="of:=[.J76]*[.$I$17]" office:value-type="float" office:value="38.00472" calcext:value-type="float">
            <text:p>38.00472</text:p>
          </table:table-cell>
          <table:table-cell table:formula="of:=[.H76]-[.K76]" office:value-type="float" office:value="21.67443" calcext:value-type="float">
            <text:p>21.67443</text:p>
          </table:table-cell>
          <table:table-cell table:formula="of:=[.L76]-[.$M$15]" office:value-type="float" office:value="7.76141622222223" calcext:value-type="float">
            <text:p>7.7614162222</text:p>
          </table:table-cell>
          <table:table-cell table:formula="of:=[.M76]/([.$L$66]*[.$I$18])" office:value-type="float" office:value="0.0310456648888889" calcext:value-type="float">
            <text:p>0.0310456649</text:p>
          </table:table-cell>
          <table:table-cell table:formula="of:=[.N76]/[.$C$7]" office:value-type="float" office:value="0.000000000534306505474178" calcext:value-type="float">
            <text:p>5.34306505474178E-010</text:p>
          </table:table-cell>
          <table:table-cell table:formula="of:=[.N76]/[.$B$7]" office:value-type="float" office:value="1.06861301094836" calcext:value-type="float">
            <text:p>1.06861301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59.6009606666667" calcext:value-type="float">
            <text:p>59.6009606667</text:p>
          </table:table-cell>
          <table:table-cell table:style-name="ce22" table:formula="of:=AVERAGE([.I68:.I76])" office:value-type="float" office:value="155.777777777778" calcext:value-type="float">
            <text:p>155.7777777778</text:p>
          </table:table-cell>
          <table:table-cell table:style-name="ce22" table:formula="of:=AVERAGE([.J68:.J76])" office:value-type="float" office:value="15.5777777777778" calcext:value-type="float">
            <text:p>15.5777777778</text:p>
          </table:table-cell>
          <table:table-cell table:style-name="ce22" table:formula="of:=AVERAGE([.K68:.K76])" office:value-type="float" office:value="37.9505822222222" calcext:value-type="float">
            <text:p>37.9505822222</text:p>
          </table:table-cell>
          <table:table-cell table:formula="of:=AVERAGE([.L68:.L76])" office:value-type="float" office:value="21.6503784444444" calcext:value-type="float">
            <text:p>21.6503784444</text:p>
          </table:table-cell>
          <table:table-cell table:formula="of:=AVERAGE([.M68:.M76])" office:value-type="float" office:value="7.73736466666667" calcext:value-type="float">
            <text:p>7.7373646667</text:p>
          </table:table-cell>
          <table:table-cell table:style-name="ce22" table:formula="of:=AVERAGE([.N68:.N76])" office:value-type="float" office:value="0.0309494586666667" calcext:value-type="float">
            <text:p>0.0309494587</text:p>
          </table:table-cell>
          <table:table-cell table:style-name="ce34" table:formula="of:=AVERAGE([.O68:.O76])" office:value-type="float" office:value="0.000000000532650763502331" calcext:value-type="float">
            <text:p>5.32650763502331E-010</text:p>
          </table:table-cell>
          <table:table-cell table:style-name="ce38" table:formula="of:=AVERAGE([.P68:.P76])" office:value-type="float" office:value="1.06530152700466" calcext:value-type="float">
            <text:p>1.065301527</text:p>
          </table:table-cell>
          <table:table-cell table:formula="of:=[.O78]/[.$O$15]*100" office:value-type="float" office:value="74.3613135832935" calcext:value-type="float">
            <text:p>74.361313583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68:.H76])" office:value-type="float" office:value="0.297586684092635" calcext:value-type="float">
            <text:p>0.2975866841</text:p>
          </table:table-cell>
          <table:table-cell table:style-name="ce23" table:formula="of:=STDEV([.I68:.I76])" office:value-type="float" office:value="0.440958551844098" calcext:value-type="float">
            <text:p>0.4409585518</text:p>
          </table:table-cell>
          <table:table-cell table:style-name="ce23" table:formula="of:=STDEV([.J68:.J76])" office:value-type="float" office:value="0.0440958551844105" calcext:value-type="float">
            <text:p>0.0440958552</text:p>
          </table:table-cell>
          <table:table-cell table:style-name="ce23" table:formula="of:=STDEV([.K68:.K76])" office:value-type="float" office:value="0.107426322400259" calcext:value-type="float">
            <text:p>0.1074263224</text:p>
          </table:table-cell>
          <table:table-cell table:style-name="ce23" table:formula="of:=STDEV([.L68:.L76])" office:value-type="float" office:value="0.219602222135906" calcext:value-type="float">
            <text:p>0.2196022221</text:p>
          </table:table-cell>
          <table:table-cell table:style-name="ce23" table:formula="of:=STDEV([.M68:.M76])" office:value-type="float" office:value="0.219602222135906" calcext:value-type="float">
            <text:p>0.2196022221</text:p>
          </table:table-cell>
          <table:table-cell table:style-name="ce23" table:formula="of:=STDEV([.N68:.N76])" office:value-type="float" office:value="0.000878408888543625" calcext:value-type="float">
            <text:p>0.0008784089</text:p>
          </table:table-cell>
          <table:table-cell table:style-name="ce30" table:formula="of:=STDEV([.O68:.O76])" office:value-type="float" office:value="0.0000000000151177172495725" calcext:value-type="float">
            <text:p>1.51177172495725E-011</text:p>
          </table:table-cell>
          <table:table-cell table:style-name="ce39" table:formula="of:=STDEV([.P68:.P76])" office:value-type="float" office:value="0.0302354344991449" calcext:value-type="float">
            <text:p>0.0302354345</text:p>
          </table:table-cell>
          <table:table-cell table:formula="of:=[.O79]/[.O78]*100" office:value-type="float" office:value="2.83820437056527" calcext:value-type="float">
            <text:p>2.838204370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919991" calcext:value-type="float">
            <text:p>57.919991</text:p>
          </table:table-cell>
          <table:table-cell office:value-type="float" office:value="146" calcext:value-type="float">
            <text:p>146</text:p>
          </table:table-cell>
          <table:table-cell table:formula="of:=[.I83]*[.$J$2]" office:value-type="float" office:value="14.6" calcext:value-type="float">
            <text:p>14.6</text:p>
          </table:table-cell>
          <table:table-cell table:formula="of:=[.J83]*[.$I$17]" office:value-type="float" office:value="35.56852" calcext:value-type="float">
            <text:p>35.56852</text:p>
          </table:table-cell>
          <table:table-cell table:formula="of:=[.H83]-[.K83]" office:value-type="float" office:value="22.351471" calcext:value-type="float">
            <text:p>22.351471</text:p>
          </table:table-cell>
          <table:table-cell table:formula="of:=[.L83]-[.$M$15]" office:value-type="float" office:value="8.43845722222223" calcext:value-type="float">
            <text:p>8.4384572222</text:p>
          </table:table-cell>
          <table:table-cell table:formula="of:=[.M83]/([.$L$81]*[.$I$18])" office:value-type="float" office:value="0.00421922861111111" calcext:value-type="float">
            <text:p>0.0042192286</text:p>
          </table:table-cell>
          <table:table-cell table:formula="of:=[.N83]/[.$C$8]" office:value-type="float" office:value="0.000000000781719236770586" calcext:value-type="float">
            <text:p>7.81719236770586E-010</text:p>
          </table:table-cell>
          <table:table-cell table:formula="of:=[.N83]/[.$B$8]" office:value-type="float" office:value="1.56343847354117" calcext:value-type="float">
            <text:p>1.56343847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8.017582" calcext:value-type="float">
            <text:p>58.017582</text:p>
          </table:table-cell>
          <table:table-cell office:value-type="float" office:value="146" calcext:value-type="float">
            <text:p>146</text:p>
          </table:table-cell>
          <table:table-cell table:formula="of:=[.I84]*[.$J$2]" office:value-type="float" office:value="14.6" calcext:value-type="float">
            <text:p>14.6</text:p>
          </table:table-cell>
          <table:table-cell table:formula="of:=[.J84]*[.$I$17]" office:value-type="float" office:value="35.56852" calcext:value-type="float">
            <text:p>35.56852</text:p>
          </table:table-cell>
          <table:table-cell table:formula="of:=[.H84]-[.K84]" office:value-type="float" office:value="22.449062" calcext:value-type="float">
            <text:p>22.449062</text:p>
          </table:table-cell>
          <table:table-cell table:formula="of:=[.L84]-[.$M$15]" office:value-type="float" office:value="8.53604822222222" calcext:value-type="float">
            <text:p>8.5360482222</text:p>
          </table:table-cell>
          <table:table-cell table:formula="of:=[.M84]/([.$L$81]*[.$I$18])" office:value-type="float" office:value="0.00426802411111111" calcext:value-type="float">
            <text:p>0.0042680241</text:p>
          </table:table-cell>
          <table:table-cell table:formula="of:=[.N84]/[.$C$8]" office:value-type="float" office:value="0.000000000790759842183003" calcext:value-type="float">
            <text:p>7.90759842183003E-010</text:p>
          </table:table-cell>
          <table:table-cell table:formula="of:=[.N84]/[.$B$8]" office:value-type="float" office:value="1.58151968436601" calcext:value-type="float">
            <text:p>1.58151968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892704" calcext:value-type="float">
            <text:p>57.892704</text:p>
          </table:table-cell>
          <table:table-cell office:value-type="float" office:value="146" calcext:value-type="float">
            <text:p>146</text:p>
          </table:table-cell>
          <table:table-cell table:formula="of:=[.I85]*[.$J$2]" office:value-type="float" office:value="14.6" calcext:value-type="float">
            <text:p>14.6</text:p>
          </table:table-cell>
          <table:table-cell table:formula="of:=[.J85]*[.$I$17]" office:value-type="float" office:value="35.56852" calcext:value-type="float">
            <text:p>35.56852</text:p>
          </table:table-cell>
          <table:table-cell table:formula="of:=[.H85]-[.K85]" office:value-type="float" office:value="22.324184" calcext:value-type="float">
            <text:p>22.324184</text:p>
          </table:table-cell>
          <table:table-cell table:formula="of:=[.L85]-[.$M$15]" office:value-type="float" office:value="8.41117022222223" calcext:value-type="float">
            <text:p>8.4111702222</text:p>
          </table:table-cell>
          <table:table-cell table:formula="of:=[.M85]/([.$L$81]*[.$I$18])" office:value-type="float" office:value="0.00420558511111111" calcext:value-type="float">
            <text:p>0.0042055851</text:p>
          </table:table-cell>
          <table:table-cell table:formula="of:=[.N85]/[.$C$8]" office:value-type="float" office:value="0.000000000779191431953659" calcext:value-type="float">
            <text:p>7.79191431953659E-010</text:p>
          </table:table-cell>
          <table:table-cell table:formula="of:=[.N85]/[.$B$8]" office:value-type="float" office:value="1.55838286390732" calcext:value-type="float">
            <text:p>1.55838286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8.238598" calcext:value-type="float">
            <text:p>58.238598</text:p>
          </table:table-cell>
          <table:table-cell office:value-type="float" office:value="146" calcext:value-type="float">
            <text:p>146</text:p>
          </table:table-cell>
          <table:table-cell table:formula="of:=[.I86]*[.$J$2]" office:value-type="float" office:value="14.6" calcext:value-type="float">
            <text:p>14.6</text:p>
          </table:table-cell>
          <table:table-cell table:formula="of:=[.J86]*[.$I$17]" office:value-type="float" office:value="35.56852" calcext:value-type="float">
            <text:p>35.56852</text:p>
          </table:table-cell>
          <table:table-cell table:formula="of:=[.H86]-[.K86]" office:value-type="float" office:value="22.670078" calcext:value-type="float">
            <text:p>22.670078</text:p>
          </table:table-cell>
          <table:table-cell table:formula="of:=[.L86]-[.$M$15]" office:value-type="float" office:value="8.75706422222223" calcext:value-type="float">
            <text:p>8.7570642222</text:p>
          </table:table-cell>
          <table:table-cell table:formula="of:=[.M86]/([.$L$81]*[.$I$18])" office:value-type="float" office:value="0.00437853211111111" calcext:value-type="float">
            <text:p>0.0043785321</text:p>
          </table:table-cell>
          <table:table-cell table:formula="of:=[.N86]/[.$C$8]" office:value-type="float" office:value="0.000000000811234255252148" calcext:value-type="float">
            <text:p>8.11234255252148E-010</text:p>
          </table:table-cell>
          <table:table-cell table:formula="of:=[.N86]/[.$B$8]" office:value-type="float" office:value="1.6224685105043" calcext:value-type="float">
            <text:p>1.62246851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8.099808" calcext:value-type="float">
            <text:p>58.099808</text:p>
          </table:table-cell>
          <table:table-cell office:value-type="float" office:value="146" calcext:value-type="float">
            <text:p>146</text:p>
          </table:table-cell>
          <table:table-cell table:formula="of:=[.I87]*[.$J$2]" office:value-type="float" office:value="14.6" calcext:value-type="float">
            <text:p>14.6</text:p>
          </table:table-cell>
          <table:table-cell table:formula="of:=[.J87]*[.$I$17]" office:value-type="float" office:value="35.56852" calcext:value-type="float">
            <text:p>35.56852</text:p>
          </table:table-cell>
          <table:table-cell table:formula="of:=[.H87]-[.K87]" office:value-type="float" office:value="22.531288" calcext:value-type="float">
            <text:p>22.531288</text:p>
          </table:table-cell>
          <table:table-cell table:formula="of:=[.L87]-[.$M$15]" office:value-type="float" office:value="8.61827422222223" calcext:value-type="float">
            <text:p>8.6182742222</text:p>
          </table:table-cell>
          <table:table-cell table:formula="of:=[.M87]/([.$L$81]*[.$I$18])" office:value-type="float" office:value="0.00430913711111111" calcext:value-type="float">
            <text:p>0.0043091371</text:p>
          </table:table-cell>
          <table:table-cell table:formula="of:=[.N87]/[.$C$8]" office:value-type="float" office:value="0.000000000798377069392905" calcext:value-type="float">
            <text:p>7.98377069392905E-010</text:p>
          </table:table-cell>
          <table:table-cell table:formula="of:=[.N87]/[.$B$8]" office:value-type="float" office:value="1.59675413878581" calcext:value-type="float">
            <text:p>1.59675413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8.055672" calcext:value-type="float">
            <text:p>58.055672</text:p>
          </table:table-cell>
          <table:table-cell office:value-type="float" office:value="146" calcext:value-type="float">
            <text:p>146</text:p>
          </table:table-cell>
          <table:table-cell table:formula="of:=[.I88]*[.$J$2]" office:value-type="float" office:value="14.6" calcext:value-type="float">
            <text:p>14.6</text:p>
          </table:table-cell>
          <table:table-cell table:formula="of:=[.J88]*[.$I$17]" office:value-type="float" office:value="35.56852" calcext:value-type="float">
            <text:p>35.56852</text:p>
          </table:table-cell>
          <table:table-cell table:formula="of:=[.H88]-[.K88]" office:value-type="float" office:value="22.487152" calcext:value-type="float">
            <text:p>22.487152</text:p>
          </table:table-cell>
          <table:table-cell table:formula="of:=[.L88]-[.$M$15]" office:value-type="float" office:value="8.57413822222223" calcext:value-type="float">
            <text:p>8.5741382222</text:p>
          </table:table-cell>
          <table:table-cell table:formula="of:=[.M88]/([.$L$81]*[.$I$18])" office:value-type="float" office:value="0.00428706911111111" calcext:value-type="float">
            <text:p>0.0042870691</text:p>
          </table:table-cell>
          <table:table-cell table:formula="of:=[.N88]/[.$C$8]" office:value-type="float" office:value="0.000000000794288412032262" calcext:value-type="float">
            <text:p>7.94288412032262E-010</text:p>
          </table:table-cell>
          <table:table-cell table:formula="of:=[.N88]/[.$B$8]" office:value-type="float" office:value="1.58857682406452" calcext:value-type="float">
            <text:p>1.58857682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985291" calcext:value-type="float">
            <text:p>57.985291</text:p>
          </table:table-cell>
          <table:table-cell office:value-type="float" office:value="146" calcext:value-type="float">
            <text:p>146</text:p>
          </table:table-cell>
          <table:table-cell table:formula="of:=[.I89]*[.$J$2]" office:value-type="float" office:value="14.6" calcext:value-type="float">
            <text:p>14.6</text:p>
          </table:table-cell>
          <table:table-cell table:formula="of:=[.J89]*[.$I$17]" office:value-type="float" office:value="35.56852" calcext:value-type="float">
            <text:p>35.56852</text:p>
          </table:table-cell>
          <table:table-cell table:formula="of:=[.H89]-[.K89]" office:value-type="float" office:value="22.416771" calcext:value-type="float">
            <text:p>22.416771</text:p>
          </table:table-cell>
          <table:table-cell table:formula="of:=[.L89]-[.$M$15]" office:value-type="float" office:value="8.50375722222222" calcext:value-type="float">
            <text:p>8.5037572222</text:p>
          </table:table-cell>
          <table:table-cell table:formula="of:=[.M89]/([.$L$81]*[.$I$18])" office:value-type="float" office:value="0.00425187861111111" calcext:value-type="float">
            <text:p>0.0042518786</text:p>
          </table:table-cell>
          <table:table-cell table:formula="of:=[.N89]/[.$C$8]" office:value-type="float" office:value="0.00000000078776847833416" calcext:value-type="float">
            <text:p>7.8776847833416E-010</text:p>
          </table:table-cell>
          <table:table-cell table:formula="of:=[.N89]/[.$B$8]" office:value-type="float" office:value="1.57553695666832" calcext:value-type="float">
            <text:p>1.57553695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8.09478" calcext:value-type="float">
            <text:p>58.09478</text:p>
          </table:table-cell>
          <table:table-cell office:value-type="float" office:value="146" calcext:value-type="float">
            <text:p>146</text:p>
          </table:table-cell>
          <table:table-cell table:formula="of:=[.I90]*[.$J$2]" office:value-type="float" office:value="14.6" calcext:value-type="float">
            <text:p>14.6</text:p>
          </table:table-cell>
          <table:table-cell table:formula="of:=[.J90]*[.$I$17]" office:value-type="float" office:value="35.56852" calcext:value-type="float">
            <text:p>35.56852</text:p>
          </table:table-cell>
          <table:table-cell table:formula="of:=[.H90]-[.K90]" office:value-type="float" office:value="22.52626" calcext:value-type="float">
            <text:p>22.52626</text:p>
          </table:table-cell>
          <table:table-cell table:formula="of:=[.L90]-[.$M$15]" office:value-type="float" office:value="8.61324622222223" calcext:value-type="float">
            <text:p>8.6132462222</text:p>
          </table:table-cell>
          <table:table-cell table:formula="of:=[.M90]/([.$L$81]*[.$I$18])" office:value-type="float" office:value="0.00430662311111111" calcext:value-type="float">
            <text:p>0.0043066231</text:p>
          </table:table-cell>
          <table:table-cell table:formula="of:=[.N90]/[.$C$8]" office:value-type="float" office:value="0.000000000797911287056279" calcext:value-type="float">
            <text:p>7.97911287056279E-010</text:p>
          </table:table-cell>
          <table:table-cell table:formula="of:=[.N90]/[.$B$8]" office:value-type="float" office:value="1.59582257411256" calcext:value-type="float">
            <text:p>1.59582257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8.05162" calcext:value-type="float">
            <text:p>58.05162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table:formula="of:=[.I91]*[.$J$2]" office:value-type="float" office:value="14.6" calcext:value-type="float">
            <text:p>14.6</text:p>
          </table:table-cell>
          <table:table-cell table:style-name="ce22" table:formula="of:=[.J91]*[.$I$17]" office:value-type="float" office:value="35.56852" calcext:value-type="float">
            <text:p>35.56852</text:p>
          </table:table-cell>
          <table:table-cell table:formula="of:=[.H91]-[.K91]" office:value-type="float" office:value="22.4831" calcext:value-type="float">
            <text:p>22.4831</text:p>
          </table:table-cell>
          <table:table-cell table:formula="of:=[.L91]-[.$M$15]" office:value-type="float" office:value="8.57008622222222" calcext:value-type="float">
            <text:p>8.5700862222</text:p>
          </table:table-cell>
          <table:table-cell table:formula="of:=[.M91]/([.$L$81]*[.$I$18])" office:value-type="float" office:value="0.00428504311111111" calcext:value-type="float">
            <text:p>0.0042850431</text:p>
          </table:table-cell>
          <table:table-cell table:formula="of:=[.N91]/[.$C$8]" office:value-type="float" office:value="0.000000000793913044087153" calcext:value-type="float">
            <text:p>7.93913044087153E-010</text:p>
          </table:table-cell>
          <table:table-cell table:formula="of:=[.N91]/[.$B$8]" office:value-type="float" office:value="1.58782608817431" calcext:value-type="float">
            <text:p>1.587826088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58.0395606666667" calcext:value-type="float">
            <text:p>58.0395606667</text:p>
          </table:table-cell>
          <table:table-cell table:style-name="ce22" table:formula="of:=AVERAGE([.I83:.I91])" office:value-type="float" office:value="146" calcext:value-type="float">
            <text:p>146</text:p>
          </table:table-cell>
          <table:table-cell table:style-name="ce22" table:formula="of:=AVERAGE([.J83:.J91])" office:value-type="float" office:value="14.6" calcext:value-type="float">
            <text:p>14.6</text:p>
          </table:table-cell>
          <table:table-cell table:style-name="ce22" table:formula="of:=AVERAGE([.K83:.K91])" office:value-type="float" office:value="35.56852" calcext:value-type="float">
            <text:p>35.56852</text:p>
          </table:table-cell>
          <table:table-cell table:formula="of:=AVERAGE([.L83:.L91])" office:value-type="float" office:value="22.4710406666667" calcext:value-type="float">
            <text:p>22.4710406667</text:p>
          </table:table-cell>
          <table:table-cell table:formula="of:=AVERAGE([.M83:.M91])" office:value-type="float" office:value="8.55802688888889" calcext:value-type="float">
            <text:p>8.5580268889</text:p>
          </table:table-cell>
          <table:table-cell table:style-name="ce22" table:formula="of:=AVERAGE([.N83:.N91])" office:value-type="float" office:value="0.00427901344444445" calcext:value-type="float">
            <text:p>0.0042790134</text:p>
          </table:table-cell>
          <table:table-cell table:style-name="ce32" table:formula="of:=AVERAGE([.O83:.O91])" office:value-type="float" office:value="0.000000000792795895229128" calcext:value-type="float">
            <text:p>7.92795895229128E-010</text:p>
          </table:table-cell>
          <table:table-cell table:style-name="ce38" table:formula="of:=AVERAGE([.P83:.P91])" office:value-type="float" office:value="1.58559179045826" calcext:value-type="float">
            <text:p>1.5855917905</text:p>
          </table:table-cell>
          <table:table-cell table:formula="of:=[.O93]/[.$O$15]*100" office:value-type="float" office:value="110.67916956515" calcext:value-type="float">
            <text:p>110.679169565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83:.H91])" office:value-type="float" office:value="0.103677277422539" calcext:value-type="float">
            <text:p>0.1036772774</text:p>
          </table:table-cell>
          <table:table-cell table:style-name="ce23" table:formula="of:=STDEV([.I83:.I91])" office:value-type="float" office:value="0" calcext:value-type="float">
            <text:p>0</text:p>
          </table:table-cell>
          <table:table-cell table:style-name="ce23" table:formula="of:=STDEV([.J83:.J91])" office:value-type="float" office:value="0" calcext:value-type="float">
            <text:p>0</text:p>
          </table:table-cell>
          <table:table-cell table:style-name="ce23" table:formula="of:=STDEV([.K83:.K91])" office:value-type="float" office:value="0" calcext:value-type="float">
            <text:p>0</text:p>
          </table:table-cell>
          <table:table-cell table:style-name="ce23" table:formula="of:=STDEV([.L83:.L91])" office:value-type="float" office:value="0.103677277422539" calcext:value-type="float">
            <text:p>0.1036772774</text:p>
          </table:table-cell>
          <table:table-cell table:style-name="ce23" table:formula="of:=STDEV([.M83:.M91])" office:value-type="float" office:value="0.103677277422539" calcext:value-type="float">
            <text:p>0.1036772774</text:p>
          </table:table-cell>
          <table:table-cell table:style-name="ce23" table:formula="of:=STDEV([.N83:.N91])" office:value-type="float" office:value="0.0000518386387112696" calcext:value-type="float">
            <text:p>5.18386387112696E-005</text:p>
          </table:table-cell>
          <table:table-cell table:style-name="ce30" table:formula="of:=STDEV([.O83:.O91])" office:value-type="float" office:value="0.00000000000960442413143578" calcext:value-type="float">
            <text:p>9.60442413143578E-012</text:p>
          </table:table-cell>
          <table:table-cell table:style-name="ce39" table:formula="of:=STDEV([.P83:.P91])" office:value-type="float" office:value="0.0192088482628716" calcext:value-type="float">
            <text:p>0.0192088483</text:p>
          </table:table-cell>
          <table:table-cell table:formula="of:=[.O94]/[.O93]*100" office:value-type="float" office:value="1.21146239394441" calcext:value-type="float">
            <text:p>1.211462393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161594" calcext:value-type="float">
            <text:p>57.161594</text:p>
          </table:table-cell>
          <table:table-cell table:style-name="ce24" office:value-type="float" office:value="140" calcext:value-type="float">
            <text:p>140</text:p>
          </table:table-cell>
          <table:table-cell table:formula="of:=[.I98]*[.$J$2]" office:value-type="float" office:value="14" calcext:value-type="float">
            <text:p>14</text:p>
          </table:table-cell>
          <table:table-cell table:formula="of:=[.J98]*[.$I$17]" office:value-type="float" office:value="34.1068" calcext:value-type="float">
            <text:p>34.1068</text:p>
          </table:table-cell>
          <table:table-cell table:formula="of:=[.H98]-[.K98]" office:value-type="float" office:value="23.054794" calcext:value-type="float">
            <text:p>23.054794</text:p>
          </table:table-cell>
          <table:table-cell table:formula="of:=[.L98]-[.$M$15]" office:value-type="float" office:value="9.14178022222223" calcext:value-type="float">
            <text:p>9.1417802222</text:p>
          </table:table-cell>
          <table:table-cell table:formula="of:=[.M98]/([.$L$96]*[.$I$18])" office:value-type="float" office:value="0.00457089011111111" calcext:value-type="float">
            <text:p>0.0045708901</text:p>
          </table:table-cell>
          <table:table-cell table:formula="of:=[.N98]/[.$C$9]" office:value-type="float" office:value="0.000000000984861537273594" calcext:value-type="float">
            <text:p>0.000000001</text:p>
          </table:table-cell>
          <table:table-cell table:formula="of:=[.N98]/[.$B$9]" office:value-type="float" office:value="1.96972307454719" calcext:value-type="float">
            <text:p>1.96972307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796089" calcext:value-type="float">
            <text:p>56.796089</text:p>
          </table:table-cell>
          <table:table-cell office:value-type="float" office:value="140" calcext:value-type="float">
            <text:p>140</text:p>
          </table:table-cell>
          <table:table-cell table:formula="of:=[.I99]*[.$J$2]" office:value-type="float" office:value="14" calcext:value-type="float">
            <text:p>14</text:p>
          </table:table-cell>
          <table:table-cell table:formula="of:=[.J99]*[.$I$17]" office:value-type="float" office:value="34.1068" calcext:value-type="float">
            <text:p>34.1068</text:p>
          </table:table-cell>
          <table:table-cell table:formula="of:=[.H99]-[.K99]" office:value-type="float" office:value="22.689289" calcext:value-type="float">
            <text:p>22.689289</text:p>
          </table:table-cell>
          <table:table-cell table:formula="of:=[.L99]-[.$M$15]" office:value-type="float" office:value="8.77627522222223" calcext:value-type="float">
            <text:p>8.7762752222</text:p>
          </table:table-cell>
          <table:table-cell table:formula="of:=[.M99]/([.$L$96]*[.$I$18])" office:value-type="float" office:value="0.00438813761111111" calcext:value-type="float">
            <text:p>0.0043881376</text:p>
          </table:table-cell>
          <table:table-cell table:formula="of:=[.N99]/[.$C$9]" office:value-type="float" office:value="0.000000000945484981785403" calcext:value-type="float">
            <text:p>9.45484981785403E-010</text:p>
          </table:table-cell>
          <table:table-cell table:formula="of:=[.N99]/[.$B$9]" office:value-type="float" office:value="1.89096996357081" calcext:value-type="float">
            <text:p>1.89096996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296352" calcext:value-type="float">
            <text:p>56.296352</text:p>
          </table:table-cell>
          <table:table-cell office:value-type="float" office:value="139" calcext:value-type="float">
            <text:p>139</text:p>
          </table:table-cell>
          <table:table-cell table:formula="of:=[.I100]*[.$J$2]" office:value-type="float" office:value="13.9" calcext:value-type="float">
            <text:p>13.9</text:p>
          </table:table-cell>
          <table:table-cell table:formula="of:=[.J100]*[.$I$17]" office:value-type="float" office:value="33.86318" calcext:value-type="float">
            <text:p>33.86318</text:p>
          </table:table-cell>
          <table:table-cell table:formula="of:=[.H100]-[.K100]" office:value-type="float" office:value="22.433172" calcext:value-type="float">
            <text:p>22.433172</text:p>
          </table:table-cell>
          <table:table-cell table:formula="of:=[.L100]-[.$M$15]" office:value-type="float" office:value="8.52015822222222" calcext:value-type="float">
            <text:p>8.5201582222</text:p>
          </table:table-cell>
          <table:table-cell table:formula="of:=[.M100]/([.$L$96]*[.$I$18])" office:value-type="float" office:value="0.00426007911111111" calcext:value-type="float">
            <text:p>0.0042600791</text:p>
          </table:table-cell>
          <table:table-cell table:formula="of:=[.N100]/[.$C$9]" office:value-type="float" office:value="0.000000000917893005582699" calcext:value-type="float">
            <text:p>9.17893005582699E-010</text:p>
          </table:table-cell>
          <table:table-cell table:formula="of:=[.N100]/[.$B$9]" office:value-type="float" office:value="1.8357860111654" calcext:value-type="float">
            <text:p>1.83578601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191338" calcext:value-type="float">
            <text:p>56.191338</text:p>
          </table:table-cell>
          <table:table-cell office:value-type="float" office:value="139" calcext:value-type="float">
            <text:p>139</text:p>
          </table:table-cell>
          <table:table-cell table:formula="of:=[.I101]*[.$J$2]" office:value-type="float" office:value="13.9" calcext:value-type="float">
            <text:p>13.9</text:p>
          </table:table-cell>
          <table:table-cell table:formula="of:=[.J101]*[.$I$17]" office:value-type="float" office:value="33.86318" calcext:value-type="float">
            <text:p>33.86318</text:p>
          </table:table-cell>
          <table:table-cell table:formula="of:=[.H101]-[.K101]" office:value-type="float" office:value="22.328158" calcext:value-type="float">
            <text:p>22.328158</text:p>
          </table:table-cell>
          <table:table-cell table:formula="of:=[.L101]-[.$M$15]" office:value-type="float" office:value="8.41514422222223" calcext:value-type="float">
            <text:p>8.4151442222</text:p>
          </table:table-cell>
          <table:table-cell table:formula="of:=[.M101]/([.$L$96]*[.$I$18])" office:value-type="float" office:value="0.00420757211111111" calcext:value-type="float">
            <text:p>0.0042075721</text:p>
          </table:table-cell>
          <table:table-cell table:formula="of:=[.N101]/[.$C$9]" office:value-type="float" office:value="0.000000000906579645716112" calcext:value-type="float">
            <text:p>9.06579645716112E-010</text:p>
          </table:table-cell>
          <table:table-cell table:formula="of:=[.N101]/[.$B$9]" office:value-type="float" office:value="1.81315929143222" calcext:value-type="float">
            <text:p>1.81315929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878807" calcext:value-type="float">
            <text:p>56.878807</text:p>
          </table:table-cell>
          <table:table-cell office:value-type="float" office:value="140" calcext:value-type="float">
            <text:p>140</text:p>
          </table:table-cell>
          <table:table-cell table:formula="of:=[.I102]*[.$J$2]" office:value-type="float" office:value="14" calcext:value-type="float">
            <text:p>14</text:p>
          </table:table-cell>
          <table:table-cell table:formula="of:=[.J102]*[.$I$17]" office:value-type="float" office:value="34.1068" calcext:value-type="float">
            <text:p>34.1068</text:p>
          </table:table-cell>
          <table:table-cell table:formula="of:=[.H102]-[.K102]" office:value-type="float" office:value="22.772007" calcext:value-type="float">
            <text:p>22.772007</text:p>
          </table:table-cell>
          <table:table-cell table:formula="of:=[.L102]-[.$M$15]" office:value-type="float" office:value="8.85899322222223" calcext:value-type="float">
            <text:p>8.8589932222</text:p>
          </table:table-cell>
          <table:table-cell table:formula="of:=[.M102]/([.$L$96]*[.$I$18])" office:value-type="float" office:value="0.00442949661111111" calcext:value-type="float">
            <text:p>0.0044294966</text:p>
          </table:table-cell>
          <table:table-cell table:formula="of:=[.N102]/[.$C$9]" office:value-type="float" office:value="0.000000000954396350759486" calcext:value-type="float">
            <text:p>0.000000001</text:p>
          </table:table-cell>
          <table:table-cell table:formula="of:=[.N102]/[.$B$9]" office:value-type="float" office:value="1.90879270151897" calcext:value-type="float">
            <text:p>1.90879270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63855" calcext:value-type="float">
            <text:p>56.63855</text:p>
          </table:table-cell>
          <table:table-cell office:value-type="float" office:value="140" calcext:value-type="float">
            <text:p>140</text:p>
          </table:table-cell>
          <table:table-cell table:formula="of:=[.I103]*[.$J$2]" office:value-type="float" office:value="14" calcext:value-type="float">
            <text:p>14</text:p>
          </table:table-cell>
          <table:table-cell table:formula="of:=[.J103]*[.$I$17]" office:value-type="float" office:value="34.1068" calcext:value-type="float">
            <text:p>34.1068</text:p>
          </table:table-cell>
          <table:table-cell table:formula="of:=[.H103]-[.K103]" office:value-type="float" office:value="22.53175" calcext:value-type="float">
            <text:p>22.53175</text:p>
          </table:table-cell>
          <table:table-cell table:formula="of:=[.L103]-[.$M$15]" office:value-type="float" office:value="8.61873622222223" calcext:value-type="float">
            <text:p>8.6187362222</text:p>
          </table:table-cell>
          <table:table-cell table:formula="of:=[.M103]/([.$L$96]*[.$I$18])" office:value-type="float" office:value="0.00430936811111111" calcext:value-type="float">
            <text:p>0.0043093681</text:p>
          </table:table-cell>
          <table:table-cell table:formula="of:=[.N103]/[.$C$9]" office:value-type="float" office:value="0.000000000928513002810959" calcext:value-type="float">
            <text:p>9.28513002810959E-010</text:p>
          </table:table-cell>
          <table:table-cell table:formula="of:=[.N103]/[.$B$9]" office:value-type="float" office:value="1.85702600562192" calcext:value-type="float">
            <text:p>1.85702600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685829" calcext:value-type="float">
            <text:p>56.685829</text:p>
          </table:table-cell>
          <table:table-cell office:value-type="float" office:value="140" calcext:value-type="float">
            <text:p>140</text:p>
          </table:table-cell>
          <table:table-cell table:formula="of:=[.I104]*[.$J$2]" office:value-type="float" office:value="14" calcext:value-type="float">
            <text:p>14</text:p>
          </table:table-cell>
          <table:table-cell table:formula="of:=[.J104]*[.$I$17]" office:value-type="float" office:value="34.1068" calcext:value-type="float">
            <text:p>34.1068</text:p>
          </table:table-cell>
          <table:table-cell table:formula="of:=[.H104]-[.K104]" office:value-type="float" office:value="22.579029" calcext:value-type="float">
            <text:p>22.579029</text:p>
          </table:table-cell>
          <table:table-cell table:formula="of:=[.L104]-[.$M$15]" office:value-type="float" office:value="8.66601522222222" calcext:value-type="float">
            <text:p>8.6660152222</text:p>
          </table:table-cell>
          <table:table-cell table:formula="of:=[.M104]/([.$L$96]*[.$I$18])" office:value-type="float" office:value="0.00433300761111111" calcext:value-type="float">
            <text:p>0.0043330076</text:p>
          </table:table-cell>
          <table:table-cell table:formula="of:=[.N104]/[.$C$9]" office:value-type="float" office:value="0.000000000933606460265511" calcext:value-type="float">
            <text:p>9.33606460265511E-010</text:p>
          </table:table-cell>
          <table:table-cell table:formula="of:=[.N104]/[.$B$9]" office:value-type="float" office:value="1.86721292053102" calcext:value-type="float">
            <text:p>1.86721292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567135" calcext:value-type="float">
            <text:p>56.567135</text:p>
          </table:table-cell>
          <table:table-cell office:value-type="float" office:value="140" calcext:value-type="float">
            <text:p>140</text:p>
          </table:table-cell>
          <table:table-cell table:formula="of:=[.I105]*[.$J$2]" office:value-type="float" office:value="14" calcext:value-type="float">
            <text:p>14</text:p>
          </table:table-cell>
          <table:table-cell table:formula="of:=[.J105]*[.$I$17]" office:value-type="float" office:value="34.1068" calcext:value-type="float">
            <text:p>34.1068</text:p>
          </table:table-cell>
          <table:table-cell table:formula="of:=[.H105]-[.K105]" office:value-type="float" office:value="22.460335" calcext:value-type="float">
            <text:p>22.460335</text:p>
          </table:table-cell>
          <table:table-cell table:formula="of:=[.L105]-[.$M$15]" office:value-type="float" office:value="8.54732122222223" calcext:value-type="float">
            <text:p>8.5473212222</text:p>
          </table:table-cell>
          <table:table-cell table:formula="of:=[.M105]/([.$L$96]*[.$I$18])" office:value-type="float" office:value="0.00427366061111111" calcext:value-type="float">
            <text:p>0.0042736606</text:p>
          </table:table-cell>
          <table:table-cell table:formula="of:=[.N105]/[.$C$9]" office:value-type="float" office:value="0.000000000920819327730757" calcext:value-type="float">
            <text:p>9.20819327730757E-010</text:p>
          </table:table-cell>
          <table:table-cell table:formula="of:=[.N105]/[.$B$9]" office:value-type="float" office:value="1.84163865546151" calcext:value-type="float">
            <text:p>1.84163865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484741" calcext:value-type="float">
            <text:p>56.484741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table:formula="of:=[.I106]*[.$J$2]" office:value-type="float" office:value="14" calcext:value-type="float">
            <text:p>14</text:p>
          </table:table-cell>
          <table:table-cell table:style-name="ce22" table:formula="of:=[.J106]*[.$I$17]" office:value-type="float" office:value="34.1068" calcext:value-type="float">
            <text:p>34.1068</text:p>
          </table:table-cell>
          <table:table-cell table:formula="of:=[.H106]-[.K106]" office:value-type="float" office:value="22.377941" calcext:value-type="float">
            <text:p>22.377941</text:p>
          </table:table-cell>
          <table:table-cell table:formula="of:=[.L106]-[.$M$15]" office:value-type="float" office:value="8.46492722222222" calcext:value-type="float">
            <text:p>8.4649272222</text:p>
          </table:table-cell>
          <table:table-cell table:formula="of:=[.M106]/([.$L$96]*[.$I$18])" office:value-type="float" office:value="0.00423246361111111" calcext:value-type="float">
            <text:p>0.0042324636</text:p>
          </table:table-cell>
          <table:table-cell table:formula="of:=[.N106]/[.$C$9]" office:value-type="float" office:value="0.000000000911942863898814" calcext:value-type="float">
            <text:p>9.11942863898814E-010</text:p>
          </table:table-cell>
          <table:table-cell table:formula="of:=[.N106]/[.$B$9]" office:value-type="float" office:value="1.82388572779763" calcext:value-type="float">
            <text:p>1.823885727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56.6333816666667" calcext:value-type="float">
            <text:p>56.6333816667</text:p>
          </table:table-cell>
          <table:table-cell table:style-name="ce22" table:formula="of:=AVERAGE([.I98:.I106])" office:value-type="float" office:value="139.777777777778" calcext:value-type="float">
            <text:p>139.7777777778</text:p>
          </table:table-cell>
          <table:table-cell table:style-name="ce22" table:formula="of:=AVERAGE([.J98:.J106])" office:value-type="float" office:value="13.9777777777778" calcext:value-type="float">
            <text:p>13.9777777778</text:p>
          </table:table-cell>
          <table:table-cell table:style-name="ce22" table:formula="of:=AVERAGE([.K98:.K106])" office:value-type="float" office:value="34.0526622222222" calcext:value-type="float">
            <text:p>34.0526622222</text:p>
          </table:table-cell>
          <table:table-cell table:formula="of:=AVERAGE([.L98:.L106])" office:value-type="float" office:value="22.5807194444444" calcext:value-type="float">
            <text:p>22.5807194444</text:p>
          </table:table-cell>
          <table:table-cell table:formula="of:=AVERAGE([.M98:.M106])" office:value-type="float" office:value="8.66770566666667" calcext:value-type="float">
            <text:p>8.6677056667</text:p>
          </table:table-cell>
          <table:table-cell table:style-name="ce22" table:formula="of:=AVERAGE([.N98:.N106])" office:value-type="float" office:value="0.00433385283333334" calcext:value-type="float">
            <text:p>0.0043338528</text:p>
          </table:table-cell>
          <table:table-cell table:style-name="ce32" table:formula="of:=AVERAGE([.O98:.O106])" office:value-type="float" office:value="0.000000000933788575091482" calcext:value-type="float">
            <text:p>9.33788575091482E-010</text:p>
          </table:table-cell>
          <table:table-cell table:style-name="ce38" table:formula="of:=AVERAGE([.P98:.P106])" office:value-type="float" office:value="1.86757715018296" calcext:value-type="float">
            <text:p>1.8675771502</text:p>
          </table:table-cell>
          <table:table-cell table:formula="of:=[.O108]/[.$O$15]*100" office:value-type="float" office:value="130.362612448542" calcext:value-type="float">
            <text:p>130.362612448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98:.H106])" office:value-type="float" office:value="0.296641037740904" calcext:value-type="float">
            <text:p>0.2966410377</text:p>
          </table:table-cell>
          <table:table-cell table:style-name="ce23" table:formula="of:=STDEV([.I98:.I106])" office:value-type="float" office:value="0.440958551844098" calcext:value-type="float">
            <text:p>0.4409585518</text:p>
          </table:table-cell>
          <table:table-cell table:style-name="ce23" table:formula="of:=STDEV([.J98:.J106])" office:value-type="float" office:value="0.0440958551844097" calcext:value-type="float">
            <text:p>0.0440958552</text:p>
          </table:table-cell>
          <table:table-cell table:style-name="ce23" table:formula="of:=STDEV([.K98:.K106])" office:value-type="float" office:value="0.107426322400259" calcext:value-type="float">
            <text:p>0.1074263224</text:p>
          </table:table-cell>
          <table:table-cell table:style-name="ce23" table:formula="of:=STDEV([.L98:.L106])" office:value-type="float" office:value="0.228225455744485" calcext:value-type="float">
            <text:p>0.2282254557</text:p>
          </table:table-cell>
          <table:table-cell table:style-name="ce23" table:formula="of:=STDEV([.M98:.M106])" office:value-type="float" office:value="0.228225455744485" calcext:value-type="float">
            <text:p>0.2282254557</text:p>
          </table:table-cell>
          <table:table-cell table:style-name="ce23" table:formula="of:=STDEV([.N98:.N106])" office:value-type="float" office:value="0.000114112727872243" calcext:value-type="float">
            <text:p>0.0001141127</text:p>
          </table:table-cell>
          <table:table-cell table:style-name="ce30" table:formula="of:=STDEV([.O98:.O106])" office:value-type="float" office:value="0.0000000000245871665830577" calcext:value-type="float">
            <text:p>2.45871665830577E-011</text:p>
          </table:table-cell>
          <table:table-cell table:style-name="ce39" table:formula="of:=STDEV([.P98:.P106])" office:value-type="float" office:value="0.0491743331661154" calcext:value-type="float">
            <text:p>0.0491743332</text:p>
          </table:table-cell>
          <table:table-cell table:formula="of:=[.O109]/[.O108]*100" office:value-type="float" office:value="2.63305498042198" calcext:value-type="float">
            <text:p>2.6330549804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 table:style-name="ce13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9" table:number-columns-repeated="2"/>
          <table:table-cell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50.623722" calcext:value-type="float">
            <text:p>50.623722</text:p>
          </table:table-cell>
          <table:table-cell office:value-type="float" office:value="132" calcext:value-type="float">
            <text:p>132</text:p>
          </table:table-cell>
          <table:table-cell table:formula="of:=[.I113]*[.$J$2]" office:value-type="float" office:value="13.2" calcext:value-type="float">
            <text:p>13.2</text:p>
          </table:table-cell>
          <table:table-cell table:formula="of:=[.J113]*[.$I$17]" office:value-type="float" office:value="32.15784" calcext:value-type="float">
            <text:p>32.15784</text:p>
          </table:table-cell>
          <table:table-cell table:formula="of:=[.H113]-[.K113]" office:value-type="float" office:value="18.465882" calcext:value-type="float">
            <text:p>18.465882</text:p>
          </table:table-cell>
          <table:table-cell table:formula="of:=[.L113]-[.$M$15]" office:value-type="float" office:value="4.55286822222223" calcext:value-type="float">
            <text:p>4.5528682222</text:p>
          </table:table-cell>
          <table:table-cell table:formula="of:=[.M113]/([.$L$111]*[.$I$18])" office:value-type="float" office:value="0.00227643411111111" calcext:value-type="float">
            <text:p>0.0022764341</text:p>
          </table:table-cell>
          <table:table-cell table:formula="of:=[.N113]/[.$C$11]" office:value-type="float" office:value="0.000000000462735708889352" calcext:value-type="float">
            <text:p>4.62735708889352E-010</text:p>
          </table:table-cell>
          <table:table-cell table:formula="of:=[.N113]/[.$B$11]" office:value-type="float" office:value="0.925471417778705" calcext:value-type="float">
            <text:p>0.925471417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50.515583" calcext:value-type="float">
            <text:p>50.515583</text:p>
          </table:table-cell>
          <table:table-cell office:value-type="float" office:value="132" calcext:value-type="float">
            <text:p>132</text:p>
          </table:table-cell>
          <table:table-cell table:formula="of:=[.I114]*[.$J$2]" office:value-type="float" office:value="13.2" calcext:value-type="float">
            <text:p>13.2</text:p>
          </table:table-cell>
          <table:table-cell table:formula="of:=[.J114]*[.$I$17]" office:value-type="float" office:value="32.15784" calcext:value-type="float">
            <text:p>32.15784</text:p>
          </table:table-cell>
          <table:table-cell table:formula="of:=[.H114]-[.K114]" office:value-type="float" office:value="18.357743" calcext:value-type="float">
            <text:p>18.357743</text:p>
          </table:table-cell>
          <table:table-cell table:formula="of:=[.L114]-[.$M$15]" office:value-type="float" office:value="4.44472922222222" calcext:value-type="float">
            <text:p>4.4447292222</text:p>
          </table:table-cell>
          <table:table-cell table:formula="of:=[.M114]/([.$L$111]*[.$I$18])" office:value-type="float" office:value="0.00222236461111111" calcext:value-type="float">
            <text:p>0.0022223646</text:p>
          </table:table-cell>
          <table:table-cell table:formula="of:=[.N114]/[.$C$11]" office:value-type="float" office:value="0.000000000451744884121057" calcext:value-type="float">
            <text:p>4.51744884121057E-010</text:p>
          </table:table-cell>
          <table:table-cell table:formula="of:=[.N114]/[.$B$11]" office:value-type="float" office:value="0.903489768242113" calcext:value-type="float">
            <text:p>0.903489768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50.378056" calcext:value-type="float">
            <text:p>50.378056</text:p>
          </table:table-cell>
          <table:table-cell office:value-type="float" office:value="132" calcext:value-type="float">
            <text:p>132</text:p>
          </table:table-cell>
          <table:table-cell table:formula="of:=[.I115]*[.$J$2]" office:value-type="float" office:value="13.2" calcext:value-type="float">
            <text:p>13.2</text:p>
          </table:table-cell>
          <table:table-cell table:formula="of:=[.J115]*[.$I$17]" office:value-type="float" office:value="32.15784" calcext:value-type="float">
            <text:p>32.15784</text:p>
          </table:table-cell>
          <table:table-cell table:formula="of:=[.H115]-[.K115]" office:value-type="float" office:value="18.220216" calcext:value-type="float">
            <text:p>18.220216</text:p>
          </table:table-cell>
          <table:table-cell table:formula="of:=[.L115]-[.$M$15]" office:value-type="float" office:value="4.30720222222223" calcext:value-type="float">
            <text:p>4.3072022222</text:p>
          </table:table-cell>
          <table:table-cell table:formula="of:=[.M115]/([.$L$111]*[.$I$18])" office:value-type="float" office:value="0.00215360111111111" calcext:value-type="float">
            <text:p>0.0021536011</text:p>
          </table:table-cell>
          <table:table-cell table:formula="of:=[.N115]/[.$C$11]" office:value-type="float" office:value="0.000000000437767178039908" calcext:value-type="float">
            <text:p>4.37767178039908E-010</text:p>
          </table:table-cell>
          <table:table-cell table:formula="of:=[.N115]/[.$B$11]" office:value-type="float" office:value="0.875534356079815" calcext:value-type="float">
            <text:p>0.87553435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50.29604" calcext:value-type="float">
            <text:p>50.29604</text:p>
          </table:table-cell>
          <table:table-cell office:value-type="float" office:value="132" calcext:value-type="float">
            <text:p>132</text:p>
          </table:table-cell>
          <table:table-cell table:formula="of:=[.I116]*[.$J$2]" office:value-type="float" office:value="13.2" calcext:value-type="float">
            <text:p>13.2</text:p>
          </table:table-cell>
          <table:table-cell table:formula="of:=[.J116]*[.$I$17]" office:value-type="float" office:value="32.15784" calcext:value-type="float">
            <text:p>32.15784</text:p>
          </table:table-cell>
          <table:table-cell table:formula="of:=[.H116]-[.K116]" office:value-type="float" office:value="18.1382" calcext:value-type="float">
            <text:p>18.1382</text:p>
          </table:table-cell>
          <table:table-cell table:formula="of:=[.L116]-[.$M$15]" office:value-type="float" office:value="4.22518622222222" calcext:value-type="float">
            <text:p>4.2251862222</text:p>
          </table:table-cell>
          <table:table-cell table:formula="of:=[.M116]/([.$L$111]*[.$I$18])" office:value-type="float" office:value="0.00211259311111111" calcext:value-type="float">
            <text:p>0.0021125931</text:p>
          </table:table-cell>
          <table:table-cell table:formula="of:=[.N116]/[.$C$11]" office:value-type="float" office:value="0.000000000429431392761733" calcext:value-type="float">
            <text:p>4.29431392761733E-010</text:p>
          </table:table-cell>
          <table:table-cell table:formula="of:=[.N116]/[.$B$11]" office:value-type="float" office:value="0.858862785523466" calcext:value-type="float">
            <text:p>0.858862785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50.584942" calcext:value-type="float">
            <text:p>50.584942</text:p>
          </table:table-cell>
          <table:table-cell office:value-type="float" office:value="132" calcext:value-type="float">
            <text:p>132</text:p>
          </table:table-cell>
          <table:table-cell table:formula="of:=[.I117]*[.$J$2]" office:value-type="float" office:value="13.2" calcext:value-type="float">
            <text:p>13.2</text:p>
          </table:table-cell>
          <table:table-cell table:formula="of:=[.J117]*[.$I$17]" office:value-type="float" office:value="32.15784" calcext:value-type="float">
            <text:p>32.15784</text:p>
          </table:table-cell>
          <table:table-cell table:formula="of:=[.H117]-[.K117]" office:value-type="float" office:value="18.427102" calcext:value-type="float">
            <text:p>18.427102</text:p>
          </table:table-cell>
          <table:table-cell table:formula="of:=[.L117]-[.$M$15]" office:value-type="float" office:value="4.51408822222222" calcext:value-type="float">
            <text:p>4.5140882222</text:p>
          </table:table-cell>
          <table:table-cell table:formula="of:=[.M117]/([.$L$111]*[.$I$18])" office:value-type="float" office:value="0.00225704411111111" calcext:value-type="float">
            <text:p>0.0022570441</text:p>
          </table:table-cell>
          <table:table-cell table:formula="of:=[.N117]/[.$C$11]" office:value-type="float" office:value="0.000000000458794261451198" calcext:value-type="float">
            <text:p>4.58794261451198E-010</text:p>
          </table:table-cell>
          <table:table-cell table:formula="of:=[.N117]/[.$B$11]" office:value-type="float" office:value="0.917588522902397" calcext:value-type="float">
            <text:p>0.91758852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50.496826" calcext:value-type="float">
            <text:p>50.496826</text:p>
          </table:table-cell>
          <table:table-cell office:value-type="float" office:value="132" calcext:value-type="float">
            <text:p>132</text:p>
          </table:table-cell>
          <table:table-cell table:formula="of:=[.I118]*[.$J$2]" office:value-type="float" office:value="13.2" calcext:value-type="float">
            <text:p>13.2</text:p>
          </table:table-cell>
          <table:table-cell table:formula="of:=[.J118]*[.$I$17]" office:value-type="float" office:value="32.15784" calcext:value-type="float">
            <text:p>32.15784</text:p>
          </table:table-cell>
          <table:table-cell table:formula="of:=[.H118]-[.K118]" office:value-type="float" office:value="18.338986" calcext:value-type="float">
            <text:p>18.338986</text:p>
          </table:table-cell>
          <table:table-cell table:formula="of:=[.L118]-[.$M$15]" office:value-type="float" office:value="4.42597222222222" calcext:value-type="float">
            <text:p>4.4259722222</text:p>
          </table:table-cell>
          <table:table-cell table:formula="of:=[.M118]/([.$L$111]*[.$I$18])" office:value-type="float" office:value="0.00221298611111111" calcext:value-type="float">
            <text:p>0.0022129861</text:p>
          </table:table-cell>
          <table:table-cell table:formula="of:=[.N118]/[.$C$11]" office:value-type="float" office:value="0.000000000449838496044794" calcext:value-type="float">
            <text:p>4.49838496044794E-010</text:p>
          </table:table-cell>
          <table:table-cell table:formula="of:=[.N118]/[.$B$11]" office:value-type="float" office:value="0.899676992089589" calcext:value-type="float">
            <text:p>0.89967699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50.461952" calcext:value-type="float">
            <text:p>50.461952</text:p>
          </table:table-cell>
          <table:table-cell office:value-type="float" office:value="132" calcext:value-type="float">
            <text:p>132</text:p>
          </table:table-cell>
          <table:table-cell table:formula="of:=[.I119]*[.$J$2]" office:value-type="float" office:value="13.2" calcext:value-type="float">
            <text:p>13.2</text:p>
          </table:table-cell>
          <table:table-cell table:formula="of:=[.J119]*[.$I$17]" office:value-type="float" office:value="32.15784" calcext:value-type="float">
            <text:p>32.15784</text:p>
          </table:table-cell>
          <table:table-cell table:formula="of:=[.H119]-[.K119]" office:value-type="float" office:value="18.304112" calcext:value-type="float">
            <text:p>18.304112</text:p>
          </table:table-cell>
          <table:table-cell table:formula="of:=[.L119]-[.$M$15]" office:value-type="float" office:value="4.39109822222222" calcext:value-type="float">
            <text:p>4.3910982222</text:p>
          </table:table-cell>
          <table:table-cell table:formula="of:=[.M119]/([.$L$111]*[.$I$18])" office:value-type="float" office:value="0.00219554911111111" calcext:value-type="float">
            <text:p>0.0021955491</text:p>
          </table:table-cell>
          <table:table-cell table:formula="of:=[.N119]/[.$C$11]" office:value-type="float" office:value="0.00000000044629403916088" calcext:value-type="float">
            <text:p>4.4629403916088E-010</text:p>
          </table:table-cell>
          <table:table-cell table:formula="of:=[.N119]/[.$B$11]" office:value-type="float" office:value="0.892588078321761" calcext:value-type="float">
            <text:p>0.892588078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50.261154" calcext:value-type="float">
            <text:p>50.261154</text:p>
          </table:table-cell>
          <table:table-cell office:value-type="float" office:value="132" calcext:value-type="float">
            <text:p>132</text:p>
          </table:table-cell>
          <table:table-cell table:formula="of:=[.I120]*[.$J$2]" office:value-type="float" office:value="13.2" calcext:value-type="float">
            <text:p>13.2</text:p>
          </table:table-cell>
          <table:table-cell table:formula="of:=[.J120]*[.$I$17]" office:value-type="float" office:value="32.15784" calcext:value-type="float">
            <text:p>32.15784</text:p>
          </table:table-cell>
          <table:table-cell table:formula="of:=[.H120]-[.K120]" office:value-type="float" office:value="18.103314" calcext:value-type="float">
            <text:p>18.103314</text:p>
          </table:table-cell>
          <table:table-cell table:formula="of:=[.L120]-[.$M$15]" office:value-type="float" office:value="4.19030022222222" calcext:value-type="float">
            <text:p>4.1903002222</text:p>
          </table:table-cell>
          <table:table-cell table:formula="of:=[.M120]/([.$L$111]*[.$I$18])" office:value-type="float" office:value="0.00209515011111111" calcext:value-type="float">
            <text:p>0.0020951501</text:p>
          </table:table-cell>
          <table:table-cell table:formula="of:=[.N120]/[.$C$11]" office:value-type="float" office:value="0.00000000042588571624478" calcext:value-type="float">
            <text:p>4.2588571624478E-010</text:p>
          </table:table-cell>
          <table:table-cell table:formula="of:=[.N120]/[.$B$11]" office:value-type="float" office:value="0.85177143248956" calcext:value-type="float">
            <text:p>0.85177143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50.352798" calcext:value-type="float">
            <text:p>50.352798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table:formula="of:=[.I121]*[.$J$2]" office:value-type="float" office:value="13.2" calcext:value-type="float">
            <text:p>13.2</text:p>
          </table:table-cell>
          <table:table-cell table:style-name="ce22" table:formula="of:=[.J121]*[.$I$17]" office:value-type="float" office:value="32.15784" calcext:value-type="float">
            <text:p>32.15784</text:p>
          </table:table-cell>
          <table:table-cell table:formula="of:=[.H121]-[.K121]" office:value-type="float" office:value="18.194958" calcext:value-type="float">
            <text:p>18.194958</text:p>
          </table:table-cell>
          <table:table-cell table:formula="of:=[.L121]-[.$M$15]" office:value-type="float" office:value="4.28194422222222" calcext:value-type="float">
            <text:p>4.2819442222</text:p>
          </table:table-cell>
          <table:table-cell table:formula="of:=[.M121]/([.$L$111]*[.$I$18])" office:value-type="float" office:value="0.00214097211111111" calcext:value-type="float">
            <text:p>0.0021409721</text:p>
          </table:table-cell>
          <table:table-cell table:formula="of:=[.N121]/[.$C$11]" office:value-type="float" office:value="0.000000000435200053764691" calcext:value-type="float">
            <text:p>4.35200053764691E-010</text:p>
          </table:table-cell>
          <table:table-cell table:formula="of:=[.N121]/[.$B$11]" office:value-type="float" office:value="0.870400107529383" calcext:value-type="float">
            <text:p>0.87040010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50.4412303333333" calcext:value-type="float">
            <text:p>50.4412303333</text:p>
          </table:table-cell>
          <table:table-cell table:style-name="ce22" table:formula="of:=AVERAGE([.I113:.I121])" office:value-type="float" office:value="132" calcext:value-type="float">
            <text:p>132</text:p>
          </table:table-cell>
          <table:table-cell table:style-name="ce22" table:formula="of:=AVERAGE([.J113:.J121])" office:value-type="float" office:value="13.2" calcext:value-type="float">
            <text:p>13.2</text:p>
          </table:table-cell>
          <table:table-cell table:style-name="ce22" table:formula="of:=AVERAGE([.K113:.K121])" office:value-type="float" office:value="32.15784" calcext:value-type="float">
            <text:p>32.15784</text:p>
          </table:table-cell>
          <table:table-cell table:formula="of:=AVERAGE([.L113:.L121])" office:value-type="float" office:value="18.2833903333333" calcext:value-type="float">
            <text:p>18.2833903333</text:p>
          </table:table-cell>
          <table:table-cell table:formula="of:=AVERAGE([.M113:.M121])" office:value-type="float" office:value="4.37037655555556" calcext:value-type="float">
            <text:p>4.3703765556</text:p>
          </table:table-cell>
          <table:table-cell table:style-name="ce22" table:formula="of:=AVERAGE([.N113:.N121])" office:value-type="float" office:value="0.00218518827777778" calcext:value-type="float">
            <text:p>0.0021851883</text:p>
          </table:table-cell>
          <table:table-cell table:style-name="ce32" table:formula="of:=AVERAGE([.O113:.O121])" office:value-type="float" office:value="0.000000000444187970053155" calcext:value-type="float">
            <text:p>4.44187970053155E-010</text:p>
          </table:table-cell>
          <table:table-cell table:style-name="ce38" table:formula="of:=AVERAGE([.P113:.P121])" office:value-type="float" office:value="0.88837594010631" calcext:value-type="float">
            <text:p>0.8883759401</text:p>
          </table:table-cell>
          <table:table-cell table:formula="of:=[.O123]/[.$O$15]*100" office:value-type="float" office:value="62.011365033751" calcext:value-type="float">
            <text:p>62.011365033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13:.H121])" office:value-type="float" office:value="0.126651011095451" calcext:value-type="float">
            <text:p>0.1266510111</text:p>
          </table:table-cell>
          <table:table-cell table:style-name="ce23" table:formula="of:=STDEV([.I113:.I121])" office:value-type="float" office:value="0" calcext:value-type="float">
            <text:p>0</text:p>
          </table:table-cell>
          <table:table-cell table:style-name="ce23" table:formula="of:=STDEV([.J113:.J121])" office:value-type="float" office:value="0" calcext:value-type="float">
            <text:p>0</text:p>
          </table:table-cell>
          <table:table-cell table:style-name="ce23" table:formula="of:=STDEV([.K113:.K121])" office:value-type="float" office:value="0" calcext:value-type="float">
            <text:p>0</text:p>
          </table:table-cell>
          <table:table-cell table:style-name="ce23" table:formula="of:=STDEV([.L113:.L121])" office:value-type="float" office:value="0.126651011095451" calcext:value-type="float">
            <text:p>0.1266510111</text:p>
          </table:table-cell>
          <table:table-cell table:style-name="ce23" table:formula="of:=STDEV([.M113:.M121])" office:value-type="float" office:value="0.126651011095451" calcext:value-type="float">
            <text:p>0.1266510111</text:p>
          </table:table-cell>
          <table:table-cell table:style-name="ce23" table:formula="of:=STDEV([.N113:.N121])" office:value-type="float" office:value="0.0000633255055477255" calcext:value-type="float">
            <text:p>6.33255055477255E-005</text:p>
          </table:table-cell>
          <table:table-cell table:style-name="ce30" table:formula="of:=STDEV([.O113:.O121])" office:value-type="float" office:value="0.0000000000128723131310402" calcext:value-type="float">
            <text:p>1.28723131310402E-011</text:p>
          </table:table-cell>
          <table:table-cell table:style-name="ce39" table:formula="of:=STDEV([.P113:.P121])" office:value-type="float" office:value="0.0257446262620804" calcext:value-type="float">
            <text:p>0.0257446263</text:p>
          </table:table-cell>
          <table:table-cell table:formula="of:=[.O124]/[.O123]*100" office:value-type="float" office:value="2.89794276272268" calcext:value-type="float">
            <text:p>2.897942762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Disparity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696629" calcext:value-type="float">
            <text:p>49.696629</text:p>
          </table:table-cell>
          <table:table-cell office:value-type="float" office:value="127" calcext:value-type="float">
            <text:p>127</text:p>
          </table:table-cell>
          <table:table-cell table:formula="of:=[.I128]*[.$J$2]" office:value-type="float" office:value="12.7" calcext:value-type="float">
            <text:p>12.7</text:p>
          </table:table-cell>
          <table:table-cell table:formula="of:=[.J128]*[.$I$17]" office:value-type="float" office:value="30.93974" calcext:value-type="float">
            <text:p>30.93974</text:p>
          </table:table-cell>
          <table:table-cell table:formula="of:=[.H128]-[.K128]" office:value-type="float" office:value="18.756889" calcext:value-type="float">
            <text:p>18.756889</text:p>
          </table:table-cell>
          <table:table-cell table:formula="of:=[.L128]-[.$M$15]" office:value-type="float" office:value="4.84387522222223" calcext:value-type="float">
            <text:p>4.8438752222</text:p>
          </table:table-cell>
          <table:table-cell table:formula="of:=[.M128]/([.$L$126]*[.$I$18])" office:value-type="float" office:value="0.00242193761111111" calcext:value-type="float">
            <text:p>0.0024219376</text:p>
          </table:table-cell>
          <table:table-cell table:formula="of:=[.N128]/[.$C$13]" office:value-type="float" office:value="0.00000000107271465864815" calcext:value-type="float">
            <text:p>1.07271465864815E-009</text:p>
          </table:table-cell>
          <table:table-cell table:formula="of:=[.N128]/[.$B$13]" office:value-type="float" office:value="2.14542931729631" calcext:value-type="float">
            <text:p>2.14542931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515892" calcext:value-type="float">
            <text:p>49.515892</text:p>
          </table:table-cell>
          <table:table-cell office:value-type="float" office:value="127" calcext:value-type="float">
            <text:p>127</text:p>
          </table:table-cell>
          <table:table-cell table:formula="of:=[.I129]*[.$J$2]" office:value-type="float" office:value="12.7" calcext:value-type="float">
            <text:p>12.7</text:p>
          </table:table-cell>
          <table:table-cell table:formula="of:=[.J129]*[.$I$17]" office:value-type="float" office:value="30.93974" calcext:value-type="float">
            <text:p>30.93974</text:p>
          </table:table-cell>
          <table:table-cell table:formula="of:=[.H129]-[.K129]" office:value-type="float" office:value="18.576152" calcext:value-type="float">
            <text:p>18.576152</text:p>
          </table:table-cell>
          <table:table-cell table:formula="of:=[.L129]-[.$M$15]" office:value-type="float" office:value="4.66313822222222" calcext:value-type="float">
            <text:p>4.6631382222</text:p>
          </table:table-cell>
          <table:table-cell table:formula="of:=[.M129]/([.$L$126]*[.$I$18])" office:value-type="float" office:value="0.00233156911111111" calcext:value-type="float">
            <text:p>0.0023315691</text:p>
          </table:table-cell>
          <table:table-cell table:formula="of:=[.N129]/[.$C$13]" office:value-type="float" office:value="0.00000000103268901381514" calcext:value-type="float">
            <text:p>0.000000001</text:p>
          </table:table-cell>
          <table:table-cell table:formula="of:=[.N129]/[.$B$13]" office:value-type="float" office:value="2.06537802763028" calcext:value-type="float">
            <text:p>2.06537802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201401" calcext:value-type="float">
            <text:p>49.201401</text:p>
          </table:table-cell>
          <table:table-cell office:value-type="float" office:value="127" calcext:value-type="float">
            <text:p>127</text:p>
          </table:table-cell>
          <table:table-cell table:formula="of:=[.I130]*[.$J$2]" office:value-type="float" office:value="12.7" calcext:value-type="float">
            <text:p>12.7</text:p>
          </table:table-cell>
          <table:table-cell table:formula="of:=[.J130]*[.$I$17]" office:value-type="float" office:value="30.93974" calcext:value-type="float">
            <text:p>30.93974</text:p>
          </table:table-cell>
          <table:table-cell table:formula="of:=[.H130]-[.K130]" office:value-type="float" office:value="18.261661" calcext:value-type="float">
            <text:p>18.261661</text:p>
          </table:table-cell>
          <table:table-cell table:formula="of:=[.L130]-[.$M$15]" office:value-type="float" office:value="4.34864722222222" calcext:value-type="float">
            <text:p>4.3486472222</text:p>
          </table:table-cell>
          <table:table-cell table:formula="of:=[.M130]/([.$L$126]*[.$I$18])" office:value-type="float" office:value="0.00217432361111111" calcext:value-type="float">
            <text:p>0.0021743236</text:p>
          </table:table-cell>
          <table:table-cell table:formula="of:=[.N130]/[.$C$13]" office:value-type="float" office:value="0.000000000963042482838204" calcext:value-type="float">
            <text:p>0.000000001</text:p>
          </table:table-cell>
          <table:table-cell table:formula="of:=[.N130]/[.$B$13]" office:value-type="float" office:value="1.92608496567641" calcext:value-type="float">
            <text:p>1.92608496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456238" calcext:value-type="float">
            <text:p>49.456238</text:p>
          </table:table-cell>
          <table:table-cell office:value-type="float" office:value="127" calcext:value-type="float">
            <text:p>127</text:p>
          </table:table-cell>
          <table:table-cell table:formula="of:=[.I131]*[.$J$2]" office:value-type="float" office:value="12.7" calcext:value-type="float">
            <text:p>12.7</text:p>
          </table:table-cell>
          <table:table-cell table:formula="of:=[.J131]*[.$I$17]" office:value-type="float" office:value="30.93974" calcext:value-type="float">
            <text:p>30.93974</text:p>
          </table:table-cell>
          <table:table-cell table:formula="of:=[.H131]-[.K131]" office:value-type="float" office:value="18.516498" calcext:value-type="float">
            <text:p>18.516498</text:p>
          </table:table-cell>
          <table:table-cell table:formula="of:=[.L131]-[.$M$15]" office:value-type="float" office:value="4.60348422222222" calcext:value-type="float">
            <text:p>4.6034842222</text:p>
          </table:table-cell>
          <table:table-cell table:formula="of:=[.M131]/([.$L$126]*[.$I$18])" office:value-type="float" office:value="0.00230174211111111" calcext:value-type="float">
            <text:p>0.0023017421</text:p>
          </table:table-cell>
          <table:table-cell table:formula="of:=[.N131]/[.$C$13]" office:value-type="float" office:value="0.00000000101947816148901" calcext:value-type="float">
            <text:p>0.000000001</text:p>
          </table:table-cell>
          <table:table-cell table:formula="of:=[.N131]/[.$B$13]" office:value-type="float" office:value="2.03895632297801" calcext:value-type="float">
            <text:p>2.0389563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376846" calcext:value-type="float">
            <text:p>49.376846</text:p>
          </table:table-cell>
          <table:table-cell office:value-type="float" office:value="127" calcext:value-type="float">
            <text:p>127</text:p>
          </table:table-cell>
          <table:table-cell table:formula="of:=[.I132]*[.$J$2]" office:value-type="float" office:value="12.7" calcext:value-type="float">
            <text:p>12.7</text:p>
          </table:table-cell>
          <table:table-cell table:formula="of:=[.J132]*[.$I$17]" office:value-type="float" office:value="30.93974" calcext:value-type="float">
            <text:p>30.93974</text:p>
          </table:table-cell>
          <table:table-cell table:formula="of:=[.H132]-[.K132]" office:value-type="float" office:value="18.437106" calcext:value-type="float">
            <text:p>18.437106</text:p>
          </table:table-cell>
          <table:table-cell table:formula="of:=[.L132]-[.$M$15]" office:value-type="float" office:value="4.52409222222222" calcext:value-type="float">
            <text:p>4.5240922222</text:p>
          </table:table-cell>
          <table:table-cell table:formula="of:=[.M132]/([.$L$126]*[.$I$18])" office:value-type="float" office:value="0.00226204611111111" calcext:value-type="float">
            <text:p>0.0022620461</text:p>
          </table:table-cell>
          <table:table-cell table:formula="of:=[.N132]/[.$C$13]" office:value-type="float" office:value="0.00000000100189617221961" calcext:value-type="float">
            <text:p>0.000000001</text:p>
          </table:table-cell>
          <table:table-cell table:formula="of:=[.N132]/[.$B$13]" office:value-type="float" office:value="2.00379234443923" calcext:value-type="float">
            <text:p>2.00379234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347752" calcext:value-type="float">
            <text:p>49.347752</text:p>
          </table:table-cell>
          <table:table-cell office:value-type="float" office:value="127" calcext:value-type="float">
            <text:p>127</text:p>
          </table:table-cell>
          <table:table-cell table:formula="of:=[.I133]*[.$J$2]" office:value-type="float" office:value="12.7" calcext:value-type="float">
            <text:p>12.7</text:p>
          </table:table-cell>
          <table:table-cell table:formula="of:=[.J133]*[.$I$17]" office:value-type="float" office:value="30.93974" calcext:value-type="float">
            <text:p>30.93974</text:p>
          </table:table-cell>
          <table:table-cell table:formula="of:=[.H133]-[.K133]" office:value-type="float" office:value="18.408012" calcext:value-type="float">
            <text:p>18.408012</text:p>
          </table:table-cell>
          <table:table-cell table:formula="of:=[.L133]-[.$M$15]" office:value-type="float" office:value="4.49499822222222" calcext:value-type="float">
            <text:p>4.4949982222</text:p>
          </table:table-cell>
          <table:table-cell table:formula="of:=[.M133]/([.$L$126]*[.$I$18])" office:value-type="float" office:value="0.00224749911111111" calcext:value-type="float">
            <text:p>0.0022474991</text:p>
          </table:table-cell>
          <table:table-cell table:formula="of:=[.N133]/[.$C$13]" office:value-type="float" office:value="0.000000000995453074731154" calcext:value-type="float">
            <text:p>0.000000001</text:p>
          </table:table-cell>
          <table:table-cell table:formula="of:=[.N133]/[.$B$13]" office:value-type="float" office:value="1.99090614946231" calcext:value-type="float">
            <text:p>1.99090614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532459" calcext:value-type="float">
            <text:p>49.532459</text:p>
          </table:table-cell>
          <table:table-cell office:value-type="float" office:value="127" calcext:value-type="float">
            <text:p>127</text:p>
          </table:table-cell>
          <table:table-cell table:formula="of:=[.I134]*[.$J$2]" office:value-type="float" office:value="12.7" calcext:value-type="float">
            <text:p>12.7</text:p>
          </table:table-cell>
          <table:table-cell table:formula="of:=[.J134]*[.$I$17]" office:value-type="float" office:value="30.93974" calcext:value-type="float">
            <text:p>30.93974</text:p>
          </table:table-cell>
          <table:table-cell table:formula="of:=[.H134]-[.K134]" office:value-type="float" office:value="18.592719" calcext:value-type="float">
            <text:p>18.592719</text:p>
          </table:table-cell>
          <table:table-cell table:formula="of:=[.L134]-[.$M$15]" office:value-type="float" office:value="4.67970522222223" calcext:value-type="float">
            <text:p>4.6797052222</text:p>
          </table:table-cell>
          <table:table-cell table:formula="of:=[.M134]/([.$L$126]*[.$I$18])" office:value-type="float" office:value="0.00233985261111111" calcext:value-type="float">
            <text:p>0.0023398526</text:p>
          </table:table-cell>
          <table:table-cell table:formula="of:=[.N134]/[.$C$13]" office:value-type="float" office:value="0.00000000103635790761081" calcext:value-type="float">
            <text:p>0.000000001</text:p>
          </table:table-cell>
          <table:table-cell table:formula="of:=[.N134]/[.$B$13]" office:value-type="float" office:value="2.07271581522163" calcext:value-type="float">
            <text:p>2.07271581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316521" calcext:value-type="float">
            <text:p>49.316521</text:p>
          </table:table-cell>
          <table:table-cell office:value-type="float" office:value="127" calcext:value-type="float">
            <text:p>127</text:p>
          </table:table-cell>
          <table:table-cell table:formula="of:=[.I135]*[.$J$2]" office:value-type="float" office:value="12.7" calcext:value-type="float">
            <text:p>12.7</text:p>
          </table:table-cell>
          <table:table-cell table:formula="of:=[.J135]*[.$I$17]" office:value-type="float" office:value="30.93974" calcext:value-type="float">
            <text:p>30.93974</text:p>
          </table:table-cell>
          <table:table-cell table:formula="of:=[.H135]-[.K135]" office:value-type="float" office:value="18.376781" calcext:value-type="float">
            <text:p>18.376781</text:p>
          </table:table-cell>
          <table:table-cell table:formula="of:=[.L135]-[.$M$15]" office:value-type="float" office:value="4.46376722222223" calcext:value-type="float">
            <text:p>4.4637672222</text:p>
          </table:table-cell>
          <table:table-cell table:formula="of:=[.M135]/([.$L$126]*[.$I$18])" office:value-type="float" office:value="0.00223188361111111" calcext:value-type="float">
            <text:p>0.0022318836</text:p>
          </table:table-cell>
          <table:table-cell table:formula="of:=[.N135]/[.$C$13]" office:value-type="float" office:value="0.00000000098853672161154" calcext:value-type="float">
            <text:p>0.000000001</text:p>
          </table:table-cell>
          <table:table-cell table:formula="of:=[.N135]/[.$B$13]" office:value-type="float" office:value="1.97707344322308" calcext:value-type="float">
            <text:p>1.97707344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.336212" calcext:value-type="float">
            <text:p>49.336212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table:formula="of:=[.I136]*[.$J$2]" office:value-type="float" office:value="12.7" calcext:value-type="float">
            <text:p>12.7</text:p>
          </table:table-cell>
          <table:table-cell table:style-name="ce22" table:formula="of:=[.J136]*[.$I$17]" office:value-type="float" office:value="30.93974" calcext:value-type="float">
            <text:p>30.93974</text:p>
          </table:table-cell>
          <table:table-cell table:formula="of:=[.H136]-[.K136]" office:value-type="float" office:value="18.396472" calcext:value-type="float">
            <text:p>18.396472</text:p>
          </table:table-cell>
          <table:table-cell table:formula="of:=[.L136]-[.$M$15]" office:value-type="float" office:value="4.48345822222223" calcext:value-type="float">
            <text:p>4.4834582222</text:p>
          </table:table-cell>
          <table:table-cell table:formula="of:=[.M136]/([.$L$126]*[.$I$18])" office:value-type="float" office:value="0.00224172911111111" calcext:value-type="float">
            <text:p>0.0022417291</text:p>
          </table:table-cell>
          <table:table-cell table:formula="of:=[.N136]/[.$C$13]" office:value-type="float" office:value="0.000000000992897450031326" calcext:value-type="float">
            <text:p>0.000000001</text:p>
          </table:table-cell>
          <table:table-cell table:formula="of:=[.N136]/[.$B$13]" office:value-type="float" office:value="1.98579490006265" calcext:value-type="float">
            <text:p>1.985794900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49.4199944444444" calcext:value-type="float">
            <text:p>49.4199944444</text:p>
          </table:table-cell>
          <table:table-cell table:style-name="ce22" table:formula="of:=AVERAGE([.I128:.I136])" office:value-type="float" office:value="127" calcext:value-type="float">
            <text:p>127</text:p>
          </table:table-cell>
          <table:table-cell table:style-name="ce22" table:formula="of:=AVERAGE([.J128:.J136])" office:value-type="float" office:value="12.7" calcext:value-type="float">
            <text:p>12.7</text:p>
          </table:table-cell>
          <table:table-cell table:style-name="ce22" table:formula="of:=AVERAGE([.K128:.K136])" office:value-type="float" office:value="30.93974" calcext:value-type="float">
            <text:p>30.93974</text:p>
          </table:table-cell>
          <table:table-cell table:formula="of:=AVERAGE([.L128:.L136])" office:value-type="float" office:value="18.4802544444444" calcext:value-type="float">
            <text:p>18.4802544444</text:p>
          </table:table-cell>
          <table:table-cell table:formula="of:=AVERAGE([.M128:.M136])" office:value-type="float" office:value="4.56724066666667" calcext:value-type="float">
            <text:p>4.5672406667</text:p>
          </table:table-cell>
          <table:table-cell table:style-name="ce22" table:formula="of:=AVERAGE([.N128:.N136])" office:value-type="float" office:value="0.00228362033333333" calcext:value-type="float">
            <text:p>0.0022836203</text:p>
          </table:table-cell>
          <table:table-cell table:style-name="ce34" table:formula="of:=AVERAGE([.O128:.O136])" office:value-type="float" office:value="0.00000000101145173811055" calcext:value-type="float">
            <text:p>0.000000001</text:p>
          </table:table-cell>
          <table:table-cell table:style-name="ce38" table:formula="of:=AVERAGE([.P128:.P136])" office:value-type="float" office:value="2.0229034762211" calcext:value-type="float">
            <text:p>2.0229034762</text:p>
          </table:table-cell>
          <table:table-cell table:formula="of:=[.O138]/[.$O$15]*100" office:value-type="float" office:value="141.204866350814" calcext:value-type="float">
            <text:p>141.204866350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28:.H136])" office:value-type="float" office:value="0.146745951715126" calcext:value-type="float">
            <text:p>0.1467459517</text:p>
          </table:table-cell>
          <table:table-cell table:style-name="ce23" table:formula="of:=STDEV([.I128:.I136])" office:value-type="float" office:value="0" calcext:value-type="float">
            <text:p>0</text:p>
          </table:table-cell>
          <table:table-cell table:style-name="ce23" table:formula="of:=STDEV([.J128:.J136])" office:value-type="float" office:value="0" calcext:value-type="float">
            <text:p>0</text:p>
          </table:table-cell>
          <table:table-cell table:style-name="ce23" table:formula="of:=STDEV([.K128:.K136])" office:value-type="float" office:value="0" calcext:value-type="float">
            <text:p>0</text:p>
          </table:table-cell>
          <table:table-cell table:style-name="ce23" table:formula="of:=STDEV([.L128:.L136])" office:value-type="float" office:value="0.146745951715126" calcext:value-type="float">
            <text:p>0.1467459517</text:p>
          </table:table-cell>
          <table:table-cell table:style-name="ce23" table:formula="of:=STDEV([.M128:.M136])" office:value-type="float" office:value="0.146745951715126" calcext:value-type="float">
            <text:p>0.1467459517</text:p>
          </table:table-cell>
          <table:table-cell table:style-name="ce23" table:formula="of:=STDEV([.N128:.N136])" office:value-type="float" office:value="0.0000733729758575629" calcext:value-type="float">
            <text:p>0.000073373</text:p>
          </table:table-cell>
          <table:table-cell table:style-name="ce30" table:formula="of:=STDEV([.O128:.O136])" office:value-type="float" office:value="0.000000000032498057088653" calcext:value-type="float">
            <text:p>3.2498057088653E-011</text:p>
          </table:table-cell>
          <table:table-cell table:style-name="ce39" table:formula="of:=STDEV([.P128:.P136])" office:value-type="float" office:value="0.064996114177306" calcext:value-type="float">
            <text:p>0.0649961142</text:p>
          </table:table-cell>
          <table:table-cell table:formula="of:=[.O139]/[.O138]*100" office:value-type="float" office:value="3.21301114666738" calcext:value-type="float">
            <text:p>3.213011146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971237" calcext:value-type="float">
            <text:p>57.971237</text:p>
          </table:table-cell>
          <table:table-cell office:value-type="float" office:value="146" calcext:value-type="float">
            <text:p>146</text:p>
          </table:table-cell>
          <table:table-cell table:formula="of:=[.I143]*[.$J$2]" office:value-type="float" office:value="14.6" calcext:value-type="float">
            <text:p>14.6</text:p>
          </table:table-cell>
          <table:table-cell table:formula="of:=[.J143]*[.$I$17]" office:value-type="float" office:value="35.56852" calcext:value-type="float">
            <text:p>35.56852</text:p>
          </table:table-cell>
          <table:table-cell table:formula="of:=[.H143]-[.K143]" office:value-type="float" office:value="22.402717" calcext:value-type="float">
            <text:p>22.402717</text:p>
          </table:table-cell>
          <table:table-cell table:formula="of:=[.L143]-[.$M$15]" office:value-type="float" office:value="8.48970322222223" calcext:value-type="float">
            <text:p>8.4897032222</text:p>
          </table:table-cell>
          <table:table-cell table:formula="of:=[.M143]/([.$L$141]*[.$I$18])" office:value-type="float" office:value="0.00424485161111111" calcext:value-type="float">
            <text:p>0.0042448516</text:p>
          </table:table-cell>
          <table:table-cell table:formula="of:=[.N143]/[.$C$14]" office:value-type="float" office:value="0.000000000830657915292439" calcext:value-type="float">
            <text:p>8.30657915292439E-010</text:p>
          </table:table-cell>
          <table:table-cell table:formula="of:=[.N143]/[.$B$14]" office:value-type="float" office:value="1.66131583058488" calcext:value-type="float">
            <text:p>1.66131583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878433" calcext:value-type="float">
            <text:p>57.878433</text:p>
          </table:table-cell>
          <table:table-cell office:value-type="float" office:value="146" calcext:value-type="float">
            <text:p>146</text:p>
          </table:table-cell>
          <table:table-cell table:formula="of:=[.I144]*[.$J$2]" office:value-type="float" office:value="14.6" calcext:value-type="float">
            <text:p>14.6</text:p>
          </table:table-cell>
          <table:table-cell table:formula="of:=[.J144]*[.$I$17]" office:value-type="float" office:value="35.56852" calcext:value-type="float">
            <text:p>35.56852</text:p>
          </table:table-cell>
          <table:table-cell table:formula="of:=[.H144]-[.K144]" office:value-type="float" office:value="22.309913" calcext:value-type="float">
            <text:p>22.309913</text:p>
          </table:table-cell>
          <table:table-cell table:formula="of:=[.L144]-[.$M$15]" office:value-type="float" office:value="8.39689922222223" calcext:value-type="float">
            <text:p>8.3968992222</text:p>
          </table:table-cell>
          <table:table-cell table:formula="of:=[.M144]/([.$L$141]*[.$I$18])" office:value-type="float" office:value="0.00419844961111111" calcext:value-type="float">
            <text:p>0.0041984496</text:p>
          </table:table-cell>
          <table:table-cell table:formula="of:=[.N144]/[.$C$14]" office:value-type="float" office:value="0.000000000821577694800277" calcext:value-type="float">
            <text:p>8.21577694800277E-010</text:p>
          </table:table-cell>
          <table:table-cell table:formula="of:=[.N144]/[.$B$14]" office:value-type="float" office:value="1.64315538960055" calcext:value-type="float">
            <text:p>1.64315538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845131" calcext:value-type="float">
            <text:p>57.845131</text:p>
          </table:table-cell>
          <table:table-cell office:value-type="float" office:value="146" calcext:value-type="float">
            <text:p>146</text:p>
          </table:table-cell>
          <table:table-cell table:formula="of:=[.I145]*[.$J$2]" office:value-type="float" office:value="14.6" calcext:value-type="float">
            <text:p>14.6</text:p>
          </table:table-cell>
          <table:table-cell table:formula="of:=[.J145]*[.$I$17]" office:value-type="float" office:value="35.56852" calcext:value-type="float">
            <text:p>35.56852</text:p>
          </table:table-cell>
          <table:table-cell table:formula="of:=[.H145]-[.K145]" office:value-type="float" office:value="22.276611" calcext:value-type="float">
            <text:p>22.276611</text:p>
          </table:table-cell>
          <table:table-cell table:formula="of:=[.L145]-[.$M$15]" office:value-type="float" office:value="8.36359722222223" calcext:value-type="float">
            <text:p>8.3635972222</text:p>
          </table:table-cell>
          <table:table-cell table:formula="of:=[.M145]/([.$L$141]*[.$I$18])" office:value-type="float" office:value="0.00418179861111111" calcext:value-type="float">
            <text:p>0.0041817986</text:p>
          </table:table-cell>
          <table:table-cell table:formula="of:=[.N145]/[.$C$14]" office:value-type="float" office:value="0.000000000818319327673537" calcext:value-type="float">
            <text:p>8.18319327673537E-010</text:p>
          </table:table-cell>
          <table:table-cell table:formula="of:=[.N145]/[.$B$14]" office:value-type="float" office:value="1.63663865534707" calcext:value-type="float">
            <text:p>1.63663865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157562" calcext:value-type="float">
            <text:p>57.157562</text:p>
          </table:table-cell>
          <table:table-cell office:value-type="float" office:value="145" calcext:value-type="float">
            <text:p>145</text:p>
          </table:table-cell>
          <table:table-cell table:formula="of:=[.I146]*[.$J$2]" office:value-type="float" office:value="14.5" calcext:value-type="float">
            <text:p>14.5</text:p>
          </table:table-cell>
          <table:table-cell table:formula="of:=[.J146]*[.$I$17]" office:value-type="float" office:value="35.3249" calcext:value-type="float">
            <text:p>35.3249</text:p>
          </table:table-cell>
          <table:table-cell table:formula="of:=[.H146]-[.K146]" office:value-type="float" office:value="21.832662" calcext:value-type="float">
            <text:p>21.832662</text:p>
          </table:table-cell>
          <table:table-cell table:formula="of:=[.L146]-[.$M$15]" office:value-type="float" office:value="7.91964822222222" calcext:value-type="float">
            <text:p>7.9196482222</text:p>
          </table:table-cell>
          <table:table-cell table:formula="of:=[.M146]/([.$L$141]*[.$I$18])" office:value-type="float" office:value="0.00395982411111111" calcext:value-type="float">
            <text:p>0.0039598241</text:p>
          </table:table-cell>
          <table:table-cell table:formula="of:=[.N146]/[.$C$14]" office:value-type="float" office:value="0.00000000077488203178893" calcext:value-type="float">
            <text:p>7.7488203178893E-010</text:p>
          </table:table-cell>
          <table:table-cell table:formula="of:=[.N146]/[.$B$14]" office:value-type="float" office:value="1.54976406357786" calcext:value-type="float">
            <text:p>1.54976406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516392" calcext:value-type="float">
            <text:p>57.516392</text:p>
          </table:table-cell>
          <table:table-cell office:value-type="float" office:value="146" calcext:value-type="float">
            <text:p>146</text:p>
          </table:table-cell>
          <table:table-cell table:formula="of:=[.I147]*[.$J$2]" office:value-type="float" office:value="14.6" calcext:value-type="float">
            <text:p>14.6</text:p>
          </table:table-cell>
          <table:table-cell table:formula="of:=[.J147]*[.$I$17]" office:value-type="float" office:value="35.56852" calcext:value-type="float">
            <text:p>35.56852</text:p>
          </table:table-cell>
          <table:table-cell table:formula="of:=[.H147]-[.K147]" office:value-type="float" office:value="21.947872" calcext:value-type="float">
            <text:p>21.947872</text:p>
          </table:table-cell>
          <table:table-cell table:formula="of:=[.L147]-[.$M$15]" office:value-type="float" office:value="8.03485822222223" calcext:value-type="float">
            <text:p>8.0348582222</text:p>
          </table:table-cell>
          <table:table-cell table:formula="of:=[.M147]/([.$L$141]*[.$I$18])" office:value-type="float" office:value="0.00401742911111111" calcext:value-type="float">
            <text:p>0.0040174291</text:p>
          </table:table-cell>
          <table:table-cell table:formula="of:=[.N147]/[.$C$14]" office:value-type="float" office:value="0.000000000786154522230097" calcext:value-type="float">
            <text:p>7.86154522230097E-010</text:p>
          </table:table-cell>
          <table:table-cell table:formula="of:=[.N147]/[.$B$14]" office:value-type="float" office:value="1.57230904446019" calcext:value-type="float">
            <text:p>1.57230904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103767" calcext:value-type="float">
            <text:p>57.103767</text:p>
          </table:table-cell>
          <table:table-cell office:value-type="float" office:value="145" calcext:value-type="float">
            <text:p>145</text:p>
          </table:table-cell>
          <table:table-cell table:formula="of:=[.I148]*[.$J$2]" office:value-type="float" office:value="14.5" calcext:value-type="float">
            <text:p>14.5</text:p>
          </table:table-cell>
          <table:table-cell table:formula="of:=[.J148]*[.$I$17]" office:value-type="float" office:value="35.3249" calcext:value-type="float">
            <text:p>35.3249</text:p>
          </table:table-cell>
          <table:table-cell table:formula="of:=[.H148]-[.K148]" office:value-type="float" office:value="21.778867" calcext:value-type="float">
            <text:p>21.778867</text:p>
          </table:table-cell>
          <table:table-cell table:formula="of:=[.L148]-[.$M$15]" office:value-type="float" office:value="7.86585322222222" calcext:value-type="float">
            <text:p>7.8658532222</text:p>
          </table:table-cell>
          <table:table-cell table:formula="of:=[.M148]/([.$L$141]*[.$I$18])" office:value-type="float" office:value="0.00393292661111111" calcext:value-type="float">
            <text:p>0.0039329266</text:p>
          </table:table-cell>
          <table:table-cell table:formula="of:=[.N148]/[.$C$14]" office:value-type="float" office:value="0.000000000769618568345804" calcext:value-type="float">
            <text:p>7.69618568345804E-010</text:p>
          </table:table-cell>
          <table:table-cell table:formula="of:=[.N148]/[.$B$14]" office:value-type="float" office:value="1.53923713669161" calcext:value-type="float">
            <text:p>1.53923713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370388" calcext:value-type="float">
            <text:p>57.370388</text:p>
          </table:table-cell>
          <table:table-cell office:value-type="float" office:value="146" calcext:value-type="float">
            <text:p>146</text:p>
          </table:table-cell>
          <table:table-cell table:formula="of:=[.I149]*[.$J$2]" office:value-type="float" office:value="14.6" calcext:value-type="float">
            <text:p>14.6</text:p>
          </table:table-cell>
          <table:table-cell table:formula="of:=[.J149]*[.$I$17]" office:value-type="float" office:value="35.56852" calcext:value-type="float">
            <text:p>35.56852</text:p>
          </table:table-cell>
          <table:table-cell table:formula="of:=[.H149]-[.K149]" office:value-type="float" office:value="21.801868" calcext:value-type="float">
            <text:p>21.801868</text:p>
          </table:table-cell>
          <table:table-cell table:formula="of:=[.L149]-[.$M$15]" office:value-type="float" office:value="7.88885422222222" calcext:value-type="float">
            <text:p>7.8888542222</text:p>
          </table:table-cell>
          <table:table-cell table:formula="of:=[.M149]/([.$L$141]*[.$I$18])" office:value-type="float" office:value="0.00394442711111111" calcext:value-type="float">
            <text:p>0.0039444271</text:p>
          </table:table-cell>
          <table:table-cell table:formula="of:=[.N149]/[.$C$14]" office:value-type="float" office:value="0.000000000771869054871603" calcext:value-type="float">
            <text:p>7.71869054871603E-010</text:p>
          </table:table-cell>
          <table:table-cell table:formula="of:=[.N149]/[.$B$14]" office:value-type="float" office:value="1.54373810974321" calcext:value-type="float">
            <text:p>1.54373810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.92363" calcext:value-type="float">
            <text:p>56.92363</text:p>
          </table:table-cell>
          <table:table-cell office:value-type="float" office:value="145" calcext:value-type="float">
            <text:p>145</text:p>
          </table:table-cell>
          <table:table-cell table:formula="of:=[.I150]*[.$J$2]" office:value-type="float" office:value="14.5" calcext:value-type="float">
            <text:p>14.5</text:p>
          </table:table-cell>
          <table:table-cell table:formula="of:=[.J150]*[.$I$17]" office:value-type="float" office:value="35.3249" calcext:value-type="float">
            <text:p>35.3249</text:p>
          </table:table-cell>
          <table:table-cell table:formula="of:=[.H150]-[.K150]" office:value-type="float" office:value="21.59873" calcext:value-type="float">
            <text:p>21.59873</text:p>
          </table:table-cell>
          <table:table-cell table:formula="of:=[.L150]-[.$M$15]" office:value-type="float" office:value="7.68571622222223" calcext:value-type="float">
            <text:p>7.6857162222</text:p>
          </table:table-cell>
          <table:table-cell table:formula="of:=[.M150]/([.$L$141]*[.$I$18])" office:value-type="float" office:value="0.00384285811111111" calcext:value-type="float">
            <text:p>0.0038428581</text:p>
          </table:table-cell>
          <table:table-cell table:formula="of:=[.N150]/[.$C$14]" office:value-type="float" office:value="0.00000000075199342633903" calcext:value-type="float">
            <text:p>7.5199342633903E-010</text:p>
          </table:table-cell>
          <table:table-cell table:formula="of:=[.N150]/[.$B$14]" office:value-type="float" office:value="1.50398685267806" calcext:value-type="float">
            <text:p>1.50398685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436535" calcext:value-type="float">
            <text:p>57.436535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table:formula="of:=[.I151]*[.$J$2]" office:value-type="float" office:value="14.6" calcext:value-type="float">
            <text:p>14.6</text:p>
          </table:table-cell>
          <table:table-cell table:style-name="ce22" table:formula="of:=[.J151]*[.$I$17]" office:value-type="float" office:value="35.56852" calcext:value-type="float">
            <text:p>35.56852</text:p>
          </table:table-cell>
          <table:table-cell table:formula="of:=[.H151]-[.K151]" office:value-type="float" office:value="21.868015" calcext:value-type="float">
            <text:p>21.868015</text:p>
          </table:table-cell>
          <table:table-cell table:formula="of:=[.L151]-[.$M$15]" office:value-type="float" office:value="7.95500122222222" calcext:value-type="float">
            <text:p>7.9550012222</text:p>
          </table:table-cell>
          <table:table-cell table:formula="of:=[.M151]/([.$L$141]*[.$I$18])" office:value-type="float" office:value="0.00397750061111111" calcext:value-type="float">
            <text:p>0.0039775006</text:p>
          </table:table-cell>
          <table:table-cell table:formula="of:=[.N151]/[.$C$14]" office:value-type="float" office:value="0.000000000778341074880385" calcext:value-type="float">
            <text:p>7.78341074880385E-010</text:p>
          </table:table-cell>
          <table:table-cell table:formula="of:=[.N151]/[.$B$14]" office:value-type="float" office:value="1.55668214976077" calcext:value-type="float">
            <text:p>1.556682149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57.4670083333333" calcext:value-type="float">
            <text:p>57.4670083333</text:p>
          </table:table-cell>
          <table:table-cell table:style-name="ce22" table:formula="of:=AVERAGE([.I143:.I151])" office:value-type="float" office:value="145.666666666667" calcext:value-type="float">
            <text:p>145.6666666667</text:p>
          </table:table-cell>
          <table:table-cell table:style-name="ce22" table:formula="of:=AVERAGE([.J143:.J151])" office:value-type="float" office:value="14.5666666666667" calcext:value-type="float">
            <text:p>14.5666666667</text:p>
          </table:table-cell>
          <table:table-cell table:style-name="ce22" table:formula="of:=AVERAGE([.K143:.K151])" office:value-type="float" office:value="35.4873133333333" calcext:value-type="float">
            <text:p>35.4873133333</text:p>
          </table:table-cell>
          <table:table-cell table:formula="of:=AVERAGE([.L143:.L151])" office:value-type="float" office:value="21.979695" calcext:value-type="float">
            <text:p>21.979695</text:p>
          </table:table-cell>
          <table:table-cell table:formula="of:=AVERAGE([.M143:.M151])" office:value-type="float" office:value="8.06668122222223" calcext:value-type="float">
            <text:p>8.0666812222</text:p>
          </table:table-cell>
          <table:table-cell table:style-name="ce22" table:formula="of:=AVERAGE([.N143:.N151])" office:value-type="float" office:value="0.00403334061111111" calcext:value-type="float">
            <text:p>0.0040333406</text:p>
          </table:table-cell>
          <table:table-cell table:style-name="ce32" table:formula="of:=AVERAGE([.O143:.O151])" office:value-type="float" office:value="0.000000000789268179580233" calcext:value-type="float">
            <text:p>7.89268179580233E-010</text:p>
          </table:table-cell>
          <table:table-cell table:style-name="ce45" table:formula="of:=AVERAGE([.P143:.P151])" office:value-type="float" office:value="1.57853635916047" calcext:value-type="float">
            <text:p>1.5785363592</text:p>
          </table:table-cell>
          <table:table-cell table:formula="of:=[.O153]/[.$O$15]*100" office:value-type="float" office:value="110.18667882342" calcext:value-type="float">
            <text:p>110.1866788234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43:.H151])" office:value-type="float" office:value="0.371173431103979" calcext:value-type="float">
            <text:p>0.3711734311</text:p>
          </table:table-cell>
          <table:table-cell table:style-name="ce23" table:formula="of:=STDEV([.I143:.I151])" office:value-type="float" office:value="0.5" calcext:value-type="float">
            <text:p>0.5</text:p>
          </table:table-cell>
          <table:table-cell table:style-name="ce23" table:formula="of:=STDEV([.J143:.J151])" office:value-type="float" office:value="0.0500000000000007" calcext:value-type="float">
            <text:p>0.05</text:p>
          </table:table-cell>
          <table:table-cell table:style-name="ce23" table:formula="of:=STDEV([.K143:.K151])" office:value-type="float" office:value="0.12181" calcext:value-type="float">
            <text:p>0.12181</text:p>
          </table:table-cell>
          <table:table-cell table:style-name="ce23" table:formula="of:=STDEV([.L143:.L151])" office:value-type="float" office:value="0.2802550487101" calcext:value-type="float">
            <text:p>0.2802550487</text:p>
          </table:table-cell>
          <table:table-cell table:style-name="ce23" table:formula="of:=STDEV([.M143:.M151])" office:value-type="float" office:value="0.2802550487101" calcext:value-type="float">
            <text:p>0.2802550487</text:p>
          </table:table-cell>
          <table:table-cell table:style-name="ce23" table:formula="of:=STDEV([.N143:.N151])" office:value-type="float" office:value="0.00014012752435505" calcext:value-type="float">
            <text:p>0.0001401275</text:p>
          </table:table-cell>
          <table:table-cell table:style-name="ce30" table:formula="of:=STDEV([.O143:.O151])" office:value-type="float" office:value="0.0000000000274209908660125" calcext:value-type="float">
            <text:p>2.74209908660125E-011</text:p>
          </table:table-cell>
          <table:table-cell table:style-name="ce39" table:formula="of:=STDEV([.P143:.P151])" office:value-type="float" office:value="0.054841981732025" calcext:value-type="float">
            <text:p>0.0548419817</text:p>
          </table:table-cell>
          <table:table-cell table:formula="of:=[.O154]/[.O153]*100" office:value-type="float" office:value="3.47422987210711" calcext:value-type="float">
            <text:p>3.474229872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84864" calcext:value-type="float">
            <text:p>57.84864</text:p>
          </table:table-cell>
          <table:table-cell office:value-type="float" office:value="146" calcext:value-type="float">
            <text:p>146</text:p>
          </table:table-cell>
          <table:table-cell table:formula="of:=[.I158]*[.$J$2]" office:value-type="float" office:value="14.6" calcext:value-type="float">
            <text:p>14.6</text:p>
          </table:table-cell>
          <table:table-cell table:formula="of:=[.J158]*[.$I$17]" office:value-type="float" office:value="35.56852" calcext:value-type="float">
            <text:p>35.56852</text:p>
          </table:table-cell>
          <table:table-cell table:formula="of:=[.H158]-[.K158]" office:value-type="float" office:value="22.28012" calcext:value-type="float">
            <text:p>22.28012</text:p>
          </table:table-cell>
          <table:table-cell table:formula="of:=[.L158]-[.$M$15]" office:value-type="float" office:value="8.36710622222223" calcext:value-type="float">
            <text:p>8.3671062222</text:p>
          </table:table-cell>
          <table:table-cell table:formula="of:=[.M158]/([.$L$156]*[.$I$18])" office:value-type="float" office:value="0.00104588827777778" calcext:value-type="float">
            <text:p>0.0010458883</text:p>
          </table:table-cell>
          <table:table-cell table:formula="of:=[.N158]/[.$C$15]" office:value-type="float" office:value="0.000000000726999176497053" calcext:value-type="float">
            <text:p>7.26999176497053E-010</text:p>
          </table:table-cell>
          <table:table-cell table:formula="of:=[.N158]/[.$B$15]" office:value-type="float" office:value="1.45399835299411" calcext:value-type="float">
            <text:p>1.4539983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669624" calcext:value-type="float">
            <text:p>57.669624</text:p>
          </table:table-cell>
          <table:table-cell office:value-type="float" office:value="146" calcext:value-type="float">
            <text:p>146</text:p>
          </table:table-cell>
          <table:table-cell table:formula="of:=[.I159]*[.$J$2]" office:value-type="float" office:value="14.6" calcext:value-type="float">
            <text:p>14.6</text:p>
          </table:table-cell>
          <table:table-cell table:formula="of:=[.J159]*[.$I$17]" office:value-type="float" office:value="35.56852" calcext:value-type="float">
            <text:p>35.56852</text:p>
          </table:table-cell>
          <table:table-cell table:formula="of:=[.H159]-[.K159]" office:value-type="float" office:value="22.101104" calcext:value-type="float">
            <text:p>22.101104</text:p>
          </table:table-cell>
          <table:table-cell table:formula="of:=[.L159]-[.$M$15]" office:value-type="float" office:value="8.18809022222222" calcext:value-type="float">
            <text:p>8.1880902222</text:p>
          </table:table-cell>
          <table:table-cell table:formula="of:=[.M159]/([.$L$156]*[.$I$18])" office:value-type="float" office:value="0.00102351127777778" calcext:value-type="float">
            <text:p>0.0010235113</text:p>
          </table:table-cell>
          <table:table-cell table:formula="of:=[.N159]/[.$C$15]" office:value-type="float" office:value="0.000000000711444875987021" calcext:value-type="float">
            <text:p>7.11444875987021E-010</text:p>
          </table:table-cell>
          <table:table-cell table:formula="of:=[.N159]/[.$B$15]" office:value-type="float" office:value="1.42288975197404" calcext:value-type="float">
            <text:p>1.4228897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593201" calcext:value-type="float">
            <text:p>57.593201</text:p>
          </table:table-cell>
          <table:table-cell office:value-type="float" office:value="146" calcext:value-type="float">
            <text:p>146</text:p>
          </table:table-cell>
          <table:table-cell table:formula="of:=[.I160]*[.$J$2]" office:value-type="float" office:value="14.6" calcext:value-type="float">
            <text:p>14.6</text:p>
          </table:table-cell>
          <table:table-cell table:formula="of:=[.J160]*[.$I$17]" office:value-type="float" office:value="35.56852" calcext:value-type="float">
            <text:p>35.56852</text:p>
          </table:table-cell>
          <table:table-cell table:formula="of:=[.H160]-[.K160]" office:value-type="float" office:value="22.024681" calcext:value-type="float">
            <text:p>22.024681</text:p>
          </table:table-cell>
          <table:table-cell table:formula="of:=[.L160]-[.$M$15]" office:value-type="float" office:value="8.11166722222223" calcext:value-type="float">
            <text:p>8.1116672222</text:p>
          </table:table-cell>
          <table:table-cell table:formula="of:=[.M160]/([.$L$156]*[.$I$18])" office:value-type="float" office:value="0.00101395840277778" calcext:value-type="float">
            <text:p>0.0010139584</text:p>
          </table:table-cell>
          <table:table-cell table:formula="of:=[.N160]/[.$C$15]" office:value-type="float" office:value="0.000000000704804652164133" calcext:value-type="float">
            <text:p>7.04804652164133E-010</text:p>
          </table:table-cell>
          <table:table-cell table:formula="of:=[.N160]/[.$B$15]" office:value-type="float" office:value="1.40960930432827" calcext:value-type="float">
            <text:p>1.40960930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455479" calcext:value-type="float">
            <text:p>57.455479</text:p>
          </table:table-cell>
          <table:table-cell office:value-type="float" office:value="146" calcext:value-type="float">
            <text:p>146</text:p>
          </table:table-cell>
          <table:table-cell table:formula="of:=[.I161]*[.$J$2]" office:value-type="float" office:value="14.6" calcext:value-type="float">
            <text:p>14.6</text:p>
          </table:table-cell>
          <table:table-cell table:formula="of:=[.J161]*[.$I$17]" office:value-type="float" office:value="35.56852" calcext:value-type="float">
            <text:p>35.56852</text:p>
          </table:table-cell>
          <table:table-cell table:formula="of:=[.H161]-[.K161]" office:value-type="float" office:value="21.886959" calcext:value-type="float">
            <text:p>21.886959</text:p>
          </table:table-cell>
          <table:table-cell table:formula="of:=[.L161]-[.$M$15]" office:value-type="float" office:value="7.97394522222222" calcext:value-type="float">
            <text:p>7.9739452222</text:p>
          </table:table-cell>
          <table:table-cell table:formula="of:=[.M161]/([.$L$156]*[.$I$18])" office:value-type="float" office:value="0.000996743152777778" calcext:value-type="float">
            <text:p>0.0009967432</text:p>
          </table:table-cell>
          <table:table-cell table:formula="of:=[.N161]/[.$C$15]" office:value-type="float" office:value="0.000000000692838295107543" calcext:value-type="float">
            <text:p>6.92838295107543E-010</text:p>
          </table:table-cell>
          <table:table-cell table:formula="of:=[.N161]/[.$B$15]" office:value-type="float" office:value="1.38567659021509" calcext:value-type="float">
            <text:p>1.38567659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375004" calcext:value-type="float">
            <text:p>57.375004</text:p>
          </table:table-cell>
          <table:table-cell office:value-type="float" office:value="146" calcext:value-type="float">
            <text:p>146</text:p>
          </table:table-cell>
          <table:table-cell table:formula="of:=[.I162]*[.$J$2]" office:value-type="float" office:value="14.6" calcext:value-type="float">
            <text:p>14.6</text:p>
          </table:table-cell>
          <table:table-cell table:formula="of:=[.J162]*[.$I$17]" office:value-type="float" office:value="35.56852" calcext:value-type="float">
            <text:p>35.56852</text:p>
          </table:table-cell>
          <table:table-cell table:formula="of:=[.H162]-[.K162]" office:value-type="float" office:value="21.806484" calcext:value-type="float">
            <text:p>21.806484</text:p>
          </table:table-cell>
          <table:table-cell table:formula="of:=[.L162]-[.$M$15]" office:value-type="float" office:value="7.89347022222222" calcext:value-type="float">
            <text:p>7.8934702222</text:p>
          </table:table-cell>
          <table:table-cell table:formula="of:=[.M162]/([.$L$156]*[.$I$18])" office:value-type="float" office:value="0.000986683777777778" calcext:value-type="float">
            <text:p>0.0009866838</text:p>
          </table:table-cell>
          <table:table-cell table:formula="of:=[.N162]/[.$C$15]" office:value-type="float" office:value="0.000000000685846002052482" calcext:value-type="float">
            <text:p>6.85846002052482E-010</text:p>
          </table:table-cell>
          <table:table-cell table:formula="of:=[.N162]/[.$B$15]" office:value-type="float" office:value="1.37169200410496" calcext:value-type="float">
            <text:p>1.37169200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367386" calcext:value-type="float">
            <text:p>57.367386</text:p>
          </table:table-cell>
          <table:table-cell office:value-type="float" office:value="146" calcext:value-type="float">
            <text:p>146</text:p>
          </table:table-cell>
          <table:table-cell table:formula="of:=[.I163]*[.$J$2]" office:value-type="float" office:value="14.6" calcext:value-type="float">
            <text:p>14.6</text:p>
          </table:table-cell>
          <table:table-cell table:formula="of:=[.J163]*[.$I$17]" office:value-type="float" office:value="35.56852" calcext:value-type="float">
            <text:p>35.56852</text:p>
          </table:table-cell>
          <table:table-cell table:formula="of:=[.H163]-[.K163]" office:value-type="float" office:value="21.798866" calcext:value-type="float">
            <text:p>21.798866</text:p>
          </table:table-cell>
          <table:table-cell table:formula="of:=[.L163]-[.$M$15]" office:value-type="float" office:value="7.88585222222223" calcext:value-type="float">
            <text:p>7.8858522222</text:p>
          </table:table-cell>
          <table:table-cell table:formula="of:=[.M163]/([.$L$156]*[.$I$18])" office:value-type="float" office:value="0.000985731527777778" calcext:value-type="float">
            <text:p>0.0009857315</text:p>
          </table:table-cell>
          <table:table-cell table:formula="of:=[.N163]/[.$C$15]" office:value-type="float" office:value="0.000000000685184091042934" calcext:value-type="float">
            <text:p>6.85184091042934E-010</text:p>
          </table:table-cell>
          <table:table-cell table:formula="of:=[.N163]/[.$B$15]" office:value-type="float" office:value="1.37036818208587" calcext:value-type="float">
            <text:p>1.37036818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412643" calcext:value-type="float">
            <text:p>57.412643</text:p>
          </table:table-cell>
          <table:table-cell office:value-type="float" office:value="146" calcext:value-type="float">
            <text:p>146</text:p>
          </table:table-cell>
          <table:table-cell table:formula="of:=[.I164]*[.$J$2]" office:value-type="float" office:value="14.6" calcext:value-type="float">
            <text:p>14.6</text:p>
          </table:table-cell>
          <table:table-cell table:formula="of:=[.J164]*[.$I$17]" office:value-type="float" office:value="35.56852" calcext:value-type="float">
            <text:p>35.56852</text:p>
          </table:table-cell>
          <table:table-cell table:formula="of:=[.H164]-[.K164]" office:value-type="float" office:value="21.844123" calcext:value-type="float">
            <text:p>21.844123</text:p>
          </table:table-cell>
          <table:table-cell table:formula="of:=[.L164]-[.$M$15]" office:value-type="float" office:value="7.93110922222223" calcext:value-type="float">
            <text:p>7.9311092222</text:p>
          </table:table-cell>
          <table:table-cell table:formula="of:=[.M164]/([.$L$156]*[.$I$18])" office:value-type="float" office:value="0.000991388652777778" calcext:value-type="float">
            <text:p>0.0009913887</text:p>
          </table:table-cell>
          <table:table-cell table:formula="of:=[.N164]/[.$C$15]" office:value-type="float" office:value="0.000000000689116370717278" calcext:value-type="float">
            <text:p>6.89116370717278E-010</text:p>
          </table:table-cell>
          <table:table-cell table:formula="of:=[.N164]/[.$B$15]" office:value-type="float" office:value="1.37823274143456" calcext:value-type="float">
            <text:p>1.37823274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661423" calcext:value-type="float">
            <text:p>57.661423</text:p>
          </table:table-cell>
          <table:table-cell office:value-type="float" office:value="146" calcext:value-type="float">
            <text:p>146</text:p>
          </table:table-cell>
          <table:table-cell table:formula="of:=[.I165]*[.$J$2]" office:value-type="float" office:value="14.6" calcext:value-type="float">
            <text:p>14.6</text:p>
          </table:table-cell>
          <table:table-cell table:formula="of:=[.J165]*[.$I$17]" office:value-type="float" office:value="35.56852" calcext:value-type="float">
            <text:p>35.56852</text:p>
          </table:table-cell>
          <table:table-cell table:formula="of:=[.H165]-[.K165]" office:value-type="float" office:value="22.092903" calcext:value-type="float">
            <text:p>22.092903</text:p>
          </table:table-cell>
          <table:table-cell table:formula="of:=[.L165]-[.$M$15]" office:value-type="float" office:value="8.17988922222222" calcext:value-type="float">
            <text:p>8.1798892222</text:p>
          </table:table-cell>
          <table:table-cell table:formula="of:=[.M165]/([.$L$156]*[.$I$18])" office:value-type="float" office:value="0.00102248615277778" calcext:value-type="float">
            <text:p>0.0010224862</text:p>
          </table:table-cell>
          <table:table-cell table:formula="of:=[.N165]/[.$C$15]" office:value-type="float" office:value="0.000000000710732309409269" calcext:value-type="float">
            <text:p>7.10732309409269E-010</text:p>
          </table:table-cell>
          <table:table-cell table:formula="of:=[.N165]/[.$B$15]" office:value-type="float" office:value="1.42146461881854" calcext:value-type="float">
            <text:p>1.42146461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.773521" calcext:value-type="float">
            <text:p>57.773521</text:p>
          </table:table-cell>
          <table:table-cell office:value-type="float" office:value="146" calcext:value-type="float">
            <text:p>146</text:p>
          </table:table-cell>
          <table:table-cell table:formula="of:=[.I166]*[.$J$2]" office:value-type="float" office:value="14.6" calcext:value-type="float">
            <text:p>14.6</text:p>
          </table:table-cell>
          <table:table-cell table:formula="of:=[.J166]*[.$I$17]" office:value-type="float" office:value="35.56852" calcext:value-type="float">
            <text:p>35.56852</text:p>
          </table:table-cell>
          <table:table-cell table:formula="of:=[.H166]-[.K166]" office:value-type="float" office:value="22.205001" calcext:value-type="float">
            <text:p>22.205001</text:p>
          </table:table-cell>
          <table:table-cell table:formula="of:=[.L166]-[.$M$15]" office:value-type="float" office:value="8.29198722222223" calcext:value-type="float">
            <text:p>8.2919872222</text:p>
          </table:table-cell>
          <table:table-cell table:formula="of:=[.M166]/([.$L$156]*[.$I$18])" office:value-type="float" office:value="0.00103649840277778" calcext:value-type="float">
            <text:p>0.0010364984</text:p>
          </table:table-cell>
          <table:table-cell table:formula="of:=[.N166]/[.$C$15]" office:value-type="float" office:value="0.000000000720472254322425" calcext:value-type="float">
            <text:p>7.20472254322425E-010</text:p>
          </table:table-cell>
          <table:table-cell table:formula="of:=[.N166]/[.$B$15]" office:value-type="float" office:value="1.44094450864485" calcext:value-type="float">
            <text:p>1.440944508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57.5729912222222" calcext:value-type="float">
            <text:p>57.5729912222</text:p>
          </table:table-cell>
          <table:table-cell table:style-name="ce22" table:formula="of:=AVERAGE([.I158:.I166])" office:value-type="float" office:value="146" calcext:value-type="float">
            <text:p>146</text:p>
          </table:table-cell>
          <table:table-cell table:style-name="ce22" table:formula="of:=AVERAGE([.J158:.J166])" office:value-type="float" office:value="14.6" calcext:value-type="float">
            <text:p>14.6</text:p>
          </table:table-cell>
          <table:table-cell table:style-name="ce22" table:formula="of:=AVERAGE([.K158:.K166])" office:value-type="float" office:value="35.56852" calcext:value-type="float">
            <text:p>35.56852</text:p>
          </table:table-cell>
          <table:table-cell table:formula="of:=AVERAGE([.L158:.L166])" office:value-type="float" office:value="22.0044712222222" calcext:value-type="float">
            <text:p>22.0044712222</text:p>
          </table:table-cell>
          <table:table-cell table:formula="of:=AVERAGE([.M158:.M166])" office:value-type="float" office:value="8.09145744444445" calcext:value-type="float">
            <text:p>8.0914574444</text:p>
          </table:table-cell>
          <table:table-cell table:style-name="ce22" table:formula="of:=AVERAGE([.N158:.N166])" office:value-type="float" office:value="0.00101143218055556" calcext:value-type="float">
            <text:p>0.0010114322</text:p>
          </table:table-cell>
          <table:table-cell table:style-name="ce32" table:formula="of:=AVERAGE([.O158:.O166])" office:value-type="float" office:value="0.000000000703048669700015" calcext:value-type="float">
            <text:p>7.03048669700015E-010</text:p>
          </table:table-cell>
          <table:table-cell table:style-name="ce38" table:formula="of:=AVERAGE([.P158:.P166])" office:value-type="float" office:value="1.40609733940003" calcext:value-type="float">
            <text:p>1.4060973394</text:p>
          </table:table-cell>
          <table:table-cell table:formula="of:=[.O168]/[.$O$15]*100" office:value-type="float" office:value="98.1499064192206" calcext:value-type="float">
            <text:p>98.149906419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58:.H166])" office:value-type="float" office:value="0.178449597560333" calcext:value-type="float">
            <text:p>0.1784495976</text:p>
          </table:table-cell>
          <table:table-cell table:style-name="ce23" table:formula="of:=STDEV([.I158:.I166])" office:value-type="float" office:value="0" calcext:value-type="float">
            <text:p>0</text:p>
          </table:table-cell>
          <table:table-cell table:style-name="ce23" table:formula="of:=STDEV([.J158:.J166])" office:value-type="float" office:value="0" calcext:value-type="float">
            <text:p>0</text:p>
          </table:table-cell>
          <table:table-cell table:style-name="ce23" table:formula="of:=STDEV([.K158:.K166])" office:value-type="float" office:value="0" calcext:value-type="float">
            <text:p>0</text:p>
          </table:table-cell>
          <table:table-cell table:style-name="ce23" table:formula="of:=STDEV([.L158:.L166])" office:value-type="float" office:value="0.178449597560333" calcext:value-type="float">
            <text:p>0.1784495976</text:p>
          </table:table-cell>
          <table:table-cell table:style-name="ce23" table:formula="of:=STDEV([.M158:.M166])" office:value-type="float" office:value="0.178449597560333" calcext:value-type="float">
            <text:p>0.1784495976</text:p>
          </table:table-cell>
          <table:table-cell table:style-name="ce23" table:formula="of:=STDEV([.N158:.N166])" office:value-type="float" office:value="0.0000223061996950416" calcext:value-type="float">
            <text:p>2.23061996950416E-005</text:p>
          </table:table-cell>
          <table:table-cell table:style-name="ce30" table:formula="of:=STDEV([.O158:.O166])" office:value-type="float" office:value="0.0000000000155050870667848" calcext:value-type="float">
            <text:p>1.55050870667848E-011</text:p>
          </table:table-cell>
          <table:table-cell table:style-name="ce39" table:formula="of:=STDEV([.P158:.P166])" office:value-type="float" office:value="0.0310101741335696" calcext:value-type="float">
            <text:p>0.0310101741</text:p>
          </table:table-cell>
          <table:table-cell table:formula="of:=[.O169]/[.O168]*100" office:value-type="float" office:value="2.20540735442977" calcext:value-type="float">
            <text:p>2.2054073544</text:p>
          </table:table-cell>
          <table:table-cell office:value-type="string" calcext:value-type="string">
            <text:p>%age of stdev</text:p>
          </table:table-cell>
        </table:table-row>
      </table:table>
      <table:table table:name="Image 90x75, NbIterations=4, maxDisparity=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22"/>
        <table:table-column table:style-name="co12" table:default-cell-style-name="ce26"/>
        <table:table-column table:style-name="co7" table:default-cell-style-name="ce28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347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0" office:value-type="float" office:value="0.1" calcext:value-type="float">
            <text:p>0.1</text:p>
          </table:table-cell>
          <table:table-cell table:style-name="ce20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0" office:value-type="string" calcext:value-type="string">
            <text:p>ARM_CortexA15</text:p>
          </table:table-cell>
          <table:table-cell/>
          <table:table-cell table:style-name="ce1"/>
          <table:table-cell table:style-name="ce18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1" office:value-type="string" calcext:value-type="string">
            <text:p>Dynamic average P (W)</text:p>
          </table:table-cell>
          <table:table-cell table:style-name="ce27" office:value-type="string" calcext:value-type="string">
            <text:p>Dynamic E/cycle (J)</text:p>
          </table:table-cell>
          <table:table-cell table:style-name="ce44"/>
          <table:table-cell table:number-columns-repeated="2"/>
        </table:table-row>
        <table:table-row table:style-name="ro3">
          <table:table-cell table:style-name="ce2" office:value-type="float" office:value="4366025036.8" calcext:value-type="float">
            <text:p>4366025036.8</text:p>
          </table:table-cell>
          <table:table-cell table:formula="of:=[.A4]/1000000000000" office:value-type="float" office:value="0.0043660250368" calcext:value-type="float">
            <text:p>0.004366025</text:p>
          </table:table-cell>
          <table:table-cell table:formula="of:=[.B4]*[.$L$17]" office:value-type="float" office:value="8732050.0736" calcext:value-type="float">
            <text:p>8732050.0736</text:p>
          </table:table-cell>
          <table:table-cell table:style-name="ce7" office:value-type="string" calcext:value-type="string">
            <text:p>Write_PPM</text:p>
          </table:table-cell>
          <table:table-cell table:style-name="ce7"/>
          <table:table-cell table:style-name="ce11" table:formula="of:=[.P33]" office:value-type="float" office:value="0.857808701301368" calcext:value-type="float">
            <text:p>0.858</text:p>
          </table:table-cell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1479518749.8" calcext:value-type="float">
            <text:p>1479518749.8</text:p>
          </table:table-cell>
          <table:table-cell table:formula="of:=[.A5]/1000000000000" office:value-type="float" office:value="0.0014795187498" calcext:value-type="float">
            <text:p>0.0014795187</text:p>
          </table:table-cell>
          <table:table-cell table:formula="of:=[.B5]*[.$L$17]" office:value-type="float" office:value="2959037.4996" calcext:value-type="float">
            <text:p>2959037.4996</text:p>
          </table:table-cell>
          <table:table-cell table:style-name="ce7" office:value-type="string" calcext:value-type="string">
            <text:p>ComputeHorWeights</text:p>
          </table:table-cell>
          <table:table-cell table:style-name="ce7"/>
          <table:table-cell table:style-name="ce11" table:formula="of:=[.P48]" office:value-type="float" office:value="1.28068176840951" calcext:value-type="float">
            <text:p>1.281</text:p>
          </table:table-cell>
          <table:table-cell/>
          <table:table-cell table:style-name="ce2"/>
          <table:table-cell table:style-name="Default" office:value-type="float" office:value="20.639706" calcext:value-type="float">
            <text:p>20.63970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formula="of:=[.J5]*[.$J$2]" office:value-type="float" office:value="5.1" calcext:value-type="float">
            <text:p>5.1</text:p>
          </table:table-cell>
          <table:table-cell table:style-name="Default" table:formula="of:=[.$I$17]*[.K5]" office:value-type="float" office:value="12.42462" calcext:value-type="float">
            <text:p>12.42462</text:p>
          </table:table-cell>
          <table:table-cell table:style-name="Default" table:formula="of:=[.I5]-[.L5]" office:value-type="float" office:value="8.215086" calcext:value-type="float">
            <text:p>8.215086</text:p>
          </table:table-cell>
          <table:table-cell table:style-name="Default" table:formula="of:=[.M5]/[.K5]" office:value-type="float" office:value="1.61080117647059" calcext:value-type="float">
            <text:p>1.6108011765</text:p>
          </table:table-cell>
          <table:table-cell table:formula="of:=[.M5]/([.K5]*[.$L$17])" office:value-type="float" office:value="0.000000000805400588235294" calcext:value-type="float">
            <text:p>8.05400588235294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1479518749.8" calcext:value-type="float">
            <text:p>1479518749.8</text:p>
          </table:table-cell>
          <table:table-cell table:formula="of:=[.A6]/1000000000000" office:value-type="float" office:value="0.0014795187498" calcext:value-type="float">
            <text:p>0.0014795187</text:p>
          </table:table-cell>
          <table:table-cell table:formula="of:=[.B6]*[.$L$17]" office:value-type="float" office:value="2959037.4996" calcext:value-type="float">
            <text:p>2959037.4996</text:p>
          </table:table-cell>
          <table:table-cell table:style-name="ce7" office:value-type="string" calcext:value-type="string">
            <text:p>ComputeVertWeights</text:p>
          </table:table-cell>
          <table:table-cell table:style-name="ce7"/>
          <table:table-cell table:style-name="ce11" table:formula="of:=[.P63]" office:value-type="float" office:value="1.29434684249935" calcext:value-type="float">
            <text:p>1.294</text:p>
          </table:table-cell>
          <table:table-cell/>
          <table:table-cell table:style-name="ce2"/>
          <table:table-cell table:style-name="Default" office:value-type="float" office:value="20.743296" calcext:value-type="float">
            <text:p>20.74329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[.J6]*[.$J$2]" office:value-type="float" office:value="5.2" calcext:value-type="float">
            <text:p>5.2</text:p>
          </table:table-cell>
          <table:table-cell table:style-name="Default" table:formula="of:=[.$I$17]*[.K6]" office:value-type="float" office:value="12.66824" calcext:value-type="float">
            <text:p>12.66824</text:p>
          </table:table-cell>
          <table:table-cell table:style-name="Default" table:formula="of:=[.I6]-[.L6]" office:value-type="float" office:value="8.075056" calcext:value-type="float">
            <text:p>8.075056</text:p>
          </table:table-cell>
          <table:table-cell table:style-name="Default" table:formula="of:=[.M6]/[.K6]" office:value-type="float" office:value="1.55289538461538" calcext:value-type="float">
            <text:p>1.5528953846</text:p>
          </table:table-cell>
          <table:table-cell table:formula="of:=[.M6]/([.K6]*[.$L$17])" office:value-type="float" office:value="0.000000000776447692307692" calcext:value-type="float">
            <text:p>7.7644769230769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443217500" calcext:value-type="float">
            <text:p>443217500</text:p>
          </table:table-cell>
          <table:table-cell table:formula="of:=[.A7]/1000000000000" office:value-type="float" office:value="0.0004432175" calcext:value-type="float">
            <text:p>0.0004432175</text:p>
          </table:table-cell>
          <table:table-cell table:formula="of:=[.B7]*[.$L$17]" office:value-type="float" office:value="886435" calcext:value-type="float">
            <text:p>886435</text:p>
          </table:table-cell>
          <table:table-cell table:style-name="ce7" office:value-type="string" calcext:value-type="string">
            <text:p>AggregateCost</text:p>
          </table:table-cell>
          <table:table-cell table:style-name="ce7"/>
          <table:table-cell table:style-name="ce11" table:formula="of:=[.P78]" office:value-type="float" office:value="1.7764201799593" calcext:value-type="float">
            <text:p>1.776</text:p>
          </table:table-cell>
          <table:table-cell/>
          <table:table-cell table:style-name="ce2"/>
          <table:table-cell table:style-name="Default" office:value-type="float" office:value="20.36414" calcext:value-type="float">
            <text:p>20.3641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formula="of:=[.J7]*[.$J$2]" office:value-type="float" office:value="5.1" calcext:value-type="float">
            <text:p>5.1</text:p>
          </table:table-cell>
          <table:table-cell table:style-name="Default" table:formula="of:=[.$I$17]*[.K7]" office:value-type="float" office:value="12.42462" calcext:value-type="float">
            <text:p>12.42462</text:p>
          </table:table-cell>
          <table:table-cell table:style-name="Default" table:formula="of:=[.I7]-[.L7]" office:value-type="float" office:value="7.93952" calcext:value-type="float">
            <text:p>7.93952</text:p>
          </table:table-cell>
          <table:table-cell table:style-name="Default" table:formula="of:=[.M7]/[.K7]" office:value-type="float" office:value="1.55676862745098" calcext:value-type="float">
            <text:p>1.5567686275</text:p>
          </table:table-cell>
          <table:table-cell table:formula="of:=[.M7]/([.K7]*[.$L$17])" office:value-type="float" office:value="0.00000000077838431372549" calcext:value-type="float">
            <text:p>7.783843137254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12287500" calcext:value-type="float">
            <text:p>112287500</text:p>
          </table:table-cell>
          <table:table-cell table:formula="of:=[.A8]/1000000000000" office:value-type="float" office:value="0.0001122875" calcext:value-type="float">
            <text:p>0.0001122875</text:p>
          </table:table-cell>
          <table:table-cell table:formula="of:=[.B8]*[.$L$17]" office:value-type="float" office:value="224575" calcext:value-type="float">
            <text:p>224575</text:p>
          </table:table-cell>
          <table:table-cell table:style-name="ce7" office:value-type="string" calcext:value-type="string">
            <text:p>CostConstruction</text:p>
          </table:table-cell>
          <table:table-cell table:style-name="ce7"/>
          <table:table-cell table:style-name="ce11" table:formula="of:=[.P93]" office:value-type="float" office:value="1.55638903113288" calcext:value-type="float">
            <text:p>1.556</text:p>
          </table:table-cell>
          <table:table-cell/>
          <table:table-cell table:style-name="ce2"/>
          <table:table-cell table:style-name="Default" office:value-type="float" office:value="20.080416" calcext:value-type="float">
            <text:p>20.08041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formula="of:=[.J8]*[.$J$2]" office:value-type="float" office:value="5.1" calcext:value-type="float">
            <text:p>5.1</text:p>
          </table:table-cell>
          <table:table-cell table:style-name="Default" table:formula="of:=[.$I$17]*[.K8]" office:value-type="float" office:value="12.42462" calcext:value-type="float">
            <text:p>12.42462</text:p>
          </table:table-cell>
          <table:table-cell table:style-name="Default" table:formula="of:=[.I8]-[.L8]" office:value-type="float" office:value="7.655796" calcext:value-type="float">
            <text:p>7.655796</text:p>
          </table:table-cell>
          <table:table-cell table:style-name="Default" table:formula="of:=[.M8]/[.K8]" office:value-type="float" office:value="1.50113647058824" calcext:value-type="float">
            <text:p>1.5011364706</text:p>
          </table:table-cell>
          <table:table-cell table:formula="of:=[.M8]/([.K8]*[.$L$17])" office:value-type="float" office:value="0.000000000750568235294117" calcext:value-type="float">
            <text:p>7.5056823529411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01306250" calcext:value-type="float">
            <text:p>101306250</text:p>
          </table:table-cell>
          <table:table-cell table:formula="of:=[.A9]/1000000000000" office:value-type="float" office:value="0.00010130625" calcext:value-type="float">
            <text:p>0.0001013063</text:p>
          </table:table-cell>
          <table:table-cell table:formula="of:=[.B9]*[.$L$17]" office:value-type="float" office:value="202612.5" calcext:value-type="float">
            <text:p>202612.5</text:p>
          </table:table-cell>
          <table:table-cell table:style-name="ce7" office:value-type="string" calcext:value-type="string">
            <text:p>Census_L</text:p>
          </table:table-cell>
          <table:table-cell table:style-name="ce7"/>
          <table:table-cell table:style-name="ce11" table:formula="of:=[.P108]" office:value-type="float" office:value="1.64173242574427" calcext:value-type="float">
            <text:p>1.642</text:p>
          </table:table-cell>
          <table:table-cell/>
          <table:table-cell table:style-name="ce2"/>
          <table:table-cell table:style-name="Default" office:value-type="float" office:value="20.463507" calcext:value-type="float">
            <text:p>20.46350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formula="of:=[.J9]*[.$J$2]" office:value-type="float" office:value="5.1" calcext:value-type="float">
            <text:p>5.1</text:p>
          </table:table-cell>
          <table:table-cell table:style-name="Default" table:formula="of:=[.$I$17]*[.K9]" office:value-type="float" office:value="12.42462" calcext:value-type="float">
            <text:p>12.42462</text:p>
          </table:table-cell>
          <table:table-cell table:style-name="Default" table:formula="of:=[.I9]-[.L9]" office:value-type="float" office:value="8.038887" calcext:value-type="float">
            <text:p>8.038887</text:p>
          </table:table-cell>
          <table:table-cell table:style-name="Default" table:formula="of:=[.M9]/[.K9]" office:value-type="float" office:value="1.57625235294118" calcext:value-type="float">
            <text:p>1.5762523529</text:p>
          </table:table-cell>
          <table:table-cell table:formula="of:=[.M9]/([.K9]*[.$L$17])" office:value-type="float" office:value="0.000000000788126176470588" calcext:value-type="float">
            <text:p>7.88126176470588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01306250" calcext:value-type="float">
            <text:p>101306250</text:p>
          </table:table-cell>
          <table:table-cell table:formula="of:=[.A10]/1000000000000" office:value-type="float" office:value="0.00010130625" calcext:value-type="float">
            <text:p>0.0001013063</text:p>
          </table:table-cell>
          <table:table-cell table:formula="of:=[.B10]*[.$L$17]" office:value-type="float" office:value="202612.5" calcext:value-type="float">
            <text:p>202612.5</text:p>
          </table:table-cell>
          <table:table-cell table:style-name="ce7" office:value-type="string" calcext:value-type="string">
            <text:p>Census_R</text:p>
          </table:table-cell>
          <table:table-cell table:style-name="ce7"/>
          <table:table-cell table:style-name="ce11" table:formula="of:=[.P108]" office:value-type="float" office:value="1.64173242574427" calcext:value-type="float">
            <text:p>1.642</text:p>
          </table:table-cell>
          <table:table-cell/>
          <table:table-cell table:style-name="ce2"/>
          <table:table-cell table:style-name="Default" office:value-type="float" office:value="20.287937" calcext:value-type="float">
            <text:p>20.28793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formula="of:=[.J10]*[.$J$2]" office:value-type="float" office:value="5.1" calcext:value-type="float">
            <text:p>5.1</text:p>
          </table:table-cell>
          <table:table-cell table:style-name="Default" table:formula="of:=[.$I$17]*[.K10]" office:value-type="float" office:value="12.42462" calcext:value-type="float">
            <text:p>12.42462</text:p>
          </table:table-cell>
          <table:table-cell table:style-name="Default" table:formula="of:=[.I10]-[.L10]" office:value-type="float" office:value="7.863317" calcext:value-type="float">
            <text:p>7.863317</text:p>
          </table:table-cell>
          <table:table-cell table:style-name="Default" table:formula="of:=[.M10]/[.K10]" office:value-type="float" office:value="1.5418268627451" calcext:value-type="float">
            <text:p>1.5418268627</text:p>
          </table:table-cell>
          <table:table-cell table:formula="of:=[.M10]/([.K10]*[.$L$17])" office:value-type="float" office:value="0.000000000770913431372549" calcext:value-type="float">
            <text:p>7.70913431372549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87793750" calcext:value-type="float">
            <text:p>87793750</text:p>
          </table:table-cell>
          <table:table-cell table:formula="of:=[.A11]/1000000000000" office:value-type="float" office:value="0.00008779375" calcext:value-type="float">
            <text:p>8.779375E-005</text:p>
          </table:table-cell>
          <table:table-cell table:formula="of:=[.B11]*[.$L$17]" office:value-type="float" office:value="175587.5" calcext:value-type="float">
            <text:p>175587.5</text:p>
          </table:table-cell>
          <table:table-cell table:style-name="ce7" office:value-type="string" calcext:value-type="string">
            <text:p>RGB2Gray_L</text:p>
          </table:table-cell>
          <table:table-cell table:style-name="ce7"/>
          <table:table-cell table:style-name="ce11" table:formula="of:=[.P123]" office:value-type="float" office:value="0.987255167176859" calcext:value-type="float">
            <text:p>0.987</text:p>
          </table:table-cell>
          <table:table-cell/>
          <table:table-cell table:style-name="ce2"/>
          <table:table-cell table:style-name="Default" office:value-type="float" office:value="20.161308" calcext:value-type="float">
            <text:p>20.16130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formula="of:=[.J11]*[.$J$2]" office:value-type="float" office:value="5.1" calcext:value-type="float">
            <text:p>5.1</text:p>
          </table:table-cell>
          <table:table-cell table:style-name="Default" table:formula="of:=[.$I$17]*[.K11]" office:value-type="float" office:value="12.42462" calcext:value-type="float">
            <text:p>12.42462</text:p>
          </table:table-cell>
          <table:table-cell table:style-name="Default" table:formula="of:=[.I11]-[.L11]" office:value-type="float" office:value="7.736688" calcext:value-type="float">
            <text:p>7.736688</text:p>
          </table:table-cell>
          <table:table-cell table:style-name="Default" table:formula="of:=[.M11]/[.K11]" office:value-type="float" office:value="1.51699764705882" calcext:value-type="float">
            <text:p>1.5169976471</text:p>
          </table:table-cell>
          <table:table-cell table:formula="of:=[.M11]/([.K11]*[.$L$17])" office:value-type="float" office:value="0.000000000758498823529411" calcext:value-type="float">
            <text:p>7.58498823529411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87793750" calcext:value-type="float">
            <text:p>87793750</text:p>
          </table:table-cell>
          <table:table-cell table:formula="of:=[.A12]/1000000000000" office:value-type="float" office:value="0.00008779375" calcext:value-type="float">
            <text:p>8.779375E-005</text:p>
          </table:table-cell>
          <table:table-cell table:formula="of:=[.B12]*[.$L$17]" office:value-type="float" office:value="175587.5" calcext:value-type="float">
            <text:p>175587.5</text:p>
          </table:table-cell>
          <table:table-cell table:style-name="ce7" office:value-type="string" calcext:value-type="string">
            <text:p>RGB2Gray_R</text:p>
          </table:table-cell>
          <table:table-cell table:style-name="ce7"/>
          <table:table-cell table:style-name="ce11" table:formula="of:=[.P123]" office:value-type="float" office:value="0.987255167176859" calcext:value-type="float">
            <text:p>0.987</text:p>
          </table:table-cell>
          <table:table-cell/>
          <table:table-cell table:style-name="ce2"/>
          <table:table-cell table:style-name="Default" office:value-type="float" office:value="20.185577" calcext:value-type="float">
            <text:p>20.18557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formula="of:=[.J12]*[.$J$2]" office:value-type="float" office:value="5.1" calcext:value-type="float">
            <text:p>5.1</text:p>
          </table:table-cell>
          <table:table-cell table:style-name="Default" table:formula="of:=[.$I$17]*[.K12]" office:value-type="float" office:value="12.42462" calcext:value-type="float">
            <text:p>12.42462</text:p>
          </table:table-cell>
          <table:table-cell table:style-name="Default" table:formula="of:=[.I12]-[.L12]" office:value-type="float" office:value="7.760957" calcext:value-type="float">
            <text:p>7.760957</text:p>
          </table:table-cell>
          <table:table-cell table:style-name="Default" table:formula="of:=[.M12]/[.K12]" office:value-type="float" office:value="1.5217562745098" calcext:value-type="float">
            <text:p>1.5217562745</text:p>
          </table:table-cell>
          <table:table-cell table:formula="of:=[.M12]/([.K12]*[.$L$17])" office:value-type="float" office:value="0.000000000760878137254902" calcext:value-type="float">
            <text:p>7.60878137254902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60828750" calcext:value-type="float">
            <text:p>60828750</text:p>
          </table:table-cell>
          <table:table-cell table:formula="of:=[.A13]/1000000000000" office:value-type="float" office:value="0.00006082875" calcext:value-type="float">
            <text:p>6.082875E-005</text:p>
          </table:table-cell>
          <table:table-cell table:formula="of:=[.B13]*[.$L$17]" office:value-type="float" office:value="121657.5" calcext:value-type="float">
            <text:p>121657.5</text:p>
          </table:table-cell>
          <table:table-cell table:style-name="ce7" office:value-type="string" calcext:value-type="string">
            <text:p>disparitySelect</text:p>
          </table:table-cell>
          <table:table-cell table:style-name="ce7"/>
          <table:table-cell table:style-name="ce11" table:formula="of:=[.P138]" office:value-type="float" office:value="1.33299486034336" calcext:value-type="float">
            <text:p>1.333</text:p>
          </table:table-cell>
          <table:table-cell/>
          <table:table-cell table:style-name="ce2"/>
          <table:table-cell table:style-name="Default" office:value-type="float" office:value="20.240789" calcext:value-type="float">
            <text:p>20.240789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[.J13]*[.$J$2]" office:value-type="float" office:value="5.2" calcext:value-type="float">
            <text:p>5.2</text:p>
          </table:table-cell>
          <table:table-cell table:style-name="Default" table:formula="of:=[.$I$17]*[.K13]" office:value-type="float" office:value="12.66824" calcext:value-type="float">
            <text:p>12.66824</text:p>
          </table:table-cell>
          <table:table-cell table:style-name="Default" table:formula="of:=[.I13]-[.L13]" office:value-type="float" office:value="7.572549" calcext:value-type="float">
            <text:p>7.572549</text:p>
          </table:table-cell>
          <table:table-cell table:style-name="Default" table:formula="of:=[.M13]/[.K13]" office:value-type="float" office:value="1.45625942307692" calcext:value-type="float">
            <text:p>1.4562594231</text:p>
          </table:table-cell>
          <table:table-cell table:formula="of:=[.M13]/([.K13]*[.$L$17])" office:value-type="float" office:value="0.000000000728129711538461" calcext:value-type="float">
            <text:p>7.28129711538461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00559166.666667" calcext:value-type="float">
            <text:p>100559166.666667</text:p>
          </table:table-cell>
          <table:table-cell table:formula="of:=[.A14]/1000000000000" office:value-type="float" office:value="0.000100559166666667" calcext:value-type="float">
            <text:p>0.0001005592</text:p>
          </table:table-cell>
          <table:table-cell table:formula="of:=[.B14]*[.$L$17]" office:value-type="float" office:value="201118.333333334" calcext:value-type="float">
            <text:p>201118.333333334</text:p>
          </table:table-cell>
          <table:table-cell table:style-name="ce7" office:value-type="string" calcext:value-type="string">
            <text:p>Median_Filter</text:p>
          </table:table-cell>
          <table:table-cell table:style-name="ce7"/>
          <table:table-cell table:style-name="ce11" table:formula="of:=[.P153]" office:value-type="float" office:value="1.46276390626856" calcext:value-type="float">
            <text:p>1.463</text:p>
          </table:table-cell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57343750" calcext:value-type="float">
            <text:p>57343750</text:p>
          </table:table-cell>
          <table:table-cell table:formula="of:=[.A15]/1000000000000" office:value-type="float" office:value="0.00005734375" calcext:value-type="float">
            <text:p>5.734375E-005</text:p>
          </table:table-cell>
          <table:table-cell table:formula="of:=[.B15]*[.$L$17]" office:value-type="float" office:value="114687.5" calcext:value-type="float">
            <text:p>114687.5</text:p>
          </table:table-cell>
          <table:table-cell table:style-name="ce7" office:value-type="string" calcext:value-type="string">
            <text:p>Read_PPM1</text:p>
          </table:table-cell>
          <table:table-cell table:style-name="ce7"/>
          <table:table-cell table:style-name="ce11" table:formula="of:=[.P168]" office:value-type="float" office:value="0.587546303360581" calcext:value-type="float">
            <text:p>0.588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20.3518528888889" calcext:value-type="float">
            <text:p>20.3518528889</text:p>
          </table:table-cell>
          <table:table-cell table:style-name="Default" table:formula="of:=AVERAGE([.J5:.J14])" office:value-type="float" office:value="51.2222222222222" calcext:value-type="float">
            <text:p>51.2222222222</text:p>
          </table:table-cell>
          <table:table-cell table:style-name="Default" table:formula="of:=AVERAGE([.K5:.K14])" office:value-type="float" office:value="5.12222222222222" calcext:value-type="float">
            <text:p>5.1222222222</text:p>
          </table:table-cell>
          <table:table-cell table:style-name="Default" table:formula="of:=AVERAGE([.L5:.L14])" office:value-type="float" office:value="12.4787577777778" calcext:value-type="float">
            <text:p>12.4787577778</text:p>
          </table:table-cell>
          <table:table-cell table:style-name="Default" table:formula="of:=AVERAGE([.M5:.M14])" office:value-type="float" office:value="7.87309511111111" calcext:value-type="float">
            <text:p>7.8730951111</text:p>
          </table:table-cell>
          <table:table-cell table:style-name="ce25" table:formula="of:=AVERAGE([.N5:.N14])" office:value-type="float" office:value="1.53718824660633" calcext:value-type="float">
            <text:p>1.5371882466</text:p>
          </table:table-cell>
          <table:table-cell table:style-name="ce32" table:formula="of:=AVERAGE([.O4:.O13])" office:value-type="float" office:value="0.000000000768594123303167" calcext:value-type="float">
            <text:p>7.68594123303167E-010</text:p>
          </table:table-cell>
          <table:table-cell table:style-name="ce22"/>
          <table:table-cell table:number-columns-repeated="2"/>
        </table:table-row>
        <table:table-row table:style-name="ro3">
          <table:table-cell table:style-name="ce2" office:value-type="float" office:value="57343750" calcext:value-type="float">
            <text:p>57343750</text:p>
          </table:table-cell>
          <table:table-cell table:formula="of:=[.A16]/1000000000000" office:value-type="float" office:value="0.00005734375" calcext:value-type="float">
            <text:p>5.734375E-005</text:p>
          </table:table-cell>
          <table:table-cell table:formula="of:=[.B16]*[.$L$17]" office:value-type="float" office:value="114687.5" calcext:value-type="float">
            <text:p>114687.5</text:p>
          </table:table-cell>
          <table:table-cell table:style-name="ce7" office:value-type="string" calcext:value-type="string">
            <text:p>Read_PPM0</text:p>
          </table:table-cell>
          <table:table-cell table:style-name="ce7"/>
          <table:table-cell table:style-name="ce11" table:formula="of:=[.P168]" office:value-type="float" office:value="0.587546303360581" calcext:value-type="float">
            <text:p>0.588</text:p>
          </table:table-cell>
          <table:table-cell/>
          <table:table-cell table:style-name="ce4" office:value-type="string" calcext:value-type="string">
            <text:p>stdev</text:p>
          </table:table-cell>
          <table:table-cell table:style-name="ce19" table:formula="of:=STDEV([.I5:.I13])" office:value-type="float" office:value="0.224376406754613" calcext:value-type="float">
            <text:p>0.2243764068</text:p>
          </table:table-cell>
          <table:table-cell table:style-name="ce19" table:formula="of:=STDEV([.J5:.J13])" office:value-type="float" office:value="0.440958551844098" calcext:value-type="float">
            <text:p>0.4409585518</text:p>
          </table:table-cell>
          <table:table-cell table:style-name="ce19" table:formula="of:=STDEV([.K5:.K13])" office:value-type="float" office:value="0.0440958551844097" calcext:value-type="float">
            <text:p>0.0440958552</text:p>
          </table:table-cell>
          <table:table-cell table:style-name="ce19" table:formula="of:=STDEV([.L5:.L13])" office:value-type="float" office:value="0.107426322400259" calcext:value-type="float">
            <text:p>0.1074263224</text:p>
          </table:table-cell>
          <table:table-cell table:style-name="ce19" table:formula="of:=STDEV([.M5:.M13])" office:value-type="float" office:value="0.211680632376019" calcext:value-type="float">
            <text:p>0.2116806324</text:p>
          </table:table-cell>
          <table:table-cell table:style-name="ce19" table:formula="of:=STDEV([.N5:.N13])" office:value-type="float" office:value="0.0448490540728965" calcext:value-type="float">
            <text:p>0.0448490541</text:p>
          </table:table-cell>
          <table:table-cell table:style-name="ce40" table:formula="of:=STDEV([.O4:.O13])" office:value-type="float" office:value="0.0000000000224245270364482" calcext:value-type="float">
            <text:p>2.24245270364482E-011</text:p>
          </table:table-cell>
          <table:table-cell table:style-name="ce22"/>
          <table:table-cell table:number-columns-repeated="2"/>
        </table:table-row>
        <table:table-row table:style-name="ro3">
          <table:table-cell table:style-name="ce2" office:value-type="float" office:value="6612500" calcext:value-type="float">
            <text:p>6612500</text:p>
          </table:table-cell>
          <table:table-cell table:formula="of:=[.A17]/1000000000000" office:value-type="float" office:value="0.0000066125" calcext:value-type="float">
            <text:p>6.6125E-006</text:p>
          </table:table-cell>
          <table:table-cell table:formula="of:=[.B17]*[.$L$17]" office:value-type="float" office:value="13225" calcext:value-type="float">
            <text:p>13225</text:p>
          </table:table-cell>
          <table:table-cell table:style-name="ce7" office:value-type="string" calcext:value-type="string">
            <text:p>Split</text:p>
          </table:table-cell>
          <table:table-cell table:style-name="ce7"/>
          <table:table-cell table:style-name="ce11" table:formula="of:=[.N15]" office:value-type="float" office:value="1.53718824660633" calcext:value-type="float">
            <text:p>1.537</text:p>
          </table:table-cell>
          <table:table-cell/>
          <table:table-cell table:style-name="Default" office:value-type="string" calcext:value-type="string">
            <text:p>Static power</text:p>
          </table:table-cell>
          <table:table-cell table:style-name="ce20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0" office:value-type="float" office:value="2000000000" calcext:value-type="float">
            <text:p>20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7975000" calcext:value-type="float">
            <text:p>7975000</text:p>
          </table:table-cell>
          <table:table-cell table:formula="of:=[.A18]/1000000000000" office:value-type="float" office:value="0.000007975" calcext:value-type="float">
            <text:p>0.000007975</text:p>
          </table:table-cell>
          <table:table-cell table:formula="of:=[.B18]*[.$L$17]" office:value-type="float" office:value="15950" calcext:value-type="float">
            <text:p>15950</text:p>
          </table:table-cell>
          <table:table-cell table:style-name="ce7" office:value-type="string" calcext:value-type="string">
            <text:p>DisparityGen</text:p>
          </table:table-cell>
          <table:table-cell table:style-name="ce7"/>
          <table:table-cell table:style-name="ce11" table:formula="of:=[.N15]" office:value-type="float" office:value="1.53718824660633" calcext:value-type="float">
            <text:p>1.537</text:p>
          </table:table-cell>
          <table:table-cell/>
          <table:table-cell table:style-name="Default" office:value-type="string" calcext:value-type="string">
            <text:p>Repeat appli</text:p>
          </table:table-cell>
          <table:table-cell table:style-name="ce46" office:value-type="float" office:value="100" calcext:value-type="float">
            <text:p>10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6437500" calcext:value-type="float">
            <text:p>6437500</text:p>
          </table:table-cell>
          <table:table-cell table:formula="of:=[.A19]/1000000000000" office:value-type="float" office:value="0.0000064375" calcext:value-type="float">
            <text:p>6.4375E-006</text:p>
          </table:table-cell>
          <table:table-cell table:formula="of:=[.B19]*[.$L$17]" office:value-type="float" office:value="12875" calcext:value-type="float">
            <text:p>12875</text:p>
          </table:table-cell>
          <table:table-cell table:style-name="ce7" office:value-type="string" calcext:value-type="string">
            <text:p>Display_rgb0</text:p>
          </table:table-cell>
          <table:table-cell table:style-name="ce7"/>
          <table:table-cell table:style-name="ce11" table:formula="of:=[.N15]" office:value-type="float" office:value="1.53718824660633" calcext:value-type="float">
            <text:p>1.537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6437500" calcext:value-type="float">
            <text:p>6437500</text:p>
          </table:table-cell>
          <table:table-cell table:formula="of:=[.A20]/1000000000000" office:value-type="float" office:value="0.0000064375" calcext:value-type="float">
            <text:p>6.4375E-006</text:p>
          </table:table-cell>
          <table:table-cell table:formula="of:=[.B20]*[.$L$17]" office:value-type="float" office:value="12875" calcext:value-type="float">
            <text:p>12875</text:p>
          </table:table-cell>
          <table:table-cell table:style-name="ce7" office:value-type="string" calcext:value-type="string">
            <text:p>Display_RGB1</text:p>
          </table:table-cell>
          <table:table-cell table:style-name="ce7"/>
          <table:table-cell table:style-name="ce11" table:formula="of:=[.N15]" office:value-type="float" office:value="1.53718824660633" calcext:value-type="float">
            <text:p>1.537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6900000" calcext:value-type="float">
            <text:p>6900000</text:p>
          </table:table-cell>
          <table:table-cell table:formula="of:=[.A21]/1000000000000" office:value-type="float" office:value="0.0000069" calcext:value-type="float">
            <text:p>0.0000069</text:p>
          </table:table-cell>
          <table:table-cell table:formula="of:=[.B21]*[.$L$17]" office:value-type="float" office:value="13800" calcext:value-type="float">
            <text:p>13800</text:p>
          </table:table-cell>
          <table:table-cell table:style-name="ce8" office:value-type="string" calcext:value-type="string">
            <text:p>OffsetGen</text:p>
          </table:table-cell>
          <table:table-cell table:style-name="ce8"/>
          <table:table-cell table:style-name="ce12" table:formula="of:=[.N15]" office:value-type="float" office:value="1.53718824660633" calcext:value-type="float">
            <text:p>1.537</text:p>
          </table:table-cell>
          <table:table-cell/>
          <table:table-cell table:style-name="ce15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Factor of time for energy quanta (pJ/ps = W)</text:p>
          </table:table-cell>
          <table:table-cell table:number-columns-repeated="3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017548" calcext:value-type="float">
            <text:p>88.017548</text:p>
          </table:table-cell>
          <table:table-cell office:value-type="float" office:value="252" calcext:value-type="float">
            <text:p>252</text:p>
          </table:table-cell>
          <table:table-cell table:formula="of:=[.I23]*[.$J$2]" office:value-type="float" office:value="25.2" calcext:value-type="float">
            <text:p>25.2</text:p>
          </table:table-cell>
          <table:table-cell table:formula="of:=[.J23]*[.$I$17]" office:value-type="float" office:value="61.39224" calcext:value-type="float">
            <text:p>61.39224</text:p>
          </table:table-cell>
          <table:table-cell table:formula="of:=[.H23]-[.K23]" office:value-type="float" office:value="26.625308" calcext:value-type="float">
            <text:p>26.625308</text:p>
          </table:table-cell>
          <table:table-cell table:formula="of:=[.L23]-[.$M$15]" office:value-type="float" office:value="18.7522128888889" calcext:value-type="float">
            <text:p>18.7522128889</text:p>
          </table:table-cell>
          <table:table-cell table:formula="of:=[.M23]/([.$L$21]*[.$I$18])" office:value-type="float" office:value="0.00375044257777778" calcext:value-type="float">
            <text:p>0.0037504426</text:p>
          </table:table-cell>
          <table:table-cell table:formula="of:=[.N23]/[.$C$4]" office:value-type="float" office:value="0.000000000429503100207437" calcext:value-type="float">
            <text:p>4.29503100207437E-010</text:p>
          </table:table-cell>
          <table:table-cell table:formula="of:=[.N23]/[.$B$4]" office:value-type="float" office:value="0.859006200414873" calcext:value-type="float">
            <text:p>0.85900620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786736" calcext:value-type="float">
            <text:p>87.786736</text:p>
          </table:table-cell>
          <table:table-cell office:value-type="float" office:value="251" calcext:value-type="float">
            <text:p>251</text:p>
          </table:table-cell>
          <table:table-cell table:formula="of:=[.I24]*[.$J$2]" office:value-type="float" office:value="25.1" calcext:value-type="float">
            <text:p>25.1</text:p>
          </table:table-cell>
          <table:table-cell table:formula="of:=[.J24]*[.$I$17]" office:value-type="float" office:value="61.14862" calcext:value-type="float">
            <text:p>61.14862</text:p>
          </table:table-cell>
          <table:table-cell table:formula="of:=[.H24]-[.K24]" office:value-type="float" office:value="26.638116" calcext:value-type="float">
            <text:p>26.638116</text:p>
          </table:table-cell>
          <table:table-cell table:formula="of:=[.L24]-[.$M$15]" office:value-type="float" office:value="18.7650208888889" calcext:value-type="float">
            <text:p>18.7650208889</text:p>
          </table:table-cell>
          <table:table-cell table:formula="of:=[.M24]/([.$L$21]*[.$I$18])" office:value-type="float" office:value="0.00375300417777778" calcext:value-type="float">
            <text:p>0.0037530042</text:p>
          </table:table-cell>
          <table:table-cell table:formula="of:=[.N24]/[.$C$4]" office:value-type="float" office:value="0.000000000429796456289732" calcext:value-type="float">
            <text:p>4.29796456289732E-010</text:p>
          </table:table-cell>
          <table:table-cell table:formula="of:=[.N24]/[.$B$4]" office:value-type="float" office:value="0.859592912579465" calcext:value-type="float">
            <text:p>0.85959291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291771" calcext:value-type="float">
            <text:p>88.291771</text:p>
          </table:table-cell>
          <table:table-cell office:value-type="float" office:value="254" calcext:value-type="float">
            <text:p>254</text:p>
          </table:table-cell>
          <table:table-cell table:formula="of:=[.I25]*[.$J$2]" office:value-type="float" office:value="25.4" calcext:value-type="float">
            <text:p>25.4</text:p>
          </table:table-cell>
          <table:table-cell table:formula="of:=[.J25]*[.$I$17]" office:value-type="float" office:value="61.87948" calcext:value-type="float">
            <text:p>61.87948</text:p>
          </table:table-cell>
          <table:table-cell table:formula="of:=[.H25]-[.K25]" office:value-type="float" office:value="26.412291" calcext:value-type="float">
            <text:p>26.412291</text:p>
          </table:table-cell>
          <table:table-cell table:formula="of:=[.L25]-[.$M$15]" office:value-type="float" office:value="18.5391958888889" calcext:value-type="float">
            <text:p>18.5391958889</text:p>
          </table:table-cell>
          <table:table-cell table:formula="of:=[.M25]/([.$L$21]*[.$I$18])" office:value-type="float" office:value="0.00370783917777778" calcext:value-type="float">
            <text:p>0.0037078392</text:p>
          </table:table-cell>
          <table:table-cell table:formula="of:=[.N25]/[.$C$4]" office:value-type="float" office:value="0.00000000042462413139245" calcext:value-type="float">
            <text:p>4.2462413139245E-010</text:p>
          </table:table-cell>
          <table:table-cell table:formula="of:=[.N25]/[.$B$4]" office:value-type="float" office:value="0.849248262784899" calcext:value-type="float">
            <text:p>0.84924826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376839" calcext:value-type="float">
            <text:p>88.376839</text:p>
          </table:table-cell>
          <table:table-cell office:value-type="float" office:value="254" calcext:value-type="float">
            <text:p>254</text:p>
          </table:table-cell>
          <table:table-cell table:formula="of:=[.I26]*[.$J$2]" office:value-type="float" office:value="25.4" calcext:value-type="float">
            <text:p>25.4</text:p>
          </table:table-cell>
          <table:table-cell table:formula="of:=[.J26]*[.$I$17]" office:value-type="float" office:value="61.87948" calcext:value-type="float">
            <text:p>61.87948</text:p>
          </table:table-cell>
          <table:table-cell table:formula="of:=[.H26]-[.K26]" office:value-type="float" office:value="26.497359" calcext:value-type="float">
            <text:p>26.497359</text:p>
          </table:table-cell>
          <table:table-cell table:formula="of:=[.L26]-[.$M$15]" office:value-type="float" office:value="18.6242638888889" calcext:value-type="float">
            <text:p>18.6242638889</text:p>
          </table:table-cell>
          <table:table-cell table:formula="of:=[.M26]/([.$L$21]*[.$I$18])" office:value-type="float" office:value="0.00372485277777778" calcext:value-type="float">
            <text:p>0.0037248528</text:p>
          </table:table-cell>
          <table:table-cell table:formula="of:=[.N26]/[.$C$4]" office:value-type="float" office:value="0.00000000042657253982536" calcext:value-type="float">
            <text:p>4.2657253982536E-010</text:p>
          </table:table-cell>
          <table:table-cell table:formula="of:=[.N26]/[.$B$4]" office:value-type="float" office:value="0.853145079650721" calcext:value-type="float">
            <text:p>0.8531450797</text:p>
          </table:table-cell>
          <table:table-cell office:value-type="string" calcext:value-type="string">
            <text:p>Eliminating the worst outlier</text:p>
          </table:table-cell>
          <table:table-cell/>
        </table:table-row>
        <table:table-row table:style-name="ro1">
          <table:table-cell table:number-columns-repeated="7"/>
          <table:table-cell office:value-type="float" office:value="88.079086" calcext:value-type="float">
            <text:p>88.079086</text:p>
          </table:table-cell>
          <table:table-cell office:value-type="float" office:value="253" calcext:value-type="float">
            <text:p>253</text:p>
          </table:table-cell>
          <table:table-cell table:formula="of:=[.I27]*[.$J$2]" office:value-type="float" office:value="25.3" calcext:value-type="float">
            <text:p>25.3</text:p>
          </table:table-cell>
          <table:table-cell table:formula="of:=[.J27]*[.$I$17]" office:value-type="float" office:value="61.63586" calcext:value-type="float">
            <text:p>61.63586</text:p>
          </table:table-cell>
          <table:table-cell table:formula="of:=[.H27]-[.K27]" office:value-type="float" office:value="26.443226" calcext:value-type="float">
            <text:p>26.443226</text:p>
          </table:table-cell>
          <table:table-cell table:formula="of:=[.L27]-[.$M$15]" office:value-type="float" office:value="18.5701308888889" calcext:value-type="float">
            <text:p>18.5701308889</text:p>
          </table:table-cell>
          <table:table-cell table:formula="of:=[.M27]/([.$L$21]*[.$I$18])" office:value-type="float" office:value="0.00371402617777778" calcext:value-type="float">
            <text:p>0.0037140262</text:p>
          </table:table-cell>
          <table:table-cell table:formula="of:=[.N27]/[.$C$4]" office:value-type="float" office:value="0.000000000425332670618388" calcext:value-type="float">
            <text:p>4.25332670618388E-010</text:p>
          </table:table-cell>
          <table:table-cell table:formula="of:=[.N27]/[.$B$4]" office:value-type="float" office:value="0.850665341236776" calcext:value-type="float">
            <text:p>0.85066534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167595" calcext:value-type="float">
            <text:p>88.167595</text:p>
          </table:table-cell>
          <table:table-cell office:value-type="float" office:value="252" calcext:value-type="float">
            <text:p>252</text:p>
          </table:table-cell>
          <table:table-cell table:formula="of:=[.I28]*[.$J$2]" office:value-type="float" office:value="25.2" calcext:value-type="float">
            <text:p>25.2</text:p>
          </table:table-cell>
          <table:table-cell table:formula="of:=[.J28]*[.$I$17]" office:value-type="float" office:value="61.39224" calcext:value-type="float">
            <text:p>61.39224</text:p>
          </table:table-cell>
          <table:table-cell table:formula="of:=[.H28]-[.K28]" office:value-type="float" office:value="26.775355" calcext:value-type="float">
            <text:p>26.775355</text:p>
          </table:table-cell>
          <table:table-cell table:formula="of:=[.L28]-[.$M$15]" office:value-type="float" office:value="18.9022598888889" calcext:value-type="float">
            <text:p>18.9022598889</text:p>
          </table:table-cell>
          <table:table-cell table:formula="of:=[.M28]/([.$L$21]*[.$I$18])" office:value-type="float" office:value="0.00378045197777778" calcext:value-type="float">
            <text:p>0.003780452</text:p>
          </table:table-cell>
          <table:table-cell table:formula="of:=[.N28]/[.$C$4]" office:value-type="float" office:value="0.000000000432939796028814" calcext:value-type="float">
            <text:p>4.32939796028814E-010</text:p>
          </table:table-cell>
          <table:table-cell table:formula="of:=[.N28]/[.$B$4]" office:value-type="float" office:value="0.865879592057629" calcext:value-type="float">
            <text:p>0.86587959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850235" calcext:value-type="float">
            <text:p>87.850235</text:p>
          </table:table-cell>
          <table:table-cell office:value-type="float" office:value="251" calcext:value-type="float">
            <text:p>251</text:p>
          </table:table-cell>
          <table:table-cell table:formula="of:=[.I29]*[.$J$2]" office:value-type="float" office:value="25.1" calcext:value-type="float">
            <text:p>25.1</text:p>
          </table:table-cell>
          <table:table-cell table:formula="of:=[.J29]*[.$I$17]" office:value-type="float" office:value="61.14862" calcext:value-type="float">
            <text:p>61.14862</text:p>
          </table:table-cell>
          <table:table-cell table:formula="of:=[.H29]-[.K29]" office:value-type="float" office:value="26.701615" calcext:value-type="float">
            <text:p>26.701615</text:p>
          </table:table-cell>
          <table:table-cell table:formula="of:=[.L29]-[.$M$15]" office:value-type="float" office:value="18.8285198888889" calcext:value-type="float">
            <text:p>18.8285198889</text:p>
          </table:table-cell>
          <table:table-cell table:formula="of:=[.M29]/([.$L$21]*[.$I$18])" office:value-type="float" office:value="0.00376570397777778" calcext:value-type="float">
            <text:p>0.003765704</text:p>
          </table:table-cell>
          <table:table-cell table:formula="of:=[.N29]/[.$C$4]" office:value-type="float" office:value="0.000000000431250845567503" calcext:value-type="float">
            <text:p>4.31250845567503E-010</text:p>
          </table:table-cell>
          <table:table-cell table:formula="of:=[.N29]/[.$B$4]" office:value-type="float" office:value="0.862501691135006" calcext:value-type="float">
            <text:p>0.86250169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021927" calcext:value-type="float">
            <text:p>88.021927</text:p>
          </table:table-cell>
          <table:table-cell office:value-type="float" office:value="252" calcext:value-type="float">
            <text:p>252</text:p>
          </table:table-cell>
          <table:table-cell table:formula="of:=[.I30]*[.$J$2]" office:value-type="float" office:value="25.2" calcext:value-type="float">
            <text:p>25.2</text:p>
          </table:table-cell>
          <table:table-cell table:formula="of:=[.J30]*[.$I$17]" office:value-type="float" office:value="61.39224" calcext:value-type="float">
            <text:p>61.39224</text:p>
          </table:table-cell>
          <table:table-cell table:formula="of:=[.H30]-[.K30]" office:value-type="float" office:value="26.629687" calcext:value-type="float">
            <text:p>26.629687</text:p>
          </table:table-cell>
          <table:table-cell table:formula="of:=[.L30]-[.$M$15]" office:value-type="float" office:value="18.7565918888889" calcext:value-type="float">
            <text:p>18.7565918889</text:p>
          </table:table-cell>
          <table:table-cell table:formula="of:=[.M30]/([.$L$21]*[.$I$18])" office:value-type="float" office:value="0.00375131837777778" calcext:value-type="float">
            <text:p>0.0037513184</text:p>
          </table:table-cell>
          <table:table-cell table:formula="of:=[.N30]/[.$C$4]" office:value-type="float" office:value="0.000000000429603397387666" calcext:value-type="float">
            <text:p>4.29603397387666E-010</text:p>
          </table:table-cell>
          <table:table-cell table:formula="of:=[.N30]/[.$B$4]" office:value-type="float" office:value="0.859206794775331" calcext:value-type="float">
            <text:p>0.85920679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792641" calcext:value-type="float">
            <text:p>88.792641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table:formula="of:=[.I31]*[.$J$2]" office:value-type="float" office:value="25.5" calcext:value-type="float">
            <text:p>25.5</text:p>
          </table:table-cell>
          <table:table-cell table:style-name="ce22" table:formula="of:=[.J31]*[.$I$17]" office:value-type="float" office:value="62.1231" calcext:value-type="float">
            <text:p>62.1231</text:p>
          </table:table-cell>
          <table:table-cell table:formula="of:=[.H31]-[.K31]" office:value-type="float" office:value="26.669541" calcext:value-type="float">
            <text:p>26.669541</text:p>
          </table:table-cell>
          <table:table-cell table:formula="of:=[.L31]-[.$M$15]" office:value-type="float" office:value="18.7964458888889" calcext:value-type="float">
            <text:p>18.7964458889</text:p>
          </table:table-cell>
          <table:table-cell table:formula="of:=[.M31]/([.$L$21]*[.$I$18])" office:value-type="float" office:value="0.00375928917777778" calcext:value-type="float">
            <text:p>0.0037592892</text:p>
          </table:table-cell>
          <table:table-cell table:formula="of:=[.N31]/[.$C$4]" office:value-type="float" office:value="0.000000000430516218538806" calcext:value-type="float">
            <text:p>4.30516218538806E-010</text:p>
          </table:table-cell>
          <table:table-cell table:formula="of:=[.N31]/[.$B$4]" office:value-type="float" office:value="0.861032437077613" calcext:value-type="float">
            <text:p>0.861032437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88.1538197777778" calcext:value-type="float">
            <text:p>88.1538197778</text:p>
          </table:table-cell>
          <table:table-cell table:style-name="ce22" table:formula="of:=AVERAGE([.I23:.I31])" office:value-type="float" office:value="252.666666666667" calcext:value-type="float">
            <text:p>252.6666666667</text:p>
          </table:table-cell>
          <table:table-cell table:style-name="ce22" table:formula="of:=AVERAGE([.J23:.J31])" office:value-type="float" office:value="25.2666666666667" calcext:value-type="float">
            <text:p>25.2666666667</text:p>
          </table:table-cell>
          <table:table-cell table:style-name="ce22" table:formula="of:=AVERAGE([.K23:.K31])" office:value-type="float" office:value="61.5546533333333" calcext:value-type="float">
            <text:p>61.5546533333</text:p>
          </table:table-cell>
          <table:table-cell table:formula="of:=AVERAGE([.L23:.L31])" office:value-type="float" office:value="26.5991664444444" calcext:value-type="float">
            <text:p>26.5991664444</text:p>
          </table:table-cell>
          <table:table-cell table:formula="of:=AVERAGE([.M23:.M31])" office:value-type="float" office:value="18.7260713333333" calcext:value-type="float">
            <text:p>18.7260713333</text:p>
          </table:table-cell>
          <table:table-cell table:style-name="ce22" table:formula="of:=AVERAGE([.N23:.N31])" office:value-type="float" office:value="0.00374521426666667" calcext:value-type="float">
            <text:p>0.0037452143</text:p>
          </table:table-cell>
          <table:table-cell table:style-name="ce32" table:formula="of:=AVERAGE([.O23:.O31])" office:value-type="float" office:value="0.000000000428904350650684" calcext:value-type="float">
            <text:p>4.28904350650684E-010</text:p>
          </table:table-cell>
          <table:table-cell table:style-name="ce38" table:formula="of:=AVERAGE([.P23:.P31])" office:value-type="float" office:value="0.857808701301368" calcext:value-type="float">
            <text:p>0.8578087013</text:p>
          </table:table-cell>
          <table:table-cell table:style-name="ce9" table:formula="of:=[.O33]/[.$O$15]*100" office:value-type="float" office:value="55.803750984641" calcext:value-type="float">
            <text:p>55.803750984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23:.H31])" office:value-type="float" office:value="0.305269446738769" calcext:value-type="float">
            <text:p>0.3052694467</text:p>
          </table:table-cell>
          <table:table-cell table:style-name="ce23" table:formula="of:=STDEV([.I23:.I31])" office:value-type="float" office:value="1.4142135623731" calcext:value-type="float">
            <text:p>1.4142135624</text:p>
          </table:table-cell>
          <table:table-cell table:style-name="ce23" table:formula="of:=STDEV([.J23:.J31])" office:value-type="float" office:value="0.141421356237309" calcext:value-type="float">
            <text:p>0.1414213562</text:p>
          </table:table-cell>
          <table:table-cell table:style-name="ce23" table:formula="of:=STDEV([.K23:.K31])" office:value-type="float" office:value="0.344530708065332" calcext:value-type="float">
            <text:p>0.3445307081</text:p>
          </table:table-cell>
          <table:table-cell table:style-name="ce23" table:formula="of:=STDEV([.L23:.L31])" office:value-type="float" office:value="0.122079510219888" calcext:value-type="float">
            <text:p>0.1220795102</text:p>
          </table:table-cell>
          <table:table-cell table:style-name="ce23" table:formula="of:=STDEV([.M23:.M31])" office:value-type="float" office:value="0.122079510219888" calcext:value-type="float">
            <text:p>0.1220795102</text:p>
          </table:table-cell>
          <table:table-cell table:style-name="ce23" table:formula="of:=STDEV([.N23:.N31])" office:value-type="float" office:value="0.0000244159020439775" calcext:value-type="float">
            <text:p>2.44159020439775E-005</text:p>
          </table:table-cell>
          <table:table-cell table:style-name="ce30" table:formula="of:=STDEV([.O23:.O31])" office:value-type="float" office:value="0.00000000000279612483187597" calcext:value-type="float">
            <text:p>2.79612483187597E-012</text:p>
          </table:table-cell>
          <table:table-cell table:style-name="ce39" table:formula="of:=STDEV([.P23:.P31])" office:value-type="float" office:value="0.00559224966375197" calcext:value-type="float">
            <text:p>0.0055922497</text:p>
          </table:table-cell>
          <table:table-cell table:formula="of:=[.O34]/[.O33]*100" office:value-type="float" office:value="0.651922702027624" calcext:value-type="float">
            <text:p>0.65192270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067204" calcext:value-type="float">
            <text:p>44.067204</text:p>
          </table:table-cell>
          <table:table-cell office:value-type="float" office:value="109" calcext:value-type="float">
            <text:p>109</text:p>
          </table:table-cell>
          <table:table-cell table:formula="of:=[.I38]*[.$J$2]" office:value-type="float" office:value="10.9" calcext:value-type="float">
            <text:p>10.9</text:p>
          </table:table-cell>
          <table:table-cell table:formula="of:=[.J38]*[.$I$17]" office:value-type="float" office:value="26.55458" calcext:value-type="float">
            <text:p>26.55458</text:p>
          </table:table-cell>
          <table:table-cell table:formula="of:=[.H38]-[.K38]" office:value-type="float" office:value="17.512624" calcext:value-type="float">
            <text:p>17.512624</text:p>
          </table:table-cell>
          <table:table-cell table:formula="of:=[.L38]-[.$M$15]" office:value-type="float" office:value="9.63952888888888" calcext:value-type="float">
            <text:p>9.6395288889</text:p>
          </table:table-cell>
          <table:table-cell table:formula="of:=[.M38]/([.$L$36]*[.$I$18])" office:value-type="float" office:value="0.00192790577777778" calcext:value-type="float">
            <text:p>0.0019279058</text:p>
          </table:table-cell>
          <table:table-cell table:formula="of:=[.N38]/[.$C$5]" office:value-type="float" office:value="0.000000000651531377361182" calcext:value-type="float">
            <text:p>6.51531377361182E-010</text:p>
          </table:table-cell>
          <table:table-cell table:formula="of:=[.N38]/[.$B$5]" office:value-type="float" office:value="1.30306275472236" calcext:value-type="float">
            <text:p>1.30306275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018631" calcext:value-type="float">
            <text:p>44.018631</text:p>
          </table:table-cell>
          <table:table-cell office:value-type="float" office:value="109" calcext:value-type="float">
            <text:p>109</text:p>
          </table:table-cell>
          <table:table-cell table:formula="of:=[.I38]*[.$J$2]" office:value-type="float" office:value="10.9" calcext:value-type="float">
            <text:p>10.9</text:p>
          </table:table-cell>
          <table:table-cell table:formula="of:=[.J39]*[.$I$17]" office:value-type="float" office:value="26.55458" calcext:value-type="float">
            <text:p>26.55458</text:p>
          </table:table-cell>
          <table:table-cell table:formula="of:=[.H39]-[.K39]" office:value-type="float" office:value="17.464051" calcext:value-type="float">
            <text:p>17.464051</text:p>
          </table:table-cell>
          <table:table-cell table:formula="of:=[.L39]-[.$M$15]" office:value-type="float" office:value="9.59095588888889" calcext:value-type="float">
            <text:p>9.5909558889</text:p>
          </table:table-cell>
          <table:table-cell table:formula="of:=[.M39]/([.$L$36]*[.$I$18])" office:value-type="float" office:value="0.00191819117777778" calcext:value-type="float">
            <text:p>0.0019181912</text:p>
          </table:table-cell>
          <table:table-cell table:formula="of:=[.N39]/[.$C$5]" office:value-type="float" office:value="0.00000000064824835036294" calcext:value-type="float">
            <text:p>6.4824835036294E-010</text:p>
          </table:table-cell>
          <table:table-cell table:formula="of:=[.N39]/[.$B$5]" office:value-type="float" office:value="1.29649670072588" calcext:value-type="float">
            <text:p>1.29649670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180878" calcext:value-type="float">
            <text:p>44.180878</text:p>
          </table:table-cell>
          <table:table-cell office:value-type="float" office:value="109" calcext:value-type="float">
            <text:p>109</text:p>
          </table:table-cell>
          <table:table-cell table:formula="of:=[.I39]*[.$J$2]" office:value-type="float" office:value="10.9" calcext:value-type="float">
            <text:p>10.9</text:p>
          </table:table-cell>
          <table:table-cell table:formula="of:=[.J40]*[.$I$17]" office:value-type="float" office:value="26.55458" calcext:value-type="float">
            <text:p>26.55458</text:p>
          </table:table-cell>
          <table:table-cell table:formula="of:=[.H40]-[.K40]" office:value-type="float" office:value="17.626298" calcext:value-type="float">
            <text:p>17.626298</text:p>
          </table:table-cell>
          <table:table-cell table:formula="of:=[.L40]-[.$M$15]" office:value-type="float" office:value="9.75320288888889" calcext:value-type="float">
            <text:p>9.7532028889</text:p>
          </table:table-cell>
          <table:table-cell table:formula="of:=[.M40]/([.$L$36]*[.$I$18])" office:value-type="float" office:value="0.00195064057777778" calcext:value-type="float">
            <text:p>0.0019506406</text:p>
          </table:table-cell>
          <table:table-cell table:formula="of:=[.N40]/[.$C$5]" office:value-type="float" office:value="0.000000000659214551367282" calcext:value-type="float">
            <text:p>6.59214551367282E-010</text:p>
          </table:table-cell>
          <table:table-cell table:formula="of:=[.N40]/[.$B$5]" office:value-type="float" office:value="1.31842910273456" calcext:value-type="float">
            <text:p>1.31842910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989601" calcext:value-type="float">
            <text:p>43.989601</text:p>
          </table:table-cell>
          <table:table-cell office:value-type="float" office:value="109" calcext:value-type="float">
            <text:p>109</text:p>
          </table:table-cell>
          <table:table-cell table:formula="of:=[.I40]*[.$J$2]" office:value-type="float" office:value="10.9" calcext:value-type="float">
            <text:p>10.9</text:p>
          </table:table-cell>
          <table:table-cell table:formula="of:=[.J41]*[.$I$17]" office:value-type="float" office:value="26.55458" calcext:value-type="float">
            <text:p>26.55458</text:p>
          </table:table-cell>
          <table:table-cell table:formula="of:=[.H41]-[.K41]" office:value-type="float" office:value="17.435021" calcext:value-type="float">
            <text:p>17.435021</text:p>
          </table:table-cell>
          <table:table-cell table:formula="of:=[.L41]-[.$M$15]" office:value-type="float" office:value="9.56192588888889" calcext:value-type="float">
            <text:p>9.5619258889</text:p>
          </table:table-cell>
          <table:table-cell table:formula="of:=[.M41]/([.$L$36]*[.$I$18])" office:value-type="float" office:value="0.00191238517777778" calcext:value-type="float">
            <text:p>0.0019123852</text:p>
          </table:table-cell>
          <table:table-cell table:formula="of:=[.N41]/[.$C$5]" office:value-type="float" office:value="0.000000000646286225854283" calcext:value-type="float">
            <text:p>6.46286225854283E-010</text:p>
          </table:table-cell>
          <table:table-cell table:formula="of:=[.N41]/[.$B$5]" office:value-type="float" office:value="1.29257245170857" calcext:value-type="float">
            <text:p>1.29257245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922668" calcext:value-type="float">
            <text:p>43.922668</text:p>
          </table:table-cell>
          <table:table-cell office:value-type="float" office:value="109" calcext:value-type="float">
            <text:p>109</text:p>
          </table:table-cell>
          <table:table-cell table:formula="of:=[.I41]*[.$J$2]" office:value-type="float" office:value="10.9" calcext:value-type="float">
            <text:p>10.9</text:p>
          </table:table-cell>
          <table:table-cell table:formula="of:=[.J42]*[.$I$17]" office:value-type="float" office:value="26.55458" calcext:value-type="float">
            <text:p>26.55458</text:p>
          </table:table-cell>
          <table:table-cell table:formula="of:=[.H42]-[.K42]" office:value-type="float" office:value="17.368088" calcext:value-type="float">
            <text:p>17.368088</text:p>
          </table:table-cell>
          <table:table-cell table:formula="of:=[.L42]-[.$M$15]" office:value-type="float" office:value="9.49499288888889" calcext:value-type="float">
            <text:p>9.4949928889</text:p>
          </table:table-cell>
          <table:table-cell table:formula="of:=[.M42]/([.$L$36]*[.$I$18])" office:value-type="float" office:value="0.00189899857777778" calcext:value-type="float">
            <text:p>0.0018989986</text:p>
          </table:table-cell>
          <table:table-cell table:formula="of:=[.N42]/[.$C$5]" office:value-type="float" office:value="0.000000000641762254798894" calcext:value-type="float">
            <text:p>6.41762254798894E-010</text:p>
          </table:table-cell>
          <table:table-cell table:formula="of:=[.N42]/[.$B$5]" office:value-type="float" office:value="1.28352450959779" calcext:value-type="float">
            <text:p>1.28352450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469231" calcext:value-type="float">
            <text:p>43.469231</text:p>
          </table:table-cell>
          <table:table-cell office:value-type="float" office:value="108" calcext:value-type="float">
            <text:p>108</text:p>
          </table:table-cell>
          <table:table-cell table:formula="of:=[.I42]*[.$J$2]" office:value-type="float" office:value="10.9" calcext:value-type="float">
            <text:p>10.9</text:p>
          </table:table-cell>
          <table:table-cell table:formula="of:=[.J43]*[.$I$17]" office:value-type="float" office:value="26.55458" calcext:value-type="float">
            <text:p>26.55458</text:p>
          </table:table-cell>
          <table:table-cell table:formula="of:=[.H43]-[.K43]" office:value-type="float" office:value="16.914651" calcext:value-type="float">
            <text:p>16.914651</text:p>
          </table:table-cell>
          <table:table-cell table:formula="of:=[.L43]-[.$M$15]" office:value-type="float" office:value="9.04155588888889" calcext:value-type="float">
            <text:p>9.0415558889</text:p>
          </table:table-cell>
          <table:table-cell table:formula="of:=[.M43]/([.$L$36]*[.$I$18])" office:value-type="float" office:value="0.00180831117777778" calcext:value-type="float">
            <text:p>0.0018083112</text:p>
          </table:table-cell>
          <table:table-cell table:formula="of:=[.N43]/[.$C$5]" office:value-type="float" office:value="0.000000000611114654012402" calcext:value-type="float">
            <text:p>6.11114654012402E-010</text:p>
          </table:table-cell>
          <table:table-cell table:formula="of:=[.N43]/[.$B$5]" office:value-type="float" office:value="1.2222293080248" calcext:value-type="float">
            <text:p>1.2222293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143749" calcext:value-type="float">
            <text:p>44.143749</text:p>
          </table:table-cell>
          <table:table-cell office:value-type="float" office:value="109" calcext:value-type="float">
            <text:p>109</text:p>
          </table:table-cell>
          <table:table-cell table:formula="of:=[.I43]*[.$J$2]" office:value-type="float" office:value="10.8" calcext:value-type="float">
            <text:p>10.8</text:p>
          </table:table-cell>
          <table:table-cell table:formula="of:=[.J44]*[.$I$17]" office:value-type="float" office:value="26.31096" calcext:value-type="float">
            <text:p>26.31096</text:p>
          </table:table-cell>
          <table:table-cell table:formula="of:=[.H44]-[.K44]" office:value-type="float" office:value="17.832789" calcext:value-type="float">
            <text:p>17.832789</text:p>
          </table:table-cell>
          <table:table-cell table:formula="of:=[.L44]-[.$M$15]" office:value-type="float" office:value="9.95969388888889" calcext:value-type="float">
            <text:p>9.9596938889</text:p>
          </table:table-cell>
          <table:table-cell table:formula="of:=[.M44]/([.$L$36]*[.$I$18])" office:value-type="float" office:value="0.00199193877777778" calcext:value-type="float">
            <text:p>0.0019919388</text:p>
          </table:table-cell>
          <table:table-cell table:formula="of:=[.N44]/[.$C$5]" office:value-type="float" office:value="0.000000000673171184226981" calcext:value-type="float">
            <text:p>6.73171184226981E-010</text:p>
          </table:table-cell>
          <table:table-cell table:formula="of:=[.N44]/[.$B$5]" office:value-type="float" office:value="1.34634236845396" calcext:value-type="float">
            <text:p>1.34634236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451481" calcext:value-type="float">
            <text:p>43.451481</text:p>
          </table:table-cell>
          <table:table-cell table:style-name="ce22" office:value-type="float" office:value="108" calcext:value-type="float">
            <text:p>108</text:p>
          </table:table-cell>
          <table:table-cell table:formula="of:=[.I44]*[.$J$2]" office:value-type="float" office:value="10.9" calcext:value-type="float">
            <text:p>10.9</text:p>
          </table:table-cell>
          <table:table-cell table:formula="of:=[.J45]*[.$I$17]" office:value-type="float" office:value="26.55458" calcext:value-type="float">
            <text:p>26.55458</text:p>
          </table:table-cell>
          <table:table-cell table:formula="of:=[.H45]-[.K45]" office:value-type="float" office:value="16.896901" calcext:value-type="float">
            <text:p>16.896901</text:p>
          </table:table-cell>
          <table:table-cell table:formula="of:=[.L45]-[.$M$15]" office:value-type="float" office:value="9.02380588888889" calcext:value-type="float">
            <text:p>9.0238058889</text:p>
          </table:table-cell>
          <table:table-cell table:formula="of:=[.M45]/([.$L$36]*[.$I$18])" office:value-type="float" office:value="0.00180476117777778" calcext:value-type="float">
            <text:p>0.0018047612</text:p>
          </table:table-cell>
          <table:table-cell table:formula="of:=[.N45]/[.$C$5]" office:value-type="float" office:value="0.00000000060991493957807" calcext:value-type="float">
            <text:p>6.0991493957807E-010</text:p>
          </table:table-cell>
          <table:table-cell table:formula="of:=[.N45]/[.$B$5]" office:value-type="float" office:value="1.21982987915614" calcext:value-type="float">
            <text:p>1.21982987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384064" calcext:value-type="float">
            <text:p>43.384064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table:formula="of:=[.I45]*[.$J$2]" office:value-type="float" office:value="10.8" calcext:value-type="float">
            <text:p>10.8</text:p>
          </table:table-cell>
          <table:table-cell table:style-name="ce22" table:formula="of:=[.J46]*[.$I$17]" office:value-type="float" office:value="26.31096" calcext:value-type="float">
            <text:p>26.31096</text:p>
          </table:table-cell>
          <table:table-cell table:formula="of:=[.H46]-[.K46]" office:value-type="float" office:value="17.073104" calcext:value-type="float">
            <text:p>17.073104</text:p>
          </table:table-cell>
          <table:table-cell table:formula="of:=[.L46]-[.$M$15]" office:value-type="float" office:value="9.20000888888889" calcext:value-type="float">
            <text:p>9.2000088889</text:p>
          </table:table-cell>
          <table:table-cell table:formula="of:=[.M46]/([.$L$36]*[.$I$18])" office:value-type="float" office:value="0.00184000177777778" calcext:value-type="float">
            <text:p>0.0018400018</text:p>
          </table:table-cell>
          <table:table-cell table:formula="of:=[.N46]/[.$C$5]" office:value-type="float" office:value="0.000000000621824420280753" calcext:value-type="float">
            <text:p>6.21824420280753E-010</text:p>
          </table:table-cell>
          <table:table-cell table:formula="of:=[.N46]/[.$B$5]" office:value-type="float" office:value="1.24364884056151" calcext:value-type="float">
            <text:p>1.24364884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2" table:number-columns-repeated="2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43.8475007777778" calcext:value-type="float">
            <text:p>43.8475007778</text:p>
          </table:table-cell>
          <table:table-cell table:style-name="ce22" table:formula="of:=AVERAGE([.I38:.I46])" office:value-type="float" office:value="108.666666666667" calcext:value-type="float">
            <text:p>108.6666666667</text:p>
          </table:table-cell>
          <table:table-cell table:style-name="ce22" table:formula="of:=AVERAGE([.J38:.J46])" office:value-type="float" office:value="10.8777777777778" calcext:value-type="float">
            <text:p>10.8777777778</text:p>
          </table:table-cell>
          <table:table-cell table:style-name="ce22" table:formula="of:=AVERAGE([.K38:.K46])" office:value-type="float" office:value="26.5004422222222" calcext:value-type="float">
            <text:p>26.5004422222</text:p>
          </table:table-cell>
          <table:table-cell table:formula="of:=AVERAGE([.L38:.L46])" office:value-type="float" office:value="17.3470585555556" calcext:value-type="float">
            <text:p>17.3470585556</text:p>
          </table:table-cell>
          <table:table-cell table:formula="of:=AVERAGE([.M38:.M46])" office:value-type="float" office:value="9.47396344444444" calcext:value-type="float">
            <text:p>9.4739634444</text:p>
          </table:table-cell>
          <table:table-cell table:style-name="ce22" table:formula="of:=AVERAGE([.N38:.N46])" office:value-type="float" office:value="0.00189479268888889" calcext:value-type="float">
            <text:p>0.0018947927</text:p>
          </table:table-cell>
          <table:table-cell table:style-name="ce32" table:formula="of:=AVERAGE([.O38:.O46])" office:value-type="float" office:value="0.000000000640340884204754" calcext:value-type="float">
            <text:p>6.40340884204754E-010</text:p>
          </table:table-cell>
          <table:table-cell table:style-name="ce38" table:formula="of:=AVERAGE([.P38:.P46])" office:value-type="float" office:value="1.28068176840951" calcext:value-type="float">
            <text:p>1.2806817684</text:p>
          </table:table-cell>
          <table:table-cell table:formula="of:=[.O48]/[.$O$15]*100" office:value-type="float" office:value="83.3132683155028" calcext:value-type="float">
            <text:p>83.313268315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38:.H46])" office:value-type="float" office:value="0.319568920754888" calcext:value-type="float">
            <text:p>0.3195689208</text:p>
          </table:table-cell>
          <table:table-cell table:style-name="ce23" table:formula="of:=STDEV([.I38:.I46])" office:value-type="float" office:value="0.5" calcext:value-type="float">
            <text:p>0.5</text:p>
          </table:table-cell>
          <table:table-cell table:style-name="ce23" table:formula="of:=STDEV([.J38:.J46])" office:value-type="float" office:value="0.0440958551844097" calcext:value-type="float">
            <text:p>0.0440958552</text:p>
          </table:table-cell>
          <table:table-cell table:style-name="ce23" table:formula="of:=STDEV([.K38:.K46])" office:value-type="float" office:value="0.107426322400259" calcext:value-type="float">
            <text:p>0.1074263224</text:p>
          </table:table-cell>
          <table:table-cell table:style-name="ce23" table:formula="of:=STDEV([.L38:.L46])" office:value-type="float" office:value="0.3216863237391" calcext:value-type="float">
            <text:p>0.3216863237</text:p>
          </table:table-cell>
          <table:table-cell table:style-name="ce23" table:formula="of:=STDEV([.M38:.M46])" office:value-type="float" office:value="0.3216863237391" calcext:value-type="float">
            <text:p>0.3216863237</text:p>
          </table:table-cell>
          <table:table-cell table:style-name="ce23" table:formula="of:=STDEV([.N38:.N46])" office:value-type="float" office:value="0.0000643372647478201" calcext:value-type="float">
            <text:p>6.43372647478201E-005</text:p>
          </table:table-cell>
          <table:table-cell table:style-name="ce30" table:formula="of:=STDEV([.O38:.O46])" office:value-type="float" office:value="0.0000000000217426324460292" calcext:value-type="float">
            <text:p>2.17426324460292E-011</text:p>
          </table:table-cell>
          <table:table-cell table:style-name="ce39" table:formula="of:=STDEV([.P38:.P46])" office:value-type="float" office:value="0.0434852648920584" calcext:value-type="float">
            <text:p>0.0434852649</text:p>
          </table:table-cell>
          <table:table-cell table:formula="of:=[.O49]/[.O48]*100" office:value-type="float" office:value="3.3954777810309" calcext:value-type="float">
            <text:p>3.39547778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622231" calcext:value-type="float">
            <text:p>43.622231</text:p>
          </table:table-cell>
          <table:table-cell office:value-type="float" office:value="108" calcext:value-type="float">
            <text:p>108</text:p>
          </table:table-cell>
          <table:table-cell table:formula="of:=[.I53]*[.$J$2]" office:value-type="float" office:value="10.8" calcext:value-type="float">
            <text:p>10.8</text:p>
          </table:table-cell>
          <table:table-cell table:formula="of:=[.J53]*[.$I$17]" office:value-type="float" office:value="26.31096" calcext:value-type="float">
            <text:p>26.31096</text:p>
          </table:table-cell>
          <table:table-cell table:formula="of:=[.H53]-[.K53]" office:value-type="float" office:value="17.311271" calcext:value-type="float">
            <text:p>17.311271</text:p>
          </table:table-cell>
          <table:table-cell table:formula="of:=[.L53]-[.$M$15]" office:value-type="float" office:value="9.43817588888889" calcext:value-type="float">
            <text:p>9.4381758889</text:p>
          </table:table-cell>
          <table:table-cell table:formula="of:=[.M53]/([.$L$51]*[.$I$18])" office:value-type="float" office:value="0.00188763517777778" calcext:value-type="float">
            <text:p>0.0018876352</text:p>
          </table:table-cell>
          <table:table-cell table:formula="of:=[.N53]/[.$C$6]" office:value-type="float" office:value="0.000000000637922019586756" calcext:value-type="float">
            <text:p>6.37922019586756E-010</text:p>
          </table:table-cell>
          <table:table-cell table:formula="of:=[.N53]/[.$B$6]" office:value-type="float" office:value="1.27584403917351" calcext:value-type="float">
            <text:p>1.27584403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195309" calcext:value-type="float">
            <text:p>44.195309</text:p>
          </table:table-cell>
          <table:table-cell office:value-type="float" office:value="109" calcext:value-type="float">
            <text:p>109</text:p>
          </table:table-cell>
          <table:table-cell table:formula="of:=[.I54]*[.$J$2]" office:value-type="float" office:value="10.9" calcext:value-type="float">
            <text:p>10.9</text:p>
          </table:table-cell>
          <table:table-cell table:formula="of:=[.J54]*[.$I$17]" office:value-type="float" office:value="26.55458" calcext:value-type="float">
            <text:p>26.55458</text:p>
          </table:table-cell>
          <table:table-cell table:formula="of:=[.H54]-[.K54]" office:value-type="float" office:value="17.640729" calcext:value-type="float">
            <text:p>17.640729</text:p>
          </table:table-cell>
          <table:table-cell table:formula="of:=[.L54]-[.$M$15]" office:value-type="float" office:value="9.76763388888889" calcext:value-type="float">
            <text:p>9.7676338889</text:p>
          </table:table-cell>
          <table:table-cell table:formula="of:=[.M54]/([.$L$51]*[.$I$18])" office:value-type="float" office:value="0.00195352677777778" calcext:value-type="float">
            <text:p>0.0019535268</text:p>
          </table:table-cell>
          <table:table-cell table:formula="of:=[.N54]/[.$C$6]" office:value-type="float" office:value="0.00000000066018993609978" calcext:value-type="float">
            <text:p>6.6018993609978E-010</text:p>
          </table:table-cell>
          <table:table-cell table:formula="of:=[.N54]/[.$B$6]" office:value-type="float" office:value="1.32037987219956" calcext:value-type="float">
            <text:p>1.32037987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137592" calcext:value-type="float">
            <text:p>44.137592</text:p>
          </table:table-cell>
          <table:table-cell office:value-type="float" office:value="109" calcext:value-type="float">
            <text:p>109</text:p>
          </table:table-cell>
          <table:table-cell table:formula="of:=[.I55]*[.$J$2]" office:value-type="float" office:value="10.9" calcext:value-type="float">
            <text:p>10.9</text:p>
          </table:table-cell>
          <table:table-cell table:formula="of:=[.J55]*[.$I$17]" office:value-type="float" office:value="26.55458" calcext:value-type="float">
            <text:p>26.55458</text:p>
          </table:table-cell>
          <table:table-cell table:formula="of:=[.H55]-[.K55]" office:value-type="float" office:value="17.583012" calcext:value-type="float">
            <text:p>17.583012</text:p>
          </table:table-cell>
          <table:table-cell table:formula="of:=[.L55]-[.$M$15]" office:value-type="float" office:value="9.70991688888889" calcext:value-type="float">
            <text:p>9.7099168889</text:p>
          </table:table-cell>
          <table:table-cell table:formula="of:=[.M55]/([.$L$51]*[.$I$18])" office:value-type="float" office:value="0.00194198337777778" calcext:value-type="float">
            <text:p>0.0019419834</text:p>
          </table:table-cell>
          <table:table-cell table:formula="of:=[.N55]/[.$C$6]" office:value-type="float" office:value="0.000000000656288870296606" calcext:value-type="float">
            <text:p>6.56288870296606E-010</text:p>
          </table:table-cell>
          <table:table-cell table:formula="of:=[.N55]/[.$B$6]" office:value-type="float" office:value="1.31257774059321" calcext:value-type="float">
            <text:p>1.31257774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504864" calcext:value-type="float">
            <text:p>43.504864</text:p>
          </table:table-cell>
          <table:table-cell office:value-type="float" office:value="108" calcext:value-type="float">
            <text:p>108</text:p>
          </table:table-cell>
          <table:table-cell table:formula="of:=[.I56]*[.$J$2]" office:value-type="float" office:value="10.8" calcext:value-type="float">
            <text:p>10.8</text:p>
          </table:table-cell>
          <table:table-cell table:formula="of:=[.J56]*[.$I$17]" office:value-type="float" office:value="26.31096" calcext:value-type="float">
            <text:p>26.31096</text:p>
          </table:table-cell>
          <table:table-cell table:formula="of:=[.H56]-[.K56]" office:value-type="float" office:value="17.193904" calcext:value-type="float">
            <text:p>17.193904</text:p>
          </table:table-cell>
          <table:table-cell table:formula="of:=[.L56]-[.$M$15]" office:value-type="float" office:value="9.32080888888889" calcext:value-type="float">
            <text:p>9.3208088889</text:p>
          </table:table-cell>
          <table:table-cell table:formula="of:=[.M56]/([.$L$51]*[.$I$18])" office:value-type="float" office:value="0.00186416177777778" calcext:value-type="float">
            <text:p>0.0018641618</text:p>
          </table:table-cell>
          <table:table-cell table:formula="of:=[.N56]/[.$C$6]" office:value-type="float" office:value="0.00000000062998923738877" calcext:value-type="float">
            <text:p>6.2998923738877E-010</text:p>
          </table:table-cell>
          <table:table-cell table:formula="of:=[.N56]/[.$B$6]" office:value-type="float" office:value="1.25997847477754" calcext:value-type="float">
            <text:p>1.25997847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108212" calcext:value-type="float">
            <text:p>44.108212</text:p>
          </table:table-cell>
          <table:table-cell office:value-type="float" office:value="109" calcext:value-type="float">
            <text:p>109</text:p>
          </table:table-cell>
          <table:table-cell table:formula="of:=[.I57]*[.$J$2]" office:value-type="float" office:value="10.9" calcext:value-type="float">
            <text:p>10.9</text:p>
          </table:table-cell>
          <table:table-cell table:formula="of:=[.J57]*[.$I$17]" office:value-type="float" office:value="26.55458" calcext:value-type="float">
            <text:p>26.55458</text:p>
          </table:table-cell>
          <table:table-cell table:formula="of:=[.H57]-[.K57]" office:value-type="float" office:value="17.553632" calcext:value-type="float">
            <text:p>17.553632</text:p>
          </table:table-cell>
          <table:table-cell table:formula="of:=[.L57]-[.$M$15]" office:value-type="float" office:value="9.68053688888889" calcext:value-type="float">
            <text:p>9.6805368889</text:p>
          </table:table-cell>
          <table:table-cell table:formula="of:=[.M57]/([.$L$51]*[.$I$18])" office:value-type="float" office:value="0.00193610737777778" calcext:value-type="float">
            <text:p>0.0019361074</text:p>
          </table:table-cell>
          <table:table-cell table:formula="of:=[.N57]/[.$C$6]" office:value-type="float" office:value="0.000000000654303089446991" calcext:value-type="float">
            <text:p>6.54303089446991E-010</text:p>
          </table:table-cell>
          <table:table-cell table:formula="of:=[.N57]/[.$B$6]" office:value-type="float" office:value="1.30860617889398" calcext:value-type="float">
            <text:p>1.30860617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880035" calcext:value-type="float">
            <text:p>43.880035</text:p>
          </table:table-cell>
          <table:table-cell office:value-type="float" office:value="108" calcext:value-type="float">
            <text:p>108</text:p>
          </table:table-cell>
          <table:table-cell table:formula="of:=[.I58]*[.$J$2]" office:value-type="float" office:value="10.8" calcext:value-type="float">
            <text:p>10.8</text:p>
          </table:table-cell>
          <table:table-cell table:formula="of:=[.J58]*[.$I$17]" office:value-type="float" office:value="26.31096" calcext:value-type="float">
            <text:p>26.31096</text:p>
          </table:table-cell>
          <table:table-cell table:formula="of:=[.H58]-[.K58]" office:value-type="float" office:value="17.569075" calcext:value-type="float">
            <text:p>17.569075</text:p>
          </table:table-cell>
          <table:table-cell table:formula="of:=[.L58]-[.$M$15]" office:value-type="float" office:value="9.69597988888889" calcext:value-type="float">
            <text:p>9.6959798889</text:p>
          </table:table-cell>
          <table:table-cell table:formula="of:=[.M58]/([.$L$51]*[.$I$18])" office:value-type="float" office:value="0.00193919597777778" calcext:value-type="float">
            <text:p>0.001939196</text:p>
          </table:table-cell>
          <table:table-cell table:formula="of:=[.N58]/[.$C$6]" office:value-type="float" office:value="0.000000000655346874799632" calcext:value-type="float">
            <text:p>6.55346874799632E-010</text:p>
          </table:table-cell>
          <table:table-cell table:formula="of:=[.N58]/[.$B$6]" office:value-type="float" office:value="1.31069374959926" calcext:value-type="float">
            <text:p>1.31069374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602863" calcext:value-type="float">
            <text:p>43.602863</text:p>
          </table:table-cell>
          <table:table-cell office:value-type="float" office:value="108" calcext:value-type="float">
            <text:p>108</text:p>
          </table:table-cell>
          <table:table-cell table:formula="of:=[.I59]*[.$J$2]" office:value-type="float" office:value="10.8" calcext:value-type="float">
            <text:p>10.8</text:p>
          </table:table-cell>
          <table:table-cell table:formula="of:=[.J59]*[.$I$17]" office:value-type="float" office:value="26.31096" calcext:value-type="float">
            <text:p>26.31096</text:p>
          </table:table-cell>
          <table:table-cell table:formula="of:=[.H59]-[.K59]" office:value-type="float" office:value="17.291903" calcext:value-type="float">
            <text:p>17.291903</text:p>
          </table:table-cell>
          <table:table-cell table:formula="of:=[.L59]-[.$M$15]" office:value-type="float" office:value="9.41880788888889" calcext:value-type="float">
            <text:p>9.4188078889</text:p>
          </table:table-cell>
          <table:table-cell table:formula="of:=[.M59]/([.$L$51]*[.$I$18])" office:value-type="float" office:value="0.00188376157777778" calcext:value-type="float">
            <text:p>0.0018837616</text:p>
          </table:table-cell>
          <table:table-cell table:formula="of:=[.N59]/[.$C$6]" office:value-type="float" office:value="0.00000000063661294526765" calcext:value-type="float">
            <text:p>6.3661294526765E-010</text:p>
          </table:table-cell>
          <table:table-cell table:formula="of:=[.N59]/[.$B$6]" office:value-type="float" office:value="1.2732258905353" calcext:value-type="float">
            <text:p>1.27322589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718735" calcext:value-type="float">
            <text:p>43.718735</text:p>
          </table:table-cell>
          <table:table-cell office:value-type="float" office:value="108" calcext:value-type="float">
            <text:p>108</text:p>
          </table:table-cell>
          <table:table-cell table:formula="of:=[.I60]*[.$J$2]" office:value-type="float" office:value="10.8" calcext:value-type="float">
            <text:p>10.8</text:p>
          </table:table-cell>
          <table:table-cell table:formula="of:=[.J60]*[.$I$17]" office:value-type="float" office:value="26.31096" calcext:value-type="float">
            <text:p>26.31096</text:p>
          </table:table-cell>
          <table:table-cell table:formula="of:=[.H60]-[.K60]" office:value-type="float" office:value="17.407775" calcext:value-type="float">
            <text:p>17.407775</text:p>
          </table:table-cell>
          <table:table-cell table:formula="of:=[.L60]-[.$M$15]" office:value-type="float" office:value="9.53467988888889" calcext:value-type="float">
            <text:p>9.5346798889</text:p>
          </table:table-cell>
          <table:table-cell table:formula="of:=[.M60]/([.$L$51]*[.$I$18])" office:value-type="float" office:value="0.00190693597777778" calcext:value-type="float">
            <text:p>0.001906936</text:p>
          </table:table-cell>
          <table:table-cell table:formula="of:=[.N60]/[.$C$6]" office:value-type="float" office:value="0.00000000064444468109497" calcext:value-type="float">
            <text:p>6.4444468109497E-010</text:p>
          </table:table-cell>
          <table:table-cell table:formula="of:=[.N60]/[.$B$6]" office:value-type="float" office:value="1.28888936218994" calcext:value-type="float">
            <text:p>1.28888936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.792984" calcext:value-type="float">
            <text:p>43.792984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table:formula="of:=[.I61]*[.$J$2]" office:value-type="float" office:value="10.8" calcext:value-type="float">
            <text:p>10.8</text:p>
          </table:table-cell>
          <table:table-cell table:style-name="ce22" table:formula="of:=[.J61]*[.$I$17]" office:value-type="float" office:value="26.31096" calcext:value-type="float">
            <text:p>26.31096</text:p>
          </table:table-cell>
          <table:table-cell table:formula="of:=[.H61]-[.K61]" office:value-type="float" office:value="17.482024" calcext:value-type="float">
            <text:p>17.482024</text:p>
          </table:table-cell>
          <table:table-cell table:formula="of:=[.L61]-[.$M$15]" office:value-type="float" office:value="9.60892888888889" calcext:value-type="float">
            <text:p>9.6089288889</text:p>
          </table:table-cell>
          <table:table-cell table:formula="of:=[.M61]/([.$L$51]*[.$I$18])" office:value-type="float" office:value="0.00192178577777778" calcext:value-type="float">
            <text:p>0.0019217858</text:p>
          </table:table-cell>
          <table:table-cell table:formula="of:=[.N61]/[.$C$6]" office:value-type="float" office:value="0.000000000649463137265939" calcext:value-type="float">
            <text:p>6.49463137265939E-010</text:p>
          </table:table-cell>
          <table:table-cell table:formula="of:=[.N61]/[.$B$6]" office:value-type="float" office:value="1.29892627453188" calcext:value-type="float">
            <text:p>1.298926274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43.8403138888889" calcext:value-type="float">
            <text:p>43.8403138889</text:p>
          </table:table-cell>
          <table:table-cell table:style-name="ce22" table:formula="of:=AVERAGE([.I53:.I61])" office:value-type="float" office:value="108.333333333333" calcext:value-type="float">
            <text:p>108.3333333333</text:p>
          </table:table-cell>
          <table:table-cell table:style-name="ce22" table:formula="of:=AVERAGE([.J53:.J61])" office:value-type="float" office:value="10.8333333333333" calcext:value-type="float">
            <text:p>10.8333333333</text:p>
          </table:table-cell>
          <table:table-cell table:style-name="ce22" table:formula="of:=AVERAGE([.K53:.K61])" office:value-type="float" office:value="26.3921666666667" calcext:value-type="float">
            <text:p>26.3921666667</text:p>
          </table:table-cell>
          <table:table-cell table:formula="of:=AVERAGE([.L53:.L61])" office:value-type="float" office:value="17.4481472222222" calcext:value-type="float">
            <text:p>17.4481472222</text:p>
          </table:table-cell>
          <table:table-cell table:formula="of:=AVERAGE([.M53:.M61])" office:value-type="float" office:value="9.57505211111111" calcext:value-type="float">
            <text:p>9.5750521111</text:p>
          </table:table-cell>
          <table:table-cell table:style-name="ce22" table:formula="of:=AVERAGE([.N53:.N61])" office:value-type="float" office:value="0.00191501042222222" calcext:value-type="float">
            <text:p>0.0019150104</text:p>
          </table:table-cell>
          <table:table-cell table:style-name="ce32" table:formula="of:=AVERAGE([.O53:.O61])" office:value-type="float" office:value="0.000000000647173421249677" calcext:value-type="float">
            <text:p>6.47173421249677E-010</text:p>
          </table:table-cell>
          <table:table-cell table:style-name="ce38" table:formula="of:=AVERAGE([.P53:.P61])" office:value-type="float" office:value="1.29434684249935" calcext:value-type="float">
            <text:p>1.2943468425</text:p>
          </table:table-cell>
          <table:table-cell table:formula="of:=[.O63]/[.$O$15]*100" office:value-type="float" office:value="84.2022338745366" calcext:value-type="float">
            <text:p>84.202233874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53:.H61])" office:value-type="float" office:value="0.255253357589301" calcext:value-type="float">
            <text:p>0.2552533576</text:p>
          </table:table-cell>
          <table:table-cell table:style-name="ce23" table:formula="of:=STDEV([.I53:.I61])" office:value-type="float" office:value="0.5" calcext:value-type="float">
            <text:p>0.5</text:p>
          </table:table-cell>
          <table:table-cell table:style-name="ce23" table:formula="of:=STDEV([.J53:.J61])" office:value-type="float" office:value="0.0499999999999998" calcext:value-type="float">
            <text:p>0.05</text:p>
          </table:table-cell>
          <table:table-cell table:style-name="ce23" table:formula="of:=STDEV([.K53:.K61])" office:value-type="float" office:value="0.12181" calcext:value-type="float">
            <text:p>0.12181</text:p>
          </table:table-cell>
          <table:table-cell table:style-name="ce23" table:formula="of:=STDEV([.L53:.L61])" office:value-type="float" office:value="0.154754378302989" calcext:value-type="float">
            <text:p>0.1547543783</text:p>
          </table:table-cell>
          <table:table-cell table:style-name="ce23" table:formula="of:=STDEV([.M53:.M61])" office:value-type="float" office:value="0.154754378302989" calcext:value-type="float">
            <text:p>0.1547543783</text:p>
          </table:table-cell>
          <table:table-cell table:style-name="ce23" table:formula="of:=STDEV([.N53:.N61])" office:value-type="float" office:value="0.0000309508756605978" calcext:value-type="float">
            <text:p>3.09508756605978E-005</text:p>
          </table:table-cell>
          <table:table-cell table:style-name="ce30" table:formula="of:=STDEV([.O53:.O61])" office:value-type="float" office:value="0.0000000000104597781085173" calcext:value-type="float">
            <text:p>1.04597781085173E-011</text:p>
          </table:table-cell>
          <table:table-cell table:style-name="ce39" table:formula="of:=STDEV([.P53:.P61])" office:value-type="float" office:value="0.0209195562170346" calcext:value-type="float">
            <text:p>0.0209195562</text:p>
          </table:table-cell>
          <table:table-cell table:formula="of:=[.O64]/[.O63]*100" office:value-type="float" office:value="1.61622491979348" calcext:value-type="float">
            <text:p>1.616224919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Iterations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8.639437" calcext:value-type="float">
            <text:p>28.639437</text:p>
          </table:table-cell>
          <table:table-cell office:value-type="float" office:value="69" calcext:value-type="float">
            <text:p>69</text:p>
          </table:table-cell>
          <table:table-cell table:formula="of:=[.I68]*[.$J$2]" office:value-type="float" office:value="6.9" calcext:value-type="float">
            <text:p>6.9</text:p>
          </table:table-cell>
          <table:table-cell table:formula="of:=[.J68]*[.$I$17]" office:value-type="float" office:value="16.80978" calcext:value-type="float">
            <text:p>16.80978</text:p>
          </table:table-cell>
          <table:table-cell table:formula="of:=[.H68]-[.K68]" office:value-type="float" office:value="11.829657" calcext:value-type="float">
            <text:p>11.829657</text:p>
          </table:table-cell>
          <table:table-cell table:formula="of:=[.L68]-[.$M$15]" office:value-type="float" office:value="3.95656188888889" calcext:value-type="float">
            <text:p>3.9565618889</text:p>
          </table:table-cell>
          <table:table-cell table:formula="of:=[.M68]/([.$L$66]*[.$I$18])" office:value-type="float" office:value="0.000791312377777778" calcext:value-type="float">
            <text:p>0.0007913124</text:p>
          </table:table-cell>
          <table:table-cell table:formula="of:=[.N68]/[.$C$7]" office:value-type="float" office:value="0.000000000892690809566159" calcext:value-type="float">
            <text:p>8.92690809566159E-010</text:p>
          </table:table-cell>
          <table:table-cell table:formula="of:=[.N68]/[.$B$7]" office:value-type="float" office:value="1.78538161913232" calcext:value-type="float">
            <text:p>1.78538161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9.656864" calcext:value-type="float">
            <text:p>29.656864</text:p>
          </table:table-cell>
          <table:table-cell office:value-type="float" office:value="72" calcext:value-type="float">
            <text:p>72</text:p>
          </table:table-cell>
          <table:table-cell table:formula="of:=[.I69]*[.$J$2]" office:value-type="float" office:value="7.2" calcext:value-type="float">
            <text:p>7.2</text:p>
          </table:table-cell>
          <table:table-cell table:formula="of:=[.J69]*[.$I$17]" office:value-type="float" office:value="17.54064" calcext:value-type="float">
            <text:p>17.54064</text:p>
          </table:table-cell>
          <table:table-cell table:formula="of:=[.H69]-[.K69]" office:value-type="float" office:value="12.116224" calcext:value-type="float">
            <text:p>12.116224</text:p>
          </table:table-cell>
          <table:table-cell table:formula="of:=[.L69]-[.$M$15]" office:value-type="float" office:value="4.24312888888889" calcext:value-type="float">
            <text:p>4.2431288889</text:p>
          </table:table-cell>
          <table:table-cell table:formula="of:=[.M69]/([.$L$66]*[.$I$18])" office:value-type="float" office:value="0.000848625777777778" calcext:value-type="float">
            <text:p>0.0008486258</text:p>
          </table:table-cell>
          <table:table-cell table:formula="of:=[.N69]/[.$C$7]" office:value-type="float" office:value="0.000000000957346875718781" calcext:value-type="float">
            <text:p>0.000000001</text:p>
          </table:table-cell>
          <table:table-cell table:formula="of:=[.N69]/[.$B$7]" office:value-type="float" office:value="1.91469375143756" calcext:value-type="float">
            <text:p>1.91469375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8.985554" calcext:value-type="float">
            <text:p>28.985554</text:p>
          </table:table-cell>
          <table:table-cell office:value-type="float" office:value="70" calcext:value-type="float">
            <text:p>70</text:p>
          </table:table-cell>
          <table:table-cell table:formula="of:=[.I70]*[.$J$2]" office:value-type="float" office:value="7" calcext:value-type="float">
            <text:p>7</text:p>
          </table:table-cell>
          <table:table-cell table:formula="of:=[.J70]*[.$I$17]" office:value-type="float" office:value="17.0534" calcext:value-type="float">
            <text:p>17.0534</text:p>
          </table:table-cell>
          <table:table-cell table:formula="of:=[.H70]-[.K70]" office:value-type="float" office:value="11.932154" calcext:value-type="float">
            <text:p>11.932154</text:p>
          </table:table-cell>
          <table:table-cell table:formula="of:=[.L70]-[.$M$15]" office:value-type="float" office:value="4.05905888888889" calcext:value-type="float">
            <text:p>4.0590588889</text:p>
          </table:table-cell>
          <table:table-cell table:formula="of:=[.M70]/([.$L$66]*[.$I$18])" office:value-type="float" office:value="0.000811811777777778" calcext:value-type="float">
            <text:p>0.0008118118</text:p>
          </table:table-cell>
          <table:table-cell table:formula="of:=[.N70]/[.$C$7]" office:value-type="float" office:value="0.000000000915816475858668" calcext:value-type="float">
            <text:p>9.15816475858668E-010</text:p>
          </table:table-cell>
          <table:table-cell table:formula="of:=[.N70]/[.$B$7]" office:value-type="float" office:value="1.83163295171734" calcext:value-type="float">
            <text:p>1.83163295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9.034348" calcext:value-type="float">
            <text:p>29.034348</text:p>
          </table:table-cell>
          <table:table-cell office:value-type="float" office:value="70" calcext:value-type="float">
            <text:p>70</text:p>
          </table:table-cell>
          <table:table-cell table:formula="of:=[.I71]*[.$J$2]" office:value-type="float" office:value="7" calcext:value-type="float">
            <text:p>7</text:p>
          </table:table-cell>
          <table:table-cell table:formula="of:=[.J71]*[.$I$17]" office:value-type="float" office:value="17.0534" calcext:value-type="float">
            <text:p>17.0534</text:p>
          </table:table-cell>
          <table:table-cell table:formula="of:=[.H71]-[.K71]" office:value-type="float" office:value="11.980948" calcext:value-type="float">
            <text:p>11.980948</text:p>
          </table:table-cell>
          <table:table-cell table:formula="of:=[.L71]-[.$M$15]" office:value-type="float" office:value="4.10785288888889" calcext:value-type="float">
            <text:p>4.1078528889</text:p>
          </table:table-cell>
          <table:table-cell table:formula="of:=[.M71]/([.$L$66]*[.$I$18])" office:value-type="float" office:value="0.000821570577777778" calcext:value-type="float">
            <text:p>0.0008215706</text:p>
          </table:table-cell>
          <table:table-cell table:formula="of:=[.N71]/[.$C$7]" office:value-type="float" office:value="0.000000000926825517694787" calcext:value-type="float">
            <text:p>9.26825517694787E-010</text:p>
          </table:table-cell>
          <table:table-cell table:formula="of:=[.N71]/[.$B$7]" office:value-type="float" office:value="1.85365103538957" calcext:value-type="float">
            <text:p>1.85365103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8.855629" calcext:value-type="float">
            <text:p>28.855629</text:p>
          </table:table-cell>
          <table:table-cell office:value-type="float" office:value="70" calcext:value-type="float">
            <text:p>70</text:p>
          </table:table-cell>
          <table:table-cell table:formula="of:=[.I72]*[.$J$2]" office:value-type="float" office:value="7" calcext:value-type="float">
            <text:p>7</text:p>
          </table:table-cell>
          <table:table-cell table:formula="of:=[.J72]*[.$I$17]" office:value-type="float" office:value="17.0534" calcext:value-type="float">
            <text:p>17.0534</text:p>
          </table:table-cell>
          <table:table-cell table:formula="of:=[.H72]-[.K72]" office:value-type="float" office:value="11.802229" calcext:value-type="float">
            <text:p>11.802229</text:p>
          </table:table-cell>
          <table:table-cell table:formula="of:=[.L72]-[.$M$15]" office:value-type="float" office:value="3.92913388888889" calcext:value-type="float">
            <text:p>3.9291338889</text:p>
          </table:table-cell>
          <table:table-cell table:formula="of:=[.M72]/([.$L$66]*[.$I$18])" office:value-type="float" office:value="0.000785826777777778" calcext:value-type="float">
            <text:p>0.0007858268</text:p>
          </table:table-cell>
          <table:table-cell table:formula="of:=[.N72]/[.$C$7]" office:value-type="float" office:value="0.000000000886502425759112" calcext:value-type="float">
            <text:p>8.86502425759112E-010</text:p>
          </table:table-cell>
          <table:table-cell table:formula="of:=[.N72]/[.$B$7]" office:value-type="float" office:value="1.77300485151822" calcext:value-type="float">
            <text:p>1.77300485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8.457413" calcext:value-type="float">
            <text:p>28.457413</text:p>
          </table:table-cell>
          <table:table-cell office:value-type="float" office:value="69" calcext:value-type="float">
            <text:p>69</text:p>
          </table:table-cell>
          <table:table-cell table:formula="of:=[.I73]*[.$J$2]" office:value-type="float" office:value="6.9" calcext:value-type="float">
            <text:p>6.9</text:p>
          </table:table-cell>
          <table:table-cell table:formula="of:=[.J73]*[.$I$17]" office:value-type="float" office:value="16.80978" calcext:value-type="float">
            <text:p>16.80978</text:p>
          </table:table-cell>
          <table:table-cell table:formula="of:=[.H73]-[.K73]" office:value-type="float" office:value="11.647633" calcext:value-type="float">
            <text:p>11.647633</text:p>
          </table:table-cell>
          <table:table-cell table:formula="of:=[.L73]-[.$M$15]" office:value-type="float" office:value="3.77453788888889" calcext:value-type="float">
            <text:p>3.7745378889</text:p>
          </table:table-cell>
          <table:table-cell table:formula="of:=[.M73]/([.$L$66]*[.$I$18])" office:value-type="float" office:value="0.000754907577777778" calcext:value-type="float">
            <text:p>0.0007549076</text:p>
          </table:table-cell>
          <table:table-cell table:formula="of:=[.N73]/[.$C$7]" office:value-type="float" office:value="0.000000000851622034077826" calcext:value-type="float">
            <text:p>8.51622034077826E-010</text:p>
          </table:table-cell>
          <table:table-cell table:formula="of:=[.N73]/[.$B$7]" office:value-type="float" office:value="1.70324406815565" calcext:value-type="float">
            <text:p>1.70324406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9.170527" calcext:value-type="float">
            <text:p>29.170527</text:p>
          </table:table-cell>
          <table:table-cell office:value-type="float" office:value="71" calcext:value-type="float">
            <text:p>71</text:p>
          </table:table-cell>
          <table:table-cell table:formula="of:=[.I74]*[.$J$2]" office:value-type="float" office:value="7.1" calcext:value-type="float">
            <text:p>7.1</text:p>
          </table:table-cell>
          <table:table-cell table:formula="of:=[.J74]*[.$I$17]" office:value-type="float" office:value="17.29702" calcext:value-type="float">
            <text:p>17.29702</text:p>
          </table:table-cell>
          <table:table-cell table:formula="of:=[.H74]-[.K74]" office:value-type="float" office:value="11.873507" calcext:value-type="float">
            <text:p>11.873507</text:p>
          </table:table-cell>
          <table:table-cell table:formula="of:=[.L74]-[.$M$15]" office:value-type="float" office:value="4.00041188888889" calcext:value-type="float">
            <text:p>4.0004118889</text:p>
          </table:table-cell>
          <table:table-cell table:formula="of:=[.M74]/([.$L$66]*[.$I$18])" office:value-type="float" office:value="0.000800082377777778" calcext:value-type="float">
            <text:p>0.0008000824</text:p>
          </table:table-cell>
          <table:table-cell table:formula="of:=[.N74]/[.$C$7]" office:value-type="float" office:value="0.000000000902584371981903" calcext:value-type="float">
            <text:p>9.02584371981903E-010</text:p>
          </table:table-cell>
          <table:table-cell table:formula="of:=[.N74]/[.$B$7]" office:value-type="float" office:value="1.80516874396381" calcext:value-type="float">
            <text:p>1.8051687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8.709642" calcext:value-type="float">
            <text:p>28.709642</text:p>
          </table:table-cell>
          <table:table-cell office:value-type="float" office:value="70" calcext:value-type="float">
            <text:p>70</text:p>
          </table:table-cell>
          <table:table-cell table:formula="of:=[.I75]*[.$J$2]" office:value-type="float" office:value="7" calcext:value-type="float">
            <text:p>7</text:p>
          </table:table-cell>
          <table:table-cell table:formula="of:=[.J75]*[.$I$17]" office:value-type="float" office:value="17.0534" calcext:value-type="float">
            <text:p>17.0534</text:p>
          </table:table-cell>
          <table:table-cell table:formula="of:=[.H75]-[.K75]" office:value-type="float" office:value="11.656242" calcext:value-type="float">
            <text:p>11.656242</text:p>
          </table:table-cell>
          <table:table-cell table:formula="of:=[.L75]-[.$M$15]" office:value-type="float" office:value="3.78314688888889" calcext:value-type="float">
            <text:p>3.7831468889</text:p>
          </table:table-cell>
          <table:table-cell table:formula="of:=[.M75]/([.$L$66]*[.$I$18])" office:value-type="float" office:value="0.000756629377777778" calcext:value-type="float">
            <text:p>0.0007566294</text:p>
          </table:table-cell>
          <table:table-cell table:formula="of:=[.N75]/[.$C$7]" office:value-type="float" office:value="0.000000000853564421280497" calcext:value-type="float">
            <text:p>8.53564421280497E-010</text:p>
          </table:table-cell>
          <table:table-cell table:formula="of:=[.N75]/[.$B$7]" office:value-type="float" office:value="1.70712884256099" calcext:value-type="float">
            <text:p>1.70712884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8.259365" calcext:value-type="float">
            <text:p>28.259365</text:p>
          </table:table-cell>
          <table:table-cell table:style-name="ce22" office:value-type="float" office:value="69" calcext:value-type="float">
            <text:p>69</text:p>
          </table:table-cell>
          <table:table-cell table:style-name="ce22" table:formula="of:=[.I76]*[.$J$2]" office:value-type="float" office:value="6.9" calcext:value-type="float">
            <text:p>6.9</text:p>
          </table:table-cell>
          <table:table-cell table:style-name="ce22" table:formula="of:=[.J76]*[.$I$17]" office:value-type="float" office:value="16.80978" calcext:value-type="float">
            <text:p>16.80978</text:p>
          </table:table-cell>
          <table:table-cell table:formula="of:=[.H76]-[.K76]" office:value-type="float" office:value="11.449585" calcext:value-type="float">
            <text:p>11.449585</text:p>
          </table:table-cell>
          <table:table-cell table:formula="of:=[.L76]-[.$M$15]" office:value-type="float" office:value="3.57648988888889" calcext:value-type="float">
            <text:p>3.5764898889</text:p>
          </table:table-cell>
          <table:table-cell table:formula="of:=[.M76]/([.$L$66]*[.$I$18])" office:value-type="float" office:value="0.000715297977777778" calcext:value-type="float">
            <text:p>0.000715298</text:p>
          </table:table-cell>
          <table:table-cell table:formula="of:=[.N76]/[.$C$7]" office:value-type="float" office:value="0.00000000080693787787912" calcext:value-type="float">
            <text:p>8.0693787787912E-010</text:p>
          </table:table-cell>
          <table:table-cell table:formula="of:=[.N76]/[.$B$7]" office:value-type="float" office:value="1.61387575575824" calcext:value-type="float">
            <text:p>1.613875755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28.8631976666667" calcext:value-type="float">
            <text:p>28.8631976667</text:p>
          </table:table-cell>
          <table:table-cell table:style-name="ce22" table:formula="of:=AVERAGE([.I68:.I76])" office:value-type="float" office:value="70" calcext:value-type="float">
            <text:p>70</text:p>
          </table:table-cell>
          <table:table-cell table:style-name="ce22" table:formula="of:=AVERAGE([.J68:.J76])" office:value-type="float" office:value="7" calcext:value-type="float">
            <text:p>7</text:p>
          </table:table-cell>
          <table:table-cell table:style-name="ce22" table:formula="of:=AVERAGE([.K68:.K76])" office:value-type="float" office:value="17.0534" calcext:value-type="float">
            <text:p>17.0534</text:p>
          </table:table-cell>
          <table:table-cell table:formula="of:=AVERAGE([.L68:.L76])" office:value-type="float" office:value="11.8097976666667" calcext:value-type="float">
            <text:p>11.8097976667</text:p>
          </table:table-cell>
          <table:table-cell table:formula="of:=AVERAGE([.M68:.M76])" office:value-type="float" office:value="3.93670255555556" calcext:value-type="float">
            <text:p>3.9367025556</text:p>
          </table:table-cell>
          <table:table-cell table:style-name="ce22" table:formula="of:=AVERAGE([.N68:.N76])" office:value-type="float" office:value="0.000787340511111111" calcext:value-type="float">
            <text:p>0.0007873405</text:p>
          </table:table-cell>
          <table:table-cell table:style-name="ce34" table:formula="of:=AVERAGE([.O68:.O76])" office:value-type="float" office:value="0.00000000088821008997965" calcext:value-type="float">
            <text:p>8.8821008997965E-010</text:p>
          </table:table-cell>
          <table:table-cell table:style-name="ce38" table:formula="of:=AVERAGE([.P68:.P76])" office:value-type="float" office:value="1.7764201799593" calcext:value-type="float">
            <text:p>1.77642018</text:p>
          </table:table-cell>
          <table:table-cell table:formula="of:=[.O78]/[.$O$15]*100" office:value-type="float" office:value="115.562956188425" calcext:value-type="float">
            <text:p>115.5629561884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68:.H76])" office:value-type="float" office:value="0.414065457561362" calcext:value-type="float">
            <text:p>0.4140654576</text:p>
          </table:table-cell>
          <table:table-cell table:style-name="ce23" table:formula="of:=STDEV([.I68:.I76])" office:value-type="float" office:value="1" calcext:value-type="float">
            <text:p>1</text:p>
          </table:table-cell>
          <table:table-cell table:style-name="ce23" table:formula="of:=STDEV([.J68:.J76])" office:value-type="float" office:value="0.1" calcext:value-type="float">
            <text:p>0.1</text:p>
          </table:table-cell>
          <table:table-cell table:style-name="ce23" table:formula="of:=STDEV([.K68:.K76])" office:value-type="float" office:value="0.24362" calcext:value-type="float">
            <text:p>0.24362</text:p>
          </table:table-cell>
          <table:table-cell table:style-name="ce23" table:formula="of:=STDEV([.L68:.L76])" office:value-type="float" office:value="0.20071779030644" calcext:value-type="float">
            <text:p>0.2007177903</text:p>
          </table:table-cell>
          <table:table-cell table:style-name="ce23" table:formula="of:=STDEV([.M68:.M76])" office:value-type="float" office:value="0.20071779030644" calcext:value-type="float">
            <text:p>0.2007177903</text:p>
          </table:table-cell>
          <table:table-cell table:style-name="ce23" table:formula="of:=STDEV([.N68:.N76])" office:value-type="float" office:value="0.0000401435580612881" calcext:value-type="float">
            <text:p>4.01435580612881E-005</text:p>
          </table:table-cell>
          <table:table-cell table:style-name="ce30" table:formula="of:=STDEV([.O68:.O76])" office:value-type="float" office:value="0.0000000000452865219235343" calcext:value-type="float">
            <text:p>4.52865219235343E-011</text:p>
          </table:table-cell>
          <table:table-cell table:style-name="ce39" table:formula="of:=STDEV([.P68:.P76])" office:value-type="float" office:value="0.0905730438470685" calcext:value-type="float">
            <text:p>0.0905730438</text:p>
          </table:table-cell>
          <table:table-cell table:formula="of:=[.O79]/[.O78]*100" office:value-type="float" office:value="5.09862727686102" calcext:value-type="float">
            <text:p>5.098627276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492332" calcext:value-type="float">
            <text:p>36.492332</text:p>
          </table:table-cell>
          <table:table-cell office:value-type="float" office:value="88" calcext:value-type="float">
            <text:p>88</text:p>
          </table:table-cell>
          <table:table-cell table:formula="of:=[.I83]*[.$J$2]" office:value-type="float" office:value="8.8" calcext:value-type="float">
            <text:p>8.8</text:p>
          </table:table-cell>
          <table:table-cell table:formula="of:=[.J83]*[.$I$17]" office:value-type="float" office:value="21.43856" calcext:value-type="float">
            <text:p>21.43856</text:p>
          </table:table-cell>
          <table:table-cell table:formula="of:=[.H83]-[.K83]" office:value-type="float" office:value="15.053772" calcext:value-type="float">
            <text:p>15.053772</text:p>
          </table:table-cell>
          <table:table-cell table:formula="of:=[.L83]-[.$M$15]" office:value-type="float" office:value="7.18067688888888" calcext:value-type="float">
            <text:p>7.1806768889</text:p>
          </table:table-cell>
          <table:table-cell table:formula="of:=[.M83]/([.$L$81]*[.$I$18])" office:value-type="float" office:value="0.000179516922222222" calcext:value-type="float">
            <text:p>0.0001795169</text:p>
          </table:table-cell>
          <table:table-cell table:formula="of:=[.N83]/[.$C$8]" office:value-type="float" office:value="0.000000000799362895345529" calcext:value-type="float">
            <text:p>7.99362895345529E-010</text:p>
          </table:table-cell>
          <table:table-cell table:formula="of:=[.N83]/[.$B$8]" office:value-type="float" office:value="1.59872579069106" calcext:value-type="float">
            <text:p>1.59872579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581779" calcext:value-type="float">
            <text:p>36.581779</text:p>
          </table:table-cell>
          <table:table-cell office:value-type="float" office:value="88" calcext:value-type="float">
            <text:p>88</text:p>
          </table:table-cell>
          <table:table-cell table:formula="of:=[.I84]*[.$J$2]" office:value-type="float" office:value="8.8" calcext:value-type="float">
            <text:p>8.8</text:p>
          </table:table-cell>
          <table:table-cell table:formula="of:=[.J84]*[.$I$17]" office:value-type="float" office:value="21.43856" calcext:value-type="float">
            <text:p>21.43856</text:p>
          </table:table-cell>
          <table:table-cell table:formula="of:=[.H84]-[.K84]" office:value-type="float" office:value="15.143219" calcext:value-type="float">
            <text:p>15.143219</text:p>
          </table:table-cell>
          <table:table-cell table:formula="of:=[.L84]-[.$M$15]" office:value-type="float" office:value="7.27012388888888" calcext:value-type="float">
            <text:p>7.2701238889</text:p>
          </table:table-cell>
          <table:table-cell table:formula="of:=[.M84]/([.$L$81]*[.$I$18])" office:value-type="float" office:value="0.000181753097222222" calcext:value-type="float">
            <text:p>0.0001817531</text:p>
          </table:table-cell>
          <table:table-cell table:formula="of:=[.N84]/[.$C$8]" office:value-type="float" office:value="0.000000000809320259255136" calcext:value-type="float">
            <text:p>8.09320259255136E-010</text:p>
          </table:table-cell>
          <table:table-cell table:formula="of:=[.N84]/[.$B$8]" office:value-type="float" office:value="1.61864051851027" calcext:value-type="float">
            <text:p>1.61864051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583778" calcext:value-type="float">
            <text:p>36.583778</text:p>
          </table:table-cell>
          <table:table-cell office:value-type="float" office:value="88" calcext:value-type="float">
            <text:p>88</text:p>
          </table:table-cell>
          <table:table-cell table:formula="of:=[.I85]*[.$J$2]" office:value-type="float" office:value="8.8" calcext:value-type="float">
            <text:p>8.8</text:p>
          </table:table-cell>
          <table:table-cell table:formula="of:=[.J85]*[.$I$17]" office:value-type="float" office:value="21.43856" calcext:value-type="float">
            <text:p>21.43856</text:p>
          </table:table-cell>
          <table:table-cell table:formula="of:=[.H85]-[.K85]" office:value-type="float" office:value="15.145218" calcext:value-type="float">
            <text:p>15.145218</text:p>
          </table:table-cell>
          <table:table-cell table:formula="of:=[.L85]-[.$M$15]" office:value-type="float" office:value="7.27212288888889" calcext:value-type="float">
            <text:p>7.2721228889</text:p>
          </table:table-cell>
          <table:table-cell table:formula="of:=[.M85]/([.$L$81]*[.$I$18])" office:value-type="float" office:value="0.000181803072222222" calcext:value-type="float">
            <text:p>0.0001818031</text:p>
          </table:table-cell>
          <table:table-cell table:formula="of:=[.N85]/[.$C$8]" office:value-type="float" office:value="0.000000000809542790703427" calcext:value-type="float">
            <text:p>8.09542790703427E-010</text:p>
          </table:table-cell>
          <table:table-cell table:formula="of:=[.N85]/[.$B$8]" office:value-type="float" office:value="1.61908558140686" calcext:value-type="float">
            <text:p>1.61908558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087303" calcext:value-type="float">
            <text:p>36.087303</text:p>
          </table:table-cell>
          <table:table-cell office:value-type="float" office:value="88" calcext:value-type="float">
            <text:p>88</text:p>
          </table:table-cell>
          <table:table-cell table:formula="of:=[.I86]*[.$J$2]" office:value-type="float" office:value="8.8" calcext:value-type="float">
            <text:p>8.8</text:p>
          </table:table-cell>
          <table:table-cell table:formula="of:=[.J86]*[.$I$17]" office:value-type="float" office:value="21.43856" calcext:value-type="float">
            <text:p>21.43856</text:p>
          </table:table-cell>
          <table:table-cell table:formula="of:=[.H86]-[.K86]" office:value-type="float" office:value="14.648743" calcext:value-type="float">
            <text:p>14.648743</text:p>
          </table:table-cell>
          <table:table-cell table:formula="of:=[.L86]-[.$M$15]" office:value-type="float" office:value="6.77564788888889" calcext:value-type="float">
            <text:p>6.7756478889</text:p>
          </table:table-cell>
          <table:table-cell table:formula="of:=[.M86]/([.$L$81]*[.$I$18])" office:value-type="float" office:value="0.000169391197222222" calcext:value-type="float">
            <text:p>0.0001693912</text:p>
          </table:table-cell>
          <table:table-cell table:formula="of:=[.N86]/[.$C$8]" office:value-type="float" office:value="0.000000000754274506165968" calcext:value-type="float">
            <text:p>7.54274506165968E-010</text:p>
          </table:table-cell>
          <table:table-cell table:formula="of:=[.N86]/[.$B$8]" office:value-type="float" office:value="1.50854901233194" calcext:value-type="float">
            <text:p>1.50854901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456718" calcext:value-type="float">
            <text:p>36.456718</text:p>
          </table:table-cell>
          <table:table-cell office:value-type="float" office:value="89" calcext:value-type="float">
            <text:p>89</text:p>
          </table:table-cell>
          <table:table-cell table:formula="of:=[.I87]*[.$J$2]" office:value-type="float" office:value="8.9" calcext:value-type="float">
            <text:p>8.9</text:p>
          </table:table-cell>
          <table:table-cell table:formula="of:=[.J87]*[.$I$17]" office:value-type="float" office:value="21.68218" calcext:value-type="float">
            <text:p>21.68218</text:p>
          </table:table-cell>
          <table:table-cell table:formula="of:=[.H87]-[.K87]" office:value-type="float" office:value="14.774538" calcext:value-type="float">
            <text:p>14.774538</text:p>
          </table:table-cell>
          <table:table-cell table:formula="of:=[.L87]-[.$M$15]" office:value-type="float" office:value="6.90144288888889" calcext:value-type="float">
            <text:p>6.9014428889</text:p>
          </table:table-cell>
          <table:table-cell table:formula="of:=[.M87]/([.$L$81]*[.$I$18])" office:value-type="float" office:value="0.000172536072222222" calcext:value-type="float">
            <text:p>0.0001725361</text:p>
          </table:table-cell>
          <table:table-cell table:formula="of:=[.N87]/[.$C$8]" office:value-type="float" office:value="0.000000000768278179771668" calcext:value-type="float">
            <text:p>7.68278179771668E-010</text:p>
          </table:table-cell>
          <table:table-cell table:formula="of:=[.N87]/[.$B$8]" office:value-type="float" office:value="1.53655635954334" calcext:value-type="float">
            <text:p>1.53655635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083412" calcext:value-type="float">
            <text:p>36.083412</text:p>
          </table:table-cell>
          <table:table-cell office:value-type="float" office:value="88" calcext:value-type="float">
            <text:p>88</text:p>
          </table:table-cell>
          <table:table-cell table:formula="of:=[.I88]*[.$J$2]" office:value-type="float" office:value="8.8" calcext:value-type="float">
            <text:p>8.8</text:p>
          </table:table-cell>
          <table:table-cell table:formula="of:=[.J88]*[.$I$17]" office:value-type="float" office:value="21.43856" calcext:value-type="float">
            <text:p>21.43856</text:p>
          </table:table-cell>
          <table:table-cell table:formula="of:=[.H88]-[.K88]" office:value-type="float" office:value="14.644852" calcext:value-type="float">
            <text:p>14.644852</text:p>
          </table:table-cell>
          <table:table-cell table:formula="of:=[.L88]-[.$M$15]" office:value-type="float" office:value="6.77175688888889" calcext:value-type="float">
            <text:p>6.7717568889</text:p>
          </table:table-cell>
          <table:table-cell table:formula="of:=[.M88]/([.$L$81]*[.$I$18])" office:value-type="float" office:value="0.000169293922222222" calcext:value-type="float">
            <text:p>0.0001692939</text:p>
          </table:table-cell>
          <table:table-cell table:formula="of:=[.N88]/[.$C$8]" office:value-type="float" office:value="0.000000000753841354657563" calcext:value-type="float">
            <text:p>7.53841354657563E-010</text:p>
          </table:table-cell>
          <table:table-cell table:formula="of:=[.N88]/[.$B$8]" office:value-type="float" office:value="1.50768270931513" calcext:value-type="float">
            <text:p>1.50768270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248886" calcext:value-type="float">
            <text:p>36.248886</text:p>
          </table:table-cell>
          <table:table-cell office:value-type="float" office:value="88" calcext:value-type="float">
            <text:p>88</text:p>
          </table:table-cell>
          <table:table-cell table:formula="of:=[.I89]*[.$J$2]" office:value-type="float" office:value="8.8" calcext:value-type="float">
            <text:p>8.8</text:p>
          </table:table-cell>
          <table:table-cell table:formula="of:=[.J89]*[.$I$17]" office:value-type="float" office:value="21.43856" calcext:value-type="float">
            <text:p>21.43856</text:p>
          </table:table-cell>
          <table:table-cell table:formula="of:=[.H89]-[.K89]" office:value-type="float" office:value="14.810326" calcext:value-type="float">
            <text:p>14.810326</text:p>
          </table:table-cell>
          <table:table-cell table:formula="of:=[.L89]-[.$M$15]" office:value-type="float" office:value="6.93723088888889" calcext:value-type="float">
            <text:p>6.9372308889</text:p>
          </table:table-cell>
          <table:table-cell table:formula="of:=[.M89]/([.$L$81]*[.$I$18])" office:value-type="float" office:value="0.000173430772222222" calcext:value-type="float">
            <text:p>0.0001734308</text:p>
          </table:table-cell>
          <table:table-cell table:formula="of:=[.N89]/[.$C$8]" office:value-type="float" office:value="0.00000000077226214949225" calcext:value-type="float">
            <text:p>7.7226214949225E-010</text:p>
          </table:table-cell>
          <table:table-cell table:formula="of:=[.N89]/[.$B$8]" office:value-type="float" office:value="1.5445242989845" calcext:value-type="float">
            <text:p>1.5445242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17905" calcext:value-type="float">
            <text:p>36.17905</text:p>
          </table:table-cell>
          <table:table-cell office:value-type="float" office:value="88" calcext:value-type="float">
            <text:p>88</text:p>
          </table:table-cell>
          <table:table-cell table:formula="of:=[.I90]*[.$J$2]" office:value-type="float" office:value="8.8" calcext:value-type="float">
            <text:p>8.8</text:p>
          </table:table-cell>
          <table:table-cell table:formula="of:=[.J90]*[.$I$17]" office:value-type="float" office:value="21.43856" calcext:value-type="float">
            <text:p>21.43856</text:p>
          </table:table-cell>
          <table:table-cell table:formula="of:=[.H90]-[.K90]" office:value-type="float" office:value="14.74049" calcext:value-type="float">
            <text:p>14.74049</text:p>
          </table:table-cell>
          <table:table-cell table:formula="of:=[.L90]-[.$M$15]" office:value-type="float" office:value="6.86739488888888" calcext:value-type="float">
            <text:p>6.8673948889</text:p>
          </table:table-cell>
          <table:table-cell table:formula="of:=[.M90]/([.$L$81]*[.$I$18])" office:value-type="float" office:value="0.000171684872222222" calcext:value-type="float">
            <text:p>0.0001716849</text:p>
          </table:table-cell>
          <table:table-cell table:formula="of:=[.N90]/[.$C$8]" office:value-type="float" office:value="0.000000000764487909260702" calcext:value-type="float">
            <text:p>7.64487909260702E-010</text:p>
          </table:table-cell>
          <table:table-cell table:formula="of:=[.N90]/[.$B$8]" office:value-type="float" office:value="1.5289758185214" calcext:value-type="float">
            <text:p>1.52897581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.24995" calcext:value-type="float">
            <text:p>36.24995</text:p>
          </table:table-cell>
          <table:table-cell table:style-name="ce22" office:value-type="float" office:value="88" calcext:value-type="float">
            <text:p>88</text:p>
          </table:table-cell>
          <table:table-cell table:style-name="ce22" table:formula="of:=[.I91]*[.$J$2]" office:value-type="float" office:value="8.8" calcext:value-type="float">
            <text:p>8.8</text:p>
          </table:table-cell>
          <table:table-cell table:style-name="ce22" table:formula="of:=[.J91]*[.$I$17]" office:value-type="float" office:value="21.43856" calcext:value-type="float">
            <text:p>21.43856</text:p>
          </table:table-cell>
          <table:table-cell table:formula="of:=[.H91]-[.K91]" office:value-type="float" office:value="14.81139" calcext:value-type="float">
            <text:p>14.81139</text:p>
          </table:table-cell>
          <table:table-cell table:formula="of:=[.L91]-[.$M$15]" office:value-type="float" office:value="6.93829488888889" calcext:value-type="float">
            <text:p>6.9382948889</text:p>
          </table:table-cell>
          <table:table-cell table:formula="of:=[.M91]/([.$L$81]*[.$I$18])" office:value-type="float" office:value="0.000173457372222222" calcext:value-type="float">
            <text:p>0.0001734574</text:p>
          </table:table-cell>
          <table:table-cell table:formula="of:=[.N91]/[.$C$8]" office:value-type="float" office:value="0.000000000772380595445718" calcext:value-type="float">
            <text:p>7.72380595445718E-010</text:p>
          </table:table-cell>
          <table:table-cell table:formula="of:=[.N91]/[.$B$8]" office:value-type="float" office:value="1.54476119089144" calcext:value-type="float">
            <text:p>1.54476119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36.3292453333333" calcext:value-type="float">
            <text:p>36.3292453333</text:p>
          </table:table-cell>
          <table:table-cell table:style-name="ce22" table:formula="of:=AVERAGE([.I83:.I91])" office:value-type="float" office:value="88.1111111111111" calcext:value-type="float">
            <text:p>88.1111111111</text:p>
          </table:table-cell>
          <table:table-cell table:style-name="ce22" table:formula="of:=AVERAGE([.J83:.J91])" office:value-type="float" office:value="8.81111111111111" calcext:value-type="float">
            <text:p>8.8111111111</text:p>
          </table:table-cell>
          <table:table-cell table:style-name="ce22" table:formula="of:=AVERAGE([.K83:.K91])" office:value-type="float" office:value="21.4656288888889" calcext:value-type="float">
            <text:p>21.4656288889</text:p>
          </table:table-cell>
          <table:table-cell table:formula="of:=AVERAGE([.L83:.L91])" office:value-type="float" office:value="14.8636164444444" calcext:value-type="float">
            <text:p>14.8636164444</text:p>
          </table:table-cell>
          <table:table-cell table:formula="of:=AVERAGE([.M83:.M91])" office:value-type="float" office:value="6.99052133333333" calcext:value-type="float">
            <text:p>6.9905213333</text:p>
          </table:table-cell>
          <table:table-cell table:style-name="ce22" table:formula="of:=AVERAGE([.N83:.N91])" office:value-type="float" office:value="0.000174763033333333" calcext:value-type="float">
            <text:p>0.000174763</text:p>
          </table:table-cell>
          <table:table-cell table:style-name="ce32" table:formula="of:=AVERAGE([.O83:.O91])" office:value-type="float" office:value="0.00000000077819451556644" calcext:value-type="float">
            <text:p>7.7819451556644E-010</text:p>
          </table:table-cell>
          <table:table-cell table:style-name="ce38" table:formula="of:=AVERAGE([.P83:.P91])" office:value-type="float" office:value="1.55638903113288" calcext:value-type="float">
            <text:p>1.5563890311</text:p>
          </table:table-cell>
          <table:table-cell table:formula="of:=[.O93]/[.$O$15]*100" office:value-type="float" office:value="101.249084786391" calcext:value-type="float">
            <text:p>101.2490847864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83:.H91])" office:value-type="float" office:value="0.201767441540379" calcext:value-type="float">
            <text:p>0.2017674415</text:p>
          </table:table-cell>
          <table:table-cell table:style-name="ce23" table:formula="of:=STDEV([.I83:.I91])" office:value-type="float" office:value="0.333333333333333" calcext:value-type="float">
            <text:p>0.3333333333</text:p>
          </table:table-cell>
          <table:table-cell table:style-name="ce23" table:formula="of:=STDEV([.J83:.J91])" office:value-type="float" office:value="0.0333333333333332" calcext:value-type="float">
            <text:p>0.0333333333</text:p>
          </table:table-cell>
          <table:table-cell table:style-name="ce23" table:formula="of:=STDEV([.K83:.K91])" office:value-type="float" office:value="0.0812066666666655" calcext:value-type="float">
            <text:p>0.0812066667</text:p>
          </table:table-cell>
          <table:table-cell table:style-name="ce23" table:formula="of:=STDEV([.L83:.L91])" office:value-type="float" office:value="0.198848938678404" calcext:value-type="float">
            <text:p>0.1988489387</text:p>
          </table:table-cell>
          <table:table-cell table:style-name="ce23" table:formula="of:=STDEV([.M83:.M91])" office:value-type="float" office:value="0.198848938678404" calcext:value-type="float">
            <text:p>0.1988489387</text:p>
          </table:table-cell>
          <table:table-cell table:style-name="ce23" table:formula="of:=STDEV([.N83:.N91])" office:value-type="float" office:value="0.00000497122346696009" calcext:value-type="float">
            <text:p>4.97122346696009E-006</text:p>
          </table:table-cell>
          <table:table-cell table:style-name="ce30" table:formula="of:=STDEV([.O83:.O91])" office:value-type="float" office:value="0.0000000000221361392272519" calcext:value-type="float">
            <text:p>2.21361392272519E-011</text:p>
          </table:table-cell>
          <table:table-cell table:style-name="ce39" table:formula="of:=STDEV([.P83:.P91])" office:value-type="float" office:value="0.0442722784545037" calcext:value-type="float">
            <text:p>0.0442722785</text:p>
          </table:table-cell>
          <table:table-cell table:formula="of:=[.O94]/[.O93]*100" office:value-type="float" office:value="2.84455091682819" calcext:value-type="float">
            <text:p>2.8445509168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393387" calcext:value-type="float">
            <text:p>34.393387</text:p>
          </table:table-cell>
          <table:table-cell table:style-name="ce24" office:value-type="float" office:value="82" calcext:value-type="float">
            <text:p>82</text:p>
          </table:table-cell>
          <table:table-cell table:formula="of:=[.I98]*[.$J$2]" office:value-type="float" office:value="8.2" calcext:value-type="float">
            <text:p>8.2</text:p>
          </table:table-cell>
          <table:table-cell table:formula="of:=[.J98]*[.$I$17]" office:value-type="float" office:value="19.97684" calcext:value-type="float">
            <text:p>19.97684</text:p>
          </table:table-cell>
          <table:table-cell table:formula="of:=[.H98]-[.K98]" office:value-type="float" office:value="14.416547" calcext:value-type="float">
            <text:p>14.416547</text:p>
          </table:table-cell>
          <table:table-cell table:formula="of:=[.L98]-[.$M$15]" office:value-type="float" office:value="6.54345188888888" calcext:value-type="float">
            <text:p>6.5434518889</text:p>
          </table:table-cell>
          <table:table-cell table:formula="of:=[.M98]/([.$L$96]*[.$I$18])" office:value-type="float" office:value="0.000163586297222222" calcext:value-type="float">
            <text:p>0.0001635863</text:p>
          </table:table-cell>
          <table:table-cell table:formula="of:=[.N98]/[.$C$9]" office:value-type="float" office:value="0.000000000807385019296549" calcext:value-type="float">
            <text:p>8.07385019296549E-010</text:p>
          </table:table-cell>
          <table:table-cell table:formula="of:=[.N98]/[.$B$9]" office:value-type="float" office:value="1.6147700385931" calcext:value-type="float">
            <text:p>1.61477003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859066" calcext:value-type="float">
            <text:p>33.859066</text:p>
          </table:table-cell>
          <table:table-cell office:value-type="float" office:value="81" calcext:value-type="float">
            <text:p>81</text:p>
          </table:table-cell>
          <table:table-cell table:formula="of:=[.I99]*[.$J$2]" office:value-type="float" office:value="8.1" calcext:value-type="float">
            <text:p>8.1</text:p>
          </table:table-cell>
          <table:table-cell table:formula="of:=[.J99]*[.$I$17]" office:value-type="float" office:value="19.73322" calcext:value-type="float">
            <text:p>19.73322</text:p>
          </table:table-cell>
          <table:table-cell table:formula="of:=[.H99]-[.K99]" office:value-type="float" office:value="14.125846" calcext:value-type="float">
            <text:p>14.125846</text:p>
          </table:table-cell>
          <table:table-cell table:formula="of:=[.L99]-[.$M$15]" office:value-type="float" office:value="6.25275088888889" calcext:value-type="float">
            <text:p>6.2527508889</text:p>
          </table:table-cell>
          <table:table-cell table:formula="of:=[.M99]/([.$L$96]*[.$I$18])" office:value-type="float" office:value="0.000156318772222222" calcext:value-type="float">
            <text:p>0.0001563188</text:p>
          </table:table-cell>
          <table:table-cell table:formula="of:=[.N99]/[.$C$9]" office:value-type="float" office:value="0.000000000771515934220358" calcext:value-type="float">
            <text:p>7.71515934220358E-010</text:p>
          </table:table-cell>
          <table:table-cell table:formula="of:=[.N99]/[.$B$9]" office:value-type="float" office:value="1.54303186844072" calcext:value-type="float">
            <text:p>1.54303186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389614" calcext:value-type="float">
            <text:p>34.389614</text:p>
          </table:table-cell>
          <table:table-cell office:value-type="float" office:value="82" calcext:value-type="float">
            <text:p>82</text:p>
          </table:table-cell>
          <table:table-cell table:formula="of:=[.I100]*[.$J$2]" office:value-type="float" office:value="8.2" calcext:value-type="float">
            <text:p>8.2</text:p>
          </table:table-cell>
          <table:table-cell table:formula="of:=[.J100]*[.$I$17]" office:value-type="float" office:value="19.97684" calcext:value-type="float">
            <text:p>19.97684</text:p>
          </table:table-cell>
          <table:table-cell table:formula="of:=[.H100]-[.K100]" office:value-type="float" office:value="14.412774" calcext:value-type="float">
            <text:p>14.412774</text:p>
          </table:table-cell>
          <table:table-cell table:formula="of:=[.L100]-[.$M$15]" office:value-type="float" office:value="6.53967888888889" calcext:value-type="float">
            <text:p>6.5396788889</text:p>
          </table:table-cell>
          <table:table-cell table:formula="of:=[.M100]/([.$L$96]*[.$I$18])" office:value-type="float" office:value="0.000163491972222222" calcext:value-type="float">
            <text:p>0.000163492</text:p>
          </table:table-cell>
          <table:table-cell table:formula="of:=[.N100]/[.$C$9]" office:value-type="float" office:value="0.000000000806919475462877" calcext:value-type="float">
            <text:p>8.06919475462877E-010</text:p>
          </table:table-cell>
          <table:table-cell table:formula="of:=[.N100]/[.$B$9]" office:value-type="float" office:value="1.61383895092575" calcext:value-type="float">
            <text:p>1.61383895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611504" calcext:value-type="float">
            <text:p>34.611504</text:p>
          </table:table-cell>
          <table:table-cell office:value-type="float" office:value="82" calcext:value-type="float">
            <text:p>82</text:p>
          </table:table-cell>
          <table:table-cell table:formula="of:=[.I101]*[.$J$2]" office:value-type="float" office:value="8.2" calcext:value-type="float">
            <text:p>8.2</text:p>
          </table:table-cell>
          <table:table-cell table:formula="of:=[.J101]*[.$I$17]" office:value-type="float" office:value="19.97684" calcext:value-type="float">
            <text:p>19.97684</text:p>
          </table:table-cell>
          <table:table-cell table:formula="of:=[.H101]-[.K101]" office:value-type="float" office:value="14.634664" calcext:value-type="float">
            <text:p>14.634664</text:p>
          </table:table-cell>
          <table:table-cell table:formula="of:=[.L101]-[.$M$15]" office:value-type="float" office:value="6.76156888888888" calcext:value-type="float">
            <text:p>6.7615688889</text:p>
          </table:table-cell>
          <table:table-cell table:formula="of:=[.M101]/([.$L$96]*[.$I$18])" office:value-type="float" office:value="0.000169039222222222" calcext:value-type="float">
            <text:p>0.0001690392</text:p>
          </table:table-cell>
          <table:table-cell table:formula="of:=[.N101]/[.$C$9]" office:value-type="float" office:value="0.000000000834298092280694" calcext:value-type="float">
            <text:p>8.34298092280694E-010</text:p>
          </table:table-cell>
          <table:table-cell table:formula="of:=[.N101]/[.$B$9]" office:value-type="float" office:value="1.66859618456139" calcext:value-type="float">
            <text:p>1.66859618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818409" calcext:value-type="float">
            <text:p>34.818409</text:p>
          </table:table-cell>
          <table:table-cell office:value-type="float" office:value="83" calcext:value-type="float">
            <text:p>83</text:p>
          </table:table-cell>
          <table:table-cell table:formula="of:=[.I102]*[.$J$2]" office:value-type="float" office:value="8.3" calcext:value-type="float">
            <text:p>8.3</text:p>
          </table:table-cell>
          <table:table-cell table:formula="of:=[.J102]*[.$I$17]" office:value-type="float" office:value="20.22046" calcext:value-type="float">
            <text:p>20.22046</text:p>
          </table:table-cell>
          <table:table-cell table:formula="of:=[.H102]-[.K102]" office:value-type="float" office:value="14.597949" calcext:value-type="float">
            <text:p>14.597949</text:p>
          </table:table-cell>
          <table:table-cell table:formula="of:=[.L102]-[.$M$15]" office:value-type="float" office:value="6.72485388888889" calcext:value-type="float">
            <text:p>6.7248538889</text:p>
          </table:table-cell>
          <table:table-cell table:formula="of:=[.M102]/([.$L$96]*[.$I$18])" office:value-type="float" office:value="0.000168121347222222" calcext:value-type="float">
            <text:p>0.0001681213</text:p>
          </table:table-cell>
          <table:table-cell table:formula="of:=[.N102]/[.$C$9]" office:value-type="float" office:value="0.000000000829767893008685" calcext:value-type="float">
            <text:p>8.29767893008685E-010</text:p>
          </table:table-cell>
          <table:table-cell table:formula="of:=[.N102]/[.$B$9]" office:value-type="float" office:value="1.65953578601737" calcext:value-type="float">
            <text:p>1.6595357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535442" calcext:value-type="float">
            <text:p>34.535442</text:p>
          </table:table-cell>
          <table:table-cell office:value-type="float" office:value="82" calcext:value-type="float">
            <text:p>82</text:p>
          </table:table-cell>
          <table:table-cell table:formula="of:=[.I103]*[.$J$2]" office:value-type="float" office:value="8.2" calcext:value-type="float">
            <text:p>8.2</text:p>
          </table:table-cell>
          <table:table-cell table:formula="of:=[.J103]*[.$I$17]" office:value-type="float" office:value="19.97684" calcext:value-type="float">
            <text:p>19.97684</text:p>
          </table:table-cell>
          <table:table-cell table:formula="of:=[.H103]-[.K103]" office:value-type="float" office:value="14.558602" calcext:value-type="float">
            <text:p>14.558602</text:p>
          </table:table-cell>
          <table:table-cell table:formula="of:=[.L103]-[.$M$15]" office:value-type="float" office:value="6.68550688888889" calcext:value-type="float">
            <text:p>6.6855068889</text:p>
          </table:table-cell>
          <table:table-cell table:formula="of:=[.M103]/([.$L$96]*[.$I$18])" office:value-type="float" office:value="0.000167137672222222" calcext:value-type="float">
            <text:p>0.0001671377</text:p>
          </table:table-cell>
          <table:table-cell table:formula="of:=[.N103]/[.$C$9]" office:value-type="float" office:value="0.000000000824912935886099" calcext:value-type="float">
            <text:p>8.24912935886099E-010</text:p>
          </table:table-cell>
          <table:table-cell table:formula="of:=[.N103]/[.$B$9]" office:value-type="float" office:value="1.6498258717722" calcext:value-type="float">
            <text:p>1.64982587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632362" calcext:value-type="float">
            <text:p>34.632362</text:p>
          </table:table-cell>
          <table:table-cell office:value-type="float" office:value="82" calcext:value-type="float">
            <text:p>82</text:p>
          </table:table-cell>
          <table:table-cell table:formula="of:=[.I104]*[.$J$2]" office:value-type="float" office:value="8.2" calcext:value-type="float">
            <text:p>8.2</text:p>
          </table:table-cell>
          <table:table-cell table:formula="of:=[.J104]*[.$I$17]" office:value-type="float" office:value="19.97684" calcext:value-type="float">
            <text:p>19.97684</text:p>
          </table:table-cell>
          <table:table-cell table:formula="of:=[.H104]-[.K104]" office:value-type="float" office:value="14.655522" calcext:value-type="float">
            <text:p>14.655522</text:p>
          </table:table-cell>
          <table:table-cell table:formula="of:=[.L104]-[.$M$15]" office:value-type="float" office:value="6.78242688888889" calcext:value-type="float">
            <text:p>6.7824268889</text:p>
          </table:table-cell>
          <table:table-cell table:formula="of:=[.M104]/([.$L$96]*[.$I$18])" office:value-type="float" office:value="0.000169560672222222" calcext:value-type="float">
            <text:p>0.0001695607</text:p>
          </table:table-cell>
          <table:table-cell table:formula="of:=[.N104]/[.$C$9]" office:value-type="float" office:value="0.000000000836871724213571" calcext:value-type="float">
            <text:p>8.36871724213571E-010</text:p>
          </table:table-cell>
          <table:table-cell table:formula="of:=[.N104]/[.$B$9]" office:value-type="float" office:value="1.67374344842714" calcext:value-type="float">
            <text:p>1.67374344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622372" calcext:value-type="float">
            <text:p>34.622372</text:p>
          </table:table-cell>
          <table:table-cell office:value-type="float" office:value="82" calcext:value-type="float">
            <text:p>82</text:p>
          </table:table-cell>
          <table:table-cell table:formula="of:=[.I105]*[.$J$2]" office:value-type="float" office:value="8.2" calcext:value-type="float">
            <text:p>8.2</text:p>
          </table:table-cell>
          <table:table-cell table:formula="of:=[.J105]*[.$I$17]" office:value-type="float" office:value="19.97684" calcext:value-type="float">
            <text:p>19.97684</text:p>
          </table:table-cell>
          <table:table-cell table:formula="of:=[.H105]-[.K105]" office:value-type="float" office:value="14.645532" calcext:value-type="float">
            <text:p>14.645532</text:p>
          </table:table-cell>
          <table:table-cell table:formula="of:=[.L105]-[.$M$15]" office:value-type="float" office:value="6.77243688888889" calcext:value-type="float">
            <text:p>6.7724368889</text:p>
          </table:table-cell>
          <table:table-cell table:formula="of:=[.M105]/([.$L$96]*[.$I$18])" office:value-type="float" office:value="0.000169310922222222" calcext:value-type="float">
            <text:p>0.0001693109</text:p>
          </table:table-cell>
          <table:table-cell table:formula="of:=[.N105]/[.$C$9]" office:value-type="float" office:value="0.000000000835639075684976" calcext:value-type="float">
            <text:p>8.35639075684976E-010</text:p>
          </table:table-cell>
          <table:table-cell table:formula="of:=[.N105]/[.$B$9]" office:value-type="float" office:value="1.67127815136995" calcext:value-type="float">
            <text:p>1.67127815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661652" calcext:value-type="float">
            <text:p>34.661652</text:p>
          </table:table-cell>
          <table:table-cell table:style-name="ce22" office:value-type="float" office:value="82" calcext:value-type="float">
            <text:p>82</text:p>
          </table:table-cell>
          <table:table-cell table:style-name="ce22" table:formula="of:=[.I106]*[.$J$2]" office:value-type="float" office:value="8.2" calcext:value-type="float">
            <text:p>8.2</text:p>
          </table:table-cell>
          <table:table-cell table:style-name="ce22" table:formula="of:=[.J106]*[.$I$17]" office:value-type="float" office:value="19.97684" calcext:value-type="float">
            <text:p>19.97684</text:p>
          </table:table-cell>
          <table:table-cell table:formula="of:=[.H106]-[.K106]" office:value-type="float" office:value="14.684812" calcext:value-type="float">
            <text:p>14.684812</text:p>
          </table:table-cell>
          <table:table-cell table:formula="of:=[.L106]-[.$M$15]" office:value-type="float" office:value="6.81171688888888" calcext:value-type="float">
            <text:p>6.8117168889</text:p>
          </table:table-cell>
          <table:table-cell table:formula="of:=[.M106]/([.$L$96]*[.$I$18])" office:value-type="float" office:value="0.000170292922222222" calcext:value-type="float">
            <text:p>0.0001702929</text:p>
          </table:table-cell>
          <table:table-cell table:formula="of:=[.N106]/[.$C$9]" office:value-type="float" office:value="0.000000000840485765795408" calcext:value-type="float">
            <text:p>8.40485765795408E-010</text:p>
          </table:table-cell>
          <table:table-cell table:formula="of:=[.N106]/[.$B$9]" office:value-type="float" office:value="1.68097153159082" calcext:value-type="float">
            <text:p>1.680971531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34.5026453333333" calcext:value-type="float">
            <text:p>34.5026453333</text:p>
          </table:table-cell>
          <table:table-cell table:style-name="ce22" table:formula="of:=AVERAGE([.I98:.I106])" office:value-type="float" office:value="82" calcext:value-type="float">
            <text:p>82</text:p>
          </table:table-cell>
          <table:table-cell table:style-name="ce22" table:formula="of:=AVERAGE([.J98:.J106])" office:value-type="float" office:value="8.2" calcext:value-type="float">
            <text:p>8.2</text:p>
          </table:table-cell>
          <table:table-cell table:style-name="ce22" table:formula="of:=AVERAGE([.K98:.K106])" office:value-type="float" office:value="19.97684" calcext:value-type="float">
            <text:p>19.97684</text:p>
          </table:table-cell>
          <table:table-cell table:formula="of:=AVERAGE([.L98:.L106])" office:value-type="float" office:value="14.5258053333333" calcext:value-type="float">
            <text:p>14.5258053333</text:p>
          </table:table-cell>
          <table:table-cell table:formula="of:=AVERAGE([.M98:.M106])" office:value-type="float" office:value="6.65271022222222" calcext:value-type="float">
            <text:p>6.6527102222</text:p>
          </table:table-cell>
          <table:table-cell table:style-name="ce22" table:formula="of:=AVERAGE([.N98:.N106])" office:value-type="float" office:value="0.000166317755555556" calcext:value-type="float">
            <text:p>0.0001663178</text:p>
          </table:table-cell>
          <table:table-cell table:style-name="ce32" table:formula="of:=AVERAGE([.O98:.O106])" office:value-type="float" office:value="0.000000000820866212872135" calcext:value-type="float">
            <text:p>8.20866212872135E-010</text:p>
          </table:table-cell>
          <table:table-cell table:style-name="ce38" table:formula="of:=AVERAGE([.P98:.P106])" office:value-type="float" office:value="1.64173242574427" calcext:value-type="float">
            <text:p>1.6417324257</text:p>
          </table:table-cell>
          <table:table-cell table:formula="of:=[.O108]/[.$O$15]*100" office:value-type="float" office:value="106.801000421955" calcext:value-type="float">
            <text:p>106.80100042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98:.H106])" office:value-type="float" office:value="0.275677428396396" calcext:value-type="float">
            <text:p>0.2756774284</text:p>
          </table:table-cell>
          <table:table-cell table:style-name="ce23" table:formula="of:=STDEV([.I98:.I106])" office:value-type="float" office:value="0.5" calcext:value-type="float">
            <text:p>0.5</text:p>
          </table:table-cell>
          <table:table-cell table:style-name="ce23" table:formula="of:=STDEV([.J98:.J106])" office:value-type="float" office:value="0.0500000000000003" calcext:value-type="float">
            <text:p>0.05</text:p>
          </table:table-cell>
          <table:table-cell table:style-name="ce23" table:formula="of:=STDEV([.K98:.K106])" office:value-type="float" office:value="0.121810000000001" calcext:value-type="float">
            <text:p>0.12181</text:p>
          </table:table-cell>
          <table:table-cell table:style-name="ce23" table:formula="of:=STDEV([.L98:.L106])" office:value-type="float" office:value="0.180019263447692" calcext:value-type="float">
            <text:p>0.1800192634</text:p>
          </table:table-cell>
          <table:table-cell table:style-name="ce23" table:formula="of:=STDEV([.M98:.M106])" office:value-type="float" office:value="0.180019263447692" calcext:value-type="float">
            <text:p>0.1800192634</text:p>
          </table:table-cell>
          <table:table-cell table:style-name="ce23" table:formula="of:=STDEV([.N98:.N106])" office:value-type="float" office:value="0.00000450048158619231" calcext:value-type="float">
            <text:p>4.50048158619231E-006</text:p>
          </table:table-cell>
          <table:table-cell table:style-name="ce30" table:formula="of:=STDEV([.O98:.O106])" office:value-type="float" office:value="0.0000000000222122602810404" calcext:value-type="float">
            <text:p>2.22122602810404E-011</text:p>
          </table:table-cell>
          <table:table-cell table:style-name="ce39" table:formula="of:=STDEV([.P98:.P106])" office:value-type="float" office:value="0.0444245205620809" calcext:value-type="float">
            <text:p>0.0444245206</text:p>
          </table:table-cell>
          <table:table-cell table:formula="of:=[.O109]/[.O108]*100" office:value-type="float" office:value="2.70595377574645" calcext:value-type="float">
            <text:p>2.705953775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 table:style-name="ce13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9" table:number-columns-repeated="2"/>
          <table:table-cell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0.211" calcext:value-type="float">
            <text:p>30.211</text:p>
          </table:table-cell>
          <table:table-cell office:value-type="float" office:value="77" calcext:value-type="float">
            <text:p>77</text:p>
          </table:table-cell>
          <table:table-cell table:formula="of:=[.I113]*[.$J$2]" office:value-type="float" office:value="7.7" calcext:value-type="float">
            <text:p>7.7</text:p>
          </table:table-cell>
          <table:table-cell table:formula="of:=[.J113]*[.$I$17]" office:value-type="float" office:value="18.75874" calcext:value-type="float">
            <text:p>18.75874</text:p>
          </table:table-cell>
          <table:table-cell table:formula="of:=[.H113]-[.K113]" office:value-type="float" office:value="11.45226" calcext:value-type="float">
            <text:p>11.45226</text:p>
          </table:table-cell>
          <table:table-cell table:formula="of:=[.L113]-[.$M$15]" office:value-type="float" office:value="3.57916488888889" calcext:value-type="float">
            <text:p>3.5791648889</text:p>
          </table:table-cell>
          <table:table-cell table:formula="of:=[.M113]/([.$L$111]*[.$I$18])" office:value-type="float" office:value="0.0000894791222222222" calcext:value-type="float">
            <text:p>8.94791222222222E-005</text:p>
          </table:table-cell>
          <table:table-cell table:formula="of:=[.N113]/[.$C$11]" office:value-type="float" office:value="0.000000000509598474961043" calcext:value-type="float">
            <text:p>5.09598474961043E-010</text:p>
          </table:table-cell>
          <table:table-cell table:formula="of:=[.N113]/[.$B$11]" office:value-type="float" office:value="1.01919694992209" calcext:value-type="float">
            <text:p>1.01919694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29.949169" calcext:value-type="float">
            <text:p>29.949169</text:p>
          </table:table-cell>
          <table:table-cell office:value-type="float" office:value="77" calcext:value-type="float">
            <text:p>77</text:p>
          </table:table-cell>
          <table:table-cell table:formula="of:=[.I114]*[.$J$2]" office:value-type="float" office:value="7.7" calcext:value-type="float">
            <text:p>7.7</text:p>
          </table:table-cell>
          <table:table-cell table:formula="of:=[.J114]*[.$I$17]" office:value-type="float" office:value="18.75874" calcext:value-type="float">
            <text:p>18.75874</text:p>
          </table:table-cell>
          <table:table-cell table:formula="of:=[.H114]-[.K114]" office:value-type="float" office:value="11.190429" calcext:value-type="float">
            <text:p>11.190429</text:p>
          </table:table-cell>
          <table:table-cell table:formula="of:=[.L114]-[.$M$15]" office:value-type="float" office:value="3.31733388888889" calcext:value-type="float">
            <text:p>3.3173338889</text:p>
          </table:table-cell>
          <table:table-cell table:formula="of:=[.M114]/([.$L$111]*[.$I$18])" office:value-type="float" office:value="0.0000829333472222223" calcext:value-type="float">
            <text:p>8.29333472222223E-005</text:p>
          </table:table-cell>
          <table:table-cell table:formula="of:=[.N114]/[.$C$11]" office:value-type="float" office:value="0.000000000472319198247155" calcext:value-type="float">
            <text:p>4.72319198247155E-010</text:p>
          </table:table-cell>
          <table:table-cell table:formula="of:=[.N114]/[.$B$11]" office:value-type="float" office:value="0.944638396494309" calcext:value-type="float">
            <text:p>0.944638396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29.965899" calcext:value-type="float">
            <text:p>29.965899</text:p>
          </table:table-cell>
          <table:table-cell office:value-type="float" office:value="77" calcext:value-type="float">
            <text:p>77</text:p>
          </table:table-cell>
          <table:table-cell table:formula="of:=[.I115]*[.$J$2]" office:value-type="float" office:value="7.7" calcext:value-type="float">
            <text:p>7.7</text:p>
          </table:table-cell>
          <table:table-cell table:formula="of:=[.J115]*[.$I$17]" office:value-type="float" office:value="18.75874" calcext:value-type="float">
            <text:p>18.75874</text:p>
          </table:table-cell>
          <table:table-cell table:formula="of:=[.H115]-[.K115]" office:value-type="float" office:value="11.207159" calcext:value-type="float">
            <text:p>11.207159</text:p>
          </table:table-cell>
          <table:table-cell table:formula="of:=[.L115]-[.$M$15]" office:value-type="float" office:value="3.33406388888889" calcext:value-type="float">
            <text:p>3.3340638889</text:p>
          </table:table-cell>
          <table:table-cell table:formula="of:=[.M115]/([.$L$111]*[.$I$18])" office:value-type="float" office:value="0.0000833515972222222" calcext:value-type="float">
            <text:p>8.33515972222222E-005</text:p>
          </table:table-cell>
          <table:table-cell table:formula="of:=[.N115]/[.$C$11]" office:value-type="float" office:value="0.000000000474701201521875" calcext:value-type="float">
            <text:p>4.74701201521875E-010</text:p>
          </table:table-cell>
          <table:table-cell table:formula="of:=[.N115]/[.$B$11]" office:value-type="float" office:value="0.94940240304375" calcext:value-type="float">
            <text:p>0.94940240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29.984728" calcext:value-type="float">
            <text:p>29.984728</text:p>
          </table:table-cell>
          <table:table-cell office:value-type="float" office:value="77" calcext:value-type="float">
            <text:p>77</text:p>
          </table:table-cell>
          <table:table-cell table:formula="of:=[.I116]*[.$J$2]" office:value-type="float" office:value="7.7" calcext:value-type="float">
            <text:p>7.7</text:p>
          </table:table-cell>
          <table:table-cell table:formula="of:=[.J116]*[.$I$17]" office:value-type="float" office:value="18.75874" calcext:value-type="float">
            <text:p>18.75874</text:p>
          </table:table-cell>
          <table:table-cell table:formula="of:=[.H116]-[.K116]" office:value-type="float" office:value="11.225988" calcext:value-type="float">
            <text:p>11.225988</text:p>
          </table:table-cell>
          <table:table-cell table:formula="of:=[.L116]-[.$M$15]" office:value-type="float" office:value="3.35289288888889" calcext:value-type="float">
            <text:p>3.3528928889</text:p>
          </table:table-cell>
          <table:table-cell table:formula="of:=[.M116]/([.$L$111]*[.$I$18])" office:value-type="float" office:value="0.0000838223222222223" calcext:value-type="float">
            <text:p>8.38223222222223E-005</text:p>
          </table:table-cell>
          <table:table-cell table:formula="of:=[.N116]/[.$C$11]" office:value-type="float" office:value="0.000000000477382058644392" calcext:value-type="float">
            <text:p>4.77382058644392E-010</text:p>
          </table:table-cell>
          <table:table-cell table:formula="of:=[.N116]/[.$B$11]" office:value-type="float" office:value="0.954764117288785" calcext:value-type="float">
            <text:p>0.954764117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30.038132" calcext:value-type="float">
            <text:p>30.038132</text:p>
          </table:table-cell>
          <table:table-cell office:value-type="float" office:value="77" calcext:value-type="float">
            <text:p>77</text:p>
          </table:table-cell>
          <table:table-cell table:formula="of:=[.I117]*[.$J$2]" office:value-type="float" office:value="7.7" calcext:value-type="float">
            <text:p>7.7</text:p>
          </table:table-cell>
          <table:table-cell table:formula="of:=[.J117]*[.$I$17]" office:value-type="float" office:value="18.75874" calcext:value-type="float">
            <text:p>18.75874</text:p>
          </table:table-cell>
          <table:table-cell table:formula="of:=[.H117]-[.K117]" office:value-type="float" office:value="11.279392" calcext:value-type="float">
            <text:p>11.279392</text:p>
          </table:table-cell>
          <table:table-cell table:formula="of:=[.L117]-[.$M$15]" office:value-type="float" office:value="3.40629688888889" calcext:value-type="float">
            <text:p>3.4062968889</text:p>
          </table:table-cell>
          <table:table-cell table:formula="of:=[.M117]/([.$L$111]*[.$I$18])" office:value-type="float" office:value="0.0000851574222222223" calcext:value-type="float">
            <text:p>8.51574222222223E-005</text:p>
          </table:table-cell>
          <table:table-cell table:formula="of:=[.N117]/[.$C$11]" office:value-type="float" office:value="0.000000000484985675074947" calcext:value-type="float">
            <text:p>4.84985675074947E-010</text:p>
          </table:table-cell>
          <table:table-cell table:formula="of:=[.N117]/[.$B$11]" office:value-type="float" office:value="0.969971350149894" calcext:value-type="float">
            <text:p>0.96997135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0.502047" calcext:value-type="float">
            <text:p>30.502047</text:p>
          </table:table-cell>
          <table:table-cell office:value-type="float" office:value="78" calcext:value-type="float">
            <text:p>78</text:p>
          </table:table-cell>
          <table:table-cell table:formula="of:=[.I118]*[.$J$2]" office:value-type="float" office:value="7.8" calcext:value-type="float">
            <text:p>7.8</text:p>
          </table:table-cell>
          <table:table-cell table:formula="of:=[.J118]*[.$I$17]" office:value-type="float" office:value="19.00236" calcext:value-type="float">
            <text:p>19.00236</text:p>
          </table:table-cell>
          <table:table-cell table:formula="of:=[.H118]-[.K118]" office:value-type="float" office:value="11.499687" calcext:value-type="float">
            <text:p>11.499687</text:p>
          </table:table-cell>
          <table:table-cell table:formula="of:=[.L118]-[.$M$15]" office:value-type="float" office:value="3.62659188888889" calcext:value-type="float">
            <text:p>3.6265918889</text:p>
          </table:table-cell>
          <table:table-cell table:formula="of:=[.M118]/([.$L$111]*[.$I$18])" office:value-type="float" office:value="0.0000906647972222223" calcext:value-type="float">
            <text:p>9.06647972222223E-005</text:p>
          </table:table-cell>
          <table:table-cell table:formula="of:=[.N118]/[.$C$11]" office:value-type="float" office:value="0.00000000051635109117803" calcext:value-type="float">
            <text:p>5.1635109117803E-010</text:p>
          </table:table-cell>
          <table:table-cell table:formula="of:=[.N118]/[.$B$11]" office:value-type="float" office:value="1.03270218235606" calcext:value-type="float">
            <text:p>1.032702182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0.099365" calcext:value-type="float">
            <text:p>30.099365</text:p>
          </table:table-cell>
          <table:table-cell office:value-type="float" office:value="77" calcext:value-type="float">
            <text:p>77</text:p>
          </table:table-cell>
          <table:table-cell table:formula="of:=[.I119]*[.$J$2]" office:value-type="float" office:value="7.7" calcext:value-type="float">
            <text:p>7.7</text:p>
          </table:table-cell>
          <table:table-cell table:formula="of:=[.J119]*[.$I$17]" office:value-type="float" office:value="18.75874" calcext:value-type="float">
            <text:p>18.75874</text:p>
          </table:table-cell>
          <table:table-cell table:formula="of:=[.H119]-[.K119]" office:value-type="float" office:value="11.340625" calcext:value-type="float">
            <text:p>11.340625</text:p>
          </table:table-cell>
          <table:table-cell table:formula="of:=[.L119]-[.$M$15]" office:value-type="float" office:value="3.46752988888889" calcext:value-type="float">
            <text:p>3.4675298889</text:p>
          </table:table-cell>
          <table:table-cell table:formula="of:=[.M119]/([.$L$111]*[.$I$18])" office:value-type="float" office:value="0.0000866882472222222" calcext:value-type="float">
            <text:p>8.66882472222222E-005</text:p>
          </table:table-cell>
          <table:table-cell table:formula="of:=[.N119]/[.$C$11]" office:value-type="float" office:value="0.000000000493703977915411" calcext:value-type="float">
            <text:p>4.93703977915411E-010</text:p>
          </table:table-cell>
          <table:table-cell table:formula="of:=[.N119]/[.$B$11]" office:value-type="float" office:value="0.987407955830822" calcext:value-type="float">
            <text:p>0.98740795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0.17625" calcext:value-type="float">
            <text:p>30.17625</text:p>
          </table:table-cell>
          <table:table-cell office:value-type="float" office:value="77" calcext:value-type="float">
            <text:p>77</text:p>
          </table:table-cell>
          <table:table-cell table:formula="of:=[.I120]*[.$J$2]" office:value-type="float" office:value="7.7" calcext:value-type="float">
            <text:p>7.7</text:p>
          </table:table-cell>
          <table:table-cell table:formula="of:=[.J120]*[.$I$17]" office:value-type="float" office:value="18.75874" calcext:value-type="float">
            <text:p>18.75874</text:p>
          </table:table-cell>
          <table:table-cell table:formula="of:=[.H120]-[.K120]" office:value-type="float" office:value="11.41751" calcext:value-type="float">
            <text:p>11.41751</text:p>
          </table:table-cell>
          <table:table-cell table:formula="of:=[.L120]-[.$M$15]" office:value-type="float" office:value="3.54441488888889" calcext:value-type="float">
            <text:p>3.5444148889</text:p>
          </table:table-cell>
          <table:table-cell table:formula="of:=[.M120]/([.$L$111]*[.$I$18])" office:value-type="float" office:value="0.0000886103722222222" calcext:value-type="float">
            <text:p>8.86103722222222E-005</text:p>
          </table:table-cell>
          <table:table-cell table:formula="of:=[.N120]/[.$C$11]" office:value-type="float" office:value="0.00000000050465079930076" calcext:value-type="float">
            <text:p>5.0465079930076E-010</text:p>
          </table:table-cell>
          <table:table-cell table:formula="of:=[.N120]/[.$B$11]" office:value-type="float" office:value="1.00930159860152" calcext:value-type="float">
            <text:p>1.009301598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0.450106" calcext:value-type="float">
            <text:p>30.450106</text:p>
          </table:table-cell>
          <table:table-cell table:style-name="ce22" office:value-type="float" office:value="78" calcext:value-type="float">
            <text:p>78</text:p>
          </table:table-cell>
          <table:table-cell table:style-name="ce22" table:formula="of:=[.I121]*[.$J$2]" office:value-type="float" office:value="7.8" calcext:value-type="float">
            <text:p>7.8</text:p>
          </table:table-cell>
          <table:table-cell table:style-name="ce22" table:formula="of:=[.J121]*[.$I$17]" office:value-type="float" office:value="19.00236" calcext:value-type="float">
            <text:p>19.00236</text:p>
          </table:table-cell>
          <table:table-cell table:formula="of:=[.H121]-[.K121]" office:value-type="float" office:value="11.447746" calcext:value-type="float">
            <text:p>11.447746</text:p>
          </table:table-cell>
          <table:table-cell table:formula="of:=[.L121]-[.$M$15]" office:value-type="float" office:value="3.57465088888889" calcext:value-type="float">
            <text:p>3.5746508889</text:p>
          </table:table-cell>
          <table:table-cell table:formula="of:=[.M121]/([.$L$111]*[.$I$18])" office:value-type="float" office:value="0.0000893662722222223" calcext:value-type="float">
            <text:p>8.93662722222223E-005</text:p>
          </table:table-cell>
          <table:table-cell table:formula="of:=[.N121]/[.$C$11]" office:value-type="float" office:value="0.000000000508955775452252" calcext:value-type="float">
            <text:p>5.08955775452252E-010</text:p>
          </table:table-cell>
          <table:table-cell table:formula="of:=[.N121]/[.$B$11]" office:value-type="float" office:value="1.0179115509045" calcext:value-type="float">
            <text:p>1.01791155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30.1529662222222" calcext:value-type="float">
            <text:p>30.1529662222</text:p>
          </table:table-cell>
          <table:table-cell table:style-name="ce22" table:formula="of:=AVERAGE([.I113:.I121])" office:value-type="float" office:value="77.2222222222222" calcext:value-type="float">
            <text:p>77.2222222222</text:p>
          </table:table-cell>
          <table:table-cell table:style-name="ce22" table:formula="of:=AVERAGE([.J113:.J121])" office:value-type="float" office:value="7.72222222222222" calcext:value-type="float">
            <text:p>7.7222222222</text:p>
          </table:table-cell>
          <table:table-cell table:style-name="ce22" table:formula="of:=AVERAGE([.K113:.K121])" office:value-type="float" office:value="18.8128777777778" calcext:value-type="float">
            <text:p>18.8128777778</text:p>
          </table:table-cell>
          <table:table-cell table:formula="of:=AVERAGE([.L113:.L121])" office:value-type="float" office:value="11.3400884444444" calcext:value-type="float">
            <text:p>11.3400884444</text:p>
          </table:table-cell>
          <table:table-cell table:formula="of:=AVERAGE([.M113:.M121])" office:value-type="float" office:value="3.46699333333333" calcext:value-type="float">
            <text:p>3.4669933333</text:p>
          </table:table-cell>
          <table:table-cell table:style-name="ce22" table:formula="of:=AVERAGE([.N113:.N121])" office:value-type="float" office:value="0.0000866748333333334" calcext:value-type="float">
            <text:p>8.66748333333334E-005</text:p>
          </table:table-cell>
          <table:table-cell table:style-name="ce32" table:formula="of:=AVERAGE([.O113:.O121])" office:value-type="float" office:value="0.000000000493627583588429" calcext:value-type="float">
            <text:p>4.93627583588429E-010</text:p>
          </table:table-cell>
          <table:table-cell table:style-name="ce38" table:formula="of:=AVERAGE([.P113:.P121])" office:value-type="float" office:value="0.987255167176859" calcext:value-type="float">
            <text:p>0.9872551672</text:p>
          </table:table-cell>
          <table:table-cell table:formula="of:=[.O123]/[.$O$15]*100" office:value-type="float" office:value="64.2247408120919" calcext:value-type="float">
            <text:p>64.224740812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13:.H121])" office:value-type="float" office:value="0.204618863094155" calcext:value-type="float">
            <text:p>0.2046188631</text:p>
          </table:table-cell>
          <table:table-cell table:style-name="ce23" table:formula="of:=STDEV([.I113:.I121])" office:value-type="float" office:value="0.440958551844098" calcext:value-type="float">
            <text:p>0.4409585518</text:p>
          </table:table-cell>
          <table:table-cell table:style-name="ce23" table:formula="of:=STDEV([.J113:.J121])" office:value-type="float" office:value="0.0440958551844101" calcext:value-type="float">
            <text:p>0.0440958552</text:p>
          </table:table-cell>
          <table:table-cell table:style-name="ce23" table:formula="of:=STDEV([.K113:.K121])" office:value-type="float" office:value="0.107426322400259" calcext:value-type="float">
            <text:p>0.1074263224</text:p>
          </table:table-cell>
          <table:table-cell table:style-name="ce23" table:formula="of:=STDEV([.L113:.L121])" office:value-type="float" office:value="0.118537888214181" calcext:value-type="float">
            <text:p>0.1185378882</text:p>
          </table:table-cell>
          <table:table-cell table:style-name="ce23" table:formula="of:=STDEV([.M113:.M121])" office:value-type="float" office:value="0.118537888214181" calcext:value-type="float">
            <text:p>0.1185378882</text:p>
          </table:table-cell>
          <table:table-cell table:style-name="ce23" table:formula="of:=STDEV([.N113:.N121])" office:value-type="float" office:value="0.00000296344720535453" calcext:value-type="float">
            <text:p>2.96344720535453E-006</text:p>
          </table:table-cell>
          <table:table-cell table:style-name="ce30" table:formula="of:=STDEV([.O113:.O121])" office:value-type="float" office:value="0.0000000000168773244414012" calcext:value-type="float">
            <text:p>1.68773244414012E-011</text:p>
          </table:table-cell>
          <table:table-cell table:style-name="ce39" table:formula="of:=STDEV([.P113:.P121])" office:value-type="float" office:value="0.0337546488828024" calcext:value-type="float">
            <text:p>0.0337546489</text:p>
          </table:table-cell>
          <table:table-cell table:formula="of:=[.O124]/[.O123]*100" office:value-type="float" office:value="3.419039981257" calcext:value-type="float">
            <text:p>3.4190399813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Disparity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.504808" calcext:value-type="float">
            <text:p>27.504808</text:p>
          </table:table-cell>
          <table:table-cell office:value-type="float" office:value="66" calcext:value-type="float">
            <text:p>66</text:p>
          </table:table-cell>
          <table:table-cell table:formula="of:=[.I128]*[.$J$2]" office:value-type="float" office:value="6.6" calcext:value-type="float">
            <text:p>6.6</text:p>
          </table:table-cell>
          <table:table-cell table:formula="of:=[.J128]*[.$I$17]" office:value-type="float" office:value="16.07892" calcext:value-type="float">
            <text:p>16.07892</text:p>
          </table:table-cell>
          <table:table-cell table:formula="of:=[.H128]-[.K128]" office:value-type="float" office:value="11.425888" calcext:value-type="float">
            <text:p>11.425888</text:p>
          </table:table-cell>
          <table:table-cell table:formula="of:=[.L128]-[.$M$15]" office:value-type="float" office:value="3.55279288888889" calcext:value-type="float">
            <text:p>3.5527928889</text:p>
          </table:table-cell>
          <table:table-cell table:formula="of:=[.M128]/([.$L$126]*[.$I$18])" office:value-type="float" office:value="0.0000888198222222222" calcext:value-type="float">
            <text:p>8.88198222222222E-005</text:p>
          </table:table-cell>
          <table:table-cell table:formula="of:=[.N128]/[.$C$13]" office:value-type="float" office:value="0.000000000730080942171442" calcext:value-type="float">
            <text:p>7.30080942171442E-010</text:p>
          </table:table-cell>
          <table:table-cell table:formula="of:=[.N128]/[.$B$13]" office:value-type="float" office:value="1.46016188434288" calcext:value-type="float">
            <text:p>1.46016188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.186817" calcext:value-type="float">
            <text:p>27.186817</text:p>
          </table:table-cell>
          <table:table-cell office:value-type="float" office:value="66" calcext:value-type="float">
            <text:p>66</text:p>
          </table:table-cell>
          <table:table-cell table:formula="of:=[.I129]*[.$J$2]" office:value-type="float" office:value="6.6" calcext:value-type="float">
            <text:p>6.6</text:p>
          </table:table-cell>
          <table:table-cell table:formula="of:=[.J129]*[.$I$17]" office:value-type="float" office:value="16.07892" calcext:value-type="float">
            <text:p>16.07892</text:p>
          </table:table-cell>
          <table:table-cell table:formula="of:=[.H129]-[.K129]" office:value-type="float" office:value="11.107897" calcext:value-type="float">
            <text:p>11.107897</text:p>
          </table:table-cell>
          <table:table-cell table:formula="of:=[.L129]-[.$M$15]" office:value-type="float" office:value="3.23480188888889" calcext:value-type="float">
            <text:p>3.2348018889</text:p>
          </table:table-cell>
          <table:table-cell table:formula="of:=[.M129]/([.$L$126]*[.$I$18])" office:value-type="float" office:value="0.0000808700472222223" calcext:value-type="float">
            <text:p>0.00008087</text:p>
          </table:table-cell>
          <table:table-cell table:formula="of:=[.N129]/[.$C$13]" office:value-type="float" office:value="0.000000000664735402438997" calcext:value-type="float">
            <text:p>6.64735402438997E-010</text:p>
          </table:table-cell>
          <table:table-cell table:formula="of:=[.N129]/[.$B$13]" office:value-type="float" office:value="1.32947080487799" calcext:value-type="float">
            <text:p>1.32947080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.49464" calcext:value-type="float">
            <text:p>27.49464</text:p>
          </table:table-cell>
          <table:table-cell office:value-type="float" office:value="67" calcext:value-type="float">
            <text:p>67</text:p>
          </table:table-cell>
          <table:table-cell table:formula="of:=[.I130]*[.$J$2]" office:value-type="float" office:value="6.7" calcext:value-type="float">
            <text:p>6.7</text:p>
          </table:table-cell>
          <table:table-cell table:formula="of:=[.J130]*[.$I$17]" office:value-type="float" office:value="16.32254" calcext:value-type="float">
            <text:p>16.32254</text:p>
          </table:table-cell>
          <table:table-cell table:formula="of:=[.H130]-[.K130]" office:value-type="float" office:value="11.1721" calcext:value-type="float">
            <text:p>11.1721</text:p>
          </table:table-cell>
          <table:table-cell table:formula="of:=[.L130]-[.$M$15]" office:value-type="float" office:value="3.29900488888889" calcext:value-type="float">
            <text:p>3.2990048889</text:p>
          </table:table-cell>
          <table:table-cell table:formula="of:=[.M130]/([.$L$126]*[.$I$18])" office:value-type="float" office:value="0.0000824751222222222" calcext:value-type="float">
            <text:p>8.24751222222222E-005</text:p>
          </table:table-cell>
          <table:table-cell table:formula="of:=[.N130]/[.$C$13]" office:value-type="float" office:value="0.000000000677928793721902" calcext:value-type="float">
            <text:p>6.77928793721902E-010</text:p>
          </table:table-cell>
          <table:table-cell table:formula="of:=[.N130]/[.$B$13]" office:value-type="float" office:value="1.3558575874438" calcext:value-type="float">
            <text:p>1.35585758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.049877" calcext:value-type="float">
            <text:p>27.049877</text:p>
          </table:table-cell>
          <table:table-cell office:value-type="float" office:value="66" calcext:value-type="float">
            <text:p>66</text:p>
          </table:table-cell>
          <table:table-cell table:formula="of:=[.I131]*[.$J$2]" office:value-type="float" office:value="6.6" calcext:value-type="float">
            <text:p>6.6</text:p>
          </table:table-cell>
          <table:table-cell table:formula="of:=[.J131]*[.$I$17]" office:value-type="float" office:value="16.07892" calcext:value-type="float">
            <text:p>16.07892</text:p>
          </table:table-cell>
          <table:table-cell table:formula="of:=[.H131]-[.K131]" office:value-type="float" office:value="10.970957" calcext:value-type="float">
            <text:p>10.970957</text:p>
          </table:table-cell>
          <table:table-cell table:formula="of:=[.L131]-[.$M$15]" office:value-type="float" office:value="3.09786188888889" calcext:value-type="float">
            <text:p>3.0978618889</text:p>
          </table:table-cell>
          <table:table-cell table:formula="of:=[.M131]/([.$L$126]*[.$I$18])" office:value-type="float" office:value="0.0000774465472222222" calcext:value-type="float">
            <text:p>7.74465472222222E-005</text:p>
          </table:table-cell>
          <table:table-cell table:formula="of:=[.N131]/[.$C$13]" office:value-type="float" office:value="0.000000000636594926101738" calcext:value-type="float">
            <text:p>6.36594926101738E-010</text:p>
          </table:table-cell>
          <table:table-cell table:formula="of:=[.N131]/[.$B$13]" office:value-type="float" office:value="1.27318985220348" calcext:value-type="float">
            <text:p>1.27318985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.403824" calcext:value-type="float">
            <text:p>27.403824</text:p>
          </table:table-cell>
          <table:table-cell office:value-type="float" office:value="67" calcext:value-type="float">
            <text:p>67</text:p>
          </table:table-cell>
          <table:table-cell table:formula="of:=[.I132]*[.$J$2]" office:value-type="float" office:value="6.7" calcext:value-type="float">
            <text:p>6.7</text:p>
          </table:table-cell>
          <table:table-cell table:formula="of:=[.J132]*[.$I$17]" office:value-type="float" office:value="16.32254" calcext:value-type="float">
            <text:p>16.32254</text:p>
          </table:table-cell>
          <table:table-cell table:formula="of:=[.H132]-[.K132]" office:value-type="float" office:value="11.081284" calcext:value-type="float">
            <text:p>11.081284</text:p>
          </table:table-cell>
          <table:table-cell table:formula="of:=[.L132]-[.$M$15]" office:value-type="float" office:value="3.20818888888889" calcext:value-type="float">
            <text:p>3.2081888889</text:p>
          </table:table-cell>
          <table:table-cell table:formula="of:=[.M132]/([.$L$126]*[.$I$18])" office:value-type="float" office:value="0.0000802047222222222" calcext:value-type="float">
            <text:p>8.02047222222222E-005</text:p>
          </table:table-cell>
          <table:table-cell table:formula="of:=[.N132]/[.$C$13]" office:value-type="float" office:value="0.000000000659266565745821" calcext:value-type="float">
            <text:p>6.59266565745821E-010</text:p>
          </table:table-cell>
          <table:table-cell table:formula="of:=[.N132]/[.$B$13]" office:value-type="float" office:value="1.31853313149164" calcext:value-type="float">
            <text:p>1.31853313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.978271" calcext:value-type="float">
            <text:p>26.978271</text:p>
          </table:table-cell>
          <table:table-cell office:value-type="float" office:value="66" calcext:value-type="float">
            <text:p>66</text:p>
          </table:table-cell>
          <table:table-cell table:formula="of:=[.I133]*[.$J$2]" office:value-type="float" office:value="6.6" calcext:value-type="float">
            <text:p>6.6</text:p>
          </table:table-cell>
          <table:table-cell table:formula="of:=[.J133]*[.$I$17]" office:value-type="float" office:value="16.07892" calcext:value-type="float">
            <text:p>16.07892</text:p>
          </table:table-cell>
          <table:table-cell table:formula="of:=[.H133]-[.K133]" office:value-type="float" office:value="10.899351" calcext:value-type="float">
            <text:p>10.899351</text:p>
          </table:table-cell>
          <table:table-cell table:formula="of:=[.L133]-[.$M$15]" office:value-type="float" office:value="3.02625588888889" calcext:value-type="float">
            <text:p>3.0262558889</text:p>
          </table:table-cell>
          <table:table-cell table:formula="of:=[.M133]/([.$L$126]*[.$I$18])" office:value-type="float" office:value="0.0000756563972222222" calcext:value-type="float">
            <text:p>7.56563972222222E-005</text:p>
          </table:table-cell>
          <table:table-cell table:formula="of:=[.N133]/[.$C$13]" office:value-type="float" office:value="0.000000000621880255818361" calcext:value-type="float">
            <text:p>6.21880255818361E-010</text:p>
          </table:table-cell>
          <table:table-cell table:formula="of:=[.N133]/[.$B$13]" office:value-type="float" office:value="1.24376051163672" calcext:value-type="float">
            <text:p>1.24376051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.893213" calcext:value-type="float">
            <text:p>26.893213</text:p>
          </table:table-cell>
          <table:table-cell office:value-type="float" office:value="66" calcext:value-type="float">
            <text:p>66</text:p>
          </table:table-cell>
          <table:table-cell table:formula="of:=[.I134]*[.$J$2]" office:value-type="float" office:value="6.6" calcext:value-type="float">
            <text:p>6.6</text:p>
          </table:table-cell>
          <table:table-cell table:formula="of:=[.J134]*[.$I$17]" office:value-type="float" office:value="16.07892" calcext:value-type="float">
            <text:p>16.07892</text:p>
          </table:table-cell>
          <table:table-cell table:formula="of:=[.H134]-[.K134]" office:value-type="float" office:value="10.814293" calcext:value-type="float">
            <text:p>10.814293</text:p>
          </table:table-cell>
          <table:table-cell table:formula="of:=[.L134]-[.$M$15]" office:value-type="float" office:value="2.94119788888889" calcext:value-type="float">
            <text:p>2.9411978889</text:p>
          </table:table-cell>
          <table:table-cell table:formula="of:=[.M134]/([.$L$126]*[.$I$18])" office:value-type="float" office:value="0.0000735299472222222" calcext:value-type="float">
            <text:p>7.35299472222222E-005</text:p>
          </table:table-cell>
          <table:table-cell table:formula="of:=[.N134]/[.$C$13]" office:value-type="float" office:value="0.000000000604401267675418" calcext:value-type="float">
            <text:p>6.04401267675418E-010</text:p>
          </table:table-cell>
          <table:table-cell table:formula="of:=[.N134]/[.$B$13]" office:value-type="float" office:value="1.20880253535084" calcext:value-type="float">
            <text:p>1.20880253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.354078" calcext:value-type="float">
            <text:p>27.354078</text:p>
          </table:table-cell>
          <table:table-cell office:value-type="float" office:value="66" calcext:value-type="float">
            <text:p>66</text:p>
          </table:table-cell>
          <table:table-cell table:formula="of:=[.I135]*[.$J$2]" office:value-type="float" office:value="6.6" calcext:value-type="float">
            <text:p>6.6</text:p>
          </table:table-cell>
          <table:table-cell table:formula="of:=[.J135]*[.$I$17]" office:value-type="float" office:value="16.07892" calcext:value-type="float">
            <text:p>16.07892</text:p>
          </table:table-cell>
          <table:table-cell table:formula="of:=[.H135]-[.K135]" office:value-type="float" office:value="11.275158" calcext:value-type="float">
            <text:p>11.275158</text:p>
          </table:table-cell>
          <table:table-cell table:formula="of:=[.L135]-[.$M$15]" office:value-type="float" office:value="3.40206288888889" calcext:value-type="float">
            <text:p>3.4020628889</text:p>
          </table:table-cell>
          <table:table-cell table:formula="of:=[.M135]/([.$L$126]*[.$I$18])" office:value-type="float" office:value="0.0000850515722222223" calcext:value-type="float">
            <text:p>8.50515722222223E-005</text:p>
          </table:table-cell>
          <table:table-cell table:formula="of:=[.N135]/[.$C$13]" office:value-type="float" office:value="0.000000000699106690686742" calcext:value-type="float">
            <text:p>6.99106690686742E-010</text:p>
          </table:table-cell>
          <table:table-cell table:formula="of:=[.N135]/[.$B$13]" office:value-type="float" office:value="1.39821338137348" calcext:value-type="float">
            <text:p>1.39821338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.380236" calcext:value-type="float">
            <text:p>27.380236</text:p>
          </table:table-cell>
          <table:table-cell table:style-name="ce22" office:value-type="float" office:value="66" calcext:value-type="float">
            <text:p>66</text:p>
          </table:table-cell>
          <table:table-cell table:style-name="ce22" table:formula="of:=[.I136]*[.$J$2]" office:value-type="float" office:value="6.6" calcext:value-type="float">
            <text:p>6.6</text:p>
          </table:table-cell>
          <table:table-cell table:style-name="ce22" table:formula="of:=[.J136]*[.$I$17]" office:value-type="float" office:value="16.07892" calcext:value-type="float">
            <text:p>16.07892</text:p>
          </table:table-cell>
          <table:table-cell table:formula="of:=[.H136]-[.K136]" office:value-type="float" office:value="11.301316" calcext:value-type="float">
            <text:p>11.301316</text:p>
          </table:table-cell>
          <table:table-cell table:formula="of:=[.L136]-[.$M$15]" office:value-type="float" office:value="3.42822088888889" calcext:value-type="float">
            <text:p>3.4282208889</text:p>
          </table:table-cell>
          <table:table-cell table:formula="of:=[.M136]/([.$L$126]*[.$I$18])" office:value-type="float" office:value="0.0000857055222222222" calcext:value-type="float">
            <text:p>8.57055222222222E-005</text:p>
          </table:table-cell>
          <table:table-cell table:formula="of:=[.N136]/[.$C$13]" office:value-type="float" office:value="0.000000000704482027184697" calcext:value-type="float">
            <text:p>7.04482027184697E-010</text:p>
          </table:table-cell>
          <table:table-cell table:formula="of:=[.N136]/[.$B$13]" office:value-type="float" office:value="1.40896405436939" calcext:value-type="float">
            <text:p>1.408964054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27.2495293333333" calcext:value-type="float">
            <text:p>27.2495293333</text:p>
          </table:table-cell>
          <table:table-cell table:style-name="ce22" table:formula="of:=AVERAGE([.I128:.I136])" office:value-type="float" office:value="66.2222222222222" calcext:value-type="float">
            <text:p>66.2222222222</text:p>
          </table:table-cell>
          <table:table-cell table:style-name="ce22" table:formula="of:=AVERAGE([.J128:.J136])" office:value-type="float" office:value="6.62222222222222" calcext:value-type="float">
            <text:p>6.6222222222</text:p>
          </table:table-cell>
          <table:table-cell table:style-name="ce22" table:formula="of:=AVERAGE([.K128:.K136])" office:value-type="float" office:value="16.1330577777778" calcext:value-type="float">
            <text:p>16.1330577778</text:p>
          </table:table-cell>
          <table:table-cell table:formula="of:=AVERAGE([.L128:.L136])" office:value-type="float" office:value="11.1164715555556" calcext:value-type="float">
            <text:p>11.1164715556</text:p>
          </table:table-cell>
          <table:table-cell table:formula="of:=AVERAGE([.M128:.M136])" office:value-type="float" office:value="3.24337644444444" calcext:value-type="float">
            <text:p>3.2433764444</text:p>
          </table:table-cell>
          <table:table-cell table:style-name="ce22" table:formula="of:=AVERAGE([.N128:.N136])" office:value-type="float" office:value="0.0000810844111111111" calcext:value-type="float">
            <text:p>8.10844111111111E-005</text:p>
          </table:table-cell>
          <table:table-cell table:style-name="ce34" table:formula="of:=AVERAGE([.O128:.O136])" office:value-type="float" office:value="0.00000000066649743017168" calcext:value-type="float">
            <text:p>6.6649743017168E-010</text:p>
          </table:table-cell>
          <table:table-cell table:style-name="ce38" table:formula="of:=AVERAGE([.P128:.P136])" office:value-type="float" office:value="1.33299486034336" calcext:value-type="float">
            <text:p>1.3329948603</text:p>
          </table:table-cell>
          <table:table-cell table:formula="of:=[.O138]/[.$O$15]*100" office:value-type="float" office:value="86.7164358878118" calcext:value-type="float">
            <text:p>86.7164358878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28:.H136])" office:value-type="float" office:value="0.229511503225874" calcext:value-type="float">
            <text:p>0.2295115032</text:p>
          </table:table-cell>
          <table:table-cell table:style-name="ce23" table:formula="of:=STDEV([.I128:.I136])" office:value-type="float" office:value="0.440958551844098" calcext:value-type="float">
            <text:p>0.4409585518</text:p>
          </table:table-cell>
          <table:table-cell table:style-name="ce23" table:formula="of:=STDEV([.J128:.J136])" office:value-type="float" office:value="0.0440958551844097" calcext:value-type="float">
            <text:p>0.0440958552</text:p>
          </table:table-cell>
          <table:table-cell table:style-name="ce23" table:formula="of:=STDEV([.K128:.K136])" office:value-type="float" office:value="0.107426322400259" calcext:value-type="float">
            <text:p>0.1074263224</text:p>
          </table:table-cell>
          <table:table-cell table:style-name="ce23" table:formula="of:=STDEV([.L128:.L136])" office:value-type="float" office:value="0.199725218815196" calcext:value-type="float">
            <text:p>0.1997252188</text:p>
          </table:table-cell>
          <table:table-cell table:style-name="ce23" table:formula="of:=STDEV([.M128:.M136])" office:value-type="float" office:value="0.199725218815196" calcext:value-type="float">
            <text:p>0.1997252188</text:p>
          </table:table-cell>
          <table:table-cell table:style-name="ce23" table:formula="of:=STDEV([.N128:.N136])" office:value-type="float" office:value="0.0000049931304703799" calcext:value-type="float">
            <text:p>4.9931304703799E-006</text:p>
          </table:table-cell>
          <table:table-cell table:style-name="ce30" table:formula="of:=STDEV([.O128:.O136])" office:value-type="float" office:value="0.0000000000410425207683859" calcext:value-type="float">
            <text:p>4.10425207683859E-011</text:p>
          </table:table-cell>
          <table:table-cell table:style-name="ce39" table:formula="of:=STDEV([.P128:.P136])" office:value-type="float" office:value="0.0820850415367717" calcext:value-type="float">
            <text:p>0.0820850415</text:p>
          </table:table-cell>
          <table:table-cell table:formula="of:=[.O139]/[.O138]*100" office:value-type="float" office:value="6.15794133787041" calcext:value-type="float">
            <text:p>6.1579413379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416668" calcext:value-type="float">
            <text:p>34.416668</text:p>
          </table:table-cell>
          <table:table-cell office:value-type="float" office:value="85" calcext:value-type="float">
            <text:p>85</text:p>
          </table:table-cell>
          <table:table-cell table:formula="of:=[.I143]*[.$J$2]" office:value-type="float" office:value="8.5" calcext:value-type="float">
            <text:p>8.5</text:p>
          </table:table-cell>
          <table:table-cell table:formula="of:=[.J143]*[.$I$17]" office:value-type="float" office:value="20.7077" calcext:value-type="float">
            <text:p>20.7077</text:p>
          </table:table-cell>
          <table:table-cell table:formula="of:=[.H143]-[.K143]" office:value-type="float" office:value="13.708968" calcext:value-type="float">
            <text:p>13.708968</text:p>
          </table:table-cell>
          <table:table-cell table:formula="of:=[.L143]-[.$M$15]" office:value-type="float" office:value="5.83587288888889" calcext:value-type="float">
            <text:p>5.8358728889</text:p>
          </table:table-cell>
          <table:table-cell table:formula="of:=[.M143]/([.$L$141]*[.$I$18])" office:value-type="float" office:value="0.000145896822222222" calcext:value-type="float">
            <text:p>0.0001458968</text:p>
          </table:table-cell>
          <table:table-cell table:formula="of:=[.N143]/[.$C$14]" office:value-type="float" office:value="0.000000000725427760881513" calcext:value-type="float">
            <text:p>7.25427760881513E-010</text:p>
          </table:table-cell>
          <table:table-cell table:formula="of:=[.N143]/[.$B$14]" office:value-type="float" office:value="1.45085552176303" calcext:value-type="float">
            <text:p>1.45085552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545231" calcext:value-type="float">
            <text:p>34.545231</text:p>
          </table:table-cell>
          <table:table-cell office:value-type="float" office:value="85" calcext:value-type="float">
            <text:p>85</text:p>
          </table:table-cell>
          <table:table-cell table:formula="of:=[.I144]*[.$J$2]" office:value-type="float" office:value="8.5" calcext:value-type="float">
            <text:p>8.5</text:p>
          </table:table-cell>
          <table:table-cell table:formula="of:=[.J144]*[.$I$17]" office:value-type="float" office:value="20.7077" calcext:value-type="float">
            <text:p>20.7077</text:p>
          </table:table-cell>
          <table:table-cell table:formula="of:=[.H144]-[.K144]" office:value-type="float" office:value="13.837531" calcext:value-type="float">
            <text:p>13.837531</text:p>
          </table:table-cell>
          <table:table-cell table:formula="of:=[.L144]-[.$M$15]" office:value-type="float" office:value="5.96443588888889" calcext:value-type="float">
            <text:p>5.9644358889</text:p>
          </table:table-cell>
          <table:table-cell table:formula="of:=[.M144]/([.$L$141]*[.$I$18])" office:value-type="float" office:value="0.000149110897222222" calcext:value-type="float">
            <text:p>0.0001491109</text:p>
          </table:table-cell>
          <table:table-cell table:formula="of:=[.N144]/[.$C$14]" office:value-type="float" office:value="0.000000000741408775375468" calcext:value-type="float">
            <text:p>7.41408775375468E-010</text:p>
          </table:table-cell>
          <table:table-cell table:formula="of:=[.N144]/[.$B$14]" office:value-type="float" office:value="1.48281755075094" calcext:value-type="float">
            <text:p>1.48281755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792881" calcext:value-type="float">
            <text:p>34.792881</text:p>
          </table:table-cell>
          <table:table-cell office:value-type="float" office:value="86" calcext:value-type="float">
            <text:p>86</text:p>
          </table:table-cell>
          <table:table-cell table:formula="of:=[.I145]*[.$J$2]" office:value-type="float" office:value="8.6" calcext:value-type="float">
            <text:p>8.6</text:p>
          </table:table-cell>
          <table:table-cell table:formula="of:=[.J145]*[.$I$17]" office:value-type="float" office:value="20.95132" calcext:value-type="float">
            <text:p>20.95132</text:p>
          </table:table-cell>
          <table:table-cell table:formula="of:=[.H145]-[.K145]" office:value-type="float" office:value="13.841561" calcext:value-type="float">
            <text:p>13.841561</text:p>
          </table:table-cell>
          <table:table-cell table:formula="of:=[.L145]-[.$M$15]" office:value-type="float" office:value="5.96846588888889" calcext:value-type="float">
            <text:p>5.9684658889</text:p>
          </table:table-cell>
          <table:table-cell table:formula="of:=[.M145]/([.$L$141]*[.$I$18])" office:value-type="float" office:value="0.000149211647222222" calcext:value-type="float">
            <text:p>0.0001492116</text:p>
          </table:table-cell>
          <table:table-cell table:formula="of:=[.N145]/[.$C$14]" office:value-type="float" office:value="0.00000000074190972423642" calcext:value-type="float">
            <text:p>7.4190972423642E-010</text:p>
          </table:table-cell>
          <table:table-cell table:formula="of:=[.N145]/[.$B$14]" office:value-type="float" office:value="1.48381944847284" calcext:value-type="float">
            <text:p>1.48381944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33569" calcext:value-type="float">
            <text:p>34.33569</text:p>
          </table:table-cell>
          <table:table-cell office:value-type="float" office:value="85" calcext:value-type="float">
            <text:p>85</text:p>
          </table:table-cell>
          <table:table-cell table:formula="of:=[.I146]*[.$J$2]" office:value-type="float" office:value="8.5" calcext:value-type="float">
            <text:p>8.5</text:p>
          </table:table-cell>
          <table:table-cell table:formula="of:=[.J146]*[.$I$17]" office:value-type="float" office:value="20.7077" calcext:value-type="float">
            <text:p>20.7077</text:p>
          </table:table-cell>
          <table:table-cell table:formula="of:=[.H146]-[.K146]" office:value-type="float" office:value="13.62799" calcext:value-type="float">
            <text:p>13.62799</text:p>
          </table:table-cell>
          <table:table-cell table:formula="of:=[.L146]-[.$M$15]" office:value-type="float" office:value="5.75489488888889" calcext:value-type="float">
            <text:p>5.7548948889</text:p>
          </table:table-cell>
          <table:table-cell table:formula="of:=[.M146]/([.$L$141]*[.$I$18])" office:value-type="float" office:value="0.000143872372222222" calcext:value-type="float">
            <text:p>0.0001438724</text:p>
          </table:table-cell>
          <table:table-cell table:formula="of:=[.N146]/[.$C$14]" office:value-type="float" office:value="0.000000000715361796399575" calcext:value-type="float">
            <text:p>7.15361796399575E-010</text:p>
          </table:table-cell>
          <table:table-cell table:formula="of:=[.N146]/[.$B$14]" office:value-type="float" office:value="1.43072359279915" calcext:value-type="float">
            <text:p>1.43072359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74279" calcext:value-type="float">
            <text:p>34.74279</text:p>
          </table:table-cell>
          <table:table-cell office:value-type="float" office:value="86" calcext:value-type="float">
            <text:p>86</text:p>
          </table:table-cell>
          <table:table-cell table:formula="of:=[.I147]*[.$J$2]" office:value-type="float" office:value="8.6" calcext:value-type="float">
            <text:p>8.6</text:p>
          </table:table-cell>
          <table:table-cell table:formula="of:=[.J147]*[.$I$17]" office:value-type="float" office:value="20.95132" calcext:value-type="float">
            <text:p>20.95132</text:p>
          </table:table-cell>
          <table:table-cell table:formula="of:=[.H147]-[.K147]" office:value-type="float" office:value="13.79147" calcext:value-type="float">
            <text:p>13.79147</text:p>
          </table:table-cell>
          <table:table-cell table:formula="of:=[.L147]-[.$M$15]" office:value-type="float" office:value="5.91837488888889" calcext:value-type="float">
            <text:p>5.9183748889</text:p>
          </table:table-cell>
          <table:table-cell table:formula="of:=[.M147]/([.$L$141]*[.$I$18])" office:value-type="float" office:value="0.000147959372222222" calcext:value-type="float">
            <text:p>0.0001479594</text:p>
          </table:table-cell>
          <table:table-cell table:formula="of:=[.N147]/[.$C$14]" office:value-type="float" office:value="0.000000000735683166074144" calcext:value-type="float">
            <text:p>7.35683166074144E-010</text:p>
          </table:table-cell>
          <table:table-cell table:formula="of:=[.N147]/[.$B$14]" office:value-type="float" office:value="1.47136633214829" calcext:value-type="float">
            <text:p>1.47136633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38702" calcext:value-type="float">
            <text:p>34.38702</text:p>
          </table:table-cell>
          <table:table-cell office:value-type="float" office:value="85" calcext:value-type="float">
            <text:p>85</text:p>
          </table:table-cell>
          <table:table-cell table:formula="of:=[.I148]*[.$J$2]" office:value-type="float" office:value="8.5" calcext:value-type="float">
            <text:p>8.5</text:p>
          </table:table-cell>
          <table:table-cell table:formula="of:=[.J148]*[.$I$17]" office:value-type="float" office:value="20.7077" calcext:value-type="float">
            <text:p>20.7077</text:p>
          </table:table-cell>
          <table:table-cell table:formula="of:=[.H148]-[.K148]" office:value-type="float" office:value="13.67932" calcext:value-type="float">
            <text:p>13.67932</text:p>
          </table:table-cell>
          <table:table-cell table:formula="of:=[.L148]-[.$M$15]" office:value-type="float" office:value="5.80622488888889" calcext:value-type="float">
            <text:p>5.8062248889</text:p>
          </table:table-cell>
          <table:table-cell table:formula="of:=[.M148]/([.$L$141]*[.$I$18])" office:value-type="float" office:value="0.000145155622222222" calcext:value-type="float">
            <text:p>0.0001451556</text:p>
          </table:table-cell>
          <table:table-cell table:formula="of:=[.N148]/[.$C$14]" office:value-type="float" office:value="0.000000000721742368367984" calcext:value-type="float">
            <text:p>7.21742368367984E-010</text:p>
          </table:table-cell>
          <table:table-cell table:formula="of:=[.N148]/[.$B$14]" office:value-type="float" office:value="1.44348473673597" calcext:value-type="float">
            <text:p>1.44348473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483181" calcext:value-type="float">
            <text:p>34.483181</text:p>
          </table:table-cell>
          <table:table-cell office:value-type="float" office:value="85" calcext:value-type="float">
            <text:p>85</text:p>
          </table:table-cell>
          <table:table-cell table:formula="of:=[.I149]*[.$J$2]" office:value-type="float" office:value="8.5" calcext:value-type="float">
            <text:p>8.5</text:p>
          </table:table-cell>
          <table:table-cell table:formula="of:=[.J149]*[.$I$17]" office:value-type="float" office:value="20.7077" calcext:value-type="float">
            <text:p>20.7077</text:p>
          </table:table-cell>
          <table:table-cell table:formula="of:=[.H149]-[.K149]" office:value-type="float" office:value="13.775481" calcext:value-type="float">
            <text:p>13.775481</text:p>
          </table:table-cell>
          <table:table-cell table:formula="of:=[.L149]-[.$M$15]" office:value-type="float" office:value="5.90238588888889" calcext:value-type="float">
            <text:p>5.9023858889</text:p>
          </table:table-cell>
          <table:table-cell table:formula="of:=[.M149]/([.$L$141]*[.$I$18])" office:value-type="float" office:value="0.000147559647222222" calcext:value-type="float">
            <text:p>0.0001475596</text:p>
          </table:table-cell>
          <table:table-cell table:formula="of:=[.N149]/[.$C$14]" office:value-type="float" office:value="0.000000000733695654575939" calcext:value-type="float">
            <text:p>7.33695654575939E-010</text:p>
          </table:table-cell>
          <table:table-cell table:formula="of:=[.N149]/[.$B$14]" office:value-type="float" office:value="1.46739130915188" calcext:value-type="float">
            <text:p>1.46739130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456219" calcext:value-type="float">
            <text:p>34.456219</text:p>
          </table:table-cell>
          <table:table-cell office:value-type="float" office:value="85" calcext:value-type="float">
            <text:p>85</text:p>
          </table:table-cell>
          <table:table-cell table:formula="of:=[.I150]*[.$J$2]" office:value-type="float" office:value="8.5" calcext:value-type="float">
            <text:p>8.5</text:p>
          </table:table-cell>
          <table:table-cell table:formula="of:=[.J150]*[.$I$17]" office:value-type="float" office:value="20.7077" calcext:value-type="float">
            <text:p>20.7077</text:p>
          </table:table-cell>
          <table:table-cell table:formula="of:=[.H150]-[.K150]" office:value-type="float" office:value="13.748519" calcext:value-type="float">
            <text:p>13.748519</text:p>
          </table:table-cell>
          <table:table-cell table:formula="of:=[.L150]-[.$M$15]" office:value-type="float" office:value="5.87542388888889" calcext:value-type="float">
            <text:p>5.8754238889</text:p>
          </table:table-cell>
          <table:table-cell table:formula="of:=[.M150]/([.$L$141]*[.$I$18])" office:value-type="float" office:value="0.000146885597222222" calcext:value-type="float">
            <text:p>0.0001468856</text:p>
          </table:table-cell>
          <table:table-cell table:formula="of:=[.N150]/[.$C$14]" office:value-type="float" office:value="0.000000000730344145099759" calcext:value-type="float">
            <text:p>7.30344145099759E-010</text:p>
          </table:table-cell>
          <table:table-cell table:formula="of:=[.N150]/[.$B$14]" office:value-type="float" office:value="1.46068829019952" calcext:value-type="float">
            <text:p>1.46068829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508671" calcext:value-type="float">
            <text:p>34.508671</text:p>
          </table:table-cell>
          <table:table-cell table:style-name="ce22" office:value-type="float" office:value="85" calcext:value-type="float">
            <text:p>85</text:p>
          </table:table-cell>
          <table:table-cell table:style-name="ce22" table:formula="of:=[.I151]*[.$J$2]" office:value-type="float" office:value="8.5" calcext:value-type="float">
            <text:p>8.5</text:p>
          </table:table-cell>
          <table:table-cell table:style-name="ce22" table:formula="of:=[.J151]*[.$I$17]" office:value-type="float" office:value="20.7077" calcext:value-type="float">
            <text:p>20.7077</text:p>
          </table:table-cell>
          <table:table-cell table:formula="of:=[.H151]-[.K151]" office:value-type="float" office:value="13.800971" calcext:value-type="float">
            <text:p>13.800971</text:p>
          </table:table-cell>
          <table:table-cell table:formula="of:=[.L151]-[.$M$15]" office:value-type="float" office:value="5.92787588888889" calcext:value-type="float">
            <text:p>5.9278758889</text:p>
          </table:table-cell>
          <table:table-cell table:formula="of:=[.M151]/([.$L$141]*[.$I$18])" office:value-type="float" office:value="0.000148196897222222" calcext:value-type="float">
            <text:p>0.0001481969</text:p>
          </table:table-cell>
          <table:table-cell table:formula="of:=[.N151]/[.$C$14]" office:value-type="float" office:value="0.000000000736864187197695" calcext:value-type="float">
            <text:p>7.36864187197695E-010</text:p>
          </table:table-cell>
          <table:table-cell table:formula="of:=[.N151]/[.$B$14]" office:value-type="float" office:value="1.47372837439539" calcext:value-type="float">
            <text:p>1.473728374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34.5187056666667" calcext:value-type="float">
            <text:p>34.5187056667</text:p>
          </table:table-cell>
          <table:table-cell table:style-name="ce22" table:formula="of:=AVERAGE([.I143:.I151])" office:value-type="float" office:value="85.2222222222222" calcext:value-type="float">
            <text:p>85.2222222222</text:p>
          </table:table-cell>
          <table:table-cell table:style-name="ce22" table:formula="of:=AVERAGE([.J143:.J151])" office:value-type="float" office:value="8.52222222222222" calcext:value-type="float">
            <text:p>8.5222222222</text:p>
          </table:table-cell>
          <table:table-cell table:style-name="ce22" table:formula="of:=AVERAGE([.K143:.K151])" office:value-type="float" office:value="20.7618377777778" calcext:value-type="float">
            <text:p>20.7618377778</text:p>
          </table:table-cell>
          <table:table-cell table:formula="of:=AVERAGE([.L143:.L151])" office:value-type="float" office:value="13.7568678888889" calcext:value-type="float">
            <text:p>13.7568678889</text:p>
          </table:table-cell>
          <table:table-cell table:formula="of:=AVERAGE([.M143:.M151])" office:value-type="float" office:value="5.88377277777778" calcext:value-type="float">
            <text:p>5.8837727778</text:p>
          </table:table-cell>
          <table:table-cell table:style-name="ce22" table:formula="of:=AVERAGE([.N143:.N151])" office:value-type="float" office:value="0.000147094319444444" calcext:value-type="float">
            <text:p>0.0001470943</text:p>
          </table:table-cell>
          <table:table-cell table:style-name="ce32" table:formula="of:=AVERAGE([.O143:.O151])" office:value-type="float" office:value="0.000000000731381953134277" calcext:value-type="float">
            <text:p>7.31381953134277E-010</text:p>
          </table:table-cell>
          <table:table-cell table:style-name="ce45" table:formula="of:=AVERAGE([.P143:.P151])" office:value-type="float" office:value="1.46276390626856" calcext:value-type="float">
            <text:p>1.4627639063</text:p>
          </table:table-cell>
          <table:table-cell table:formula="of:=[.O153]/[.$O$15]*100" office:value-type="float" office:value="95.1584107865717" calcext:value-type="float">
            <text:p>95.1584107866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43:.H151])" office:value-type="float" office:value="0.155162942426663" calcext:value-type="float">
            <text:p>0.1551629424</text:p>
          </table:table-cell>
          <table:table-cell table:style-name="ce23" table:formula="of:=STDEV([.I143:.I151])" office:value-type="float" office:value="0.440958551844098" calcext:value-type="float">
            <text:p>0.4409585518</text:p>
          </table:table-cell>
          <table:table-cell table:style-name="ce23" table:formula="of:=STDEV([.J143:.J151])" office:value-type="float" office:value="0.0440958551844097" calcext:value-type="float">
            <text:p>0.0440958552</text:p>
          </table:table-cell>
          <table:table-cell table:style-name="ce23" table:formula="of:=STDEV([.K143:.K151])" office:value-type="float" office:value="0.107426322400259" calcext:value-type="float">
            <text:p>0.1074263224</text:p>
          </table:table-cell>
          <table:table-cell table:style-name="ce23" table:formula="of:=STDEV([.L143:.L151])" office:value-type="float" office:value="0.0725909667149513" calcext:value-type="float">
            <text:p>0.0725909667</text:p>
          </table:table-cell>
          <table:table-cell table:style-name="ce23" table:formula="of:=STDEV([.M143:.M151])" office:value-type="float" office:value="0.0725909667149513" calcext:value-type="float">
            <text:p>0.0725909667</text:p>
          </table:table-cell>
          <table:table-cell table:style-name="ce23" table:formula="of:=STDEV([.N143:.N151])" office:value-type="float" office:value="0.00000181477416787379" calcext:value-type="float">
            <text:p>1.81477416787379E-006</text:p>
          </table:table-cell>
          <table:table-cell table:style-name="ce30" table:formula="of:=STDEV([.O143:.O151])" office:value-type="float" office:value="0.00000000000902341491099162" calcext:value-type="float">
            <text:p>9.02341491099162E-012</text:p>
          </table:table-cell>
          <table:table-cell table:style-name="ce39" table:formula="of:=STDEV([.P143:.P151])" office:value-type="float" office:value="0.0180468298219832" calcext:value-type="float">
            <text:p>0.0180468298</text:p>
          </table:table-cell>
          <table:table-cell table:formula="of:=[.O154]/[.O153]*100" office:value-type="float" office:value="1.23374864150291" calcext:value-type="float">
            <text:p>1.233748641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989918" calcext:value-type="float">
            <text:p>34.989918</text:p>
          </table:table-cell>
          <table:table-cell office:value-type="float" office:value="87" calcext:value-type="float">
            <text:p>87</text:p>
          </table:table-cell>
          <table:table-cell table:formula="of:=[.I158]*[.$J$2]" office:value-type="float" office:value="8.7" calcext:value-type="float">
            <text:p>8.7</text:p>
          </table:table-cell>
          <table:table-cell table:formula="of:=[.J158]*[.$I$17]" office:value-type="float" office:value="21.19494" calcext:value-type="float">
            <text:p>21.19494</text:p>
          </table:table-cell>
          <table:table-cell table:formula="of:=[.H158]-[.K158]" office:value-type="float" office:value="13.794978" calcext:value-type="float">
            <text:p>13.794978</text:p>
          </table:table-cell>
          <table:table-cell table:formula="of:=[.L158]-[.$M$15]" office:value-type="float" office:value="5.92188288888889" calcext:value-type="float">
            <text:p>5.9218828889</text:p>
          </table:table-cell>
          <table:table-cell table:formula="of:=[.M158]/([.$L$156]*[.$I$18])" office:value-type="float" office:value="0.0000370117680555556" calcext:value-type="float">
            <text:p>3.70117680555556E-005</text:p>
          </table:table-cell>
          <table:table-cell table:formula="of:=[.N158]/[.$C$15]" office:value-type="float" office:value="0.000000000322718413563427" calcext:value-type="float">
            <text:p>3.22718413563427E-010</text:p>
          </table:table-cell>
          <table:table-cell table:formula="of:=[.N158]/[.$B$15]" office:value-type="float" office:value="0.645436827126854" calcext:value-type="float">
            <text:p>0.64543682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470272" calcext:value-type="float">
            <text:p>34.470272</text:p>
          </table:table-cell>
          <table:table-cell office:value-type="float" office:value="87" calcext:value-type="float">
            <text:p>87</text:p>
          </table:table-cell>
          <table:table-cell table:formula="of:=[.I159]*[.$J$2]" office:value-type="float" office:value="8.7" calcext:value-type="float">
            <text:p>8.7</text:p>
          </table:table-cell>
          <table:table-cell table:formula="of:=[.J159]*[.$I$17]" office:value-type="float" office:value="21.19494" calcext:value-type="float">
            <text:p>21.19494</text:p>
          </table:table-cell>
          <table:table-cell table:formula="of:=[.H159]-[.K159]" office:value-type="float" office:value="13.275332" calcext:value-type="float">
            <text:p>13.275332</text:p>
          </table:table-cell>
          <table:table-cell table:formula="of:=[.L159]-[.$M$15]" office:value-type="float" office:value="5.40223688888889" calcext:value-type="float">
            <text:p>5.4022368889</text:p>
          </table:table-cell>
          <table:table-cell table:formula="of:=[.M159]/([.$L$156]*[.$I$18])" office:value-type="float" office:value="0.0000337639805555555" calcext:value-type="float">
            <text:p>0.000033764</text:p>
          </table:table-cell>
          <table:table-cell table:formula="of:=[.N159]/[.$C$15]" office:value-type="float" office:value="0.00000000029439983045716" calcext:value-type="float">
            <text:p>2.9439983045716E-010</text:p>
          </table:table-cell>
          <table:table-cell table:formula="of:=[.N159]/[.$B$15]" office:value-type="float" office:value="0.58879966091432" calcext:value-type="float">
            <text:p>0.58879966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509052" calcext:value-type="float">
            <text:p>34.509052</text:p>
          </table:table-cell>
          <table:table-cell office:value-type="float" office:value="87" calcext:value-type="float">
            <text:p>87</text:p>
          </table:table-cell>
          <table:table-cell table:formula="of:=[.I160]*[.$J$2]" office:value-type="float" office:value="8.7" calcext:value-type="float">
            <text:p>8.7</text:p>
          </table:table-cell>
          <table:table-cell table:formula="of:=[.J160]*[.$I$17]" office:value-type="float" office:value="21.19494" calcext:value-type="float">
            <text:p>21.19494</text:p>
          </table:table-cell>
          <table:table-cell table:formula="of:=[.H160]-[.K160]" office:value-type="float" office:value="13.314112" calcext:value-type="float">
            <text:p>13.314112</text:p>
          </table:table-cell>
          <table:table-cell table:formula="of:=[.L160]-[.$M$15]" office:value-type="float" office:value="5.44101688888888" calcext:value-type="float">
            <text:p>5.4410168889</text:p>
          </table:table-cell>
          <table:table-cell table:formula="of:=[.M160]/([.$L$156]*[.$I$18])" office:value-type="float" office:value="0.0000340063555555555" calcext:value-type="float">
            <text:p>3.40063555555555E-005</text:p>
          </table:table-cell>
          <table:table-cell table:formula="of:=[.N160]/[.$C$15]" office:value-type="float" office:value="0.000000000296513181955797" calcext:value-type="float">
            <text:p>2.96513181955797E-010</text:p>
          </table:table-cell>
          <table:table-cell table:formula="of:=[.N160]/[.$B$15]" office:value-type="float" office:value="0.593026363911595" calcext:value-type="float">
            <text:p>0.59302636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420261" calcext:value-type="float">
            <text:p>34.420261</text:p>
          </table:table-cell>
          <table:table-cell office:value-type="float" office:value="87" calcext:value-type="float">
            <text:p>87</text:p>
          </table:table-cell>
          <table:table-cell table:formula="of:=[.I161]*[.$J$2]" office:value-type="float" office:value="8.7" calcext:value-type="float">
            <text:p>8.7</text:p>
          </table:table-cell>
          <table:table-cell table:formula="of:=[.J161]*[.$I$17]" office:value-type="float" office:value="21.19494" calcext:value-type="float">
            <text:p>21.19494</text:p>
          </table:table-cell>
          <table:table-cell table:formula="of:=[.H161]-[.K161]" office:value-type="float" office:value="13.225321" calcext:value-type="float">
            <text:p>13.225321</text:p>
          </table:table-cell>
          <table:table-cell table:formula="of:=[.L161]-[.$M$15]" office:value-type="float" office:value="5.35222588888888" calcext:value-type="float">
            <text:p>5.3522258889</text:p>
          </table:table-cell>
          <table:table-cell table:formula="of:=[.M161]/([.$L$156]*[.$I$18])" office:value-type="float" office:value="0.0000334514118055555" calcext:value-type="float">
            <text:p>3.34514118055555E-005</text:p>
          </table:table-cell>
          <table:table-cell table:formula="of:=[.N161]/[.$C$15]" office:value-type="float" office:value="0.000000000291674435361792" calcext:value-type="float">
            <text:p>2.91674435361792E-010</text:p>
          </table:table-cell>
          <table:table-cell table:formula="of:=[.N161]/[.$B$15]" office:value-type="float" office:value="0.583348870723584" calcext:value-type="float">
            <text:p>0.58334887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849453" calcext:value-type="float">
            <text:p>34.849453</text:p>
          </table:table-cell>
          <table:table-cell office:value-type="float" office:value="88" calcext:value-type="float">
            <text:p>88</text:p>
          </table:table-cell>
          <table:table-cell table:formula="of:=[.I162]*[.$J$2]" office:value-type="float" office:value="8.8" calcext:value-type="float">
            <text:p>8.8</text:p>
          </table:table-cell>
          <table:table-cell table:formula="of:=[.J162]*[.$I$17]" office:value-type="float" office:value="21.43856" calcext:value-type="float">
            <text:p>21.43856</text:p>
          </table:table-cell>
          <table:table-cell table:formula="of:=[.H162]-[.K162]" office:value-type="float" office:value="13.410893" calcext:value-type="float">
            <text:p>13.410893</text:p>
          </table:table-cell>
          <table:table-cell table:formula="of:=[.L162]-[.$M$15]" office:value-type="float" office:value="5.53779788888888" calcext:value-type="float">
            <text:p>5.5377978889</text:p>
          </table:table-cell>
          <table:table-cell table:formula="of:=[.M162]/([.$L$156]*[.$I$18])" office:value-type="float" office:value="0.0000346112368055555" calcext:value-type="float">
            <text:p>3.46112368055555E-005</text:p>
          </table:table-cell>
          <table:table-cell table:formula="of:=[.N162]/[.$C$15]" office:value-type="float" office:value="0.000000000301787350893127" calcext:value-type="float">
            <text:p>3.01787350893127E-010</text:p>
          </table:table-cell>
          <table:table-cell table:formula="of:=[.N162]/[.$B$15]" office:value-type="float" office:value="0.603574701786254" calcext:value-type="float">
            <text:p>0.60357470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360962" calcext:value-type="float">
            <text:p>34.360962</text:p>
          </table:table-cell>
          <table:table-cell office:value-type="float" office:value="87" calcext:value-type="float">
            <text:p>87</text:p>
          </table:table-cell>
          <table:table-cell table:formula="of:=[.I163]*[.$J$2]" office:value-type="float" office:value="8.7" calcext:value-type="float">
            <text:p>8.7</text:p>
          </table:table-cell>
          <table:table-cell table:formula="of:=[.J163]*[.$I$17]" office:value-type="float" office:value="21.19494" calcext:value-type="float">
            <text:p>21.19494</text:p>
          </table:table-cell>
          <table:table-cell table:formula="of:=[.H163]-[.K163]" office:value-type="float" office:value="13.166022" calcext:value-type="float">
            <text:p>13.166022</text:p>
          </table:table-cell>
          <table:table-cell table:formula="of:=[.L163]-[.$M$15]" office:value-type="float" office:value="5.29292688888889" calcext:value-type="float">
            <text:p>5.2929268889</text:p>
          </table:table-cell>
          <table:table-cell table:formula="of:=[.M163]/([.$L$156]*[.$I$18])" office:value-type="float" office:value="0.0000330807930555555" calcext:value-type="float">
            <text:p>3.30807930555555E-005</text:p>
          </table:table-cell>
          <table:table-cell table:formula="of:=[.N163]/[.$C$15]" office:value-type="float" office:value="0.000000000288442882228277" calcext:value-type="float">
            <text:p>2.88442882228277E-010</text:p>
          </table:table-cell>
          <table:table-cell table:formula="of:=[.N163]/[.$B$15]" office:value-type="float" office:value="0.576885764456554" calcext:value-type="float">
            <text:p>0.57688576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031315" calcext:value-type="float">
            <text:p>34.031315</text:p>
          </table:table-cell>
          <table:table-cell office:value-type="float" office:value="86" calcext:value-type="float">
            <text:p>86</text:p>
          </table:table-cell>
          <table:table-cell table:formula="of:=[.I164]*[.$J$2]" office:value-type="float" office:value="8.6" calcext:value-type="float">
            <text:p>8.6</text:p>
          </table:table-cell>
          <table:table-cell table:formula="of:=[.J164]*[.$I$17]" office:value-type="float" office:value="20.95132" calcext:value-type="float">
            <text:p>20.95132</text:p>
          </table:table-cell>
          <table:table-cell table:formula="of:=[.H164]-[.K164]" office:value-type="float" office:value="13.079995" calcext:value-type="float">
            <text:p>13.079995</text:p>
          </table:table-cell>
          <table:table-cell table:formula="of:=[.L164]-[.$M$15]" office:value-type="float" office:value="5.20689988888889" calcext:value-type="float">
            <text:p>5.2068998889</text:p>
          </table:table-cell>
          <table:table-cell table:formula="of:=[.M164]/([.$L$156]*[.$I$18])" office:value-type="float" office:value="0.0000325431243055556" calcext:value-type="float">
            <text:p>3.25431243055556E-005</text:p>
          </table:table-cell>
          <table:table-cell table:formula="of:=[.N164]/[.$C$15]" office:value-type="float" office:value="0.000000000283754762337269" calcext:value-type="float">
            <text:p>2.83754762337269E-010</text:p>
          </table:table-cell>
          <table:table-cell table:formula="of:=[.N164]/[.$B$15]" office:value-type="float" office:value="0.567509524674538" calcext:value-type="float">
            <text:p>0.56750952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410252" calcext:value-type="float">
            <text:p>34.410252</text:p>
          </table:table-cell>
          <table:table-cell office:value-type="float" office:value="87" calcext:value-type="float">
            <text:p>87</text:p>
          </table:table-cell>
          <table:table-cell table:formula="of:=[.I165]*[.$J$2]" office:value-type="float" office:value="8.7" calcext:value-type="float">
            <text:p>8.7</text:p>
          </table:table-cell>
          <table:table-cell table:formula="of:=[.J165]*[.$I$17]" office:value-type="float" office:value="21.19494" calcext:value-type="float">
            <text:p>21.19494</text:p>
          </table:table-cell>
          <table:table-cell table:formula="of:=[.H165]-[.K165]" office:value-type="float" office:value="13.215312" calcext:value-type="float">
            <text:p>13.215312</text:p>
          </table:table-cell>
          <table:table-cell table:formula="of:=[.L165]-[.$M$15]" office:value-type="float" office:value="5.34221688888889" calcext:value-type="float">
            <text:p>5.3422168889</text:p>
          </table:table-cell>
          <table:table-cell table:formula="of:=[.M165]/([.$L$156]*[.$I$18])" office:value-type="float" office:value="0.0000333888555555555" calcext:value-type="float">
            <text:p>3.33888555555555E-005</text:p>
          </table:table-cell>
          <table:table-cell table:formula="of:=[.N165]/[.$C$15]" office:value-type="float" office:value="0.000000000291128985770511" calcext:value-type="float">
            <text:p>2.91128985770511E-010</text:p>
          </table:table-cell>
          <table:table-cell table:formula="of:=[.N165]/[.$B$15]" office:value-type="float" office:value="0.582257971541023" calcext:value-type="float">
            <text:p>0.58225797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087467" calcext:value-type="float">
            <text:p>34.087467</text:p>
          </table:table-cell>
          <table:table-cell office:value-type="float" office:value="87" calcext:value-type="float">
            <text:p>87</text:p>
          </table:table-cell>
          <table:table-cell table:formula="of:=[.I166]*[.$J$2]" office:value-type="float" office:value="8.7" calcext:value-type="float">
            <text:p>8.7</text:p>
          </table:table-cell>
          <table:table-cell table:formula="of:=[.J166]*[.$I$17]" office:value-type="float" office:value="21.19494" calcext:value-type="float">
            <text:p>21.19494</text:p>
          </table:table-cell>
          <table:table-cell table:formula="of:=[.H166]-[.K166]" office:value-type="float" office:value="12.892527" calcext:value-type="float">
            <text:p>12.892527</text:p>
          </table:table-cell>
          <table:table-cell table:formula="of:=[.L166]-[.$M$15]" office:value-type="float" office:value="5.01943188888888" calcext:value-type="float">
            <text:p>5.0194318889</text:p>
          </table:table-cell>
          <table:table-cell table:formula="of:=[.M166]/([.$L$156]*[.$I$18])" office:value-type="float" office:value="0.0000313714493055555" calcext:value-type="float">
            <text:p>3.13714493055555E-005</text:p>
          </table:table-cell>
          <table:table-cell table:formula="of:=[.N166]/[.$C$15]" office:value-type="float" office:value="0.000000000273538522555252" calcext:value-type="float">
            <text:p>2.73538522555252E-010</text:p>
          </table:table-cell>
          <table:table-cell table:formula="of:=[.N166]/[.$B$15]" office:value-type="float" office:value="0.547077045110505" calcext:value-type="float">
            <text:p>0.547077045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34.4587724444444" calcext:value-type="float">
            <text:p>34.4587724444</text:p>
          </table:table-cell>
          <table:table-cell table:style-name="ce22" table:formula="of:=AVERAGE([.I158:.I166])" office:value-type="float" office:value="87" calcext:value-type="float">
            <text:p>87</text:p>
          </table:table-cell>
          <table:table-cell table:style-name="ce22" table:formula="of:=AVERAGE([.J158:.J166])" office:value-type="float" office:value="8.7" calcext:value-type="float">
            <text:p>8.7</text:p>
          </table:table-cell>
          <table:table-cell table:style-name="ce22" table:formula="of:=AVERAGE([.K158:.K166])" office:value-type="float" office:value="21.19494" calcext:value-type="float">
            <text:p>21.19494</text:p>
          </table:table-cell>
          <table:table-cell table:formula="of:=AVERAGE([.L158:.L166])" office:value-type="float" office:value="13.2638324444444" calcext:value-type="float">
            <text:p>13.2638324444</text:p>
          </table:table-cell>
          <table:table-cell table:formula="of:=AVERAGE([.M158:.M166])" office:value-type="float" office:value="5.39073733333333" calcext:value-type="float">
            <text:p>5.3907373333</text:p>
          </table:table-cell>
          <table:table-cell table:style-name="ce22" table:formula="of:=AVERAGE([.N158:.N166])" office:value-type="float" office:value="0.0000336921083333333" calcext:value-type="float">
            <text:p>3.36921083333333E-005</text:p>
          </table:table-cell>
          <table:table-cell table:style-name="ce32" table:formula="of:=AVERAGE([.O158:.O166])" office:value-type="float" office:value="0.00000000029377315168029" calcext:value-type="float">
            <text:p>2.9377315168029E-010</text:p>
          </table:table-cell>
          <table:table-cell table:style-name="ce38" table:formula="of:=AVERAGE([.P158:.P166])" office:value-type="float" office:value="0.587546303360581" calcext:value-type="float">
            <text:p>0.5875463034</text:p>
          </table:table-cell>
          <table:table-cell table:formula="of:=[.O168]/[.$O$15]*100" office:value-type="float" office:value="38.2221438823588" calcext:value-type="float">
            <text:p>38.2221438824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58:.H166])" office:value-type="float" office:value="0.310523553649765" calcext:value-type="float">
            <text:p>0.3105235536</text:p>
          </table:table-cell>
          <table:table-cell table:style-name="ce23" table:formula="of:=STDEV([.I158:.I166])" office:value-type="float" office:value="0.5" calcext:value-type="float">
            <text:p>0.5</text:p>
          </table:table-cell>
          <table:table-cell table:style-name="ce23" table:formula="of:=STDEV([.J158:.J166])" office:value-type="float" office:value="0.0500000000000003" calcext:value-type="float">
            <text:p>0.05</text:p>
          </table:table-cell>
          <table:table-cell table:style-name="ce23" table:formula="of:=STDEV([.K158:.K166])" office:value-type="float" office:value="0.121810000000001" calcext:value-type="float">
            <text:p>0.12181</text:p>
          </table:table-cell>
          <table:table-cell table:style-name="ce23" table:formula="of:=STDEV([.L158:.L166])" office:value-type="float" office:value="0.247858545507873" calcext:value-type="float">
            <text:p>0.2478585455</text:p>
          </table:table-cell>
          <table:table-cell table:style-name="ce23" table:formula="of:=STDEV([.M158:.M166])" office:value-type="float" office:value="0.247858545507873" calcext:value-type="float">
            <text:p>0.2478585455</text:p>
          </table:table-cell>
          <table:table-cell table:style-name="ce23" table:formula="of:=STDEV([.N158:.N166])" office:value-type="float" office:value="0.00000154911590942421" calcext:value-type="float">
            <text:p>1.54911590942421E-006</text:p>
          </table:table-cell>
          <table:table-cell table:style-name="ce30" table:formula="of:=STDEV([.O158:.O166])" office:value-type="float" office:value="0.0000000000135072776843527" calcext:value-type="float">
            <text:p>1.35072776843527E-011</text:p>
          </table:table-cell>
          <table:table-cell table:style-name="ce39" table:formula="of:=STDEV([.P158:.P166])" office:value-type="float" office:value="0.0270145553687055" calcext:value-type="float">
            <text:p>0.0270145554</text:p>
          </table:table-cell>
          <table:table-cell table:formula="of:=[.O169]/[.O168]*100" office:value-type="float" office:value="4.59785981363353" calcext:value-type="float">
            <text:p>4.5978598136</text:p>
          </table:table-cell>
          <table:table-cell office:value-type="string" calcext:value-type="string">
            <text:p>%age of stdev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1" table:number-rows-repeated="8">
          <table:table-cell table:number-columns-repeated="7"/>
          <table:table-cell table:style-name="ce22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22"/>
          <table:table-cell/>
          <table:table-cell table:style-name="Default" table:number-columns-repeated="7"/>
          <table:table-cell table:number-columns-repeated="2"/>
        </table:table-row>
      </table:table>
      <table:table table:name="Image 270x225, NbIterations=4, maxDisparity=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22"/>
        <table:table-column table:style-name="co12" table:default-cell-style-name="ce26"/>
        <table:table-column table:style-name="co7" table:default-cell-style-name="ce28"/>
        <table:table-column table:style-name="co7" table:default-cell-style-name="ce3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cenario 355</text:p>
          </table:table-cell>
          <table:table-cell table:number-columns-repeated="6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Time (p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(cycle)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Time sampling time (s)</text:p>
          </table:table-cell>
          <table:table-cell table:style-name="ce20" office:value-type="float" office:value="0.1" calcext:value-type="float">
            <text:p>0.1</text:p>
          </table:table-cell>
          <table:table-cell table:style-name="ce20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"/>
          <table:table-cell table:style-name="ce5" table:number-columns-repeated="2"/>
          <table:table-cell table:style-name="ce6"/>
          <table:table-cell table:style-name="ce6" office:value-type="string" calcext:value-type="string">
            <text:p>ARM_CortexA7</text:p>
          </table:table-cell>
          <table:table-cell table:style-name="ce10" office:value-type="string" calcext:value-type="string">
            <text:p>ARM_CortexA15</text:p>
          </table:table-cell>
          <table:table-cell/>
          <table:table-cell table:style-name="ce1"/>
          <table:table-cell table:style-name="ce18" office:value-type="string" calcext:value-type="string">
            <text:p>Original (unmodified) application energy</text:p>
          </table:table-cell>
          <table:table-cell table:style-name="ce5" office:value-type="string" calcext:value-type="string">
            <text:p>Time (sampl)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tatic energy</text:p>
          </table:table-cell>
          <table:table-cell table:style-name="ce5" office:value-type="string" calcext:value-type="string">
            <text:p>Dynamic E</text:p>
          </table:table-cell>
          <table:table-cell table:style-name="ce21" office:value-type="string" calcext:value-type="string">
            <text:p>Dynamic average P (W)</text:p>
          </table:table-cell>
          <table:table-cell table:style-name="ce27" office:value-type="string" calcext:value-type="string">
            <text:p>Dynamic E/cycle (J)</text:p>
          </table:table-cell>
          <table:table-cell table:style-name="ce44"/>
          <table:table-cell table:number-columns-repeated="2"/>
        </table:table-row>
        <table:table-row table:style-name="ro3">
          <table:table-cell table:style-name="ce2" office:value-type="float" office:value="36534612326.4" calcext:value-type="float">
            <text:p>36534612326.4</text:p>
          </table:table-cell>
          <table:table-cell table:formula="of:=[.A4]/1000000000000" office:value-type="float" office:value="0.0365346123264" calcext:value-type="float">
            <text:p>0.0365346123</text:p>
          </table:table-cell>
          <table:table-cell table:formula="of:=[.B4]*[.$L$17]" office:value-type="float" office:value="73069224.6528" calcext:value-type="float">
            <text:p>73069224.6528</text:p>
          </table:table-cell>
          <table:table-cell table:style-name="ce7" office:value-type="string" calcext:value-type="string">
            <text:p>Write_PPM</text:p>
          </table:table-cell>
          <table:table-cell table:style-name="ce7"/>
          <table:table-cell table:style-name="ce11" table:formula="of:=[.P33]" office:value-type="float" office:value="1.01657528061247" calcext:value-type="float">
            <text:p>1.017</text:p>
          </table:table-cell>
          <table:table-cell/>
          <table:table-cell table:style-name="ce2" office:value-type="string" calcext:value-type="string">
            <text:p>samples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13260835934.4" calcext:value-type="float">
            <text:p>13260835934.4</text:p>
          </table:table-cell>
          <table:table-cell table:formula="of:=[.A5]/1000000000000" office:value-type="float" office:value="0.0132608359344" calcext:value-type="float">
            <text:p>0.0132608359</text:p>
          </table:table-cell>
          <table:table-cell table:formula="of:=[.B5]*[.$L$17]" office:value-type="float" office:value="26521671.8688" calcext:value-type="float">
            <text:p>26521671.8688</text:p>
          </table:table-cell>
          <table:table-cell table:style-name="ce7" office:value-type="string" calcext:value-type="string">
            <text:p>ComputeHorWeights</text:p>
          </table:table-cell>
          <table:table-cell table:style-name="ce7"/>
          <table:table-cell table:style-name="ce11" table:formula="of:=[.P48]" office:value-type="float" office:value="1.37833232982502" calcext:value-type="float">
            <text:p>1.378</text:p>
          </table:table-cell>
          <table:table-cell/>
          <table:table-cell table:style-name="ce2"/>
          <table:table-cell table:style-name="Default" office:value-type="float" office:value="27.838387" calcext:value-type="float">
            <text:p>27.83838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5]*[.$J$2]" office:value-type="float" office:value="7.5" calcext:value-type="float">
            <text:p>7.5</text:p>
          </table:table-cell>
          <table:table-cell table:style-name="Default" table:formula="of:=[.$I$17]*[.K5]" office:value-type="float" office:value="18.2715" calcext:value-type="float">
            <text:p>18.2715</text:p>
          </table:table-cell>
          <table:table-cell table:style-name="Default" table:formula="of:=[.I5]-[.L5]" office:value-type="float" office:value="9.566887" calcext:value-type="float">
            <text:p>9.566887</text:p>
          </table:table-cell>
          <table:table-cell table:style-name="Default" table:formula="of:=[.M5]/[.K5]" office:value-type="float" office:value="1.27558493333333" calcext:value-type="float">
            <text:p>1.2755849333</text:p>
          </table:table-cell>
          <table:table-cell table:formula="of:=[.M5]/([.K5]*[.$L$17])" office:value-type="float" office:value="0.000000000637792466666667" calcext:value-type="float">
            <text:p>6.3779246666666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13260835934.4" calcext:value-type="float">
            <text:p>13260835934.4</text:p>
          </table:table-cell>
          <table:table-cell table:formula="of:=[.A6]/1000000000000" office:value-type="float" office:value="0.0132608359344" calcext:value-type="float">
            <text:p>0.0132608359</text:p>
          </table:table-cell>
          <table:table-cell table:formula="of:=[.B6]*[.$L$17]" office:value-type="float" office:value="26521671.8688" calcext:value-type="float">
            <text:p>26521671.8688</text:p>
          </table:table-cell>
          <table:table-cell table:style-name="ce7" office:value-type="string" calcext:value-type="string">
            <text:p>ComputeVertWeights</text:p>
          </table:table-cell>
          <table:table-cell table:style-name="ce7"/>
          <table:table-cell table:style-name="ce11" table:formula="of:=[.P63]" office:value-type="float" office:value="1.30619913632377" calcext:value-type="float">
            <text:p>1.306</text:p>
          </table:table-cell>
          <table:table-cell/>
          <table:table-cell table:style-name="ce2"/>
          <table:table-cell table:style-name="Default" office:value-type="float" office:value="27.88171" calcext:value-type="float">
            <text:p>27.8817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6]*[.$J$2]" office:value-type="float" office:value="7.5" calcext:value-type="float">
            <text:p>7.5</text:p>
          </table:table-cell>
          <table:table-cell table:style-name="Default" table:formula="of:=[.$I$17]*[.K6]" office:value-type="float" office:value="18.2715" calcext:value-type="float">
            <text:p>18.2715</text:p>
          </table:table-cell>
          <table:table-cell table:style-name="Default" table:formula="of:=[.I6]-[.L6]" office:value-type="float" office:value="9.61021" calcext:value-type="float">
            <text:p>9.61021</text:p>
          </table:table-cell>
          <table:table-cell table:style-name="Default" table:formula="of:=[.M6]/[.K6]" office:value-type="float" office:value="1.28136133333333" calcext:value-type="float">
            <text:p>1.2813613333</text:p>
          </table:table-cell>
          <table:table-cell table:formula="of:=[.M6]/([.K6]*[.$L$17])" office:value-type="float" office:value="0.000000000640680666666667" calcext:value-type="float">
            <text:p>6.4068066666666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" office:value-type="float" office:value="10748547908.9067" calcext:value-type="float">
            <text:p>10748547908.9067</text:p>
          </table:table-cell>
          <table:table-cell table:formula="of:=[.A7]/1000000000000" office:value-type="float" office:value="0.0107485479089067" calcext:value-type="float">
            <text:p>0.0107485479</text:p>
          </table:table-cell>
          <table:table-cell table:formula="of:=[.B7]*[.$L$17]" office:value-type="float" office:value="21497095.8178134" calcext:value-type="float">
            <text:p>21497095.8178134</text:p>
          </table:table-cell>
          <table:table-cell table:style-name="ce7" office:value-type="string" calcext:value-type="string">
            <text:p>AggregateCost</text:p>
          </table:table-cell>
          <table:table-cell table:style-name="ce7"/>
          <table:table-cell table:style-name="ce11" table:formula="of:=[.P78]" office:value-type="float" office:value="1.18518138420659" calcext:value-type="float">
            <text:p>1.185</text:p>
          </table:table-cell>
          <table:table-cell/>
          <table:table-cell table:style-name="ce2"/>
          <table:table-cell table:style-name="Default" office:value-type="float" office:value="27.853107" calcext:value-type="float">
            <text:p>27.85310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7]*[.$J$2]" office:value-type="float" office:value="7.5" calcext:value-type="float">
            <text:p>7.5</text:p>
          </table:table-cell>
          <table:table-cell table:style-name="Default" table:formula="of:=[.$I$17]*[.K7]" office:value-type="float" office:value="18.2715" calcext:value-type="float">
            <text:p>18.2715</text:p>
          </table:table-cell>
          <table:table-cell table:style-name="Default" table:formula="of:=[.I7]-[.L7]" office:value-type="float" office:value="9.581607" calcext:value-type="float">
            <text:p>9.581607</text:p>
          </table:table-cell>
          <table:table-cell table:style-name="Default" table:formula="of:=[.M7]/[.K7]" office:value-type="float" office:value="1.2775476" calcext:value-type="float">
            <text:p>1.2775476</text:p>
          </table:table-cell>
          <table:table-cell table:formula="of:=[.M7]/([.K7]*[.$L$17])" office:value-type="float" office:value="0.0000000006387738" calcext:value-type="float">
            <text:p>6.387738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1010517916.46667" calcext:value-type="float">
            <text:p>1010517916.46667</text:p>
          </table:table-cell>
          <table:table-cell table:formula="of:=[.A8]/1000000000000" office:value-type="float" office:value="0.00101051791646667" calcext:value-type="float">
            <text:p>0.0010105179</text:p>
          </table:table-cell>
          <table:table-cell table:formula="of:=[.B8]*[.$L$17]" office:value-type="float" office:value="2021035.83293334" calcext:value-type="float">
            <text:p>2021035.83293334</text:p>
          </table:table-cell>
          <table:table-cell table:style-name="ce7" office:value-type="string" calcext:value-type="string">
            <text:p>CostConstruction</text:p>
          </table:table-cell>
          <table:table-cell table:style-name="ce7"/>
          <table:table-cell table:style-name="ce11" table:formula="of:=[.P93]" office:value-type="float" office:value="1.5765647404226" calcext:value-type="float">
            <text:p>1.577</text:p>
          </table:table-cell>
          <table:table-cell/>
          <table:table-cell table:style-name="ce2"/>
          <table:table-cell table:style-name="Default" office:value-type="float" office:value="27.811636" calcext:value-type="float">
            <text:p>27.81163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8]*[.$J$2]" office:value-type="float" office:value="7.5" calcext:value-type="float">
            <text:p>7.5</text:p>
          </table:table-cell>
          <table:table-cell table:style-name="Default" table:formula="of:=[.$I$17]*[.K8]" office:value-type="float" office:value="18.2715" calcext:value-type="float">
            <text:p>18.2715</text:p>
          </table:table-cell>
          <table:table-cell table:style-name="Default" table:formula="of:=[.I8]-[.L8]" office:value-type="float" office:value="9.540136" calcext:value-type="float">
            <text:p>9.540136</text:p>
          </table:table-cell>
          <table:table-cell table:style-name="Default" table:formula="of:=[.M8]/[.K8]" office:value-type="float" office:value="1.27201813333333" calcext:value-type="float">
            <text:p>1.2720181333</text:p>
          </table:table-cell>
          <table:table-cell table:formula="of:=[.M8]/([.K8]*[.$L$17])" office:value-type="float" office:value="0.000000000636009066666667" calcext:value-type="float">
            <text:p>6.3600906666666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817043750" calcext:value-type="float">
            <text:p>817043750</text:p>
          </table:table-cell>
          <table:table-cell table:formula="of:=[.A9]/1000000000000" office:value-type="float" office:value="0.00081704375" calcext:value-type="float">
            <text:p>0.0008170438</text:p>
          </table:table-cell>
          <table:table-cell table:formula="of:=[.B9]*[.$L$17]" office:value-type="float" office:value="1634087.5" calcext:value-type="float">
            <text:p>1634087.5</text:p>
          </table:table-cell>
          <table:table-cell table:style-name="ce7" office:value-type="string" calcext:value-type="string">
            <text:p>Census_L</text:p>
          </table:table-cell>
          <table:table-cell table:style-name="ce7"/>
          <table:table-cell table:style-name="ce11" table:formula="of:=[.P108]" office:value-type="float" office:value="1.84138606068796" calcext:value-type="float">
            <text:p>1.841</text:p>
          </table:table-cell>
          <table:table-cell/>
          <table:table-cell table:style-name="ce2"/>
          <table:table-cell table:style-name="Default" office:value-type="float" office:value="27.821482" calcext:value-type="float">
            <text:p>27.821482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9]*[.$J$2]" office:value-type="float" office:value="7.5" calcext:value-type="float">
            <text:p>7.5</text:p>
          </table:table-cell>
          <table:table-cell table:style-name="Default" table:formula="of:=[.$I$17]*[.K9]" office:value-type="float" office:value="18.2715" calcext:value-type="float">
            <text:p>18.2715</text:p>
          </table:table-cell>
          <table:table-cell table:style-name="Default" table:formula="of:=[.I9]-[.L9]" office:value-type="float" office:value="9.549982" calcext:value-type="float">
            <text:p>9.549982</text:p>
          </table:table-cell>
          <table:table-cell table:style-name="Default" table:formula="of:=[.M9]/[.K9]" office:value-type="float" office:value="1.27333093333333" calcext:value-type="float">
            <text:p>1.2733309333</text:p>
          </table:table-cell>
          <table:table-cell table:formula="of:=[.M9]/([.K9]*[.$L$17])" office:value-type="float" office:value="0.000000000636665466666667" calcext:value-type="float">
            <text:p>6.3666546666666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817043750" calcext:value-type="float">
            <text:p>817043750</text:p>
          </table:table-cell>
          <table:table-cell table:formula="of:=[.A10]/1000000000000" office:value-type="float" office:value="0.00081704375" calcext:value-type="float">
            <text:p>0.0008170438</text:p>
          </table:table-cell>
          <table:table-cell table:formula="of:=[.B10]*[.$L$17]" office:value-type="float" office:value="1634087.5" calcext:value-type="float">
            <text:p>1634087.5</text:p>
          </table:table-cell>
          <table:table-cell table:style-name="ce7" office:value-type="string" calcext:value-type="string">
            <text:p>Census_R</text:p>
          </table:table-cell>
          <table:table-cell table:style-name="ce7"/>
          <table:table-cell table:style-name="ce11" table:formula="of:=[.P108]" office:value-type="float" office:value="1.84138606068796" calcext:value-type="float">
            <text:p>1.841</text:p>
          </table:table-cell>
          <table:table-cell/>
          <table:table-cell table:style-name="ce2"/>
          <table:table-cell table:style-name="Default" office:value-type="float" office:value="27.795235" calcext:value-type="float">
            <text:p>27.79523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10]*[.$J$2]" office:value-type="float" office:value="7.5" calcext:value-type="float">
            <text:p>7.5</text:p>
          </table:table-cell>
          <table:table-cell table:style-name="Default" table:formula="of:=[.$I$17]*[.K10]" office:value-type="float" office:value="18.2715" calcext:value-type="float">
            <text:p>18.2715</text:p>
          </table:table-cell>
          <table:table-cell table:style-name="Default" table:formula="of:=[.I10]-[.L10]" office:value-type="float" office:value="9.523735" calcext:value-type="float">
            <text:p>9.523735</text:p>
          </table:table-cell>
          <table:table-cell table:style-name="Default" table:formula="of:=[.M10]/[.K10]" office:value-type="float" office:value="1.26983133333333" calcext:value-type="float">
            <text:p>1.2698313333</text:p>
          </table:table-cell>
          <table:table-cell table:formula="of:=[.M10]/([.K10]*[.$L$17])" office:value-type="float" office:value="0.000000000634915666666667" calcext:value-type="float">
            <text:p>6.3491566666666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865325000" calcext:value-type="float">
            <text:p>865325000</text:p>
          </table:table-cell>
          <table:table-cell table:formula="of:=[.A11]/1000000000000" office:value-type="float" office:value="0.000865325" calcext:value-type="float">
            <text:p>0.000865325</text:p>
          </table:table-cell>
          <table:table-cell table:formula="of:=[.B11]*[.$L$17]" office:value-type="float" office:value="1730650" calcext:value-type="float">
            <text:p>1730650</text:p>
          </table:table-cell>
          <table:table-cell table:style-name="ce7" office:value-type="string" calcext:value-type="string">
            <text:p>RGB2Gray_L</text:p>
          </table:table-cell>
          <table:table-cell table:style-name="ce7"/>
          <table:table-cell table:style-name="ce11" table:formula="of:=[.P123]" office:value-type="float" office:value="0.941588067424891" calcext:value-type="float">
            <text:p>0.942</text:p>
          </table:table-cell>
          <table:table-cell/>
          <table:table-cell table:style-name="ce2"/>
          <table:table-cell table:style-name="Default" office:value-type="float" office:value="27.855164" calcext:value-type="float">
            <text:p>27.85516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11]*[.$J$2]" office:value-type="float" office:value="7.5" calcext:value-type="float">
            <text:p>7.5</text:p>
          </table:table-cell>
          <table:table-cell table:style-name="Default" table:formula="of:=[.$I$17]*[.K11]" office:value-type="float" office:value="18.2715" calcext:value-type="float">
            <text:p>18.2715</text:p>
          </table:table-cell>
          <table:table-cell table:style-name="Default" table:formula="of:=[.I11]-[.L11]" office:value-type="float" office:value="9.583664" calcext:value-type="float">
            <text:p>9.583664</text:p>
          </table:table-cell>
          <table:table-cell table:style-name="Default" table:formula="of:=[.M11]/[.K11]" office:value-type="float" office:value="1.27782186666667" calcext:value-type="float">
            <text:p>1.2778218667</text:p>
          </table:table-cell>
          <table:table-cell table:formula="of:=[.M11]/([.K11]*[.$L$17])" office:value-type="float" office:value="0.000000000638910933333333" calcext:value-type="float">
            <text:p>6.38910933333333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865325000" calcext:value-type="float">
            <text:p>865325000</text:p>
          </table:table-cell>
          <table:table-cell table:formula="of:=[.A12]/1000000000000" office:value-type="float" office:value="0.000865325" calcext:value-type="float">
            <text:p>0.000865325</text:p>
          </table:table-cell>
          <table:table-cell table:formula="of:=[.B12]*[.$L$17]" office:value-type="float" office:value="1730650" calcext:value-type="float">
            <text:p>1730650</text:p>
          </table:table-cell>
          <table:table-cell table:style-name="ce7" office:value-type="string" calcext:value-type="string">
            <text:p>RGB2Gray_R</text:p>
          </table:table-cell>
          <table:table-cell table:style-name="ce7"/>
          <table:table-cell table:style-name="ce11" table:formula="of:=[.P123]" office:value-type="float" office:value="0.941588067424891" calcext:value-type="float">
            <text:p>0.942</text:p>
          </table:table-cell>
          <table:table-cell/>
          <table:table-cell table:style-name="ce2"/>
          <table:table-cell table:style-name="Default" office:value-type="float" office:value="27.829243" calcext:value-type="float">
            <text:p>27.829243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12]*[.$J$2]" office:value-type="float" office:value="7.5" calcext:value-type="float">
            <text:p>7.5</text:p>
          </table:table-cell>
          <table:table-cell table:style-name="Default" table:formula="of:=[.$I$17]*[.K12]" office:value-type="float" office:value="18.2715" calcext:value-type="float">
            <text:p>18.2715</text:p>
          </table:table-cell>
          <table:table-cell table:style-name="Default" table:formula="of:=[.I12]-[.L12]" office:value-type="float" office:value="9.557743" calcext:value-type="float">
            <text:p>9.557743</text:p>
          </table:table-cell>
          <table:table-cell table:style-name="Default" table:formula="of:=[.M12]/[.K12]" office:value-type="float" office:value="1.27436573333333" calcext:value-type="float">
            <text:p>1.2743657333</text:p>
          </table:table-cell>
          <table:table-cell table:formula="of:=[.M12]/([.K12]*[.$L$17])" office:value-type="float" office:value="0.000000000637182866666667" calcext:value-type="float">
            <text:p>6.37182866666667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445078958.333333" calcext:value-type="float">
            <text:p>445078958.333333</text:p>
          </table:table-cell>
          <table:table-cell table:formula="of:=[.A13]/1000000000000" office:value-type="float" office:value="0.000445078958333333" calcext:value-type="float">
            <text:p>0.000445079</text:p>
          </table:table-cell>
          <table:table-cell table:formula="of:=[.B13]*[.$L$17]" office:value-type="float" office:value="890157.916666666" calcext:value-type="float">
            <text:p>890157.916666666</text:p>
          </table:table-cell>
          <table:table-cell table:style-name="ce7" office:value-type="string" calcext:value-type="string">
            <text:p>disparitySelect</text:p>
          </table:table-cell>
          <table:table-cell table:style-name="ce7"/>
          <table:table-cell table:style-name="ce11" table:formula="of:=[.P138]" office:value-type="float" office:value="1.58992301147565" calcext:value-type="float">
            <text:p>1.590</text:p>
          </table:table-cell>
          <table:table-cell/>
          <table:table-cell table:style-name="ce2"/>
          <table:table-cell table:style-name="Default" office:value-type="float" office:value="27.91757" calcext:value-type="float">
            <text:p>27.9175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formula="of:=[.J13]*[.$J$2]" office:value-type="float" office:value="7.5" calcext:value-type="float">
            <text:p>7.5</text:p>
          </table:table-cell>
          <table:table-cell table:style-name="Default" table:formula="of:=[.$I$17]*[.K13]" office:value-type="float" office:value="18.2715" calcext:value-type="float">
            <text:p>18.2715</text:p>
          </table:table-cell>
          <table:table-cell table:style-name="Default" table:formula="of:=[.I13]-[.L13]" office:value-type="float" office:value="9.64607" calcext:value-type="float">
            <text:p>9.64607</text:p>
          </table:table-cell>
          <table:table-cell table:style-name="Default" table:formula="of:=[.M13]/[.K13]" office:value-type="float" office:value="1.28614266666667" calcext:value-type="float">
            <text:p>1.2861426667</text:p>
          </table:table-cell>
          <table:table-cell table:formula="of:=[.M13]/([.K13]*[.$L$17])" office:value-type="float" office:value="0.000000000643071333333333" calcext:value-type="float">
            <text:p>6.43071333333333E-01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804695000" calcext:value-type="float">
            <text:p>804695000</text:p>
          </table:table-cell>
          <table:table-cell table:formula="of:=[.A14]/1000000000000" office:value-type="float" office:value="0.000804695" calcext:value-type="float">
            <text:p>0.000804695</text:p>
          </table:table-cell>
          <table:table-cell table:formula="of:=[.B14]*[.$L$17]" office:value-type="float" office:value="1609390" calcext:value-type="float">
            <text:p>1609390</text:p>
          </table:table-cell>
          <table:table-cell table:style-name="ce7" office:value-type="string" calcext:value-type="string">
            <text:p>Median_Filter</text:p>
          </table:table-cell>
          <table:table-cell table:style-name="ce7"/>
          <table:table-cell table:style-name="ce11" table:formula="of:=[.P153]" office:value-type="float" office:value="1.50301977767974" calcext:value-type="float">
            <text:p>1.503</text:p>
          </table:table-cell>
          <table:table-cell/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float" office:value="277993750" calcext:value-type="float">
            <text:p>277993750</text:p>
          </table:table-cell>
          <table:table-cell table:formula="of:=[.A15]/1000000000000" office:value-type="float" office:value="0.00027799375" calcext:value-type="float">
            <text:p>0.0002779938</text:p>
          </table:table-cell>
          <table:table-cell table:formula="of:=[.B15]*[.$L$17]" office:value-type="float" office:value="555987.5" calcext:value-type="float">
            <text:p>555987.5</text:p>
          </table:table-cell>
          <table:table-cell table:style-name="ce7" office:value-type="string" calcext:value-type="string">
            <text:p>Read_PPM1</text:p>
          </table:table-cell>
          <table:table-cell table:style-name="ce7"/>
          <table:table-cell table:style-name="ce11" table:formula="of:=[.P168]" office:value-type="float" office:value="0.958899455673213" calcext:value-type="float">
            <text:p>0.959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Default" table:formula="of:=AVERAGE([.I5:.I14])" office:value-type="float" office:value="27.8448371111111" calcext:value-type="float">
            <text:p>27.8448371111</text:p>
          </table:table-cell>
          <table:table-cell table:style-name="Default" table:formula="of:=AVERAGE([.J5:.J14])" office:value-type="float" office:value="75" calcext:value-type="float">
            <text:p>75</text:p>
          </table:table-cell>
          <table:table-cell table:style-name="Default" table:formula="of:=AVERAGE([.K5:.K14])" office:value-type="float" office:value="7.5" calcext:value-type="float">
            <text:p>7.5</text:p>
          </table:table-cell>
          <table:table-cell table:style-name="Default" table:formula="of:=AVERAGE([.L5:.L14])" office:value-type="float" office:value="18.2715" calcext:value-type="float">
            <text:p>18.2715</text:p>
          </table:table-cell>
          <table:table-cell table:style-name="Default" table:formula="of:=AVERAGE([.M5:.M14])" office:value-type="float" office:value="9.57333711111111" calcext:value-type="float">
            <text:p>9.5733371111</text:p>
          </table:table-cell>
          <table:table-cell table:style-name="ce25" table:formula="of:=AVERAGE([.N5:.N14])" office:value-type="float" office:value="1.27644494814815" calcext:value-type="float">
            <text:p>1.2764449481</text:p>
          </table:table-cell>
          <table:table-cell table:style-name="ce32" table:formula="of:=AVERAGE([.O4:.O13])" office:value-type="float" office:value="0.000000000638222474074074" calcext:value-type="float">
            <text:p>6.38222474074074E-010</text:p>
          </table:table-cell>
          <table:table-cell table:style-name="ce22"/>
          <table:table-cell table:number-columns-repeated="2"/>
        </table:table-row>
        <table:table-row table:style-name="ro3">
          <table:table-cell table:style-name="ce2" office:value-type="float" office:value="277993750" calcext:value-type="float">
            <text:p>277993750</text:p>
          </table:table-cell>
          <table:table-cell table:formula="of:=[.A16]/1000000000000" office:value-type="float" office:value="0.00027799375" calcext:value-type="float">
            <text:p>0.0002779938</text:p>
          </table:table-cell>
          <table:table-cell table:formula="of:=[.B16]*[.$L$17]" office:value-type="float" office:value="555987.5" calcext:value-type="float">
            <text:p>555987.5</text:p>
          </table:table-cell>
          <table:table-cell table:style-name="ce7" office:value-type="string" calcext:value-type="string">
            <text:p>Read_PPM0</text:p>
          </table:table-cell>
          <table:table-cell table:style-name="ce7"/>
          <table:table-cell table:style-name="ce11" table:formula="of:=[.P168]" office:value-type="float" office:value="0.958899455673213" calcext:value-type="float">
            <text:p>0.959</text:p>
          </table:table-cell>
          <table:table-cell/>
          <table:table-cell table:style-name="ce4" office:value-type="string" calcext:value-type="string">
            <text:p>stdev</text:p>
          </table:table-cell>
          <table:table-cell table:style-name="ce19" table:formula="of:=STDEV([.I5:.I13])" office:value-type="float" office:value="0.037446033523074" calcext:value-type="float">
            <text:p>0.0374460335</text:p>
          </table:table-cell>
          <table:table-cell table:style-name="ce19" table:formula="of:=STDEV([.J5:.J13])" office:value-type="float" office:value="0" calcext:value-type="float">
            <text:p>0</text:p>
          </table:table-cell>
          <table:table-cell table:style-name="ce19" table:formula="of:=STDEV([.K5:.K13])" office:value-type="float" office:value="0" calcext:value-type="float">
            <text:p>0</text:p>
          </table:table-cell>
          <table:table-cell table:style-name="ce19" table:formula="of:=STDEV([.L5:.L13])" office:value-type="float" office:value="0" calcext:value-type="float">
            <text:p>0</text:p>
          </table:table-cell>
          <table:table-cell table:style-name="ce19" table:formula="of:=STDEV([.M5:.M13])" office:value-type="float" office:value="0.037446033523074" calcext:value-type="float">
            <text:p>0.0374460335</text:p>
          </table:table-cell>
          <table:table-cell table:style-name="ce19" table:formula="of:=STDEV([.N5:.N13])" office:value-type="float" office:value="0.0049928044697432" calcext:value-type="float">
            <text:p>0.0049928045</text:p>
          </table:table-cell>
          <table:table-cell table:style-name="ce40" table:formula="of:=STDEV([.O4:.O13])" office:value-type="float" office:value="0.00000000000249640223487159" calcext:value-type="float">
            <text:p>2.49640223487159E-012</text:p>
          </table:table-cell>
          <table:table-cell table:style-name="ce22"/>
          <table:table-cell table:number-columns-repeated="2"/>
        </table:table-row>
        <table:table-row table:style-name="ro3">
          <table:table-cell table:style-name="ce2" office:value-type="float" office:value="6837500" calcext:value-type="float">
            <text:p>6837500</text:p>
          </table:table-cell>
          <table:table-cell table:formula="of:=[.A17]/1000000000000" office:value-type="float" office:value="0.0000068375" calcext:value-type="float">
            <text:p>6.8375E-006</text:p>
          </table:table-cell>
          <table:table-cell table:formula="of:=[.B17]*[.$L$17]" office:value-type="float" office:value="13675" calcext:value-type="float">
            <text:p>13675</text:p>
          </table:table-cell>
          <table:table-cell table:style-name="ce7" office:value-type="string" calcext:value-type="string">
            <text:p>Split</text:p>
          </table:table-cell>
          <table:table-cell table:style-name="ce7"/>
          <table:table-cell table:style-name="ce11" table:formula="of:=[.N15]" office:value-type="float" office:value="1.27644494814815" calcext:value-type="float">
            <text:p>1.276</text:p>
          </table:table-cell>
          <table:table-cell/>
          <table:table-cell table:style-name="Default" office:value-type="string" calcext:value-type="string">
            <text:p>Static power</text:p>
          </table:table-cell>
          <table:table-cell table:style-name="ce20" office:value-type="float" office:value="2.4362" calcext:value-type="float">
            <text:p>2.4362</text:p>
          </table:table-cell>
          <table:table-cell table:style-name="Default"/>
          <table:table-cell table:style-name="Default" office:value-type="string" calcext:value-type="string">
            <text:p>Frequency (Hz)</text:p>
          </table:table-cell>
          <table:table-cell table:style-name="ce20" office:value-type="float" office:value="2000000000" calcext:value-type="float">
            <text:p>200000000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float" office:value="7750000" calcext:value-type="float">
            <text:p>7750000</text:p>
          </table:table-cell>
          <table:table-cell table:formula="of:=[.A18]/1000000000000" office:value-type="float" office:value="0.00000775" calcext:value-type="float">
            <text:p>0.00000775</text:p>
          </table:table-cell>
          <table:table-cell table:formula="of:=[.B18]*[.$L$17]" office:value-type="float" office:value="15500" calcext:value-type="float">
            <text:p>15500</text:p>
          </table:table-cell>
          <table:table-cell table:style-name="ce7" office:value-type="string" calcext:value-type="string">
            <text:p>DisparityGen</text:p>
          </table:table-cell>
          <table:table-cell table:style-name="ce7"/>
          <table:table-cell table:style-name="ce11" table:formula="of:=[.N15]" office:value-type="float" office:value="1.27644494814815" calcext:value-type="float">
            <text:p>1.276</text:p>
          </table:table-cell>
          <table:table-cell/>
          <table:table-cell table:style-name="Default" office:value-type="string" calcext:value-type="string">
            <text:p>Repeat appli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office:value-type="string" calcext:value-type="string">
            <text:p>times (the whole application loop is repeated this number of times during one measurement)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float" office:value="7512500" calcext:value-type="float">
            <text:p>7512500</text:p>
          </table:table-cell>
          <table:table-cell table:formula="of:=[.A19]/1000000000000" office:value-type="float" office:value="0.0000075125" calcext:value-type="float">
            <text:p>7.5125E-006</text:p>
          </table:table-cell>
          <table:table-cell table:formula="of:=[.B19]*[.$L$17]" office:value-type="float" office:value="15025" calcext:value-type="float">
            <text:p>15025</text:p>
          </table:table-cell>
          <table:table-cell table:style-name="ce7" office:value-type="string" calcext:value-type="string">
            <text:p>Display_rgb0</text:p>
          </table:table-cell>
          <table:table-cell table:style-name="ce7"/>
          <table:table-cell table:style-name="ce11" table:formula="of:=[.N15]" office:value-type="float" office:value="1.27644494814815" calcext:value-type="float">
            <text:p>1.276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float" office:value="7512500" calcext:value-type="float">
            <text:p>7512500</text:p>
          </table:table-cell>
          <table:table-cell table:formula="of:=[.A20]/1000000000000" office:value-type="float" office:value="0.0000075125" calcext:value-type="float">
            <text:p>7.5125E-006</text:p>
          </table:table-cell>
          <table:table-cell table:formula="of:=[.B20]*[.$L$17]" office:value-type="float" office:value="15025" calcext:value-type="float">
            <text:p>15025</text:p>
          </table:table-cell>
          <table:table-cell table:style-name="ce7" office:value-type="string" calcext:value-type="string">
            <text:p>Display_RGB1</text:p>
          </table:table-cell>
          <table:table-cell table:style-name="ce7"/>
          <table:table-cell table:style-name="ce11" table:formula="of:=[.N15]" office:value-type="float" office:value="1.27644494814815" calcext:value-type="float">
            <text:p>1.276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4" office:value-type="float" office:value="7937500" calcext:value-type="float">
            <text:p>7937500</text:p>
          </table:table-cell>
          <table:table-cell table:formula="of:=[.A21]/1000000000000" office:value-type="float" office:value="0.0000079375" calcext:value-type="float">
            <text:p>7.9375E-006</text:p>
          </table:table-cell>
          <table:table-cell table:formula="of:=[.B21]*[.$L$17]" office:value-type="float" office:value="15875" calcext:value-type="float">
            <text:p>15875</text:p>
          </table:table-cell>
          <table:table-cell table:style-name="ce8" office:value-type="string" calcext:value-type="string">
            <text:p>OffsetGen</text:p>
          </table:table-cell>
          <table:table-cell table:style-name="ce8"/>
          <table:table-cell table:style-name="ce12" table:formula="of:=[.N15]" office:value-type="float" office:value="1.27644494814815" calcext:value-type="float">
            <text:p>1.276</text:p>
          </table:table-cell>
          <table:table-cell/>
          <table:table-cell table:style-name="ce15" office:value-type="string" calcext:value-type="string">
            <text:p>writePPM</text:p>
          </table:table-cell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Factor of time for energy quanta (pJ/ps = W)</text:p>
          </table:table-cell>
          <table:table-cell table:number-columns-repeated="3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9.625961" calcext:value-type="float">
            <text:p>89.625961</text:p>
          </table:table-cell>
          <table:table-cell office:value-type="float" office:value="247" calcext:value-type="float">
            <text:p>247</text:p>
          </table:table-cell>
          <table:table-cell table:formula="of:=[.I23]*[.$J$2]" office:value-type="float" office:value="24.7" calcext:value-type="float">
            <text:p>24.7</text:p>
          </table:table-cell>
          <table:table-cell table:formula="of:=[.J23]*[.$I$17]" office:value-type="float" office:value="60.17414" calcext:value-type="float">
            <text:p>60.17414</text:p>
          </table:table-cell>
          <table:table-cell table:formula="of:=[.H23]-[.K23]" office:value-type="float" office:value="29.451821" calcext:value-type="float">
            <text:p>29.451821</text:p>
          </table:table-cell>
          <table:table-cell table:formula="of:=[.L23]-[.$M$15]" office:value-type="float" office:value="19.8784838888889" calcext:value-type="float">
            <text:p>19.8784838889</text:p>
          </table:table-cell>
          <table:table-cell table:formula="of:=[.M23]/([.$L$21]*[.$I$18])" office:value-type="float" office:value="0.0397569677777778" calcext:value-type="float">
            <text:p>0.0397569678</text:p>
          </table:table-cell>
          <table:table-cell table:formula="of:=[.N23]/[.$C$4]" office:value-type="float" office:value="0.000000000544100036187455" calcext:value-type="float">
            <text:p>5.44100036187455E-010</text:p>
          </table:table-cell>
          <table:table-cell table:formula="of:=[.N23]/[.$B$4]" office:value-type="float" office:value="1.08820007237491" calcext:value-type="float">
            <text:p>1.08820007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9.493462" calcext:value-type="float">
            <text:p>89.493462</text:p>
          </table:table-cell>
          <table:table-cell office:value-type="float" office:value="249" calcext:value-type="float">
            <text:p>249</text:p>
          </table:table-cell>
          <table:table-cell table:formula="of:=[.I24]*[.$J$2]" office:value-type="float" office:value="24.9" calcext:value-type="float">
            <text:p>24.9</text:p>
          </table:table-cell>
          <table:table-cell table:formula="of:=[.J24]*[.$I$17]" office:value-type="float" office:value="60.66138" calcext:value-type="float">
            <text:p>60.66138</text:p>
          </table:table-cell>
          <table:table-cell table:formula="of:=[.H24]-[.K24]" office:value-type="float" office:value="28.832082" calcext:value-type="float">
            <text:p>28.832082</text:p>
          </table:table-cell>
          <table:table-cell table:formula="of:=[.L24]-[.$M$15]" office:value-type="float" office:value="19.2587448888889" calcext:value-type="float">
            <text:p>19.2587448889</text:p>
          </table:table-cell>
          <table:table-cell table:formula="of:=[.M24]/([.$L$21]*[.$I$18])" office:value-type="float" office:value="0.0385174897777778" calcext:value-type="float">
            <text:p>0.0385174898</text:p>
          </table:table-cell>
          <table:table-cell table:formula="of:=[.N24]/[.$C$4]" office:value-type="float" office:value="0.000000000527136971287156" calcext:value-type="float">
            <text:p>5.27136971287156E-010</text:p>
          </table:table-cell>
          <table:table-cell table:formula="of:=[.N24]/[.$B$4]" office:value-type="float" office:value="1.05427394257431" calcext:value-type="float">
            <text:p>1.05427394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8.669044" calcext:value-type="float">
            <text:p>88.669044</text:p>
          </table:table-cell>
          <table:table-cell office:value-type="float" office:value="248" calcext:value-type="float">
            <text:p>248</text:p>
          </table:table-cell>
          <table:table-cell table:formula="of:=[.I25]*[.$J$2]" office:value-type="float" office:value="24.8" calcext:value-type="float">
            <text:p>24.8</text:p>
          </table:table-cell>
          <table:table-cell table:formula="of:=[.J25]*[.$I$17]" office:value-type="float" office:value="60.41776" calcext:value-type="float">
            <text:p>60.41776</text:p>
          </table:table-cell>
          <table:table-cell table:formula="of:=[.H25]-[.K25]" office:value-type="float" office:value="28.251284" calcext:value-type="float">
            <text:p>28.251284</text:p>
          </table:table-cell>
          <table:table-cell table:formula="of:=[.L25]-[.$M$15]" office:value-type="float" office:value="18.6779468888889" calcext:value-type="float">
            <text:p>18.6779468889</text:p>
          </table:table-cell>
          <table:table-cell table:formula="of:=[.M25]/([.$L$21]*[.$I$18])" office:value-type="float" office:value="0.0373558937777778" calcext:value-type="float">
            <text:p>0.0373558938</text:p>
          </table:table-cell>
          <table:table-cell table:formula="of:=[.N25]/[.$C$4]" office:value-type="float" office:value="0.000000000511239772356696" calcext:value-type="float">
            <text:p>5.11239772356696E-010</text:p>
          </table:table-cell>
          <table:table-cell table:formula="of:=[.N25]/[.$B$4]" office:value-type="float" office:value="1.02247954471339" calcext:value-type="float">
            <text:p>1.02247954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911667" calcext:value-type="float">
            <text:p>87.911667</text:p>
          </table:table-cell>
          <table:table-cell office:value-type="float" office:value="246" calcext:value-type="float">
            <text:p>246</text:p>
          </table:table-cell>
          <table:table-cell table:formula="of:=[.I26]*[.$J$2]" office:value-type="float" office:value="24.6" calcext:value-type="float">
            <text:p>24.6</text:p>
          </table:table-cell>
          <table:table-cell table:formula="of:=[.J26]*[.$I$17]" office:value-type="float" office:value="59.93052" calcext:value-type="float">
            <text:p>59.93052</text:p>
          </table:table-cell>
          <table:table-cell table:formula="of:=[.H26]-[.K26]" office:value-type="float" office:value="27.981147" calcext:value-type="float">
            <text:p>27.981147</text:p>
          </table:table-cell>
          <table:table-cell table:formula="of:=[.L26]-[.$M$15]" office:value-type="float" office:value="18.4078098888889" calcext:value-type="float">
            <text:p>18.4078098889</text:p>
          </table:table-cell>
          <table:table-cell table:formula="of:=[.M26]/([.$L$21]*[.$I$18])" office:value-type="float" office:value="0.0368156197777777" calcext:value-type="float">
            <text:p>0.0368156198</text:p>
          </table:table-cell>
          <table:table-cell table:formula="of:=[.N26]/[.$C$4]" office:value-type="float" office:value="0.000000000503845770263924" calcext:value-type="float">
            <text:p>5.03845770263924E-010</text:p>
          </table:table-cell>
          <table:table-cell table:formula="of:=[.N26]/[.$B$4]" office:value-type="float" office:value="1.00769154052785" calcext:value-type="float">
            <text:p>1.0076915405</text:p>
          </table:table-cell>
          <table:table-cell office:value-type="string" calcext:value-type="string">
            <text:p>Eliminating the worst outlier</text:p>
          </table:table-cell>
          <table:table-cell/>
        </table:table-row>
        <table:table-row table:style-name="ro1">
          <table:table-cell table:number-columns-repeated="7"/>
          <table:table-cell office:value-type="float" office:value="88.944054" calcext:value-type="float">
            <text:p>88.944054</text:p>
          </table:table-cell>
          <table:table-cell office:value-type="float" office:value="249" calcext:value-type="float">
            <text:p>249</text:p>
          </table:table-cell>
          <table:table-cell table:formula="of:=[.I27]*[.$J$2]" office:value-type="float" office:value="24.9" calcext:value-type="float">
            <text:p>24.9</text:p>
          </table:table-cell>
          <table:table-cell table:formula="of:=[.J27]*[.$I$17]" office:value-type="float" office:value="60.66138" calcext:value-type="float">
            <text:p>60.66138</text:p>
          </table:table-cell>
          <table:table-cell table:formula="of:=[.H27]-[.K27]" office:value-type="float" office:value="28.282674" calcext:value-type="float">
            <text:p>28.282674</text:p>
          </table:table-cell>
          <table:table-cell table:formula="of:=[.L27]-[.$M$15]" office:value-type="float" office:value="18.7093368888889" calcext:value-type="float">
            <text:p>18.7093368889</text:p>
          </table:table-cell>
          <table:table-cell table:formula="of:=[.M27]/([.$L$21]*[.$I$18])" office:value-type="float" office:value="0.0374186737777778" calcext:value-type="float">
            <text:p>0.0374186738</text:p>
          </table:table-cell>
          <table:table-cell table:formula="of:=[.N27]/[.$C$4]" office:value-type="float" office:value="0.000000000512098957606003" calcext:value-type="float">
            <text:p>5.12098957606003E-010</text:p>
          </table:table-cell>
          <table:table-cell table:formula="of:=[.N27]/[.$B$4]" office:value-type="float" office:value="1.02419791521201" calcext:value-type="float">
            <text:p>1.02419791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802986" calcext:value-type="float">
            <text:p>87.802986</text:p>
          </table:table-cell>
          <table:table-cell office:value-type="float" office:value="246" calcext:value-type="float">
            <text:p>246</text:p>
          </table:table-cell>
          <table:table-cell table:formula="of:=[.I28]*[.$J$2]" office:value-type="float" office:value="24.6" calcext:value-type="float">
            <text:p>24.6</text:p>
          </table:table-cell>
          <table:table-cell table:formula="of:=[.J28]*[.$I$17]" office:value-type="float" office:value="59.93052" calcext:value-type="float">
            <text:p>59.93052</text:p>
          </table:table-cell>
          <table:table-cell table:formula="of:=[.H28]-[.K28]" office:value-type="float" office:value="27.872466" calcext:value-type="float">
            <text:p>27.872466</text:p>
          </table:table-cell>
          <table:table-cell table:formula="of:=[.L28]-[.$M$15]" office:value-type="float" office:value="18.2991288888889" calcext:value-type="float">
            <text:p>18.2991288889</text:p>
          </table:table-cell>
          <table:table-cell table:formula="of:=[.M28]/([.$L$21]*[.$I$18])" office:value-type="float" office:value="0.0365982577777778" calcext:value-type="float">
            <text:p>0.0365982578</text:p>
          </table:table-cell>
          <table:table-cell table:formula="of:=[.N28]/[.$C$4]" office:value-type="float" office:value="0.000000000500871029515917" calcext:value-type="float">
            <text:p>5.00871029515917E-010</text:p>
          </table:table-cell>
          <table:table-cell table:formula="of:=[.N28]/[.$B$4]" office:value-type="float" office:value="1.00174205903183" calcext:value-type="float">
            <text:p>1.0017420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385262" calcext:value-type="float">
            <text:p>87.385262</text:p>
          </table:table-cell>
          <table:table-cell office:value-type="float" office:value="245" calcext:value-type="float">
            <text:p>245</text:p>
          </table:table-cell>
          <table:table-cell table:formula="of:=[.I29]*[.$J$2]" office:value-type="float" office:value="24.5" calcext:value-type="float">
            <text:p>24.5</text:p>
          </table:table-cell>
          <table:table-cell table:formula="of:=[.J29]*[.$I$17]" office:value-type="float" office:value="59.6869" calcext:value-type="float">
            <text:p>59.6869</text:p>
          </table:table-cell>
          <table:table-cell table:formula="of:=[.H29]-[.K29]" office:value-type="float" office:value="27.698362" calcext:value-type="float">
            <text:p>27.698362</text:p>
          </table:table-cell>
          <table:table-cell table:formula="of:=[.L29]-[.$M$15]" office:value-type="float" office:value="18.1250248888889" calcext:value-type="float">
            <text:p>18.1250248889</text:p>
          </table:table-cell>
          <table:table-cell table:formula="of:=[.M29]/([.$L$21]*[.$I$18])" office:value-type="float" office:value="0.0362500497777778" calcext:value-type="float">
            <text:p>0.0362500498</text:p>
          </table:table-cell>
          <table:table-cell table:formula="of:=[.N29]/[.$C$4]" office:value-type="float" office:value="0.000000000496105575911413" calcext:value-type="float">
            <text:p>4.96105575911413E-010</text:p>
          </table:table-cell>
          <table:table-cell table:formula="of:=[.N29]/[.$B$4]" office:value-type="float" office:value="0.992211151822826" calcext:value-type="float">
            <text:p>0.99221115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394585" calcext:value-type="float">
            <text:p>87.394585</text:p>
          </table:table-cell>
          <table:table-cell office:value-type="float" office:value="246" calcext:value-type="float">
            <text:p>246</text:p>
          </table:table-cell>
          <table:table-cell table:formula="of:=[.I30]*[.$J$2]" office:value-type="float" office:value="24.6" calcext:value-type="float">
            <text:p>24.6</text:p>
          </table:table-cell>
          <table:table-cell table:formula="of:=[.J30]*[.$I$17]" office:value-type="float" office:value="59.93052" calcext:value-type="float">
            <text:p>59.93052</text:p>
          </table:table-cell>
          <table:table-cell table:formula="of:=[.H30]-[.K30]" office:value-type="float" office:value="27.464065" calcext:value-type="float">
            <text:p>27.464065</text:p>
          </table:table-cell>
          <table:table-cell table:formula="of:=[.L30]-[.$M$15]" office:value-type="float" office:value="17.8907278888889" calcext:value-type="float">
            <text:p>17.8907278889</text:p>
          </table:table-cell>
          <table:table-cell table:formula="of:=[.M30]/([.$L$21]*[.$I$18])" office:value-type="float" office:value="0.0357814557777778" calcext:value-type="float">
            <text:p>0.0357814558</text:p>
          </table:table-cell>
          <table:table-cell table:formula="of:=[.N30]/[.$C$4]" office:value-type="float" office:value="0.000000000489692561373123" calcext:value-type="float">
            <text:p>4.89692561373123E-010</text:p>
          </table:table-cell>
          <table:table-cell table:formula="of:=[.N30]/[.$B$4]" office:value-type="float" office:value="0.979385122746246" calcext:value-type="float">
            <text:p>0.97938512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.14386" calcext:value-type="float">
            <text:p>87.14386</text:p>
          </table:table-cell>
          <table:table-cell table:style-name="ce22" office:value-type="float" office:value="245" calcext:value-type="float">
            <text:p>245</text:p>
          </table:table-cell>
          <table:table-cell table:style-name="ce22" table:formula="of:=[.I31]*[.$J$2]" office:value-type="float" office:value="24.5" calcext:value-type="float">
            <text:p>24.5</text:p>
          </table:table-cell>
          <table:table-cell table:style-name="ce22" table:formula="of:=[.J31]*[.$I$17]" office:value-type="float" office:value="59.6869" calcext:value-type="float">
            <text:p>59.6869</text:p>
          </table:table-cell>
          <table:table-cell table:formula="of:=[.H31]-[.K31]" office:value-type="float" office:value="27.45696" calcext:value-type="float">
            <text:p>27.45696</text:p>
          </table:table-cell>
          <table:table-cell table:formula="of:=[.L31]-[.$M$15]" office:value-type="float" office:value="17.8836228888889" calcext:value-type="float">
            <text:p>17.8836228889</text:p>
          </table:table-cell>
          <table:table-cell table:formula="of:=[.M31]/([.$L$21]*[.$I$18])" office:value-type="float" office:value="0.0357672457777778" calcext:value-type="float">
            <text:p>0.0357672458</text:p>
          </table:table-cell>
          <table:table-cell table:formula="of:=[.N31]/[.$C$4]" office:value-type="float" office:value="0.000000000489498088254412" calcext:value-type="float">
            <text:p>4.89498088254412E-010</text:p>
          </table:table-cell>
          <table:table-cell table:formula="of:=[.N31]/[.$B$4]" office:value-type="float" office:value="0.978996176508825" calcext:value-type="float">
            <text:p>0.978996176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23:.H31])" office:value-type="float" office:value="88.2634312222222" calcext:value-type="float">
            <text:p>88.2634312222</text:p>
          </table:table-cell>
          <table:table-cell table:style-name="ce22" table:formula="of:=AVERAGE([.I23:.I31])" office:value-type="float" office:value="246.777777777778" calcext:value-type="float">
            <text:p>246.7777777778</text:p>
          </table:table-cell>
          <table:table-cell table:style-name="ce22" table:formula="of:=AVERAGE([.J23:.J31])" office:value-type="float" office:value="24.6777777777778" calcext:value-type="float">
            <text:p>24.6777777778</text:p>
          </table:table-cell>
          <table:table-cell table:style-name="ce22" table:formula="of:=AVERAGE([.K23:.K31])" office:value-type="float" office:value="60.1200022222222" calcext:value-type="float">
            <text:p>60.1200022222</text:p>
          </table:table-cell>
          <table:table-cell table:formula="of:=AVERAGE([.L23:.L31])" office:value-type="float" office:value="28.143429" calcext:value-type="float">
            <text:p>28.143429</text:p>
          </table:table-cell>
          <table:table-cell table:formula="of:=AVERAGE([.M23:.M31])" office:value-type="float" office:value="18.5700918888889" calcext:value-type="float">
            <text:p>18.5700918889</text:p>
          </table:table-cell>
          <table:table-cell table:style-name="ce22" table:formula="of:=AVERAGE([.N23:.N31])" office:value-type="float" office:value="0.0371401837777778" calcext:value-type="float">
            <text:p>0.0371401838</text:p>
          </table:table-cell>
          <table:table-cell table:style-name="ce32" table:formula="of:=AVERAGE([.O23:.O31])" office:value-type="float" office:value="0.000000000508287640306233" calcext:value-type="float">
            <text:p>5.08287640306233E-010</text:p>
          </table:table-cell>
          <table:table-cell table:style-name="ce38" table:formula="of:=AVERAGE([.P23:.P31])" office:value-type="float" office:value="1.01657528061247" calcext:value-type="float">
            <text:p>1.0165752806</text:p>
          </table:table-cell>
          <table:table-cell table:style-name="ce9" table:formula="of:=[.O33]/[.$O$15]*100" office:value-type="float" office:value="79.6411378404766" calcext:value-type="float">
            <text:p>79.641137840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23:.H31])" office:value-type="float" office:value="0.942900759213127" calcext:value-type="float">
            <text:p>0.9429007592</text:p>
          </table:table-cell>
          <table:table-cell table:style-name="ce23" table:formula="of:=STDEV([.I23:.I31])" office:value-type="float" office:value="1.56347191994114" calcext:value-type="float">
            <text:p>1.5634719199</text:p>
          </table:table-cell>
          <table:table-cell table:style-name="ce23" table:formula="of:=STDEV([.J23:.J31])" office:value-type="float" office:value="0.156347191994115" calcext:value-type="float">
            <text:p>0.156347192</text:p>
          </table:table-cell>
          <table:table-cell table:style-name="ce23" table:formula="of:=STDEV([.K23:.K31])" office:value-type="float" office:value="0.380893029136061" calcext:value-type="float">
            <text:p>0.3808930291</text:p>
          </table:table-cell>
          <table:table-cell table:style-name="ce23" table:formula="of:=STDEV([.L23:.L31])" office:value-type="float" office:value="0.656484064254606" calcext:value-type="float">
            <text:p>0.6564840643</text:p>
          </table:table-cell>
          <table:table-cell table:style-name="ce23" table:formula="of:=STDEV([.M23:.M31])" office:value-type="float" office:value="0.656484064254606" calcext:value-type="float">
            <text:p>0.6564840643</text:p>
          </table:table-cell>
          <table:table-cell table:style-name="ce23" table:formula="of:=STDEV([.N23:.N31])" office:value-type="float" office:value="0.00131296812850921" calcext:value-type="float">
            <text:p>0.0013129681</text:p>
          </table:table-cell>
          <table:table-cell table:style-name="ce30" table:formula="of:=STDEV([.O23:.O31])" office:value-type="float" office:value="0.000000000017968825244116" calcext:value-type="float">
            <text:p>1.7968825244116E-011</text:p>
          </table:table-cell>
          <table:table-cell table:style-name="ce39" table:formula="of:=STDEV([.P23:.P31])" office:value-type="float" office:value="0.035937650488232" calcext:value-type="float">
            <text:p>0.0359376505</text:p>
          </table:table-cell>
          <table:table-cell table:formula="of:=[.O34]/[.O33]*100" office:value-type="float" office:value="3.53516863665819" calcext:value-type="float">
            <text:p>3.5351686367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HorWeights</text:p>
          </table:table-cell>
          <table:table-cell table:style-name="Default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287361" calcext:value-type="float">
            <text:p>51.287361</text:p>
          </table:table-cell>
          <table:table-cell office:value-type="float" office:value="133" calcext:value-type="float">
            <text:p>133</text:p>
          </table:table-cell>
          <table:table-cell table:formula="of:=[.I38]*[.$J$2]" office:value-type="float" office:value="13.3" calcext:value-type="float">
            <text:p>13.3</text:p>
          </table:table-cell>
          <table:table-cell table:formula="of:=[.J38]*[.$I$17]" office:value-type="float" office:value="32.40146" calcext:value-type="float">
            <text:p>32.40146</text:p>
          </table:table-cell>
          <table:table-cell table:formula="of:=[.H38]-[.K38]" office:value-type="float" office:value="18.885901" calcext:value-type="float">
            <text:p>18.885901</text:p>
          </table:table-cell>
          <table:table-cell table:formula="of:=[.L38]-[.$M$15]" office:value-type="float" office:value="9.31256388888888" calcext:value-type="float">
            <text:p>9.3125638889</text:p>
          </table:table-cell>
          <table:table-cell table:formula="of:=[.M38]/([.$L$36]*[.$I$18])" office:value-type="float" office:value="0.0186251277777778" calcext:value-type="float">
            <text:p>0.0186251278</text:p>
          </table:table-cell>
          <table:table-cell table:formula="of:=[.N38]/[.$C$5]" office:value-type="float" office:value="0.000000000702260697210733" calcext:value-type="float">
            <text:p>7.02260697210733E-010</text:p>
          </table:table-cell>
          <table:table-cell table:formula="of:=[.N38]/[.$B$5]" office:value-type="float" office:value="1.40452139442147" calcext:value-type="float">
            <text:p>1.40452139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.931793" calcext:value-type="float">
            <text:p>50.931793</text:p>
          </table:table-cell>
          <table:table-cell office:value-type="float" office:value="133" calcext:value-type="float">
            <text:p>133</text:p>
          </table:table-cell>
          <table:table-cell table:formula="of:=[.I38]*[.$J$2]" office:value-type="float" office:value="13.3" calcext:value-type="float">
            <text:p>13.3</text:p>
          </table:table-cell>
          <table:table-cell table:formula="of:=[.J39]*[.$I$17]" office:value-type="float" office:value="32.40146" calcext:value-type="float">
            <text:p>32.40146</text:p>
          </table:table-cell>
          <table:table-cell table:formula="of:=[.H39]-[.K39]" office:value-type="float" office:value="18.530333" calcext:value-type="float">
            <text:p>18.530333</text:p>
          </table:table-cell>
          <table:table-cell table:formula="of:=[.L39]-[.$M$15]" office:value-type="float" office:value="8.95699588888889" calcext:value-type="float">
            <text:p>8.9569958889</text:p>
          </table:table-cell>
          <table:table-cell table:formula="of:=[.M39]/([.$L$36]*[.$I$18])" office:value-type="float" office:value="0.0179139917777778" calcext:value-type="float">
            <text:p>0.0179139918</text:p>
          </table:table-cell>
          <table:table-cell table:formula="of:=[.N39]/[.$C$5]" office:value-type="float" office:value="0.000000000675447304619274" calcext:value-type="float">
            <text:p>6.75447304619274E-010</text:p>
          </table:table-cell>
          <table:table-cell table:formula="of:=[.N39]/[.$B$5]" office:value-type="float" office:value="1.35089460923855" calcext:value-type="float">
            <text:p>1.35089460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.911442" calcext:value-type="float">
            <text:p>50.911442</text:p>
          </table:table-cell>
          <table:table-cell office:value-type="float" office:value="133" calcext:value-type="float">
            <text:p>133</text:p>
          </table:table-cell>
          <table:table-cell table:formula="of:=[.I39]*[.$J$2]" office:value-type="float" office:value="13.3" calcext:value-type="float">
            <text:p>13.3</text:p>
          </table:table-cell>
          <table:table-cell table:formula="of:=[.J40]*[.$I$17]" office:value-type="float" office:value="32.40146" calcext:value-type="float">
            <text:p>32.40146</text:p>
          </table:table-cell>
          <table:table-cell table:formula="of:=[.H40]-[.K40]" office:value-type="float" office:value="18.509982" calcext:value-type="float">
            <text:p>18.509982</text:p>
          </table:table-cell>
          <table:table-cell table:formula="of:=[.L40]-[.$M$15]" office:value-type="float" office:value="8.93664488888889" calcext:value-type="float">
            <text:p>8.9366448889</text:p>
          </table:table-cell>
          <table:table-cell table:formula="of:=[.M40]/([.$L$36]*[.$I$18])" office:value-type="float" office:value="0.0178732897777778" calcext:value-type="float">
            <text:p>0.0178732898</text:p>
          </table:table-cell>
          <table:table-cell table:formula="of:=[.N40]/[.$C$5]" office:value-type="float" office:value="0.000000000673912635153437" calcext:value-type="float">
            <text:p>6.73912635153437E-010</text:p>
          </table:table-cell>
          <table:table-cell table:formula="of:=[.N40]/[.$B$5]" office:value-type="float" office:value="1.34782527030687" calcext:value-type="float">
            <text:p>1.34782527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406647" calcext:value-type="float">
            <text:p>51.406647</text:p>
          </table:table-cell>
          <table:table-cell office:value-type="float" office:value="134" calcext:value-type="float">
            <text:p>134</text:p>
          </table:table-cell>
          <table:table-cell table:formula="of:=[.I40]*[.$J$2]" office:value-type="float" office:value="13.3" calcext:value-type="float">
            <text:p>13.3</text:p>
          </table:table-cell>
          <table:table-cell table:formula="of:=[.J41]*[.$I$17]" office:value-type="float" office:value="32.40146" calcext:value-type="float">
            <text:p>32.40146</text:p>
          </table:table-cell>
          <table:table-cell table:formula="of:=[.H41]-[.K41]" office:value-type="float" office:value="19.005187" calcext:value-type="float">
            <text:p>19.005187</text:p>
          </table:table-cell>
          <table:table-cell table:formula="of:=[.L41]-[.$M$15]" office:value-type="float" office:value="9.43184988888889" calcext:value-type="float">
            <text:p>9.4318498889</text:p>
          </table:table-cell>
          <table:table-cell table:formula="of:=[.M41]/([.$L$36]*[.$I$18])" office:value-type="float" office:value="0.0188636997777778" calcext:value-type="float">
            <text:p>0.0188636998</text:p>
          </table:table-cell>
          <table:table-cell table:formula="of:=[.N41]/[.$C$5]" office:value-type="float" office:value="0.000000000711256057728735" calcext:value-type="float">
            <text:p>7.11256057728735E-010</text:p>
          </table:table-cell>
          <table:table-cell table:formula="of:=[.N41]/[.$B$5]" office:value-type="float" office:value="1.42251211545747" calcext:value-type="float">
            <text:p>1.42251211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313904" calcext:value-type="float">
            <text:p>51.313904</text:p>
          </table:table-cell>
          <table:table-cell office:value-type="float" office:value="134" calcext:value-type="float">
            <text:p>134</text:p>
          </table:table-cell>
          <table:table-cell table:formula="of:=[.I41]*[.$J$2]" office:value-type="float" office:value="13.4" calcext:value-type="float">
            <text:p>13.4</text:p>
          </table:table-cell>
          <table:table-cell table:formula="of:=[.J42]*[.$I$17]" office:value-type="float" office:value="32.64508" calcext:value-type="float">
            <text:p>32.64508</text:p>
          </table:table-cell>
          <table:table-cell table:formula="of:=[.H42]-[.K42]" office:value-type="float" office:value="18.668824" calcext:value-type="float">
            <text:p>18.668824</text:p>
          </table:table-cell>
          <table:table-cell table:formula="of:=[.L42]-[.$M$15]" office:value-type="float" office:value="9.09548688888889" calcext:value-type="float">
            <text:p>9.0954868889</text:p>
          </table:table-cell>
          <table:table-cell table:formula="of:=[.M42]/([.$L$36]*[.$I$18])" office:value-type="float" office:value="0.0181909737777778" calcext:value-type="float">
            <text:p>0.0181909738</text:p>
          </table:table-cell>
          <table:table-cell table:formula="of:=[.N42]/[.$C$5]" office:value-type="float" office:value="0.000000000685890914711812" calcext:value-type="float">
            <text:p>6.85890914711812E-010</text:p>
          </table:table-cell>
          <table:table-cell table:formula="of:=[.N42]/[.$B$5]" office:value-type="float" office:value="1.37178182942362" calcext:value-type="float">
            <text:p>1.37178182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247097" calcext:value-type="float">
            <text:p>51.247097</text:p>
          </table:table-cell>
          <table:table-cell office:value-type="float" office:value="134" calcext:value-type="float">
            <text:p>134</text:p>
          </table:table-cell>
          <table:table-cell table:formula="of:=[.I42]*[.$J$2]" office:value-type="float" office:value="13.4" calcext:value-type="float">
            <text:p>13.4</text:p>
          </table:table-cell>
          <table:table-cell table:formula="of:=[.J43]*[.$I$17]" office:value-type="float" office:value="32.64508" calcext:value-type="float">
            <text:p>32.64508</text:p>
          </table:table-cell>
          <table:table-cell table:formula="of:=[.H43]-[.K43]" office:value-type="float" office:value="18.602017" calcext:value-type="float">
            <text:p>18.602017</text:p>
          </table:table-cell>
          <table:table-cell table:formula="of:=[.L43]-[.$M$15]" office:value-type="float" office:value="9.02867988888888" calcext:value-type="float">
            <text:p>9.0286798889</text:p>
          </table:table-cell>
          <table:table-cell table:formula="of:=[.M43]/([.$L$36]*[.$I$18])" office:value-type="float" office:value="0.0180573597777778" calcext:value-type="float">
            <text:p>0.0180573598</text:p>
          </table:table-cell>
          <table:table-cell table:formula="of:=[.N43]/[.$C$5]" office:value-type="float" office:value="0.000000000680852997017144" calcext:value-type="float">
            <text:p>6.80852997017144E-010</text:p>
          </table:table-cell>
          <table:table-cell table:formula="of:=[.N43]/[.$B$5]" office:value-type="float" office:value="1.36170599403429" calcext:value-type="float">
            <text:p>1.3617059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469887" calcext:value-type="float">
            <text:p>51.469887</text:p>
          </table:table-cell>
          <table:table-cell office:value-type="float" office:value="134" calcext:value-type="float">
            <text:p>134</text:p>
          </table:table-cell>
          <table:table-cell table:formula="of:=[.I43]*[.$J$2]" office:value-type="float" office:value="13.4" calcext:value-type="float">
            <text:p>13.4</text:p>
          </table:table-cell>
          <table:table-cell table:formula="of:=[.J44]*[.$I$17]" office:value-type="float" office:value="32.64508" calcext:value-type="float">
            <text:p>32.64508</text:p>
          </table:table-cell>
          <table:table-cell table:formula="of:=[.H44]-[.K44]" office:value-type="float" office:value="18.824807" calcext:value-type="float">
            <text:p>18.824807</text:p>
          </table:table-cell>
          <table:table-cell table:formula="of:=[.L44]-[.$M$15]" office:value-type="float" office:value="9.25146988888889" calcext:value-type="float">
            <text:p>9.2514698889</text:p>
          </table:table-cell>
          <table:table-cell table:formula="of:=[.M44]/([.$L$36]*[.$I$18])" office:value-type="float" office:value="0.0185029397777778" calcext:value-type="float">
            <text:p>0.0185029398</text:p>
          </table:table-cell>
          <table:table-cell table:formula="of:=[.N44]/[.$C$5]" office:value-type="float" office:value="0.000000000697653597002102" calcext:value-type="float">
            <text:p>6.97653597002102E-010</text:p>
          </table:table-cell>
          <table:table-cell table:formula="of:=[.N44]/[.$B$5]" office:value-type="float" office:value="1.3953071940042" calcext:value-type="float">
            <text:p>1.3953071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087364" calcext:value-type="float">
            <text:p>51.087364</text:p>
          </table:table-cell>
          <table:table-cell table:style-name="ce22" office:value-type="float" office:value="133" calcext:value-type="float">
            <text:p>133</text:p>
          </table:table-cell>
          <table:table-cell table:formula="of:=[.I44]*[.$J$2]" office:value-type="float" office:value="13.4" calcext:value-type="float">
            <text:p>13.4</text:p>
          </table:table-cell>
          <table:table-cell table:formula="of:=[.J45]*[.$I$17]" office:value-type="float" office:value="32.64508" calcext:value-type="float">
            <text:p>32.64508</text:p>
          </table:table-cell>
          <table:table-cell table:formula="of:=[.H45]-[.K45]" office:value-type="float" office:value="18.442284" calcext:value-type="float">
            <text:p>18.442284</text:p>
          </table:table-cell>
          <table:table-cell table:formula="of:=[.L45]-[.$M$15]" office:value-type="float" office:value="8.86894688888889" calcext:value-type="float">
            <text:p>8.8689468889</text:p>
          </table:table-cell>
          <table:table-cell table:formula="of:=[.M45]/([.$L$36]*[.$I$18])" office:value-type="float" office:value="0.0177378937777778" calcext:value-type="float">
            <text:p>0.0177378938</text:p>
          </table:table-cell>
          <table:table-cell table:formula="of:=[.N45]/[.$C$5]" office:value-type="float" office:value="0.000000000668807527124433" calcext:value-type="float">
            <text:p>6.68807527124433E-010</text:p>
          </table:table-cell>
          <table:table-cell table:formula="of:=[.N45]/[.$B$5]" office:value-type="float" office:value="1.33761505424887" calcext:value-type="float">
            <text:p>1.33761505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.342434" calcext:value-type="float">
            <text:p>51.342434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table:formula="of:=[.I45]*[.$J$2]" office:value-type="float" office:value="13.3" calcext:value-type="float">
            <text:p>13.3</text:p>
          </table:table-cell>
          <table:table-cell table:style-name="ce22" table:formula="of:=[.J46]*[.$I$17]" office:value-type="float" office:value="32.40146" calcext:value-type="float">
            <text:p>32.40146</text:p>
          </table:table-cell>
          <table:table-cell table:formula="of:=[.H46]-[.K46]" office:value-type="float" office:value="18.940974" calcext:value-type="float">
            <text:p>18.940974</text:p>
          </table:table-cell>
          <table:table-cell table:formula="of:=[.L46]-[.$M$15]" office:value-type="float" office:value="9.36763688888888" calcext:value-type="float">
            <text:p>9.3676368889</text:p>
          </table:table-cell>
          <table:table-cell table:formula="of:=[.M46]/([.$L$36]*[.$I$18])" office:value-type="float" office:value="0.0187352737777778" calcext:value-type="float">
            <text:p>0.0187352738</text:p>
          </table:table-cell>
          <table:table-cell table:formula="of:=[.N46]/[.$C$5]" office:value-type="float" office:value="0.000000000706413753644915" calcext:value-type="float">
            <text:p>7.06413753644915E-010</text:p>
          </table:table-cell>
          <table:table-cell table:formula="of:=[.N46]/[.$B$5]" office:value-type="float" office:value="1.41282750728983" calcext:value-type="float">
            <text:p>1.412827507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style-name="ce22" table:number-columns-repeated="2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38:.H46])" office:value-type="float" office:value="51.2219921111111" calcext:value-type="float">
            <text:p>51.2219921111</text:p>
          </table:table-cell>
          <table:table-cell table:style-name="ce22" table:formula="of:=AVERAGE([.I38:.I46])" office:value-type="float" office:value="133.555555555556" calcext:value-type="float">
            <text:p>133.5555555556</text:p>
          </table:table-cell>
          <table:table-cell table:style-name="ce22" table:formula="of:=AVERAGE([.J38:.J46])" office:value-type="float" office:value="13.3444444444444" calcext:value-type="float">
            <text:p>13.3444444444</text:p>
          </table:table-cell>
          <table:table-cell table:style-name="ce22" table:formula="of:=AVERAGE([.K38:.K46])" office:value-type="float" office:value="32.5097355555556" calcext:value-type="float">
            <text:p>32.5097355556</text:p>
          </table:table-cell>
          <table:table-cell table:formula="of:=AVERAGE([.L38:.L46])" office:value-type="float" office:value="18.7122565555556" calcext:value-type="float">
            <text:p>18.7122565556</text:p>
          </table:table-cell>
          <table:table-cell table:formula="of:=AVERAGE([.M38:.M46])" office:value-type="float" office:value="9.13891944444444" calcext:value-type="float">
            <text:p>9.1389194444</text:p>
          </table:table-cell>
          <table:table-cell table:style-name="ce22" table:formula="of:=AVERAGE([.N38:.N46])" office:value-type="float" office:value="0.0182778388888889" calcext:value-type="float">
            <text:p>0.0182778389</text:p>
          </table:table-cell>
          <table:table-cell table:style-name="ce32" table:formula="of:=AVERAGE([.O38:.O46])" office:value-type="float" office:value="0.000000000689166164912509" calcext:value-type="float">
            <text:p>6.89166164912509E-010</text:p>
          </table:table-cell>
          <table:table-cell table:style-name="ce38" table:formula="of:=AVERAGE([.P38:.P46])" office:value-type="float" office:value="1.37833232982502" calcext:value-type="float">
            <text:p>1.3783323298</text:p>
          </table:table-cell>
          <table:table-cell table:formula="of:=[.O48]/[.$O$15]*100" office:value-type="float" office:value="107.982121111035" calcext:value-type="float">
            <text:p>107.98212111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38:.H46])" office:value-type="float" office:value="0.200682684488749" calcext:value-type="float">
            <text:p>0.2006826845</text:p>
          </table:table-cell>
          <table:table-cell table:style-name="ce23" table:formula="of:=STDEV([.I38:.I46])" office:value-type="float" office:value="0.52704627669473" calcext:value-type="float">
            <text:p>0.5270462767</text:p>
          </table:table-cell>
          <table:table-cell table:style-name="ce23" table:formula="of:=STDEV([.J38:.J46])" office:value-type="float" office:value="0.0527046276694728" calcext:value-type="float">
            <text:p>0.0527046277</text:p>
          </table:table-cell>
          <table:table-cell table:style-name="ce23" table:formula="of:=STDEV([.K38:.K46])" office:value-type="float" office:value="0.12839901392837" calcext:value-type="float">
            <text:p>0.1283990139</text:p>
          </table:table-cell>
          <table:table-cell table:style-name="ce23" table:formula="of:=STDEV([.L38:.L46])" office:value-type="float" office:value="0.206723067605619" calcext:value-type="float">
            <text:p>0.2067230676</text:p>
          </table:table-cell>
          <table:table-cell table:style-name="ce23" table:formula="of:=STDEV([.M38:.M46])" office:value-type="float" office:value="0.206723067605619" calcext:value-type="float">
            <text:p>0.2067230676</text:p>
          </table:table-cell>
          <table:table-cell table:style-name="ce23" table:formula="of:=STDEV([.N38:.N46])" office:value-type="float" office:value="0.000413446135211239" calcext:value-type="float">
            <text:p>0.0004134461</text:p>
          </table:table-cell>
          <table:table-cell table:style-name="ce30" table:formula="of:=STDEV([.O38:.O46])" office:value-type="float" office:value="0.0000000000155889921742684" calcext:value-type="float">
            <text:p>1.55889921742684E-011</text:p>
          </table:table-cell>
          <table:table-cell table:style-name="ce39" table:formula="of:=STDEV([.P38:.P46])" office:value-type="float" office:value="0.0311779843485368" calcext:value-type="float">
            <text:p>0.0311779843</text:p>
          </table:table-cell>
          <table:table-cell table:formula="of:=[.O49]/[.O48]*100" office:value-type="float" office:value="2.26200776647929" calcext:value-type="float">
            <text:p>2.262007766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mputeVertWeight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863003" calcext:value-type="float">
            <text:p>48.863003</text:p>
          </table:table-cell>
          <table:table-cell office:value-type="float" office:value="125" calcext:value-type="float">
            <text:p>125</text:p>
          </table:table-cell>
          <table:table-cell table:formula="of:=[.I53]*[.$J$2]" office:value-type="float" office:value="12.5" calcext:value-type="float">
            <text:p>12.5</text:p>
          </table:table-cell>
          <table:table-cell table:formula="of:=[.J53]*[.$I$17]" office:value-type="float" office:value="30.4525" calcext:value-type="float">
            <text:p>30.4525</text:p>
          </table:table-cell>
          <table:table-cell table:formula="of:=[.H53]-[.K53]" office:value-type="float" office:value="18.410503" calcext:value-type="float">
            <text:p>18.410503</text:p>
          </table:table-cell>
          <table:table-cell table:formula="of:=[.L53]-[.$M$15]" office:value-type="float" office:value="8.83716588888889" calcext:value-type="float">
            <text:p>8.8371658889</text:p>
          </table:table-cell>
          <table:table-cell table:formula="of:=[.M53]/([.$L$51]*[.$I$18])" office:value-type="float" office:value="0.0176743317777778" calcext:value-type="float">
            <text:p>0.0176743318</text:p>
          </table:table-cell>
          <table:table-cell table:formula="of:=[.N53]/[.$C$6]" office:value-type="float" office:value="0.000000000666410921046414" calcext:value-type="float">
            <text:p>6.66410921046414E-010</text:p>
          </table:table-cell>
          <table:table-cell table:formula="of:=[.N53]/[.$B$6]" office:value-type="float" office:value="1.33282184209283" calcext:value-type="float">
            <text:p>1.33282184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993114" calcext:value-type="float">
            <text:p>48.993114</text:p>
          </table:table-cell>
          <table:table-cell office:value-type="float" office:value="126" calcext:value-type="float">
            <text:p>126</text:p>
          </table:table-cell>
          <table:table-cell table:formula="of:=[.I54]*[.$J$2]" office:value-type="float" office:value="12.6" calcext:value-type="float">
            <text:p>12.6</text:p>
          </table:table-cell>
          <table:table-cell table:formula="of:=[.J54]*[.$I$17]" office:value-type="float" office:value="30.69612" calcext:value-type="float">
            <text:p>30.69612</text:p>
          </table:table-cell>
          <table:table-cell table:formula="of:=[.H54]-[.K54]" office:value-type="float" office:value="18.296994" calcext:value-type="float">
            <text:p>18.296994</text:p>
          </table:table-cell>
          <table:table-cell table:formula="of:=[.L54]-[.$M$15]" office:value-type="float" office:value="8.72365688888888" calcext:value-type="float">
            <text:p>8.7236568889</text:p>
          </table:table-cell>
          <table:table-cell table:formula="of:=[.M54]/([.$L$51]*[.$I$18])" office:value-type="float" office:value="0.0174473137777778" calcext:value-type="float">
            <text:p>0.0174473138</text:p>
          </table:table-cell>
          <table:table-cell table:formula="of:=[.N54]/[.$C$6]" office:value-type="float" office:value="0.000000000657851204256196" calcext:value-type="float">
            <text:p>6.57851204256196E-010</text:p>
          </table:table-cell>
          <table:table-cell table:formula="of:=[.N54]/[.$B$6]" office:value-type="float" office:value="1.31570240851239" calcext:value-type="float">
            <text:p>1.31570240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820087" calcext:value-type="float">
            <text:p>48.820087</text:p>
          </table:table-cell>
          <table:table-cell office:value-type="float" office:value="125" calcext:value-type="float">
            <text:p>125</text:p>
          </table:table-cell>
          <table:table-cell table:formula="of:=[.I55]*[.$J$2]" office:value-type="float" office:value="12.5" calcext:value-type="float">
            <text:p>12.5</text:p>
          </table:table-cell>
          <table:table-cell table:formula="of:=[.J55]*[.$I$17]" office:value-type="float" office:value="30.4525" calcext:value-type="float">
            <text:p>30.4525</text:p>
          </table:table-cell>
          <table:table-cell table:formula="of:=[.H55]-[.K55]" office:value-type="float" office:value="18.367587" calcext:value-type="float">
            <text:p>18.367587</text:p>
          </table:table-cell>
          <table:table-cell table:formula="of:=[.L55]-[.$M$15]" office:value-type="float" office:value="8.79424988888889" calcext:value-type="float">
            <text:p>8.7942498889</text:p>
          </table:table-cell>
          <table:table-cell table:formula="of:=[.M55]/([.$L$51]*[.$I$18])" office:value-type="float" office:value="0.0175884997777778" calcext:value-type="float">
            <text:p>0.0175884998</text:p>
          </table:table-cell>
          <table:table-cell table:formula="of:=[.N55]/[.$C$6]" office:value-type="float" office:value="0.00000000066317462431427" calcext:value-type="float">
            <text:p>6.6317462431427E-010</text:p>
          </table:table-cell>
          <table:table-cell table:formula="of:=[.N55]/[.$B$6]" office:value-type="float" office:value="1.32634924862854" calcext:value-type="float">
            <text:p>1.32634924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733692" calcext:value-type="float">
            <text:p>48.733692</text:p>
          </table:table-cell>
          <table:table-cell office:value-type="float" office:value="125" calcext:value-type="float">
            <text:p>125</text:p>
          </table:table-cell>
          <table:table-cell table:formula="of:=[.I56]*[.$J$2]" office:value-type="float" office:value="12.5" calcext:value-type="float">
            <text:p>12.5</text:p>
          </table:table-cell>
          <table:table-cell table:formula="of:=[.J56]*[.$I$17]" office:value-type="float" office:value="30.4525" calcext:value-type="float">
            <text:p>30.4525</text:p>
          </table:table-cell>
          <table:table-cell table:formula="of:=[.H56]-[.K56]" office:value-type="float" office:value="18.281192" calcext:value-type="float">
            <text:p>18.281192</text:p>
          </table:table-cell>
          <table:table-cell table:formula="of:=[.L56]-[.$M$15]" office:value-type="float" office:value="8.70785488888888" calcext:value-type="float">
            <text:p>8.7078548889</text:p>
          </table:table-cell>
          <table:table-cell table:formula="of:=[.M56]/([.$L$51]*[.$I$18])" office:value-type="float" office:value="0.0174157097777778" calcext:value-type="float">
            <text:p>0.0174157098</text:p>
          </table:table-cell>
          <table:table-cell table:formula="of:=[.N56]/[.$C$6]" office:value-type="float" office:value="0.000000000656659575004604" calcext:value-type="float">
            <text:p>6.56659575004604E-010</text:p>
          </table:table-cell>
          <table:table-cell table:formula="of:=[.N56]/[.$B$6]" office:value-type="float" office:value="1.31331915000921" calcext:value-type="float">
            <text:p>1.313319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527981" calcext:value-type="float">
            <text:p>48.527981</text:p>
          </table:table-cell>
          <table:table-cell office:value-type="float" office:value="125" calcext:value-type="float">
            <text:p>125</text:p>
          </table:table-cell>
          <table:table-cell table:formula="of:=[.I57]*[.$J$2]" office:value-type="float" office:value="12.5" calcext:value-type="float">
            <text:p>12.5</text:p>
          </table:table-cell>
          <table:table-cell table:formula="of:=[.J57]*[.$I$17]" office:value-type="float" office:value="30.4525" calcext:value-type="float">
            <text:p>30.4525</text:p>
          </table:table-cell>
          <table:table-cell table:formula="of:=[.H57]-[.K57]" office:value-type="float" office:value="18.075481" calcext:value-type="float">
            <text:p>18.075481</text:p>
          </table:table-cell>
          <table:table-cell table:formula="of:=[.L57]-[.$M$15]" office:value-type="float" office:value="8.50214388888888" calcext:value-type="float">
            <text:p>8.5021438889</text:p>
          </table:table-cell>
          <table:table-cell table:formula="of:=[.M57]/([.$L$51]*[.$I$18])" office:value-type="float" office:value="0.0170042877777778" calcext:value-type="float">
            <text:p>0.0170042878</text:p>
          </table:table-cell>
          <table:table-cell table:formula="of:=[.N57]/[.$C$6]" office:value-type="float" office:value="0.000000000641146902876117" calcext:value-type="float">
            <text:p>6.41146902876117E-010</text:p>
          </table:table-cell>
          <table:table-cell table:formula="of:=[.N57]/[.$B$6]" office:value-type="float" office:value="1.28229380575223" calcext:value-type="float">
            <text:p>1.28229380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69537" calcext:value-type="float">
            <text:p>48.69537</text:p>
          </table:table-cell>
          <table:table-cell office:value-type="float" office:value="125" calcext:value-type="float">
            <text:p>125</text:p>
          </table:table-cell>
          <table:table-cell table:formula="of:=[.I58]*[.$J$2]" office:value-type="float" office:value="12.5" calcext:value-type="float">
            <text:p>12.5</text:p>
          </table:table-cell>
          <table:table-cell table:formula="of:=[.J58]*[.$I$17]" office:value-type="float" office:value="30.4525" calcext:value-type="float">
            <text:p>30.4525</text:p>
          </table:table-cell>
          <table:table-cell table:formula="of:=[.H58]-[.K58]" office:value-type="float" office:value="18.24287" calcext:value-type="float">
            <text:p>18.24287</text:p>
          </table:table-cell>
          <table:table-cell table:formula="of:=[.L58]-[.$M$15]" office:value-type="float" office:value="8.66953288888888" calcext:value-type="float">
            <text:p>8.6695328889</text:p>
          </table:table-cell>
          <table:table-cell table:formula="of:=[.M58]/([.$L$51]*[.$I$18])" office:value-type="float" office:value="0.0173390657777778" calcext:value-type="float">
            <text:p>0.0173390658</text:p>
          </table:table-cell>
          <table:table-cell table:formula="of:=[.N58]/[.$C$6]" office:value-type="float" office:value="0.000000000653769711937933" calcext:value-type="float">
            <text:p>6.53769711937933E-010</text:p>
          </table:table-cell>
          <table:table-cell table:formula="of:=[.N58]/[.$B$6]" office:value-type="float" office:value="1.30753942387587" calcext:value-type="float">
            <text:p>1.30753942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573208" calcext:value-type="float">
            <text:p>48.573208</text:p>
          </table:table-cell>
          <table:table-cell office:value-type="float" office:value="125" calcext:value-type="float">
            <text:p>125</text:p>
          </table:table-cell>
          <table:table-cell table:formula="of:=[.I59]*[.$J$2]" office:value-type="float" office:value="12.5" calcext:value-type="float">
            <text:p>12.5</text:p>
          </table:table-cell>
          <table:table-cell table:formula="of:=[.J59]*[.$I$17]" office:value-type="float" office:value="30.4525" calcext:value-type="float">
            <text:p>30.4525</text:p>
          </table:table-cell>
          <table:table-cell table:formula="of:=[.H59]-[.K59]" office:value-type="float" office:value="18.120708" calcext:value-type="float">
            <text:p>18.120708</text:p>
          </table:table-cell>
          <table:table-cell table:formula="of:=[.L59]-[.$M$15]" office:value-type="float" office:value="8.54737088888889" calcext:value-type="float">
            <text:p>8.5473708889</text:p>
          </table:table-cell>
          <table:table-cell table:formula="of:=[.M59]/([.$L$51]*[.$I$18])" office:value-type="float" office:value="0.0170947417777778" calcext:value-type="float">
            <text:p>0.0170947418</text:p>
          </table:table-cell>
          <table:table-cell table:formula="of:=[.N59]/[.$C$6]" office:value-type="float" office:value="0.000000000644557472181381" calcext:value-type="float">
            <text:p>6.44557472181381E-010</text:p>
          </table:table-cell>
          <table:table-cell table:formula="of:=[.N59]/[.$B$6]" office:value-type="float" office:value="1.28911494436276" calcext:value-type="float">
            <text:p>1.28911494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693493" calcext:value-type="float">
            <text:p>48.693493</text:p>
          </table:table-cell>
          <table:table-cell office:value-type="float" office:value="125" calcext:value-type="float">
            <text:p>125</text:p>
          </table:table-cell>
          <table:table-cell table:formula="of:=[.I60]*[.$J$2]" office:value-type="float" office:value="12.5" calcext:value-type="float">
            <text:p>12.5</text:p>
          </table:table-cell>
          <table:table-cell table:formula="of:=[.J60]*[.$I$17]" office:value-type="float" office:value="30.4525" calcext:value-type="float">
            <text:p>30.4525</text:p>
          </table:table-cell>
          <table:table-cell table:formula="of:=[.H60]-[.K60]" office:value-type="float" office:value="18.240993" calcext:value-type="float">
            <text:p>18.240993</text:p>
          </table:table-cell>
          <table:table-cell table:formula="of:=[.L60]-[.$M$15]" office:value-type="float" office:value="8.66765588888888" calcext:value-type="float">
            <text:p>8.6676558889</text:p>
          </table:table-cell>
          <table:table-cell table:formula="of:=[.M60]/([.$L$51]*[.$I$18])" office:value-type="float" office:value="0.0173353117777778" calcext:value-type="float">
            <text:p>0.0173353118</text:p>
          </table:table-cell>
          <table:table-cell table:formula="of:=[.N60]/[.$C$6]" office:value-type="float" office:value="0.000000000653628167316668" calcext:value-type="float">
            <text:p>6.53628167316668E-010</text:p>
          </table:table-cell>
          <table:table-cell table:formula="of:=[.N60]/[.$B$6]" office:value-type="float" office:value="1.30725633463334" calcext:value-type="float">
            <text:p>1.30725633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.522022" calcext:value-type="float">
            <text:p>48.522022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table:formula="of:=[.I61]*[.$J$2]" office:value-type="float" office:value="12.5" calcext:value-type="float">
            <text:p>12.5</text:p>
          </table:table-cell>
          <table:table-cell table:style-name="ce22" table:formula="of:=[.J61]*[.$I$17]" office:value-type="float" office:value="30.4525" calcext:value-type="float">
            <text:p>30.4525</text:p>
          </table:table-cell>
          <table:table-cell table:formula="of:=[.H61]-[.K61]" office:value-type="float" office:value="18.069522" calcext:value-type="float">
            <text:p>18.069522</text:p>
          </table:table-cell>
          <table:table-cell table:formula="of:=[.L61]-[.$M$15]" office:value-type="float" office:value="8.49618488888889" calcext:value-type="float">
            <text:p>8.4961848889</text:p>
          </table:table-cell>
          <table:table-cell table:formula="of:=[.M61]/([.$L$51]*[.$I$18])" office:value-type="float" office:value="0.0169923697777778" calcext:value-type="float">
            <text:p>0.0169923698</text:p>
          </table:table-cell>
          <table:table-cell table:formula="of:=[.N61]/[.$C$6]" office:value-type="float" office:value="0.000000000640697534523362" calcext:value-type="float">
            <text:p>6.40697534523362E-010</text:p>
          </table:table-cell>
          <table:table-cell table:formula="of:=[.N61]/[.$B$6]" office:value-type="float" office:value="1.28139506904672" calcext:value-type="float">
            <text:p>1.28139506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53:.H61])" office:value-type="float" office:value="48.7135522222222" calcext:value-type="float">
            <text:p>48.7135522222</text:p>
          </table:table-cell>
          <table:table-cell table:style-name="ce22" table:formula="of:=AVERAGE([.I53:.I61])" office:value-type="float" office:value="125.111111111111" calcext:value-type="float">
            <text:p>125.1111111111</text:p>
          </table:table-cell>
          <table:table-cell table:style-name="ce22" table:formula="of:=AVERAGE([.J53:.J61])" office:value-type="float" office:value="12.5111111111111" calcext:value-type="float">
            <text:p>12.5111111111</text:p>
          </table:table-cell>
          <table:table-cell table:style-name="ce22" table:formula="of:=AVERAGE([.K53:.K61])" office:value-type="float" office:value="30.4795688888889" calcext:value-type="float">
            <text:p>30.4795688889</text:p>
          </table:table-cell>
          <table:table-cell table:formula="of:=AVERAGE([.L53:.L61])" office:value-type="float" office:value="18.2339833333333" calcext:value-type="float">
            <text:p>18.2339833333</text:p>
          </table:table-cell>
          <table:table-cell table:formula="of:=AVERAGE([.M53:.M61])" office:value-type="float" office:value="8.66064622222222" calcext:value-type="float">
            <text:p>8.6606462222</text:p>
          </table:table-cell>
          <table:table-cell table:style-name="ce22" table:formula="of:=AVERAGE([.N53:.N61])" office:value-type="float" office:value="0.0173212924444444" calcext:value-type="float">
            <text:p>0.0173212924</text:p>
          </table:table-cell>
          <table:table-cell table:style-name="ce32" table:formula="of:=AVERAGE([.O53:.O61])" office:value-type="float" office:value="0.000000000653099568161883" calcext:value-type="float">
            <text:p>6.53099568161883E-010</text:p>
          </table:table-cell>
          <table:table-cell table:style-name="ce38" table:formula="of:=AVERAGE([.P53:.P61])" office:value-type="float" office:value="1.30619913632377" calcext:value-type="float">
            <text:p>1.3061991363</text:p>
          </table:table-cell>
          <table:table-cell table:formula="of:=[.O63]/[.$O$15]*100" office:value-type="float" office:value="102.331020089725" calcext:value-type="float">
            <text:p>102.3310200897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53:.H61])" office:value-type="float" office:value="0.159607159516559" calcext:value-type="float">
            <text:p>0.1596071595</text:p>
          </table:table-cell>
          <table:table-cell table:style-name="ce23" table:formula="of:=STDEV([.I53:.I61])" office:value-type="float" office:value="0.333333333333333" calcext:value-type="float">
            <text:p>0.3333333333</text:p>
          </table:table-cell>
          <table:table-cell table:style-name="ce23" table:formula="of:=STDEV([.J53:.J61])" office:value-type="float" office:value="0.0333333333333338" calcext:value-type="float">
            <text:p>0.0333333333</text:p>
          </table:table-cell>
          <table:table-cell table:style-name="ce23" table:formula="of:=STDEV([.K53:.K61])" office:value-type="float" office:value="0.0812066666666679" calcext:value-type="float">
            <text:p>0.0812066667</text:p>
          </table:table-cell>
          <table:table-cell table:style-name="ce23" table:formula="of:=STDEV([.L53:.L61])" office:value-type="float" office:value="0.122646883386819" calcext:value-type="float">
            <text:p>0.1226468834</text:p>
          </table:table-cell>
          <table:table-cell table:style-name="ce23" table:formula="of:=STDEV([.M53:.M61])" office:value-type="float" office:value="0.122646883386819" calcext:value-type="float">
            <text:p>0.1226468834</text:p>
          </table:table-cell>
          <table:table-cell table:style-name="ce23" table:formula="of:=STDEV([.N53:.N61])" office:value-type="float" office:value="0.000245293766773638" calcext:value-type="float">
            <text:p>0.0002452938</text:p>
          </table:table-cell>
          <table:table-cell table:style-name="ce30" table:formula="of:=STDEV([.O53:.O61])" office:value-type="float" office:value="0.00000000000924880482599596" calcext:value-type="float">
            <text:p>9.24880482599596E-012</text:p>
          </table:table-cell>
          <table:table-cell table:style-name="ce39" table:formula="of:=STDEV([.P53:.P61])" office:value-type="float" office:value="0.0184976096519919" calcext:value-type="float">
            <text:p>0.0184976097</text:p>
          </table:table-cell>
          <table:table-cell table:formula="of:=[.O64]/[.O63]*100" office:value-type="float" office:value="1.4161400920883" calcext:value-type="float">
            <text:p>1.416140092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AggregateCos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Iterations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611217" calcext:value-type="float">
            <text:p>45.611217</text:p>
          </table:table-cell>
          <table:table-cell office:value-type="float" office:value="121" calcext:value-type="float">
            <text:p>121</text:p>
          </table:table-cell>
          <table:table-cell table:formula="of:=[.I68]*[.$J$2]" office:value-type="float" office:value="12.1" calcext:value-type="float">
            <text:p>12.1</text:p>
          </table:table-cell>
          <table:table-cell table:formula="of:=[.J68]*[.$I$17]" office:value-type="float" office:value="29.47802" calcext:value-type="float">
            <text:p>29.47802</text:p>
          </table:table-cell>
          <table:table-cell table:formula="of:=[.H68]-[.K68]" office:value-type="float" office:value="16.133197" calcext:value-type="float">
            <text:p>16.133197</text:p>
          </table:table-cell>
          <table:table-cell table:formula="of:=[.L68]-[.$M$15]" office:value-type="float" office:value="6.55985988888889" calcext:value-type="float">
            <text:p>6.5598598889</text:p>
          </table:table-cell>
          <table:table-cell table:formula="of:=[.M68]/([.$L$66]*[.$I$18])" office:value-type="float" office:value="0.0131197197777778" calcext:value-type="float">
            <text:p>0.0131197198</text:p>
          </table:table-cell>
          <table:table-cell table:formula="of:=[.N68]/[.$C$7]" office:value-type="float" office:value="0.000000000610301963063598" calcext:value-type="float">
            <text:p>6.10301963063598E-010</text:p>
          </table:table-cell>
          <table:table-cell table:formula="of:=[.N68]/[.$B$7]" office:value-type="float" office:value="1.2206039261272" calcext:value-type="float">
            <text:p>1.22060392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629364" calcext:value-type="float">
            <text:p>45.629364</text:p>
          </table:table-cell>
          <table:table-cell office:value-type="float" office:value="121" calcext:value-type="float">
            <text:p>121</text:p>
          </table:table-cell>
          <table:table-cell table:formula="of:=[.I69]*[.$J$2]" office:value-type="float" office:value="12.1" calcext:value-type="float">
            <text:p>12.1</text:p>
          </table:table-cell>
          <table:table-cell table:formula="of:=[.J69]*[.$I$17]" office:value-type="float" office:value="29.47802" calcext:value-type="float">
            <text:p>29.47802</text:p>
          </table:table-cell>
          <table:table-cell table:formula="of:=[.H69]-[.K69]" office:value-type="float" office:value="16.151344" calcext:value-type="float">
            <text:p>16.151344</text:p>
          </table:table-cell>
          <table:table-cell table:formula="of:=[.L69]-[.$M$15]" office:value-type="float" office:value="6.57800688888889" calcext:value-type="float">
            <text:p>6.5780068889</text:p>
          </table:table-cell>
          <table:table-cell table:formula="of:=[.M69]/([.$L$66]*[.$I$18])" office:value-type="float" office:value="0.0131560137777778" calcext:value-type="float">
            <text:p>0.0131560138</text:p>
          </table:table-cell>
          <table:table-cell table:formula="of:=[.N69]/[.$C$7]" office:value-type="float" office:value="0.000000000611990284142296" calcext:value-type="float">
            <text:p>6.11990284142296E-010</text:p>
          </table:table-cell>
          <table:table-cell table:formula="of:=[.N69]/[.$B$7]" office:value-type="float" office:value="1.22398056828459" calcext:value-type="float">
            <text:p>1.22398056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54562" calcext:value-type="float">
            <text:p>45.54562</text:p>
          </table:table-cell>
          <table:table-cell office:value-type="float" office:value="121" calcext:value-type="float">
            <text:p>121</text:p>
          </table:table-cell>
          <table:table-cell table:formula="of:=[.I70]*[.$J$2]" office:value-type="float" office:value="12.1" calcext:value-type="float">
            <text:p>12.1</text:p>
          </table:table-cell>
          <table:table-cell table:formula="of:=[.J70]*[.$I$17]" office:value-type="float" office:value="29.47802" calcext:value-type="float">
            <text:p>29.47802</text:p>
          </table:table-cell>
          <table:table-cell table:formula="of:=[.H70]-[.K70]" office:value-type="float" office:value="16.0676" calcext:value-type="float">
            <text:p>16.0676</text:p>
          </table:table-cell>
          <table:table-cell table:formula="of:=[.L70]-[.$M$15]" office:value-type="float" office:value="6.49426288888889" calcext:value-type="float">
            <text:p>6.4942628889</text:p>
          </table:table-cell>
          <table:table-cell table:formula="of:=[.M70]/([.$L$66]*[.$I$18])" office:value-type="float" office:value="0.0129885257777778" calcext:value-type="float">
            <text:p>0.0129885258</text:p>
          </table:table-cell>
          <table:table-cell table:formula="of:=[.N70]/[.$C$7]" office:value-type="float" office:value="0.000000000604199092186905" calcext:value-type="float">
            <text:p>6.04199092186905E-010</text:p>
          </table:table-cell>
          <table:table-cell table:formula="of:=[.N70]/[.$B$7]" office:value-type="float" office:value="1.20839818437381" calcext:value-type="float">
            <text:p>1.20839818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0313" calcext:value-type="float">
            <text:p>45.0313</text:p>
          </table:table-cell>
          <table:table-cell office:value-type="float" office:value="120" calcext:value-type="float">
            <text:p>120</text:p>
          </table:table-cell>
          <table:table-cell table:formula="of:=[.I71]*[.$J$2]" office:value-type="float" office:value="12" calcext:value-type="float">
            <text:p>12</text:p>
          </table:table-cell>
          <table:table-cell table:formula="of:=[.J71]*[.$I$17]" office:value-type="float" office:value="29.2344" calcext:value-type="float">
            <text:p>29.2344</text:p>
          </table:table-cell>
          <table:table-cell table:formula="of:=[.H71]-[.K71]" office:value-type="float" office:value="15.7969" calcext:value-type="float">
            <text:p>15.7969</text:p>
          </table:table-cell>
          <table:table-cell table:formula="of:=[.L71]-[.$M$15]" office:value-type="float" office:value="6.22356288888889" calcext:value-type="float">
            <text:p>6.2235628889</text:p>
          </table:table-cell>
          <table:table-cell table:formula="of:=[.M71]/([.$L$66]*[.$I$18])" office:value-type="float" office:value="0.0124471257777778" calcext:value-type="float">
            <text:p>0.0124471258</text:p>
          </table:table-cell>
          <table:table-cell table:formula="of:=[.N71]/[.$C$7]" office:value-type="float" office:value="0.000000000579014294919947" calcext:value-type="float">
            <text:p>5.79014294919947E-010</text:p>
          </table:table-cell>
          <table:table-cell table:formula="of:=[.N71]/[.$B$7]" office:value-type="float" office:value="1.15802858983989" calcext:value-type="float">
            <text:p>1.15802858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488899" calcext:value-type="float">
            <text:p>45.488899</text:p>
          </table:table-cell>
          <table:table-cell office:value-type="float" office:value="121" calcext:value-type="float">
            <text:p>121</text:p>
          </table:table-cell>
          <table:table-cell table:formula="of:=[.I72]*[.$J$2]" office:value-type="float" office:value="12.1" calcext:value-type="float">
            <text:p>12.1</text:p>
          </table:table-cell>
          <table:table-cell table:formula="of:=[.J72]*[.$I$17]" office:value-type="float" office:value="29.47802" calcext:value-type="float">
            <text:p>29.47802</text:p>
          </table:table-cell>
          <table:table-cell table:formula="of:=[.H72]-[.K72]" office:value-type="float" office:value="16.010879" calcext:value-type="float">
            <text:p>16.010879</text:p>
          </table:table-cell>
          <table:table-cell table:formula="of:=[.L72]-[.$M$15]" office:value-type="float" office:value="6.43754188888889" calcext:value-type="float">
            <text:p>6.4375418889</text:p>
          </table:table-cell>
          <table:table-cell table:formula="of:=[.M72]/([.$L$66]*[.$I$18])" office:value-type="float" office:value="0.0128750837777778" calcext:value-type="float">
            <text:p>0.0128750838</text:p>
          </table:table-cell>
          <table:table-cell table:formula="of:=[.N72]/[.$C$7]" office:value-type="float" office:value="0.000000000598922007274533" calcext:value-type="float">
            <text:p>5.98922007274533E-010</text:p>
          </table:table-cell>
          <table:table-cell table:formula="of:=[.N72]/[.$B$7]" office:value-type="float" office:value="1.19784401454907" calcext:value-type="float">
            <text:p>1.19784401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435356" calcext:value-type="float">
            <text:p>45.435356</text:p>
          </table:table-cell>
          <table:table-cell office:value-type="float" office:value="121" calcext:value-type="float">
            <text:p>121</text:p>
          </table:table-cell>
          <table:table-cell table:formula="of:=[.I73]*[.$J$2]" office:value-type="float" office:value="12.1" calcext:value-type="float">
            <text:p>12.1</text:p>
          </table:table-cell>
          <table:table-cell table:formula="of:=[.J73]*[.$I$17]" office:value-type="float" office:value="29.47802" calcext:value-type="float">
            <text:p>29.47802</text:p>
          </table:table-cell>
          <table:table-cell table:formula="of:=[.H73]-[.K73]" office:value-type="float" office:value="15.957336" calcext:value-type="float">
            <text:p>15.957336</text:p>
          </table:table-cell>
          <table:table-cell table:formula="of:=[.L73]-[.$M$15]" office:value-type="float" office:value="6.38399888888888" calcext:value-type="float">
            <text:p>6.3839988889</text:p>
          </table:table-cell>
          <table:table-cell table:formula="of:=[.M73]/([.$L$66]*[.$I$18])" office:value-type="float" office:value="0.0127679977777778" calcext:value-type="float">
            <text:p>0.0127679978</text:p>
          </table:table-cell>
          <table:table-cell table:formula="of:=[.N73]/[.$C$7]" office:value-type="float" office:value="0.00000000059394059020743" calcext:value-type="float">
            <text:p>5.9394059020743E-010</text:p>
          </table:table-cell>
          <table:table-cell table:formula="of:=[.N73]/[.$B$7]" office:value-type="float" office:value="1.18788118041486" calcext:value-type="float">
            <text:p>1.18788118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079159" calcext:value-type="float">
            <text:p>45.079159</text:p>
          </table:table-cell>
          <table:table-cell office:value-type="float" office:value="120" calcext:value-type="float">
            <text:p>120</text:p>
          </table:table-cell>
          <table:table-cell table:formula="of:=[.I74]*[.$J$2]" office:value-type="float" office:value="12" calcext:value-type="float">
            <text:p>12</text:p>
          </table:table-cell>
          <table:table-cell table:formula="of:=[.J74]*[.$I$17]" office:value-type="float" office:value="29.2344" calcext:value-type="float">
            <text:p>29.2344</text:p>
          </table:table-cell>
          <table:table-cell table:formula="of:=[.H74]-[.K74]" office:value-type="float" office:value="15.844759" calcext:value-type="float">
            <text:p>15.844759</text:p>
          </table:table-cell>
          <table:table-cell table:formula="of:=[.L74]-[.$M$15]" office:value-type="float" office:value="6.27142188888888" calcext:value-type="float">
            <text:p>6.2714218889</text:p>
          </table:table-cell>
          <table:table-cell table:formula="of:=[.M74]/([.$L$66]*[.$I$18])" office:value-type="float" office:value="0.0125428437777778" calcext:value-type="float">
            <text:p>0.0125428438</text:p>
          </table:table-cell>
          <table:table-cell table:formula="of:=[.N74]/[.$C$7]" office:value-type="float" office:value="0.00000000058346689636952" calcext:value-type="float">
            <text:p>5.8346689636952E-010</text:p>
          </table:table-cell>
          <table:table-cell table:formula="of:=[.N74]/[.$B$7]" office:value-type="float" office:value="1.16693379273904" calcext:value-type="float">
            <text:p>1.16693379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.356167" calcext:value-type="float">
            <text:p>45.356167</text:p>
          </table:table-cell>
          <table:table-cell office:value-type="float" office:value="121" calcext:value-type="float">
            <text:p>121</text:p>
          </table:table-cell>
          <table:table-cell table:formula="of:=[.I75]*[.$J$2]" office:value-type="float" office:value="12.1" calcext:value-type="float">
            <text:p>12.1</text:p>
          </table:table-cell>
          <table:table-cell table:formula="of:=[.J75]*[.$I$17]" office:value-type="float" office:value="29.47802" calcext:value-type="float">
            <text:p>29.47802</text:p>
          </table:table-cell>
          <table:table-cell table:formula="of:=[.H75]-[.K75]" office:value-type="float" office:value="15.878147" calcext:value-type="float">
            <text:p>15.878147</text:p>
          </table:table-cell>
          <table:table-cell table:formula="of:=[.L75]-[.$M$15]" office:value-type="float" office:value="6.30480988888889" calcext:value-type="float">
            <text:p>6.3048098889</text:p>
          </table:table-cell>
          <table:table-cell table:formula="of:=[.M75]/([.$L$66]*[.$I$18])" office:value-type="float" office:value="0.0126096197777778" calcext:value-type="float">
            <text:p>0.0126096198</text:p>
          </table:table-cell>
          <table:table-cell table:formula="of:=[.N75]/[.$C$7]" office:value-type="float" office:value="0.000000000586573176425483" calcext:value-type="float">
            <text:p>5.86573176425483E-010</text:p>
          </table:table-cell>
          <table:table-cell table:formula="of:=[.N75]/[.$B$7]" office:value-type="float" office:value="1.17314635285097" calcext:value-type="float">
            <text:p>1.17314635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.879677" calcext:value-type="float">
            <text:p>44.879677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table:formula="of:=[.I76]*[.$J$2]" office:value-type="float" office:value="12" calcext:value-type="float">
            <text:p>12</text:p>
          </table:table-cell>
          <table:table-cell table:style-name="ce22" table:formula="of:=[.J76]*[.$I$17]" office:value-type="float" office:value="29.2344" calcext:value-type="float">
            <text:p>29.2344</text:p>
          </table:table-cell>
          <table:table-cell table:formula="of:=[.H76]-[.K76]" office:value-type="float" office:value="15.645277" calcext:value-type="float">
            <text:p>15.645277</text:p>
          </table:table-cell>
          <table:table-cell table:formula="of:=[.L76]-[.$M$15]" office:value-type="float" office:value="6.07193988888889" calcext:value-type="float">
            <text:p>6.0719398889</text:p>
          </table:table-cell>
          <table:table-cell table:formula="of:=[.M76]/([.$L$66]*[.$I$18])" office:value-type="float" office:value="0.0121438797777778" calcext:value-type="float">
            <text:p>0.0121438798</text:p>
          </table:table-cell>
          <table:table-cell table:formula="of:=[.N76]/[.$C$7]" office:value-type="float" office:value="0.00000000056490792433994" calcext:value-type="float">
            <text:p>5.6490792433994E-010</text:p>
          </table:table-cell>
          <table:table-cell table:formula="of:=[.N76]/[.$B$7]" office:value-type="float" office:value="1.12981584867988" calcext:value-type="float">
            <text:p>1.129815848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68:.H76])" office:value-type="float" office:value="45.3396398888889" calcext:value-type="float">
            <text:p>45.3396398889</text:p>
          </table:table-cell>
          <table:table-cell table:style-name="ce22" table:formula="of:=AVERAGE([.I68:.I76])" office:value-type="float" office:value="120.666666666667" calcext:value-type="float">
            <text:p>120.6666666667</text:p>
          </table:table-cell>
          <table:table-cell table:style-name="ce22" table:formula="of:=AVERAGE([.J68:.J76])" office:value-type="float" office:value="12.0666666666667" calcext:value-type="float">
            <text:p>12.0666666667</text:p>
          </table:table-cell>
          <table:table-cell table:style-name="ce22" table:formula="of:=AVERAGE([.K68:.K76])" office:value-type="float" office:value="29.3968133333333" calcext:value-type="float">
            <text:p>29.3968133333</text:p>
          </table:table-cell>
          <table:table-cell table:formula="of:=AVERAGE([.L68:.L76])" office:value-type="float" office:value="15.9428265555556" calcext:value-type="float">
            <text:p>15.9428265556</text:p>
          </table:table-cell>
          <table:table-cell table:formula="of:=AVERAGE([.M68:.M76])" office:value-type="float" office:value="6.36948944444444" calcext:value-type="float">
            <text:p>6.3694894444</text:p>
          </table:table-cell>
          <table:table-cell table:style-name="ce22" table:formula="of:=AVERAGE([.N68:.N76])" office:value-type="float" office:value="0.0127389788888889" calcext:value-type="float">
            <text:p>0.0127389789</text:p>
          </table:table-cell>
          <table:table-cell table:style-name="ce34" table:formula="of:=AVERAGE([.O68:.O76])" office:value-type="float" office:value="0.000000000592590692103295" calcext:value-type="float">
            <text:p>5.92590692103295E-010</text:p>
          </table:table-cell>
          <table:table-cell table:style-name="ce38" table:formula="of:=AVERAGE([.P68:.P76])" office:value-type="float" office:value="1.18518138420659" calcext:value-type="float">
            <text:p>1.1851813842</text:p>
          </table:table-cell>
          <table:table-cell table:formula="of:=[.O78]/[.$O$15]*100" office:value-type="float" office:value="92.8501762591514" calcext:value-type="float">
            <text:p>92.8501762592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68:.H76])" office:value-type="float" office:value="0.275300888869999" calcext:value-type="float">
            <text:p>0.2753008889</text:p>
          </table:table-cell>
          <table:table-cell table:style-name="ce23" table:formula="of:=STDEV([.I68:.I76])" office:value-type="float" office:value="0.5" calcext:value-type="float">
            <text:p>0.5</text:p>
          </table:table-cell>
          <table:table-cell table:style-name="ce23" table:formula="of:=STDEV([.J68:.J76])" office:value-type="float" office:value="0.0500000000000007" calcext:value-type="float">
            <text:p>0.05</text:p>
          </table:table-cell>
          <table:table-cell table:style-name="ce23" table:formula="of:=STDEV([.K68:.K76])" office:value-type="float" office:value="0.12181" calcext:value-type="float">
            <text:p>0.12181</text:p>
          </table:table-cell>
          <table:table-cell table:style-name="ce23" table:formula="of:=STDEV([.L68:.L76])" office:value-type="float" office:value="0.167242896095105" calcext:value-type="float">
            <text:p>0.1672428961</text:p>
          </table:table-cell>
          <table:table-cell table:style-name="ce23" table:formula="of:=STDEV([.M68:.M76])" office:value-type="float" office:value="0.167242896095105" calcext:value-type="float">
            <text:p>0.1672428961</text:p>
          </table:table-cell>
          <table:table-cell table:style-name="ce23" table:formula="of:=STDEV([.N68:.N76])" office:value-type="float" office:value="0.00033448579219021" calcext:value-type="float">
            <text:p>0.0003344858</text:p>
          </table:table-cell>
          <table:table-cell table:style-name="ce30" table:formula="of:=STDEV([.O68:.O76])" office:value-type="float" office:value="0.0000000000155595804672853" calcext:value-type="float">
            <text:p>1.55595804672853E-011</text:p>
          </table:table-cell>
          <table:table-cell table:style-name="ce39" table:formula="of:=STDEV([.P68:.P76])" office:value-type="float" office:value="0.0311191609345706" calcext:value-type="float">
            <text:p>0.0311191609</text:p>
          </table:table-cell>
          <table:table-cell table:formula="of:=[.O79]/[.O78]*100" office:value-type="float" office:value="2.62568762463334" calcext:value-type="float">
            <text:p>2.625687624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ostConstruction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740154" calcext:value-type="float">
            <text:p>42.740154</text:p>
          </table:table-cell>
          <table:table-cell office:value-type="float" office:value="110" calcext:value-type="float">
            <text:p>110</text:p>
          </table:table-cell>
          <table:table-cell table:formula="of:=[.I83]*[.$J$2]" office:value-type="float" office:value="11" calcext:value-type="float">
            <text:p>11</text:p>
          </table:table-cell>
          <table:table-cell table:formula="of:=[.J83]*[.$I$17]" office:value-type="float" office:value="26.7982" calcext:value-type="float">
            <text:p>26.7982</text:p>
          </table:table-cell>
          <table:table-cell table:formula="of:=[.H83]-[.K83]" office:value-type="float" office:value="15.941954" calcext:value-type="float">
            <text:p>15.941954</text:p>
          </table:table-cell>
          <table:table-cell table:formula="of:=[.L83]-[.$M$15]" office:value-type="float" office:value="6.36861688888889" calcext:value-type="float">
            <text:p>6.3686168889</text:p>
          </table:table-cell>
          <table:table-cell table:formula="of:=[.M83]/([.$L$81]*[.$I$18])" office:value-type="float" office:value="0.00159215422222222" calcext:value-type="float">
            <text:p>0.0015921542</text:p>
          </table:table-cell>
          <table:table-cell table:formula="of:=[.N83]/[.$C$8]" office:value-type="float" office:value="0.000000000787791189190031" calcext:value-type="float">
            <text:p>7.87791189190031E-010</text:p>
          </table:table-cell>
          <table:table-cell table:formula="of:=[.N83]/[.$B$8]" office:value-type="float" office:value="1.57558237838006" calcext:value-type="float">
            <text:p>1.57558237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686531" calcext:value-type="float">
            <text:p>42.686531</text:p>
          </table:table-cell>
          <table:table-cell office:value-type="float" office:value="109" calcext:value-type="float">
            <text:p>109</text:p>
          </table:table-cell>
          <table:table-cell table:formula="of:=[.I84]*[.$J$2]" office:value-type="float" office:value="10.9" calcext:value-type="float">
            <text:p>10.9</text:p>
          </table:table-cell>
          <table:table-cell table:formula="of:=[.J84]*[.$I$17]" office:value-type="float" office:value="26.55458" calcext:value-type="float">
            <text:p>26.55458</text:p>
          </table:table-cell>
          <table:table-cell table:formula="of:=[.H84]-[.K84]" office:value-type="float" office:value="16.131951" calcext:value-type="float">
            <text:p>16.131951</text:p>
          </table:table-cell>
          <table:table-cell table:formula="of:=[.L84]-[.$M$15]" office:value-type="float" office:value="6.55861388888889" calcext:value-type="float">
            <text:p>6.5586138889</text:p>
          </table:table-cell>
          <table:table-cell table:formula="of:=[.M84]/([.$L$81]*[.$I$18])" office:value-type="float" office:value="0.00163965347222222" calcext:value-type="float">
            <text:p>0.0016396535</text:p>
          </table:table-cell>
          <table:table-cell table:formula="of:=[.N84]/[.$C$8]" office:value-type="float" office:value="0.000000000811293617611135" calcext:value-type="float">
            <text:p>8.11293617611135E-010</text:p>
          </table:table-cell>
          <table:table-cell table:formula="of:=[.N84]/[.$B$8]" office:value-type="float" office:value="1.62258723522227" calcext:value-type="float">
            <text:p>1.62258723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67107" calcext:value-type="float">
            <text:p>42.67107</text:p>
          </table:table-cell>
          <table:table-cell office:value-type="float" office:value="110" calcext:value-type="float">
            <text:p>110</text:p>
          </table:table-cell>
          <table:table-cell table:formula="of:=[.I85]*[.$J$2]" office:value-type="float" office:value="11" calcext:value-type="float">
            <text:p>11</text:p>
          </table:table-cell>
          <table:table-cell table:formula="of:=[.J85]*[.$I$17]" office:value-type="float" office:value="26.7982" calcext:value-type="float">
            <text:p>26.7982</text:p>
          </table:table-cell>
          <table:table-cell table:formula="of:=[.H85]-[.K85]" office:value-type="float" office:value="15.87287" calcext:value-type="float">
            <text:p>15.87287</text:p>
          </table:table-cell>
          <table:table-cell table:formula="of:=[.L85]-[.$M$15]" office:value-type="float" office:value="6.29953288888889" calcext:value-type="float">
            <text:p>6.2995328889</text:p>
          </table:table-cell>
          <table:table-cell table:formula="of:=[.M85]/([.$L$81]*[.$I$18])" office:value-type="float" office:value="0.00157488322222222" calcext:value-type="float">
            <text:p>0.0015748832</text:p>
          </table:table-cell>
          <table:table-cell table:formula="of:=[.N85]/[.$C$8]" office:value-type="float" office:value="0.00000000077924557128531" calcext:value-type="float">
            <text:p>7.7924557128531E-010</text:p>
          </table:table-cell>
          <table:table-cell table:formula="of:=[.N85]/[.$B$8]" office:value-type="float" office:value="1.55849114257062" calcext:value-type="float">
            <text:p>1.55849114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792458" calcext:value-type="float">
            <text:p>42.792458</text:p>
          </table:table-cell>
          <table:table-cell office:value-type="float" office:value="110" calcext:value-type="float">
            <text:p>110</text:p>
          </table:table-cell>
          <table:table-cell table:formula="of:=[.I86]*[.$J$2]" office:value-type="float" office:value="11" calcext:value-type="float">
            <text:p>11</text:p>
          </table:table-cell>
          <table:table-cell table:formula="of:=[.J86]*[.$I$17]" office:value-type="float" office:value="26.7982" calcext:value-type="float">
            <text:p>26.7982</text:p>
          </table:table-cell>
          <table:table-cell table:formula="of:=[.H86]-[.K86]" office:value-type="float" office:value="15.994258" calcext:value-type="float">
            <text:p>15.994258</text:p>
          </table:table-cell>
          <table:table-cell table:formula="of:=[.L86]-[.$M$15]" office:value-type="float" office:value="6.42092088888889" calcext:value-type="float">
            <text:p>6.4209208889</text:p>
          </table:table-cell>
          <table:table-cell table:formula="of:=[.M86]/([.$L$81]*[.$I$18])" office:value-type="float" office:value="0.00160523022222222" calcext:value-type="float">
            <text:p>0.0016052302</text:p>
          </table:table-cell>
          <table:table-cell table:formula="of:=[.N86]/[.$C$8]" office:value-type="float" office:value="0.000000000794261138800486" calcext:value-type="float">
            <text:p>7.94261138800486E-010</text:p>
          </table:table-cell>
          <table:table-cell table:formula="of:=[.N86]/[.$B$8]" office:value-type="float" office:value="1.58852227760097" calcext:value-type="float">
            <text:p>1.58852227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646748" calcext:value-type="float">
            <text:p>42.646748</text:p>
          </table:table-cell>
          <table:table-cell office:value-type="float" office:value="110" calcext:value-type="float">
            <text:p>110</text:p>
          </table:table-cell>
          <table:table-cell table:formula="of:=[.I87]*[.$J$2]" office:value-type="float" office:value="11" calcext:value-type="float">
            <text:p>11</text:p>
          </table:table-cell>
          <table:table-cell table:formula="of:=[.J87]*[.$I$17]" office:value-type="float" office:value="26.7982" calcext:value-type="float">
            <text:p>26.7982</text:p>
          </table:table-cell>
          <table:table-cell table:formula="of:=[.H87]-[.K87]" office:value-type="float" office:value="15.848548" calcext:value-type="float">
            <text:p>15.848548</text:p>
          </table:table-cell>
          <table:table-cell table:formula="of:=[.L87]-[.$M$15]" office:value-type="float" office:value="6.27521088888889" calcext:value-type="float">
            <text:p>6.2752108889</text:p>
          </table:table-cell>
          <table:table-cell table:formula="of:=[.M87]/([.$L$81]*[.$I$18])" office:value-type="float" office:value="0.00156880272222222" calcext:value-type="float">
            <text:p>0.0015688027</text:p>
          </table:table-cell>
          <table:table-cell table:formula="of:=[.N87]/[.$C$8]" office:value-type="float" office:value="0.000000000776236965549124" calcext:value-type="float">
            <text:p>7.76236965549124E-010</text:p>
          </table:table-cell>
          <table:table-cell table:formula="of:=[.N87]/[.$B$8]" office:value-type="float" office:value="1.55247393109825" calcext:value-type="float">
            <text:p>1.55247393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970348" calcext:value-type="float">
            <text:p>42.970348</text:p>
          </table:table-cell>
          <table:table-cell office:value-type="float" office:value="110" calcext:value-type="float">
            <text:p>110</text:p>
          </table:table-cell>
          <table:table-cell table:formula="of:=[.I88]*[.$J$2]" office:value-type="float" office:value="11" calcext:value-type="float">
            <text:p>11</text:p>
          </table:table-cell>
          <table:table-cell table:formula="of:=[.J88]*[.$I$17]" office:value-type="float" office:value="26.7982" calcext:value-type="float">
            <text:p>26.7982</text:p>
          </table:table-cell>
          <table:table-cell table:formula="of:=[.H88]-[.K88]" office:value-type="float" office:value="16.172148" calcext:value-type="float">
            <text:p>16.172148</text:p>
          </table:table-cell>
          <table:table-cell table:formula="of:=[.L88]-[.$M$15]" office:value-type="float" office:value="6.59881088888889" calcext:value-type="float">
            <text:p>6.5988108889</text:p>
          </table:table-cell>
          <table:table-cell table:formula="of:=[.M88]/([.$L$81]*[.$I$18])" office:value-type="float" office:value="0.00164970272222222" calcext:value-type="float">
            <text:p>0.0016497027</text:p>
          </table:table-cell>
          <table:table-cell table:formula="of:=[.N88]/[.$C$8]" office:value-type="float" office:value="0.000000000816265944096517" calcext:value-type="float">
            <text:p>8.16265944096517E-010</text:p>
          </table:table-cell>
          <table:table-cell table:formula="of:=[.N88]/[.$B$8]" office:value-type="float" office:value="1.63253188819303" calcext:value-type="float">
            <text:p>1.63253188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555836" calcext:value-type="float">
            <text:p>42.555836</text:p>
          </table:table-cell>
          <table:table-cell office:value-type="float" office:value="110" calcext:value-type="float">
            <text:p>110</text:p>
          </table:table-cell>
          <table:table-cell table:formula="of:=[.I89]*[.$J$2]" office:value-type="float" office:value="11" calcext:value-type="float">
            <text:p>11</text:p>
          </table:table-cell>
          <table:table-cell table:formula="of:=[.J89]*[.$I$17]" office:value-type="float" office:value="26.7982" calcext:value-type="float">
            <text:p>26.7982</text:p>
          </table:table-cell>
          <table:table-cell table:formula="of:=[.H89]-[.K89]" office:value-type="float" office:value="15.757636" calcext:value-type="float">
            <text:p>15.757636</text:p>
          </table:table-cell>
          <table:table-cell table:formula="of:=[.L89]-[.$M$15]" office:value-type="float" office:value="6.18429888888889" calcext:value-type="float">
            <text:p>6.1842988889</text:p>
          </table:table-cell>
          <table:table-cell table:formula="of:=[.M89]/([.$L$81]*[.$I$18])" office:value-type="float" office:value="0.00154607472222222" calcext:value-type="float">
            <text:p>0.0015460747</text:p>
          </table:table-cell>
          <table:table-cell table:formula="of:=[.N89]/[.$C$8]" office:value-type="float" office:value="0.000000000764991247076625" calcext:value-type="float">
            <text:p>7.64991247076625E-010</text:p>
          </table:table-cell>
          <table:table-cell table:formula="of:=[.N89]/[.$B$8]" office:value-type="float" office:value="1.52998249415325" calcext:value-type="float">
            <text:p>1.52998249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725979" calcext:value-type="float">
            <text:p>42.725979</text:p>
          </table:table-cell>
          <table:table-cell office:value-type="float" office:value="110" calcext:value-type="float">
            <text:p>110</text:p>
          </table:table-cell>
          <table:table-cell table:formula="of:=[.I90]*[.$J$2]" office:value-type="float" office:value="11" calcext:value-type="float">
            <text:p>11</text:p>
          </table:table-cell>
          <table:table-cell table:formula="of:=[.J90]*[.$I$17]" office:value-type="float" office:value="26.7982" calcext:value-type="float">
            <text:p>26.7982</text:p>
          </table:table-cell>
          <table:table-cell table:formula="of:=[.H90]-[.K90]" office:value-type="float" office:value="15.927779" calcext:value-type="float">
            <text:p>15.927779</text:p>
          </table:table-cell>
          <table:table-cell table:formula="of:=[.L90]-[.$M$15]" office:value-type="float" office:value="6.35444188888889" calcext:value-type="float">
            <text:p>6.3544418889</text:p>
          </table:table-cell>
          <table:table-cell table:formula="of:=[.M90]/([.$L$81]*[.$I$18])" office:value-type="float" office:value="0.00158861047222222" calcext:value-type="float">
            <text:p>0.0015886105</text:p>
          </table:table-cell>
          <table:table-cell table:formula="of:=[.N90]/[.$C$8]" office:value-type="float" office:value="0.000000000786037756647049" calcext:value-type="float">
            <text:p>7.86037756647049E-010</text:p>
          </table:table-cell>
          <table:table-cell table:formula="of:=[.N90]/[.$B$8]" office:value-type="float" office:value="1.5720755132941" calcext:value-type="float">
            <text:p>1.57207551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.664379" calcext:value-type="float">
            <text:p>42.664379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table:formula="of:=[.I91]*[.$J$2]" office:value-type="float" office:value="11" calcext:value-type="float">
            <text:p>11</text:p>
          </table:table-cell>
          <table:table-cell table:style-name="ce22" table:formula="of:=[.J91]*[.$I$17]" office:value-type="float" office:value="26.7982" calcext:value-type="float">
            <text:p>26.7982</text:p>
          </table:table-cell>
          <table:table-cell table:formula="of:=[.H91]-[.K91]" office:value-type="float" office:value="15.866179" calcext:value-type="float">
            <text:p>15.866179</text:p>
          </table:table-cell>
          <table:table-cell table:formula="of:=[.L91]-[.$M$15]" office:value-type="float" office:value="6.29284188888889" calcext:value-type="float">
            <text:p>6.2928418889</text:p>
          </table:table-cell>
          <table:table-cell table:formula="of:=[.M91]/([.$L$81]*[.$I$18])" office:value-type="float" office:value="0.00157321047222222" calcext:value-type="float">
            <text:p>0.0015732105</text:p>
          </table:table-cell>
          <table:table-cell table:formula="of:=[.N91]/[.$C$8]" office:value-type="float" office:value="0.000000000778417901645443" calcext:value-type="float">
            <text:p>7.78417901645443E-010</text:p>
          </table:table-cell>
          <table:table-cell table:formula="of:=[.N91]/[.$B$8]" office:value-type="float" office:value="1.55683580329089" calcext:value-type="float">
            <text:p>1.556835803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83:.H91])" office:value-type="float" office:value="42.7170558888889" calcext:value-type="float">
            <text:p>42.7170558889</text:p>
          </table:table-cell>
          <table:table-cell table:style-name="ce22" table:formula="of:=AVERAGE([.I83:.I91])" office:value-type="float" office:value="109.888888888889" calcext:value-type="float">
            <text:p>109.8888888889</text:p>
          </table:table-cell>
          <table:table-cell table:style-name="ce22" table:formula="of:=AVERAGE([.J83:.J91])" office:value-type="float" office:value="10.9888888888889" calcext:value-type="float">
            <text:p>10.9888888889</text:p>
          </table:table-cell>
          <table:table-cell table:style-name="ce22" table:formula="of:=AVERAGE([.K83:.K91])" office:value-type="float" office:value="26.7711311111111" calcext:value-type="float">
            <text:p>26.7711311111</text:p>
          </table:table-cell>
          <table:table-cell table:formula="of:=AVERAGE([.L83:.L91])" office:value-type="float" office:value="15.9459247777778" calcext:value-type="float">
            <text:p>15.9459247778</text:p>
          </table:table-cell>
          <table:table-cell table:formula="of:=AVERAGE([.M83:.M91])" office:value-type="float" office:value="6.37258766666667" calcext:value-type="float">
            <text:p>6.3725876667</text:p>
          </table:table-cell>
          <table:table-cell table:style-name="ce22" table:formula="of:=AVERAGE([.N83:.N91])" office:value-type="float" office:value="0.00159314691666667" calcext:value-type="float">
            <text:p>0.0015931469</text:p>
          </table:table-cell>
          <table:table-cell table:style-name="ce32" table:formula="of:=AVERAGE([.O83:.O91])" office:value-type="float" office:value="0.000000000788282370211302" calcext:value-type="float">
            <text:p>7.88282370211302E-010</text:p>
          </table:table-cell>
          <table:table-cell table:style-name="ce38" table:formula="of:=AVERAGE([.P83:.P91])" office:value-type="float" office:value="1.5765647404226" calcext:value-type="float">
            <text:p>1.5765647404</text:p>
          </table:table-cell>
          <table:table-cell table:formula="of:=[.O93]/[.$O$15]*100" office:value-type="float" office:value="123.51216107752" calcext:value-type="float">
            <text:p>123.5121610775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83:.H91])" office:value-type="float" office:value="0.115764790531756" calcext:value-type="float">
            <text:p>0.1157647905</text:p>
          </table:table-cell>
          <table:table-cell table:style-name="ce23" table:formula="of:=STDEV([.I83:.I91])" office:value-type="float" office:value="0.333333333333333" calcext:value-type="float">
            <text:p>0.3333333333</text:p>
          </table:table-cell>
          <table:table-cell table:style-name="ce23" table:formula="of:=STDEV([.J83:.J91])" office:value-type="float" office:value="0.0333333333333332" calcext:value-type="float">
            <text:p>0.0333333333</text:p>
          </table:table-cell>
          <table:table-cell table:style-name="ce23" table:formula="of:=STDEV([.K83:.K91])" office:value-type="float" office:value="0.0812066666666655" calcext:value-type="float">
            <text:p>0.0812066667</text:p>
          </table:table-cell>
          <table:table-cell table:style-name="ce23" table:formula="of:=STDEV([.L83:.L91])" office:value-type="float" office:value="0.134673275300612" calcext:value-type="float">
            <text:p>0.1346732753</text:p>
          </table:table-cell>
          <table:table-cell table:style-name="ce23" table:formula="of:=STDEV([.M83:.M91])" office:value-type="float" office:value="0.134673275300612" calcext:value-type="float">
            <text:p>0.1346732753</text:p>
          </table:table-cell>
          <table:table-cell table:style-name="ce23" table:formula="of:=STDEV([.N83:.N91])" office:value-type="float" office:value="0.0000336683188251531" calcext:value-type="float">
            <text:p>3.36683188251531E-005</text:p>
          </table:table-cell>
          <table:table-cell table:style-name="ce30" table:formula="of:=STDEV([.O83:.O91])" office:value-type="float" office:value="0.0000000000166589420516542" calcext:value-type="float">
            <text:p>1.66589420516542E-011</text:p>
          </table:table-cell>
          <table:table-cell table:style-name="ce39" table:formula="of:=STDEV([.P83:.P91])" office:value-type="float" office:value="0.0333178841033083" calcext:value-type="float">
            <text:p>0.0333178841</text:p>
          </table:table-cell>
          <table:table-cell table:formula="of:=[.O94]/[.O93]*100" office:value-type="float" office:value="2.11332165746504" calcext:value-type="float">
            <text:p>2.1133216575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Census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1.066402" calcext:value-type="float">
            <text:p>41.066402</text:p>
          </table:table-cell>
          <table:table-cell table:style-name="ce24" office:value-type="float" office:value="104" calcext:value-type="float">
            <text:p>104</text:p>
          </table:table-cell>
          <table:table-cell table:formula="of:=[.I98]*[.$J$2]" office:value-type="float" office:value="10.4" calcext:value-type="float">
            <text:p>10.4</text:p>
          </table:table-cell>
          <table:table-cell table:formula="of:=[.J98]*[.$I$17]" office:value-type="float" office:value="25.33648" calcext:value-type="float">
            <text:p>25.33648</text:p>
          </table:table-cell>
          <table:table-cell table:formula="of:=[.H98]-[.K98]" office:value-type="float" office:value="15.729922" calcext:value-type="float">
            <text:p>15.729922</text:p>
          </table:table-cell>
          <table:table-cell table:formula="of:=[.L98]-[.$M$15]" office:value-type="float" office:value="6.15658488888888" calcext:value-type="float">
            <text:p>6.1565848889</text:p>
          </table:table-cell>
          <table:table-cell table:formula="of:=[.M98]/([.$L$96]*[.$I$18])" office:value-type="float" office:value="0.00153914622222222" calcext:value-type="float">
            <text:p>0.0015391462</text:p>
          </table:table-cell>
          <table:table-cell table:formula="of:=[.N98]/[.$C$9]" office:value-type="float" office:value="0.000000000941899514084907" calcext:value-type="float">
            <text:p>9.41899514084907E-010</text:p>
          </table:table-cell>
          <table:table-cell table:formula="of:=[.N98]/[.$B$9]" office:value-type="float" office:value="1.88379902816981" calcext:value-type="float">
            <text:p>1.88379902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1.149014" calcext:value-type="float">
            <text:p>41.149014</text:p>
          </table:table-cell>
          <table:table-cell office:value-type="float" office:value="104" calcext:value-type="float">
            <text:p>104</text:p>
          </table:table-cell>
          <table:table-cell table:formula="of:=[.I99]*[.$J$2]" office:value-type="float" office:value="10.4" calcext:value-type="float">
            <text:p>10.4</text:p>
          </table:table-cell>
          <table:table-cell table:formula="of:=[.J99]*[.$I$17]" office:value-type="float" office:value="25.33648" calcext:value-type="float">
            <text:p>25.33648</text:p>
          </table:table-cell>
          <table:table-cell table:formula="of:=[.H99]-[.K99]" office:value-type="float" office:value="15.812534" calcext:value-type="float">
            <text:p>15.812534</text:p>
          </table:table-cell>
          <table:table-cell table:formula="of:=[.L99]-[.$M$15]" office:value-type="float" office:value="6.23919688888889" calcext:value-type="float">
            <text:p>6.2391968889</text:p>
          </table:table-cell>
          <table:table-cell table:formula="of:=[.M99]/([.$L$96]*[.$I$18])" office:value-type="float" office:value="0.00155979922222222" calcext:value-type="float">
            <text:p>0.0015597992</text:p>
          </table:table-cell>
          <table:table-cell table:formula="of:=[.N99]/[.$C$9]" office:value-type="float" office:value="0.000000000954538372163193" calcext:value-type="float">
            <text:p>0.000000001</text:p>
          </table:table-cell>
          <table:table-cell table:formula="of:=[.N99]/[.$B$9]" office:value-type="float" office:value="1.90907674432639" calcext:value-type="float">
            <text:p>1.90907674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0.702465" calcext:value-type="float">
            <text:p>40.702465</text:p>
          </table:table-cell>
          <table:table-cell office:value-type="float" office:value="104" calcext:value-type="float">
            <text:p>104</text:p>
          </table:table-cell>
          <table:table-cell table:formula="of:=[.I100]*[.$J$2]" office:value-type="float" office:value="10.4" calcext:value-type="float">
            <text:p>10.4</text:p>
          </table:table-cell>
          <table:table-cell table:formula="of:=[.J100]*[.$I$17]" office:value-type="float" office:value="25.33648" calcext:value-type="float">
            <text:p>25.33648</text:p>
          </table:table-cell>
          <table:table-cell table:formula="of:=[.H100]-[.K100]" office:value-type="float" office:value="15.365985" calcext:value-type="float">
            <text:p>15.365985</text:p>
          </table:table-cell>
          <table:table-cell table:formula="of:=[.L100]-[.$M$15]" office:value-type="float" office:value="5.79264788888888" calcext:value-type="float">
            <text:p>5.7926478889</text:p>
          </table:table-cell>
          <table:table-cell table:formula="of:=[.M100]/([.$L$96]*[.$I$18])" office:value-type="float" office:value="0.00144816197222222" calcext:value-type="float">
            <text:p>0.001448162</text:p>
          </table:table-cell>
          <table:table-cell table:formula="of:=[.N100]/[.$C$9]" office:value-type="float" office:value="0.000000000886220580123292" calcext:value-type="float">
            <text:p>8.86220580123292E-010</text:p>
          </table:table-cell>
          <table:table-cell table:formula="of:=[.N100]/[.$B$9]" office:value-type="float" office:value="1.77244116024658" calcext:value-type="float">
            <text:p>1.77244116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0.983154" calcext:value-type="float">
            <text:p>40.983154</text:p>
          </table:table-cell>
          <table:table-cell office:value-type="float" office:value="104" calcext:value-type="float">
            <text:p>104</text:p>
          </table:table-cell>
          <table:table-cell table:formula="of:=[.I101]*[.$J$2]" office:value-type="float" office:value="10.4" calcext:value-type="float">
            <text:p>10.4</text:p>
          </table:table-cell>
          <table:table-cell table:formula="of:=[.J101]*[.$I$17]" office:value-type="float" office:value="25.33648" calcext:value-type="float">
            <text:p>25.33648</text:p>
          </table:table-cell>
          <table:table-cell table:formula="of:=[.H101]-[.K101]" office:value-type="float" office:value="15.646674" calcext:value-type="float">
            <text:p>15.646674</text:p>
          </table:table-cell>
          <table:table-cell table:formula="of:=[.L101]-[.$M$15]" office:value-type="float" office:value="6.07333688888888" calcext:value-type="float">
            <text:p>6.0733368889</text:p>
          </table:table-cell>
          <table:table-cell table:formula="of:=[.M101]/([.$L$96]*[.$I$18])" office:value-type="float" office:value="0.00151833422222222" calcext:value-type="float">
            <text:p>0.0015183342</text:p>
          </table:table-cell>
          <table:table-cell table:formula="of:=[.N101]/[.$C$9]" office:value-type="float" office:value="0.000000000929163353995561" calcext:value-type="float">
            <text:p>9.29163353995561E-010</text:p>
          </table:table-cell>
          <table:table-cell table:formula="of:=[.N101]/[.$B$9]" office:value-type="float" office:value="1.85832670799112" calcext:value-type="float">
            <text:p>1.8583267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0.846558" calcext:value-type="float">
            <text:p>40.846558</text:p>
          </table:table-cell>
          <table:table-cell office:value-type="float" office:value="104" calcext:value-type="float">
            <text:p>104</text:p>
          </table:table-cell>
          <table:table-cell table:formula="of:=[.I102]*[.$J$2]" office:value-type="float" office:value="10.4" calcext:value-type="float">
            <text:p>10.4</text:p>
          </table:table-cell>
          <table:table-cell table:formula="of:=[.J102]*[.$I$17]" office:value-type="float" office:value="25.33648" calcext:value-type="float">
            <text:p>25.33648</text:p>
          </table:table-cell>
          <table:table-cell table:formula="of:=[.H102]-[.K102]" office:value-type="float" office:value="15.510078" calcext:value-type="float">
            <text:p>15.510078</text:p>
          </table:table-cell>
          <table:table-cell table:formula="of:=[.L102]-[.$M$15]" office:value-type="float" office:value="5.93674088888889" calcext:value-type="float">
            <text:p>5.9367408889</text:p>
          </table:table-cell>
          <table:table-cell table:formula="of:=[.M102]/([.$L$96]*[.$I$18])" office:value-type="float" office:value="0.00148418522222222" calcext:value-type="float">
            <text:p>0.0014841852</text:p>
          </table:table-cell>
          <table:table-cell table:formula="of:=[.N102]/[.$C$9]" office:value-type="float" office:value="0.000000000908265452261413" calcext:value-type="float">
            <text:p>9.08265452261413E-010</text:p>
          </table:table-cell>
          <table:table-cell table:formula="of:=[.N102]/[.$B$9]" office:value-type="float" office:value="1.81653090452283" calcext:value-type="float">
            <text:p>1.81653090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0.740391" calcext:value-type="float">
            <text:p>40.740391</text:p>
          </table:table-cell>
          <table:table-cell office:value-type="float" office:value="104" calcext:value-type="float">
            <text:p>104</text:p>
          </table:table-cell>
          <table:table-cell table:formula="of:=[.I103]*[.$J$2]" office:value-type="float" office:value="10.4" calcext:value-type="float">
            <text:p>10.4</text:p>
          </table:table-cell>
          <table:table-cell table:formula="of:=[.J103]*[.$I$17]" office:value-type="float" office:value="25.33648" calcext:value-type="float">
            <text:p>25.33648</text:p>
          </table:table-cell>
          <table:table-cell table:formula="of:=[.H103]-[.K103]" office:value-type="float" office:value="15.403911" calcext:value-type="float">
            <text:p>15.403911</text:p>
          </table:table-cell>
          <table:table-cell table:formula="of:=[.L103]-[.$M$15]" office:value-type="float" office:value="5.83057388888889" calcext:value-type="float">
            <text:p>5.8305738889</text:p>
          </table:table-cell>
          <table:table-cell table:formula="of:=[.M103]/([.$L$96]*[.$I$18])" office:value-type="float" office:value="0.00145764347222222" calcext:value-type="float">
            <text:p>0.0014576435</text:p>
          </table:table-cell>
          <table:table-cell table:formula="of:=[.N103]/[.$C$9]" office:value-type="float" office:value="0.000000000892022900990444" calcext:value-type="float">
            <text:p>8.92022900990444E-010</text:p>
          </table:table-cell>
          <table:table-cell table:formula="of:=[.N103]/[.$B$9]" office:value-type="float" office:value="1.78404580198089" calcext:value-type="float">
            <text:p>1.7840458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1.025043" calcext:value-type="float">
            <text:p>41.025043</text:p>
          </table:table-cell>
          <table:table-cell office:value-type="float" office:value="104" calcext:value-type="float">
            <text:p>104</text:p>
          </table:table-cell>
          <table:table-cell table:formula="of:=[.I104]*[.$J$2]" office:value-type="float" office:value="10.4" calcext:value-type="float">
            <text:p>10.4</text:p>
          </table:table-cell>
          <table:table-cell table:formula="of:=[.J104]*[.$I$17]" office:value-type="float" office:value="25.33648" calcext:value-type="float">
            <text:p>25.33648</text:p>
          </table:table-cell>
          <table:table-cell table:formula="of:=[.H104]-[.K104]" office:value-type="float" office:value="15.688563" calcext:value-type="float">
            <text:p>15.688563</text:p>
          </table:table-cell>
          <table:table-cell table:formula="of:=[.L104]-[.$M$15]" office:value-type="float" office:value="6.11522588888888" calcext:value-type="float">
            <text:p>6.1152258889</text:p>
          </table:table-cell>
          <table:table-cell table:formula="of:=[.M104]/([.$L$96]*[.$I$18])" office:value-type="float" office:value="0.00152880647222222" calcext:value-type="float">
            <text:p>0.0015288065</text:p>
          </table:table-cell>
          <table:table-cell table:formula="of:=[.N104]/[.$C$9]" office:value-type="float" office:value="0.000000000935571976544842" calcext:value-type="float">
            <text:p>9.35571976544842E-010</text:p>
          </table:table-cell>
          <table:table-cell table:formula="of:=[.N104]/[.$B$9]" office:value-type="float" office:value="1.87114395308969" calcext:value-type="float">
            <text:p>1.87114395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1.061943" calcext:value-type="float">
            <text:p>41.061943</text:p>
          </table:table-cell>
          <table:table-cell office:value-type="float" office:value="104" calcext:value-type="float">
            <text:p>104</text:p>
          </table:table-cell>
          <table:table-cell table:formula="of:=[.I105]*[.$J$2]" office:value-type="float" office:value="10.4" calcext:value-type="float">
            <text:p>10.4</text:p>
          </table:table-cell>
          <table:table-cell table:formula="of:=[.J105]*[.$I$17]" office:value-type="float" office:value="25.33648" calcext:value-type="float">
            <text:p>25.33648</text:p>
          </table:table-cell>
          <table:table-cell table:formula="of:=[.H105]-[.K105]" office:value-type="float" office:value="15.725463" calcext:value-type="float">
            <text:p>15.725463</text:p>
          </table:table-cell>
          <table:table-cell table:formula="of:=[.L105]-[.$M$15]" office:value-type="float" office:value="6.15212588888888" calcext:value-type="float">
            <text:p>6.1521258889</text:p>
          </table:table-cell>
          <table:table-cell table:formula="of:=[.M105]/([.$L$96]*[.$I$18])" office:value-type="float" office:value="0.00153803147222222" calcext:value-type="float">
            <text:p>0.0015380315</text:p>
          </table:table-cell>
          <table:table-cell table:formula="of:=[.N105]/[.$C$9]" office:value-type="float" office:value="0.000000000941217329073395" calcext:value-type="float">
            <text:p>9.41217329073395E-010</text:p>
          </table:table-cell>
          <table:table-cell table:formula="of:=[.N105]/[.$B$9]" office:value-type="float" office:value="1.88243465814679" calcext:value-type="float">
            <text:p>1.88243465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0.775131" calcext:value-type="float">
            <text:p>40.775131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table:formula="of:=[.I106]*[.$J$2]" office:value-type="float" office:value="10.4" calcext:value-type="float">
            <text:p>10.4</text:p>
          </table:table-cell>
          <table:table-cell table:style-name="ce22" table:formula="of:=[.J106]*[.$I$17]" office:value-type="float" office:value="25.33648" calcext:value-type="float">
            <text:p>25.33648</text:p>
          </table:table-cell>
          <table:table-cell table:formula="of:=[.H106]-[.K106]" office:value-type="float" office:value="15.438651" calcext:value-type="float">
            <text:p>15.438651</text:p>
          </table:table-cell>
          <table:table-cell table:formula="of:=[.L106]-[.$M$15]" office:value-type="float" office:value="5.86531388888889" calcext:value-type="float">
            <text:p>5.8653138889</text:p>
          </table:table-cell>
          <table:table-cell table:formula="of:=[.M106]/([.$L$96]*[.$I$18])" office:value-type="float" office:value="0.00146632847222222" calcext:value-type="float">
            <text:p>0.0014663285</text:p>
          </table:table-cell>
          <table:table-cell table:formula="of:=[.N106]/[.$C$9]" office:value-type="float" office:value="0.000000000897337793858788" calcext:value-type="float">
            <text:p>8.97337793858788E-010</text:p>
          </table:table-cell>
          <table:table-cell table:formula="of:=[.N106]/[.$B$9]" office:value-type="float" office:value="1.79467558771758" calcext:value-type="float">
            <text:p>1.794675587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98:.H106])" office:value-type="float" office:value="40.927789" calcext:value-type="float">
            <text:p>40.927789</text:p>
          </table:table-cell>
          <table:table-cell table:style-name="ce22" table:formula="of:=AVERAGE([.I98:.I106])" office:value-type="float" office:value="104" calcext:value-type="float">
            <text:p>104</text:p>
          </table:table-cell>
          <table:table-cell table:style-name="ce22" table:formula="of:=AVERAGE([.J98:.J106])" office:value-type="float" office:value="10.4" calcext:value-type="float">
            <text:p>10.4</text:p>
          </table:table-cell>
          <table:table-cell table:style-name="ce22" table:formula="of:=AVERAGE([.K98:.K106])" office:value-type="float" office:value="25.33648" calcext:value-type="float">
            <text:p>25.33648</text:p>
          </table:table-cell>
          <table:table-cell table:formula="of:=AVERAGE([.L98:.L106])" office:value-type="float" office:value="15.591309" calcext:value-type="float">
            <text:p>15.591309</text:p>
          </table:table-cell>
          <table:table-cell table:formula="of:=AVERAGE([.M98:.M106])" office:value-type="float" office:value="6.01797188888888" calcext:value-type="float">
            <text:p>6.0179718889</text:p>
          </table:table-cell>
          <table:table-cell table:style-name="ce22" table:formula="of:=AVERAGE([.N98:.N106])" office:value-type="float" office:value="0.00150449297222222" calcext:value-type="float">
            <text:p>0.001504493</text:p>
          </table:table-cell>
          <table:table-cell table:style-name="ce32" table:formula="of:=AVERAGE([.O98:.O106])" office:value-type="float" office:value="0.000000000920693030343982" calcext:value-type="float">
            <text:p>9.20693030343982E-010</text:p>
          </table:table-cell>
          <table:table-cell table:style-name="ce38" table:formula="of:=AVERAGE([.P98:.P106])" office:value-type="float" office:value="1.84138606068796" calcext:value-type="float">
            <text:p>1.8413860607</text:p>
          </table:table-cell>
          <table:table-cell table:formula="of:=[.O108]/[.$O$15]*100" office:value-type="float" office:value="144.258948524135" calcext:value-type="float">
            <text:p>144.2589485241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98:.H106])" office:value-type="float" office:value="0.163732571422121" calcext:value-type="float">
            <text:p>0.1637325714</text:p>
          </table:table-cell>
          <table:table-cell table:style-name="ce23" table:formula="of:=STDEV([.I98:.I106])" office:value-type="float" office:value="0" calcext:value-type="float">
            <text:p>0</text:p>
          </table:table-cell>
          <table:table-cell table:style-name="ce23" table:formula="of:=STDEV([.J98:.J106])" office:value-type="float" office:value="0" calcext:value-type="float">
            <text:p>0</text:p>
          </table:table-cell>
          <table:table-cell table:style-name="ce23" table:formula="of:=STDEV([.K98:.K106])" office:value-type="float" office:value="0" calcext:value-type="float">
            <text:p>0</text:p>
          </table:table-cell>
          <table:table-cell table:style-name="ce23" table:formula="of:=STDEV([.L98:.L106])" office:value-type="float" office:value="0.163732571422121" calcext:value-type="float">
            <text:p>0.1637325714</text:p>
          </table:table-cell>
          <table:table-cell table:style-name="ce23" table:formula="of:=STDEV([.M98:.M106])" office:value-type="float" office:value="0.163732571422121" calcext:value-type="float">
            <text:p>0.1637325714</text:p>
          </table:table-cell>
          <table:table-cell table:style-name="ce23" table:formula="of:=STDEV([.N98:.N106])" office:value-type="float" office:value="0.0000409331428555301" calcext:value-type="float">
            <text:p>4.09331428555301E-005</text:p>
          </table:table-cell>
          <table:table-cell table:style-name="ce30" table:formula="of:=STDEV([.O98:.O106])" office:value-type="float" office:value="0.0000000000250495416282972" calcext:value-type="float">
            <text:p>2.50495416282972E-011</text:p>
          </table:table-cell>
          <table:table-cell table:style-name="ce39" table:formula="of:=STDEV([.P98:.P106])" office:value-type="float" office:value="0.0500990832565944" calcext:value-type="float">
            <text:p>0.0500990833</text:p>
          </table:table-cell>
          <table:table-cell table:formula="of:=[.O109]/[.O108]*100" office:value-type="float" office:value="2.72072675720576" calcext:value-type="float">
            <text:p>2.7207267572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 table:style-name="ce13" office:value-type="string" calcext:value-type="string">
            <text:p>RGB2Gray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4"/>
          <table:table-cell table:style-name="ce9" table:number-columns-repeated="2"/>
          <table:table-cell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7.147583" calcext:value-type="float">
            <text:p>37.147583</text:p>
          </table:table-cell>
          <table:table-cell office:value-type="float" office:value="100" calcext:value-type="float">
            <text:p>100</text:p>
          </table:table-cell>
          <table:table-cell table:formula="of:=[.I113]*[.$J$2]" office:value-type="float" office:value="10" calcext:value-type="float">
            <text:p>10</text:p>
          </table:table-cell>
          <table:table-cell table:formula="of:=[.J113]*[.$I$17]" office:value-type="float" office:value="24.362" calcext:value-type="float">
            <text:p>24.362</text:p>
          </table:table-cell>
          <table:table-cell table:formula="of:=[.H113]-[.K113]" office:value-type="float" office:value="12.785583" calcext:value-type="float">
            <text:p>12.785583</text:p>
          </table:table-cell>
          <table:table-cell table:formula="of:=[.L113]-[.$M$15]" office:value-type="float" office:value="3.21224588888889" calcext:value-type="float">
            <text:p>3.2122458889</text:p>
          </table:table-cell>
          <table:table-cell table:formula="of:=[.M113]/([.$L$111]*[.$I$18])" office:value-type="float" office:value="0.000803061472222221" calcext:value-type="float">
            <text:p>0.0008030615</text:p>
          </table:table-cell>
          <table:table-cell table:formula="of:=[.N113]/[.$C$11]" office:value-type="float" office:value="0.000000000464023038871072" calcext:value-type="float">
            <text:p>4.64023038871072E-010</text:p>
          </table:table-cell>
          <table:table-cell table:formula="of:=[.N113]/[.$B$11]" office:value-type="float" office:value="0.928046077742145" calcext:value-type="float">
            <text:p>0.928046077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37.183491" calcext:value-type="float">
            <text:p>37.183491</text:p>
          </table:table-cell>
          <table:table-cell office:value-type="float" office:value="100" calcext:value-type="float">
            <text:p>100</text:p>
          </table:table-cell>
          <table:table-cell table:formula="of:=[.I114]*[.$J$2]" office:value-type="float" office:value="10" calcext:value-type="float">
            <text:p>10</text:p>
          </table:table-cell>
          <table:table-cell table:formula="of:=[.J114]*[.$I$17]" office:value-type="float" office:value="24.362" calcext:value-type="float">
            <text:p>24.362</text:p>
          </table:table-cell>
          <table:table-cell table:formula="of:=[.H114]-[.K114]" office:value-type="float" office:value="12.821491" calcext:value-type="float">
            <text:p>12.821491</text:p>
          </table:table-cell>
          <table:table-cell table:formula="of:=[.L114]-[.$M$15]" office:value-type="float" office:value="3.24815388888888" calcext:value-type="float">
            <text:p>3.2481538889</text:p>
          </table:table-cell>
          <table:table-cell table:formula="of:=[.M114]/([.$L$111]*[.$I$18])" office:value-type="float" office:value="0.000812038472222221" calcext:value-type="float">
            <text:p>0.0008120385</text:p>
          </table:table-cell>
          <table:table-cell table:formula="of:=[.N114]/[.$C$11]" office:value-type="float" office:value="0.000000000469210107313565" calcext:value-type="float">
            <text:p>4.69210107313565E-010</text:p>
          </table:table-cell>
          <table:table-cell table:formula="of:=[.N114]/[.$B$11]" office:value-type="float" office:value="0.93842021462713" calcext:value-type="float">
            <text:p>0.938420214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7.298958" calcext:value-type="float">
            <text:p>37.298958</text:p>
          </table:table-cell>
          <table:table-cell office:value-type="float" office:value="100" calcext:value-type="float">
            <text:p>100</text:p>
          </table:table-cell>
          <table:table-cell table:formula="of:=[.I115]*[.$J$2]" office:value-type="float" office:value="10" calcext:value-type="float">
            <text:p>10</text:p>
          </table:table-cell>
          <table:table-cell table:formula="of:=[.J115]*[.$I$17]" office:value-type="float" office:value="24.362" calcext:value-type="float">
            <text:p>24.362</text:p>
          </table:table-cell>
          <table:table-cell table:formula="of:=[.H115]-[.K115]" office:value-type="float" office:value="12.936958" calcext:value-type="float">
            <text:p>12.936958</text:p>
          </table:table-cell>
          <table:table-cell table:formula="of:=[.L115]-[.$M$15]" office:value-type="float" office:value="3.36362088888889" calcext:value-type="float">
            <text:p>3.3636208889</text:p>
          </table:table-cell>
          <table:table-cell table:formula="of:=[.M115]/([.$L$111]*[.$I$18])" office:value-type="float" office:value="0.000840905222222222" calcext:value-type="float">
            <text:p>0.0008409052</text:p>
          </table:table-cell>
          <table:table-cell table:formula="of:=[.N115]/[.$C$11]" office:value-type="float" office:value="0.000000000485889823027314" calcext:value-type="float">
            <text:p>4.85889823027314E-010</text:p>
          </table:table-cell>
          <table:table-cell table:formula="of:=[.N115]/[.$B$11]" office:value-type="float" office:value="0.971779646054629" calcext:value-type="float">
            <text:p>0.97177964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7.100983" calcext:value-type="float">
            <text:p>37.100983</text:p>
          </table:table-cell>
          <table:table-cell office:value-type="float" office:value="100" calcext:value-type="float">
            <text:p>100</text:p>
          </table:table-cell>
          <table:table-cell table:formula="of:=[.I116]*[.$J$2]" office:value-type="float" office:value="10" calcext:value-type="float">
            <text:p>10</text:p>
          </table:table-cell>
          <table:table-cell table:formula="of:=[.J116]*[.$I$17]" office:value-type="float" office:value="24.362" calcext:value-type="float">
            <text:p>24.362</text:p>
          </table:table-cell>
          <table:table-cell table:formula="of:=[.H116]-[.K116]" office:value-type="float" office:value="12.738983" calcext:value-type="float">
            <text:p>12.738983</text:p>
          </table:table-cell>
          <table:table-cell table:formula="of:=[.L116]-[.$M$15]" office:value-type="float" office:value="3.16564588888889" calcext:value-type="float">
            <text:p>3.1656458889</text:p>
          </table:table-cell>
          <table:table-cell table:formula="of:=[.M116]/([.$L$111]*[.$I$18])" office:value-type="float" office:value="0.000791411472222222" calcext:value-type="float">
            <text:p>0.0007914115</text:p>
          </table:table-cell>
          <table:table-cell table:formula="of:=[.N116]/[.$C$11]" office:value-type="float" office:value="0.00000000045729146402925" calcext:value-type="float">
            <text:p>4.5729146402925E-010</text:p>
          </table:table-cell>
          <table:table-cell table:formula="of:=[.N116]/[.$B$11]" office:value-type="float" office:value="0.9145829280585" calcext:value-type="float">
            <text:p>0.914582928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/>
          <table:table-cell/>
          <table:table-cell office:value-type="float" office:value="37.164505" calcext:value-type="float">
            <text:p>37.164505</text:p>
          </table:table-cell>
          <table:table-cell office:value-type="float" office:value="100" calcext:value-type="float">
            <text:p>100</text:p>
          </table:table-cell>
          <table:table-cell table:formula="of:=[.I117]*[.$J$2]" office:value-type="float" office:value="10" calcext:value-type="float">
            <text:p>10</text:p>
          </table:table-cell>
          <table:table-cell table:formula="of:=[.J117]*[.$I$17]" office:value-type="float" office:value="24.362" calcext:value-type="float">
            <text:p>24.362</text:p>
          </table:table-cell>
          <table:table-cell table:formula="of:=[.H117]-[.K117]" office:value-type="float" office:value="12.802505" calcext:value-type="float">
            <text:p>12.802505</text:p>
          </table:table-cell>
          <table:table-cell table:formula="of:=[.L117]-[.$M$15]" office:value-type="float" office:value="3.22916788888889" calcext:value-type="float">
            <text:p>3.2291678889</text:p>
          </table:table-cell>
          <table:table-cell table:formula="of:=[.M117]/([.$L$111]*[.$I$18])" office:value-type="float" office:value="0.000807291972222222" calcext:value-type="float">
            <text:p>0.000807292</text:p>
          </table:table-cell>
          <table:table-cell table:formula="of:=[.N117]/[.$C$11]" office:value-type="float" office:value="0.000000000466467496155908" calcext:value-type="float">
            <text:p>4.66467496155908E-010</text:p>
          </table:table-cell>
          <table:table-cell table:formula="of:=[.N117]/[.$B$11]" office:value-type="float" office:value="0.932934992311815" calcext:value-type="float">
            <text:p>0.932934992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7.299938" calcext:value-type="float">
            <text:p>37.299938</text:p>
          </table:table-cell>
          <table:table-cell office:value-type="float" office:value="100" calcext:value-type="float">
            <text:p>100</text:p>
          </table:table-cell>
          <table:table-cell table:formula="of:=[.I118]*[.$J$2]" office:value-type="float" office:value="10" calcext:value-type="float">
            <text:p>10</text:p>
          </table:table-cell>
          <table:table-cell table:formula="of:=[.J118]*[.$I$17]" office:value-type="float" office:value="24.362" calcext:value-type="float">
            <text:p>24.362</text:p>
          </table:table-cell>
          <table:table-cell table:formula="of:=[.H118]-[.K118]" office:value-type="float" office:value="12.937938" calcext:value-type="float">
            <text:p>12.937938</text:p>
          </table:table-cell>
          <table:table-cell table:formula="of:=[.L118]-[.$M$15]" office:value-type="float" office:value="3.36460088888889" calcext:value-type="float">
            <text:p>3.3646008889</text:p>
          </table:table-cell>
          <table:table-cell table:formula="of:=[.M118]/([.$L$111]*[.$I$18])" office:value-type="float" office:value="0.000841150222222221" calcext:value-type="float">
            <text:p>0.0008411502</text:p>
          </table:table-cell>
          <table:table-cell table:formula="of:=[.N118]/[.$C$11]" office:value-type="float" office:value="0.000000000486031388335147" calcext:value-type="float">
            <text:p>4.86031388335147E-010</text:p>
          </table:table-cell>
          <table:table-cell table:formula="of:=[.N118]/[.$B$11]" office:value-type="float" office:value="0.972062776670293" calcext:value-type="float">
            <text:p>0.972062776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7.188629" calcext:value-type="float">
            <text:p>37.188629</text:p>
          </table:table-cell>
          <table:table-cell office:value-type="float" office:value="100" calcext:value-type="float">
            <text:p>100</text:p>
          </table:table-cell>
          <table:table-cell table:formula="of:=[.I119]*[.$J$2]" office:value-type="float" office:value="10" calcext:value-type="float">
            <text:p>10</text:p>
          </table:table-cell>
          <table:table-cell table:formula="of:=[.J119]*[.$I$17]" office:value-type="float" office:value="24.362" calcext:value-type="float">
            <text:p>24.362</text:p>
          </table:table-cell>
          <table:table-cell table:formula="of:=[.H119]-[.K119]" office:value-type="float" office:value="12.826629" calcext:value-type="float">
            <text:p>12.826629</text:p>
          </table:table-cell>
          <table:table-cell table:formula="of:=[.L119]-[.$M$15]" office:value-type="float" office:value="3.25329188888889" calcext:value-type="float">
            <text:p>3.2532918889</text:p>
          </table:table-cell>
          <table:table-cell table:formula="of:=[.M119]/([.$L$111]*[.$I$18])" office:value-type="float" office:value="0.000813322972222222" calcext:value-type="float">
            <text:p>0.000813323</text:p>
          </table:table-cell>
          <table:table-cell table:formula="of:=[.N119]/[.$C$11]" office:value-type="float" office:value="0.000000000469952313998915" calcext:value-type="float">
            <text:p>4.69952313998915E-010</text:p>
          </table:table-cell>
          <table:table-cell table:formula="of:=[.N119]/[.$B$11]" office:value-type="float" office:value="0.939904627997829" calcext:value-type="float">
            <text:p>0.9399046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7.338665" calcext:value-type="float">
            <text:p>37.338665</text:p>
          </table:table-cell>
          <table:table-cell office:value-type="float" office:value="100" calcext:value-type="float">
            <text:p>100</text:p>
          </table:table-cell>
          <table:table-cell table:formula="of:=[.I120]*[.$J$2]" office:value-type="float" office:value="10" calcext:value-type="float">
            <text:p>10</text:p>
          </table:table-cell>
          <table:table-cell table:formula="of:=[.J120]*[.$I$17]" office:value-type="float" office:value="24.362" calcext:value-type="float">
            <text:p>24.362</text:p>
          </table:table-cell>
          <table:table-cell table:formula="of:=[.H120]-[.K120]" office:value-type="float" office:value="12.976665" calcext:value-type="float">
            <text:p>12.976665</text:p>
          </table:table-cell>
          <table:table-cell table:formula="of:=[.L120]-[.$M$15]" office:value-type="float" office:value="3.40332788888889" calcext:value-type="float">
            <text:p>3.4033278889</text:p>
          </table:table-cell>
          <table:table-cell table:formula="of:=[.M120]/([.$L$111]*[.$I$18])" office:value-type="float" office:value="0.000850831972222222" calcext:value-type="float">
            <text:p>0.000850832</text:p>
          </table:table-cell>
          <table:table-cell table:formula="of:=[.N120]/[.$C$11]" office:value-type="float" office:value="0.000000000491625673719251" calcext:value-type="float">
            <text:p>4.91625673719251E-010</text:p>
          </table:table-cell>
          <table:table-cell table:formula="of:=[.N120]/[.$B$11]" office:value-type="float" office:value="0.983251347438502" calcext:value-type="float">
            <text:p>0.983251347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/>
          <table:table-cell office:value-type="float" office:value="37.027351" calcext:value-type="float">
            <text:p>37.027351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table:formula="of:=[.I121]*[.$J$2]" office:value-type="float" office:value="10" calcext:value-type="float">
            <text:p>10</text:p>
          </table:table-cell>
          <table:table-cell table:style-name="ce22" table:formula="of:=[.J121]*[.$I$17]" office:value-type="float" office:value="24.362" calcext:value-type="float">
            <text:p>24.362</text:p>
          </table:table-cell>
          <table:table-cell table:formula="of:=[.H121]-[.K121]" office:value-type="float" office:value="12.665351" calcext:value-type="float">
            <text:p>12.665351</text:p>
          </table:table-cell>
          <table:table-cell table:formula="of:=[.L121]-[.$M$15]" office:value-type="float" office:value="3.09201388888889" calcext:value-type="float">
            <text:p>3.0920138889</text:p>
          </table:table-cell>
          <table:table-cell table:formula="of:=[.M121]/([.$L$111]*[.$I$18])" office:value-type="float" office:value="0.000773003472222223" calcext:value-type="float">
            <text:p>0.0007730035</text:p>
          </table:table-cell>
          <table:table-cell table:formula="of:=[.N121]/[.$C$11]" office:value-type="float" office:value="0.000000000446654997961588" calcext:value-type="float">
            <text:p>4.46654997961588E-010</text:p>
          </table:table-cell>
          <table:table-cell table:formula="of:=[.N121]/[.$B$11]" office:value-type="float" office:value="0.893309995923177" calcext:value-type="float">
            <text:p>0.89330999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13:.H121])" office:value-type="float" office:value="37.1944558888889" calcext:value-type="float">
            <text:p>37.1944558889</text:p>
          </table:table-cell>
          <table:table-cell table:style-name="ce22" table:formula="of:=AVERAGE([.I113:.I121])" office:value-type="float" office:value="100" calcext:value-type="float">
            <text:p>100</text:p>
          </table:table-cell>
          <table:table-cell table:style-name="ce22" table:formula="of:=AVERAGE([.J113:.J121])" office:value-type="float" office:value="10" calcext:value-type="float">
            <text:p>10</text:p>
          </table:table-cell>
          <table:table-cell table:style-name="ce22" table:formula="of:=AVERAGE([.K113:.K121])" office:value-type="float" office:value="24.362" calcext:value-type="float">
            <text:p>24.362</text:p>
          </table:table-cell>
          <table:table-cell table:formula="of:=AVERAGE([.L113:.L121])" office:value-type="float" office:value="12.8324558888889" calcext:value-type="float">
            <text:p>12.8324558889</text:p>
          </table:table-cell>
          <table:table-cell table:formula="of:=AVERAGE([.M113:.M121])" office:value-type="float" office:value="3.25911877777778" calcext:value-type="float">
            <text:p>3.2591187778</text:p>
          </table:table-cell>
          <table:table-cell table:style-name="ce22" table:formula="of:=AVERAGE([.N113:.N121])" office:value-type="float" office:value="0.000814779694444444" calcext:value-type="float">
            <text:p>0.0008147797</text:p>
          </table:table-cell>
          <table:table-cell table:style-name="ce32" table:formula="of:=AVERAGE([.O113:.O121])" office:value-type="float" office:value="0.000000000470794033712446" calcext:value-type="float">
            <text:p>4.70794033712446E-010</text:p>
          </table:table-cell>
          <table:table-cell table:style-name="ce38" table:formula="of:=AVERAGE([.P113:.P121])" office:value-type="float" office:value="0.941588067424891" calcext:value-type="float">
            <text:p>0.9415880674</text:p>
          </table:table-cell>
          <table:table-cell table:formula="of:=[.O123]/[.$O$15]*100" office:value-type="float" office:value="73.7664455322524" calcext:value-type="float">
            <text:p>73.766445532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13:.H121])" office:value-type="float" office:value="0.101706049750548" calcext:value-type="float">
            <text:p>0.1017060498</text:p>
          </table:table-cell>
          <table:table-cell table:style-name="ce23" table:formula="of:=STDEV([.I113:.I121])" office:value-type="float" office:value="0" calcext:value-type="float">
            <text:p>0</text:p>
          </table:table-cell>
          <table:table-cell table:style-name="ce23" table:formula="of:=STDEV([.J113:.J121])" office:value-type="float" office:value="0" calcext:value-type="float">
            <text:p>0</text:p>
          </table:table-cell>
          <table:table-cell table:style-name="ce23" table:formula="of:=STDEV([.K113:.K121])" office:value-type="float" office:value="0" calcext:value-type="float">
            <text:p>0</text:p>
          </table:table-cell>
          <table:table-cell table:style-name="ce23" table:formula="of:=STDEV([.L113:.L121])" office:value-type="float" office:value="0.101706049750548" calcext:value-type="float">
            <text:p>0.1017060498</text:p>
          </table:table-cell>
          <table:table-cell table:style-name="ce23" table:formula="of:=STDEV([.M113:.M121])" office:value-type="float" office:value="0.101706049750548" calcext:value-type="float">
            <text:p>0.1017060498</text:p>
          </table:table-cell>
          <table:table-cell table:style-name="ce23" table:formula="of:=STDEV([.N113:.N121])" office:value-type="float" office:value="0.000025426512437637" calcext:value-type="float">
            <text:p>2.5426512437637E-005</text:p>
          </table:table-cell>
          <table:table-cell table:style-name="ce30" table:formula="of:=STDEV([.O113:.O121])" office:value-type="float" office:value="0.0000000000146918859605564" calcext:value-type="float">
            <text:p>1.46918859605564E-011</text:p>
          </table:table-cell>
          <table:table-cell table:style-name="ce39" table:formula="of:=STDEV([.P113:.P121])" office:value-type="float" office:value="0.0293837719211128" calcext:value-type="float">
            <text:p>0.0293837719</text:p>
          </table:table-cell>
          <table:table-cell table:formula="of:=[.O124]/[.O123]*100" office:value-type="float" office:value="3.12066103402024" calcext:value-type="float">
            <text:p>3.120661034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disparitySelect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6"/>
          <table:table-cell table:style-name="ce14" office:value-type="string" calcext:value-type="string">
            <text:p>Depends on NbDisparity</text:p>
          </table:table-cell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399506" calcext:value-type="float">
            <text:p>34.399506</text:p>
          </table:table-cell>
          <table:table-cell office:value-type="float" office:value="89" calcext:value-type="float">
            <text:p>89</text:p>
          </table:table-cell>
          <table:table-cell table:formula="of:=[.I128]*[.$J$2]" office:value-type="float" office:value="8.9" calcext:value-type="float">
            <text:p>8.9</text:p>
          </table:table-cell>
          <table:table-cell table:formula="of:=[.J128]*[.$I$17]" office:value-type="float" office:value="21.68218" calcext:value-type="float">
            <text:p>21.68218</text:p>
          </table:table-cell>
          <table:table-cell table:formula="of:=[.H128]-[.K128]" office:value-type="float" office:value="12.717326" calcext:value-type="float">
            <text:p>12.717326</text:p>
          </table:table-cell>
          <table:table-cell table:formula="of:=[.L128]-[.$M$15]" office:value-type="float" office:value="3.14398888888889" calcext:value-type="float">
            <text:p>3.1439888889</text:p>
          </table:table-cell>
          <table:table-cell table:formula="of:=[.M128]/([.$L$126]*[.$I$18])" office:value-type="float" office:value="0.000785997222222222" calcext:value-type="float">
            <text:p>0.0007859972</text:p>
          </table:table-cell>
          <table:table-cell table:formula="of:=[.N128]/[.$C$13]" office:value-type="float" office:value="0.000000000882986274127079" calcext:value-type="float">
            <text:p>8.82986274127079E-010</text:p>
          </table:table-cell>
          <table:table-cell table:formula="of:=[.N128]/[.$B$13]" office:value-type="float" office:value="1.76597254825416" calcext:value-type="float">
            <text:p>1.76597254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784729" calcext:value-type="float">
            <text:p>33.784729</text:p>
          </table:table-cell>
          <table:table-cell office:value-type="float" office:value="88" calcext:value-type="float">
            <text:p>88</text:p>
          </table:table-cell>
          <table:table-cell table:formula="of:=[.I129]*[.$J$2]" office:value-type="float" office:value="8.8" calcext:value-type="float">
            <text:p>8.8</text:p>
          </table:table-cell>
          <table:table-cell table:formula="of:=[.J129]*[.$I$17]" office:value-type="float" office:value="21.43856" calcext:value-type="float">
            <text:p>21.43856</text:p>
          </table:table-cell>
          <table:table-cell table:formula="of:=[.H129]-[.K129]" office:value-type="float" office:value="12.346169" calcext:value-type="float">
            <text:p>12.346169</text:p>
          </table:table-cell>
          <table:table-cell table:formula="of:=[.L129]-[.$M$15]" office:value-type="float" office:value="2.77283188888888" calcext:value-type="float">
            <text:p>2.7728318889</text:p>
          </table:table-cell>
          <table:table-cell table:formula="of:=[.M129]/([.$L$126]*[.$I$18])" office:value-type="float" office:value="0.000693207972222221" calcext:value-type="float">
            <text:p>0.000693208</text:p>
          </table:table-cell>
          <table:table-cell table:formula="of:=[.N129]/[.$C$13]" office:value-type="float" office:value="0.000000000778747185463502" calcext:value-type="float">
            <text:p>7.78747185463502E-010</text:p>
          </table:table-cell>
          <table:table-cell table:formula="of:=[.N129]/[.$B$13]" office:value-type="float" office:value="1.557494370927" calcext:value-type="float">
            <text:p>1.55749437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631207" calcext:value-type="float">
            <text:p>33.631207</text:p>
          </table:table-cell>
          <table:table-cell office:value-type="float" office:value="88" calcext:value-type="float">
            <text:p>88</text:p>
          </table:table-cell>
          <table:table-cell table:formula="of:=[.I130]*[.$J$2]" office:value-type="float" office:value="8.8" calcext:value-type="float">
            <text:p>8.8</text:p>
          </table:table-cell>
          <table:table-cell table:formula="of:=[.J130]*[.$I$17]" office:value-type="float" office:value="21.43856" calcext:value-type="float">
            <text:p>21.43856</text:p>
          </table:table-cell>
          <table:table-cell table:formula="of:=[.H130]-[.K130]" office:value-type="float" office:value="12.192647" calcext:value-type="float">
            <text:p>12.192647</text:p>
          </table:table-cell>
          <table:table-cell table:formula="of:=[.L130]-[.$M$15]" office:value-type="float" office:value="2.61930988888889" calcext:value-type="float">
            <text:p>2.6193098889</text:p>
          </table:table-cell>
          <table:table-cell table:formula="of:=[.M130]/([.$L$126]*[.$I$18])" office:value-type="float" office:value="0.000654827472222222" calcext:value-type="float">
            <text:p>0.0006548275</text:p>
          </table:table-cell>
          <table:table-cell table:formula="of:=[.N130]/[.$C$13]" office:value-type="float" office:value="0.000000000735630678514128" calcext:value-type="float">
            <text:p>7.35630678514128E-010</text:p>
          </table:table-cell>
          <table:table-cell table:formula="of:=[.N130]/[.$B$13]" office:value-type="float" office:value="1.47126135702826" calcext:value-type="float">
            <text:p>1.4712613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784039" calcext:value-type="float">
            <text:p>33.784039</text:p>
          </table:table-cell>
          <table:table-cell office:value-type="float" office:value="88" calcext:value-type="float">
            <text:p>88</text:p>
          </table:table-cell>
          <table:table-cell table:formula="of:=[.I131]*[.$J$2]" office:value-type="float" office:value="8.8" calcext:value-type="float">
            <text:p>8.8</text:p>
          </table:table-cell>
          <table:table-cell table:formula="of:=[.J131]*[.$I$17]" office:value-type="float" office:value="21.43856" calcext:value-type="float">
            <text:p>21.43856</text:p>
          </table:table-cell>
          <table:table-cell table:formula="of:=[.H131]-[.K131]" office:value-type="float" office:value="12.345479" calcext:value-type="float">
            <text:p>12.345479</text:p>
          </table:table-cell>
          <table:table-cell table:formula="of:=[.L131]-[.$M$15]" office:value-type="float" office:value="2.77214188888888" calcext:value-type="float">
            <text:p>2.7721418889</text:p>
          </table:table-cell>
          <table:table-cell table:formula="of:=[.M131]/([.$L$126]*[.$I$18])" office:value-type="float" office:value="0.000693035472222221" calcext:value-type="float">
            <text:p>0.0006930355</text:p>
          </table:table-cell>
          <table:table-cell table:formula="of:=[.N131]/[.$C$13]" office:value-type="float" office:value="0.000000000778553399623068" calcext:value-type="float">
            <text:p>7.78553399623068E-010</text:p>
          </table:table-cell>
          <table:table-cell table:formula="of:=[.N131]/[.$B$13]" office:value-type="float" office:value="1.55710679924614" calcext:value-type="float">
            <text:p>1.55710679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171516" calcext:value-type="float">
            <text:p>34.171516</text:p>
          </table:table-cell>
          <table:table-cell office:value-type="float" office:value="89" calcext:value-type="float">
            <text:p>89</text:p>
          </table:table-cell>
          <table:table-cell table:formula="of:=[.I132]*[.$J$2]" office:value-type="float" office:value="8.9" calcext:value-type="float">
            <text:p>8.9</text:p>
          </table:table-cell>
          <table:table-cell table:formula="of:=[.J132]*[.$I$17]" office:value-type="float" office:value="21.68218" calcext:value-type="float">
            <text:p>21.68218</text:p>
          </table:table-cell>
          <table:table-cell table:formula="of:=[.H132]-[.K132]" office:value-type="float" office:value="12.489336" calcext:value-type="float">
            <text:p>12.489336</text:p>
          </table:table-cell>
          <table:table-cell table:formula="of:=[.L132]-[.$M$15]" office:value-type="float" office:value="2.91599888888888" calcext:value-type="float">
            <text:p>2.9159988889</text:p>
          </table:table-cell>
          <table:table-cell table:formula="of:=[.M132]/([.$L$126]*[.$I$18])" office:value-type="float" office:value="0.000728999722222221" calcext:value-type="float">
            <text:p>0.0007289997</text:p>
          </table:table-cell>
          <table:table-cell table:formula="of:=[.N132]/[.$C$13]" office:value-type="float" office:value="0.000000000818955500561151" calcext:value-type="float">
            <text:p>8.18955500561151E-010</text:p>
          </table:table-cell>
          <table:table-cell table:formula="of:=[.N132]/[.$B$13]" office:value-type="float" office:value="1.6379110011223" calcext:value-type="float">
            <text:p>1.6379110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314167" calcext:value-type="float">
            <text:p>34.314167</text:p>
          </table:table-cell>
          <table:table-cell office:value-type="float" office:value="89" calcext:value-type="float">
            <text:p>89</text:p>
          </table:table-cell>
          <table:table-cell table:formula="of:=[.I133]*[.$J$2]" office:value-type="float" office:value="8.9" calcext:value-type="float">
            <text:p>8.9</text:p>
          </table:table-cell>
          <table:table-cell table:formula="of:=[.J133]*[.$I$17]" office:value-type="float" office:value="21.68218" calcext:value-type="float">
            <text:p>21.68218</text:p>
          </table:table-cell>
          <table:table-cell table:formula="of:=[.H133]-[.K133]" office:value-type="float" office:value="12.631987" calcext:value-type="float">
            <text:p>12.631987</text:p>
          </table:table-cell>
          <table:table-cell table:formula="of:=[.L133]-[.$M$15]" office:value-type="float" office:value="3.05864988888889" calcext:value-type="float">
            <text:p>3.0586498889</text:p>
          </table:table-cell>
          <table:table-cell table:formula="of:=[.M133]/([.$L$126]*[.$I$18])" office:value-type="float" office:value="0.000764662472222221" calcext:value-type="float">
            <text:p>0.0007646625</text:p>
          </table:table-cell>
          <table:table-cell table:formula="of:=[.N133]/[.$C$13]" office:value-type="float" office:value="0.000000000859018897552041" calcext:value-type="float">
            <text:p>8.59018897552041E-010</text:p>
          </table:table-cell>
          <table:table-cell table:formula="of:=[.N133]/[.$B$13]" office:value-type="float" office:value="1.71803779510408" calcext:value-type="float">
            <text:p>1.71803779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523487" calcext:value-type="float">
            <text:p>33.523487</text:p>
          </table:table-cell>
          <table:table-cell office:value-type="float" office:value="88" calcext:value-type="float">
            <text:p>88</text:p>
          </table:table-cell>
          <table:table-cell table:formula="of:=[.I134]*[.$J$2]" office:value-type="float" office:value="8.8" calcext:value-type="float">
            <text:p>8.8</text:p>
          </table:table-cell>
          <table:table-cell table:formula="of:=[.J134]*[.$I$17]" office:value-type="float" office:value="21.43856" calcext:value-type="float">
            <text:p>21.43856</text:p>
          </table:table-cell>
          <table:table-cell table:formula="of:=[.H134]-[.K134]" office:value-type="float" office:value="12.084927" calcext:value-type="float">
            <text:p>12.084927</text:p>
          </table:table-cell>
          <table:table-cell table:formula="of:=[.L134]-[.$M$15]" office:value-type="float" office:value="2.51158988888889" calcext:value-type="float">
            <text:p>2.5115898889</text:p>
          </table:table-cell>
          <table:table-cell table:formula="of:=[.M134]/([.$L$126]*[.$I$18])" office:value-type="float" office:value="0.000627897472222222" calcext:value-type="float">
            <text:p>0.0006278975</text:p>
          </table:table-cell>
          <table:table-cell table:formula="of:=[.N134]/[.$C$13]" office:value-type="float" office:value="0.000000000705377619482935" calcext:value-type="float">
            <text:p>7.05377619482935E-010</text:p>
          </table:table-cell>
          <table:table-cell table:formula="of:=[.N134]/[.$B$13]" office:value-type="float" office:value="1.41075523896587" calcext:value-type="float">
            <text:p>1.4107552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3.993603" calcext:value-type="float">
            <text:p>33.993603</text:p>
          </table:table-cell>
          <table:table-cell office:value-type="float" office:value="89" calcext:value-type="float">
            <text:p>89</text:p>
          </table:table-cell>
          <table:table-cell table:formula="of:=[.I135]*[.$J$2]" office:value-type="float" office:value="8.9" calcext:value-type="float">
            <text:p>8.9</text:p>
          </table:table-cell>
          <table:table-cell table:formula="of:=[.J135]*[.$I$17]" office:value-type="float" office:value="21.68218" calcext:value-type="float">
            <text:p>21.68218</text:p>
          </table:table-cell>
          <table:table-cell table:formula="of:=[.H135]-[.K135]" office:value-type="float" office:value="12.311423" calcext:value-type="float">
            <text:p>12.311423</text:p>
          </table:table-cell>
          <table:table-cell table:formula="of:=[.L135]-[.$M$15]" office:value-type="float" office:value="2.73808588888889" calcext:value-type="float">
            <text:p>2.7380858889</text:p>
          </table:table-cell>
          <table:table-cell table:formula="of:=[.M135]/([.$L$126]*[.$I$18])" office:value-type="float" office:value="0.000684521472222222" calcext:value-type="float">
            <text:p>0.0006845215</text:p>
          </table:table-cell>
          <table:table-cell table:formula="of:=[.N135]/[.$C$13]" office:value-type="float" office:value="0.000000000768988804576966" calcext:value-type="float">
            <text:p>7.68988804576966E-010</text:p>
          </table:table-cell>
          <table:table-cell table:formula="of:=[.N135]/[.$B$13]" office:value-type="float" office:value="1.53797760915393" calcext:value-type="float">
            <text:p>1.53797760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.198006" calcext:value-type="float">
            <text:p>34.198006</text:p>
          </table:table-cell>
          <table:table-cell table:style-name="ce22" office:value-type="float" office:value="89" calcext:value-type="float">
            <text:p>89</text:p>
          </table:table-cell>
          <table:table-cell table:style-name="ce22" table:formula="of:=[.I136]*[.$J$2]" office:value-type="float" office:value="8.9" calcext:value-type="float">
            <text:p>8.9</text:p>
          </table:table-cell>
          <table:table-cell table:style-name="ce22" table:formula="of:=[.J136]*[.$I$17]" office:value-type="float" office:value="21.68218" calcext:value-type="float">
            <text:p>21.68218</text:p>
          </table:table-cell>
          <table:table-cell table:formula="of:=[.H136]-[.K136]" office:value-type="float" office:value="12.515826" calcext:value-type="float">
            <text:p>12.515826</text:p>
          </table:table-cell>
          <table:table-cell table:formula="of:=[.L136]-[.$M$15]" office:value-type="float" office:value="2.94248888888889" calcext:value-type="float">
            <text:p>2.9424888889</text:p>
          </table:table-cell>
          <table:table-cell table:formula="of:=[.M136]/([.$L$126]*[.$I$18])" office:value-type="float" office:value="0.000735622222222222" calcext:value-type="float">
            <text:p>0.0007356222</text:p>
          </table:table-cell>
          <table:table-cell table:formula="of:=[.N136]/[.$C$13]" office:value-type="float" office:value="0.000000000826395191739543" calcext:value-type="float">
            <text:p>8.26395191739543E-010</text:p>
          </table:table-cell>
          <table:table-cell table:formula="of:=[.N136]/[.$B$13]" office:value-type="float" office:value="1.65279038347909" calcext:value-type="float">
            <text:p>1.652790383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28:.H136])" office:value-type="float" office:value="33.9778066666667" calcext:value-type="float">
            <text:p>33.9778066667</text:p>
          </table:table-cell>
          <table:table-cell table:style-name="ce22" table:formula="of:=AVERAGE([.I128:.I136])" office:value-type="float" office:value="88.5555555555556" calcext:value-type="float">
            <text:p>88.5555555556</text:p>
          </table:table-cell>
          <table:table-cell table:style-name="ce22" table:formula="of:=AVERAGE([.J128:.J136])" office:value-type="float" office:value="8.85555555555556" calcext:value-type="float">
            <text:p>8.8555555556</text:p>
          </table:table-cell>
          <table:table-cell table:style-name="ce22" table:formula="of:=AVERAGE([.K128:.K136])" office:value-type="float" office:value="21.5739044444444" calcext:value-type="float">
            <text:p>21.5739044444</text:p>
          </table:table-cell>
          <table:table-cell table:formula="of:=AVERAGE([.L128:.L136])" office:value-type="float" office:value="12.4039022222222" calcext:value-type="float">
            <text:p>12.4039022222</text:p>
          </table:table-cell>
          <table:table-cell table:formula="of:=AVERAGE([.M128:.M136])" office:value-type="float" office:value="2.83056511111111" calcext:value-type="float">
            <text:p>2.8305651111</text:p>
          </table:table-cell>
          <table:table-cell table:style-name="ce22" table:formula="of:=AVERAGE([.N128:.N136])" office:value-type="float" office:value="0.000707641277777777" calcext:value-type="float">
            <text:p>0.0007076413</text:p>
          </table:table-cell>
          <table:table-cell table:style-name="ce34" table:formula="of:=AVERAGE([.O128:.O136])" office:value-type="float" office:value="0.000000000794961505737824" calcext:value-type="float">
            <text:p>7.94961505737824E-010</text:p>
          </table:table-cell>
          <table:table-cell table:style-name="ce38" table:formula="of:=AVERAGE([.P128:.P136])" office:value-type="float" office:value="1.58992301147565" calcext:value-type="float">
            <text:p>1.5899230115</text:p>
          </table:table-cell>
          <table:table-cell table:formula="of:=[.O138]/[.$O$15]*100" office:value-type="float" office:value="124.558682595931" calcext:value-type="float">
            <text:p>124.558682595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28:.H136])" office:value-type="float" office:value="0.311967899070961" calcext:value-type="float">
            <text:p>0.3119678991</text:p>
          </table:table-cell>
          <table:table-cell table:style-name="ce23" table:formula="of:=STDEV([.I128:.I136])" office:value-type="float" office:value="0.52704627669473" calcext:value-type="float">
            <text:p>0.5270462767</text:p>
          </table:table-cell>
          <table:table-cell table:style-name="ce23" table:formula="of:=STDEV([.J128:.J136])" office:value-type="float" office:value="0.0527046276694728" calcext:value-type="float">
            <text:p>0.0527046277</text:p>
          </table:table-cell>
          <table:table-cell table:style-name="ce23" table:formula="of:=STDEV([.K128:.K136])" office:value-type="float" office:value="0.128399013928368" calcext:value-type="float">
            <text:p>0.1283990139</text:p>
          </table:table-cell>
          <table:table-cell table:style-name="ce23" table:formula="of:=STDEV([.L128:.L136])" office:value-type="float" office:value="0.203640540672025" calcext:value-type="float">
            <text:p>0.2036405407</text:p>
          </table:table-cell>
          <table:table-cell table:style-name="ce23" table:formula="of:=STDEV([.M128:.M136])" office:value-type="float" office:value="0.203640540672025" calcext:value-type="float">
            <text:p>0.2036405407</text:p>
          </table:table-cell>
          <table:table-cell table:style-name="ce23" table:formula="of:=STDEV([.N128:.N136])" office:value-type="float" office:value="0.0000509101351680062" calcext:value-type="float">
            <text:p>5.09101351680062E-005</text:p>
          </table:table-cell>
          <table:table-cell table:style-name="ce30" table:formula="of:=STDEV([.O128:.O136])" office:value-type="float" office:value="0.0000000000571922511891453" calcext:value-type="float">
            <text:p>5.71922511891453E-011</text:p>
          </table:table-cell>
          <table:table-cell table:style-name="ce39" table:formula="of:=STDEV([.P128:.P136])" office:value-type="float" office:value="0.114384502378291" calcext:value-type="float">
            <text:p>0.1143845024</text:p>
          </table:table-cell>
          <table:table-cell table:formula="of:=[.O139]/[.O138]*100" office:value-type="float" office:value="7.19434221359734" calcext:value-type="float">
            <text:p>7.1943422136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Median_Filter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510876" calcext:value-type="float">
            <text:p>39.510876</text:p>
          </table:table-cell>
          <table:table-cell office:value-type="float" office:value="103" calcext:value-type="float">
            <text:p>103</text:p>
          </table:table-cell>
          <table:table-cell table:formula="of:=[.I143]*[.$J$2]" office:value-type="float" office:value="10.3" calcext:value-type="float">
            <text:p>10.3</text:p>
          </table:table-cell>
          <table:table-cell table:formula="of:=[.J143]*[.$I$17]" office:value-type="float" office:value="25.09286" calcext:value-type="float">
            <text:p>25.09286</text:p>
          </table:table-cell>
          <table:table-cell table:formula="of:=[.H143]-[.K143]" office:value-type="float" office:value="14.418016" calcext:value-type="float">
            <text:p>14.418016</text:p>
          </table:table-cell>
          <table:table-cell table:formula="of:=[.L143]-[.$M$15]" office:value-type="float" office:value="4.84467888888889" calcext:value-type="float">
            <text:p>4.8446788889</text:p>
          </table:table-cell>
          <table:table-cell table:formula="of:=[.M143]/([.$L$141]*[.$I$18])" office:value-type="float" office:value="0.00121116972222222" calcext:value-type="float">
            <text:p>0.0012111697</text:p>
          </table:table-cell>
          <table:table-cell table:formula="of:=[.N143]/[.$C$14]" office:value-type="float" office:value="0.000000000752564463692593" calcext:value-type="float">
            <text:p>7.52564463692593E-010</text:p>
          </table:table-cell>
          <table:table-cell table:formula="of:=[.N143]/[.$B$14]" office:value-type="float" office:value="1.50512892738519" calcext:value-type="float">
            <text:p>1.50512892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535378" calcext:value-type="float">
            <text:p>39.535378</text:p>
          </table:table-cell>
          <table:table-cell office:value-type="float" office:value="103" calcext:value-type="float">
            <text:p>103</text:p>
          </table:table-cell>
          <table:table-cell table:formula="of:=[.I144]*[.$J$2]" office:value-type="float" office:value="10.3" calcext:value-type="float">
            <text:p>10.3</text:p>
          </table:table-cell>
          <table:table-cell table:formula="of:=[.J144]*[.$I$17]" office:value-type="float" office:value="25.09286" calcext:value-type="float">
            <text:p>25.09286</text:p>
          </table:table-cell>
          <table:table-cell table:formula="of:=[.H144]-[.K144]" office:value-type="float" office:value="14.442518" calcext:value-type="float">
            <text:p>14.442518</text:p>
          </table:table-cell>
          <table:table-cell table:formula="of:=[.L144]-[.$M$15]" office:value-type="float" office:value="4.86918088888889" calcext:value-type="float">
            <text:p>4.8691808889</text:p>
          </table:table-cell>
          <table:table-cell table:formula="of:=[.M144]/([.$L$141]*[.$I$18])" office:value-type="float" office:value="0.00121729522222222" calcext:value-type="float">
            <text:p>0.0012172952</text:p>
          </table:table-cell>
          <table:table-cell table:formula="of:=[.N144]/[.$C$14]" office:value-type="float" office:value="0.000000000756370564140588" calcext:value-type="float">
            <text:p>7.56370564140588E-010</text:p>
          </table:table-cell>
          <table:table-cell table:formula="of:=[.N144]/[.$B$14]" office:value-type="float" office:value="1.51274112828118" calcext:value-type="float">
            <text:p>1.51274112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500805" calcext:value-type="float">
            <text:p>39.500805</text:p>
          </table:table-cell>
          <table:table-cell office:value-type="float" office:value="103" calcext:value-type="float">
            <text:p>103</text:p>
          </table:table-cell>
          <table:table-cell table:formula="of:=[.I145]*[.$J$2]" office:value-type="float" office:value="10.3" calcext:value-type="float">
            <text:p>10.3</text:p>
          </table:table-cell>
          <table:table-cell table:formula="of:=[.J145]*[.$I$17]" office:value-type="float" office:value="25.09286" calcext:value-type="float">
            <text:p>25.09286</text:p>
          </table:table-cell>
          <table:table-cell table:formula="of:=[.H145]-[.K145]" office:value-type="float" office:value="14.407945" calcext:value-type="float">
            <text:p>14.407945</text:p>
          </table:table-cell>
          <table:table-cell table:formula="of:=[.L145]-[.$M$15]" office:value-type="float" office:value="4.83460788888888" calcext:value-type="float">
            <text:p>4.8346078889</text:p>
          </table:table-cell>
          <table:table-cell table:formula="of:=[.M145]/([.$L$141]*[.$I$18])" office:value-type="float" office:value="0.00120865197222222" calcext:value-type="float">
            <text:p>0.001208652</text:p>
          </table:table-cell>
          <table:table-cell table:formula="of:=[.N145]/[.$C$14]" office:value-type="float" office:value="0.000000000751000051089059" calcext:value-type="float">
            <text:p>7.51000051089059E-010</text:p>
          </table:table-cell>
          <table:table-cell table:formula="of:=[.N145]/[.$B$14]" office:value-type="float" office:value="1.50200010217812" calcext:value-type="float">
            <text:p>1.50200010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359776" calcext:value-type="float">
            <text:p>39.359776</text:p>
          </table:table-cell>
          <table:table-cell office:value-type="float" office:value="103" calcext:value-type="float">
            <text:p>103</text:p>
          </table:table-cell>
          <table:table-cell table:formula="of:=[.I146]*[.$J$2]" office:value-type="float" office:value="10.3" calcext:value-type="float">
            <text:p>10.3</text:p>
          </table:table-cell>
          <table:table-cell table:formula="of:=[.J146]*[.$I$17]" office:value-type="float" office:value="25.09286" calcext:value-type="float">
            <text:p>25.09286</text:p>
          </table:table-cell>
          <table:table-cell table:formula="of:=[.H146]-[.K146]" office:value-type="float" office:value="14.266916" calcext:value-type="float">
            <text:p>14.266916</text:p>
          </table:table-cell>
          <table:table-cell table:formula="of:=[.L146]-[.$M$15]" office:value-type="float" office:value="4.69357888888888" calcext:value-type="float">
            <text:p>4.6935788889</text:p>
          </table:table-cell>
          <table:table-cell table:formula="of:=[.M146]/([.$L$141]*[.$I$18])" office:value-type="float" office:value="0.00117339472222222" calcext:value-type="float">
            <text:p>0.0011733947</text:p>
          </table:table-cell>
          <table:table-cell table:formula="of:=[.N146]/[.$C$14]" office:value-type="float" office:value="0.000000000729092837797066" calcext:value-type="float">
            <text:p>7.29092837797066E-010</text:p>
          </table:table-cell>
          <table:table-cell table:formula="of:=[.N146]/[.$B$14]" office:value-type="float" office:value="1.45818567559413" calcext:value-type="float">
            <text:p>1.45818567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665752" calcext:value-type="float">
            <text:p>39.665752</text:p>
          </table:table-cell>
          <table:table-cell office:value-type="float" office:value="103" calcext:value-type="float">
            <text:p>103</text:p>
          </table:table-cell>
          <table:table-cell table:formula="of:=[.I147]*[.$J$2]" office:value-type="float" office:value="10.3" calcext:value-type="float">
            <text:p>10.3</text:p>
          </table:table-cell>
          <table:table-cell table:formula="of:=[.J147]*[.$I$17]" office:value-type="float" office:value="25.09286" calcext:value-type="float">
            <text:p>25.09286</text:p>
          </table:table-cell>
          <table:table-cell table:formula="of:=[.H147]-[.K147]" office:value-type="float" office:value="14.572892" calcext:value-type="float">
            <text:p>14.572892</text:p>
          </table:table-cell>
          <table:table-cell table:formula="of:=[.L147]-[.$M$15]" office:value-type="float" office:value="4.99955488888888" calcext:value-type="float">
            <text:p>4.9995548889</text:p>
          </table:table-cell>
          <table:table-cell table:formula="of:=[.M147]/([.$L$141]*[.$I$18])" office:value-type="float" office:value="0.00124988872222222" calcext:value-type="float">
            <text:p>0.0012498887</text:p>
          </table:table-cell>
          <table:table-cell table:formula="of:=[.N147]/[.$C$14]" office:value-type="float" office:value="0.000000000776622647227969" calcext:value-type="float">
            <text:p>7.76622647227969E-010</text:p>
          </table:table-cell>
          <table:table-cell table:formula="of:=[.N147]/[.$B$14]" office:value-type="float" office:value="1.55324529445594" calcext:value-type="float">
            <text:p>1.55324529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44746" calcext:value-type="float">
            <text:p>39.44746</text:p>
          </table:table-cell>
          <table:table-cell office:value-type="float" office:value="103" calcext:value-type="float">
            <text:p>103</text:p>
          </table:table-cell>
          <table:table-cell table:formula="of:=[.I148]*[.$J$2]" office:value-type="float" office:value="10.3" calcext:value-type="float">
            <text:p>10.3</text:p>
          </table:table-cell>
          <table:table-cell table:formula="of:=[.J148]*[.$I$17]" office:value-type="float" office:value="25.09286" calcext:value-type="float">
            <text:p>25.09286</text:p>
          </table:table-cell>
          <table:table-cell table:formula="of:=[.H148]-[.K148]" office:value-type="float" office:value="14.3546" calcext:value-type="float">
            <text:p>14.3546</text:p>
          </table:table-cell>
          <table:table-cell table:formula="of:=[.L148]-[.$M$15]" office:value-type="float" office:value="4.78126288888888" calcext:value-type="float">
            <text:p>4.7812628889</text:p>
          </table:table-cell>
          <table:table-cell table:formula="of:=[.M148]/([.$L$141]*[.$I$18])" office:value-type="float" office:value="0.00119531572222222" calcext:value-type="float">
            <text:p>0.0011953157</text:p>
          </table:table-cell>
          <table:table-cell table:formula="of:=[.N148]/[.$C$14]" office:value-type="float" office:value="0.00000000074271352638094" calcext:value-type="float">
            <text:p>7.4271352638094E-010</text:p>
          </table:table-cell>
          <table:table-cell table:formula="of:=[.N148]/[.$B$14]" office:value-type="float" office:value="1.48542705276188" calcext:value-type="float">
            <text:p>1.48542705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79274" calcext:value-type="float">
            <text:p>39.79274</text:p>
          </table:table-cell>
          <table:table-cell office:value-type="float" office:value="104" calcext:value-type="float">
            <text:p>104</text:p>
          </table:table-cell>
          <table:table-cell table:formula="of:=[.I149]*[.$J$2]" office:value-type="float" office:value="10.4" calcext:value-type="float">
            <text:p>10.4</text:p>
          </table:table-cell>
          <table:table-cell table:formula="of:=[.J149]*[.$I$17]" office:value-type="float" office:value="25.33648" calcext:value-type="float">
            <text:p>25.33648</text:p>
          </table:table-cell>
          <table:table-cell table:formula="of:=[.H149]-[.K149]" office:value-type="float" office:value="14.45626" calcext:value-type="float">
            <text:p>14.45626</text:p>
          </table:table-cell>
          <table:table-cell table:formula="of:=[.L149]-[.$M$15]" office:value-type="float" office:value="4.88292288888889" calcext:value-type="float">
            <text:p>4.8829228889</text:p>
          </table:table-cell>
          <table:table-cell table:formula="of:=[.M149]/([.$L$141]*[.$I$18])" office:value-type="float" office:value="0.00122073072222222" calcext:value-type="float">
            <text:p>0.0012207307</text:p>
          </table:table-cell>
          <table:table-cell table:formula="of:=[.N149]/[.$C$14]" office:value-type="float" office:value="0.000000000758505223856381" calcext:value-type="float">
            <text:p>7.58505223856381E-010</text:p>
          </table:table-cell>
          <table:table-cell table:formula="of:=[.N149]/[.$B$14]" office:value-type="float" office:value="1.51701044771276" calcext:value-type="float">
            <text:p>1.51701044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725071" calcext:value-type="float">
            <text:p>39.725071</text:p>
          </table:table-cell>
          <table:table-cell office:value-type="float" office:value="104" calcext:value-type="float">
            <text:p>104</text:p>
          </table:table-cell>
          <table:table-cell table:formula="of:=[.I150]*[.$J$2]" office:value-type="float" office:value="10.4" calcext:value-type="float">
            <text:p>10.4</text:p>
          </table:table-cell>
          <table:table-cell table:formula="of:=[.J150]*[.$I$17]" office:value-type="float" office:value="25.33648" calcext:value-type="float">
            <text:p>25.33648</text:p>
          </table:table-cell>
          <table:table-cell table:formula="of:=[.H150]-[.K150]" office:value-type="float" office:value="14.388591" calcext:value-type="float">
            <text:p>14.388591</text:p>
          </table:table-cell>
          <table:table-cell table:formula="of:=[.L150]-[.$M$15]" office:value-type="float" office:value="4.81525388888888" calcext:value-type="float">
            <text:p>4.8152538889</text:p>
          </table:table-cell>
          <table:table-cell table:formula="of:=[.M150]/([.$L$141]*[.$I$18])" office:value-type="float" office:value="0.00120381347222222" calcext:value-type="float">
            <text:p>0.0012038135</text:p>
          </table:table-cell>
          <table:table-cell table:formula="of:=[.N150]/[.$C$14]" office:value-type="float" office:value="0.000000000747993632508106" calcext:value-type="float">
            <text:p>7.47993632508106E-010</text:p>
          </table:table-cell>
          <table:table-cell table:formula="of:=[.N150]/[.$B$14]" office:value-type="float" office:value="1.49598726501621" calcext:value-type="float">
            <text:p>1.4959872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.729786" calcext:value-type="float">
            <text:p>39.72978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table:formula="of:=[.I151]*[.$J$2]" office:value-type="float" office:value="10.4" calcext:value-type="float">
            <text:p>10.4</text:p>
          </table:table-cell>
          <table:table-cell table:style-name="ce22" table:formula="of:=[.J151]*[.$I$17]" office:value-type="float" office:value="25.33648" calcext:value-type="float">
            <text:p>25.33648</text:p>
          </table:table-cell>
          <table:table-cell table:formula="of:=[.H151]-[.K151]" office:value-type="float" office:value="14.393306" calcext:value-type="float">
            <text:p>14.393306</text:p>
          </table:table-cell>
          <table:table-cell table:formula="of:=[.L151]-[.$M$15]" office:value-type="float" office:value="4.81996888888888" calcext:value-type="float">
            <text:p>4.8199688889</text:p>
          </table:table-cell>
          <table:table-cell table:formula="of:=[.M151]/([.$L$141]*[.$I$18])" office:value-type="float" office:value="0.00120499222222222" calcext:value-type="float">
            <text:p>0.0012049922</text:p>
          </table:table-cell>
          <table:table-cell table:formula="of:=[.N151]/[.$C$14]" office:value-type="float" office:value="0.00000000074872605286613" calcext:value-type="float">
            <text:p>7.4872605286613E-010</text:p>
          </table:table-cell>
          <table:table-cell table:formula="of:=[.N151]/[.$B$14]" office:value-type="float" office:value="1.49745210573226" calcext:value-type="float">
            <text:p>1.497452105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43:.H151])" office:value-type="float" office:value="39.5852937777778" calcext:value-type="float">
            <text:p>39.5852937778</text:p>
          </table:table-cell>
          <table:table-cell table:style-name="ce22" table:formula="of:=AVERAGE([.I143:.I151])" office:value-type="float" office:value="103.333333333333" calcext:value-type="float">
            <text:p>103.3333333333</text:p>
          </table:table-cell>
          <table:table-cell table:style-name="ce22" table:formula="of:=AVERAGE([.J143:.J151])" office:value-type="float" office:value="10.3333333333333" calcext:value-type="float">
            <text:p>10.3333333333</text:p>
          </table:table-cell>
          <table:table-cell table:style-name="ce22" table:formula="of:=AVERAGE([.K143:.K151])" office:value-type="float" office:value="25.1740666666667" calcext:value-type="float">
            <text:p>25.1740666667</text:p>
          </table:table-cell>
          <table:table-cell table:formula="of:=AVERAGE([.L143:.L151])" office:value-type="float" office:value="14.4112271111111" calcext:value-type="float">
            <text:p>14.4112271111</text:p>
          </table:table-cell>
          <table:table-cell table:formula="of:=AVERAGE([.M143:.M151])" office:value-type="float" office:value="4.83788999999999" calcext:value-type="float">
            <text:p>4.83789</text:p>
          </table:table-cell>
          <table:table-cell table:style-name="ce22" table:formula="of:=AVERAGE([.N143:.N151])" office:value-type="float" office:value="0.0012094725" calcext:value-type="float">
            <text:p>0.0012094725</text:p>
          </table:table-cell>
          <table:table-cell table:style-name="ce32" table:formula="of:=AVERAGE([.O143:.O151])" office:value-type="float" office:value="0.00000000075150988883987" calcext:value-type="float">
            <text:p>7.5150988883987E-010</text:p>
          </table:table-cell>
          <table:table-cell table:style-name="ce45" table:formula="of:=AVERAGE([.P143:.P151])" office:value-type="float" office:value="1.50301977767974" calcext:value-type="float">
            <text:p>1.5030197777</text:p>
          </table:table-cell>
          <table:table-cell table:formula="of:=[.O153]/[.$O$15]*100" office:value-type="float" office:value="117.750458400913" calcext:value-type="float">
            <text:p>117.7504584009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43:.H151])" office:value-type="float" office:value="0.147879806453398" calcext:value-type="float">
            <text:p>0.1478798065</text:p>
          </table:table-cell>
          <table:table-cell table:style-name="ce23" table:formula="of:=STDEV([.I143:.I151])" office:value-type="float" office:value="0.5" calcext:value-type="float">
            <text:p>0.5</text:p>
          </table:table-cell>
          <table:table-cell table:style-name="ce23" table:formula="of:=STDEV([.J143:.J151])" office:value-type="float" office:value="0.0499999999999998" calcext:value-type="float">
            <text:p>0.05</text:p>
          </table:table-cell>
          <table:table-cell table:style-name="ce23" table:formula="of:=STDEV([.K143:.K151])" office:value-type="float" office:value="0.12181" calcext:value-type="float">
            <text:p>0.12181</text:p>
          </table:table-cell>
          <table:table-cell table:style-name="ce23" table:formula="of:=STDEV([.L143:.L151])" office:value-type="float" office:value="0.0822080931439308" calcext:value-type="float">
            <text:p>0.0822080931</text:p>
          </table:table-cell>
          <table:table-cell table:style-name="ce23" table:formula="of:=STDEV([.M143:.M151])" office:value-type="float" office:value="0.0822080931439308" calcext:value-type="float">
            <text:p>0.0822080931</text:p>
          </table:table-cell>
          <table:table-cell table:style-name="ce23" table:formula="of:=STDEV([.N143:.N151])" office:value-type="float" office:value="0.0000205520232859827" calcext:value-type="float">
            <text:p>0.000020552</text:p>
          </table:table-cell>
          <table:table-cell table:style-name="ce30" table:formula="of:=STDEV([.O143:.O151])" office:value-type="float" office:value="0.0000000000127700702042281" calcext:value-type="float">
            <text:p>1.27700702042281E-011</text:p>
          </table:table-cell>
          <table:table-cell table:style-name="ce39" table:formula="of:=STDEV([.P143:.P151])" office:value-type="float" office:value="0.0255401404084562" calcext:value-type="float">
            <text:p>0.0255401404</text:p>
          </table:table-cell>
          <table:table-cell table:formula="of:=[.O154]/[.O153]*100" office:value-type="float" office:value="1.6992551121239" calcext:value-type="float">
            <text:p>1.6992551121</text:p>
          </table:table-cell>
          <table:table-cell office:value-type="string" calcext:value-type="string">
            <text:p>%age of stdev</text:p>
          </table:table-cell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3">
          <table:table-cell table:number-columns-repeated="6"/>
          <table:table-cell table:style-name="ce13" office:value-type="string" calcext:value-type="string">
            <text:p>Read_PPM</text:p>
          </table:table-cell>
          <table:table-cell table:style-name="ce7"/>
          <table:table-cell table:style-name="Default" office:value-type="string" calcext:value-type="string">
            <text:p>Repeating N times</text:p>
          </table:table-cell>
          <table:table-cell table:style-name="Default"/>
          <table:table-cell table:style-name="Default" office:value-type="string" calcext:value-type="string">
            <text:p>NB_repeat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7"/>
          <table:table-cell table:style-name="ce16" office:value-type="string" calcext:value-type="string">
            <text:p>Energy</text:p>
          </table:table-cell>
          <table:table-cell table:style-name="ce21" office:value-type="string" calcext:value-type="string">
            <text:p>Time (sampl)</text:p>
          </table:table-cell>
          <table:table-cell table:style-name="ce21" office:value-type="string" calcext:value-type="string">
            <text:p>Time (s)</text:p>
          </table:table-cell>
          <table:table-cell table:style-name="ce21" office:value-type="string" calcext:value-type="string">
            <text:p>Static energy</text:p>
          </table:table-cell>
          <table:table-cell table:style-name="ce21" office:value-type="string" calcext:value-type="string">
            <text:p>Dynamic E</text:p>
          </table:table-cell>
          <table:table-cell table:style-name="ce21" office:value-type="string" calcext:value-type="string">
            <text:p>Dyn. E - original <text:s text:c="2"/>Dyn. E</text:p>
          </table:table-cell>
          <table:table-cell table:style-name="ce21" office:value-type="string" calcext:value-type="string">
            <text:p>Dyn_E/activation (J)</text:p>
          </table:table-cell>
          <table:table-cell table:style-name="ce31" office:value-type="string" calcext:value-type="string">
            <text:p>J/cycle</text:p>
          </table:table-cell>
          <table:table-cell table:style-name="ce35" office:value-type="string" calcext:value-type="string">
            <text:p>Dyn_E/time (W)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9.212696" calcext:value-type="float">
            <text:p>39.212696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58]*[.$J$2]" office:value-type="float" office:value="10.2" calcext:value-type="float">
            <text:p>10.2</text:p>
          </table:table-cell>
          <table:table-cell table:formula="of:=[.J158]*[.$I$17]" office:value-type="float" office:value="24.84924" calcext:value-type="float">
            <text:p>24.84924</text:p>
          </table:table-cell>
          <table:table-cell table:formula="of:=[.H158]-[.K158]" office:value-type="float" office:value="14.363456" calcext:value-type="float">
            <text:p>14.363456</text:p>
          </table:table-cell>
          <table:table-cell table:formula="of:=[.L158]-[.$M$15]" office:value-type="float" office:value="4.79011888888889" calcext:value-type="float">
            <text:p>4.7901188889</text:p>
          </table:table-cell>
          <table:table-cell table:formula="of:=[.M158]/([.$L$156]*[.$I$18])" office:value-type="float" office:value="0.000299382430555555" calcext:value-type="float">
            <text:p>0.0002993824</text:p>
          </table:table-cell>
          <table:table-cell table:formula="of:=[.N158]/[.$C$15]" office:value-type="float" office:value="0.000000000538469714796745" calcext:value-type="float">
            <text:p>5.38469714796745E-010</text:p>
          </table:table-cell>
          <table:table-cell table:formula="of:=[.N158]/[.$B$15]" office:value-type="float" office:value="1.07693942959349" calcext:value-type="float">
            <text:p>1.076939429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775745" calcext:value-type="float">
            <text:p>38.775745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59]*[.$J$2]" office:value-type="float" office:value="10.2" calcext:value-type="float">
            <text:p>10.2</text:p>
          </table:table-cell>
          <table:table-cell table:formula="of:=[.J159]*[.$I$17]" office:value-type="float" office:value="24.84924" calcext:value-type="float">
            <text:p>24.84924</text:p>
          </table:table-cell>
          <table:table-cell table:formula="of:=[.H159]-[.K159]" office:value-type="float" office:value="13.926505" calcext:value-type="float">
            <text:p>13.926505</text:p>
          </table:table-cell>
          <table:table-cell table:formula="of:=[.L159]-[.$M$15]" office:value-type="float" office:value="4.35316788888889" calcext:value-type="float">
            <text:p>4.3531678889</text:p>
          </table:table-cell>
          <table:table-cell table:formula="of:=[.M159]/([.$L$156]*[.$I$18])" office:value-type="float" office:value="0.000272072993055555" calcext:value-type="float">
            <text:p>0.000272073</text:p>
          </table:table-cell>
          <table:table-cell table:formula="of:=[.N159]/[.$C$15]" office:value-type="float" office:value="0.000000000489350917161906" calcext:value-type="float">
            <text:p>4.89350917161906E-010</text:p>
          </table:table-cell>
          <table:table-cell table:formula="of:=[.N159]/[.$B$15]" office:value-type="float" office:value="0.978701834323812" calcext:value-type="float">
            <text:p>0.978701834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785915" calcext:value-type="float">
            <text:p>38.785915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60]*[.$J$2]" office:value-type="float" office:value="10.2" calcext:value-type="float">
            <text:p>10.2</text:p>
          </table:table-cell>
          <table:table-cell table:formula="of:=[.J160]*[.$I$17]" office:value-type="float" office:value="24.84924" calcext:value-type="float">
            <text:p>24.84924</text:p>
          </table:table-cell>
          <table:table-cell table:formula="of:=[.H160]-[.K160]" office:value-type="float" office:value="13.936675" calcext:value-type="float">
            <text:p>13.936675</text:p>
          </table:table-cell>
          <table:table-cell table:formula="of:=[.L160]-[.$M$15]" office:value-type="float" office:value="4.36333788888889" calcext:value-type="float">
            <text:p>4.3633378889</text:p>
          </table:table-cell>
          <table:table-cell table:formula="of:=[.M160]/([.$L$156]*[.$I$18])" office:value-type="float" office:value="0.000272708618055555" calcext:value-type="float">
            <text:p>0.0002727086</text:p>
          </table:table-cell>
          <table:table-cell table:formula="of:=[.N160]/[.$C$15]" office:value-type="float" office:value="0.000000000490494153295812" calcext:value-type="float">
            <text:p>4.90494153295812E-010</text:p>
          </table:table-cell>
          <table:table-cell table:formula="of:=[.N160]/[.$B$15]" office:value-type="float" office:value="0.980988306591624" calcext:value-type="float">
            <text:p>0.980988306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794086" calcext:value-type="float">
            <text:p>38.794086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61]*[.$J$2]" office:value-type="float" office:value="10.2" calcext:value-type="float">
            <text:p>10.2</text:p>
          </table:table-cell>
          <table:table-cell table:formula="of:=[.J161]*[.$I$17]" office:value-type="float" office:value="24.84924" calcext:value-type="float">
            <text:p>24.84924</text:p>
          </table:table-cell>
          <table:table-cell table:formula="of:=[.H161]-[.K161]" office:value-type="float" office:value="13.944846" calcext:value-type="float">
            <text:p>13.944846</text:p>
          </table:table-cell>
          <table:table-cell table:formula="of:=[.L161]-[.$M$15]" office:value-type="float" office:value="4.37150888888888" calcext:value-type="float">
            <text:p>4.3715088889</text:p>
          </table:table-cell>
          <table:table-cell table:formula="of:=[.M161]/([.$L$156]*[.$I$18])" office:value-type="float" office:value="0.000273219305555555" calcext:value-type="float">
            <text:p>0.0002732193</text:p>
          </table:table-cell>
          <table:table-cell table:formula="of:=[.N161]/[.$C$15]" office:value-type="float" office:value="0.000000000491412676643909" calcext:value-type="float">
            <text:p>4.91412676643909E-010</text:p>
          </table:table-cell>
          <table:table-cell table:formula="of:=[.N161]/[.$B$15]" office:value-type="float" office:value="0.982825353287818" calcext:value-type="float">
            <text:p>0.982825353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563026" calcext:value-type="float">
            <text:p>38.563026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62]*[.$J$2]" office:value-type="float" office:value="10.2" calcext:value-type="float">
            <text:p>10.2</text:p>
          </table:table-cell>
          <table:table-cell table:formula="of:=[.J162]*[.$I$17]" office:value-type="float" office:value="24.84924" calcext:value-type="float">
            <text:p>24.84924</text:p>
          </table:table-cell>
          <table:table-cell table:formula="of:=[.H162]-[.K162]" office:value-type="float" office:value="13.713786" calcext:value-type="float">
            <text:p>13.713786</text:p>
          </table:table-cell>
          <table:table-cell table:formula="of:=[.L162]-[.$M$15]" office:value-type="float" office:value="4.14044888888889" calcext:value-type="float">
            <text:p>4.1404488889</text:p>
          </table:table-cell>
          <table:table-cell table:formula="of:=[.M162]/([.$L$156]*[.$I$18])" office:value-type="float" office:value="0.000258778055555555" calcext:value-type="float">
            <text:p>0.0002587781</text:p>
          </table:table-cell>
          <table:table-cell table:formula="of:=[.N162]/[.$C$15]" office:value-type="float" office:value="0.000000000465438621471805" calcext:value-type="float">
            <text:p>4.65438621471805E-010</text:p>
          </table:table-cell>
          <table:table-cell table:formula="of:=[.N162]/[.$B$15]" office:value-type="float" office:value="0.93087724294361" calcext:value-type="float">
            <text:p>0.930877242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567814" calcext:value-type="float">
            <text:p>38.567814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63]*[.$J$2]" office:value-type="float" office:value="10.2" calcext:value-type="float">
            <text:p>10.2</text:p>
          </table:table-cell>
          <table:table-cell table:formula="of:=[.J163]*[.$I$17]" office:value-type="float" office:value="24.84924" calcext:value-type="float">
            <text:p>24.84924</text:p>
          </table:table-cell>
          <table:table-cell table:formula="of:=[.H163]-[.K163]" office:value-type="float" office:value="13.718574" calcext:value-type="float">
            <text:p>13.718574</text:p>
          </table:table-cell>
          <table:table-cell table:formula="of:=[.L163]-[.$M$15]" office:value-type="float" office:value="4.14523688888888" calcext:value-type="float">
            <text:p>4.1452368889</text:p>
          </table:table-cell>
          <table:table-cell table:formula="of:=[.M163]/([.$L$156]*[.$I$18])" office:value-type="float" office:value="0.000259077305555555" calcext:value-type="float">
            <text:p>0.0002590773</text:p>
          </table:table-cell>
          <table:table-cell table:formula="of:=[.N163]/[.$C$15]" office:value-type="float" office:value="0.000000000465976852996794" calcext:value-type="float">
            <text:p>4.65976852996794E-010</text:p>
          </table:table-cell>
          <table:table-cell table:formula="of:=[.N163]/[.$B$15]" office:value-type="float" office:value="0.931953705993588" calcext:value-type="float">
            <text:p>0.93195370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394753" calcext:value-type="float">
            <text:p>38.394753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64]*[.$J$2]" office:value-type="float" office:value="10.2" calcext:value-type="float">
            <text:p>10.2</text:p>
          </table:table-cell>
          <table:table-cell table:formula="of:=[.J164]*[.$I$17]" office:value-type="float" office:value="24.84924" calcext:value-type="float">
            <text:p>24.84924</text:p>
          </table:table-cell>
          <table:table-cell table:formula="of:=[.H164]-[.K164]" office:value-type="float" office:value="13.545513" calcext:value-type="float">
            <text:p>13.545513</text:p>
          </table:table-cell>
          <table:table-cell table:formula="of:=[.L164]-[.$M$15]" office:value-type="float" office:value="3.97217588888889" calcext:value-type="float">
            <text:p>3.9721758889</text:p>
          </table:table-cell>
          <table:table-cell table:formula="of:=[.M164]/([.$L$156]*[.$I$18])" office:value-type="float" office:value="0.000248260993055555" calcext:value-type="float">
            <text:p>0.000248261</text:p>
          </table:table-cell>
          <table:table-cell table:formula="of:=[.N164]/[.$C$15]" office:value-type="float" office:value="0.000000000446522616165931" calcext:value-type="float">
            <text:p>4.46522616165931E-010</text:p>
          </table:table-cell>
          <table:table-cell table:formula="of:=[.N164]/[.$B$15]" office:value-type="float" office:value="0.893045232331861" calcext:value-type="float">
            <text:p>0.893045232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454033" calcext:value-type="float">
            <text:p>38.454033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65]*[.$J$2]" office:value-type="float" office:value="10.2" calcext:value-type="float">
            <text:p>10.2</text:p>
          </table:table-cell>
          <table:table-cell table:formula="of:=[.J165]*[.$I$17]" office:value-type="float" office:value="24.84924" calcext:value-type="float">
            <text:p>24.84924</text:p>
          </table:table-cell>
          <table:table-cell table:formula="of:=[.H165]-[.K165]" office:value-type="float" office:value="13.604793" calcext:value-type="float">
            <text:p>13.604793</text:p>
          </table:table-cell>
          <table:table-cell table:formula="of:=[.L165]-[.$M$15]" office:value-type="float" office:value="4.03145588888889" calcext:value-type="float">
            <text:p>4.0314558889</text:p>
          </table:table-cell>
          <table:table-cell table:formula="of:=[.M165]/([.$L$156]*[.$I$18])" office:value-type="float" office:value="0.000251965993055555" calcext:value-type="float">
            <text:p>0.000251966</text:p>
          </table:table-cell>
          <table:table-cell table:formula="of:=[.N165]/[.$C$15]" office:value-type="float" office:value="0.000000000453186435046751" calcext:value-type="float">
            <text:p>4.53186435046751E-010</text:p>
          </table:table-cell>
          <table:table-cell table:formula="of:=[.N165]/[.$B$15]" office:value-type="float" office:value="0.906372870093502" calcext:value-type="float">
            <text:p>0.90637287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38.640926" calcext:value-type="float">
            <text:p>38.640926</text:p>
          </table:table-cell>
          <table:table-cell table:style-name="Default" office:value-type="float" office:value="102" calcext:value-type="float">
            <text:p>102</text:p>
          </table:table-cell>
          <table:table-cell table:formula="of:=[.I166]*[.$J$2]" office:value-type="float" office:value="10.2" calcext:value-type="float">
            <text:p>10.2</text:p>
          </table:table-cell>
          <table:table-cell table:formula="of:=[.J166]*[.$I$17]" office:value-type="float" office:value="24.84924" calcext:value-type="float">
            <text:p>24.84924</text:p>
          </table:table-cell>
          <table:table-cell table:formula="of:=[.H166]-[.K166]" office:value-type="float" office:value="13.791686" calcext:value-type="float">
            <text:p>13.791686</text:p>
          </table:table-cell>
          <table:table-cell table:formula="of:=[.L166]-[.$M$15]" office:value-type="float" office:value="4.21834888888889" calcext:value-type="float">
            <text:p>4.2183488889</text:p>
          </table:table-cell>
          <table:table-cell table:formula="of:=[.M166]/([.$L$156]*[.$I$18])" office:value-type="float" office:value="0.000263646805555555" calcext:value-type="float">
            <text:p>0.0002636468</text:p>
          </table:table-cell>
          <table:table-cell table:formula="of:=[.N166]/[.$C$15]" office:value-type="float" office:value="0.000000000474195562949806" calcext:value-type="float">
            <text:p>4.74195562949806E-010</text:p>
          </table:table-cell>
          <table:table-cell table:formula="of:=[.N166]/[.$B$15]" office:value-type="float" office:value="0.948391125899612" calcext:value-type="float">
            <text:p>0.948391125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2" table:number-columns-repeated="3"/>
          <table:table-cell table:number-columns-repeated="2"/>
          <table:table-cell table:style-name="ce22"/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formula="of:=AVERAGE([.H158:.H166])" office:value-type="float" office:value="38.687666" calcext:value-type="float">
            <text:p>38.687666</text:p>
          </table:table-cell>
          <table:table-cell table:style-name="ce22" table:formula="of:=AVERAGE([.I158:.I166])" office:value-type="float" office:value="102" calcext:value-type="float">
            <text:p>102</text:p>
          </table:table-cell>
          <table:table-cell table:style-name="ce22" table:formula="of:=AVERAGE([.J158:.J166])" office:value-type="float" office:value="10.2" calcext:value-type="float">
            <text:p>10.2</text:p>
          </table:table-cell>
          <table:table-cell table:style-name="ce22" table:formula="of:=AVERAGE([.K158:.K166])" office:value-type="float" office:value="24.84924" calcext:value-type="float">
            <text:p>24.84924</text:p>
          </table:table-cell>
          <table:table-cell table:formula="of:=AVERAGE([.L158:.L166])" office:value-type="float" office:value="13.838426" calcext:value-type="float">
            <text:p>13.838426</text:p>
          </table:table-cell>
          <table:table-cell table:formula="of:=AVERAGE([.M158:.M166])" office:value-type="float" office:value="4.26508888888889" calcext:value-type="float">
            <text:p>4.2650888889</text:p>
          </table:table-cell>
          <table:table-cell table:style-name="ce22" table:formula="of:=AVERAGE([.N158:.N166])" office:value-type="float" office:value="0.000266568055555555" calcext:value-type="float">
            <text:p>0.0002665681</text:p>
          </table:table-cell>
          <table:table-cell table:style-name="ce32" table:formula="of:=AVERAGE([.O158:.O166])" office:value-type="float" office:value="0.000000000479449727836607" calcext:value-type="float">
            <text:p>4.79449727836607E-010</text:p>
          </table:table-cell>
          <table:table-cell table:style-name="ce38" table:formula="of:=AVERAGE([.P158:.P166])" office:value-type="float" office:value="0.958899455673213" calcext:value-type="float">
            <text:p>0.9588994557</text:p>
          </table:table-cell>
          <table:table-cell table:formula="of:=[.O168]/[.$O$15]*100" office:value-type="float" office:value="75.122664480311" calcext:value-type="float">
            <text:p>75.1226644803</text:p>
          </table:table-cell>
          <table:table-cell office:value-type="string" calcext:value-type="string">
            <text:p>%age of aver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style-name="ce17" table:formula="of:=STDEV([.H158:.H166])" office:value-type="float" office:value="0.244146256602472" calcext:value-type="float">
            <text:p>0.2441462566</text:p>
          </table:table-cell>
          <table:table-cell table:style-name="ce23" table:formula="of:=STDEV([.I158:.I166])" office:value-type="float" office:value="0" calcext:value-type="float">
            <text:p>0</text:p>
          </table:table-cell>
          <table:table-cell table:style-name="ce23" table:formula="of:=STDEV([.J158:.J166])" office:value-type="float" office:value="0" calcext:value-type="float">
            <text:p>0</text:p>
          </table:table-cell>
          <table:table-cell table:style-name="ce23" table:formula="of:=STDEV([.K158:.K166])" office:value-type="float" office:value="0" calcext:value-type="float">
            <text:p>0</text:p>
          </table:table-cell>
          <table:table-cell table:style-name="ce23" table:formula="of:=STDEV([.L158:.L166])" office:value-type="float" office:value="0.244146256602472" calcext:value-type="float">
            <text:p>0.2441462566</text:p>
          </table:table-cell>
          <table:table-cell table:style-name="ce23" table:formula="of:=STDEV([.M158:.M166])" office:value-type="float" office:value="0.244146256602472" calcext:value-type="float">
            <text:p>0.2441462566</text:p>
          </table:table-cell>
          <table:table-cell table:style-name="ce23" table:formula="of:=STDEV([.N158:.N166])" office:value-type="float" office:value="0.0000152591410376545" calcext:value-type="float">
            <text:p>1.52591410376545E-005</text:p>
          </table:table-cell>
          <table:table-cell table:style-name="ce30" table:formula="of:=STDEV([.O158:.O166])" office:value-type="float" office:value="0.0000000000274451152906396" calcext:value-type="float">
            <text:p>2.74451152906396E-011</text:p>
          </table:table-cell>
          <table:table-cell table:style-name="ce39" table:formula="of:=STDEV([.P158:.P166])" office:value-type="float" office:value="0.0548902305812792" calcext:value-type="float">
            <text:p>0.0548902306</text:p>
          </table:table-cell>
          <table:table-cell table:formula="of:=[.O169]/[.O168]*100" office:value-type="float" office:value="5.72429468559271" calcext:value-type="float">
            <text:p>5.7242946856</text:p>
          </table:table-cell>
          <table:table-cell office:value-type="string" calcext:value-type="string">
            <text:p>%age of stdev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 table:number-columns-repeated="2"/>
        </table:table-row>
        <table:table-row table:style-name="ro1" table:number-rows-repeated="8">
          <table:table-cell table:number-columns-repeated="7"/>
          <table:table-cell table:style-name="ce22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ce22"/>
          <table:table-cell/>
          <table:table-cell table:style-name="Default" table:number-columns-repeated="7"/>
          <table:table-cell table:number-columns-repeated="2"/>
        </table:table-row>
      </table:table>
      <table:named-expressions/>
      <table:database-ranges>
        <table:database-range table:name="__Anonymous_Sheet_DB__2" table:target-range-address="'nbIterations=4, maxDisparity=30'.E39:'nbIterations=4, maxDisparity=30'.F1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4:15:29.340318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6:19:55.851663629</meta:creation-date>
    <meta:generator>LibreOffice/4.2.8.2$Linux_X86_64 LibreOffice_project/420m0$Build-2</meta:generator>
    <dc:date>2016-08-14T14:58:18.008640861</dc:date>
    <meta:editing-duration>P1DT14H6M46S</meta:editing-duration>
    <meta:editing-cycles>93</meta:editing-cycles>
    <meta:document-statistic meta:table-count="6" meta:cell-count="8266" meta:object-count="0"/>
  </office:meta>
</office:document-meta>
</file>